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30.37mm"/>
    </style:style>
    <style:style style:name="co5" style:family="table-column">
      <style:table-column-properties fo:break-before="auto" style:column-width="28.49mm"/>
    </style:style>
    <style:style style:name="co6" style:family="table-column">
      <style:table-column-properties fo:break-before="auto" style:column-width="29.32mm"/>
    </style:style>
    <style:style style:name="co7" style:family="table-column">
      <style:table-column-properties fo:break-before="auto" style:column-width="30.57mm"/>
    </style:style>
    <style:style style:name="co8" style:family="table-column">
      <style:table-column-properties fo:break-before="auto" style:column-width="31.84mm"/>
    </style:style>
    <style:style style:name="co9" style:family="table-column">
      <style:table-column-properties fo:break-before="auto" style:column-width="31.2mm"/>
    </style:style>
    <style:style style:name="co10" style:family="table-column">
      <style:table-column-properties fo:break-before="auto" style:column-width="32.46mm"/>
    </style:style>
    <style:style style:name="co11" style:family="table-column">
      <style:table-column-properties fo:break-before="auto" style:column-width="39.79mm"/>
    </style:style>
    <style:style style:name="co12" style:family="table-column">
      <style:table-column-properties fo:break-before="auto" style:column-width="33.3mm"/>
    </style:style>
    <style:style style:name="co13" style:family="table-column">
      <style:table-column-properties fo:break-before="auto" style:column-width="36.65mm"/>
    </style:style>
    <style:style style:name="co14" style:family="table-column">
      <style:table-column-properties fo:break-before="auto" style:column-width="34.34mm"/>
    </style:style>
    <style:style style:name="co15" style:family="table-column">
      <style:table-column-properties fo:break-before="auto" style:column-width="35.19mm"/>
    </style:style>
    <style:style style:name="co16" style:family="table-column">
      <style:table-column-properties fo:break-before="auto" style:column-width="41.05mm"/>
    </style:style>
    <style:style style:name="co17" style:family="table-column">
      <style:table-column-properties fo:break-before="auto" style:column-width="22mm"/>
    </style:style>
    <style:style style:name="co18" style:family="table-column">
      <style:table-column-properties fo:break-before="auto" style:column-width="14.23mm"/>
    </style:style>
    <style:style style:name="co19" style:family="table-column">
      <style:table-column-properties fo:break-before="auto" style:column-width="15.28mm"/>
    </style:style>
    <style:style style:name="co20" style:family="table-column">
      <style:table-column-properties fo:break-before="auto" style:column-width="23.67mm"/>
    </style:style>
    <style:style style:name="co21" style:family="table-column">
      <style:table-column-properties fo:break-before="auto" style:column-width="15.49mm"/>
    </style:style>
    <style:style style:name="co22" style:family="table-column">
      <style:table-column-properties fo:break-before="auto" style:column-width="14.66mm"/>
    </style:style>
    <style:style style:name="co23" style:family="table-column">
      <style:table-column-properties fo:break-before="auto" style:column-width="15.7mm"/>
    </style:style>
    <style:style style:name="co24" style:family="table-column">
      <style:table-column-properties fo:break-before="auto" style:column-width="12.98mm"/>
    </style:style>
    <style:style style:name="co25" style:family="table-column">
      <style:table-column-properties fo:break-before="auto" style:column-width="14.45mm"/>
    </style:style>
    <style:style style:name="co26" style:family="table-column">
      <style:table-column-properties fo:break-before="auto" style:column-width="14.87mm"/>
    </style:style>
    <style:style style:name="co27" style:family="table-column">
      <style:table-column-properties fo:break-before="auto" style:column-width="16.76mm"/>
    </style:style>
    <style:style style:name="co28" style:family="table-column">
      <style:table-column-properties fo:break-before="auto" style:column-width="13.81mm"/>
    </style:style>
    <style:style style:name="co29" style:family="table-column">
      <style:table-column-properties fo:break-before="auto" style:column-width="13.41mm"/>
    </style:style>
    <style:style style:name="co30" style:family="table-column">
      <style:table-column-properties fo:break-before="auto" style:column-width="13.6mm"/>
    </style:style>
    <style:style style:name="co31" style:family="table-column">
      <style:table-column-properties fo:break-before="auto" style:column-width="16.55mm"/>
    </style:style>
    <style:style style:name="co32" style:family="table-column">
      <style:table-column-properties fo:break-before="auto" style:column-width="17.37mm"/>
    </style:style>
    <style:style style:name="co33" style:family="table-column">
      <style:table-column-properties fo:break-before="auto" style:column-width="16.12mm"/>
    </style:style>
    <style:style style:name="co34" style:family="table-column">
      <style:table-column-properties fo:break-before="auto" style:column-width="17.16mm"/>
    </style:style>
    <style:style style:name="co35" style:family="table-column">
      <style:table-column-properties fo:break-before="auto" style:column-width="31.41mm"/>
    </style:style>
    <style:style style:name="co36" style:family="table-column">
      <style:table-column-properties fo:break-before="auto" style:column-width="29.74mm"/>
    </style:style>
    <style:style style:name="co37" style:family="table-column">
      <style:table-column-properties fo:break-before="auto" style:column-width="24.29mm"/>
    </style:style>
    <style:style style:name="co38" style:family="table-column">
      <style:table-column-properties fo:break-before="auto" style:column-width="8.38mm"/>
    </style:style>
    <style:style style:name="co39" style:family="table-column">
      <style:table-column-properties fo:break-before="auto" style:column-width="8.57mm"/>
    </style:style>
    <style:style style:name="co40" style:family="table-column">
      <style:table-column-properties fo:break-before="auto" style:column-width="10.46mm"/>
    </style:style>
    <style:style style:name="co41" style:family="table-column">
      <style:table-column-properties fo:break-before="auto" style:column-width="12.35mm"/>
    </style:style>
    <style:style style:name="co42" style:family="table-column">
      <style:table-column-properties fo:break-before="auto" style:column-width="11.52mm"/>
    </style:style>
    <style:style style:name="co43" style:family="table-column">
      <style:table-column-properties fo:break-before="auto" style:column-width="12.56mm"/>
    </style:style>
    <style:style style:name="co44" style:family="table-column">
      <style:table-column-properties fo:break-before="auto" style:column-width="12.14mm"/>
    </style:style>
    <style:style style:name="co45" style:family="table-column">
      <style:table-column-properties fo:break-before="auto" style:column-width="10.25mm"/>
    </style:style>
    <style:style style:name="co46" style:family="table-column">
      <style:table-column-properties fo:break-before="auto" style:column-width="11.09mm"/>
    </style:style>
    <style:style style:name="co47" style:family="table-column">
      <style:table-column-properties fo:break-before="auto" style:column-width="13.19mm"/>
    </style:style>
    <style:style style:name="co48" style:family="table-column">
      <style:table-column-properties fo:break-before="auto" style:column-width="9.84mm"/>
    </style:style>
    <style:style style:name="co49" style:family="table-column">
      <style:table-column-properties fo:break-before="auto" style:column-width="11.7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4"/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1"/>
    <style:style style:name="ce10" style:family="table-cell" style:parent-style-name="Default" style:data-style-name="N111">
      <style:table-cell-properties fo:background-color="#fff200"/>
    </style:style>
    <style:style style:name="ce11" style:family="table-cell" style:parent-style-name="Default">
      <style:text-properties fo:color="#ce181e" fo:font-weight="bold" style:font-weight-asian="bold" style:font-weight-complex="bold"/>
    </style:style>
    <style:style style:name="ce12" style:family="table-cell" style:parent-style-name="Default">
      <style:text-properties fo:font-style="italic" style:font-style-asian="italic" style:font-style-complex="italic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12"/>
    <style:style style:name="T1" style:family="tex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Group comparisons" table:style-name="ta1"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1" office:value-type="string" calcext:value-type="string">
            <text:p>Extreme – paired t-tests, FDR corrected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style-name="ce2"/>
          <table:table-cell table:style-name="ce6" office:value-type="string" calcext:value-type="string" table:number-columns-spanned="2" table:number-rows-spanned="1">
            <text:p>AD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RD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MD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FA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NDI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ODI</text:p>
          </table:table-cell>
          <table:covered-table-cell table:style-name="ce2"/>
          <table:table-cell table:style-name="ce2"/>
          <table:table-cell table:style-name="ce6" table:number-columns-spanned="2" table:number-rows-spanned="1"/>
          <table:covered-table-cell/>
        </table:table-row>
        <table:table-row table:style-name="ro1">
          <table:table-cell table:style-name="ce3" office:value-type="string" calcext:value-type="string">
            <text:p>Tracts </text:p>
          </table:table-cell>
          <table:table-cell table:style-name="ce3" office:value-type="string" calcext:value-type="string">
            <text:p>T  </text:p>
          </table:table-cell>
          <table:table-cell table:style-name="ce3" office:value-type="string" calcext:value-type="string">
            <text:p>p  </text:p>
          </table:table-cell>
          <table:table-cell table:style-name="ce3" office:value-type="string" calcext:value-type="string">
            <text:p>T  </text:p>
          </table:table-cell>
          <table:table-cell table:style-name="ce3" office:value-type="string" calcext:value-type="string">
            <text:p>p  </text:p>
          </table:table-cell>
          <table:table-cell table:style-name="ce3" office:value-type="string" calcext:value-type="string">
            <text:p>T  </text:p>
          </table:table-cell>
          <table:table-cell table:style-name="ce3" office:value-type="string" calcext:value-type="string">
            <text:p>p  </text:p>
          </table:table-cell>
          <table:table-cell table:style-name="ce3" office:value-type="string" calcext:value-type="string">
            <text:p>T  </text:p>
          </table:table-cell>
          <table:table-cell table:style-name="ce3" office:value-type="string" calcext:value-type="string">
            <text:p>p  </text:p>
          </table:table-cell>
          <table:table-cell table:style-name="ce3" office:value-type="string" calcext:value-type="string">
            <text:p>T  </text:p>
          </table:table-cell>
          <table:table-cell table:style-name="ce3" office:value-type="string" calcext:value-type="string">
            <text:p>p  </text:p>
          </table:table-cell>
          <table:table-cell table:style-name="ce3" office:value-type="string" calcext:value-type="string">
            <text:p>T  </text:p>
          </table:table-cell>
          <table:table-cell table:style-name="ce3" office:value-type="string" calcext:value-type="string">
            <text:p>p  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4" office:value-type="string" calcext:value-type="string">
            <text:p>S1-Bstem  </text:p>
          </table:table-cell>
          <table:table-cell office:value-type="float" office:value="-0.6" calcext:value-type="float">
            <text:p>-0.6</text:p>
          </table:table-cell>
          <table:table-cell table:style-name="ce4" office:value-type="string" calcext:value-type="string">
            <text:p>**** </text:p>
          </table:table-cell>
          <table:table-cell office:value-type="float" office:value="3.9" calcext:value-type="float">
            <text:p>3.9</text:p>
          </table:table-cell>
          <table:table-cell table:style-name="ce4" office:value-type="string" calcext:value-type="string">
            <text:p>*** </text:p>
          </table:table-cell>
          <table:table-cell office:value-type="float" office:value="5.01" calcext:value-type="float">
            <text:p>5.01</text:p>
          </table:table-cell>
          <table:table-cell table:style-name="ce4" office:value-type="string" calcext:value-type="string">
            <text:p>**** </text:p>
          </table:table-cell>
          <table:table-cell office:value-type="float" office:value="-0.6" calcext:value-type="float">
            <text:p>-0.6</text:p>
          </table:table-cell>
          <table:table-cell table:style-name="ce4" office:value-type="string" calcext:value-type="string">
            <text:p>ns </text:p>
          </table:table-cell>
          <table:table-cell office:value-type="float" office:value="-3.28" calcext:value-type="float">
            <text:p>-3.28</text:p>
          </table:table-cell>
          <table:table-cell table:style-name="ce4" office:value-type="string" calcext:value-type="string">
            <text:p>** </text:p>
          </table:table-cell>
          <table:table-cell office:value-type="float" office:value="-4.87" calcext:value-type="float">
            <text:p>-4.87</text:p>
          </table:table-cell>
          <table:table-cell table:style-name="ce4" office:value-type="string" calcext:value-type="string">
            <text:p>**** 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4" office:value-type="string" calcext:value-type="string">
            <text:p>M1-Bstem  </text:p>
          </table:table-cell>
          <table:table-cell office:value-type="float" office:value="-1.92" calcext:value-type="float">
            <text:p>-1.92</text:p>
          </table:table-cell>
          <table:table-cell table:style-name="ce4" office:value-type="string" calcext:value-type="string">
            <text:p>**** </text:p>
          </table:table-cell>
          <table:table-cell office:value-type="float" office:value="4.78" calcext:value-type="float">
            <text:p>4.78</text:p>
          </table:table-cell>
          <table:table-cell table:style-name="ce4" office:value-type="string" calcext:value-type="string">
            <text:p>**** </text:p>
          </table:table-cell>
          <table:table-cell office:value-type="float" office:value="5.42" calcext:value-type="float">
            <text:p>5.42</text:p>
          </table:table-cell>
          <table:table-cell table:style-name="ce4" office:value-type="string" calcext:value-type="string">
            <text:p>**** </text:p>
          </table:table-cell>
          <table:table-cell office:value-type="float" office:value="-1.92" calcext:value-type="float">
            <text:p>-1.92</text:p>
          </table:table-cell>
          <table:table-cell table:style-name="ce4" office:value-type="string" calcext:value-type="string">
            <text:p>. </text:p>
          </table:table-cell>
          <table:table-cell office:value-type="float" office:value="-4.22" calcext:value-type="float">
            <text:p>-4.22</text:p>
          </table:table-cell>
          <table:table-cell table:style-name="ce4" office:value-type="string" calcext:value-type="string">
            <text:p>*** </text:p>
          </table:table-cell>
          <table:table-cell office:value-type="float" office:value="-3.09" calcext:value-type="float">
            <text:p>-3.09</text:p>
          </table:table-cell>
          <table:table-cell table:style-name="ce4" office:value-type="string" calcext:value-type="string">
            <text:p>** 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4" office:value-type="string" calcext:value-type="string">
            <text:p>ParaC-Bstem </text:p>
          </table:table-cell>
          <table:table-cell office:value-type="float" office:value="-3.53" calcext:value-type="float">
            <text:p>-3.53</text:p>
          </table:table-cell>
          <table:table-cell table:style-name="ce4" office:value-type="string" calcext:value-type="string">
            <text:p>*** </text:p>
          </table:table-cell>
          <table:table-cell office:value-type="float" office:value="6.11" calcext:value-type="float">
            <text:p>6.11</text:p>
          </table:table-cell>
          <table:table-cell table:style-name="ce4" office:value-type="string" calcext:value-type="string">
            <text:p>**** </text:p>
          </table:table-cell>
          <table:table-cell office:value-type="float" office:value="6.22" calcext:value-type="float">
            <text:p>6.22</text:p>
          </table:table-cell>
          <table:table-cell table:style-name="ce4" office:value-type="string" calcext:value-type="string">
            <text:p>**** </text:p>
          </table:table-cell>
          <table:table-cell office:value-type="float" office:value="-3.53" calcext:value-type="float">
            <text:p>-3.53</text:p>
          </table:table-cell>
          <table:table-cell table:style-name="ce4" office:value-type="string" calcext:value-type="string">
            <text:p>** </text:p>
          </table:table-cell>
          <table:table-cell office:value-type="float" office:value="-5.89" calcext:value-type="float">
            <text:p>-5.89</text:p>
          </table:table-cell>
          <table:table-cell table:style-name="ce4" office:value-type="string" calcext:value-type="string">
            <text:p>**** </text:p>
          </table:table-cell>
          <table:table-cell office:value-type="float" office:value="-1.83" calcext:value-type="float">
            <text:p>-1.83</text:p>
          </table:table-cell>
          <table:table-cell table:style-name="ce4" office:value-type="string" calcext:value-type="string">
            <text:p>. </text:p>
          </table:table-cell>
          <table:table-cell table:style-name="ce4"/>
          <table:table-cell/>
          <table:table-cell table:style-name="ce4"/>
        </table:table-row>
        <table:table-row table:style-name="ro1">
          <table:table-cell table:style-name="ce4" office:value-type="string" calcext:value-type="string">
            <text:p>S1-Thal  </text:p>
          </table:table-cell>
          <table:table-cell office:value-type="float" office:value="-2.6" calcext:value-type="float">
            <text:p>-2.6</text:p>
          </table:table-cell>
          <table:table-cell table:style-name="ce4" office:value-type="string" calcext:value-type="string">
            <text:p>**** </text:p>
          </table:table-cell>
          <table:table-cell office:value-type="float" office:value="5.6" calcext:value-type="float">
            <text:p>5.6</text:p>
          </table:table-cell>
          <table:table-cell table:style-name="ce4" office:value-type="string" calcext:value-type="string">
            <text:p>**** </text:p>
          </table:table-cell>
          <table:table-cell office:value-type="float" office:value="6.34" calcext:value-type="float">
            <text:p>6.34</text:p>
          </table:table-cell>
          <table:table-cell table:style-name="ce4" office:value-type="string" calcext:value-type="string">
            <text:p>**** </text:p>
          </table:table-cell>
          <table:table-cell office:value-type="float" office:value="-2.6" calcext:value-type="float">
            <text:p>-2.6</text:p>
          </table:table-cell>
          <table:table-cell table:style-name="ce4" office:value-type="string" calcext:value-type="string">
            <text:p>* </text:p>
          </table:table-cell>
          <table:table-cell office:value-type="float" office:value="-6.22" calcext:value-type="float">
            <text:p>-6.22</text:p>
          </table:table-cell>
          <table:table-cell table:style-name="ce4" office:value-type="string" calcext:value-type="string">
            <text:p>**** </text:p>
          </table:table-cell>
          <table:table-cell office:value-type="float" office:value="-6.31" calcext:value-type="float">
            <text:p>-6.31</text:p>
          </table:table-cell>
          <table:table-cell table:style-name="ce4" office:value-type="string" calcext:value-type="string">
            <text:p>**** </text:p>
          </table:table-cell>
          <table:table-cell table:style-name="ce4"/>
          <table:table-cell/>
          <table:table-cell table:style-name="ce4"/>
        </table:table-row>
        <table:table-row table:style-name="ro1">
          <table:table-cell table:style-name="ce4" office:value-type="string" calcext:value-type="string">
            <text:p>M1-Thal  </text:p>
          </table:table-cell>
          <table:table-cell office:value-type="float" office:value="-1.88" calcext:value-type="float">
            <text:p>-1.88</text:p>
          </table:table-cell>
          <table:table-cell table:style-name="ce4" office:value-type="string" calcext:value-type="string">
            <text:p>**** </text:p>
          </table:table-cell>
          <table:table-cell office:value-type="float" office:value="4.7" calcext:value-type="float">
            <text:p>4.7</text:p>
          </table:table-cell>
          <table:table-cell table:style-name="ce4" office:value-type="string" calcext:value-type="string">
            <text:p>**** </text:p>
          </table:table-cell>
          <table:table-cell office:value-type="float" office:value="5.36" calcext:value-type="float">
            <text:p>5.36</text:p>
          </table:table-cell>
          <table:table-cell table:style-name="ce4" office:value-type="string" calcext:value-type="string">
            <text:p>**** </text:p>
          </table:table-cell>
          <table:table-cell office:value-type="float" office:value="-1.88" calcext:value-type="float">
            <text:p>-1.88</text:p>
          </table:table-cell>
          <table:table-cell table:style-name="ce4" office:value-type="string" calcext:value-type="string">
            <text:p>. </text:p>
          </table:table-cell>
          <table:table-cell office:value-type="float" office:value="-5.34" calcext:value-type="float">
            <text:p>-5.34</text:p>
          </table:table-cell>
          <table:table-cell table:style-name="ce4" office:value-type="string" calcext:value-type="string">
            <text:p>**** </text:p>
          </table:table-cell>
          <table:table-cell office:value-type="float" office:value="-5.01" calcext:value-type="float">
            <text:p>-5.01</text:p>
          </table:table-cell>
          <table:table-cell table:style-name="ce4" office:value-type="string" calcext:value-type="string">
            <text:p>**** </text:p>
          </table:table-cell>
          <table:table-cell table:style-name="ce4"/>
          <table:table-cell/>
          <table:table-cell table:style-name="ce4"/>
        </table:table-row>
        <table:table-row table:style-name="ro1">
          <table:table-cell table:style-name="ce4" office:value-type="string" calcext:value-type="string">
            <text:p>ParaC-Thal  </text:p>
          </table:table-cell>
          <table:table-cell office:value-type="float" office:value="-3.55" calcext:value-type="float">
            <text:p>-3.55</text:p>
          </table:table-cell>
          <table:table-cell table:style-name="ce4" office:value-type="string" calcext:value-type="string">
            <text:p>**** </text:p>
          </table:table-cell>
          <table:table-cell office:value-type="float" office:value="4.94" calcext:value-type="float">
            <text:p>4.94</text:p>
          </table:table-cell>
          <table:table-cell table:style-name="ce4" office:value-type="string" calcext:value-type="string">
            <text:p>**** </text:p>
          </table:table-cell>
          <table:table-cell office:value-type="float" office:value="4.97" calcext:value-type="float">
            <text:p>4.97</text:p>
          </table:table-cell>
          <table:table-cell table:style-name="ce4" office:value-type="string" calcext:value-type="string">
            <text:p>**** </text:p>
          </table:table-cell>
          <table:table-cell office:value-type="float" office:value="-3.55" calcext:value-type="float">
            <text:p>-3.55</text:p>
          </table:table-cell>
          <table:table-cell table:style-name="ce4" office:value-type="string" calcext:value-type="string">
            <text:p>** </text:p>
          </table:table-cell>
          <table:table-cell office:value-type="float" office:value="-5.3" calcext:value-type="float">
            <text:p>-5.3</text:p>
          </table:table-cell>
          <table:table-cell table:style-name="ce4" office:value-type="string" calcext:value-type="string">
            <text:p>**** </text:p>
          </table:table-cell>
          <table:table-cell office:value-type="float" office:value="-2.91" calcext:value-type="float">
            <text:p>-2.91</text:p>
          </table:table-cell>
          <table:table-cell table:style-name="ce4" office:value-type="string" calcext:value-type="string">
            <text:p>** </text:p>
          </table:table-cell>
          <table:table-cell table:style-name="ce4"/>
          <table:table-cell/>
          <table:table-cell table:style-name="ce4"/>
        </table:table-row>
        <table:table-row table:style-name="ro1">
          <table:table-cell table:style-name="ce4" office:value-type="string" calcext:value-type="string">
            <text:p>S1-Caud  </text:p>
          </table:table-cell>
          <table:table-cell office:value-type="float" office:value="-0.24" calcext:value-type="float">
            <text:p>-0.24</text:p>
          </table:table-cell>
          <table:table-cell table:style-name="ce4" office:value-type="string" calcext:value-type="string">
            <text:p>**** </text:p>
          </table:table-cell>
          <table:table-cell office:value-type="float" office:value="4.5" calcext:value-type="float">
            <text:p>4.5</text:p>
          </table:table-cell>
          <table:table-cell table:style-name="ce4" office:value-type="string" calcext:value-type="string">
            <text:p>*** </text:p>
          </table:table-cell>
          <table:table-cell office:value-type="float" office:value="5.76" calcext:value-type="float">
            <text:p>5.76</text:p>
          </table:table-cell>
          <table:table-cell table:style-name="ce4" office:value-type="string" calcext:value-type="string">
            <text:p>**** </text:p>
          </table:table-cell>
          <table:table-cell office:value-type="float" office:value="-0.24" calcext:value-type="float">
            <text:p>-0.24</text:p>
          </table:table-cell>
          <table:table-cell table:style-name="ce4" office:value-type="string" calcext:value-type="string">
            <text:p>ns </text:p>
          </table:table-cell>
          <table:table-cell office:value-type="float" office:value="-5.42" calcext:value-type="float">
            <text:p>-5.42</text:p>
          </table:table-cell>
          <table:table-cell table:style-name="ce4" office:value-type="string" calcext:value-type="string">
            <text:p>**** </text:p>
          </table:table-cell>
          <table:table-cell office:value-type="float" office:value="-5.36" calcext:value-type="float">
            <text:p>-5.36</text:p>
          </table:table-cell>
          <table:table-cell table:style-name="ce4" office:value-type="string" calcext:value-type="string">
            <text:p>**** </text:p>
          </table:table-cell>
          <table:table-cell table:style-name="ce4"/>
          <table:table-cell/>
          <table:table-cell table:style-name="ce4"/>
        </table:table-row>
        <table:table-row table:style-name="ro1">
          <table:table-cell table:style-name="ce4" office:value-type="string" calcext:value-type="string">
            <text:p>M1-Caud  </text:p>
          </table:table-cell>
          <table:table-cell office:value-type="float" office:value="0.08" calcext:value-type="float">
            <text:p>0.08</text:p>
          </table:table-cell>
          <table:table-cell table:style-name="ce4" office:value-type="string" calcext:value-type="string">
            <text:p>**** </text:p>
          </table:table-cell>
          <table:table-cell office:value-type="float" office:value="2.93" calcext:value-type="float">
            <text:p>2.93</text:p>
          </table:table-cell>
          <table:table-cell table:style-name="ce4" office:value-type="string" calcext:value-type="string">
            <text:p>** </text:p>
          </table:table-cell>
          <table:table-cell office:value-type="float" office:value="3.7" calcext:value-type="float">
            <text:p>3.7</text:p>
          </table:table-cell>
          <table:table-cell table:style-name="ce4" office:value-type="string" calcext:value-type="string">
            <text:p>** </text:p>
          </table:table-cell>
          <table:table-cell office:value-type="float" office:value="0.08" calcext:value-type="float">
            <text:p>0.08</text:p>
          </table:table-cell>
          <table:table-cell table:style-name="ce4" office:value-type="string" calcext:value-type="string">
            <text:p>ns </text:p>
          </table:table-cell>
          <table:table-cell office:value-type="float" office:value="-3.78" calcext:value-type="float">
            <text:p>-3.78</text:p>
          </table:table-cell>
          <table:table-cell table:style-name="ce4" office:value-type="string" calcext:value-type="string">
            <text:p>*** </text:p>
          </table:table-cell>
          <table:table-cell office:value-type="float" office:value="-6.16" calcext:value-type="float">
            <text:p>-6.16</text:p>
          </table:table-cell>
          <table:table-cell table:style-name="ce4" office:value-type="string" calcext:value-type="string">
            <text:p>**** </text:p>
          </table:table-cell>
          <table:table-cell table:style-name="ce4"/>
          <table:table-cell/>
          <table:table-cell table:style-name="ce4"/>
        </table:table-row>
        <table:table-row table:style-name="ro1">
          <table:table-cell table:style-name="ce4" office:value-type="string" calcext:value-type="string">
            <text:p>ParaC-Caud  </text:p>
          </table:table-cell>
          <table:table-cell office:value-type="float" office:value="-3.67" calcext:value-type="float">
            <text:p>-3.67</text:p>
          </table:table-cell>
          <table:table-cell table:style-name="ce4" office:value-type="string" calcext:value-type="string">
            <text:p>**** </text:p>
          </table:table-cell>
          <table:table-cell office:value-type="float" office:value="5.94" calcext:value-type="float">
            <text:p>5.94</text:p>
          </table:table-cell>
          <table:table-cell table:style-name="ce4" office:value-type="string" calcext:value-type="string">
            <text:p>**** </text:p>
          </table:table-cell>
          <table:table-cell office:value-type="float" office:value="6.05" calcext:value-type="float">
            <text:p>6.05</text:p>
          </table:table-cell>
          <table:table-cell table:style-name="ce4" office:value-type="string" calcext:value-type="string">
            <text:p>**** </text:p>
          </table:table-cell>
          <table:table-cell office:value-type="float" office:value="-3.67" calcext:value-type="float">
            <text:p>-3.67</text:p>
          </table:table-cell>
          <table:table-cell table:style-name="ce4" office:value-type="string" calcext:value-type="string">
            <text:p>** </text:p>
          </table:table-cell>
          <table:table-cell office:value-type="float" office:value="-6.35" calcext:value-type="float">
            <text:p>-6.35</text:p>
          </table:table-cell>
          <table:table-cell table:style-name="ce4" office:value-type="string" calcext:value-type="string">
            <text:p>**** </text:p>
          </table:table-cell>
          <table:table-cell office:value-type="float" office:value="-3.31" calcext:value-type="float">
            <text:p>-3.31</text:p>
          </table:table-cell>
          <table:table-cell table:style-name="ce4" office:value-type="string" calcext:value-type="string">
            <text:p>** </text:p>
          </table:table-cell>
          <table:table-cell table:style-name="ce4"/>
          <table:table-cell/>
          <table:table-cell table:style-name="ce4"/>
        </table:table-row>
        <table:table-row table:style-name="ro1">
          <table:table-cell table:style-name="ce4" office:value-type="string" calcext:value-type="string">
            <text:p>S1-Lenti  </text:p>
          </table:table-cell>
          <table:table-cell office:value-type="float" office:value="-4.6" calcext:value-type="float">
            <text:p>-4.6</text:p>
          </table:table-cell>
          <table:table-cell table:style-name="ce4" office:value-type="string" calcext:value-type="string">
            <text:p>**** </text:p>
          </table:table-cell>
          <table:table-cell office:value-type="float" office:value="6.18" calcext:value-type="float">
            <text:p>6.18</text:p>
          </table:table-cell>
          <table:table-cell table:style-name="ce4" office:value-type="string" calcext:value-type="string">
            <text:p>**** </text:p>
          </table:table-cell>
          <table:table-cell office:value-type="float" office:value="6.52" calcext:value-type="float">
            <text:p>6.52</text:p>
          </table:table-cell>
          <table:table-cell table:style-name="ce4" office:value-type="string" calcext:value-type="string">
            <text:p>**** </text:p>
          </table:table-cell>
          <table:table-cell office:value-type="float" office:value="-4.6" calcext:value-type="float">
            <text:p>-4.6</text:p>
          </table:table-cell>
          <table:table-cell table:style-name="ce4" office:value-type="string" calcext:value-type="string">
            <text:p>**** </text:p>
          </table:table-cell>
          <table:table-cell office:value-type="float" office:value="-6.15" calcext:value-type="float">
            <text:p>-6.15</text:p>
          </table:table-cell>
          <table:table-cell table:style-name="ce4" office:value-type="string" calcext:value-type="string">
            <text:p>**** </text:p>
          </table:table-cell>
          <table:table-cell office:value-type="float" office:value="-6.12" calcext:value-type="float">
            <text:p>-6.12</text:p>
          </table:table-cell>
          <table:table-cell table:style-name="ce4" office:value-type="string" calcext:value-type="string">
            <text:p>**** </text:p>
          </table:table-cell>
          <table:table-cell table:style-name="ce4"/>
          <table:table-cell/>
          <table:table-cell table:style-name="ce4"/>
        </table:table-row>
        <table:table-row table:style-name="ro1">
          <table:table-cell table:style-name="ce4" office:value-type="string" calcext:value-type="string">
            <text:p>M1-Lenti  </text:p>
          </table:table-cell>
          <table:table-cell office:value-type="float" office:value="-4.1" calcext:value-type="float">
            <text:p>-4.1</text:p>
          </table:table-cell>
          <table:table-cell table:style-name="ce4" office:value-type="string" calcext:value-type="string">
            <text:p>**** </text:p>
          </table:table-cell>
          <table:table-cell office:value-type="float" office:value="5.76" calcext:value-type="float">
            <text:p>5.76</text:p>
          </table:table-cell>
          <table:table-cell table:style-name="ce4" office:value-type="string" calcext:value-type="string">
            <text:p>**** </text:p>
          </table:table-cell>
          <table:table-cell office:value-type="float" office:value="5.91" calcext:value-type="float">
            <text:p>5.91</text:p>
          </table:table-cell>
          <table:table-cell table:style-name="ce4" office:value-type="string" calcext:value-type="string">
            <text:p>**** </text:p>
          </table:table-cell>
          <table:table-cell office:value-type="float" office:value="-4.1" calcext:value-type="float">
            <text:p>-4.1</text:p>
          </table:table-cell>
          <table:table-cell table:style-name="ce4" office:value-type="string" calcext:value-type="string">
            <text:p>*** </text:p>
          </table:table-cell>
          <table:table-cell office:value-type="float" office:value="-5.98" calcext:value-type="float">
            <text:p>-5.98</text:p>
          </table:table-cell>
          <table:table-cell table:style-name="ce4" office:value-type="string" calcext:value-type="string">
            <text:p>**** </text:p>
          </table:table-cell>
          <table:table-cell office:value-type="float" office:value="-3.36" calcext:value-type="float">
            <text:p>-3.36</text:p>
          </table:table-cell>
          <table:table-cell table:style-name="ce4" office:value-type="string" calcext:value-type="string">
            <text:p>** </text:p>
          </table:table-cell>
          <table:table-cell table:style-name="ce4"/>
          <table:table-cell/>
          <table:table-cell table:style-name="ce4"/>
        </table:table-row>
        <table:table-row table:style-name="ro1">
          <table:table-cell table:style-name="ce4" office:value-type="string" calcext:value-type="string">
            <text:p>ParaC-Lenti  </text:p>
          </table:table-cell>
          <table:table-cell office:value-type="float" office:value="-4.03" calcext:value-type="float">
            <text:p>-4.03</text:p>
          </table:table-cell>
          <table:table-cell table:style-name="ce4" office:value-type="string" calcext:value-type="string">
            <text:p>**** </text:p>
          </table:table-cell>
          <table:table-cell office:value-type="float" office:value="6.04" calcext:value-type="float">
            <text:p>6.04</text:p>
          </table:table-cell>
          <table:table-cell table:style-name="ce4" office:value-type="string" calcext:value-type="string">
            <text:p>**** </text:p>
          </table:table-cell>
          <table:table-cell office:value-type="float" office:value="6.33" calcext:value-type="float">
            <text:p>6.33</text:p>
          </table:table-cell>
          <table:table-cell table:style-name="ce4" office:value-type="string" calcext:value-type="string">
            <text:p>**** </text:p>
          </table:table-cell>
          <table:table-cell office:value-type="float" office:value="-4.03" calcext:value-type="float">
            <text:p>-4.03</text:p>
          </table:table-cell>
          <table:table-cell table:style-name="ce4" office:value-type="string" calcext:value-type="string">
            <text:p>*** </text:p>
          </table:table-cell>
          <table:table-cell office:value-type="float" office:value="-6.47" calcext:value-type="float">
            <text:p>-6.47</text:p>
          </table:table-cell>
          <table:table-cell table:style-name="ce4" office:value-type="string" calcext:value-type="string">
            <text:p>**** </text:p>
          </table:table-cell>
          <table:table-cell office:value-type="float" office:value="-2.57" calcext:value-type="float">
            <text:p>-2.57</text:p>
          </table:table-cell>
          <table:table-cell table:style-name="ce4" office:value-type="string" calcext:value-type="string">
            <text:p>* </text:p>
          </table:table-cell>
          <table:table-cell table:style-name="ce4"/>
          <table:table-cell/>
          <table:table-cell table:style-name="ce4"/>
        </table:table-row>
        <table:table-row table:style-name="ro1">
          <table:table-cell table:style-name="ce4" office:value-type="string" calcext:value-type="string">
            <text:p>S1L-S1R  </text:p>
          </table:table-cell>
          <table:table-cell office:value-type="float" office:value="-6.73" calcext:value-type="float">
            <text:p>-6.73</text:p>
          </table:table-cell>
          <table:table-cell table:style-name="ce4" office:value-type="string" calcext:value-type="string">
            <text:p>**** </text:p>
          </table:table-cell>
          <table:table-cell office:value-type="float" office:value="9.23" calcext:value-type="float">
            <text:p>9.23</text:p>
          </table:table-cell>
          <table:table-cell table:style-name="ce4" office:value-type="string" calcext:value-type="string">
            <text:p>**** </text:p>
          </table:table-cell>
          <table:table-cell office:value-type="float" office:value="9.08" calcext:value-type="float">
            <text:p>9.08</text:p>
          </table:table-cell>
          <table:table-cell table:style-name="ce4" office:value-type="string" calcext:value-type="string">
            <text:p>**** </text:p>
          </table:table-cell>
          <table:table-cell office:value-type="float" office:value="-6.73" calcext:value-type="float">
            <text:p>-6.73</text:p>
          </table:table-cell>
          <table:table-cell table:style-name="ce4" office:value-type="string" calcext:value-type="string">
            <text:p>**** </text:p>
          </table:table-cell>
          <table:table-cell office:value-type="float" office:value="-7.86" calcext:value-type="float">
            <text:p>-7.86</text:p>
          </table:table-cell>
          <table:table-cell table:style-name="ce4" office:value-type="string" calcext:value-type="string">
            <text:p>**** </text:p>
          </table:table-cell>
          <table:table-cell office:value-type="float" office:value="-0.91" calcext:value-type="float">
            <text:p>-0.91</text:p>
          </table:table-cell>
          <table:table-cell table:style-name="ce4" office:value-type="string" calcext:value-type="string">
            <text:p>ns </text:p>
          </table:table-cell>
          <table:table-cell table:style-name="ce4"/>
          <table:table-cell/>
          <table:table-cell table:style-name="ce4"/>
        </table:table-row>
        <table:table-row table:style-name="ro1">
          <table:table-cell table:style-name="ce4" office:value-type="string" calcext:value-type="string">
            <text:p>M1L-M1R  </text:p>
          </table:table-cell>
          <table:table-cell office:value-type="float" office:value="-6.39" calcext:value-type="float">
            <text:p>-6.39</text:p>
          </table:table-cell>
          <table:table-cell table:style-name="ce4" office:value-type="string" calcext:value-type="string">
            <text:p>**** </text:p>
          </table:table-cell>
          <table:table-cell office:value-type="float" office:value="8.23" calcext:value-type="float">
            <text:p>8.23</text:p>
          </table:table-cell>
          <table:table-cell table:style-name="ce4" office:value-type="string" calcext:value-type="string">
            <text:p>**** </text:p>
          </table:table-cell>
          <table:table-cell office:value-type="float" office:value="7.99" calcext:value-type="float">
            <text:p>7.99</text:p>
          </table:table-cell>
          <table:table-cell table:style-name="ce4" office:value-type="string" calcext:value-type="string">
            <text:p>**** </text:p>
          </table:table-cell>
          <table:table-cell office:value-type="float" office:value="-6.39" calcext:value-type="float">
            <text:p>-6.39</text:p>
          </table:table-cell>
          <table:table-cell table:style-name="ce4" office:value-type="string" calcext:value-type="string">
            <text:p>**** </text:p>
          </table:table-cell>
          <table:table-cell office:value-type="float" office:value="-7.22" calcext:value-type="float">
            <text:p>-7.22</text:p>
          </table:table-cell>
          <table:table-cell table:style-name="ce4" office:value-type="string" calcext:value-type="string">
            <text:p>**** </text:p>
          </table:table-cell>
          <table:table-cell office:value-type="float" office:value="-3.64" calcext:value-type="float">
            <text:p>-3.64</text:p>
          </table:table-cell>
          <table:table-cell table:style-name="ce4" office:value-type="string" calcext:value-type="string">
            <text:p>** </text:p>
          </table:table-cell>
          <table:table-cell table:style-name="ce4"/>
          <table:table-cell/>
          <table:table-cell table:style-name="ce4"/>
        </table:table-row>
        <table:table-row table:style-name="ro1">
          <table:table-cell table:style-name="ce4" office:value-type="string" calcext:value-type="string">
            <text:p>S1-M1  </text:p>
          </table:table-cell>
          <table:table-cell office:value-type="float" office:value="-5.49" calcext:value-type="float">
            <text:p>-5.49</text:p>
          </table:table-cell>
          <table:table-cell table:style-name="ce4" office:value-type="string" calcext:value-type="string">
            <text:p>**** </text:p>
          </table:table-cell>
          <table:table-cell office:value-type="float" office:value="7.42" calcext:value-type="float">
            <text:p>7.42</text:p>
          </table:table-cell>
          <table:table-cell table:style-name="ce4" office:value-type="string" calcext:value-type="string">
            <text:p>**** </text:p>
          </table:table-cell>
          <table:table-cell office:value-type="float" office:value="7.4" calcext:value-type="float">
            <text:p>7.4</text:p>
          </table:table-cell>
          <table:table-cell table:style-name="ce4" office:value-type="string" calcext:value-type="string">
            <text:p>**** </text:p>
          </table:table-cell>
          <table:table-cell office:value-type="float" office:value="-5.49" calcext:value-type="float">
            <text:p>-5.49</text:p>
          </table:table-cell>
          <table:table-cell table:style-name="ce4" office:value-type="string" calcext:value-type="string">
            <text:p>**** </text:p>
          </table:table-cell>
          <table:table-cell office:value-type="float" office:value="-7.24" calcext:value-type="float">
            <text:p>-7.24</text:p>
          </table:table-cell>
          <table:table-cell table:style-name="ce4" office:value-type="string" calcext:value-type="string">
            <text:p>**** </text:p>
          </table:table-cell>
          <table:table-cell office:value-type="float" office:value="-3.64" calcext:value-type="float">
            <text:p>-3.64</text:p>
          </table:table-cell>
          <table:table-cell table:style-name="ce4" office:value-type="string" calcext:value-type="string">
            <text:p>** </text:p>
          </table:table-cell>
          <table:table-cell table:style-name="ce4"/>
          <table:table-cell/>
          <table:table-cell table:style-name="ce4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style-name="ce4"/>
        </table:table-row>
        <table:table-row table:style-name="ro1">
          <table:table-cell table:style-name="ce1" office:value-type="string" calcext:value-type="string">
            <text:p>Moderate – paired t-tests, FDR corrected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style-name="ce4"/>
        </table:table-row>
        <table:table-row table:style-name="ro1">
          <table:table-cell table:style-name="ce5"/>
          <table:table-cell table:style-name="ce6" office:value-type="string" calcext:value-type="string" table:number-columns-spanned="2" table:number-rows-spanned="1">
            <text:p>FA</text:p>
          </table:table-cell>
          <table:covered-table-cell table:style-name="ce2" office:value-type="string" calcext:value-type="string">
            <text:p>FA</text:p>
          </table:covered-table-cell>
          <table:table-cell table:style-name="ce6" office:value-type="string" calcext:value-type="string" table:number-columns-spanned="2" table:number-rows-spanned="1">
            <text:p>MD</text:p>
          </table:table-cell>
          <table:covered-table-cell table:style-name="ce2" office:value-type="string" calcext:value-type="string">
            <text:p>MD</text:p>
          </table:covered-table-cell>
          <table:table-cell table:style-name="ce6" office:value-type="string" calcext:value-type="string" table:number-columns-spanned="2" table:number-rows-spanned="1">
            <text:p>AD</text:p>
          </table:table-cell>
          <table:covered-table-cell table:style-name="ce2" office:value-type="string" calcext:value-type="string">
            <text:p>AD</text:p>
          </table:covered-table-cell>
          <table:table-cell table:style-name="ce6" office:value-type="string" calcext:value-type="string" table:number-columns-spanned="2" table:number-rows-spanned="1">
            <text:p>RD</text:p>
          </table:table-cell>
          <table:covered-table-cell table:style-name="ce2" office:value-type="string" calcext:value-type="string">
            <text:p>RD</text:p>
          </table:covered-table-cell>
          <table:table-cell table:style-name="ce6" office:value-type="string" calcext:value-type="string" table:number-columns-spanned="2" table:number-rows-spanned="1">
            <text:p>NDI</text:p>
          </table:table-cell>
          <table:covered-table-cell table:style-name="ce2" office:value-type="string" calcext:value-type="string">
            <text:p>NDI</text:p>
          </table:covered-table-cell>
          <table:table-cell table:style-name="ce6" office:value-type="string" calcext:value-type="string" table:number-columns-spanned="2" table:number-rows-spanned="1">
            <text:p>ODI</text:p>
          </table:table-cell>
          <table:covered-table-cell table:style-name="ce2" office:value-type="string" calcext:value-type="string">
            <text:p>ODI</text:p>
          </table:covered-table-cell>
          <table:table-cell table:style-name="ce5"/>
          <table:table-cell table:style-name="ce6" table:number-columns-spanned="2" table:number-rows-spanned="1"/>
          <table:covered-table-cell table:style-name="ce4"/>
        </table:table-row>
        <table:table-row table:style-name="ro1">
          <table:table-cell table:style-name="ce5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p</text:p>
          </table:table-cell>
          <table:table-cell table:style-name="ce5"/>
          <table:table-cell table:style-name="ce2"/>
          <table:table-cell/>
        </table:table-row>
        <table:table-row table:style-name="ro1">
          <table:table-cell office:value-type="string" calcext:value-type="string">
            <text:p>M1-Brainstem_p</text:p>
          </table:table-cell>
          <table:table-cell table:style-name="ce7" office:value-type="float" office:value="1.075166477867" calcext:value-type="float">
            <text:p>1.08</text:p>
          </table:table-cell>
          <table:table-cell office:value-type="string" calcext:value-type="string">
            <text:p>ns</text:p>
          </table:table-cell>
          <table:table-cell table:style-name="ce7" office:value-type="float" office:value="0.455693276026" calcext:value-type="float">
            <text:p>0.46</text:p>
          </table:table-cell>
          <table:table-cell office:value-type="string" calcext:value-type="string">
            <text:p>ns</text:p>
          </table:table-cell>
          <table:table-cell table:style-name="ce7" office:value-type="float" office:value="1.405685496207" calcext:value-type="float">
            <text:p>1.41</text:p>
          </table:table-cell>
          <table:table-cell office:value-type="string" calcext:value-type="string">
            <text:p>ns</text:p>
          </table:table-cell>
          <table:table-cell table:style-name="ce7" office:value-type="float" office:value="0.056250845988" calcext:value-type="float">
            <text:p>0.06</text:p>
          </table:table-cell>
          <table:table-cell office:value-type="string" calcext:value-type="string">
            <text:p>ns</text:p>
          </table:table-cell>
          <table:table-cell table:style-name="ce7" office:value-type="float" office:value="1.269430226442" calcext:value-type="float">
            <text:p>1.27</text:p>
          </table:table-cell>
          <table:table-cell office:value-type="string" calcext:value-type="string">
            <text:p>ns</text:p>
          </table:table-cell>
          <table:table-cell table:style-name="ce7" office:value-type="float" office:value="-1.49653034439" calcext:value-type="float">
            <text:p>-1.50</text:p>
          </table:table-cell>
          <table:table-cell office:value-type="string" calcext:value-type="string">
            <text:p>ns</text:p>
          </table:table-cell>
          <table:table-cell/>
          <table:table-cell table:style-name="ce7"/>
          <table:table-cell/>
        </table:table-row>
        <table:table-row table:style-name="ro1">
          <table:table-cell office:value-type="string" calcext:value-type="string">
            <text:p>S1-Brainstem_p</text:p>
          </table:table-cell>
          <table:table-cell table:style-name="ce7" office:value-type="float" office:value="1.282822759177" calcext:value-type="float">
            <text:p>1.28</text:p>
          </table:table-cell>
          <table:table-cell office:value-type="string" calcext:value-type="string">
            <text:p>ns</text:p>
          </table:table-cell>
          <table:table-cell table:style-name="ce7" office:value-type="float" office:value="1.530867709617" calcext:value-type="float">
            <text:p>1.53</text:p>
          </table:table-cell>
          <table:table-cell office:value-type="string" calcext:value-type="string">
            <text:p>ns</text:p>
          </table:table-cell>
          <table:table-cell table:style-name="ce7" office:value-type="float" office:value="3.167542241926" calcext:value-type="float">
            <text:p>3.17</text:p>
          </table:table-cell>
          <table:table-cell office:value-type="string" calcext:value-type="string">
            <text:p>ns</text:p>
          </table:table-cell>
          <table:table-cell table:style-name="ce7" office:value-type="float" office:value="0.581531096779" calcext:value-type="float">
            <text:p>0.58</text:p>
          </table:table-cell>
          <table:table-cell office:value-type="string" calcext:value-type="string">
            <text:p>ns</text:p>
          </table:table-cell>
          <table:table-cell table:style-name="ce7" office:value-type="float" office:value="0.725071902024" calcext:value-type="float">
            <text:p>0.73</text:p>
          </table:table-cell>
          <table:table-cell office:value-type="string" calcext:value-type="string">
            <text:p>ns</text:p>
          </table:table-cell>
          <table:table-cell table:style-name="ce7" office:value-type="float" office:value="-2.928195867885" calcext:value-type="float">
            <text:p>-2.93</text:p>
          </table:table-cell>
          <table:table-cell office:value-type="string" calcext:value-type="string">
            <text:p>ns</text:p>
          </table:table-cell>
          <table:table-cell/>
          <table:table-cell table:style-name="ce7"/>
          <table:table-cell/>
        </table:table-row>
        <table:table-row table:style-name="ro1">
          <table:table-cell office:value-type="string" calcext:value-type="string">
            <text:p>Paracentral-Brainstem_p</text:p>
          </table:table-cell>
          <table:table-cell table:style-name="ce7" office:value-type="float" office:value="0.104207436444" calcext:value-type="float">
            <text:p>0.10</text:p>
          </table:table-cell>
          <table:table-cell office:value-type="string" calcext:value-type="string">
            <text:p>ns</text:p>
          </table:table-cell>
          <table:table-cell table:style-name="ce7" office:value-type="float" office:value="1.271762968572" calcext:value-type="float">
            <text:p>1.27</text:p>
          </table:table-cell>
          <table:table-cell office:value-type="string" calcext:value-type="string">
            <text:p>ns</text:p>
          </table:table-cell>
          <table:table-cell table:style-name="ce7" office:value-type="float" office:value="1.954201745356" calcext:value-type="float">
            <text:p>1.95</text:p>
          </table:table-cell>
          <table:table-cell office:value-type="string" calcext:value-type="string">
            <text:p>ns</text:p>
          </table:table-cell>
          <table:table-cell table:style-name="ce7" office:value-type="float" office:value="0.963949912291" calcext:value-type="float">
            <text:p>0.96</text:p>
          </table:table-cell>
          <table:table-cell office:value-type="string" calcext:value-type="string">
            <text:p>ns</text:p>
          </table:table-cell>
          <table:table-cell table:style-name="ce7" office:value-type="float" office:value="0.094457132736" calcext:value-type="float">
            <text:p>0.09</text:p>
          </table:table-cell>
          <table:table-cell office:value-type="string" calcext:value-type="string">
            <text:p>ns</text:p>
          </table:table-cell>
          <table:table-cell table:style-name="ce7" office:value-type="float" office:value="-0.534085548585" calcext:value-type="float">
            <text:p>-0.53</text:p>
          </table:table-cell>
          <table:table-cell office:value-type="string" calcext:value-type="string">
            <text:p>ns</text:p>
          </table:table-cell>
          <table:table-cell/>
          <table:table-cell table:style-name="ce7"/>
          <table:table-cell/>
        </table:table-row>
        <table:table-row table:style-name="ro1">
          <table:table-cell office:value-type="string" calcext:value-type="string">
            <text:p>M1-Caud_p</text:p>
          </table:table-cell>
          <table:table-cell table:style-name="ce7" office:value-type="float" office:value="0.173717035403" calcext:value-type="float">
            <text:p>0.17</text:p>
          </table:table-cell>
          <table:table-cell office:value-type="string" calcext:value-type="string">
            <text:p>ns</text:p>
          </table:table-cell>
          <table:table-cell table:style-name="ce7" office:value-type="float" office:value="0.769465280852" calcext:value-type="float">
            <text:p>0.77</text:p>
          </table:table-cell>
          <table:table-cell office:value-type="string" calcext:value-type="string">
            <text:p>ns</text:p>
          </table:table-cell>
          <table:table-cell table:style-name="ce7" office:value-type="float" office:value="1.058265279542" calcext:value-type="float">
            <text:p>1.06</text:p>
          </table:table-cell>
          <table:table-cell office:value-type="string" calcext:value-type="string">
            <text:p>ns</text:p>
          </table:table-cell>
          <table:table-cell table:style-name="ce7" office:value-type="float" office:value="0.642783145331" calcext:value-type="float">
            <text:p>0.64</text:p>
          </table:table-cell>
          <table:table-cell office:value-type="string" calcext:value-type="string">
            <text:p>ns</text:p>
          </table:table-cell>
          <table:table-cell table:style-name="ce7" office:value-type="float" office:value="-0.55237851402" calcext:value-type="float">
            <text:p>-0.55</text:p>
          </table:table-cell>
          <table:table-cell office:value-type="string" calcext:value-type="string">
            <text:p>ns</text:p>
          </table:table-cell>
          <table:table-cell table:style-name="ce7" office:value-type="float" office:value="-2.394521286348" calcext:value-type="float">
            <text:p>-2.39</text:p>
          </table:table-cell>
          <table:table-cell office:value-type="string" calcext:value-type="string">
            <text:p>ns</text:p>
          </table:table-cell>
          <table:table-cell/>
          <table:table-cell table:style-name="ce7"/>
          <table:table-cell/>
        </table:table-row>
        <table:table-row table:style-name="ro1">
          <table:table-cell office:value-type="string" calcext:value-type="string">
            <text:p>S1-Caud_p</text:p>
          </table:table-cell>
          <table:table-cell table:style-name="ce7" office:value-type="float" office:value="-0.124336925829" calcext:value-type="float">
            <text:p>-0.12</text:p>
          </table:table-cell>
          <table:table-cell office:value-type="string" calcext:value-type="string">
            <text:p>ns</text:p>
          </table:table-cell>
          <table:table-cell table:style-name="ce7" office:value-type="float" office:value="1.605735107347" calcext:value-type="float">
            <text:p>1.61</text:p>
          </table:table-cell>
          <table:table-cell office:value-type="string" calcext:value-type="string">
            <text:p>ns</text:p>
          </table:table-cell>
          <table:table-cell table:style-name="ce7" office:value-type="float" office:value="1.907329837515" calcext:value-type="float">
            <text:p>1.91</text:p>
          </table:table-cell>
          <table:table-cell office:value-type="string" calcext:value-type="string">
            <text:p>ns</text:p>
          </table:table-cell>
          <table:table-cell table:style-name="ce7" office:value-type="float" office:value="1.379380021473" calcext:value-type="float">
            <text:p>1.38</text:p>
          </table:table-cell>
          <table:table-cell office:value-type="string" calcext:value-type="string">
            <text:p>ns</text:p>
          </table:table-cell>
          <table:table-cell table:style-name="ce7" office:value-type="float" office:value="-0.953901927586" calcext:value-type="float">
            <text:p>-0.95</text:p>
          </table:table-cell>
          <table:table-cell office:value-type="string" calcext:value-type="string">
            <text:p>ns</text:p>
          </table:table-cell>
          <table:table-cell table:style-name="ce7" office:value-type="float" office:value="-1.785552315318" calcext:value-type="float">
            <text:p>-1.79</text:p>
          </table:table-cell>
          <table:table-cell office:value-type="string" calcext:value-type="string">
            <text:p>ns</text:p>
          </table:table-cell>
          <table:table-cell/>
          <table:table-cell table:style-name="ce7"/>
          <table:table-cell/>
        </table:table-row>
        <table:table-row table:style-name="ro1">
          <table:table-cell office:value-type="string" calcext:value-type="string">
            <text:p>Paracentral-Caud_p</text:p>
          </table:table-cell>
          <table:table-cell table:style-name="ce7" office:value-type="float" office:value="-2.115935706244" calcext:value-type="float">
            <text:p>-2.12</text:p>
          </table:table-cell>
          <table:table-cell office:value-type="string" calcext:value-type="string">
            <text:p>ns</text:p>
          </table:table-cell>
          <table:table-cell table:style-name="ce7" office:value-type="float" office:value="1.806194200328" calcext:value-type="float">
            <text:p>1.81</text:p>
          </table:table-cell>
          <table:table-cell office:value-type="string" calcext:value-type="string">
            <text:p>ns</text:p>
          </table:table-cell>
          <table:table-cell table:style-name="ce7" office:value-type="float" office:value="1.164193945242" calcext:value-type="float">
            <text:p>1.16</text:p>
          </table:table-cell>
          <table:table-cell office:value-type="string" calcext:value-type="string">
            <text:p>ns</text:p>
          </table:table-cell>
          <table:table-cell table:style-name="ce7" office:value-type="float" office:value="2.031549602115" calcext:value-type="float">
            <text:p>2.03</text:p>
          </table:table-cell>
          <table:table-cell office:value-type="string" calcext:value-type="string">
            <text:p>ns</text:p>
          </table:table-cell>
          <table:table-cell table:style-name="ce7" office:value-type="float" office:value="-1.667162990186" calcext:value-type="float">
            <text:p>-1.67</text:p>
          </table:table-cell>
          <table:table-cell office:value-type="string" calcext:value-type="string">
            <text:p>ns</text:p>
          </table:table-cell>
          <table:table-cell table:style-name="ce7" office:value-type="float" office:value="0.320080021313" calcext:value-type="float">
            <text:p>0.32</text:p>
          </table:table-cell>
          <table:table-cell office:value-type="string" calcext:value-type="string">
            <text:p>ns</text:p>
          </table:table-cell>
          <table:table-cell/>
          <table:table-cell table:style-name="ce7"/>
          <table:table-cell/>
        </table:table-row>
        <table:table-row table:style-name="ro1">
          <table:table-cell office:value-type="string" calcext:value-type="string">
            <text:p>M1-Lenti_p</text:p>
          </table:table-cell>
          <table:table-cell table:style-name="ce7" office:value-type="float" office:value="-0.901410575496" calcext:value-type="float">
            <text:p>-0.90</text:p>
          </table:table-cell>
          <table:table-cell office:value-type="string" calcext:value-type="string">
            <text:p>ns</text:p>
          </table:table-cell>
          <table:table-cell table:style-name="ce7" office:value-type="float" office:value="1.243008014898" calcext:value-type="float">
            <text:p>1.24</text:p>
          </table:table-cell>
          <table:table-cell office:value-type="string" calcext:value-type="string">
            <text:p>ns</text:p>
          </table:table-cell>
          <table:table-cell table:style-name="ce7" office:value-type="float" office:value="0.999910550787" calcext:value-type="float">
            <text:p>1.00</text:p>
          </table:table-cell>
          <table:table-cell office:value-type="string" calcext:value-type="string">
            <text:p>ns</text:p>
          </table:table-cell>
          <table:table-cell table:style-name="ce7" office:value-type="float" office:value="1.294856165119" calcext:value-type="float">
            <text:p>1.29</text:p>
          </table:table-cell>
          <table:table-cell office:value-type="string" calcext:value-type="string">
            <text:p>ns</text:p>
          </table:table-cell>
          <table:table-cell table:style-name="ce7" office:value-type="float" office:value="-1.096308124038" calcext:value-type="float">
            <text:p>-1.10</text:p>
          </table:table-cell>
          <table:table-cell office:value-type="string" calcext:value-type="string">
            <text:p>ns</text:p>
          </table:table-cell>
          <table:table-cell table:style-name="ce7" office:value-type="float" office:value="-1.333948744408" calcext:value-type="float">
            <text:p>-1.33</text:p>
          </table:table-cell>
          <table:table-cell office:value-type="string" calcext:value-type="string">
            <text:p>ns</text:p>
          </table:table-cell>
          <table:table-cell/>
          <table:table-cell table:style-name="ce7"/>
          <table:table-cell/>
        </table:table-row>
        <table:table-row table:style-name="ro1">
          <table:table-cell office:value-type="string" calcext:value-type="string">
            <text:p>S1-Lenti_p</text:p>
          </table:table-cell>
          <table:table-cell table:style-name="ce7" office:value-type="float" office:value="-0.004545380386" calcext:value-type="float">
            <text:p>0.00</text:p>
          </table:table-cell>
          <table:table-cell office:value-type="string" calcext:value-type="string">
            <text:p>ns</text:p>
          </table:table-cell>
          <table:table-cell table:style-name="ce7" office:value-type="float" office:value="1.63689765549" calcext:value-type="float">
            <text:p>1.64</text:p>
          </table:table-cell>
          <table:table-cell office:value-type="string" calcext:value-type="string">
            <text:p>ns</text:p>
          </table:table-cell>
          <table:table-cell table:style-name="ce7" office:value-type="float" office:value="2.092086181304" calcext:value-type="float">
            <text:p>2.09</text:p>
          </table:table-cell>
          <table:table-cell office:value-type="string" calcext:value-type="string">
            <text:p>ns</text:p>
          </table:table-cell>
          <table:table-cell table:style-name="ce7" office:value-type="float" office:value="1.377124613121" calcext:value-type="float">
            <text:p>1.38</text:p>
          </table:table-cell>
          <table:table-cell office:value-type="string" calcext:value-type="string">
            <text:p>ns</text:p>
          </table:table-cell>
          <table:table-cell table:style-name="ce7" office:value-type="float" office:value="-1.327042902761" calcext:value-type="float">
            <text:p>-1.33</text:p>
          </table:table-cell>
          <table:table-cell office:value-type="string" calcext:value-type="string">
            <text:p>ns</text:p>
          </table:table-cell>
          <table:table-cell table:style-name="ce7" office:value-type="float" office:value="-3.034500943849" calcext:value-type="float">
            <text:p>-3.03</text:p>
          </table:table-cell>
          <table:table-cell office:value-type="string" calcext:value-type="string">
            <text:p>ns</text:p>
          </table:table-cell>
          <table:table-cell/>
          <table:table-cell table:style-name="ce7"/>
          <table:table-cell/>
        </table:table-row>
        <table:table-row table:style-name="ro1">
          <table:table-cell office:value-type="string" calcext:value-type="string">
            <text:p>Paracentral-Lenti_p</text:p>
          </table:table-cell>
          <table:table-cell table:style-name="ce7" office:value-type="float" office:value="-0.865938291492" calcext:value-type="float">
            <text:p>-0.87</text:p>
          </table:table-cell>
          <table:table-cell office:value-type="string" calcext:value-type="string">
            <text:p>ns</text:p>
          </table:table-cell>
          <table:table-cell table:style-name="ce7" office:value-type="float" office:value="1.52744247928" calcext:value-type="float">
            <text:p>1.53</text:p>
          </table:table-cell>
          <table:table-cell office:value-type="string" calcext:value-type="string">
            <text:p>ns</text:p>
          </table:table-cell>
          <table:table-cell table:style-name="ce7" office:value-type="float" office:value="1.325998525719" calcext:value-type="float">
            <text:p>1.33</text:p>
          </table:table-cell>
          <table:table-cell office:value-type="string" calcext:value-type="string">
            <text:p>ns</text:p>
          </table:table-cell>
          <table:table-cell table:style-name="ce7" office:value-type="float" office:value="1.532010550005" calcext:value-type="float">
            <text:p>1.53</text:p>
          </table:table-cell>
          <table:table-cell office:value-type="string" calcext:value-type="string">
            <text:p>ns</text:p>
          </table:table-cell>
          <table:table-cell table:style-name="ce7" office:value-type="float" office:value="-1.405697604379" calcext:value-type="float">
            <text:p>-1.41</text:p>
          </table:table-cell>
          <table:table-cell office:value-type="string" calcext:value-type="string">
            <text:p>ns</text:p>
          </table:table-cell>
          <table:table-cell table:style-name="ce7" office:value-type="float" office:value="-0.688157481104" calcext:value-type="float">
            <text:p>-0.69</text:p>
          </table:table-cell>
          <table:table-cell office:value-type="string" calcext:value-type="string">
            <text:p>ns</text:p>
          </table:table-cell>
          <table:table-cell/>
          <table:table-cell table:style-name="ce7"/>
          <table:table-cell/>
        </table:table-row>
        <table:table-row table:style-name="ro1">
          <table:table-cell office:value-type="string" calcext:value-type="string">
            <text:p>M1-Thalfus_p</text:p>
          </table:table-cell>
          <table:table-cell table:style-name="ce7" office:value-type="float" office:value="-0.411066558947" calcext:value-type="float">
            <text:p>-0.41</text:p>
          </table:table-cell>
          <table:table-cell office:value-type="string" calcext:value-type="string">
            <text:p>ns</text:p>
          </table:table-cell>
          <table:table-cell table:style-name="ce7" office:value-type="float" office:value="0.769969083647" calcext:value-type="float">
            <text:p>0.77</text:p>
          </table:table-cell>
          <table:table-cell office:value-type="string" calcext:value-type="string">
            <text:p>ns</text:p>
          </table:table-cell>
          <table:table-cell table:style-name="ce7" office:value-type="float" office:value="0.645699953571" calcext:value-type="float">
            <text:p>0.65</text:p>
          </table:table-cell>
          <table:table-cell office:value-type="string" calcext:value-type="string">
            <text:p>ns</text:p>
          </table:table-cell>
          <table:table-cell table:style-name="ce7" office:value-type="float" office:value="0.776008082721" calcext:value-type="float">
            <text:p>0.78</text:p>
          </table:table-cell>
          <table:table-cell office:value-type="string" calcext:value-type="string">
            <text:p>ns</text:p>
          </table:table-cell>
          <table:table-cell table:style-name="ce7" office:value-type="float" office:value="-0.476602325837" calcext:value-type="float">
            <text:p>-0.48</text:p>
          </table:table-cell>
          <table:table-cell office:value-type="string" calcext:value-type="string">
            <text:p>ns</text:p>
          </table:table-cell>
          <table:table-cell table:style-name="ce7" office:value-type="float" office:value="-0.984173310872" calcext:value-type="float">
            <text:p>-0.98</text:p>
          </table:table-cell>
          <table:table-cell office:value-type="string" calcext:value-type="string">
            <text:p>ns</text:p>
          </table:table-cell>
          <table:table-cell/>
          <table:table-cell table:style-name="ce7"/>
          <table:table-cell/>
        </table:table-row>
        <table:table-row table:style-name="ro1">
          <table:table-cell office:value-type="string" calcext:value-type="string">
            <text:p>S1-Thalfus_p</text:p>
          </table:table-cell>
          <table:table-cell table:style-name="ce7" office:value-type="float" office:value="-0.202235682119" calcext:value-type="float">
            <text:p>-0.20</text:p>
          </table:table-cell>
          <table:table-cell office:value-type="string" calcext:value-type="string">
            <text:p>ns</text:p>
          </table:table-cell>
          <table:table-cell table:style-name="ce7" office:value-type="float" office:value="1.431528933395" calcext:value-type="float">
            <text:p>1.43</text:p>
          </table:table-cell>
          <table:table-cell office:value-type="string" calcext:value-type="string">
            <text:p>ns</text:p>
          </table:table-cell>
          <table:table-cell table:style-name="ce7" office:value-type="float" office:value="1.844006009787" calcext:value-type="float">
            <text:p>1.84</text:p>
          </table:table-cell>
          <table:table-cell office:value-type="string" calcext:value-type="string">
            <text:p>ns</text:p>
          </table:table-cell>
          <table:table-cell table:style-name="ce7" office:value-type="float" office:value="1.215403989545" calcext:value-type="float">
            <text:p>1.22</text:p>
          </table:table-cell>
          <table:table-cell office:value-type="string" calcext:value-type="string">
            <text:p>ns</text:p>
          </table:table-cell>
          <table:table-cell table:style-name="ce7" office:value-type="float" office:value="-0.901315050815" calcext:value-type="float">
            <text:p>-0.90</text:p>
          </table:table-cell>
          <table:table-cell office:value-type="string" calcext:value-type="string">
            <text:p>ns</text:p>
          </table:table-cell>
          <table:table-cell table:style-name="ce7" office:value-type="float" office:value="-2.033538416405" calcext:value-type="float">
            <text:p>-2.03</text:p>
          </table:table-cell>
          <table:table-cell office:value-type="string" calcext:value-type="string">
            <text:p>ns</text:p>
          </table:table-cell>
          <table:table-cell/>
          <table:table-cell table:style-name="ce7"/>
          <table:table-cell/>
        </table:table-row>
        <table:table-row table:style-name="ro1">
          <table:table-cell office:value-type="string" calcext:value-type="string">
            <text:p>Paracentral-Thalfus_p</text:p>
          </table:table-cell>
          <table:table-cell table:style-name="ce7" office:value-type="float" office:value="-1.623040532882" calcext:value-type="float">
            <text:p>-1.62</text:p>
          </table:table-cell>
          <table:table-cell office:value-type="string" calcext:value-type="string">
            <text:p>ns</text:p>
          </table:table-cell>
          <table:table-cell table:style-name="ce7" office:value-type="float" office:value="1.395132315963" calcext:value-type="float">
            <text:p>1.40</text:p>
          </table:table-cell>
          <table:table-cell office:value-type="string" calcext:value-type="string">
            <text:p>ns</text:p>
          </table:table-cell>
          <table:table-cell table:style-name="ce7" office:value-type="float" office:value="0.705501069809" calcext:value-type="float">
            <text:p>0.71</text:p>
          </table:table-cell>
          <table:table-cell office:value-type="string" calcext:value-type="string">
            <text:p>ns</text:p>
          </table:table-cell>
          <table:table-cell table:style-name="ce7" office:value-type="float" office:value="1.60857576049" calcext:value-type="float">
            <text:p>1.61</text:p>
          </table:table-cell>
          <table:table-cell office:value-type="string" calcext:value-type="string">
            <text:p>ns</text:p>
          </table:table-cell>
          <table:table-cell table:style-name="ce7" office:value-type="float" office:value="-1.230304607086" calcext:value-type="float">
            <text:p>-1.23</text:p>
          </table:table-cell>
          <table:table-cell office:value-type="string" calcext:value-type="string">
            <text:p>ns</text:p>
          </table:table-cell>
          <table:table-cell table:style-name="ce7" office:value-type="float" office:value="0.328554605914" calcext:value-type="float">
            <text:p>0.33</text:p>
          </table:table-cell>
          <table:table-cell office:value-type="string" calcext:value-type="string">
            <text:p>ns</text:p>
          </table:table-cell>
          <table:table-cell/>
          <table:table-cell table:style-name="ce7"/>
          <table:table-cell/>
        </table:table-row>
        <table:table-row table:style-name="ro1">
          <table:table-cell office:value-type="string" calcext:value-type="string">
            <text:p>M1L-M1R_p</text:p>
          </table:table-cell>
          <table:table-cell table:style-name="ce7" office:value-type="float" office:value="-2.630121430569" calcext:value-type="float">
            <text:p>-2.63</text:p>
          </table:table-cell>
          <table:table-cell office:value-type="string" calcext:value-type="string">
            <text:p>ns</text:p>
          </table:table-cell>
          <table:table-cell table:style-name="ce7" office:value-type="float" office:value="2.525099702057" calcext:value-type="float">
            <text:p>2.53</text:p>
          </table:table-cell>
          <table:table-cell office:value-type="string" calcext:value-type="string">
            <text:p>ns</text:p>
          </table:table-cell>
          <table:table-cell table:style-name="ce7" office:value-type="float" office:value="1.514488745767" calcext:value-type="float">
            <text:p>1.51</text:p>
          </table:table-cell>
          <table:table-cell office:value-type="string" calcext:value-type="string">
            <text:p>ns</text:p>
          </table:table-cell>
          <table:table-cell table:style-name="ce7" office:value-type="float" office:value="2.879193427922" calcext:value-type="float">
            <text:p>2.88</text:p>
          </table:table-cell>
          <table:table-cell office:value-type="string" calcext:value-type="string">
            <text:p>ns</text:p>
          </table:table-cell>
          <table:table-cell table:style-name="ce7" office:value-type="float" office:value="-1.871476781818" calcext:value-type="float">
            <text:p>-1.87</text:p>
          </table:table-cell>
          <table:table-cell office:value-type="string" calcext:value-type="string">
            <text:p>ns</text:p>
          </table:table-cell>
          <table:table-cell table:style-name="ce7" office:value-type="float" office:value="-1.359749169665" calcext:value-type="float">
            <text:p>-1.36</text:p>
          </table:table-cell>
          <table:table-cell office:value-type="string" calcext:value-type="string">
            <text:p>ns</text:p>
          </table:table-cell>
          <table:table-cell/>
          <table:table-cell table:style-name="ce7"/>
          <table:table-cell/>
        </table:table-row>
        <table:table-row table:style-name="ro1">
          <table:table-cell office:value-type="string" calcext:value-type="string">
            <text:p>S1L-S1R_p</text:p>
          </table:table-cell>
          <table:table-cell table:style-name="ce7" office:value-type="float" office:value="-0.562016508117" calcext:value-type="float">
            <text:p>-0.56</text:p>
          </table:table-cell>
          <table:table-cell office:value-type="string" calcext:value-type="string">
            <text:p>ns</text:p>
          </table:table-cell>
          <table:table-cell table:style-name="ce7" office:value-type="float" office:value="2.402569315485" calcext:value-type="float">
            <text:p>2.40</text:p>
          </table:table-cell>
          <table:table-cell office:value-type="string" calcext:value-type="string">
            <text:p>ns</text:p>
          </table:table-cell>
          <table:table-cell table:style-name="ce7" office:value-type="float" office:value="2.414709078038" calcext:value-type="float">
            <text:p>2.41</text:p>
          </table:table-cell>
          <table:table-cell office:value-type="string" calcext:value-type="string">
            <text:p>ns</text:p>
          </table:table-cell>
          <table:table-cell table:style-name="ce7" office:value-type="float" office:value="2.172619843139" calcext:value-type="float">
            <text:p>2.17</text:p>
          </table:table-cell>
          <table:table-cell office:value-type="string" calcext:value-type="string">
            <text:p>ns</text:p>
          </table:table-cell>
          <table:table-cell table:style-name="ce7" office:value-type="float" office:value="-2.15121870389" calcext:value-type="float">
            <text:p>-2.15</text:p>
          </table:table-cell>
          <table:table-cell office:value-type="string" calcext:value-type="string">
            <text:p>ns</text:p>
          </table:table-cell>
          <table:table-cell table:style-name="ce7" office:value-type="float" office:value="-1.157970564837" calcext:value-type="float">
            <text:p>-1.16</text:p>
          </table:table-cell>
          <table:table-cell office:value-type="string" calcext:value-type="string">
            <text:p>ns</text:p>
          </table:table-cell>
          <table:table-cell/>
          <table:table-cell table:style-name="ce7"/>
          <table:table-cell/>
        </table:table-row>
        <table:table-row table:style-name="ro1">
          <table:table-cell office:value-type="string" calcext:value-type="string">
            <text:p>S1-M1_p</text:p>
          </table:table-cell>
          <table:table-cell table:style-name="ce7" office:value-type="float" office:value="-2.288571413743" calcext:value-type="float">
            <text:p>-2.29</text:p>
          </table:table-cell>
          <table:table-cell office:value-type="string" calcext:value-type="string">
            <text:p>ns</text:p>
          </table:table-cell>
          <table:table-cell table:style-name="ce7" office:value-type="float" office:value="2.312583325983" calcext:value-type="float">
            <text:p>2.31</text:p>
          </table:table-cell>
          <table:table-cell office:value-type="string" calcext:value-type="string">
            <text:p>ns</text:p>
          </table:table-cell>
          <table:table-cell table:style-name="ce7" office:value-type="float" office:value="2.13241325527" calcext:value-type="float">
            <text:p>2.13</text:p>
          </table:table-cell>
          <table:table-cell office:value-type="string" calcext:value-type="string">
            <text:p>ns</text:p>
          </table:table-cell>
          <table:table-cell table:style-name="ce7" office:value-type="float" office:value="2.352520137117" calcext:value-type="float">
            <text:p>2.35</text:p>
          </table:table-cell>
          <table:table-cell office:value-type="string" calcext:value-type="string">
            <text:p>ns</text:p>
          </table:table-cell>
          <table:table-cell table:style-name="ce7" office:value-type="float" office:value="-2.267261595292" calcext:value-type="float">
            <text:p>-2.27</text:p>
          </table:table-cell>
          <table:table-cell office:value-type="string" calcext:value-type="string">
            <text:p>ns</text:p>
          </table:table-cell>
          <table:table-cell table:style-name="ce7" office:value-type="float" office:value="-1.013867176355" calcext:value-type="float">
            <text:p>-1.01</text:p>
          </table:table-cell>
          <table:table-cell office:value-type="string" calcext:value-type="string">
            <text:p>ns</text:p>
          </table:table-cell>
          <table:table-cell/>
          <table:table-cell table:style-name="ce7"/>
          <table:table-cell/>
        </table:table-row>
        <table:table-row table:style-name="ro1">
          <table:table-cell office:value-type="string" calcext:value-type="string">
            <text:p>Extreme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6" table:number-columns-spanned="2" table:number-rows-spanned="1"/>
          <table:covered-table-cell table:style-name="ce2"/>
          <table:table-cell table:style-name="ce6" table:number-columns-spanned="2" table:number-rows-spanned="1"/>
          <table:covered-table-cell table:style-name="ce2"/>
          <table:table-cell table:style-name="ce6" table:number-columns-spanned="2" table:number-rows-spanned="1"/>
          <table:covered-table-cell table:style-name="ce2"/>
          <table:table-cell table:style-name="ce6" table:number-columns-spanned="2" table:number-rows-spanned="1"/>
          <table:covered-table-cell table:style-name="ce2"/>
          <table:table-cell table:style-name="ce6" table:number-columns-spanned="2" table:number-rows-spanned="1"/>
          <table:covered-table-cell table:style-name="ce2"/>
          <table:table-cell table:style-name="ce2"/>
          <table:table-cell table:style-name="ce6" table:number-columns-spanned="2" table:number-rows-spanned="1"/>
          <table:covered-table-cell/>
        </table:table-row>
        <table:table-row table:style-name="ro1">
          <table:table-cell table:style-name="ce3" table:number-columns-repeated="15"/>
          <table:table-cell/>
        </table:table-row>
      </table:table>
      <table:table table:name="LR asymmetries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-val</text:p>
          </table:table-cell>
          <table:table-cell office:value-type="string" calcext:value-type="string">
            <text:p>CI95%</text:p>
          </table:table-cell>
          <table:table-cell office:value-type="string" calcext:value-type="string">
            <text:p>power</text:p>
          </table:table-cell>
          <table:table-cell table:style-name="ce1" office:value-type="string" calcext:value-type="string">
            <text:p>region1</text:p>
          </table:table-cell>
          <table:table-cell table:style-name="ce1" office:value-type="string" calcext:value-type="string">
            <text:p>region2</text:p>
          </table:table-cell>
          <table:table-cell table:style-name="ce1" office:value-type="string" calcext:value-type="string">
            <text:p>metric</text:p>
          </table:table-cell>
          <table:table-cell office:value-type="string" calcext:value-type="string">
            <text:p>region_1_mean</text:p>
          </table:table-cell>
          <table:table-cell office:value-type="string" calcext:value-type="string">
            <text:p>region_1_std</text:p>
          </table:table-cell>
          <table:table-cell office:value-type="string" calcext:value-type="string">
            <text:p>region_2_mean</text:p>
          </table:table-cell>
          <table:table-cell office:value-type="string" calcext:value-type="string">
            <text:p>region_2_std</text:p>
          </table:table-cell>
          <table:table-cell table:style-name="ce1" office:value-type="string" calcext:value-type="string">
            <text:p>p-val_fdr_corrected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4.21295360554403" calcext:value-type="float">
            <text:p>4.21295360554403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[0. 0.]</text:p>
          </table:table-cell>
          <table:table-cell office:value-type="float" office:value="0.954810592906679" calcext:value-type="float">
            <text:p>0.954810592906679</text:p>
          </table:table-cell>
          <table:table-cell office:value-type="string" calcext:value-type="string">
            <text:p>M1L-Brainstem</text:p>
          </table:table-cell>
          <table:table-cell office:value-type="string" calcext:value-type="string">
            <text:p>M1R-Brainstem</text:p>
          </table:table-cell>
          <table:table-cell office:value-type="string" calcext:value-type="string">
            <text:p>AD</text:p>
          </table:table-cell>
          <table:table-cell office:value-type="float" office:value="0.00149679322967743" calcext:value-type="float">
            <text:p>0.001496793229677</text:p>
          </table:table-cell>
          <table:table-cell office:value-type="float" office:value="0.0000456773619290017" calcext:value-type="float">
            <text:p>4.56773619290017E-05</text:p>
          </table:table-cell>
          <table:table-cell office:value-type="float" office:value="0.00148106745337683" calcext:value-type="float">
            <text:p>0.001481067453377</text:p>
          </table:table-cell>
          <table:table-cell office:value-type="float" office:value="0.0000466685233477844" calcext:value-type="float">
            <text:p>4.66685233477844E-05</text:p>
          </table:table-cell>
          <table:table-cell office:value-type="float" office:value="0.000253333333333333" calcext:value-type="float">
            <text:p>0.000253333333333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3.60361900027669" calcext:value-type="float">
            <text:p>-3.60361900027669</text:p>
          </table:table-cell>
          <table:table-cell office:value-type="float" office:value="0.000462" calcext:value-type="float">
            <text:p>0.000462</text:p>
          </table:table-cell>
          <table:table-cell office:value-type="string" calcext:value-type="string">
            <text:p>[-0. -0.]</text:p>
          </table:table-cell>
          <table:table-cell office:value-type="float" office:value="0.560203935379328" calcext:value-type="float">
            <text:p>0.560203935379328</text:p>
          </table:table-cell>
          <table:table-cell office:value-type="string" calcext:value-type="string">
            <text:p>M1L-CaudL</text:p>
          </table:table-cell>
          <table:table-cell office:value-type="string" calcext:value-type="string">
            <text:p>M1R-CaudR</text:p>
          </table:table-cell>
          <table:table-cell office:value-type="string" calcext:value-type="string">
            <text:p>AD</text:p>
          </table:table-cell>
          <table:table-cell office:value-type="float" office:value="0.00151591988426423" calcext:value-type="float">
            <text:p>0.001515919884264</text:p>
          </table:table-cell>
          <table:table-cell office:value-type="float" office:value="0.0000630594771057834" calcext:value-type="float">
            <text:p>6.30594771057834E-05</text:p>
          </table:table-cell>
          <table:table-cell office:value-type="float" office:value="0.00152867124415929" calcext:value-type="float">
            <text:p>0.001528671244159</text:p>
          </table:table-cell>
          <table:table-cell office:value-type="float" office:value="0.0000664723124109799" calcext:value-type="float">
            <text:p>6.64723124109799E-05</text:p>
          </table:table-cell>
          <table:table-cell office:value-type="float" office:value="0.00189794594594595" calcext:value-type="float">
            <text:p>0.001897945945946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0.0819202846090808" calcext:value-type="float">
            <text:p>-0.081920284609081</text:p>
          </table:table-cell>
          <table:table-cell office:value-type="float" office:value="0.93485" calcext:value-type="float">
            <text:p>0.93485</text:p>
          </table:table-cell>
          <table:table-cell office:value-type="string" calcext:value-type="string">
            <text:p>[-0. <text:s/>0.]</text:p>
          </table:table-cell>
          <table:table-cell office:value-type="float" office:value="0.0502147253642006" calcext:value-type="float">
            <text:p>0.050214725364201</text:p>
          </table:table-cell>
          <table:table-cell office:value-type="string" calcext:value-type="string">
            <text:p>M1L-LentiL</text:p>
          </table:table-cell>
          <table:table-cell office:value-type="string" calcext:value-type="string">
            <text:p>M1R-LentiR</text:p>
          </table:table-cell>
          <table:table-cell office:value-type="string" calcext:value-type="string">
            <text:p>AD</text:p>
          </table:table-cell>
          <table:table-cell office:value-type="float" office:value="0.00145275955151572" calcext:value-type="float">
            <text:p>0.001452759551516</text:p>
          </table:table-cell>
          <table:table-cell office:value-type="float" office:value="0.0000550888234336843" calcext:value-type="float">
            <text:p>5.50888234336843E-05</text:p>
          </table:table-cell>
          <table:table-cell office:value-type="float" office:value="0.0014529850312224" calcext:value-type="float">
            <text:p>0.001452985031222</text:p>
          </table:table-cell>
          <table:table-cell office:value-type="float" office:value="0.0000566502814765402" calcext:value-type="float">
            <text:p>5.66502814765402E-05</text:p>
          </table:table-cell>
          <table:table-cell office:value-type="float" office:value="0.968859297297297" calcext:value-type="float">
            <text:p>0.968859297297297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0.0304603292068651" calcext:value-type="float">
            <text:p>0.030460329206865</text:p>
          </table:table-cell>
          <table:table-cell office:value-type="float" office:value="0.975752" calcext:value-type="float">
            <text:p>0.975752</text:p>
          </table:table-cell>
          <table:table-cell office:value-type="string" calcext:value-type="string">
            <text:p>[-0. <text:s/>0.]</text:p>
          </table:table-cell>
          <table:table-cell office:value-type="float" office:value="0.0500505088319144" calcext:value-type="float">
            <text:p>0.050050508831914</text:p>
          </table:table-cell>
          <table:table-cell office:value-type="string" calcext:value-type="string">
            <text:p>M1L-ParacentralL</text:p>
          </table:table-cell>
          <table:table-cell office:value-type="string" calcext:value-type="string">
            <text:p>M1R-ParacentralR</text:p>
          </table:table-cell>
          <table:table-cell office:value-type="string" calcext:value-type="string">
            <text:p>AD</text:p>
          </table:table-cell>
          <table:table-cell office:value-type="float" office:value="0.00144617543832031" calcext:value-type="float">
            <text:p>0.00144617543832</text:p>
          </table:table-cell>
          <table:table-cell office:value-type="float" office:value="0.0000702556133152117" calcext:value-type="float">
            <text:p>7.02556133152117E-05</text:p>
          </table:table-cell>
          <table:table-cell office:value-type="float" office:value="0.00144603070447816" calcext:value-type="float">
            <text:p>0.001446030704478</text:p>
          </table:table-cell>
          <table:table-cell office:value-type="float" office:value="0.0000774613415090606" calcext:value-type="float">
            <text:p>7.74613415090606E-05</text:p>
          </table:table-cell>
          <table:table-cell office:value-type="float" office:value="0.987655" calcext:value-type="float">
            <text:p>0.987655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5.24985521653343" calcext:value-type="float">
            <text:p>-5.24985521653343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[-0. -0.]</text:p>
          </table:table-cell>
          <table:table-cell office:value-type="float" office:value="0.820406381161349" calcext:value-type="float">
            <text:p>0.820406381161349</text:p>
          </table:table-cell>
          <table:table-cell office:value-type="string" calcext:value-type="string">
            <text:p>M1L-SubthalL</text:p>
          </table:table-cell>
          <table:table-cell office:value-type="string" calcext:value-type="string">
            <text:p>M1R-SubthalR</text:p>
          </table:table-cell>
          <table:table-cell office:value-type="string" calcext:value-type="string">
            <text:p>AD</text:p>
          </table:table-cell>
          <table:table-cell office:value-type="float" office:value="0.00149546863740084" calcext:value-type="float">
            <text:p>0.001495468637401</text:p>
          </table:table-cell>
          <table:table-cell office:value-type="float" office:value="0.000050629676375255" calcext:value-type="float">
            <text:p>5.0629676375255E-05</text:p>
          </table:table-cell>
          <table:table-cell office:value-type="float" office:value="0.00150939118081573" calcext:value-type="float">
            <text:p>0.001509391180816</text:p>
          </table:table-cell>
          <table:table-cell office:value-type="float" office:value="0.0000531706788937127" calcext:value-type="float">
            <text:p>5.31706788937127E-05</text:p>
          </table:table-cell>
          <table:table-cell office:value-type="float" office:value="0.00000660869565217391" calcext:value-type="float">
            <text:p>6.60869565217391E-06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3.4965654578983" calcext:value-type="float">
            <text:p>-3.4965654578983</text:p>
          </table:table-cell>
          <table:table-cell office:value-type="float" office:value="0.000667" calcext:value-type="float">
            <text:p>0.000667</text:p>
          </table:table-cell>
          <table:table-cell office:value-type="string" calcext:value-type="string">
            <text:p>[-0. -0.]</text:p>
          </table:table-cell>
          <table:table-cell office:value-type="float" office:value="0.534730261310142" calcext:value-type="float">
            <text:p>0.534730261310142</text:p>
          </table:table-cell>
          <table:table-cell office:value-type="string" calcext:value-type="string">
            <text:p>M1L-ThalfusL</text:p>
          </table:table-cell>
          <table:table-cell office:value-type="string" calcext:value-type="string">
            <text:p>M1R-ThalfusR</text:p>
          </table:table-cell>
          <table:table-cell office:value-type="string" calcext:value-type="string">
            <text:p>AD</text:p>
          </table:table-cell>
          <table:table-cell office:value-type="float" office:value="0.00142937311527741" calcext:value-type="float">
            <text:p>0.001429373115277</text:p>
          </table:table-cell>
          <table:table-cell office:value-type="float" office:value="0.0000546066306196829" calcext:value-type="float">
            <text:p>5.46066306196829E-05</text:p>
          </table:table-cell>
          <table:table-cell office:value-type="float" office:value="0.00144020198662839" calcext:value-type="float">
            <text:p>0.001440201986628</text:p>
          </table:table-cell>
          <table:table-cell office:value-type="float" office:value="0.0000588148483552952" calcext:value-type="float">
            <text:p>5.88148483552952E-05</text:p>
          </table:table-cell>
          <table:table-cell office:value-type="float" office:value="0.00259958974358974" calcext:value-type="float">
            <text:p>0.00259958974359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4.29031026862504" calcext:value-type="float">
            <text:p>4.29031026862504</text:p>
          </table:table-cell>
          <table:table-cell office:value-type="float" office:value="0.000037" calcext:value-type="float">
            <text:p>3.7E-05</text:p>
          </table:table-cell>
          <table:table-cell office:value-type="string" calcext:value-type="string">
            <text:p>[0. 0.]</text:p>
          </table:table-cell>
          <table:table-cell office:value-type="float" office:value="0.972391285876093" calcext:value-type="float">
            <text:p>0.972391285876093</text:p>
          </table:table-cell>
          <table:table-cell office:value-type="string" calcext:value-type="string">
            <text:p>ParacentralL-Brainstem</text:p>
          </table:table-cell>
          <table:table-cell office:value-type="string" calcext:value-type="string">
            <text:p>ParacentralR-Brainstem</text:p>
          </table:table-cell>
          <table:table-cell office:value-type="string" calcext:value-type="string">
            <text:p>AD</text:p>
          </table:table-cell>
          <table:table-cell office:value-type="float" office:value="0.00149919324696564" calcext:value-type="float">
            <text:p>0.001499193246966</text:p>
          </table:table-cell>
          <table:table-cell office:value-type="float" office:value="0.0000459630826161196" calcext:value-type="float">
            <text:p>4.59630826161196E-05</text:p>
          </table:table-cell>
          <table:table-cell office:value-type="float" office:value="0.00148224908665165" calcext:value-type="float">
            <text:p>0.001482249086652</text:p>
          </table:table-cell>
          <table:table-cell office:value-type="float" office:value="0.000047782311461034" calcext:value-type="float">
            <text:p>4.7782311461034E-05</text:p>
          </table:table-cell>
          <table:table-cell office:value-type="float" office:value="0.000193931034482759" calcext:value-type="float">
            <text:p>0.000193931034483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0.632602504547299" calcext:value-type="float">
            <text:p>-0.632602504547299</text:p>
          </table:table-cell>
          <table:table-cell office:value-type="float" office:value="0.528228" calcext:value-type="float">
            <text:p>0.528228</text:p>
          </table:table-cell>
          <table:table-cell office:value-type="string" calcext:value-type="string">
            <text:p>[-0. <text:s/>0.]</text:p>
          </table:table-cell>
          <table:table-cell office:value-type="float" office:value="0.068244938545876" calcext:value-type="float">
            <text:p>0.068244938545876</text:p>
          </table:table-cell>
          <table:table-cell office:value-type="string" calcext:value-type="string">
            <text:p>ParacentralL-CaudL</text:p>
          </table:table-cell>
          <table:table-cell office:value-type="string" calcext:value-type="string">
            <text:p>ParacentralR-CaudR</text:p>
          </table:table-cell>
          <table:table-cell office:value-type="string" calcext:value-type="string">
            <text:p>AD</text:p>
          </table:table-cell>
          <table:table-cell office:value-type="float" office:value="0.00149260617800494" calcext:value-type="float">
            <text:p>0.001492606178005</text:p>
          </table:table-cell>
          <table:table-cell office:value-type="float" office:value="0.0000656553775747117" calcext:value-type="float">
            <text:p>6.56553775747117E-05</text:p>
          </table:table-cell>
          <table:table-cell office:value-type="float" office:value="0.0014950419032267" calcext:value-type="float">
            <text:p>0.001495041903227</text:p>
          </table:table-cell>
          <table:table-cell office:value-type="float" office:value="0.00006597875784342" calcext:value-type="float">
            <text:p>6.597875784342E-05</text:p>
          </table:table-cell>
          <table:table-cell office:value-type="float" office:value="0.650023096774194" calcext:value-type="float">
            <text:p>0.650023096774194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4.54236805892902" calcext:value-type="float">
            <text:p>-4.54236805892902</text:p>
          </table:table-cell>
          <table:table-cell office:value-type="float" office:value="0.000014" calcext:value-type="float">
            <text:p>1.4E-05</text:p>
          </table:table-cell>
          <table:table-cell office:value-type="string" calcext:value-type="string">
            <text:p>[-0. -0.]</text:p>
          </table:table-cell>
          <table:table-cell office:value-type="float" office:value="0.765577601884815" calcext:value-type="float">
            <text:p>0.765577601884815</text:p>
          </table:table-cell>
          <table:table-cell office:value-type="string" calcext:value-type="string">
            <text:p>ParacentralL-LentiL</text:p>
          </table:table-cell>
          <table:table-cell office:value-type="string" calcext:value-type="string">
            <text:p>ParacentralR-LentiR</text:p>
          </table:table-cell>
          <table:table-cell office:value-type="string" calcext:value-type="string">
            <text:p>AD</text:p>
          </table:table-cell>
          <table:table-cell office:value-type="float" office:value="0.00146968716309575" calcext:value-type="float">
            <text:p>0.001469687163096</text:p>
          </table:table-cell>
          <table:table-cell office:value-type="float" office:value="0.0000559586320595517" calcext:value-type="float">
            <text:p>5.59586320595517E-05</text:p>
          </table:table-cell>
          <table:table-cell office:value-type="float" office:value="0.0014835104683682" calcext:value-type="float">
            <text:p>0.001483510468368</text:p>
          </table:table-cell>
          <table:table-cell office:value-type="float" office:value="0.0000545190323777069" calcext:value-type="float">
            <text:p>5.45190323777069E-05</text:p>
          </table:table-cell>
          <table:table-cell office:value-type="float" office:value="0.000076" calcext:value-type="float">
            <text:p>7.6E-05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5.25534240768284" calcext:value-type="float">
            <text:p>-5.25534240768284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[-0. -0.]</text:p>
          </table:table-cell>
          <table:table-cell office:value-type="float" office:value="0.811717996302152" calcext:value-type="float">
            <text:p>0.811717996302152</text:p>
          </table:table-cell>
          <table:table-cell office:value-type="string" calcext:value-type="string">
            <text:p>ParacentralL-SubthalL</text:p>
          </table:table-cell>
          <table:table-cell office:value-type="string" calcext:value-type="string">
            <text:p>ParacentralR-SubthalR</text:p>
          </table:table-cell>
          <table:table-cell office:value-type="string" calcext:value-type="string">
            <text:p>AD</text:p>
          </table:table-cell>
          <table:table-cell office:value-type="float" office:value="0.00149562616903582" calcext:value-type="float">
            <text:p>0.001495626169036</text:p>
          </table:table-cell>
          <table:table-cell office:value-type="float" office:value="0.0000521491623734586" calcext:value-type="float">
            <text:p>5.21491623734586E-05</text:p>
          </table:table-cell>
          <table:table-cell office:value-type="float" office:value="0.0015096349821236" calcext:value-type="float">
            <text:p>0.001509634982124</text:p>
          </table:table-cell>
          <table:table-cell office:value-type="float" office:value="0.0000535169604270194" calcext:value-type="float">
            <text:p>5.35169604270194E-05</text:p>
          </table:table-cell>
          <table:table-cell office:value-type="float" office:value="0.00000660869565217391" calcext:value-type="float">
            <text:p>6.60869565217391E-06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2.17435703660902" calcext:value-type="float">
            <text:p>-2.17435703660902</text:p>
          </table:table-cell>
          <table:table-cell office:value-type="float" office:value="0.031692" calcext:value-type="float">
            <text:p>0.031692</text:p>
          </table:table-cell>
          <table:table-cell office:value-type="string" calcext:value-type="string">
            <text:p>[-0. -0.]</text:p>
          </table:table-cell>
          <table:table-cell office:value-type="float" office:value="0.307805903578017" calcext:value-type="float">
            <text:p>0.307805903578017</text:p>
          </table:table-cell>
          <table:table-cell office:value-type="string" calcext:value-type="string">
            <text:p>ParacentralL-ThalfusL</text:p>
          </table:table-cell>
          <table:table-cell office:value-type="string" calcext:value-type="string">
            <text:p>ParacentralR-ThalfusR</text:p>
          </table:table-cell>
          <table:table-cell office:value-type="string" calcext:value-type="string">
            <text:p>AD</text:p>
          </table:table-cell>
          <table:table-cell office:value-type="float" office:value="0.00144698902652831" calcext:value-type="float">
            <text:p>0.001446989026528</text:p>
          </table:table-cell>
          <table:table-cell office:value-type="float" office:value="0.0000581966906105139" calcext:value-type="float">
            <text:p>5.81966906105139E-05</text:p>
          </table:table-cell>
          <table:table-cell office:value-type="float" office:value="0.00145500849920588" calcext:value-type="float">
            <text:p>0.001455008499206</text:p>
          </table:table-cell>
          <table:table-cell office:value-type="float" office:value="0.000059887601442392" calcext:value-type="float">
            <text:p>5.9887601442392E-05</text:p>
          </table:table-cell>
          <table:table-cell office:value-type="float" office:value="0.0789702295081967" calcext:value-type="float">
            <text:p>0.078970229508197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4.52737853042814" calcext:value-type="float">
            <text:p>4.52737853042814</text:p>
          </table:table-cell>
          <table:table-cell office:value-type="float" office:value="0.000014" calcext:value-type="float">
            <text:p>1.4E-05</text:p>
          </table:table-cell>
          <table:table-cell office:value-type="string" calcext:value-type="string">
            <text:p>[0. 0.]</text:p>
          </table:table-cell>
          <table:table-cell office:value-type="float" office:value="0.989717849804127" calcext:value-type="float">
            <text:p>0.989717849804127</text:p>
          </table:table-cell>
          <table:table-cell office:value-type="string" calcext:value-type="string">
            <text:p>S1L-Brainstem</text:p>
          </table:table-cell>
          <table:table-cell office:value-type="string" calcext:value-type="string">
            <text:p>S1R-Brainstem</text:p>
          </table:table-cell>
          <table:table-cell office:value-type="string" calcext:value-type="string">
            <text:p>AD</text:p>
          </table:table-cell>
          <table:table-cell office:value-type="float" office:value="0.0015214353205904" calcext:value-type="float">
            <text:p>0.00152143532059</text:p>
          </table:table-cell>
          <table:table-cell office:value-type="float" office:value="0.0000505812463943074" calcext:value-type="float">
            <text:p>5.05812463943074E-05</text:p>
          </table:table-cell>
          <table:table-cell office:value-type="float" office:value="0.00150182267051122" calcext:value-type="float">
            <text:p>0.001501822670511</text:p>
          </table:table-cell>
          <table:table-cell office:value-type="float" office:value="0.0000477871972706867" calcext:value-type="float">
            <text:p>4.77871972706867E-05</text:p>
          </table:table-cell>
          <table:table-cell office:value-type="float" office:value="0.000076" calcext:value-type="float">
            <text:p>7.6E-05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1.73246759521185" calcext:value-type="float">
            <text:p>1.73246759521185</text:p>
          </table:table-cell>
          <table:table-cell office:value-type="float" office:value="0.085826" calcext:value-type="float">
            <text:p>0.085826</text:p>
          </table:table-cell>
          <table:table-cell office:value-type="string" calcext:value-type="string">
            <text:p>[-0. <text:s/>0.]</text:p>
          </table:table-cell>
          <table:table-cell office:value-type="float" office:value="0.23295063336644" calcext:value-type="float">
            <text:p>0.23295063336644</text:p>
          </table:table-cell>
          <table:table-cell office:value-type="string" calcext:value-type="string">
            <text:p>S1L-CaudL</text:p>
          </table:table-cell>
          <table:table-cell office:value-type="string" calcext:value-type="string">
            <text:p>S1R-CaudR</text:p>
          </table:table-cell>
          <table:table-cell office:value-type="string" calcext:value-type="string">
            <text:p>AD</text:p>
          </table:table-cell>
          <table:table-cell office:value-type="float" office:value="0.00151589242899312" calcext:value-type="float">
            <text:p>0.001515892428993</text:p>
          </table:table-cell>
          <table:table-cell office:value-type="float" office:value="0.0000670699813488288" calcext:value-type="float">
            <text:p>6.70699813488288E-05</text:p>
          </table:table-cell>
          <table:table-cell office:value-type="float" office:value="0.00150825917894426" calcext:value-type="float">
            <text:p>0.001508259178944</text:p>
          </table:table-cell>
          <table:table-cell office:value-type="float" office:value="0.0000662479180349394" calcext:value-type="float">
            <text:p>6.62479180349394E-05</text:p>
          </table:table-cell>
          <table:table-cell office:value-type="float" office:value="0.173940693333333" calcext:value-type="float">
            <text:p>0.173940693333333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0.481901722660795" calcext:value-type="float">
            <text:p>-0.481901722660795</text:p>
          </table:table-cell>
          <table:table-cell office:value-type="float" office:value="0.630776" calcext:value-type="float">
            <text:p>0.630776</text:p>
          </table:table-cell>
          <table:table-cell office:value-type="string" calcext:value-type="string">
            <text:p>[-0. <text:s/>0.]</text:p>
          </table:table-cell>
          <table:table-cell office:value-type="float" office:value="0.0601585691665796" calcext:value-type="float">
            <text:p>0.06015856916658</text:p>
          </table:table-cell>
          <table:table-cell office:value-type="string" calcext:value-type="string">
            <text:p>S1L-LentiL</text:p>
          </table:table-cell>
          <table:table-cell office:value-type="string" calcext:value-type="string">
            <text:p>S1R-LentiR</text:p>
          </table:table-cell>
          <table:table-cell office:value-type="string" calcext:value-type="string">
            <text:p>AD</text:p>
          </table:table-cell>
          <table:table-cell office:value-type="float" office:value="0.00147489283206253" calcext:value-type="float">
            <text:p>0.001474892832063</text:p>
          </table:table-cell>
          <table:table-cell office:value-type="float" office:value="0.0000525484733879633" calcext:value-type="float">
            <text:p>5.25484733879633E-05</text:p>
          </table:table-cell>
          <table:table-cell office:value-type="float" office:value="0.00147636253307805" calcext:value-type="float">
            <text:p>0.001476362533078</text:p>
          </table:table-cell>
          <table:table-cell office:value-type="float" office:value="0.0000536553165256934" calcext:value-type="float">
            <text:p>5.36553165256934E-05</text:p>
          </table:table-cell>
          <table:table-cell office:value-type="float" office:value="0.739667076923077" calcext:value-type="float">
            <text:p>0.739667076923077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0.208863221874938" calcext:value-type="float">
            <text:p>0.208863221874938</text:p>
          </table:table-cell>
          <table:table-cell office:value-type="float" office:value="0.834918" calcext:value-type="float">
            <text:p>0.834918</text:p>
          </table:table-cell>
          <table:table-cell office:value-type="string" calcext:value-type="string">
            <text:p>[-0. <text:s/>0.]</text:p>
          </table:table-cell>
          <table:table-cell office:value-type="float" office:value="0.0529825652246179" calcext:value-type="float">
            <text:p>0.052982565224618</text:p>
          </table:table-cell>
          <table:table-cell office:value-type="string" calcext:value-type="string">
            <text:p>S1L-ParacentralL</text:p>
          </table:table-cell>
          <table:table-cell office:value-type="string" calcext:value-type="string">
            <text:p>S1R-ParacentralR</text:p>
          </table:table-cell>
          <table:table-cell office:value-type="string" calcext:value-type="string">
            <text:p>AD</text:p>
          </table:table-cell>
          <table:table-cell office:value-type="float" office:value="0.00139065207795124" calcext:value-type="float">
            <text:p>0.001390652077951</text:p>
          </table:table-cell>
          <table:table-cell office:value-type="float" office:value="0.0000625055606903997" calcext:value-type="float">
            <text:p>6.25055606903997E-05</text:p>
          </table:table-cell>
          <table:table-cell office:value-type="float" office:value="0.0013897297667118" calcext:value-type="float">
            <text:p>0.001389729766712</text:p>
          </table:table-cell>
          <table:table-cell office:value-type="float" office:value="0.0000602249531016616" calcext:value-type="float">
            <text:p>6.02249531016616E-05</text:p>
          </table:table-cell>
          <table:table-cell office:value-type="float" office:value="0.919619826086957" calcext:value-type="float">
            <text:p>0.919619826086957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3.60631583902349" calcext:value-type="float">
            <text:p>-3.60631583902349</text:p>
          </table:table-cell>
          <table:table-cell office:value-type="float" office:value="0.000458" calcext:value-type="float">
            <text:p>0.000458</text:p>
          </table:table-cell>
          <table:table-cell office:value-type="string" calcext:value-type="string">
            <text:p>[-0. -0.]</text:p>
          </table:table-cell>
          <table:table-cell office:value-type="float" office:value="0.56251805823994" calcext:value-type="float">
            <text:p>0.56251805823994</text:p>
          </table:table-cell>
          <table:table-cell office:value-type="string" calcext:value-type="string">
            <text:p>S1L-SubthalL</text:p>
          </table:table-cell>
          <table:table-cell office:value-type="string" calcext:value-type="string">
            <text:p>S1R-SubthalR</text:p>
          </table:table-cell>
          <table:table-cell office:value-type="string" calcext:value-type="string">
            <text:p>AD</text:p>
          </table:table-cell>
          <table:table-cell office:value-type="float" office:value="0.00151142268836241" calcext:value-type="float">
            <text:p>0.001511422688362</text:p>
          </table:table-cell>
          <table:table-cell office:value-type="float" office:value="0.0000493892521956087" calcext:value-type="float">
            <text:p>4.93892521956087E-05</text:p>
          </table:table-cell>
          <table:table-cell office:value-type="float" office:value="0.00152156944682627" calcext:value-type="float">
            <text:p>0.001521569446826</text:p>
          </table:table-cell>
          <table:table-cell office:value-type="float" office:value="0.0000533574951506433" calcext:value-type="float">
            <text:p>5.33574951506433E-05</text:p>
          </table:table-cell>
          <table:table-cell office:value-type="float" office:value="0.00189794594594595" calcext:value-type="float">
            <text:p>0.001897945945946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0.952521970382054" calcext:value-type="float">
            <text:p>-0.952521970382054</text:p>
          </table:table-cell>
          <table:table-cell office:value-type="float" office:value="0.342796" calcext:value-type="float">
            <text:p>0.342796</text:p>
          </table:table-cell>
          <table:table-cell office:value-type="string" calcext:value-type="string">
            <text:p>[-0. <text:s/>0.]</text:p>
          </table:table-cell>
          <table:table-cell office:value-type="float" office:value="0.0972523168608808" calcext:value-type="float">
            <text:p>0.097252316860881</text:p>
          </table:table-cell>
          <table:table-cell office:value-type="string" calcext:value-type="string">
            <text:p>S1L-ThalfusL</text:p>
          </table:table-cell>
          <table:table-cell office:value-type="string" calcext:value-type="string">
            <text:p>S1R-ThalfusR</text:p>
          </table:table-cell>
          <table:table-cell office:value-type="string" calcext:value-type="string">
            <text:p>AD</text:p>
          </table:table-cell>
          <table:table-cell office:value-type="float" office:value="0.00147399184949123" calcext:value-type="float">
            <text:p>0.001473991849491</text:p>
          </table:table-cell>
          <table:table-cell office:value-type="float" office:value="0.0000589962529885301" calcext:value-type="float">
            <text:p>5.89962529885301E-05</text:p>
          </table:table-cell>
          <table:table-cell office:value-type="float" office:value="0.00147749873083395" calcext:value-type="float">
            <text:p>0.001477498730834</text:p>
          </table:table-cell>
          <table:table-cell office:value-type="float" office:value="0.0000595824506809152" calcext:value-type="float">
            <text:p>5.95824506809152E-05</text:p>
          </table:table-cell>
          <table:table-cell office:value-type="float" office:value="0.491914836363636" calcext:value-type="float">
            <text:p>0.491914836363636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0.0221754956042323" calcext:value-type="float">
            <text:p>0.022175495604232</text:p>
          </table:table-cell>
          <table:table-cell office:value-type="float" office:value="0.982346" calcext:value-type="float">
            <text:p>0.982346</text:p>
          </table:table-cell>
          <table:table-cell office:value-type="string" calcext:value-type="string">
            <text:p>[-0. <text:s/>0.]</text:p>
          </table:table-cell>
          <table:table-cell office:value-type="float" office:value="0.0500100259432589" calcext:value-type="float">
            <text:p>0.050010025943259</text:p>
          </table:table-cell>
          <table:table-cell office:value-type="string" calcext:value-type="string">
            <text:p>S1L-M1L</text:p>
          </table:table-cell>
          <table:table-cell office:value-type="string" calcext:value-type="string">
            <text:p>S1R-M1R</text:p>
          </table:table-cell>
          <table:table-cell office:value-type="string" calcext:value-type="string">
            <text:p>AD</text:p>
          </table:table-cell>
          <table:table-cell office:value-type="float" office:value="0.00141634157132668" calcext:value-type="float">
            <text:p>0.001416341571327</text:p>
          </table:table-cell>
          <table:table-cell office:value-type="float" office:value="0.0000565046494506447" calcext:value-type="float">
            <text:p>5.65046494506447E-05</text:p>
          </table:table-cell>
          <table:table-cell office:value-type="float" office:value="0.00141629186198426" calcext:value-type="float">
            <text:p>0.001416291861984</text:p>
          </table:table-cell>
          <table:table-cell office:value-type="float" office:value="0.0000574976544284225" calcext:value-type="float">
            <text:p>5.74976544284225E-05</text:p>
          </table:table-cell>
          <table:table-cell office:value-type="float" office:value="0.987655" calcext:value-type="float">
            <text:p>0.987655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0.208863221874938" calcext:value-type="float">
            <text:p>0.208863221874938</text:p>
          </table:table-cell>
          <table:table-cell office:value-type="float" office:value="0.834918" calcext:value-type="float">
            <text:p>0.834918</text:p>
          </table:table-cell>
          <table:table-cell office:value-type="string" calcext:value-type="string">
            <text:p>[-0. <text:s/>0.]</text:p>
          </table:table-cell>
          <table:table-cell office:value-type="float" office:value="0.0529825652246179" calcext:value-type="float">
            <text:p>0.052982565224618</text:p>
          </table:table-cell>
          <table:table-cell office:value-type="string" calcext:value-type="string">
            <text:p>S1L-ParacentralL</text:p>
          </table:table-cell>
          <table:table-cell office:value-type="string" calcext:value-type="string">
            <text:p>S1R-ParacentralR</text:p>
          </table:table-cell>
          <table:table-cell office:value-type="string" calcext:value-type="string">
            <text:p>AD</text:p>
          </table:table-cell>
          <table:table-cell office:value-type="float" office:value="0.00139065207795124" calcext:value-type="float">
            <text:p>0.001390652077951</text:p>
          </table:table-cell>
          <table:table-cell office:value-type="float" office:value="0.0000625055606903997" calcext:value-type="float">
            <text:p>6.25055606903997E-05</text:p>
          </table:table-cell>
          <table:table-cell office:value-type="float" office:value="0.0013897297667118" calcext:value-type="float">
            <text:p>0.001389729766712</text:p>
          </table:table-cell>
          <table:table-cell office:value-type="float" office:value="0.0000602249531016616" calcext:value-type="float">
            <text:p>6.02249531016616E-05</text:p>
          </table:table-cell>
          <table:table-cell office:value-type="float" office:value="0.919619826086957" calcext:value-type="float">
            <text:p>0.919619826086957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4.79827328326638" calcext:value-type="float">
            <text:p>4.79827328326638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[0. <text:s text:c="2"/>0.01]</text:p>
          </table:table-cell>
          <table:table-cell office:value-type="float" office:value="0.966576555186491" calcext:value-type="float">
            <text:p>0.966576555186491</text:p>
          </table:table-cell>
          <table:table-cell office:value-type="string" calcext:value-type="string">
            <text:p>M1L-Brainstem</text:p>
          </table:table-cell>
          <table:table-cell office:value-type="string" calcext:value-type="string">
            <text:p>M1R-Brainstem</text:p>
          </table:table-cell>
          <table:table-cell office:value-type="string" calcext:value-type="string">
            <text:p>FA</text:p>
          </table:table-cell>
          <table:table-cell office:value-type="float" office:value="0.359343738121501" calcext:value-type="float">
            <text:p>0.359343738121501</text:p>
          </table:table-cell>
          <table:table-cell office:value-type="float" office:value="0.0245590281397311" calcext:value-type="float">
            <text:p>0.024559028139731</text:p>
          </table:table-cell>
          <table:table-cell office:value-type="float" office:value="0.350944425089885" calcext:value-type="float">
            <text:p>0.350944425089885</text:p>
          </table:table-cell>
          <table:table-cell office:value-type="float" office:value="0.0229269222973296" calcext:value-type="float">
            <text:p>0.02292692229733</text:p>
          </table:table-cell>
          <table:table-cell office:value-type="float" office:value="0.0000304" calcext:value-type="float">
            <text:p>3.04E-05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0.629449690968857" calcext:value-type="float">
            <text:p>0.629449690968857</text:p>
          </table:table-cell>
          <table:table-cell office:value-type="float" office:value="0.530282" calcext:value-type="float">
            <text:p>0.530282</text:p>
          </table:table-cell>
          <table:table-cell office:value-type="string" calcext:value-type="string">
            <text:p>[-0. <text:s text:c="3"/>0.01]</text:p>
          </table:table-cell>
          <table:table-cell office:value-type="float" office:value="0.0906780175685774" calcext:value-type="float">
            <text:p>0.090678017568577</text:p>
          </table:table-cell>
          <table:table-cell office:value-type="string" calcext:value-type="string">
            <text:p>M1L-CaudL</text:p>
          </table:table-cell>
          <table:table-cell office:value-type="string" calcext:value-type="string">
            <text:p>M1R-CaudR</text:p>
          </table:table-cell>
          <table:table-cell office:value-type="string" calcext:value-type="string">
            <text:p>FA</text:p>
          </table:table-cell>
          <table:table-cell office:value-type="float" office:value="0.238840628604768" calcext:value-type="float">
            <text:p>0.238840628604768</text:p>
          </table:table-cell>
          <table:table-cell office:value-type="float" office:value="0.0359647156038477" calcext:value-type="float">
            <text:p>0.035964715603848</text:p>
          </table:table-cell>
          <table:table-cell office:value-type="float" office:value="0.236929275474306" calcext:value-type="float">
            <text:p>0.236929275474306</text:p>
          </table:table-cell>
          <table:table-cell office:value-type="float" office:value="0.0335510013578522" calcext:value-type="float">
            <text:p>0.033551001357852</text:p>
          </table:table-cell>
          <table:table-cell office:value-type="float" office:value="0.650023096774194" calcext:value-type="float">
            <text:p>0.650023096774194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0.983908534127286" calcext:value-type="float">
            <text:p>0.983908534127286</text:p>
          </table:table-cell>
          <table:table-cell office:value-type="float" office:value="0.327191" calcext:value-type="float">
            <text:p>0.327191</text:p>
          </table:table-cell>
          <table:table-cell office:value-type="string" calcext:value-type="string">
            <text:p>[-0. <text:s/>0.]</text:p>
          </table:table-cell>
          <table:table-cell office:value-type="float" office:value="0.0941636445721756" calcext:value-type="float">
            <text:p>0.094163644572176</text:p>
          </table:table-cell>
          <table:table-cell office:value-type="string" calcext:value-type="string">
            <text:p>M1L-LentiL</text:p>
          </table:table-cell>
          <table:table-cell office:value-type="string" calcext:value-type="string">
            <text:p>M1R-LentiR</text:p>
          </table:table-cell>
          <table:table-cell office:value-type="string" calcext:value-type="string">
            <text:p>FA</text:p>
          </table:table-cell>
          <table:table-cell office:value-type="float" office:value="0.247944605299982" calcext:value-type="float">
            <text:p>0.247944605299982</text:p>
          </table:table-cell>
          <table:table-cell office:value-type="float" office:value="0.0251784199230705" calcext:value-type="float">
            <text:p>0.025178419923071</text:p>
          </table:table-cell>
          <table:table-cell office:value-type="float" office:value="0.246497684489872" calcext:value-type="float">
            <text:p>0.246497684489872</text:p>
          </table:table-cell>
          <table:table-cell office:value-type="float" office:value="0.025395205592255" calcext:value-type="float">
            <text:p>0.025395205592255</text:p>
          </table:table-cell>
          <table:table-cell office:value-type="float" office:value="0.491914836363636" calcext:value-type="float">
            <text:p>0.491914836363636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1.8879258155366" calcext:value-type="float">
            <text:p>1.8879258155366</text:p>
          </table:table-cell>
          <table:table-cell office:value-type="float" office:value="0.061513" calcext:value-type="float">
            <text:p>0.061513</text:p>
          </table:table-cell>
          <table:table-cell office:value-type="string" calcext:value-type="string">
            <text:p>[-0. <text:s text:c="3"/>0.01]</text:p>
          </table:table-cell>
          <table:table-cell office:value-type="float" office:value="0.364990874414052" calcext:value-type="float">
            <text:p>0.364990874414052</text:p>
          </table:table-cell>
          <table:table-cell office:value-type="string" calcext:value-type="string">
            <text:p>M1L-ParacentralL</text:p>
          </table:table-cell>
          <table:table-cell office:value-type="string" calcext:value-type="string">
            <text:p>M1R-ParacentralR</text:p>
          </table:table-cell>
          <table:table-cell office:value-type="string" calcext:value-type="string">
            <text:p>FA</text:p>
          </table:table-cell>
          <table:table-cell office:value-type="float" office:value="0.195076193344795" calcext:value-type="float">
            <text:p>0.195076193344795</text:p>
          </table:table-cell>
          <table:table-cell office:value-type="float" office:value="0.0280779748552303" calcext:value-type="float">
            <text:p>0.02807797485523</text:p>
          </table:table-cell>
          <table:table-cell office:value-type="float" office:value="0.190998567236682" calcext:value-type="float">
            <text:p>0.190998567236682</text:p>
          </table:table-cell>
          <table:table-cell office:value-type="float" office:value="0.0260796000373746" calcext:value-type="float">
            <text:p>0.026079600037375</text:p>
          </table:table-cell>
          <table:table-cell office:value-type="float" office:value="0.129860777777778" calcext:value-type="float">
            <text:p>0.129860777777778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1.53688814836768" calcext:value-type="float">
            <text:p>-1.53688814836768</text:p>
          </table:table-cell>
          <table:table-cell office:value-type="float" office:value="0.127021" calcext:value-type="float">
            <text:p>0.127021</text:p>
          </table:table-cell>
          <table:table-cell office:value-type="string" calcext:value-type="string">
            <text:p>[-0.01 <text:s/>0. <text:s/>]</text:p>
          </table:table-cell>
          <table:table-cell office:value-type="float" office:value="0.198287314808389" calcext:value-type="float">
            <text:p>0.198287314808389</text:p>
          </table:table-cell>
          <table:table-cell office:value-type="string" calcext:value-type="string">
            <text:p>M1L-SubthalL</text:p>
          </table:table-cell>
          <table:table-cell office:value-type="string" calcext:value-type="string">
            <text:p>M1R-SubthalR</text:p>
          </table:table-cell>
          <table:table-cell office:value-type="string" calcext:value-type="string">
            <text:p>FA</text:p>
          </table:table-cell>
          <table:table-cell office:value-type="float" office:value="0.35487337536731" calcext:value-type="float">
            <text:p>0.35487337536731</text:p>
          </table:table-cell>
          <table:table-cell office:value-type="float" office:value="0.0260439949676349" calcext:value-type="float">
            <text:p>0.026043994967635</text:p>
          </table:table-cell>
          <table:table-cell office:value-type="float" office:value="0.357467052289995" calcext:value-type="float">
            <text:p>0.357467052289995</text:p>
          </table:table-cell>
          <table:table-cell office:value-type="float" office:value="0.0241297742986105" calcext:value-type="float">
            <text:p>0.024129774298611</text:p>
          </table:table-cell>
          <table:table-cell office:value-type="float" office:value="0.230271058823529" calcext:value-type="float">
            <text:p>0.230271058823529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0.263307371759622" calcext:value-type="float">
            <text:p>0.263307371759622</text:p>
          </table:table-cell>
          <table:table-cell office:value-type="float" office:value="0.792777" calcext:value-type="float">
            <text:p>0.792777</text:p>
          </table:table-cell>
          <table:table-cell office:value-type="string" calcext:value-type="string">
            <text:p>[-0. <text:s/>0.]</text:p>
          </table:table-cell>
          <table:table-cell office:value-type="float" office:value="0.0548278595976137" calcext:value-type="float">
            <text:p>0.054827859597614</text:p>
          </table:table-cell>
          <table:table-cell office:value-type="string" calcext:value-type="string">
            <text:p>M1L-ThalfusL</text:p>
          </table:table-cell>
          <table:table-cell office:value-type="string" calcext:value-type="string">
            <text:p>M1R-ThalfusR</text:p>
          </table:table-cell>
          <table:table-cell office:value-type="string" calcext:value-type="string">
            <text:p>FA</text:p>
          </table:table-cell>
          <table:table-cell office:value-type="float" office:value="0.277132023315308" calcext:value-type="float">
            <text:p>0.277132023315308</text:p>
          </table:table-cell>
          <table:table-cell office:value-type="float" office:value="0.0257171492721901" calcext:value-type="float">
            <text:p>0.02571714927219</text:p>
          </table:table-cell>
          <table:table-cell office:value-type="float" office:value="0.276641086627871" calcext:value-type="float">
            <text:p>0.276641086627871</text:p>
          </table:table-cell>
          <table:table-cell office:value-type="float" office:value="0.0256671896387374" calcext:value-type="float">
            <text:p>0.025667189638738</text:p>
          </table:table-cell>
          <table:table-cell office:value-type="float" office:value="0.892608177777778" calcext:value-type="float">
            <text:p>0.892608177777778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6.97539667695816" calcext:value-type="float">
            <text:p>6.975396676958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.01 0.02]</text:p>
          </table:table-cell>
          <table:table-cell office:value-type="float" office:value="0.999418714850255" calcext:value-type="float">
            <text:p>0.999418714850255</text:p>
          </table:table-cell>
          <table:table-cell office:value-type="string" calcext:value-type="string">
            <text:p>ParacentralL-Brainstem</text:p>
          </table:table-cell>
          <table:table-cell office:value-type="string" calcext:value-type="string">
            <text:p>ParacentralR-Brainstem</text:p>
          </table:table-cell>
          <table:table-cell office:value-type="string" calcext:value-type="string">
            <text:p>FA</text:p>
          </table:table-cell>
          <table:table-cell office:value-type="float" office:value="0.35379965780145" calcext:value-type="float">
            <text:p>0.35379965780145</text:p>
          </table:table-cell>
          <table:table-cell office:value-type="float" office:value="0.02535371667939" calcext:value-type="float">
            <text:p>0.02535371667939</text:p>
          </table:table-cell>
          <table:table-cell office:value-type="float" office:value="0.34201764100689" calcext:value-type="float">
            <text:p>0.34201764100689</text:p>
          </table:table-cell>
          <table:table-cell office:value-type="float" office:value="0.0231317146845867" calcext:value-type="float">
            <text:p>0.023131714684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0.990443177301096" calcext:value-type="float">
            <text:p>-0.990443177301096</text:p>
          </table:table-cell>
          <table:table-cell office:value-type="float" office:value="0.324002" calcext:value-type="float">
            <text:p>0.324002</text:p>
          </table:table-cell>
          <table:table-cell office:value-type="string" calcext:value-type="string">
            <text:p>[-0.01 <text:s/>0. <text:s/>]</text:p>
          </table:table-cell>
          <table:table-cell office:value-type="float" office:value="0.118313755044272" calcext:value-type="float">
            <text:p>0.118313755044272</text:p>
          </table:table-cell>
          <table:table-cell office:value-type="string" calcext:value-type="string">
            <text:p>ParacentralL-CaudL</text:p>
          </table:table-cell>
          <table:table-cell office:value-type="string" calcext:value-type="string">
            <text:p>ParacentralR-CaudR</text:p>
          </table:table-cell>
          <table:table-cell office:value-type="string" calcext:value-type="string">
            <text:p>FA</text:p>
          </table:table-cell>
          <table:table-cell office:value-type="float" office:value="0.228815949190471" calcext:value-type="float">
            <text:p>0.228815949190471</text:p>
          </table:table-cell>
          <table:table-cell office:value-type="float" office:value="0.0292578059743609" calcext:value-type="float">
            <text:p>0.029257805974361</text:p>
          </table:table-cell>
          <table:table-cell office:value-type="float" office:value="0.230804853267589" calcext:value-type="float">
            <text:p>0.230804853267589</text:p>
          </table:table-cell>
          <table:table-cell office:value-type="float" office:value="0.0268519269032327" calcext:value-type="float">
            <text:p>0.026851926903233</text:p>
          </table:table-cell>
          <table:table-cell office:value-type="float" office:value="0.491914836363636" calcext:value-type="float">
            <text:p>0.491914836363636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0.409346056556803" calcext:value-type="float">
            <text:p>-0.409346056556803</text:p>
          </table:table-cell>
          <table:table-cell office:value-type="float" office:value="0.683034" calcext:value-type="float">
            <text:p>0.683034</text:p>
          </table:table-cell>
          <table:table-cell office:value-type="string" calcext:value-type="string">
            <text:p>[-0. <text:s/>0.]</text:p>
          </table:table-cell>
          <table:table-cell office:value-type="float" office:value="0.0607474141010859" calcext:value-type="float">
            <text:p>0.060747414101086</text:p>
          </table:table-cell>
          <table:table-cell office:value-type="string" calcext:value-type="string">
            <text:p>ParacentralL-LentiL</text:p>
          </table:table-cell>
          <table:table-cell office:value-type="string" calcext:value-type="string">
            <text:p>ParacentralR-LentiR</text:p>
          </table:table-cell>
          <table:table-cell office:value-type="string" calcext:value-type="string">
            <text:p>FA</text:p>
          </table:table-cell>
          <table:table-cell office:value-type="float" office:value="0.270692270691112" calcext:value-type="float">
            <text:p>0.270692270691112</text:p>
          </table:table-cell>
          <table:table-cell office:value-type="float" office:value="0.0262503081628591" calcext:value-type="float">
            <text:p>0.026250308162859</text:p>
          </table:table-cell>
          <table:table-cell office:value-type="float" office:value="0.271446597904472" calcext:value-type="float">
            <text:p>0.271446597904472</text:p>
          </table:table-cell>
          <table:table-cell office:value-type="float" office:value="0.0267539987519983" calcext:value-type="float">
            <text:p>0.026753998751998</text:p>
          </table:table-cell>
          <table:table-cell office:value-type="float" office:value="0.792528" calcext:value-type="float">
            <text:p>0.792528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1.55954784648659" calcext:value-type="float">
            <text:p>-1.55954784648659</text:p>
          </table:table-cell>
          <table:table-cell office:value-type="float" office:value="0.121568" calcext:value-type="float">
            <text:p>0.121568</text:p>
          </table:table-cell>
          <table:table-cell office:value-type="string" calcext:value-type="string">
            <text:p>[-0.01 <text:s/>0. <text:s/>]</text:p>
          </table:table-cell>
          <table:table-cell office:value-type="float" office:value="0.179382435743219" calcext:value-type="float">
            <text:p>0.179382435743219</text:p>
          </table:table-cell>
          <table:table-cell office:value-type="string" calcext:value-type="string">
            <text:p>ParacentralL-SubthalL</text:p>
          </table:table-cell>
          <table:table-cell office:value-type="string" calcext:value-type="string">
            <text:p>ParacentralR-SubthalR</text:p>
          </table:table-cell>
          <table:table-cell office:value-type="string" calcext:value-type="string">
            <text:p>FA</text:p>
          </table:table-cell>
          <table:table-cell office:value-type="float" office:value="0.349280338418686" calcext:value-type="float">
            <text:p>0.349280338418686</text:p>
          </table:table-cell>
          <table:table-cell office:value-type="float" office:value="0.0250443966145303" calcext:value-type="float">
            <text:p>0.02504439661453</text:p>
          </table:table-cell>
          <table:table-cell office:value-type="float" office:value="0.351676056445655" calcext:value-type="float">
            <text:p>0.351676056445655</text:p>
          </table:table-cell>
          <table:table-cell office:value-type="float" office:value="0.0245202999413802" calcext:value-type="float">
            <text:p>0.02452029994138</text:p>
          </table:table-cell>
          <table:table-cell office:value-type="float" office:value="0.22534556097561" calcext:value-type="float">
            <text:p>0.22534556097561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1.69203113584666" calcext:value-type="float">
            <text:p>1.69203113584666</text:p>
          </table:table-cell>
          <table:table-cell office:value-type="float" office:value="0.093302" calcext:value-type="float">
            <text:p>0.093302</text:p>
          </table:table-cell>
          <table:table-cell office:value-type="string" calcext:value-type="string">
            <text:p>[-0. <text:s text:c="3"/>0.01]</text:p>
          </table:table-cell>
          <table:table-cell office:value-type="float" office:value="0.254252301596655" calcext:value-type="float">
            <text:p>0.254252301596655</text:p>
          </table:table-cell>
          <table:table-cell office:value-type="string" calcext:value-type="string">
            <text:p>ParacentralL-ThalfusL</text:p>
          </table:table-cell>
          <table:table-cell office:value-type="string" calcext:value-type="string">
            <text:p>ParacentralR-ThalfusR</text:p>
          </table:table-cell>
          <table:table-cell office:value-type="string" calcext:value-type="string">
            <text:p>FA</text:p>
          </table:table-cell>
          <table:table-cell office:value-type="float" office:value="0.271818167451075" calcext:value-type="float">
            <text:p>0.271818167451075</text:p>
          </table:table-cell>
          <table:table-cell office:value-type="float" office:value="0.0248534738075776" calcext:value-type="float">
            <text:p>0.024853473807578</text:p>
          </table:table-cell>
          <table:table-cell office:value-type="float" office:value="0.268789155124608" calcext:value-type="float">
            <text:p>0.268789155124608</text:p>
          </table:table-cell>
          <table:table-cell office:value-type="float" office:value="0.0252515777301994" calcext:value-type="float">
            <text:p>0.0252515777302</text:p>
          </table:table-cell>
          <table:table-cell office:value-type="float" office:value="0.184180571428571" calcext:value-type="float">
            <text:p>0.184180571428571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6.9027146723499" calcext:value-type="float">
            <text:p>6.90271467234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.01 0.02]</text:p>
          </table:table-cell>
          <table:table-cell office:value-type="float" office:value="0.999755153500312" calcext:value-type="float">
            <text:p>0.999755153500312</text:p>
          </table:table-cell>
          <table:table-cell office:value-type="string" calcext:value-type="string">
            <text:p>S1L-Brainstem</text:p>
          </table:table-cell>
          <table:table-cell office:value-type="string" calcext:value-type="string">
            <text:p>S1R-Brainstem</text:p>
          </table:table-cell>
          <table:table-cell office:value-type="string" calcext:value-type="string">
            <text:p>FA</text:p>
          </table:table-cell>
          <table:table-cell office:value-type="float" office:value="0.358062338273404" calcext:value-type="float">
            <text:p>0.358062338273404</text:p>
          </table:table-cell>
          <table:table-cell office:value-type="float" office:value="0.0257452755418602" calcext:value-type="float">
            <text:p>0.02574527554186</text:p>
          </table:table-cell>
          <table:table-cell office:value-type="float" office:value="0.345531484080573" calcext:value-type="float">
            <text:p>0.345531484080573</text:p>
          </table:table-cell>
          <table:table-cell office:value-type="float" office:value="0.0235675932344282" calcext:value-type="float">
            <text:p>0.023567593234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2.1128830820697" calcext:value-type="float">
            <text:p>2.1128830820697</text:p>
          </table:table-cell>
          <table:table-cell office:value-type="float" office:value="0.036736" calcext:value-type="float">
            <text:p>0.036736</text:p>
          </table:table-cell>
          <table:table-cell office:value-type="string" calcext:value-type="string">
            <text:p>[0. <text:s text:c="2"/>0.01]</text:p>
          </table:table-cell>
          <table:table-cell office:value-type="float" office:value="0.585552864396504" calcext:value-type="float">
            <text:p>0.585552864396504</text:p>
          </table:table-cell>
          <table:table-cell office:value-type="string" calcext:value-type="string">
            <text:p>S1L-CaudL</text:p>
          </table:table-cell>
          <table:table-cell office:value-type="string" calcext:value-type="string">
            <text:p>S1R-CaudR</text:p>
          </table:table-cell>
          <table:table-cell office:value-type="string" calcext:value-type="string">
            <text:p>FA</text:p>
          </table:table-cell>
          <table:table-cell office:value-type="float" office:value="0.2456999632009" calcext:value-type="float">
            <text:p>0.2456999632009</text:p>
          </table:table-cell>
          <table:table-cell office:value-type="float" office:value="0.0317720790003828" calcext:value-type="float">
            <text:p>0.031772079000383</text:p>
          </table:table-cell>
          <table:table-cell office:value-type="float" office:value="0.239377762806618" calcext:value-type="float">
            <text:p>0.239377762806618</text:p>
          </table:table-cell>
          <table:table-cell office:value-type="float" office:value="0.0305521711871914" calcext:value-type="float">
            <text:p>0.030552171187192</text:p>
          </table:table-cell>
          <table:table-cell office:value-type="float" office:value="0.0896703492063492" calcext:value-type="float">
            <text:p>0.089670349206349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1.07186599930028" calcext:value-type="float">
            <text:p>1.07186599930028</text:p>
          </table:table-cell>
          <table:table-cell office:value-type="float" office:value="0.285986" calcext:value-type="float">
            <text:p>0.285986</text:p>
          </table:table-cell>
          <table:table-cell office:value-type="string" calcext:value-type="string">
            <text:p>[-0. <text:s/>0.]</text:p>
          </table:table-cell>
          <table:table-cell office:value-type="float" office:value="0.0862342485171039" calcext:value-type="float">
            <text:p>0.086234248517104</text:p>
          </table:table-cell>
          <table:table-cell office:value-type="string" calcext:value-type="string">
            <text:p>S1L-LentiL</text:p>
          </table:table-cell>
          <table:table-cell office:value-type="string" calcext:value-type="string">
            <text:p>S1R-LentiR</text:p>
          </table:table-cell>
          <table:table-cell office:value-type="string" calcext:value-type="string">
            <text:p>FA</text:p>
          </table:table-cell>
          <table:table-cell office:value-type="float" office:value="0.255592363239345" calcext:value-type="float">
            <text:p>0.255592363239345</text:p>
          </table:table-cell>
          <table:table-cell office:value-type="float" office:value="0.0223967919220229" calcext:value-type="float">
            <text:p>0.022396791922023</text:p>
          </table:table-cell>
          <table:table-cell office:value-type="float" office:value="0.254429801414579" calcext:value-type="float">
            <text:p>0.254429801414579</text:p>
          </table:table-cell>
          <table:table-cell office:value-type="float" office:value="0.0223851571572018" calcext:value-type="float">
            <text:p>0.022385157157202</text:p>
          </table:table-cell>
          <table:table-cell office:value-type="float" office:value="0.455455333333333" calcext:value-type="float">
            <text:p>0.455455333333333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1.06884478702854" calcext:value-type="float">
            <text:p>1.06884478702854</text:p>
          </table:table-cell>
          <table:table-cell office:value-type="float" office:value="0.28734" calcext:value-type="float">
            <text:p>0.28734</text:p>
          </table:table-cell>
          <table:table-cell office:value-type="string" calcext:value-type="string">
            <text:p>[-0. <text:s text:c="3"/>0.01]</text:p>
          </table:table-cell>
          <table:table-cell office:value-type="float" office:value="0.149952250822561" calcext:value-type="float">
            <text:p>0.149952250822561</text:p>
          </table:table-cell>
          <table:table-cell office:value-type="string" calcext:value-type="string">
            <text:p>S1L-ParacentralL</text:p>
          </table:table-cell>
          <table:table-cell office:value-type="string" calcext:value-type="string">
            <text:p>S1R-ParacentralR</text:p>
          </table:table-cell>
          <table:table-cell office:value-type="string" calcext:value-type="string">
            <text:p>FA</text:p>
          </table:table-cell>
          <table:table-cell office:value-type="float" office:value="0.164410910300784" calcext:value-type="float">
            <text:p>0.164410910300784</text:p>
          </table:table-cell>
          <table:table-cell office:value-type="float" office:value="0.0311185538289553" calcext:value-type="float">
            <text:p>0.031118553828955</text:p>
          </table:table-cell>
          <table:table-cell office:value-type="float" office:value="0.162015194862576" calcext:value-type="float">
            <text:p>0.162015194862576</text:p>
          </table:table-cell>
          <table:table-cell office:value-type="float" office:value="0.0247176046311108" calcext:value-type="float">
            <text:p>0.024717604631111</text:p>
          </table:table-cell>
          <table:table-cell office:value-type="float" office:value="0.455455333333333" calcext:value-type="float">
            <text:p>0.455455333333333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0.812062626730409" calcext:value-type="float">
            <text:p>-0.812062626730409</text:p>
          </table:table-cell>
          <table:table-cell office:value-type="float" office:value="0.418405" calcext:value-type="float">
            <text:p>0.418405</text:p>
          </table:table-cell>
          <table:table-cell office:value-type="string" calcext:value-type="string">
            <text:p>[-0. <text:s/>0.]</text:p>
          </table:table-cell>
          <table:table-cell office:value-type="float" office:value="0.0865819582852299" calcext:value-type="float">
            <text:p>0.08658195828523</text:p>
          </table:table-cell>
          <table:table-cell office:value-type="string" calcext:value-type="string">
            <text:p>S1L-SubthalL</text:p>
          </table:table-cell>
          <table:table-cell office:value-type="string" calcext:value-type="string">
            <text:p>S1R-SubthalR</text:p>
          </table:table-cell>
          <table:table-cell office:value-type="string" calcext:value-type="string">
            <text:p>FA</text:p>
          </table:table-cell>
          <table:table-cell office:value-type="float" office:value="0.355591997504234" calcext:value-type="float">
            <text:p>0.355591997504234</text:p>
          </table:table-cell>
          <table:table-cell office:value-type="float" office:value="0.0267742875382334" calcext:value-type="float">
            <text:p>0.026774287538233</text:p>
          </table:table-cell>
          <table:table-cell office:value-type="float" office:value="0.356997800327964" calcext:value-type="float">
            <text:p>0.356997800327964</text:p>
          </table:table-cell>
          <table:table-cell office:value-type="float" office:value="0.0271225397607334" calcext:value-type="float">
            <text:p>0.027122539760733</text:p>
          </table:table-cell>
          <table:table-cell office:value-type="float" office:value="0.545496820512821" calcext:value-type="float">
            <text:p>0.545496820512821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1.93652295771606" calcext:value-type="float">
            <text:p>1.93652295771606</text:p>
          </table:table-cell>
          <table:table-cell office:value-type="float" office:value="0.055215" calcext:value-type="float">
            <text:p>0.055215</text:p>
          </table:table-cell>
          <table:table-cell office:value-type="string" calcext:value-type="string">
            <text:p>[-0. <text:s text:c="3"/>0.01]</text:p>
          </table:table-cell>
          <table:table-cell office:value-type="float" office:value="0.336982500532082" calcext:value-type="float">
            <text:p>0.336982500532082</text:p>
          </table:table-cell>
          <table:table-cell office:value-type="string" calcext:value-type="string">
            <text:p>S1L-ThalfusL</text:p>
          </table:table-cell>
          <table:table-cell office:value-type="string" calcext:value-type="string">
            <text:p>S1R-ThalfusR</text:p>
          </table:table-cell>
          <table:table-cell office:value-type="string" calcext:value-type="string">
            <text:p>FA</text:p>
          </table:table-cell>
          <table:table-cell office:value-type="float" office:value="0.282419043829886" calcext:value-type="float">
            <text:p>0.282419043829886</text:p>
          </table:table-cell>
          <table:table-cell office:value-type="float" office:value="0.0233890688837057" calcext:value-type="float">
            <text:p>0.023389068883706</text:p>
          </table:table-cell>
          <table:table-cell office:value-type="float" office:value="0.27902520018614" calcext:value-type="float">
            <text:p>0.27902520018614</text:p>
          </table:table-cell>
          <table:table-cell office:value-type="float" office:value="0.0239346732187916" calcext:value-type="float">
            <text:p>0.023934673218792</text:p>
          </table:table-cell>
          <table:table-cell office:value-type="float" office:value="0.119895428571429" calcext:value-type="float">
            <text:p>0.119895428571429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0.72629272710793" calcext:value-type="float">
            <text:p>0.72629272710793</text:p>
          </table:table-cell>
          <table:table-cell office:value-type="float" office:value="0.46911" calcext:value-type="float">
            <text:p>0.46911</text:p>
          </table:table-cell>
          <table:table-cell office:value-type="string" calcext:value-type="string">
            <text:p>[-0. <text:s/>0.]</text:p>
          </table:table-cell>
          <table:table-cell office:value-type="float" office:value="0.0633592216426162" calcext:value-type="float">
            <text:p>0.063359221642616</text:p>
          </table:table-cell>
          <table:table-cell office:value-type="string" calcext:value-type="string">
            <text:p>S1L-M1L</text:p>
          </table:table-cell>
          <table:table-cell office:value-type="string" calcext:value-type="string">
            <text:p>S1R-M1R</text:p>
          </table:table-cell>
          <table:table-cell office:value-type="string" calcext:value-type="string">
            <text:p>FA</text:p>
          </table:table-cell>
          <table:table-cell office:value-type="float" office:value="0.170784297509719" calcext:value-type="float">
            <text:p>0.170784297509719</text:p>
          </table:table-cell>
          <table:table-cell office:value-type="float" office:value="0.0185449315368942" calcext:value-type="float">
            <text:p>0.018544931536894</text:p>
          </table:table-cell>
          <table:table-cell office:value-type="float" office:value="0.170203284628816" calcext:value-type="float">
            <text:p>0.170203284628816</text:p>
          </table:table-cell>
          <table:table-cell office:value-type="float" office:value="0.0180989847497539" calcext:value-type="float">
            <text:p>0.018098984749754</text:p>
          </table:table-cell>
          <table:table-cell office:value-type="float" office:value="0.597756958677686" calcext:value-type="float">
            <text:p>0.597756958677686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1.06884478702854" calcext:value-type="float">
            <text:p>1.06884478702854</text:p>
          </table:table-cell>
          <table:table-cell office:value-type="float" office:value="0.28734" calcext:value-type="float">
            <text:p>0.28734</text:p>
          </table:table-cell>
          <table:table-cell office:value-type="string" calcext:value-type="string">
            <text:p>[-0. <text:s text:c="3"/>0.01]</text:p>
          </table:table-cell>
          <table:table-cell office:value-type="float" office:value="0.149952250822561" calcext:value-type="float">
            <text:p>0.149952250822561</text:p>
          </table:table-cell>
          <table:table-cell office:value-type="string" calcext:value-type="string">
            <text:p>S1L-ParacentralL</text:p>
          </table:table-cell>
          <table:table-cell office:value-type="string" calcext:value-type="string">
            <text:p>S1R-ParacentralR</text:p>
          </table:table-cell>
          <table:table-cell office:value-type="string" calcext:value-type="string">
            <text:p>FA</text:p>
          </table:table-cell>
          <table:table-cell office:value-type="float" office:value="0.164410910300784" calcext:value-type="float">
            <text:p>0.164410910300784</text:p>
          </table:table-cell>
          <table:table-cell office:value-type="float" office:value="0.0311185538289553" calcext:value-type="float">
            <text:p>0.031118553828955</text:p>
          </table:table-cell>
          <table:table-cell office:value-type="float" office:value="0.162015194862576" calcext:value-type="float">
            <text:p>0.162015194862576</text:p>
          </table:table-cell>
          <table:table-cell office:value-type="float" office:value="0.0247176046311108" calcext:value-type="float">
            <text:p>0.024717604631111</text:p>
          </table:table-cell>
          <table:table-cell office:value-type="float" office:value="0.455455333333333" calcext:value-type="float">
            <text:p>0.455455333333333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1.75019946117636" calcext:value-type="float">
            <text:p>1.75019946117636</text:p>
          </table:table-cell>
          <table:table-cell office:value-type="float" office:value="0.082705" calcext:value-type="float">
            <text:p>0.082705</text:p>
          </table:table-cell>
          <table:table-cell office:value-type="string" calcext:value-type="string">
            <text:p>[-0. <text:s/>0.]</text:p>
          </table:table-cell>
          <table:table-cell office:value-type="float" office:value="0.148802338696596" calcext:value-type="float">
            <text:p>0.148802338696596</text:p>
          </table:table-cell>
          <table:table-cell office:value-type="string" calcext:value-type="string">
            <text:p>M1L-Brainstem</text:p>
          </table:table-cell>
          <table:table-cell office:value-type="string" calcext:value-type="string">
            <text:p>M1R-Brainstem</text:p>
          </table:table-cell>
          <table:table-cell office:value-type="string" calcext:value-type="string">
            <text:p>MD</text:p>
          </table:table-cell>
          <table:table-cell office:value-type="float" office:value="0.00106104432557846" calcext:value-type="float">
            <text:p>0.001061044325578</text:p>
          </table:table-cell>
          <table:table-cell office:value-type="float" office:value="0.0000445298827664382" calcext:value-type="float">
            <text:p>4.45298827664382E-05</text:p>
          </table:table-cell>
          <table:table-cell office:value-type="float" office:value="0.00105725229674377" calcext:value-type="float">
            <text:p>0.001057252296744</text:p>
          </table:table-cell>
          <table:table-cell office:value-type="float" office:value="0.0000449299366423434" calcext:value-type="float">
            <text:p>4.49299366423434E-05</text:p>
          </table:table-cell>
          <table:table-cell office:value-type="float" office:value="0.169880540540541" calcext:value-type="float">
            <text:p>0.169880540540541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2.08038398793997" calcext:value-type="float">
            <text:p>-2.08038398793997</text:p>
          </table:table-cell>
          <table:table-cell office:value-type="float" office:value="0.039673" calcext:value-type="float">
            <text:p>0.039673</text:p>
          </table:table-cell>
          <table:table-cell office:value-type="string" calcext:value-type="string">
            <text:p>[-0. -0.]</text:p>
          </table:table-cell>
          <table:table-cell office:value-type="float" office:value="0.239082147074344" calcext:value-type="float">
            <text:p>0.239082147074344</text:p>
          </table:table-cell>
          <table:table-cell office:value-type="string" calcext:value-type="string">
            <text:p>M1L-CaudL</text:p>
          </table:table-cell>
          <table:table-cell office:value-type="string" calcext:value-type="string">
            <text:p>M1R-CaudR</text:p>
          </table:table-cell>
          <table:table-cell office:value-type="string" calcext:value-type="string">
            <text:p>MD</text:p>
          </table:table-cell>
          <table:table-cell office:value-type="float" office:value="0.00121403309927017" calcext:value-type="float">
            <text:p>0.00121403309927</text:p>
          </table:table-cell>
          <table:table-cell office:value-type="float" office:value="0.0000802534244661773" calcext:value-type="float">
            <text:p>8.02534244661773E-05</text:p>
          </table:table-cell>
          <table:table-cell office:value-type="float" office:value="0.00122329564982136" calcext:value-type="float">
            <text:p>0.001223295649821</text:p>
          </table:table-cell>
          <table:table-cell office:value-type="float" office:value="0.0000789145437117801" calcext:value-type="float">
            <text:p>7.89145437117801E-05</text:p>
          </table:table-cell>
          <table:table-cell office:value-type="float" office:value="0.0927737846153846" calcext:value-type="float">
            <text:p>0.092773784615385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0.160322239731529" calcext:value-type="float">
            <text:p>-0.160322239731529</text:p>
          </table:table-cell>
          <table:table-cell office:value-type="float" office:value="0.872904" calcext:value-type="float">
            <text:p>0.872904</text:p>
          </table:table-cell>
          <table:table-cell office:value-type="string" calcext:value-type="string">
            <text:p>[-0. <text:s/>0.]</text:p>
          </table:table-cell>
          <table:table-cell office:value-type="float" office:value="0.0503987919402768" calcext:value-type="float">
            <text:p>0.050398791940277</text:p>
          </table:table-cell>
          <table:table-cell office:value-type="string" calcext:value-type="string">
            <text:p>M1L-LentiL</text:p>
          </table:table-cell>
          <table:table-cell office:value-type="string" calcext:value-type="string">
            <text:p>M1R-LentiR</text:p>
          </table:table-cell>
          <table:table-cell office:value-type="string" calcext:value-type="string">
            <text:p>MD</text:p>
          </table:table-cell>
          <table:table-cell office:value-type="float" office:value="0.00114851206604197" calcext:value-type="float">
            <text:p>0.001148512066042</text:p>
          </table:table-cell>
          <table:table-cell office:value-type="float" office:value="0.0000652065179676548" calcext:value-type="float">
            <text:p>6.52065179676548E-05</text:p>
          </table:table-cell>
          <table:table-cell office:value-type="float" office:value="0.00114887088371467" calcext:value-type="float">
            <text:p>0.001148870883715</text:p>
          </table:table-cell>
          <table:table-cell office:value-type="float" office:value="0.000065292349208523" calcext:value-type="float">
            <text:p>6.5292349208523E-05</text:p>
          </table:table-cell>
          <table:table-cell office:value-type="float" office:value="0.941002893617021" calcext:value-type="float">
            <text:p>0.941002893617021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1.20656652296038" calcext:value-type="float">
            <text:p>-1.20656652296038</text:p>
          </table:table-cell>
          <table:table-cell office:value-type="float" office:value="0.230033" calcext:value-type="float">
            <text:p>0.230033</text:p>
          </table:table-cell>
          <table:table-cell office:value-type="string" calcext:value-type="string">
            <text:p>[-0. <text:s/>0.]</text:p>
          </table:table-cell>
          <table:table-cell office:value-type="float" office:value="0.070642986310432" calcext:value-type="float">
            <text:p>0.070642986310432</text:p>
          </table:table-cell>
          <table:table-cell office:value-type="string" calcext:value-type="string">
            <text:p>M1L-ParacentralL</text:p>
          </table:table-cell>
          <table:table-cell office:value-type="string" calcext:value-type="string">
            <text:p>M1R-ParacentralR</text:p>
          </table:table-cell>
          <table:table-cell office:value-type="string" calcext:value-type="string">
            <text:p>MD</text:p>
          </table:table-cell>
          <table:table-cell office:value-type="float" office:value="0.00121101171125542" calcext:value-type="float">
            <text:p>0.001211011711255</text:p>
          </table:table-cell>
          <table:table-cell office:value-type="float" office:value="0.0000728685577132834" calcext:value-type="float">
            <text:p>7.28685577132834E-05</text:p>
          </table:table-cell>
          <table:table-cell office:value-type="float" office:value="0.00121392636516489" calcext:value-type="float">
            <text:p>0.001213926365165</text:p>
          </table:table-cell>
          <table:table-cell office:value-type="float" office:value="0.0000752908459254211" calcext:value-type="float">
            <text:p>7.52908459254211E-05</text:p>
          </table:table-cell>
          <table:table-cell office:value-type="float" office:value="0.388775466666667" calcext:value-type="float">
            <text:p>0.388775466666667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2.96201229591987" calcext:value-type="float">
            <text:p>-2.96201229591987</text:p>
          </table:table-cell>
          <table:table-cell office:value-type="float" office:value="0.003702" calcext:value-type="float">
            <text:p>0.003702</text:p>
          </table:table-cell>
          <table:table-cell office:value-type="string" calcext:value-type="string">
            <text:p>[-0. -0.]</text:p>
          </table:table-cell>
          <table:table-cell office:value-type="float" office:value="0.242057183133694" calcext:value-type="float">
            <text:p>0.242057183133694</text:p>
          </table:table-cell>
          <table:table-cell office:value-type="string" calcext:value-type="string">
            <text:p>M1L-SubthalL</text:p>
          </table:table-cell>
          <table:table-cell office:value-type="string" calcext:value-type="string">
            <text:p>M1R-SubthalR</text:p>
          </table:table-cell>
          <table:table-cell office:value-type="string" calcext:value-type="string">
            <text:p>MD</text:p>
          </table:table-cell>
          <table:table-cell office:value-type="float" office:value="0.0010710715728622" calcext:value-type="float">
            <text:p>0.001071071572862</text:p>
          </table:table-cell>
          <table:table-cell office:value-type="float" office:value="0.0000548471920313682" calcext:value-type="float">
            <text:p>5.48471920313682E-05</text:p>
          </table:table-cell>
          <table:table-cell office:value-type="float" office:value="0.00107760413380145" calcext:value-type="float">
            <text:p>0.001077604133801</text:p>
          </table:table-cell>
          <table:table-cell office:value-type="float" office:value="0.0000565392894482718" calcext:value-type="float">
            <text:p>5.65392894482718E-05</text:p>
          </table:table-cell>
          <table:table-cell office:value-type="float" office:value="0.0122326956521739" calcext:value-type="float">
            <text:p>0.012232695652174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3.37891568138173" calcext:value-type="float">
            <text:p>-3.37891568138173</text:p>
          </table:table-cell>
          <table:table-cell office:value-type="float" office:value="0.000989" calcext:value-type="float">
            <text:p>0.000989</text:p>
          </table:table-cell>
          <table:table-cell office:value-type="string" calcext:value-type="string">
            <text:p>[-0. -0.]</text:p>
          </table:table-cell>
          <table:table-cell office:value-type="float" office:value="0.303786964966996" calcext:value-type="float">
            <text:p>0.303786964966996</text:p>
          </table:table-cell>
          <table:table-cell office:value-type="string" calcext:value-type="string">
            <text:p>M1L-ThalfusL</text:p>
          </table:table-cell>
          <table:table-cell office:value-type="string" calcext:value-type="string">
            <text:p>M1R-ThalfusR</text:p>
          </table:table-cell>
          <table:table-cell office:value-type="string" calcext:value-type="string">
            <text:p>MD</text:p>
          </table:table-cell>
          <table:table-cell office:value-type="float" office:value="0.00109993418386612" calcext:value-type="float">
            <text:p>0.001099934183866</text:p>
          </table:table-cell>
          <table:table-cell office:value-type="float" office:value="0.0000606561283801903" calcext:value-type="float">
            <text:p>6.06561283801903E-05</text:p>
          </table:table-cell>
          <table:table-cell office:value-type="float" office:value="0.00110835209094236" calcext:value-type="float">
            <text:p>0.001108352090942</text:p>
          </table:table-cell>
          <table:table-cell office:value-type="float" office:value="0.0000642428762414762" calcext:value-type="float">
            <text:p>6.42428762414762E-05</text:p>
          </table:table-cell>
          <table:table-cell office:value-type="float" office:value="0.0037582" calcext:value-type="float">
            <text:p>0.0037582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0.765649868792937" calcext:value-type="float">
            <text:p>0.765649868792937</text:p>
          </table:table-cell>
          <table:table-cell office:value-type="float" office:value="0.445426" calcext:value-type="float">
            <text:p>0.445426</text:p>
          </table:table-cell>
          <table:table-cell office:value-type="string" calcext:value-type="string">
            <text:p>[-0. <text:s/>0.]</text:p>
          </table:table-cell>
          <table:table-cell office:value-type="float" office:value="0.0676834411197125" calcext:value-type="float">
            <text:p>0.067683441119713</text:p>
          </table:table-cell>
          <table:table-cell office:value-type="string" calcext:value-type="string">
            <text:p>ParacentralL-Brainstem</text:p>
          </table:table-cell>
          <table:table-cell office:value-type="string" calcext:value-type="string">
            <text:p>ParacentralR-Brainstem</text:p>
          </table:table-cell>
          <table:table-cell office:value-type="string" calcext:value-type="string">
            <text:p>MD</text:p>
          </table:table-cell>
          <table:table-cell office:value-type="float" office:value="0.0010732788221626" calcext:value-type="float">
            <text:p>0.001073278822163</text:p>
          </table:table-cell>
          <table:table-cell office:value-type="float" office:value="0.0000476094160066094" calcext:value-type="float">
            <text:p>4.76094160066094E-05</text:p>
          </table:table-cell>
          <table:table-cell office:value-type="float" office:value="0.00107154135949416" calcext:value-type="float">
            <text:p>0.001071541359494</text:p>
          </table:table-cell>
          <table:table-cell office:value-type="float" office:value="0.0000477534934457298" calcext:value-type="float">
            <text:p>4.77534934457298E-05</text:p>
          </table:table-cell>
          <table:table-cell office:value-type="float" office:value="0.573769084745763" calcext:value-type="float">
            <text:p>0.573769084745763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0.479314470609509" calcext:value-type="float">
            <text:p>0.479314470609509</text:p>
          </table:table-cell>
          <table:table-cell office:value-type="float" office:value="0.63261" calcext:value-type="float">
            <text:p>0.63261</text:p>
          </table:table-cell>
          <table:table-cell office:value-type="string" calcext:value-type="string">
            <text:p>[-0. <text:s/>0.]</text:p>
          </table:table-cell>
          <table:table-cell office:value-type="float" office:value="0.0549573435477772" calcext:value-type="float">
            <text:p>0.054957343547777</text:p>
          </table:table-cell>
          <table:table-cell office:value-type="string" calcext:value-type="string">
            <text:p>ParacentralL-CaudL</text:p>
          </table:table-cell>
          <table:table-cell office:value-type="string" calcext:value-type="string">
            <text:p>ParacentralR-CaudR</text:p>
          </table:table-cell>
          <table:table-cell office:value-type="string" calcext:value-type="string">
            <text:p>MD</text:p>
          </table:table-cell>
          <table:table-cell office:value-type="float" office:value="0.00121220202832399" calcext:value-type="float">
            <text:p>0.001212202028324</text:p>
          </table:table-cell>
          <table:table-cell office:value-type="float" office:value="0.0000759983588224038" calcext:value-type="float">
            <text:p>7.59983588224038E-05</text:p>
          </table:table-cell>
          <table:table-cell office:value-type="float" office:value="0.00121077666970723" calcext:value-type="float">
            <text:p>0.001210776669707</text:p>
          </table:table-cell>
          <table:table-cell office:value-type="float" office:value="0.0000711527947400925" calcext:value-type="float">
            <text:p>7.11527947400925E-05</text:p>
          </table:table-cell>
          <table:table-cell office:value-type="float" office:value="0.739667076923077" calcext:value-type="float">
            <text:p>0.739667076923077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3.51334485700181" calcext:value-type="float">
            <text:p>-3.51334485700181</text:p>
          </table:table-cell>
          <table:table-cell office:value-type="float" office:value="0.00063" calcext:value-type="float">
            <text:p>0.00063</text:p>
          </table:table-cell>
          <table:table-cell office:value-type="string" calcext:value-type="string">
            <text:p>[-0. -0.]</text:p>
          </table:table-cell>
          <table:table-cell office:value-type="float" office:value="0.326172309537805" calcext:value-type="float">
            <text:p>0.326172309537805</text:p>
          </table:table-cell>
          <table:table-cell office:value-type="string" calcext:value-type="string">
            <text:p>ParacentralL-LentiL</text:p>
          </table:table-cell>
          <table:table-cell office:value-type="string" calcext:value-type="string">
            <text:p>ParacentralR-LentiR</text:p>
          </table:table-cell>
          <table:table-cell office:value-type="string" calcext:value-type="string">
            <text:p>MD</text:p>
          </table:table-cell>
          <table:table-cell office:value-type="float" office:value="0.00114081032234792" calcext:value-type="float">
            <text:p>0.001140810322348</text:p>
          </table:table-cell>
          <table:table-cell office:value-type="float" office:value="0.0000628344587011447" calcext:value-type="float">
            <text:p>6.28344587011447E-05</text:p>
          </table:table-cell>
          <table:table-cell office:value-type="float" office:value="0.00114970450325059" calcext:value-type="float">
            <text:p>0.001149704503251</text:p>
          </table:table-cell>
          <table:table-cell office:value-type="float" office:value="0.0000636480184304515" calcext:value-type="float">
            <text:p>6.36480184304515E-05</text:p>
          </table:table-cell>
          <table:table-cell office:value-type="float" office:value="0.00252" calcext:value-type="float">
            <text:p>0.00252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2.97772073415856" calcext:value-type="float">
            <text:p>-2.97772073415856</text:p>
          </table:table-cell>
          <table:table-cell office:value-type="float" office:value="0.003531" calcext:value-type="float">
            <text:p>0.003531</text:p>
          </table:table-cell>
          <table:table-cell office:value-type="string" calcext:value-type="string">
            <text:p>[-0. -0.]</text:p>
          </table:table-cell>
          <table:table-cell office:value-type="float" office:value="0.240385788566262" calcext:value-type="float">
            <text:p>0.240385788566262</text:p>
          </table:table-cell>
          <table:table-cell office:value-type="string" calcext:value-type="string">
            <text:p>ParacentralL-SubthalL</text:p>
          </table:table-cell>
          <table:table-cell office:value-type="string" calcext:value-type="string">
            <text:p>ParacentralR-SubthalR</text:p>
          </table:table-cell>
          <table:table-cell office:value-type="string" calcext:value-type="string">
            <text:p>MD</text:p>
          </table:table-cell>
          <table:table-cell office:value-type="float" office:value="0.0010820249395476" calcext:value-type="float">
            <text:p>0.001082024939548</text:p>
          </table:table-cell>
          <table:table-cell office:value-type="float" office:value="0.0000558875872274492" calcext:value-type="float">
            <text:p>5.58875872274492E-05</text:p>
          </table:table-cell>
          <table:table-cell office:value-type="float" office:value="0.00108864585428998" calcext:value-type="float">
            <text:p>0.00108864585429</text:p>
          </table:table-cell>
          <table:table-cell office:value-type="float" office:value="0.0000574945384893408" calcext:value-type="float">
            <text:p>5.74945384893408E-05</text:p>
          </table:table-cell>
          <table:table-cell office:value-type="float" office:value="0.0119269333333333" calcext:value-type="float">
            <text:p>0.011926933333333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3.30434700023897" calcext:value-type="float">
            <text:p>-3.30434700023897</text:p>
          </table:table-cell>
          <table:table-cell office:value-type="float" office:value="0.001264" calcext:value-type="float">
            <text:p>0.001264</text:p>
          </table:table-cell>
          <table:table-cell office:value-type="string" calcext:value-type="string">
            <text:p>[-0. -0.]</text:p>
          </table:table-cell>
          <table:table-cell office:value-type="float" office:value="0.390335777562585" calcext:value-type="float">
            <text:p>0.390335777562585</text:p>
          </table:table-cell>
          <table:table-cell office:value-type="string" calcext:value-type="string">
            <text:p>ParacentralL-ThalfusL</text:p>
          </table:table-cell>
          <table:table-cell office:value-type="string" calcext:value-type="string">
            <text:p>ParacentralR-ThalfusR</text:p>
          </table:table-cell>
          <table:table-cell office:value-type="string" calcext:value-type="string">
            <text:p>MD</text:p>
          </table:table-cell>
          <table:table-cell office:value-type="float" office:value="0.00112489668723443" calcext:value-type="float">
            <text:p>0.001124896687234</text:p>
          </table:table-cell>
          <table:table-cell office:value-type="float" office:value="0.0000628158057262775" calcext:value-type="float">
            <text:p>6.28158057262775E-05</text:p>
          </table:table-cell>
          <table:table-cell office:value-type="float" office:value="0.00113510757870178" calcext:value-type="float">
            <text:p>0.001135107578702</text:p>
          </table:table-cell>
          <table:table-cell office:value-type="float" office:value="0.000067418507349043" calcext:value-type="float">
            <text:p>6.7418507349043E-05</text:p>
          </table:table-cell>
          <table:table-cell office:value-type="float" office:value="0.00457447619047619" calcext:value-type="float">
            <text:p>0.004574476190476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0.998661372078284" calcext:value-type="float">
            <text:p>0.998661372078284</text:p>
          </table:table-cell>
          <table:table-cell office:value-type="float" office:value="0.32002" calcext:value-type="float">
            <text:p>0.32002</text:p>
          </table:table-cell>
          <table:table-cell office:value-type="string" calcext:value-type="string">
            <text:p>[-0. <text:s/>0.]</text:p>
          </table:table-cell>
          <table:table-cell office:value-type="float" office:value="0.0918779741798469" calcext:value-type="float">
            <text:p>0.091877974179847</text:p>
          </table:table-cell>
          <table:table-cell office:value-type="string" calcext:value-type="string">
            <text:p>S1L-Brainstem</text:p>
          </table:table-cell>
          <table:table-cell office:value-type="string" calcext:value-type="string">
            <text:p>S1R-Brainstem</text:p>
          </table:table-cell>
          <table:table-cell office:value-type="string" calcext:value-type="string">
            <text:p>MD</text:p>
          </table:table-cell>
          <table:table-cell office:value-type="float" office:value="0.00108074751619434" calcext:value-type="float">
            <text:p>0.001080747516194</text:p>
          </table:table-cell>
          <table:table-cell office:value-type="float" office:value="0.0000429401138976959" calcext:value-type="float">
            <text:p>4.29401138976959E-05</text:p>
          </table:table-cell>
          <table:table-cell office:value-type="float" office:value="0.00107832014821149" calcext:value-type="float">
            <text:p>0.001078320148212</text:p>
          </table:table-cell>
          <table:table-cell office:value-type="float" office:value="0.0000441363536422662" calcext:value-type="float">
            <text:p>4.41363536422662E-05</text:p>
          </table:table-cell>
          <table:table-cell office:value-type="float" office:value="0.491914836363636" calcext:value-type="float">
            <text:p>0.491914836363636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0.274567625204699" calcext:value-type="float">
            <text:p>-0.274567625204699</text:p>
          </table:table-cell>
          <table:table-cell office:value-type="float" office:value="0.784133" calcext:value-type="float">
            <text:p>0.784133</text:p>
          </table:table-cell>
          <table:table-cell office:value-type="string" calcext:value-type="string">
            <text:p>[-0. <text:s/>0.]</text:p>
          </table:table-cell>
          <table:table-cell office:value-type="float" office:value="0.0533317047287471" calcext:value-type="float">
            <text:p>0.053331704728747</text:p>
          </table:table-cell>
          <table:table-cell office:value-type="string" calcext:value-type="string">
            <text:p>S1L-CaudL</text:p>
          </table:table-cell>
          <table:table-cell office:value-type="string" calcext:value-type="string">
            <text:p>S1R-CaudR</text:p>
          </table:table-cell>
          <table:table-cell office:value-type="string" calcext:value-type="string">
            <text:p>MD</text:p>
          </table:table-cell>
          <table:table-cell office:value-type="float" office:value="0.00120739024171948" calcext:value-type="float">
            <text:p>0.001207390241719</text:p>
          </table:table-cell>
          <table:table-cell office:value-type="float" office:value="0.0000745080539300761" calcext:value-type="float">
            <text:p>7.45080539300761E-05</text:p>
          </table:table-cell>
          <table:table-cell office:value-type="float" office:value="0.00120854777307639" calcext:value-type="float">
            <text:p>0.001208547773076</text:p>
          </table:table-cell>
          <table:table-cell office:value-type="float" office:value="0.0000712323927249243" calcext:value-type="float">
            <text:p>7.12323927249243E-05</text:p>
          </table:table-cell>
          <table:table-cell office:value-type="float" office:value="0.889464298507463" calcext:value-type="float">
            <text:p>0.889464298507463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0.529794844321502" calcext:value-type="float">
            <text:p>-0.529794844321502</text:p>
          </table:table-cell>
          <table:table-cell office:value-type="float" office:value="0.597258" calcext:value-type="float">
            <text:p>0.597258</text:p>
          </table:table-cell>
          <table:table-cell office:value-type="string" calcext:value-type="string">
            <text:p>[-0. <text:s/>0.]</text:p>
          </table:table-cell>
          <table:table-cell office:value-type="float" office:value="0.0565268401350641" calcext:value-type="float">
            <text:p>0.056526840135064</text:p>
          </table:table-cell>
          <table:table-cell office:value-type="string" calcext:value-type="string">
            <text:p>S1L-LentiL</text:p>
          </table:table-cell>
          <table:table-cell office:value-type="string" calcext:value-type="string">
            <text:p>S1R-LentiR</text:p>
          </table:table-cell>
          <table:table-cell office:value-type="string" calcext:value-type="string">
            <text:p>MD</text:p>
          </table:table-cell>
          <table:table-cell office:value-type="float" office:value="0.00116068050383696" calcext:value-type="float">
            <text:p>0.001160680503837</text:p>
          </table:table-cell>
          <table:table-cell office:value-type="float" office:value="0.0000593100220099518" calcext:value-type="float">
            <text:p>5.93100220099518E-05</text:p>
          </table:table-cell>
          <table:table-cell office:value-type="float" office:value="0.00116201241153398" calcext:value-type="float">
            <text:p>0.001162012411534</text:p>
          </table:table-cell>
          <table:table-cell office:value-type="float" office:value="0.0000606384616565849" calcext:value-type="float">
            <text:p>6.06384616565849E-05</text:p>
          </table:table-cell>
          <table:table-cell office:value-type="float" office:value="0.720501714285714" calcext:value-type="float">
            <text:p>0.720501714285714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0.931961700755787" calcext:value-type="float">
            <text:p>-0.931961700755787</text:p>
          </table:table-cell>
          <table:table-cell office:value-type="float" office:value="0.353276" calcext:value-type="float">
            <text:p>0.353276</text:p>
          </table:table-cell>
          <table:table-cell office:value-type="string" calcext:value-type="string">
            <text:p>[-0. <text:s/>0.]</text:p>
          </table:table-cell>
          <table:table-cell office:value-type="float" office:value="0.068810186202565" calcext:value-type="float">
            <text:p>0.068810186202565</text:p>
          </table:table-cell>
          <table:table-cell office:value-type="string" calcext:value-type="string">
            <text:p>S1L-ParacentralL</text:p>
          </table:table-cell>
          <table:table-cell office:value-type="string" calcext:value-type="string">
            <text:p>S1R-ParacentralR</text:p>
          </table:table-cell>
          <table:table-cell office:value-type="string" calcext:value-type="string">
            <text:p>MD</text:p>
          </table:table-cell>
          <table:table-cell office:value-type="float" office:value="0.00119471945701225" calcext:value-type="float">
            <text:p>0.001194719457012</text:p>
          </table:table-cell>
          <table:table-cell office:value-type="float" office:value="0.0000594811899479084" calcext:value-type="float">
            <text:p>5.94811899479084E-05</text:p>
          </table:table-cell>
          <table:table-cell office:value-type="float" office:value="0.00119700117561551" calcext:value-type="float">
            <text:p>0.001197001175616</text:p>
          </table:table-cell>
          <table:table-cell office:value-type="float" office:value="0.0000619563840366787" calcext:value-type="float">
            <text:p>6.19563840366787E-05</text:p>
          </table:table-cell>
          <table:table-cell office:value-type="float" office:value="0.491914836363636" calcext:value-type="float">
            <text:p>0.491914836363636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1.92753510248285" calcext:value-type="float">
            <text:p>-1.92753510248285</text:p>
          </table:table-cell>
          <table:table-cell office:value-type="float" office:value="0.056337" calcext:value-type="float">
            <text:p>0.056337</text:p>
          </table:table-cell>
          <table:table-cell office:value-type="string" calcext:value-type="string">
            <text:p>[-0. <text:s/>0.]</text:p>
          </table:table-cell>
          <table:table-cell office:value-type="float" office:value="0.153631186935836" calcext:value-type="float">
            <text:p>0.153631186935836</text:p>
          </table:table-cell>
          <table:table-cell office:value-type="string" calcext:value-type="string">
            <text:p>S1L-SubthalL</text:p>
          </table:table-cell>
          <table:table-cell office:value-type="string" calcext:value-type="string">
            <text:p>S1R-SubthalR</text:p>
          </table:table-cell>
          <table:table-cell office:value-type="string" calcext:value-type="string">
            <text:p>MD</text:p>
          </table:table-cell>
          <table:table-cell office:value-type="float" office:value="0.00108328065341649" calcext:value-type="float">
            <text:p>0.001083280653417</text:p>
          </table:table-cell>
          <table:table-cell office:value-type="float" office:value="0.0000518096544571888" calcext:value-type="float">
            <text:p>5.18096544571888E-05</text:p>
          </table:table-cell>
          <table:table-cell office:value-type="float" office:value="0.00108786061419943" calcext:value-type="float">
            <text:p>0.001087860614199</text:p>
          </table:table-cell>
          <table:table-cell office:value-type="float" office:value="0.0000537422736730856" calcext:value-type="float">
            <text:p>5.37422736730856E-05</text:p>
          </table:table-cell>
          <table:table-cell office:value-type="float" office:value="0.120608788732394" calcext:value-type="float">
            <text:p>0.120608788732394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2.18221640483779" calcext:value-type="float">
            <text:p>-2.18221640483779</text:p>
          </table:table-cell>
          <table:table-cell office:value-type="float" office:value="0.031092" calcext:value-type="float">
            <text:p>0.031092</text:p>
          </table:table-cell>
          <table:table-cell office:value-type="string" calcext:value-type="string">
            <text:p>[-0. -0.]</text:p>
          </table:table-cell>
          <table:table-cell office:value-type="float" office:value="0.215739417680967" calcext:value-type="float">
            <text:p>0.215739417680967</text:p>
          </table:table-cell>
          <table:table-cell office:value-type="string" calcext:value-type="string">
            <text:p>S1L-ThalfusL</text:p>
          </table:table-cell>
          <table:table-cell office:value-type="string" calcext:value-type="string">
            <text:p>S1R-ThalfusR</text:p>
          </table:table-cell>
          <table:table-cell office:value-type="string" calcext:value-type="string">
            <text:p>MD</text:p>
          </table:table-cell>
          <table:table-cell office:value-type="float" office:value="0.00112947131609697" calcext:value-type="float">
            <text:p>0.001129471316097</text:p>
          </table:table-cell>
          <table:table-cell office:value-type="float" office:value="0.0000642048903265362" calcext:value-type="float">
            <text:p>6.42048903265362E-05</text:p>
          </table:table-cell>
          <table:table-cell office:value-type="float" office:value="0.00113647211919203" calcext:value-type="float">
            <text:p>0.001136472119192</text:p>
          </table:table-cell>
          <table:table-cell office:value-type="float" office:value="0.0000641444706801878" calcext:value-type="float">
            <text:p>6.41444706801878E-05</text:p>
          </table:table-cell>
          <table:table-cell office:value-type="float" office:value="0.0787664" calcext:value-type="float">
            <text:p>0.0787664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0.0555890626087172" calcext:value-type="float">
            <text:p>0.055589062608717</text:p>
          </table:table-cell>
          <table:table-cell office:value-type="float" office:value="0.955764" calcext:value-type="float">
            <text:p>0.955764</text:p>
          </table:table-cell>
          <table:table-cell office:value-type="string" calcext:value-type="string">
            <text:p>[-0. <text:s/>0.]</text:p>
          </table:table-cell>
          <table:table-cell office:value-type="float" office:value="0.0500273156103258" calcext:value-type="float">
            <text:p>0.050027315610326</text:p>
          </table:table-cell>
          <table:table-cell office:value-type="string" calcext:value-type="string">
            <text:p>S1L-M1L</text:p>
          </table:table-cell>
          <table:table-cell office:value-type="string" calcext:value-type="string">
            <text:p>S1R-M1R</text:p>
          </table:table-cell>
          <table:table-cell office:value-type="string" calcext:value-type="string">
            <text:p>MD</text:p>
          </table:table-cell>
          <table:table-cell office:value-type="float" office:value="0.0012046655282867" calcext:value-type="float">
            <text:p>0.001204665528287</text:p>
          </table:table-cell>
          <table:table-cell office:value-type="float" office:value="0.0000645886721088302" calcext:value-type="float">
            <text:p>6.45886721088302E-05</text:p>
          </table:table-cell>
          <table:table-cell office:value-type="float" office:value="0.00120457307084348" calcext:value-type="float">
            <text:p>0.001204573070843</text:p>
          </table:table-cell>
          <table:table-cell office:value-type="float" office:value="0.0000638768862903373" calcext:value-type="float">
            <text:p>6.38768862903373E-05</text:p>
          </table:table-cell>
          <table:table-cell office:value-type="float" office:value="0.975007570469799" calcext:value-type="float">
            <text:p>0.975007570469799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0.931961700755787" calcext:value-type="float">
            <text:p>-0.931961700755787</text:p>
          </table:table-cell>
          <table:table-cell office:value-type="float" office:value="0.353276" calcext:value-type="float">
            <text:p>0.353276</text:p>
          </table:table-cell>
          <table:table-cell office:value-type="string" calcext:value-type="string">
            <text:p>[-0. <text:s/>0.]</text:p>
          </table:table-cell>
          <table:table-cell office:value-type="float" office:value="0.068810186202565" calcext:value-type="float">
            <text:p>0.068810186202565</text:p>
          </table:table-cell>
          <table:table-cell office:value-type="string" calcext:value-type="string">
            <text:p>S1L-ParacentralL</text:p>
          </table:table-cell>
          <table:table-cell office:value-type="string" calcext:value-type="string">
            <text:p>S1R-ParacentralR</text:p>
          </table:table-cell>
          <table:table-cell office:value-type="string" calcext:value-type="string">
            <text:p>MD</text:p>
          </table:table-cell>
          <table:table-cell office:value-type="float" office:value="0.00119471945701225" calcext:value-type="float">
            <text:p>0.001194719457012</text:p>
          </table:table-cell>
          <table:table-cell office:value-type="float" office:value="0.0000594811899479084" calcext:value-type="float">
            <text:p>5.94811899479084E-05</text:p>
          </table:table-cell>
          <table:table-cell office:value-type="float" office:value="0.00119700117561551" calcext:value-type="float">
            <text:p>0.001197001175616</text:p>
          </table:table-cell>
          <table:table-cell office:value-type="float" office:value="0.0000619563840366787" calcext:value-type="float">
            <text:p>6.19563840366787E-05</text:p>
          </table:table-cell>
          <table:table-cell office:value-type="float" office:value="0.491914836363636" calcext:value-type="float">
            <text:p>0.491914836363636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2.46834945998024" calcext:value-type="float">
            <text:p>-2.46834945998024</text:p>
          </table:table-cell>
          <table:table-cell office:value-type="float" office:value="0.015019" calcext:value-type="float">
            <text:p>0.015019</text:p>
          </table:table-cell>
          <table:table-cell office:value-type="string" calcext:value-type="string">
            <text:p>[-0. -0.]</text:p>
          </table:table-cell>
          <table:table-cell office:value-type="float" office:value="0.198883845027337" calcext:value-type="float">
            <text:p>0.198883845027337</text:p>
          </table:table-cell>
          <table:table-cell office:value-type="string" calcext:value-type="string">
            <text:p>M1L-Brainstem</text:p>
          </table:table-cell>
          <table:table-cell office:value-type="string" calcext:value-type="string">
            <text:p>M1R-Brainstem</text:p>
          </table:table-cell>
          <table:table-cell office:value-type="string" calcext:value-type="string">
            <text:p>NDI_post</text:p>
          </table:table-cell>
          <table:table-cell office:value-type="float" office:value="0.275078033782125" calcext:value-type="float">
            <text:p>0.275078033782125</text:p>
          </table:table-cell>
          <table:table-cell office:value-type="float" office:value="0.023123399008941" calcext:value-type="float">
            <text:p>0.023123399008941</text:p>
          </table:table-cell>
          <table:table-cell office:value-type="float" office:value="0.277528320475819" calcext:value-type="float">
            <text:p>0.277528320475819</text:p>
          </table:table-cell>
          <table:table-cell office:value-type="float" office:value="0.0242057418852955" calcext:value-type="float">
            <text:p>0.024205741885296</text:p>
          </table:table-cell>
          <table:table-cell office:value-type="float" office:value="0.0407658571428572" calcext:value-type="float">
            <text:p>0.040765857142857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1.70894761897232" calcext:value-type="float">
            <text:p>1.70894761897232</text:p>
          </table:table-cell>
          <table:table-cell office:value-type="float" office:value="0.090112" calcext:value-type="float">
            <text:p>0.090112</text:p>
          </table:table-cell>
          <table:table-cell office:value-type="string" calcext:value-type="string">
            <text:p>[-0. <text:s text:c="3"/>0.01]</text:p>
          </table:table-cell>
          <table:table-cell office:value-type="float" office:value="0.187904846369316" calcext:value-type="float">
            <text:p>0.187904846369316</text:p>
          </table:table-cell>
          <table:table-cell office:value-type="string" calcext:value-type="string">
            <text:p>M1L-CaudL</text:p>
          </table:table-cell>
          <table:table-cell office:value-type="string" calcext:value-type="string">
            <text:p>M1R-CaudR</text:p>
          </table:table-cell>
          <table:table-cell office:value-type="string" calcext:value-type="string">
            <text:p>NDI_post</text:p>
          </table:table-cell>
          <table:table-cell office:value-type="float" office:value="0.183623384398709" calcext:value-type="float">
            <text:p>0.183623384398709</text:p>
          </table:table-cell>
          <table:table-cell office:value-type="float" office:value="0.0329053048227023" calcext:value-type="float">
            <text:p>0.032905304822702</text:p>
          </table:table-cell>
          <table:table-cell office:value-type="float" office:value="0.180418846282727" calcext:value-type="float">
            <text:p>0.180418846282727</text:p>
          </table:table-cell>
          <table:table-cell office:value-type="float" office:value="0.0313481802772939" calcext:value-type="float">
            <text:p>0.031348180277294</text:p>
          </table:table-cell>
          <table:table-cell office:value-type="float" office:value="0.180224" calcext:value-type="float">
            <text:p>0.180224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0.0155063301274062" calcext:value-type="float">
            <text:p>-0.015506330127406</text:p>
          </table:table-cell>
          <table:table-cell office:value-type="float" office:value="0.987655" calcext:value-type="float">
            <text:p>0.987655</text:p>
          </table:table-cell>
          <table:table-cell office:value-type="string" calcext:value-type="string">
            <text:p>[-0. <text:s/>0.]</text:p>
          </table:table-cell>
          <table:table-cell office:value-type="float" office:value="0.0500043082630531" calcext:value-type="float">
            <text:p>0.050004308263053</text:p>
          </table:table-cell>
          <table:table-cell office:value-type="string" calcext:value-type="string">
            <text:p>M1L-LentiL</text:p>
          </table:table-cell>
          <table:table-cell office:value-type="string" calcext:value-type="string">
            <text:p>M1R-LentiR</text:p>
          </table:table-cell>
          <table:table-cell office:value-type="string" calcext:value-type="string">
            <text:p>NDI_post</text:p>
          </table:table-cell>
          <table:table-cell office:value-type="float" office:value="0.206591895426049" calcext:value-type="float">
            <text:p>0.206591895426049</text:p>
          </table:table-cell>
          <table:table-cell office:value-type="float" office:value="0.0291227408802061" calcext:value-type="float">
            <text:p>0.029122740880206</text:p>
          </table:table-cell>
          <table:table-cell office:value-type="float" office:value="0.206608628797674" calcext:value-type="float">
            <text:p>0.206608628797674</text:p>
          </table:table-cell>
          <table:table-cell office:value-type="float" office:value="0.0294210403220348" calcext:value-type="float">
            <text:p>0.029421040322035</text:p>
          </table:table-cell>
          <table:table-cell office:value-type="float" office:value="0.987655" calcext:value-type="float">
            <text:p>0.987655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1.25514610091446" calcext:value-type="float">
            <text:p>-1.25514610091446</text:p>
          </table:table-cell>
          <table:table-cell office:value-type="float" office:value="0.211927" calcext:value-type="float">
            <text:p>0.211927</text:p>
          </table:table-cell>
          <table:table-cell office:value-type="string" calcext:value-type="string">
            <text:p>[-0. <text:s/>0.]</text:p>
          </table:table-cell>
          <table:table-cell office:value-type="float" office:value="0.0674199410821131" calcext:value-type="float">
            <text:p>0.067419941082113</text:p>
          </table:table-cell>
          <table:table-cell office:value-type="string" calcext:value-type="string">
            <text:p>M1L-ParacentralL</text:p>
          </table:table-cell>
          <table:table-cell office:value-type="string" calcext:value-type="string">
            <text:p>M1R-ParacentralR</text:p>
          </table:table-cell>
          <table:table-cell office:value-type="string" calcext:value-type="string">
            <text:p>NDI_post</text:p>
          </table:table-cell>
          <table:table-cell office:value-type="float" office:value="0.177987201847055" calcext:value-type="float">
            <text:p>0.177987201847055</text:p>
          </table:table-cell>
          <table:table-cell office:value-type="float" office:value="0.0315999700135064" calcext:value-type="float">
            <text:p>0.031599970013507</text:p>
          </table:table-cell>
          <table:table-cell office:value-type="float" office:value="0.179147216175962" calcext:value-type="float">
            <text:p>0.179147216175962</text:p>
          </table:table-cell>
          <table:table-cell office:value-type="float" office:value="0.032537377929524" calcext:value-type="float">
            <text:p>0.032537377929524</text:p>
          </table:table-cell>
          <table:table-cell office:value-type="float" office:value="0.370263264367816" calcext:value-type="float">
            <text:p>0.370263264367816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2.08222435806665" calcext:value-type="float">
            <text:p>2.08222435806665</text:p>
          </table:table-cell>
          <table:table-cell office:value-type="float" office:value="0.039502" calcext:value-type="float">
            <text:p>0.039502</text:p>
          </table:table-cell>
          <table:table-cell office:value-type="string" calcext:value-type="string">
            <text:p>[0. 0.]</text:p>
          </table:table-cell>
          <table:table-cell office:value-type="float" office:value="0.153139238382177" calcext:value-type="float">
            <text:p>0.153139238382177</text:p>
          </table:table-cell>
          <table:table-cell office:value-type="string" calcext:value-type="string">
            <text:p>M1L-SubthalL</text:p>
          </table:table-cell>
          <table:table-cell office:value-type="string" calcext:value-type="string">
            <text:p>M1R-SubthalR</text:p>
          </table:table-cell>
          <table:table-cell office:value-type="string" calcext:value-type="string">
            <text:p>NDI_post</text:p>
          </table:table-cell>
          <table:table-cell office:value-type="float" office:value="0.25965393540297" calcext:value-type="float">
            <text:p>0.25965393540297</text:p>
          </table:table-cell>
          <table:table-cell office:value-type="float" office:value="0.0270131292230899" calcext:value-type="float">
            <text:p>0.02701312922309</text:p>
          </table:table-cell>
          <table:table-cell office:value-type="float" office:value="0.257256449169584" calcext:value-type="float">
            <text:p>0.257256449169584</text:p>
          </table:table-cell>
          <table:table-cell office:value-type="float" office:value="0.0283614130210591" calcext:value-type="float">
            <text:p>0.028361413021059</text:p>
          </table:table-cell>
          <table:table-cell office:value-type="float" office:value="0.0927737846153846" calcext:value-type="float">
            <text:p>0.092773784615385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3.15249051456078" calcext:value-type="float">
            <text:p>3.15249051456078</text:p>
          </table:table-cell>
          <table:table-cell office:value-type="float" office:value="0.002057" calcext:value-type="float">
            <text:p>0.002057</text:p>
          </table:table-cell>
          <table:table-cell office:value-type="string" calcext:value-type="string">
            <text:p>[0. <text:s text:c="2"/>0.01]</text:p>
          </table:table-cell>
          <table:table-cell office:value-type="float" office:value="0.292871090525922" calcext:value-type="float">
            <text:p>0.292871090525922</text:p>
          </table:table-cell>
          <table:table-cell office:value-type="string" calcext:value-type="string">
            <text:p>M1L-ThalfusL</text:p>
          </table:table-cell>
          <table:table-cell office:value-type="string" calcext:value-type="string">
            <text:p>M1R-ThalfusR</text:p>
          </table:table-cell>
          <table:table-cell office:value-type="string" calcext:value-type="string">
            <text:p>NDI_post</text:p>
          </table:table-cell>
          <table:table-cell office:value-type="float" office:value="0.238043123501763" calcext:value-type="float">
            <text:p>0.238043123501763</text:p>
          </table:table-cell>
          <table:table-cell office:value-type="float" office:value="0.0281365621201598" calcext:value-type="float">
            <text:p>0.02813656212016</text:p>
          </table:table-cell>
          <table:table-cell office:value-type="float" office:value="0.234254349050741" calcext:value-type="float">
            <text:p>0.234254349050741</text:p>
          </table:table-cell>
          <table:table-cell office:value-type="float" office:value="0.0293464369071095" calcext:value-type="float">
            <text:p>0.02934643690711</text:p>
          </table:table-cell>
          <table:table-cell office:value-type="float" office:value="0.00727125581395349" calcext:value-type="float">
            <text:p>0.007271255813953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1.97799185314767" calcext:value-type="float">
            <text:p>-1.97799185314767</text:p>
          </table:table-cell>
          <table:table-cell office:value-type="float" office:value="0.05028" calcext:value-type="float">
            <text:p>0.05028</text:p>
          </table:table-cell>
          <table:table-cell office:value-type="string" calcext:value-type="string">
            <text:p>[-0. <text:s/>0.]</text:p>
          </table:table-cell>
          <table:table-cell office:value-type="float" office:value="0.147928621588029" calcext:value-type="float">
            <text:p>0.147928621588029</text:p>
          </table:table-cell>
          <table:table-cell office:value-type="string" calcext:value-type="string">
            <text:p>ParacentralL-Brainstem</text:p>
          </table:table-cell>
          <table:table-cell office:value-type="string" calcext:value-type="string">
            <text:p>ParacentralR-Brainstem</text:p>
          </table:table-cell>
          <table:table-cell office:value-type="string" calcext:value-type="string">
            <text:p>NDI_post</text:p>
          </table:table-cell>
          <table:table-cell office:value-type="float" office:value="0.268410477662924" calcext:value-type="float">
            <text:p>0.268410477662924</text:p>
          </table:table-cell>
          <table:table-cell office:value-type="float" office:value="0.0228881906318575" calcext:value-type="float">
            <text:p>0.022888190631858</text:p>
          </table:table-cell>
          <table:table-cell office:value-type="float" office:value="0.27034692743175" calcext:value-type="float">
            <text:p>0.27034692743175</text:p>
          </table:table-cell>
          <table:table-cell office:value-type="float" office:value="0.0229938700768986" calcext:value-type="float">
            <text:p>0.022993870076899</text:p>
          </table:table-cell>
          <table:table-cell office:value-type="float" office:value="0.112390588235294" calcext:value-type="float">
            <text:p>0.112390588235294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0.865714889011199" calcext:value-type="float">
            <text:p>-0.865714889011199</text:p>
          </table:table-cell>
          <table:table-cell office:value-type="float" office:value="0.388418" calcext:value-type="float">
            <text:p>0.388418</text:p>
          </table:table-cell>
          <table:table-cell office:value-type="string" calcext:value-type="string">
            <text:p>[-0. <text:s/>0.]</text:p>
          </table:table-cell>
          <table:table-cell office:value-type="float" office:value="0.0651240895130764" calcext:value-type="float">
            <text:p>0.065124089513077</text:p>
          </table:table-cell>
          <table:table-cell office:value-type="string" calcext:value-type="string">
            <text:p>ParacentralL-CaudL</text:p>
          </table:table-cell>
          <table:table-cell office:value-type="string" calcext:value-type="string">
            <text:p>ParacentralR-CaudR</text:p>
          </table:table-cell>
          <table:table-cell office:value-type="string" calcext:value-type="string">
            <text:p>NDI_post</text:p>
          </table:table-cell>
          <table:table-cell office:value-type="float" office:value="0.182192728253203" calcext:value-type="float">
            <text:p>0.182192728253203</text:p>
          </table:table-cell>
          <table:table-cell office:value-type="float" office:value="0.031836229925881" calcext:value-type="float">
            <text:p>0.031836229925881</text:p>
          </table:table-cell>
          <table:table-cell office:value-type="float" office:value="0.18321389817869" calcext:value-type="float">
            <text:p>0.18321389817869</text:p>
          </table:table-cell>
          <table:table-cell office:value-type="float" office:value="0.0286431961937358" calcext:value-type="float">
            <text:p>0.028643196193736</text:p>
          </table:table-cell>
          <table:table-cell office:value-type="float" office:value="0.527138714285714" calcext:value-type="float">
            <text:p>0.527138714285714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2.22609647855145" calcext:value-type="float">
            <text:p>2.22609647855145</text:p>
          </table:table-cell>
          <table:table-cell office:value-type="float" office:value="0.027923" calcext:value-type="float">
            <text:p>0.027923</text:p>
          </table:table-cell>
          <table:table-cell office:value-type="string" calcext:value-type="string">
            <text:p>[0. <text:s text:c="2"/>0.01]</text:p>
          </table:table-cell>
          <table:table-cell office:value-type="float" office:value="0.190417095247771" calcext:value-type="float">
            <text:p>0.190417095247771</text:p>
          </table:table-cell>
          <table:table-cell office:value-type="string" calcext:value-type="string">
            <text:p>ParacentralL-LentiL</text:p>
          </table:table-cell>
          <table:table-cell office:value-type="string" calcext:value-type="string">
            <text:p>ParacentralR-LentiR</text:p>
          </table:table-cell>
          <table:table-cell office:value-type="string" calcext:value-type="string">
            <text:p>NDI_post</text:p>
          </table:table-cell>
          <table:table-cell office:value-type="float" office:value="0.212495442250494" calcext:value-type="float">
            <text:p>0.212495442250494</text:p>
          </table:table-cell>
          <table:table-cell office:value-type="float" office:value="0.028637293789408" calcext:value-type="float">
            <text:p>0.028637293789408</text:p>
          </table:table-cell>
          <table:table-cell office:value-type="float" office:value="0.2096458466818" calcext:value-type="float">
            <text:p>0.2096458466818</text:p>
          </table:table-cell>
          <table:table-cell office:value-type="float" office:value="0.0280116496689197" calcext:value-type="float">
            <text:p>0.02801164966892</text:p>
          </table:table-cell>
          <table:table-cell office:value-type="float" office:value="0.0731775172413793" calcext:value-type="float">
            <text:p>0.073177517241379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1.7530551108008" calcext:value-type="float">
            <text:p>1.7530551108008</text:p>
          </table:table-cell>
          <table:table-cell office:value-type="float" office:value="0.082212" calcext:value-type="float">
            <text:p>0.082212</text:p>
          </table:table-cell>
          <table:table-cell office:value-type="string" calcext:value-type="string">
            <text:p>[-0. <text:s/>0.]</text:p>
          </table:table-cell>
          <table:table-cell office:value-type="float" office:value="0.125720366565379" calcext:value-type="float">
            <text:p>0.125720366565379</text:p>
          </table:table-cell>
          <table:table-cell office:value-type="string" calcext:value-type="string">
            <text:p>ParacentralL-SubthalL</text:p>
          </table:table-cell>
          <table:table-cell office:value-type="string" calcext:value-type="string">
            <text:p>ParacentralR-SubthalR</text:p>
          </table:table-cell>
          <table:table-cell office:value-type="string" calcext:value-type="string">
            <text:p>NDI_post</text:p>
          </table:table-cell>
          <table:table-cell office:value-type="float" office:value="0.253572128231574" calcext:value-type="float">
            <text:p>0.253572128231574</text:p>
          </table:table-cell>
          <table:table-cell office:value-type="float" office:value="0.0272614698953386" calcext:value-type="float">
            <text:p>0.027261469895339</text:p>
          </table:table-cell>
          <table:table-cell office:value-type="float" office:value="0.251531047822917" calcext:value-type="float">
            <text:p>0.251531047822917</text:p>
          </table:table-cell>
          <table:table-cell office:value-type="float" office:value="0.0275509460686406" calcext:value-type="float">
            <text:p>0.027550946068641</text:p>
          </table:table-cell>
          <table:table-cell office:value-type="float" office:value="0.169880540540541" calcext:value-type="float">
            <text:p>0.169880540540541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4.14187047861189" calcext:value-type="float">
            <text:p>4.14187047861189</text:p>
          </table:table-cell>
          <table:table-cell office:value-type="float" office:value="0.000065" calcext:value-type="float">
            <text:p>6.5E-05</text:p>
          </table:table-cell>
          <table:table-cell office:value-type="string" calcext:value-type="string">
            <text:p>[0. <text:s text:c="2"/>0.01]</text:p>
          </table:table-cell>
          <table:table-cell office:value-type="float" office:value="0.564161939904645" calcext:value-type="float">
            <text:p>0.564161939904645</text:p>
          </table:table-cell>
          <table:table-cell office:value-type="string" calcext:value-type="string">
            <text:p>ParacentralL-ThalfusL</text:p>
          </table:table-cell>
          <table:table-cell office:value-type="string" calcext:value-type="string">
            <text:p>ParacentralR-ThalfusR</text:p>
          </table:table-cell>
          <table:table-cell office:value-type="string" calcext:value-type="string">
            <text:p>NDI_post</text:p>
          </table:table-cell>
          <table:table-cell office:value-type="float" office:value="0.226908539395612" calcext:value-type="float">
            <text:p>0.226908539395612</text:p>
          </table:table-cell>
          <table:table-cell office:value-type="float" office:value="0.0277526413965473" calcext:value-type="float">
            <text:p>0.027752641396547</text:p>
          </table:table-cell>
          <table:table-cell office:value-type="float" office:value="0.2214123762699" calcext:value-type="float">
            <text:p>0.2214123762699</text:p>
          </table:table-cell>
          <table:table-cell office:value-type="float" office:value="0.0278337060844243" calcext:value-type="float">
            <text:p>0.027833706084424</text:p>
          </table:table-cell>
          <table:table-cell office:value-type="float" office:value="0.000318709677419355" calcext:value-type="float">
            <text:p>0.000318709677419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0.840897386829187" calcext:value-type="float">
            <text:p>0.840897386829187</text:p>
          </table:table-cell>
          <table:table-cell office:value-type="float" office:value="0.402121" calcext:value-type="float">
            <text:p>0.402121</text:p>
          </table:table-cell>
          <table:table-cell office:value-type="string" calcext:value-type="string">
            <text:p>[-0. <text:s/>0.]</text:p>
          </table:table-cell>
          <table:table-cell office:value-type="float" office:value="0.0701506868909446" calcext:value-type="float">
            <text:p>0.070150686890945</text:p>
          </table:table-cell>
          <table:table-cell office:value-type="string" calcext:value-type="string">
            <text:p>S1L-Brainstem</text:p>
          </table:table-cell>
          <table:table-cell office:value-type="string" calcext:value-type="string">
            <text:p>S1R-Brainstem</text:p>
          </table:table-cell>
          <table:table-cell office:value-type="string" calcext:value-type="string">
            <text:p>NDI_post</text:p>
          </table:table-cell>
          <table:table-cell office:value-type="float" office:value="0.271980644455746" calcext:value-type="float">
            <text:p>0.271980644455746</text:p>
          </table:table-cell>
          <table:table-cell office:value-type="float" office:value="0.0220523910083803" calcext:value-type="float">
            <text:p>0.02205239100838</text:p>
          </table:table-cell>
          <table:table-cell office:value-type="float" office:value="0.271127286033464" calcext:value-type="float">
            <text:p>0.271127286033464</text:p>
          </table:table-cell>
          <table:table-cell office:value-type="float" office:value="0.0218524882990276" calcext:value-type="float">
            <text:p>0.021852488299028</text:p>
          </table:table-cell>
          <table:table-cell office:value-type="float" office:value="0.534332869565217" calcext:value-type="float">
            <text:p>0.534332869565217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0.546004018839373" calcext:value-type="float">
            <text:p>0.546004018839373</text:p>
          </table:table-cell>
          <table:table-cell office:value-type="float" office:value="0.586103" calcext:value-type="float">
            <text:p>0.586103</text:p>
          </table:table-cell>
          <table:table-cell office:value-type="string" calcext:value-type="string">
            <text:p>[-0. <text:s/>0.]</text:p>
          </table:table-cell>
          <table:table-cell office:value-type="float" office:value="0.0646662569931534" calcext:value-type="float">
            <text:p>0.064666256993153</text:p>
          </table:table-cell>
          <table:table-cell office:value-type="string" calcext:value-type="string">
            <text:p>S1L-CaudL</text:p>
          </table:table-cell>
          <table:table-cell office:value-type="string" calcext:value-type="string">
            <text:p>S1R-CaudR</text:p>
          </table:table-cell>
          <table:table-cell office:value-type="string" calcext:value-type="string">
            <text:p>NDI_post</text:p>
          </table:table-cell>
          <table:table-cell office:value-type="float" office:value="0.18740297733001" calcext:value-type="float">
            <text:p>0.18740297733001</text:p>
          </table:table-cell>
          <table:table-cell office:value-type="float" office:value="0.0297268386568638" calcext:value-type="float">
            <text:p>0.029726838656864</text:p>
          </table:table-cell>
          <table:table-cell office:value-type="float" office:value="0.186439324762758" calcext:value-type="float">
            <text:p>0.186439324762758</text:p>
          </table:table-cell>
          <table:table-cell office:value-type="float" office:value="0.0282856362500076" calcext:value-type="float">
            <text:p>0.028285636250008</text:p>
          </table:table-cell>
          <table:table-cell office:value-type="float" office:value="0.712701248" calcext:value-type="float">
            <text:p>0.712701248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0.124442928056816" calcext:value-type="float">
            <text:p>0.124442928056816</text:p>
          </table:table-cell>
          <table:table-cell office:value-type="float" office:value="0.901178" calcext:value-type="float">
            <text:p>0.901178</text:p>
          </table:table-cell>
          <table:table-cell office:value-type="string" calcext:value-type="string">
            <text:p>[-0. <text:s/>0.]</text:p>
          </table:table-cell>
          <table:table-cell office:value-type="float" office:value="0.0504118846852771" calcext:value-type="float">
            <text:p>0.050411884685277</text:p>
          </table:table-cell>
          <table:table-cell office:value-type="string" calcext:value-type="string">
            <text:p>S1L-LentiL</text:p>
          </table:table-cell>
          <table:table-cell office:value-type="string" calcext:value-type="string">
            <text:p>S1R-LentiR</text:p>
          </table:table-cell>
          <table:table-cell office:value-type="string" calcext:value-type="string">
            <text:p>NDI_post</text:p>
          </table:table-cell>
          <table:table-cell office:value-type="float" office:value="0.201053892120549" calcext:value-type="float">
            <text:p>0.201053892120549</text:p>
          </table:table-cell>
          <table:table-cell office:value-type="float" office:value="0.0259709884056426" calcext:value-type="float">
            <text:p>0.025970988405643</text:p>
          </table:table-cell>
          <table:table-cell office:value-type="float" office:value="0.200906770199141" calcext:value-type="float">
            <text:p>0.200906770199141</text:p>
          </table:table-cell>
          <table:table-cell office:value-type="float" office:value="0.0266742085748296" calcext:value-type="float">
            <text:p>0.02667420857483</text:p>
          </table:table-cell>
          <table:table-cell office:value-type="float" office:value="0.96464123943662" calcext:value-type="float">
            <text:p>0.96464123943662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0.715304784622081" calcext:value-type="float">
            <text:p>0.715304784622081</text:p>
          </table:table-cell>
          <table:table-cell office:value-type="float" office:value="0.475846" calcext:value-type="float">
            <text:p>0.475846</text:p>
          </table:table-cell>
          <table:table-cell office:value-type="string" calcext:value-type="string">
            <text:p>[-0. <text:s/>0.]</text:p>
          </table:table-cell>
          <table:table-cell office:value-type="float" office:value="0.0609148123372244" calcext:value-type="float">
            <text:p>0.060914812337224</text:p>
          </table:table-cell>
          <table:table-cell office:value-type="string" calcext:value-type="string">
            <text:p>S1L-ParacentralL</text:p>
          </table:table-cell>
          <table:table-cell office:value-type="string" calcext:value-type="string">
            <text:p>S1R-ParacentralR</text:p>
          </table:table-cell>
          <table:table-cell office:value-type="string" calcext:value-type="string">
            <text:p>NDI_post</text:p>
          </table:table-cell>
          <table:table-cell office:value-type="float" office:value="0.185528172485429" calcext:value-type="float">
            <text:p>0.185528172485429</text:p>
          </table:table-cell>
          <table:table-cell office:value-type="float" office:value="0.0275475043303799" calcext:value-type="float">
            <text:p>0.02754750433038</text:p>
          </table:table-cell>
          <table:table-cell office:value-type="float" office:value="0.184739915183697" calcext:value-type="float">
            <text:p>0.184739915183697</text:p>
          </table:table-cell>
          <table:table-cell office:value-type="float" office:value="0.0274195053266256" calcext:value-type="float">
            <text:p>0.027419505326626</text:p>
          </table:table-cell>
          <table:table-cell office:value-type="float" office:value="0.597756958677686" calcext:value-type="float">
            <text:p>0.597756958677686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1.5297835426783" calcext:value-type="float">
            <text:p>1.5297835426783</text:p>
          </table:table-cell>
          <table:table-cell office:value-type="float" office:value="0.12877" calcext:value-type="float">
            <text:p>0.12877</text:p>
          </table:table-cell>
          <table:table-cell office:value-type="string" calcext:value-type="string">
            <text:p>[-0. <text:s/>0.]</text:p>
          </table:table-cell>
          <table:table-cell office:value-type="float" office:value="0.115077939912553" calcext:value-type="float">
            <text:p>0.115077939912553</text:p>
          </table:table-cell>
          <table:table-cell office:value-type="string" calcext:value-type="string">
            <text:p>S1L-SubthalL</text:p>
          </table:table-cell>
          <table:table-cell office:value-type="string" calcext:value-type="string">
            <text:p>S1R-SubthalR</text:p>
          </table:table-cell>
          <table:table-cell office:value-type="string" calcext:value-type="string">
            <text:p>NDI_post</text:p>
          </table:table-cell>
          <table:table-cell office:value-type="float" office:value="0.253170680050436" calcext:value-type="float">
            <text:p>0.253170680050436</text:p>
          </table:table-cell>
          <table:table-cell office:value-type="float" office:value="0.0253400805108013" calcext:value-type="float">
            <text:p>0.025340080510801</text:p>
          </table:table-cell>
          <table:table-cell office:value-type="float" office:value="0.251367341332121" calcext:value-type="float">
            <text:p>0.251367341332121</text:p>
          </table:table-cell>
          <table:table-cell office:value-type="float" office:value="0.026781622972128" calcext:value-type="float">
            <text:p>0.026781622972128</text:p>
          </table:table-cell>
          <table:table-cell office:value-type="float" office:value="0.230271058823529" calcext:value-type="float">
            <text:p>0.230271058823529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3.74101140654914" calcext:value-type="float">
            <text:p>3.74101140654914</text:p>
          </table:table-cell>
          <table:table-cell office:value-type="float" office:value="0.000285" calcext:value-type="float">
            <text:p>0.000285</text:p>
          </table:table-cell>
          <table:table-cell office:value-type="string" calcext:value-type="string">
            <text:p>[0. <text:s text:c="2"/>0.01]</text:p>
          </table:table-cell>
          <table:table-cell office:value-type="float" office:value="0.524771481160575" calcext:value-type="float">
            <text:p>0.524771481160575</text:p>
          </table:table-cell>
          <table:table-cell office:value-type="string" calcext:value-type="string">
            <text:p>S1L-ThalfusL</text:p>
          </table:table-cell>
          <table:table-cell office:value-type="string" calcext:value-type="string">
            <text:p>S1R-ThalfusR</text:p>
          </table:table-cell>
          <table:table-cell office:value-type="string" calcext:value-type="string">
            <text:p>NDI_post</text:p>
          </table:table-cell>
          <table:table-cell office:value-type="float" office:value="0.226838624085189" calcext:value-type="float">
            <text:p>0.226838624085189</text:p>
          </table:table-cell>
          <table:table-cell office:value-type="float" office:value="0.0262442143809483" calcext:value-type="float">
            <text:p>0.026244214380948</text:p>
          </table:table-cell>
          <table:table-cell office:value-type="float" office:value="0.221880552932434" calcext:value-type="float">
            <text:p>0.221880552932434</text:p>
          </table:table-cell>
          <table:table-cell office:value-type="float" office:value="0.0263657722056559" calcext:value-type="float">
            <text:p>0.026365772205656</text:p>
          </table:table-cell>
          <table:table-cell office:value-type="float" office:value="0.00123771428571429" calcext:value-type="float">
            <text:p>0.001237714285714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0.104413092194842" calcext:value-type="float">
            <text:p>0.104413092194842</text:p>
          </table:table-cell>
          <table:table-cell office:value-type="float" office:value="0.91702" calcext:value-type="float">
            <text:p>0.91702</text:p>
          </table:table-cell>
          <table:table-cell office:value-type="string" calcext:value-type="string">
            <text:p>[-0. <text:s/>0.]</text:p>
          </table:table-cell>
          <table:table-cell office:value-type="float" office:value="0.0501043026254864" calcext:value-type="float">
            <text:p>0.050104302625487</text:p>
          </table:table-cell>
          <table:table-cell office:value-type="string" calcext:value-type="string">
            <text:p>S1L-M1L</text:p>
          </table:table-cell>
          <table:table-cell office:value-type="string" calcext:value-type="string">
            <text:p>S1R-M1R</text:p>
          </table:table-cell>
          <table:table-cell office:value-type="string" calcext:value-type="string">
            <text:p>NDI_post</text:p>
          </table:table-cell>
          <table:table-cell office:value-type="float" office:value="0.177470900314814" calcext:value-type="float">
            <text:p>0.177470900314814</text:p>
          </table:table-cell>
          <table:table-cell office:value-type="float" office:value="0.0271221284078207" calcext:value-type="float">
            <text:p>0.027122128407821</text:p>
          </table:table-cell>
          <table:table-cell office:value-type="float" office:value="0.177395687335635" calcext:value-type="float">
            <text:p>0.177395687335635</text:p>
          </table:table-cell>
          <table:table-cell office:value-type="float" office:value="0.0263549455312439" calcext:value-type="float">
            <text:p>0.026354945531244</text:p>
          </table:table-cell>
          <table:table-cell office:value-type="float" office:value="0.967965555555556" calcext:value-type="float">
            <text:p>0.967965555555556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0.715304784622081" calcext:value-type="float">
            <text:p>0.715304784622081</text:p>
          </table:table-cell>
          <table:table-cell office:value-type="float" office:value="0.475846" calcext:value-type="float">
            <text:p>0.475846</text:p>
          </table:table-cell>
          <table:table-cell office:value-type="string" calcext:value-type="string">
            <text:p>[-0. <text:s/>0.]</text:p>
          </table:table-cell>
          <table:table-cell office:value-type="float" office:value="0.0609148123372244" calcext:value-type="float">
            <text:p>0.060914812337224</text:p>
          </table:table-cell>
          <table:table-cell office:value-type="string" calcext:value-type="string">
            <text:p>S1L-ParacentralL</text:p>
          </table:table-cell>
          <table:table-cell office:value-type="string" calcext:value-type="string">
            <text:p>S1R-ParacentralR</text:p>
          </table:table-cell>
          <table:table-cell office:value-type="string" calcext:value-type="string">
            <text:p>NDI_post</text:p>
          </table:table-cell>
          <table:table-cell office:value-type="float" office:value="0.185528172485429" calcext:value-type="float">
            <text:p>0.185528172485429</text:p>
          </table:table-cell>
          <table:table-cell office:value-type="float" office:value="0.0275475043303799" calcext:value-type="float">
            <text:p>0.02754750433038</text:p>
          </table:table-cell>
          <table:table-cell office:value-type="float" office:value="0.184739915183697" calcext:value-type="float">
            <text:p>0.184739915183697</text:p>
          </table:table-cell>
          <table:table-cell office:value-type="float" office:value="0.0274195053266256" calcext:value-type="float">
            <text:p>0.027419505326626</text:p>
          </table:table-cell>
          <table:table-cell office:value-type="float" office:value="0.597756958677686" calcext:value-type="float">
            <text:p>0.597756958677686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0.837061085163559" calcext:value-type="float">
            <text:p>-0.837061085163559</text:p>
          </table:table-cell>
          <table:table-cell office:value-type="float" office:value="0.404265" calcext:value-type="float">
            <text:p>0.404265</text:p>
          </table:table-cell>
          <table:table-cell office:value-type="string" calcext:value-type="string">
            <text:p>[-0. <text:s/>0.]</text:p>
          </table:table-cell>
          <table:table-cell office:value-type="float" office:value="0.0659104314339356" calcext:value-type="float">
            <text:p>0.065910431433936</text:p>
          </table:table-cell>
          <table:table-cell office:value-type="string" calcext:value-type="string">
            <text:p>M1L-Brainstem</text:p>
          </table:table-cell>
          <table:table-cell office:value-type="string" calcext:value-type="string">
            <text:p>M1R-Brainstem</text:p>
          </table:table-cell>
          <table:table-cell office:value-type="string" calcext:value-type="string">
            <text:p>NDI_pre</text:p>
          </table:table-cell>
          <table:table-cell office:value-type="float" office:value="0.276492798058456" calcext:value-type="float">
            <text:p>0.276492798058456</text:p>
          </table:table-cell>
          <table:table-cell office:value-type="float" office:value="0.023777802235706" calcext:value-type="float">
            <text:p>0.023777802235706</text:p>
          </table:table-cell>
          <table:table-cell office:value-type="float" office:value="0.277329310954294" calcext:value-type="float">
            <text:p>0.277329310954294</text:p>
          </table:table-cell>
          <table:table-cell office:value-type="float" office:value="0.0245960633486838" calcext:value-type="float">
            <text:p>0.024596063348684</text:p>
          </table:table-cell>
          <table:table-cell office:value-type="float" office:value="0.534332869565217" calcext:value-type="float">
            <text:p>0.534332869565217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1.20614280463724" calcext:value-type="float">
            <text:p>1.20614280463724</text:p>
          </table:table-cell>
          <table:table-cell office:value-type="float" office:value="0.230196" calcext:value-type="float">
            <text:p>0.230196</text:p>
          </table:table-cell>
          <table:table-cell office:value-type="string" calcext:value-type="string">
            <text:p>[-0. <text:s text:c="3"/>0.01]</text:p>
          </table:table-cell>
          <table:table-cell office:value-type="float" office:value="0.116428900461597" calcext:value-type="float">
            <text:p>0.116428900461597</text:p>
          </table:table-cell>
          <table:table-cell office:value-type="string" calcext:value-type="string">
            <text:p>M1L-CaudL</text:p>
          </table:table-cell>
          <table:table-cell office:value-type="string" calcext:value-type="string">
            <text:p>M1R-CaudR</text:p>
          </table:table-cell>
          <table:table-cell office:value-type="string" calcext:value-type="string">
            <text:p>NDI_pre</text:p>
          </table:table-cell>
          <table:table-cell office:value-type="float" office:value="0.182201519848012" calcext:value-type="float">
            <text:p>0.182201519848012</text:p>
          </table:table-cell>
          <table:table-cell office:value-type="float" office:value="0.0343662860158008" calcext:value-type="float">
            <text:p>0.034366286015801</text:p>
          </table:table-cell>
          <table:table-cell office:value-type="float" office:value="0.17988396599487" calcext:value-type="float">
            <text:p>0.17988396599487</text:p>
          </table:table-cell>
          <table:table-cell office:value-type="float" office:value="0.0319299648267743" calcext:value-type="float">
            <text:p>0.031929964826774</text:p>
          </table:table-cell>
          <table:table-cell office:value-type="float" office:value="0.388775466666667" calcext:value-type="float">
            <text:p>0.388775466666667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0.234119972470836" calcext:value-type="float">
            <text:p>-0.234119972470836</text:p>
          </table:table-cell>
          <table:table-cell office:value-type="float" office:value="0.815301" calcext:value-type="float">
            <text:p>0.815301</text:p>
          </table:table-cell>
          <table:table-cell office:value-type="string" calcext:value-type="string">
            <text:p>[-0. <text:s/>0.]</text:p>
          </table:table-cell>
          <table:table-cell office:value-type="float" office:value="0.0509592372352203" calcext:value-type="float">
            <text:p>0.05095923723522</text:p>
          </table:table-cell>
          <table:table-cell office:value-type="string" calcext:value-type="string">
            <text:p>M1L-LentiL</text:p>
          </table:table-cell>
          <table:table-cell office:value-type="string" calcext:value-type="string">
            <text:p>M1R-LentiR</text:p>
          </table:table-cell>
          <table:table-cell office:value-type="string" calcext:value-type="string">
            <text:p>NDI_pre</text:p>
          </table:table-cell>
          <table:table-cell office:value-type="float" office:value="0.205953495341526" calcext:value-type="float">
            <text:p>0.205953495341526</text:p>
          </table:table-cell>
          <table:table-cell office:value-type="float" office:value="0.029898782320664" calcext:value-type="float">
            <text:p>0.029898782320664</text:p>
          </table:table-cell>
          <table:table-cell office:value-type="float" office:value="0.206208240887926" calcext:value-type="float">
            <text:p>0.206208240887926</text:p>
          </table:table-cell>
          <table:table-cell office:value-type="float" office:value="0.029849263240757" calcext:value-type="float">
            <text:p>0.029849263240757</text:p>
          </table:table-cell>
          <table:table-cell office:value-type="float" office:value="0.911218764705882" calcext:value-type="float">
            <text:p>0.911218764705882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0.926698500682336" calcext:value-type="float">
            <text:p>-0.926698500682336</text:p>
          </table:table-cell>
          <table:table-cell office:value-type="float" office:value="0.355991" calcext:value-type="float">
            <text:p>0.355991</text:p>
          </table:table-cell>
          <table:table-cell office:value-type="string" calcext:value-type="string">
            <text:p>[-0. <text:s/>0.]</text:p>
          </table:table-cell>
          <table:table-cell office:value-type="float" office:value="0.0599995335761461" calcext:value-type="float">
            <text:p>0.059999533576146</text:p>
          </table:table-cell>
          <table:table-cell office:value-type="string" calcext:value-type="string">
            <text:p>M1L-ParacentralL</text:p>
          </table:table-cell>
          <table:table-cell office:value-type="string" calcext:value-type="string">
            <text:p>M1R-ParacentralR</text:p>
          </table:table-cell>
          <table:table-cell office:value-type="string" calcext:value-type="string">
            <text:p>NDI_pre</text:p>
          </table:table-cell>
          <table:table-cell office:value-type="float" office:value="0.177582669703835" calcext:value-type="float">
            <text:p>0.177582669703835</text:p>
          </table:table-cell>
          <table:table-cell office:value-type="float" office:value="0.0323193141177505" calcext:value-type="float">
            <text:p>0.032319314117751</text:p>
          </table:table-cell>
          <table:table-cell office:value-type="float" office:value="0.178488613954118" calcext:value-type="float">
            <text:p>0.178488613954118</text:p>
          </table:table-cell>
          <table:table-cell office:value-type="float" office:value="0.0336518830998195" calcext:value-type="float">
            <text:p>0.03365188309982</text:p>
          </table:table-cell>
          <table:table-cell office:value-type="float" office:value="0.491914836363636" calcext:value-type="float">
            <text:p>0.491914836363636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2.39531488841384" calcext:value-type="float">
            <text:p>2.39531488841384</text:p>
          </table:table-cell>
          <table:table-cell office:value-type="float" office:value="0.018193" calcext:value-type="float">
            <text:p>0.018193</text:p>
          </table:table-cell>
          <table:table-cell office:value-type="string" calcext:value-type="string">
            <text:p>[0. <text:s text:c="2"/>0.01]</text:p>
          </table:table-cell>
          <table:table-cell office:value-type="float" office:value="0.183400750398691" calcext:value-type="float">
            <text:p>0.183400750398691</text:p>
          </table:table-cell>
          <table:table-cell office:value-type="string" calcext:value-type="string">
            <text:p>M1L-SubthalL</text:p>
          </table:table-cell>
          <table:table-cell office:value-type="string" calcext:value-type="string">
            <text:p>M1R-SubthalR</text:p>
          </table:table-cell>
          <table:table-cell office:value-type="string" calcext:value-type="string">
            <text:p>NDI_pre</text:p>
          </table:table-cell>
          <table:table-cell office:value-type="float" office:value="0.25963933368533" calcext:value-type="float">
            <text:p>0.25963933368533</text:p>
          </table:table-cell>
          <table:table-cell office:value-type="float" office:value="0.0275943755860651" calcext:value-type="float">
            <text:p>0.027594375586065</text:p>
          </table:table-cell>
          <table:table-cell office:value-type="float" office:value="0.256875394251501" calcext:value-type="float">
            <text:p>0.256875394251501</text:p>
          </table:table-cell>
          <table:table-cell office:value-type="float" office:value="0.0287341574549696" calcext:value-type="float">
            <text:p>0.02873415745497</text:p>
          </table:table-cell>
          <table:table-cell office:value-type="float" office:value="0.0485146666666667" calcext:value-type="float">
            <text:p>0.048514666666667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2.87331145307455" calcext:value-type="float">
            <text:p>2.87331145307455</text:p>
          </table:table-cell>
          <table:table-cell office:value-type="float" office:value="0.004825" calcext:value-type="float">
            <text:p>0.004825</text:p>
          </table:table-cell>
          <table:table-cell office:value-type="string" calcext:value-type="string">
            <text:p>[0. <text:s text:c="2"/>0.01]</text:p>
          </table:table-cell>
          <table:table-cell office:value-type="float" office:value="0.249112689599263" calcext:value-type="float">
            <text:p>0.249112689599263</text:p>
          </table:table-cell>
          <table:table-cell office:value-type="string" calcext:value-type="string">
            <text:p>M1L-ThalfusL</text:p>
          </table:table-cell>
          <table:table-cell office:value-type="string" calcext:value-type="string">
            <text:p>M1R-ThalfusR</text:p>
          </table:table-cell>
          <table:table-cell office:value-type="string" calcext:value-type="string">
            <text:p>NDI_pre</text:p>
          </table:table-cell>
          <table:table-cell office:value-type="float" office:value="0.237193226288893" calcext:value-type="float">
            <text:p>0.237193226288893</text:p>
          </table:table-cell>
          <table:table-cell office:value-type="float" office:value="0.0291507250279591" calcext:value-type="float">
            <text:p>0.029150725027959</text:p>
          </table:table-cell>
          <table:table-cell office:value-type="float" office:value="0.233660503675984" calcext:value-type="float">
            <text:p>0.233660503675984</text:p>
          </table:table-cell>
          <table:table-cell office:value-type="float" office:value="0.0300229859786229" calcext:value-type="float">
            <text:p>0.030022985978623</text:p>
          </table:table-cell>
          <table:table-cell office:value-type="float" office:value="0.0152791666666667" calcext:value-type="float">
            <text:p>0.015279166666667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0.091204351398096" calcext:value-type="float">
            <text:p>-0.091204351398096</text:p>
          </table:table-cell>
          <table:table-cell office:value-type="float" office:value="0.927486" calcext:value-type="float">
            <text:p>0.927486</text:p>
          </table:table-cell>
          <table:table-cell office:value-type="string" calcext:value-type="string">
            <text:p>[-0. <text:s/>0.]</text:p>
          </table:table-cell>
          <table:table-cell office:value-type="float" office:value="0.050193604956353" calcext:value-type="float">
            <text:p>0.050193604956353</text:p>
          </table:table-cell>
          <table:table-cell office:value-type="string" calcext:value-type="string">
            <text:p>ParacentralL-Brainstem</text:p>
          </table:table-cell>
          <table:table-cell office:value-type="string" calcext:value-type="string">
            <text:p>ParacentralR-Brainstem</text:p>
          </table:table-cell>
          <table:table-cell office:value-type="string" calcext:value-type="string">
            <text:p>NDI_pre</text:p>
          </table:table-cell>
          <table:table-cell office:value-type="float" office:value="0.269520283129761" calcext:value-type="float">
            <text:p>0.269520283129761</text:p>
          </table:table-cell>
          <table:table-cell office:value-type="float" office:value="0.0234913990393156" calcext:value-type="float">
            <text:p>0.023491399039316</text:p>
          </table:table-cell>
          <table:table-cell office:value-type="float" office:value="0.269611205509538" calcext:value-type="float">
            <text:p>0.269611205509538</text:p>
          </table:table-cell>
          <table:table-cell office:value-type="float" office:value="0.0239623112764311" calcext:value-type="float">
            <text:p>0.023962311276431</text:p>
          </table:table-cell>
          <table:table-cell office:value-type="float" office:value="0.968859297297297" calcext:value-type="float">
            <text:p>0.968859297297297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0.809468874599781" calcext:value-type="float">
            <text:p>-0.809468874599781</text:p>
          </table:table-cell>
          <table:table-cell office:value-type="float" office:value="0.419889" calcext:value-type="float">
            <text:p>0.419889</text:p>
          </table:table-cell>
          <table:table-cell office:value-type="string" calcext:value-type="string">
            <text:p>[-0. <text:s/>0.]</text:p>
          </table:table-cell>
          <table:table-cell office:value-type="float" office:value="0.0623964544574209" calcext:value-type="float">
            <text:p>0.062396454457421</text:p>
          </table:table-cell>
          <table:table-cell office:value-type="string" calcext:value-type="string">
            <text:p>ParacentralL-CaudL</text:p>
          </table:table-cell>
          <table:table-cell office:value-type="string" calcext:value-type="string">
            <text:p>ParacentralR-CaudR</text:p>
          </table:table-cell>
          <table:table-cell office:value-type="string" calcext:value-type="string">
            <text:p>NDI_pre</text:p>
          </table:table-cell>
          <table:table-cell office:value-type="float" office:value="0.181113774607896" calcext:value-type="float">
            <text:p>0.181113774607896</text:p>
          </table:table-cell>
          <table:table-cell office:value-type="float" office:value="0.0326500611418439" calcext:value-type="float">
            <text:p>0.032650061141844</text:p>
          </table:table-cell>
          <table:table-cell office:value-type="float" office:value="0.18207170731242" calcext:value-type="float">
            <text:p>0.18207170731242</text:p>
          </table:table-cell>
          <table:table-cell office:value-type="float" office:value="0.0299999611428093" calcext:value-type="float">
            <text:p>0.029999961142809</text:p>
          </table:table-cell>
          <table:table-cell office:value-type="float" office:value="0.545496820512821" calcext:value-type="float">
            <text:p>0.545496820512821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2.53638884777255" calcext:value-type="float">
            <text:p>2.53638884777255</text:p>
          </table:table-cell>
          <table:table-cell office:value-type="float" office:value="0.012518" calcext:value-type="float">
            <text:p>0.012518</text:p>
          </table:table-cell>
          <table:table-cell office:value-type="string" calcext:value-type="string">
            <text:p>[0. <text:s text:c="2"/>0.01]</text:p>
          </table:table-cell>
          <table:table-cell office:value-type="float" office:value="0.224624570168332" calcext:value-type="float">
            <text:p>0.224624570168332</text:p>
          </table:table-cell>
          <table:table-cell office:value-type="string" calcext:value-type="string">
            <text:p>ParacentralL-LentiL</text:p>
          </table:table-cell>
          <table:table-cell office:value-type="string" calcext:value-type="string">
            <text:p>ParacentralR-LentiR</text:p>
          </table:table-cell>
          <table:table-cell office:value-type="string" calcext:value-type="string">
            <text:p>NDI_pre</text:p>
          </table:table-cell>
          <table:table-cell office:value-type="float" office:value="0.211835157239313" calcext:value-type="float">
            <text:p>0.211835157239313</text:p>
          </table:table-cell>
          <table:table-cell office:value-type="float" office:value="0.0295482286978199" calcext:value-type="float">
            <text:p>0.02954822869782</text:p>
          </table:table-cell>
          <table:table-cell office:value-type="float" office:value="0.208544403216042" calcext:value-type="float">
            <text:p>0.208544403216042</text:p>
          </table:table-cell>
          <table:table-cell office:value-type="float" office:value="0.0292569682016144" calcext:value-type="float">
            <text:p>0.029256968201614</text:p>
          </table:table-cell>
          <table:table-cell office:value-type="float" office:value="0.035900679245283" calcext:value-type="float">
            <text:p>0.035900679245283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2.19710450249466" calcext:value-type="float">
            <text:p>2.19710450249466</text:p>
          </table:table-cell>
          <table:table-cell office:value-type="float" office:value="0.029984" calcext:value-type="float">
            <text:p>0.029984</text:p>
          </table:table-cell>
          <table:table-cell office:value-type="string" calcext:value-type="string">
            <text:p>[0. 0.]</text:p>
          </table:table-cell>
          <table:table-cell office:value-type="float" office:value="0.166431590014498" calcext:value-type="float">
            <text:p>0.166431590014498</text:p>
          </table:table-cell>
          <table:table-cell office:value-type="string" calcext:value-type="string">
            <text:p>ParacentralL-SubthalL</text:p>
          </table:table-cell>
          <table:table-cell office:value-type="string" calcext:value-type="string">
            <text:p>ParacentralR-SubthalR</text:p>
          </table:table-cell>
          <table:table-cell office:value-type="string" calcext:value-type="string">
            <text:p>NDI_pre</text:p>
          </table:table-cell>
          <table:table-cell office:value-type="float" office:value="0.25326757232968" calcext:value-type="float">
            <text:p>0.25326757232968</text:p>
          </table:table-cell>
          <table:table-cell office:value-type="float" office:value="0.0281671280957796" calcext:value-type="float">
            <text:p>0.02816712809578</text:p>
          </table:table-cell>
          <table:table-cell office:value-type="float" office:value="0.250658797879084" calcext:value-type="float">
            <text:p>0.250658797879084</text:p>
          </table:table-cell>
          <table:table-cell office:value-type="float" office:value="0.0286507007961377" calcext:value-type="float">
            <text:p>0.028650700796138</text:p>
          </table:table-cell>
          <table:table-cell office:value-type="float" office:value="0.0772469152542373" calcext:value-type="float">
            <text:p>0.077246915254237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4.65368747956737" calcext:value-type="float">
            <text:p>4.65368747956737</text:p>
          </table:table-cell>
          <table:table-cell office:value-type="float" office:value="0.000009" calcext:value-type="float">
            <text:p>9E-06</text:p>
          </table:table-cell>
          <table:table-cell office:value-type="string" calcext:value-type="string">
            <text:p>[0. <text:s text:c="2"/>0.01]</text:p>
          </table:table-cell>
          <table:table-cell office:value-type="float" office:value="0.643119809364332" calcext:value-type="float">
            <text:p>0.643119809364332</text:p>
          </table:table-cell>
          <table:table-cell office:value-type="string" calcext:value-type="string">
            <text:p>ParacentralL-ThalfusL</text:p>
          </table:table-cell>
          <table:table-cell office:value-type="string" calcext:value-type="string">
            <text:p>ParacentralR-ThalfusR</text:p>
          </table:table-cell>
          <table:table-cell office:value-type="string" calcext:value-type="string">
            <text:p>NDI_pre</text:p>
          </table:table-cell>
          <table:table-cell office:value-type="float" office:value="0.226033912209798" calcext:value-type="float">
            <text:p>0.226033912209798</text:p>
          </table:table-cell>
          <table:table-cell office:value-type="float" office:value="0.0289163084329941" calcext:value-type="float">
            <text:p>0.028916308432994</text:p>
          </table:table-cell>
          <table:table-cell office:value-type="float" office:value="0.219635383111089" calcext:value-type="float">
            <text:p>0.219635383111089</text:p>
          </table:table-cell>
          <table:table-cell office:value-type="float" office:value="0.0300744229595598" calcext:value-type="float">
            <text:p>0.03007442295956</text:p>
          </table:table-cell>
          <table:table-cell office:value-type="float" office:value="0.0000526153846153846" calcext:value-type="float">
            <text:p>5.26153846153846E-05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2.6160707220813" calcext:value-type="float">
            <text:p>2.6160707220813</text:p>
          </table:table-cell>
          <table:table-cell office:value-type="float" office:value="0.010068" calcext:value-type="float">
            <text:p>0.010068</text:p>
          </table:table-cell>
          <table:table-cell office:value-type="string" calcext:value-type="string">
            <text:p>[0. 0.]</text:p>
          </table:table-cell>
          <table:table-cell office:value-type="float" office:value="0.270827393108995" calcext:value-type="float">
            <text:p>0.270827393108995</text:p>
          </table:table-cell>
          <table:table-cell office:value-type="string" calcext:value-type="string">
            <text:p>S1L-Brainstem</text:p>
          </table:table-cell>
          <table:table-cell office:value-type="string" calcext:value-type="string">
            <text:p>S1R-Brainstem</text:p>
          </table:table-cell>
          <table:table-cell office:value-type="string" calcext:value-type="string">
            <text:p>NDI_pre</text:p>
          </table:table-cell>
          <table:table-cell office:value-type="float" office:value="0.273939866786198" calcext:value-type="float">
            <text:p>0.273939866786198</text:p>
          </table:table-cell>
          <table:table-cell office:value-type="float" office:value="0.0226304420011247" calcext:value-type="float">
            <text:p>0.022630442001125</text:p>
          </table:table-cell>
          <table:table-cell office:value-type="float" office:value="0.271116647134812" calcext:value-type="float">
            <text:p>0.271116647134812</text:p>
          </table:table-cell>
          <table:table-cell office:value-type="float" office:value="0.0222972914712538" calcext:value-type="float">
            <text:p>0.022297291471254</text:p>
          </table:table-cell>
          <table:table-cell office:value-type="float" office:value="0.0300065882352941" calcext:value-type="float">
            <text:p>0.030006588235294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0.116109030948975" calcext:value-type="float">
            <text:p>0.116109030948975</text:p>
          </table:table-cell>
          <table:table-cell office:value-type="float" office:value="0.907765" calcext:value-type="float">
            <text:p>0.907765</text:p>
          </table:table-cell>
          <table:table-cell office:value-type="string" calcext:value-type="string">
            <text:p>[-0. <text:s/>0.]</text:p>
          </table:table-cell>
          <table:table-cell office:value-type="float" office:value="0.050643225484485" calcext:value-type="float">
            <text:p>0.050643225484485</text:p>
          </table:table-cell>
          <table:table-cell office:value-type="string" calcext:value-type="string">
            <text:p>S1L-CaudL</text:p>
          </table:table-cell>
          <table:table-cell office:value-type="string" calcext:value-type="string">
            <text:p>S1R-CaudR</text:p>
          </table:table-cell>
          <table:table-cell office:value-type="string" calcext:value-type="string">
            <text:p>NDI_pre</text:p>
          </table:table-cell>
          <table:table-cell office:value-type="float" office:value="0.185458975343169" calcext:value-type="float">
            <text:p>0.185458975343169</text:p>
          </table:table-cell>
          <table:table-cell office:value-type="float" office:value="0.0315380189568292" calcext:value-type="float">
            <text:p>0.031538018956829</text:p>
          </table:table-cell>
          <table:table-cell office:value-type="float" office:value="0.185245968992495" calcext:value-type="float">
            <text:p>0.185245968992495</text:p>
          </table:table-cell>
          <table:table-cell office:value-type="float" office:value="0.0294282452135788" calcext:value-type="float">
            <text:p>0.029428245213579</text:p>
          </table:table-cell>
          <table:table-cell office:value-type="float" office:value="0.964897062937063" calcext:value-type="float">
            <text:p>0.964897062937063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0.0791684448606651" calcext:value-type="float">
            <text:p>-0.079168444860665</text:p>
          </table:table-cell>
          <table:table-cell office:value-type="float" office:value="0.937034" calcext:value-type="float">
            <text:p>0.937034</text:p>
          </table:table-cell>
          <table:table-cell office:value-type="string" calcext:value-type="string">
            <text:p>[-0. <text:s/>0.]</text:p>
          </table:table-cell>
          <table:table-cell office:value-type="float" office:value="0.0501616995928336" calcext:value-type="float">
            <text:p>0.050161699592834</text:p>
          </table:table-cell>
          <table:table-cell office:value-type="string" calcext:value-type="string">
            <text:p>S1L-LentiL</text:p>
          </table:table-cell>
          <table:table-cell office:value-type="string" calcext:value-type="string">
            <text:p>S1R-LentiR</text:p>
          </table:table-cell>
          <table:table-cell office:value-type="string" calcext:value-type="string">
            <text:p>NDI_pre</text:p>
          </table:table-cell>
          <table:table-cell office:value-type="float" office:value="0.200351442772767" calcext:value-type="float">
            <text:p>0.200351442772767</text:p>
          </table:table-cell>
          <table:table-cell office:value-type="float" office:value="0.0266265601241993" calcext:value-type="float">
            <text:p>0.026626560124199</text:p>
          </table:table-cell>
          <table:table-cell office:value-type="float" office:value="0.200445726573029" calcext:value-type="float">
            <text:p>0.200445726573029</text:p>
          </table:table-cell>
          <table:table-cell office:value-type="float" office:value="0.0272166939669939" calcext:value-type="float">
            <text:p>0.027216693966994</text:p>
          </table:table-cell>
          <table:table-cell office:value-type="float" office:value="0.968859297297297" calcext:value-type="float">
            <text:p>0.968859297297297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0.96161127553171" calcext:value-type="float">
            <text:p>0.96161127553171</text:p>
          </table:table-cell>
          <table:table-cell office:value-type="float" office:value="0.338228" calcext:value-type="float">
            <text:p>0.338228</text:p>
          </table:table-cell>
          <table:table-cell office:value-type="string" calcext:value-type="string">
            <text:p>[-0. <text:s/>0.]</text:p>
          </table:table-cell>
          <table:table-cell office:value-type="float" office:value="0.07073496919415" calcext:value-type="float">
            <text:p>0.07073496919415</text:p>
          </table:table-cell>
          <table:table-cell office:value-type="string" calcext:value-type="string">
            <text:p>S1L-ParacentralL</text:p>
          </table:table-cell>
          <table:table-cell office:value-type="string" calcext:value-type="string">
            <text:p>S1R-ParacentralR</text:p>
          </table:table-cell>
          <table:table-cell office:value-type="string" calcext:value-type="string">
            <text:p>NDI_pre</text:p>
          </table:table-cell>
          <table:table-cell office:value-type="float" office:value="0.185437707632299" calcext:value-type="float">
            <text:p>0.185437707632299</text:p>
          </table:table-cell>
          <table:table-cell office:value-type="float" office:value="0.0280310630436874" calcext:value-type="float">
            <text:p>0.028031063043688</text:p>
          </table:table-cell>
          <table:table-cell office:value-type="float" office:value="0.184330480563135" calcext:value-type="float">
            <text:p>0.184330480563135</text:p>
          </table:table-cell>
          <table:table-cell office:value-type="float" office:value="0.0281359288846288" calcext:value-type="float">
            <text:p>0.028135928884629</text:p>
          </table:table-cell>
          <table:table-cell office:value-type="float" office:value="0.491914836363636" calcext:value-type="float">
            <text:p>0.491914836363636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1.53061746230687" calcext:value-type="float">
            <text:p>1.53061746230687</text:p>
          </table:table-cell>
          <table:table-cell office:value-type="float" office:value="0.128563" calcext:value-type="float">
            <text:p>0.128563</text:p>
          </table:table-cell>
          <table:table-cell office:value-type="string" calcext:value-type="string">
            <text:p>[-0. <text:s/>0.]</text:p>
          </table:table-cell>
          <table:table-cell office:value-type="float" office:value="0.114388926279989" calcext:value-type="float">
            <text:p>0.114388926279989</text:p>
          </table:table-cell>
          <table:table-cell office:value-type="string" calcext:value-type="string">
            <text:p>S1L-SubthalL</text:p>
          </table:table-cell>
          <table:table-cell office:value-type="string" calcext:value-type="string">
            <text:p>S1R-SubthalR</text:p>
          </table:table-cell>
          <table:table-cell office:value-type="string" calcext:value-type="string">
            <text:p>NDI_pre</text:p>
          </table:table-cell>
          <table:table-cell office:value-type="float" office:value="0.253059638066093" calcext:value-type="float">
            <text:p>0.253059638066093</text:p>
          </table:table-cell>
          <table:table-cell office:value-type="float" office:value="0.0258890086445961" calcext:value-type="float">
            <text:p>0.025889008644596</text:p>
          </table:table-cell>
          <table:table-cell office:value-type="float" office:value="0.251237611823855" calcext:value-type="float">
            <text:p>0.251237611823855</text:p>
          </table:table-cell>
          <table:table-cell office:value-type="float" office:value="0.0270545672117413" calcext:value-type="float">
            <text:p>0.027054567211741</text:p>
          </table:table-cell>
          <table:table-cell office:value-type="float" office:value="0.230271058823529" calcext:value-type="float">
            <text:p>0.230271058823529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2.94872883845912" calcext:value-type="float">
            <text:p>2.94872883845912</text:p>
          </table:table-cell>
          <table:table-cell office:value-type="float" office:value="0.003854" calcext:value-type="float">
            <text:p>0.003854</text:p>
          </table:table-cell>
          <table:table-cell office:value-type="string" calcext:value-type="string">
            <text:p>[0. <text:s text:c="2"/>0.01]</text:p>
          </table:table-cell>
          <table:table-cell office:value-type="float" office:value="0.375806924803792" calcext:value-type="float">
            <text:p>0.375806924803792</text:p>
          </table:table-cell>
          <table:table-cell office:value-type="string" calcext:value-type="string">
            <text:p>S1L-ThalfusL</text:p>
          </table:table-cell>
          <table:table-cell office:value-type="string" calcext:value-type="string">
            <text:p>S1R-ThalfusR</text:p>
          </table:table-cell>
          <table:table-cell office:value-type="string" calcext:value-type="string">
            <text:p>NDI_pre</text:p>
          </table:table-cell>
          <table:table-cell office:value-type="float" office:value="0.22485921188795" calcext:value-type="float">
            <text:p>0.22485921188795</text:p>
          </table:table-cell>
          <table:table-cell office:value-type="float" office:value="0.028409655135425" calcext:value-type="float">
            <text:p>0.028409655135425</text:p>
          </table:table-cell>
          <table:table-cell office:value-type="float" office:value="0.220531218380968" calcext:value-type="float">
            <text:p>0.220531218380968</text:p>
          </table:table-cell>
          <table:table-cell office:value-type="float" office:value="0.0281070471531081" calcext:value-type="float">
            <text:p>0.028107047153108</text:p>
          </table:table-cell>
          <table:table-cell office:value-type="float" office:value="0.012464" calcext:value-type="float">
            <text:p>0.012464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0.854281026235066" calcext:value-type="float">
            <text:p>-0.854281026235066</text:p>
          </table:table-cell>
          <table:table-cell office:value-type="float" office:value="0.394695" calcext:value-type="float">
            <text:p>0.394695</text:p>
          </table:table-cell>
          <table:table-cell office:value-type="string" calcext:value-type="string">
            <text:p>[-0. <text:s/>0.]</text:p>
          </table:table-cell>
          <table:table-cell office:value-type="float" office:value="0.0567421553669652" calcext:value-type="float">
            <text:p>0.056742155366965</text:p>
          </table:table-cell>
          <table:table-cell office:value-type="string" calcext:value-type="string">
            <text:p>S1L-M1L</text:p>
          </table:table-cell>
          <table:table-cell office:value-type="string" calcext:value-type="string">
            <text:p>S1R-M1R</text:p>
          </table:table-cell>
          <table:table-cell office:value-type="string" calcext:value-type="string">
            <text:p>NDI_pre</text:p>
          </table:table-cell>
          <table:table-cell office:value-type="float" office:value="0.176987471317153" calcext:value-type="float">
            <text:p>0.176987471317153</text:p>
          </table:table-cell>
          <table:table-cell office:value-type="float" office:value="0.027585163171152" calcext:value-type="float">
            <text:p>0.027585163171152</text:p>
          </table:table-cell>
          <table:table-cell office:value-type="float" office:value="0.177599588876915" calcext:value-type="float">
            <text:p>0.177599588876915</text:p>
          </table:table-cell>
          <table:table-cell office:value-type="float" office:value="0.0266520180014067" calcext:value-type="float">
            <text:p>0.026652018001407</text:p>
          </table:table-cell>
          <table:table-cell office:value-type="float" office:value="0.530917168141593" calcext:value-type="float">
            <text:p>0.530917168141593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0.96161127553171" calcext:value-type="float">
            <text:p>0.96161127553171</text:p>
          </table:table-cell>
          <table:table-cell office:value-type="float" office:value="0.338228" calcext:value-type="float">
            <text:p>0.338228</text:p>
          </table:table-cell>
          <table:table-cell office:value-type="string" calcext:value-type="string">
            <text:p>[-0. <text:s/>0.]</text:p>
          </table:table-cell>
          <table:table-cell office:value-type="float" office:value="0.07073496919415" calcext:value-type="float">
            <text:p>0.07073496919415</text:p>
          </table:table-cell>
          <table:table-cell office:value-type="string" calcext:value-type="string">
            <text:p>S1L-ParacentralL</text:p>
          </table:table-cell>
          <table:table-cell office:value-type="string" calcext:value-type="string">
            <text:p>S1R-ParacentralR</text:p>
          </table:table-cell>
          <table:table-cell office:value-type="string" calcext:value-type="string">
            <text:p>NDI_pre</text:p>
          </table:table-cell>
          <table:table-cell office:value-type="float" office:value="0.185437707632299" calcext:value-type="float">
            <text:p>0.185437707632299</text:p>
          </table:table-cell>
          <table:table-cell office:value-type="float" office:value="0.0280310630436874" calcext:value-type="float">
            <text:p>0.028031063043688</text:p>
          </table:table-cell>
          <table:table-cell office:value-type="float" office:value="0.184330480563135" calcext:value-type="float">
            <text:p>0.184330480563135</text:p>
          </table:table-cell>
          <table:table-cell office:value-type="float" office:value="0.0281359288846288" calcext:value-type="float">
            <text:p>0.028135928884629</text:p>
          </table:table-cell>
          <table:table-cell office:value-type="float" office:value="0.491914836363636" calcext:value-type="float">
            <text:p>0.491914836363636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20.373568909655" calcext:value-type="float">
            <text:p>-20.3735689096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-0.04 -0.03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1L-Brainstem</text:p>
          </table:table-cell>
          <table:table-cell office:value-type="string" calcext:value-type="string">
            <text:p>M1R-Brainstem</text:p>
          </table:table-cell>
          <table:table-cell office:value-type="string" calcext:value-type="string">
            <text:p>ODI_post</text:p>
          </table:table-cell>
          <table:table-cell office:value-type="float" office:value="0.192409178419194" calcext:value-type="float">
            <text:p>0.192409178419194</text:p>
          </table:table-cell>
          <table:table-cell office:value-type="float" office:value="0.0151521896115704" calcext:value-type="float">
            <text:p>0.01515218961157</text:p>
          </table:table-cell>
          <table:table-cell office:value-type="float" office:value="0.224853953739335" calcext:value-type="float">
            <text:p>0.224853953739335</text:p>
          </table:table-cell>
          <table:table-cell office:value-type="float" office:value="0.0140107072485743" calcext:value-type="float">
            <text:p>0.014010707248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4.02269724140638" calcext:value-type="float">
            <text:p>-4.02269724140638</text:p>
          </table:table-cell>
          <table:table-cell office:value-type="float" office:value="0.000102" calcext:value-type="float">
            <text:p>0.000102</text:p>
          </table:table-cell>
          <table:table-cell office:value-type="string" calcext:value-type="string">
            <text:p>[-0.02 -0.01]</text:p>
          </table:table-cell>
          <table:table-cell office:value-type="float" office:value="0.998338289624878" calcext:value-type="float">
            <text:p>0.998338289624878</text:p>
          </table:table-cell>
          <table:table-cell office:value-type="string" calcext:value-type="string">
            <text:p>M1L-CaudL</text:p>
          </table:table-cell>
          <table:table-cell office:value-type="string" calcext:value-type="string">
            <text:p>M1R-CaudR</text:p>
          </table:table-cell>
          <table:table-cell office:value-type="string" calcext:value-type="string">
            <text:p>ODI_post</text:p>
          </table:table-cell>
          <table:table-cell office:value-type="float" office:value="0.217919024806127" calcext:value-type="float">
            <text:p>0.217919024806127</text:p>
          </table:table-cell>
          <table:table-cell office:value-type="float" office:value="0.018434210463148" calcext:value-type="float">
            <text:p>0.018434210463148</text:p>
          </table:table-cell>
          <table:table-cell office:value-type="float" office:value="0.229871352520628" calcext:value-type="float">
            <text:p>0.229871352520628</text:p>
          </table:table-cell>
          <table:table-cell office:value-type="float" office:value="0.0321199099739538" calcext:value-type="float">
            <text:p>0.032119909973954</text:p>
          </table:table-cell>
          <table:table-cell office:value-type="float" office:value="0.0004845" calcext:value-type="float">
            <text:p>0.0004845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8.49325745135858" calcext:value-type="float">
            <text:p>-8.493257451358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-0.02 -0.01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1L-LentiL</text:p>
          </table:table-cell>
          <table:table-cell office:value-type="string" calcext:value-type="string">
            <text:p>M1R-LentiR</text:p>
          </table:table-cell>
          <table:table-cell office:value-type="string" calcext:value-type="string">
            <text:p>ODI_post</text:p>
          </table:table-cell>
          <table:table-cell office:value-type="float" office:value="0.232718406136561" calcext:value-type="float">
            <text:p>0.232718406136561</text:p>
          </table:table-cell>
          <table:table-cell office:value-type="float" office:value="0.0147400927922748" calcext:value-type="float">
            <text:p>0.014740092792275</text:p>
          </table:table-cell>
          <table:table-cell office:value-type="float" office:value="0.246162086105958" calcext:value-type="float">
            <text:p>0.246162086105958</text:p>
          </table:table-cell>
          <table:table-cell office:value-type="float" office:value="0.0172774610388049" calcext:value-type="float">
            <text:p>0.017277461038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14.1633578671366" calcext:value-type="float">
            <text:p>14.1633578671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.06 0.07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1L-ParacentralL</text:p>
          </table:table-cell>
          <table:table-cell office:value-type="string" calcext:value-type="string">
            <text:p>M1R-ParacentralR</text:p>
          </table:table-cell>
          <table:table-cell office:value-type="string" calcext:value-type="string">
            <text:p>ODI_post</text:p>
          </table:table-cell>
          <table:table-cell office:value-type="float" office:value="0.33432885174203" calcext:value-type="float">
            <text:p>0.33432885174203</text:p>
          </table:table-cell>
          <table:table-cell office:value-type="float" office:value="0.0428999674398386" calcext:value-type="float">
            <text:p>0.042899967439839</text:p>
          </table:table-cell>
          <table:table-cell office:value-type="float" office:value="0.268774539325752" calcext:value-type="float">
            <text:p>0.268774539325752</text:p>
          </table:table-cell>
          <table:table-cell office:value-type="float" office:value="0.0371969541115525" calcext:value-type="float">
            <text:p>0.037196954111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24.5687361318997" calcext:value-type="float">
            <text:p>-24.56873613189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-0.04 -0.04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1L-SubthalL</text:p>
          </table:table-cell>
          <table:table-cell office:value-type="string" calcext:value-type="string">
            <text:p>M1R-SubthalR</text:p>
          </table:table-cell>
          <table:table-cell office:value-type="string" calcext:value-type="string">
            <text:p>ODI_post</text:p>
          </table:table-cell>
          <table:table-cell office:value-type="float" office:value="0.182985357685311" calcext:value-type="float">
            <text:p>0.182985357685311</text:p>
          </table:table-cell>
          <table:table-cell office:value-type="float" office:value="0.015807884275158" calcext:value-type="float">
            <text:p>0.015807884275158</text:p>
          </table:table-cell>
          <table:table-cell office:value-type="float" office:value="0.224538925196385" calcext:value-type="float">
            <text:p>0.224538925196385</text:p>
          </table:table-cell>
          <table:table-cell office:value-type="float" office:value="0.0173289974127293" calcext:value-type="float">
            <text:p>0.017328997412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13.4773911985177" calcext:value-type="float">
            <text:p>13.47739119851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.02 0.03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1L-ThalfusL</text:p>
          </table:table-cell>
          <table:table-cell office:value-type="string" calcext:value-type="string">
            <text:p>M1R-ThalfusR</text:p>
          </table:table-cell>
          <table:table-cell office:value-type="string" calcext:value-type="string">
            <text:p>ODI_post</text:p>
          </table:table-cell>
          <table:table-cell office:value-type="float" office:value="0.242193123217863" calcext:value-type="float">
            <text:p>0.242193123217863</text:p>
          </table:table-cell>
          <table:table-cell office:value-type="float" office:value="0.0171821436806684" calcext:value-type="float">
            <text:p>0.017182143680669</text:p>
          </table:table-cell>
          <table:table-cell office:value-type="float" office:value="0.215569446387859" calcext:value-type="float">
            <text:p>0.215569446387859</text:p>
          </table:table-cell>
          <table:table-cell office:value-type="float" office:value="0.0190679272245797" calcext:value-type="float">
            <text:p>0.01906792722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16.8347334026783" calcext:value-type="float">
            <text:p>16.83473340267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.02 0.03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acentralL-Brainstem</text:p>
          </table:table-cell>
          <table:table-cell office:value-type="string" calcext:value-type="string">
            <text:p>ParacentralR-Brainstem</text:p>
          </table:table-cell>
          <table:table-cell office:value-type="string" calcext:value-type="string">
            <text:p>ODI_post</text:p>
          </table:table-cell>
          <table:table-cell office:value-type="float" office:value="0.23013200245456" calcext:value-type="float">
            <text:p>0.23013200245456</text:p>
          </table:table-cell>
          <table:table-cell office:value-type="float" office:value="0.0158470320259686" calcext:value-type="float">
            <text:p>0.015847032025969</text:p>
          </table:table-cell>
          <table:table-cell office:value-type="float" office:value="0.203418029886633" calcext:value-type="float">
            <text:p>0.203418029886633</text:p>
          </table:table-cell>
          <table:table-cell office:value-type="float" office:value="0.0131748174882799" calcext:value-type="float">
            <text:p>0.01317481748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27.3173420633177" calcext:value-type="float">
            <text:p>27.31734206331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.07 0.08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acentralL-CaudL</text:p>
          </table:table-cell>
          <table:table-cell office:value-type="string" calcext:value-type="string">
            <text:p>ParacentralR-CaudR</text:p>
          </table:table-cell>
          <table:table-cell office:value-type="string" calcext:value-type="string">
            <text:p>ODI_post</text:p>
          </table:table-cell>
          <table:table-cell office:value-type="float" office:value="0.270142888712524" calcext:value-type="float">
            <text:p>0.270142888712524</text:p>
          </table:table-cell>
          <table:table-cell office:value-type="float" office:value="0.021933078008642" calcext:value-type="float">
            <text:p>0.021933078008642</text:p>
          </table:table-cell>
          <table:table-cell office:value-type="float" office:value="0.194500010867777" calcext:value-type="float">
            <text:p>0.194500010867777</text:p>
          </table:table-cell>
          <table:table-cell office:value-type="float" office:value="0.0250083311082407" calcext:value-type="float">
            <text:p>0.025008331108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25.2550199215987" calcext:value-type="float">
            <text:p>25.25501992159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.05 0.06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acentralL-LentiL</text:p>
          </table:table-cell>
          <table:table-cell office:value-type="string" calcext:value-type="string">
            <text:p>ParacentralR-LentiR</text:p>
          </table:table-cell>
          <table:table-cell office:value-type="string" calcext:value-type="string">
            <text:p>ODI_post</text:p>
          </table:table-cell>
          <table:table-cell office:value-type="float" office:value="0.262091581144994" calcext:value-type="float">
            <text:p>0.262091581144994</text:p>
          </table:table-cell>
          <table:table-cell office:value-type="float" office:value="0.0196420472264842" calcext:value-type="float">
            <text:p>0.019642047226484</text:p>
          </table:table-cell>
          <table:table-cell office:value-type="float" office:value="0.210962329959664" calcext:value-type="float">
            <text:p>0.210962329959664</text:p>
          </table:table-cell>
          <table:table-cell office:value-type="float" office:value="0.0171689104855142" calcext:value-type="float">
            <text:p>0.017168910485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16.9382342513106" calcext:value-type="float">
            <text:p>16.9382342513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.03 0.04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acentralL-SubthalL</text:p>
          </table:table-cell>
          <table:table-cell office:value-type="string" calcext:value-type="string">
            <text:p>ParacentralR-SubthalR</text:p>
          </table:table-cell>
          <table:table-cell office:value-type="string" calcext:value-type="string">
            <text:p>ODI_post</text:p>
          </table:table-cell>
          <table:table-cell office:value-type="float" office:value="0.231343419558816" calcext:value-type="float">
            <text:p>0.231343419558816</text:p>
          </table:table-cell>
          <table:table-cell office:value-type="float" office:value="0.0197516144569334" calcext:value-type="float">
            <text:p>0.019751614456934</text:p>
          </table:table-cell>
          <table:table-cell office:value-type="float" office:value="0.195224519101537" calcext:value-type="float">
            <text:p>0.195224519101537</text:p>
          </table:table-cell>
          <table:table-cell office:value-type="float" office:value="0.0185420896860967" calcext:value-type="float">
            <text:p>0.018542089686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45.494366557665" calcext:value-type="float">
            <text:p>45.4943665576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.1 <text:s/>0.11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acentralL-ThalfusL</text:p>
          </table:table-cell>
          <table:table-cell office:value-type="string" calcext:value-type="string">
            <text:p>ParacentralR-ThalfusR</text:p>
          </table:table-cell>
          <table:table-cell office:value-type="string" calcext:value-type="string">
            <text:p>ODI_post</text:p>
          </table:table-cell>
          <table:table-cell office:value-type="float" office:value="0.284506189752285" calcext:value-type="float">
            <text:p>0.284506189752285</text:p>
          </table:table-cell>
          <table:table-cell office:value-type="float" office:value="0.0222590108519368" calcext:value-type="float">
            <text:p>0.022259010851937</text:p>
          </table:table-cell>
          <table:table-cell office:value-type="float" office:value="0.182879622226098" calcext:value-type="float">
            <text:p>0.182879622226098</text:p>
          </table:table-cell>
          <table:table-cell office:value-type="float" office:value="0.0178700159749339" calcext:value-type="float">
            <text:p>0.017870015974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10.8384200369129" calcext:value-type="float">
            <text:p>-10.83842003691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-0.02 -0.02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1L-Brainstem</text:p>
          </table:table-cell>
          <table:table-cell office:value-type="string" calcext:value-type="string">
            <text:p>S1R-Brainstem</text:p>
          </table:table-cell>
          <table:table-cell office:value-type="string" calcext:value-type="string">
            <text:p>ODI_post</text:p>
          </table:table-cell>
          <table:table-cell office:value-type="float" office:value="0.201523579745644" calcext:value-type="float">
            <text:p>0.201523579745644</text:p>
          </table:table-cell>
          <table:table-cell office:value-type="float" office:value="0.0176023504843989" calcext:value-type="float">
            <text:p>0.017602350484399</text:p>
          </table:table-cell>
          <table:table-cell office:value-type="float" office:value="0.220260091207356" calcext:value-type="float">
            <text:p>0.220260091207356</text:p>
          </table:table-cell>
          <table:table-cell office:value-type="float" office:value="0.0134587089940657" calcext:value-type="float">
            <text:p>0.013458708994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0.949377487829535" calcext:value-type="float">
            <text:p>0.949377487829535</text:p>
          </table:table-cell>
          <table:table-cell office:value-type="float" office:value="0.344386" calcext:value-type="float">
            <text:p>0.344386</text:p>
          </table:table-cell>
          <table:table-cell office:value-type="string" calcext:value-type="string">
            <text:p>[-0. <text:s text:c="3"/>0.01]</text:p>
          </table:table-cell>
          <table:table-cell office:value-type="float" office:value="0.206124380084942" calcext:value-type="float">
            <text:p>0.206124380084942</text:p>
          </table:table-cell>
          <table:table-cell office:value-type="string" calcext:value-type="string">
            <text:p>S1L-CaudL</text:p>
          </table:table-cell>
          <table:table-cell office:value-type="string" calcext:value-type="string">
            <text:p>S1R-CaudR</text:p>
          </table:table-cell>
          <table:table-cell office:value-type="string" calcext:value-type="string">
            <text:p>ODI_post</text:p>
          </table:table-cell>
          <table:table-cell office:value-type="float" office:value="0.233626091690774" calcext:value-type="float">
            <text:p>0.233626091690774</text:p>
          </table:table-cell>
          <table:table-cell office:value-type="float" office:value="0.0212554011038847" calcext:value-type="float">
            <text:p>0.021255401103885</text:p>
          </table:table-cell>
          <table:table-cell office:value-type="float" office:value="0.231127447323313" calcext:value-type="float">
            <text:p>0.231127447323313</text:p>
          </table:table-cell>
          <table:table-cell office:value-type="float" office:value="0.0257029810248367" calcext:value-type="float">
            <text:p>0.025702981024837</text:p>
          </table:table-cell>
          <table:table-cell office:value-type="float" office:value="0.491914836363636" calcext:value-type="float">
            <text:p>0.491914836363636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9.73738436054155" calcext:value-type="float">
            <text:p>-9.737384360541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-0.02 -0.01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1L-LentiL</text:p>
          </table:table-cell>
          <table:table-cell office:value-type="string" calcext:value-type="string">
            <text:p>S1R-LentiR</text:p>
          </table:table-cell>
          <table:table-cell office:value-type="string" calcext:value-type="string">
            <text:p>ODI_post</text:p>
          </table:table-cell>
          <table:table-cell office:value-type="float" office:value="0.234232974552706" calcext:value-type="float">
            <text:p>0.234232974552706</text:p>
          </table:table-cell>
          <table:table-cell office:value-type="float" office:value="0.0159290750080144" calcext:value-type="float">
            <text:p>0.015929075008015</text:p>
          </table:table-cell>
          <table:table-cell office:value-type="float" office:value="0.249730644943089" calcext:value-type="float">
            <text:p>0.249730644943089</text:p>
          </table:table-cell>
          <table:table-cell office:value-type="float" office:value="0.016265651667307" calcext:value-type="float">
            <text:p>0.016265651667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15.2765688597184" calcext:value-type="float">
            <text:p>15.27656885971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.06 0.07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1L-ParacentralL</text:p>
          </table:table-cell>
          <table:table-cell office:value-type="string" calcext:value-type="string">
            <text:p>S1R-ParacentralR</text:p>
          </table:table-cell>
          <table:table-cell office:value-type="string" calcext:value-type="string">
            <text:p>ODI_post</text:p>
          </table:table-cell>
          <table:table-cell office:value-type="float" office:value="0.397588511148237" calcext:value-type="float">
            <text:p>0.397588511148237</text:p>
          </table:table-cell>
          <table:table-cell office:value-type="float" office:value="0.0433082223921571" calcext:value-type="float">
            <text:p>0.043308222392157</text:p>
          </table:table-cell>
          <table:table-cell office:value-type="float" office:value="0.333615268999126" calcext:value-type="float">
            <text:p>0.333615268999126</text:p>
          </table:table-cell>
          <table:table-cell office:value-type="float" office:value="0.0351847245220203" calcext:value-type="float">
            <text:p>0.03518472452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18.4619862899381" calcext:value-type="float">
            <text:p>-18.4619862899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-0.04 -0.03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1L-SubthalL</text:p>
          </table:table-cell>
          <table:table-cell office:value-type="string" calcext:value-type="string">
            <text:p>S1R-SubthalR</text:p>
          </table:table-cell>
          <table:table-cell office:value-type="string" calcext:value-type="string">
            <text:p>ODI_post</text:p>
          </table:table-cell>
          <table:table-cell office:value-type="float" office:value="0.193579037234596" calcext:value-type="float">
            <text:p>0.193579037234596</text:p>
          </table:table-cell>
          <table:table-cell office:value-type="float" office:value="0.0186496511581975" calcext:value-type="float">
            <text:p>0.018649651158198</text:p>
          </table:table-cell>
          <table:table-cell office:value-type="float" office:value="0.225740112090868" calcext:value-type="float">
            <text:p>0.225740112090868</text:p>
          </table:table-cell>
          <table:table-cell office:value-type="float" office:value="0.0183252256385544" calcext:value-type="float">
            <text:p>0.018325225638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19.2636568163942" calcext:value-type="float">
            <text:p>19.26365681639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.03 0.04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1L-ThalfusL</text:p>
          </table:table-cell>
          <table:table-cell office:value-type="string" calcext:value-type="string">
            <text:p>S1R-ThalfusR</text:p>
          </table:table-cell>
          <table:table-cell office:value-type="string" calcext:value-type="string">
            <text:p>ODI_post</text:p>
          </table:table-cell>
          <table:table-cell office:value-type="float" office:value="0.247545291132696" calcext:value-type="float">
            <text:p>0.247545291132696</text:p>
          </table:table-cell>
          <table:table-cell office:value-type="float" office:value="0.0217545849835765" calcext:value-type="float">
            <text:p>0.021754584983577</text:p>
          </table:table-cell>
          <table:table-cell office:value-type="float" office:value="0.212926290015657" calcext:value-type="float">
            <text:p>0.212926290015657</text:p>
          </table:table-cell>
          <table:table-cell office:value-type="float" office:value="0.0167290214861743" calcext:value-type="float">
            <text:p>0.016729021486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18.6289162172003" calcext:value-type="float">
            <text:p>-18.6289162172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-0.03 -0.03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1L-M1L</text:p>
          </table:table-cell>
          <table:table-cell office:value-type="string" calcext:value-type="string">
            <text:p>S1R-M1R</text:p>
          </table:table-cell>
          <table:table-cell office:value-type="string" calcext:value-type="string">
            <text:p>ODI_post</text:p>
          </table:table-cell>
          <table:table-cell office:value-type="float" office:value="0.31317488966738" calcext:value-type="float">
            <text:p>0.31317488966738</text:p>
          </table:table-cell>
          <table:table-cell office:value-type="float" office:value="0.0203536794896686" calcext:value-type="float">
            <text:p>0.020353679489669</text:p>
          </table:table-cell>
          <table:table-cell office:value-type="float" office:value="0.343778746900958" calcext:value-type="float">
            <text:p>0.343778746900958</text:p>
          </table:table-cell>
          <table:table-cell office:value-type="float" office:value="0.0199311638009681" calcext:value-type="float">
            <text:p>0.019931163800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15.2765688597184" calcext:value-type="float">
            <text:p>15.27656885971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.06 0.07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1L-ParacentralL</text:p>
          </table:table-cell>
          <table:table-cell office:value-type="string" calcext:value-type="string">
            <text:p>S1R-ParacentralR</text:p>
          </table:table-cell>
          <table:table-cell office:value-type="string" calcext:value-type="string">
            <text:p>ODI_post</text:p>
          </table:table-cell>
          <table:table-cell office:value-type="float" office:value="0.397588511148237" calcext:value-type="float">
            <text:p>0.397588511148237</text:p>
          </table:table-cell>
          <table:table-cell office:value-type="float" office:value="0.0433082223921571" calcext:value-type="float">
            <text:p>0.043308222392157</text:p>
          </table:table-cell>
          <table:table-cell office:value-type="float" office:value="0.333615268999126" calcext:value-type="float">
            <text:p>0.333615268999126</text:p>
          </table:table-cell>
          <table:table-cell office:value-type="float" office:value="0.0351847245220203" calcext:value-type="float">
            <text:p>0.03518472452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4.88397621952753" calcext:value-type="float">
            <text:p>-4.88397621952753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[-0.01 -0. <text:s/>]</text:p>
          </table:table-cell>
          <table:table-cell office:value-type="float" office:value="0.999501468698285" calcext:value-type="float">
            <text:p>0.999501468698285</text:p>
          </table:table-cell>
          <table:table-cell office:value-type="string" calcext:value-type="string">
            <text:p>M1L-Brainstem</text:p>
          </table:table-cell>
          <table:table-cell office:value-type="string" calcext:value-type="string">
            <text:p>M1R-Brainstem</text:p>
          </table:table-cell>
          <table:table-cell office:value-type="string" calcext:value-type="string">
            <text:p>ODI_pre</text:p>
          </table:table-cell>
          <table:table-cell office:value-type="float" office:value="0.161953686668524" calcext:value-type="float">
            <text:p>0.161953686668524</text:p>
          </table:table-cell>
          <table:table-cell office:value-type="float" office:value="0.0150545608708746" calcext:value-type="float">
            <text:p>0.015054560870875</text:p>
          </table:table-cell>
          <table:table-cell office:value-type="float" office:value="0.169201662751931" calcext:value-type="float">
            <text:p>0.169201662751931</text:p>
          </table:table-cell>
          <table:table-cell office:value-type="float" office:value="0.0145523059142818" calcext:value-type="float">
            <text:p>0.014552305914282</text:p>
          </table:table-cell>
          <table:table-cell office:value-type="float" office:value="0.000019" calcext:value-type="float">
            <text:p>1.9E-05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0.507131290295316" calcext:value-type="float">
            <text:p>-0.507131290295316</text:p>
          </table:table-cell>
          <table:table-cell office:value-type="float" office:value="0.613017" calcext:value-type="float">
            <text:p>0.613017</text:p>
          </table:table-cell>
          <table:table-cell office:value-type="string" calcext:value-type="string">
            <text:p>[-0.01 <text:s/>0. <text:s/>]</text:p>
          </table:table-cell>
          <table:table-cell office:value-type="float" office:value="0.0774939453769" calcext:value-type="float">
            <text:p>0.0774939453769</text:p>
          </table:table-cell>
          <table:table-cell office:value-type="string" calcext:value-type="string">
            <text:p>M1L-CaudL</text:p>
          </table:table-cell>
          <table:table-cell office:value-type="string" calcext:value-type="string">
            <text:p>M1R-CaudR</text:p>
          </table:table-cell>
          <table:table-cell office:value-type="string" calcext:value-type="string">
            <text:p>ODI_pre</text:p>
          </table:table-cell>
          <table:table-cell office:value-type="float" office:value="0.198208987194535" calcext:value-type="float">
            <text:p>0.198208987194535</text:p>
          </table:table-cell>
          <table:table-cell office:value-type="float" office:value="0.0265640863341544" calcext:value-type="float">
            <text:p>0.026564086334154</text:p>
          </table:table-cell>
          <table:table-cell office:value-type="float" office:value="0.199492292705484" calcext:value-type="float">
            <text:p>0.199492292705484</text:p>
          </table:table-cell>
          <table:table-cell office:value-type="float" office:value="0.0299645109867703" calcext:value-type="float">
            <text:p>0.02996451098677</text:p>
          </table:table-cell>
          <table:table-cell office:value-type="float" office:value="0.733689637795276" calcext:value-type="float">
            <text:p>0.733689637795276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1.61595659614562" calcext:value-type="float">
            <text:p>-1.61595659614562</text:p>
          </table:table-cell>
          <table:table-cell office:value-type="float" office:value="0.108797" calcext:value-type="float">
            <text:p>0.108797</text:p>
          </table:table-cell>
          <table:table-cell office:value-type="string" calcext:value-type="string">
            <text:p>[-0.01 <text:s/>0. <text:s/>]</text:p>
          </table:table-cell>
          <table:table-cell office:value-type="float" office:value="0.29829190057565" calcext:value-type="float">
            <text:p>0.29829190057565</text:p>
          </table:table-cell>
          <table:table-cell office:value-type="string" calcext:value-type="string">
            <text:p>M1L-LentiL</text:p>
          </table:table-cell>
          <table:table-cell office:value-type="string" calcext:value-type="string">
            <text:p>M1R-LentiR</text:p>
          </table:table-cell>
          <table:table-cell office:value-type="string" calcext:value-type="string">
            <text:p>ODI_pre</text:p>
          </table:table-cell>
          <table:table-cell office:value-type="float" office:value="0.212893128383536" calcext:value-type="float">
            <text:p>0.212893128383536</text:p>
          </table:table-cell>
          <table:table-cell office:value-type="float" office:value="0.0171578848499956" calcext:value-type="float">
            <text:p>0.017157884849996</text:p>
          </table:table-cell>
          <table:table-cell office:value-type="float" office:value="0.215404780352132" calcext:value-type="float">
            <text:p>0.215404780352132</text:p>
          </table:table-cell>
          <table:table-cell office:value-type="float" office:value="0.020397354768518" calcext:value-type="float">
            <text:p>0.020397354768518</text:p>
          </table:table-cell>
          <table:table-cell office:value-type="float" office:value="0.204162271604938" calcext:value-type="float">
            <text:p>0.204162271604938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1.16674668504934" calcext:value-type="float">
            <text:p>-1.16674668504934</text:p>
          </table:table-cell>
          <table:table-cell office:value-type="float" office:value="0.245685" calcext:value-type="float">
            <text:p>0.245685</text:p>
          </table:table-cell>
          <table:table-cell office:value-type="string" calcext:value-type="string">
            <text:p>[-0.01 <text:s/>0. <text:s/>]</text:p>
          </table:table-cell>
          <table:table-cell office:value-type="float" office:value="0.222330721483986" calcext:value-type="float">
            <text:p>0.222330721483986</text:p>
          </table:table-cell>
          <table:table-cell office:value-type="string" calcext:value-type="string">
            <text:p>M1L-ParacentralL</text:p>
          </table:table-cell>
          <table:table-cell office:value-type="string" calcext:value-type="string">
            <text:p>M1R-ParacentralR</text:p>
          </table:table-cell>
          <table:table-cell office:value-type="string" calcext:value-type="string">
            <text:p>ODI_pre</text:p>
          </table:table-cell>
          <table:table-cell office:value-type="float" office:value="0.270186284724716" calcext:value-type="float">
            <text:p>0.270186284724716</text:p>
          </table:table-cell>
          <table:table-cell office:value-type="float" office:value="0.0417831689949848" calcext:value-type="float">
            <text:p>0.041783168994985</text:p>
          </table:table-cell>
          <table:table-cell office:value-type="float" office:value="0.275255115018123" calcext:value-type="float">
            <text:p>0.275255115018123</text:p>
          </table:table-cell>
          <table:table-cell office:value-type="float" office:value="0.0490931436099819" calcext:value-type="float">
            <text:p>0.049093143609982</text:p>
          </table:table-cell>
          <table:table-cell office:value-type="float" office:value="0.410374945054945" calcext:value-type="float">
            <text:p>0.410374945054945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3.11943955958598" calcext:value-type="float">
            <text:p>3.11943955958598</text:p>
          </table:table-cell>
          <table:table-cell office:value-type="float" office:value="0.002282" calcext:value-type="float">
            <text:p>0.002282</text:p>
          </table:table-cell>
          <table:table-cell office:value-type="string" calcext:value-type="string">
            <text:p>[0. <text:s text:c="2"/>0.01]</text:p>
          </table:table-cell>
          <table:table-cell office:value-type="float" office:value="0.62012290739199" calcext:value-type="float">
            <text:p>0.62012290739199</text:p>
          </table:table-cell>
          <table:table-cell office:value-type="string" calcext:value-type="string">
            <text:p>M1L-SubthalL</text:p>
          </table:table-cell>
          <table:table-cell office:value-type="string" calcext:value-type="string">
            <text:p>M1R-SubthalR</text:p>
          </table:table-cell>
          <table:table-cell office:value-type="string" calcext:value-type="string">
            <text:p>ODI_pre</text:p>
          </table:table-cell>
          <table:table-cell office:value-type="float" office:value="0.159038943541062" calcext:value-type="float">
            <text:p>0.159038943541062</text:p>
          </table:table-cell>
          <table:table-cell office:value-type="float" office:value="0.0157938684543527" calcext:value-type="float">
            <text:p>0.015793868454353</text:p>
          </table:table-cell>
          <table:table-cell office:value-type="float" office:value="0.155697752922945" calcext:value-type="float">
            <text:p>0.155697752922945</text:p>
          </table:table-cell>
          <table:table-cell office:value-type="float" office:value="0.0158455858382836" calcext:value-type="float">
            <text:p>0.015845585838284</text:p>
          </table:table-cell>
          <table:table-cell office:value-type="float" office:value="0.00788327272727273" calcext:value-type="float">
            <text:p>0.007883272727273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1.97986063889017" calcext:value-type="float">
            <text:p>1.97986063889017</text:p>
          </table:table-cell>
          <table:table-cell office:value-type="float" office:value="0.050067" calcext:value-type="float">
            <text:p>0.050067</text:p>
          </table:table-cell>
          <table:table-cell office:value-type="string" calcext:value-type="string">
            <text:p>[-0. <text:s text:c="3"/>0.01]</text:p>
          </table:table-cell>
          <table:table-cell office:value-type="float" office:value="0.419046216098982" calcext:value-type="float">
            <text:p>0.419046216098982</text:p>
          </table:table-cell>
          <table:table-cell office:value-type="string" calcext:value-type="string">
            <text:p>M1L-ThalfusL</text:p>
          </table:table-cell>
          <table:table-cell office:value-type="string" calcext:value-type="string">
            <text:p>M1R-ThalfusR</text:p>
          </table:table-cell>
          <table:table-cell office:value-type="string" calcext:value-type="string">
            <text:p>ODI_pre</text:p>
          </table:table-cell>
          <table:table-cell office:value-type="float" office:value="0.211274189939968" calcext:value-type="float">
            <text:p>0.211274189939968</text:p>
          </table:table-cell>
          <table:table-cell office:value-type="float" office:value="0.0200569370751495" calcext:value-type="float">
            <text:p>0.02005693707515</text:p>
          </table:table-cell>
          <table:table-cell office:value-type="float" office:value="0.20788289418221" calcext:value-type="float">
            <text:p>0.20788289418221</text:p>
          </table:table-cell>
          <table:table-cell office:value-type="float" office:value="0.0213735957334684" calcext:value-type="float">
            <text:p>0.021373595733468</text:p>
          </table:table-cell>
          <table:table-cell office:value-type="float" office:value="0.112390588235294" calcext:value-type="float">
            <text:p>0.112390588235294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5.8130128205672" calcext:value-type="float">
            <text:p>-5.8130128205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-0.01 -0.01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acentralL-Brainstem</text:p>
          </table:table-cell>
          <table:table-cell office:value-type="string" calcext:value-type="string">
            <text:p>ParacentralR-Brainstem</text:p>
          </table:table-cell>
          <table:table-cell office:value-type="string" calcext:value-type="string">
            <text:p>ODI_pre</text:p>
          </table:table-cell>
          <table:table-cell office:value-type="float" office:value="0.164841343434213" calcext:value-type="float">
            <text:p>0.164841343434213</text:p>
          </table:table-cell>
          <table:table-cell office:value-type="float" office:value="0.0146456831813622" calcext:value-type="float">
            <text:p>0.014645683181362</text:p>
          </table:table-cell>
          <table:table-cell office:value-type="float" office:value="0.17363097935779" calcext:value-type="float">
            <text:p>0.17363097935779</text:p>
          </table:table-cell>
          <table:table-cell office:value-type="float" office:value="0.0145810282183447" calcext:value-type="float">
            <text:p>0.014581028218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0.894624890244777" calcext:value-type="float">
            <text:p>0.894624890244777</text:p>
          </table:table-cell>
          <table:table-cell office:value-type="float" office:value="0.372824" calcext:value-type="float">
            <text:p>0.372824</text:p>
          </table:table-cell>
          <table:table-cell office:value-type="string" calcext:value-type="string">
            <text:p>[-0. <text:s text:c="3"/>0.01]</text:p>
          </table:table-cell>
          <table:table-cell office:value-type="float" office:value="0.145761393825069" calcext:value-type="float">
            <text:p>0.145761393825069</text:p>
          </table:table-cell>
          <table:table-cell office:value-type="string" calcext:value-type="string">
            <text:p>ParacentralL-CaudL</text:p>
          </table:table-cell>
          <table:table-cell office:value-type="string" calcext:value-type="string">
            <text:p>ParacentralR-CaudR</text:p>
          </table:table-cell>
          <table:table-cell office:value-type="string" calcext:value-type="string">
            <text:p>ODI_pre</text:p>
          </table:table-cell>
          <table:table-cell office:value-type="float" office:value="0.217228880806453" calcext:value-type="float">
            <text:p>0.217228880806453</text:p>
          </table:table-cell>
          <table:table-cell office:value-type="float" office:value="0.0272757677586502" calcext:value-type="float">
            <text:p>0.02727576775865</text:p>
          </table:table-cell>
          <table:table-cell office:value-type="float" office:value="0.21497177018682" calcext:value-type="float">
            <text:p>0.21497177018682</text:p>
          </table:table-cell>
          <table:table-cell office:value-type="float" office:value="0.0267875273342828" calcext:value-type="float">
            <text:p>0.026787527334283</text:p>
          </table:table-cell>
          <table:table-cell office:value-type="float" office:value="0.510533765765766" calcext:value-type="float">
            <text:p>0.510533765765766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2.56941324398014" calcext:value-type="float">
            <text:p>2.56941324398014</text:p>
          </table:table-cell>
          <table:table-cell office:value-type="float" office:value="0.011444" calcext:value-type="float">
            <text:p>0.011444</text:p>
          </table:table-cell>
          <table:table-cell office:value-type="string" calcext:value-type="string">
            <text:p>[0. <text:s text:c="2"/>0.01]</text:p>
          </table:table-cell>
          <table:table-cell office:value-type="float" office:value="0.672895084870639" calcext:value-type="float">
            <text:p>0.672895084870639</text:p>
          </table:table-cell>
          <table:table-cell office:value-type="string" calcext:value-type="string">
            <text:p>ParacentralL-LentiL</text:p>
          </table:table-cell>
          <table:table-cell office:value-type="string" calcext:value-type="string">
            <text:p>ParacentralR-LentiR</text:p>
          </table:table-cell>
          <table:table-cell office:value-type="string" calcext:value-type="string">
            <text:p>ODI_pre</text:p>
          </table:table-cell>
          <table:table-cell office:value-type="float" office:value="0.199167194717692" calcext:value-type="float">
            <text:p>0.199167194717692</text:p>
          </table:table-cell>
          <table:table-cell office:value-type="float" office:value="0.0189859491369029" calcext:value-type="float">
            <text:p>0.018985949136903</text:p>
          </table:table-cell>
          <table:table-cell office:value-type="float" office:value="0.195056452307188" calcext:value-type="float">
            <text:p>0.195056452307188</text:p>
          </table:table-cell>
          <table:table-cell office:value-type="float" office:value="0.0176173690282038" calcext:value-type="float">
            <text:p>0.017617369028204</text:p>
          </table:table-cell>
          <table:table-cell office:value-type="float" office:value="0.0334516923076923" calcext:value-type="float">
            <text:p>0.033451692307692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3.8380067132547" calcext:value-type="float">
            <text:p>3.8380067132547</text:p>
          </table:table-cell>
          <table:table-cell office:value-type="float" office:value="0.000202" calcext:value-type="float">
            <text:p>0.000202</text:p>
          </table:table-cell>
          <table:table-cell office:value-type="string" calcext:value-type="string">
            <text:p>[0. <text:s text:c="2"/>0.01]</text:p>
          </table:table-cell>
          <table:table-cell office:value-type="float" office:value="0.783175070041034" calcext:value-type="float">
            <text:p>0.783175070041034</text:p>
          </table:table-cell>
          <table:table-cell office:value-type="string" calcext:value-type="string">
            <text:p>ParacentralL-SubthalL</text:p>
          </table:table-cell>
          <table:table-cell office:value-type="string" calcext:value-type="string">
            <text:p>ParacentralR-SubthalR</text:p>
          </table:table-cell>
          <table:table-cell office:value-type="string" calcext:value-type="string">
            <text:p>ODI_pre</text:p>
          </table:table-cell>
          <table:table-cell office:value-type="float" office:value="0.163333869677942" calcext:value-type="float">
            <text:p>0.163333869677942</text:p>
          </table:table-cell>
          <table:table-cell office:value-type="float" office:value="0.0168483618966821" calcext:value-type="float">
            <text:p>0.016848361896682</text:p>
          </table:table-cell>
          <table:table-cell office:value-type="float" office:value="0.159108191661337" calcext:value-type="float">
            <text:p>0.159108191661337</text:p>
          </table:table-cell>
          <table:table-cell office:value-type="float" office:value="0.016198642036293" calcext:value-type="float">
            <text:p>0.016198642036293</text:p>
          </table:table-cell>
          <table:table-cell office:value-type="float" office:value="0.000907529411764706" calcext:value-type="float">
            <text:p>0.000907529411765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2.0562462744572" calcext:value-type="float">
            <text:p>2.0562462744572</text:p>
          </table:table-cell>
          <table:table-cell office:value-type="float" office:value="0.041983" calcext:value-type="float">
            <text:p>0.041983</text:p>
          </table:table-cell>
          <table:table-cell office:value-type="string" calcext:value-type="string">
            <text:p>[0. <text:s text:c="2"/>0.01]</text:p>
          </table:table-cell>
          <table:table-cell office:value-type="float" office:value="0.516454457570756" calcext:value-type="float">
            <text:p>0.516454457570756</text:p>
          </table:table-cell>
          <table:table-cell office:value-type="string" calcext:value-type="string">
            <text:p>ParacentralL-ThalfusL</text:p>
          </table:table-cell>
          <table:table-cell office:value-type="string" calcext:value-type="string">
            <text:p>ParacentralR-ThalfusR</text:p>
          </table:table-cell>
          <table:table-cell office:value-type="string" calcext:value-type="string">
            <text:p>ODI_pre</text:p>
          </table:table-cell>
          <table:table-cell office:value-type="float" office:value="0.209537426103729" calcext:value-type="float">
            <text:p>0.209537426103729</text:p>
          </table:table-cell>
          <table:table-cell office:value-type="float" office:value="0.0203627582812296" calcext:value-type="float">
            <text:p>0.02036275828123</text:p>
          </table:table-cell>
          <table:table-cell office:value-type="float" office:value="0.20567584991759" calcext:value-type="float">
            <text:p>0.20567584991759</text:p>
          </table:table-cell>
          <table:table-cell office:value-type="float" office:value="0.0210346371772587" calcext:value-type="float">
            <text:p>0.021034637177259</text:p>
          </table:table-cell>
          <table:table-cell office:value-type="float" office:value="0.0966881212121212" calcext:value-type="float">
            <text:p>0.096688121212121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5.31895488555238" calcext:value-type="float">
            <text:p>-5.31895488555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-0.01 -0.01]</text:p>
          </table:table-cell>
          <table:table-cell office:value-type="float" office:value="0.999716424406968" calcext:value-type="float">
            <text:p>0.999716424406968</text:p>
          </table:table-cell>
          <table:table-cell office:value-type="string" calcext:value-type="string">
            <text:p>S1L-Brainstem</text:p>
          </table:table-cell>
          <table:table-cell office:value-type="string" calcext:value-type="string">
            <text:p>S1R-Brainstem</text:p>
          </table:table-cell>
          <table:table-cell office:value-type="string" calcext:value-type="string">
            <text:p>ODI_pre</text:p>
          </table:table-cell>
          <table:table-cell office:value-type="float" office:value="0.159234380677815" calcext:value-type="float">
            <text:p>0.159234380677815</text:p>
          </table:table-cell>
          <table:table-cell office:value-type="float" office:value="0.0186580056912153" calcext:value-type="float">
            <text:p>0.018658005691215</text:p>
          </table:table-cell>
          <table:table-cell office:value-type="float" office:value="0.167992311133695" calcext:value-type="float">
            <text:p>0.167992311133695</text:p>
          </table:table-cell>
          <table:table-cell office:value-type="float" office:value="0.0159902282683419" calcext:value-type="float">
            <text:p>0.015990228268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3.83614023445738" calcext:value-type="float">
            <text:p>-3.83614023445738</text:p>
          </table:table-cell>
          <table:table-cell office:value-type="float" office:value="0.000203" calcext:value-type="float">
            <text:p>0.000203</text:p>
          </table:table-cell>
          <table:table-cell office:value-type="string" calcext:value-type="string">
            <text:p>[-0.02 -0.01]</text:p>
          </table:table-cell>
          <table:table-cell office:value-type="float" office:value="0.975876563257799" calcext:value-type="float">
            <text:p>0.975876563257799</text:p>
          </table:table-cell>
          <table:table-cell office:value-type="string" calcext:value-type="string">
            <text:p>S1L-CaudL</text:p>
          </table:table-cell>
          <table:table-cell office:value-type="string" calcext:value-type="string">
            <text:p>S1R-CaudR</text:p>
          </table:table-cell>
          <table:table-cell office:value-type="string" calcext:value-type="string">
            <text:p>ODI_pre</text:p>
          </table:table-cell>
          <table:table-cell office:value-type="float" office:value="0.194090300995014" calcext:value-type="float">
            <text:p>0.194090300995014</text:p>
          </table:table-cell>
          <table:table-cell office:value-type="float" office:value="0.0281752416496212" calcext:value-type="float">
            <text:p>0.028175241649621</text:p>
          </table:table-cell>
          <table:table-cell office:value-type="float" office:value="0.204461995528431" calcext:value-type="float">
            <text:p>0.204461995528431</text:p>
          </table:table-cell>
          <table:table-cell office:value-type="float" office:value="0.0283713648861336" calcext:value-type="float">
            <text:p>0.028371364886134</text:p>
          </table:table-cell>
          <table:table-cell office:value-type="float" office:value="0.000907529411764706" calcext:value-type="float">
            <text:p>0.000907529411765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1.24733804766246" calcext:value-type="float">
            <text:p>-1.24733804766246</text:p>
          </table:table-cell>
          <table:table-cell office:value-type="float" office:value="0.214764" calcext:value-type="float">
            <text:p>0.214764</text:p>
          </table:table-cell>
          <table:table-cell office:value-type="string" calcext:value-type="string">
            <text:p>[-0. <text:s/>0.]</text:p>
          </table:table-cell>
          <table:table-cell office:value-type="float" office:value="0.192888830796123" calcext:value-type="float">
            <text:p>0.192888830796123</text:p>
          </table:table-cell>
          <table:table-cell office:value-type="string" calcext:value-type="string">
            <text:p>S1L-LentiL</text:p>
          </table:table-cell>
          <table:table-cell office:value-type="string" calcext:value-type="string">
            <text:p>S1R-LentiR</text:p>
          </table:table-cell>
          <table:table-cell office:value-type="string" calcext:value-type="string">
            <text:p>ODI_pre</text:p>
          </table:table-cell>
          <table:table-cell office:value-type="float" office:value="0.205022185718387" calcext:value-type="float">
            <text:p>0.205022185718387</text:p>
          </table:table-cell>
          <table:table-cell office:value-type="float" office:value="0.017301568204424" calcext:value-type="float">
            <text:p>0.017301568204424</text:p>
          </table:table-cell>
          <table:table-cell office:value-type="float" office:value="0.206869726862289" calcext:value-type="float">
            <text:p>0.206869726862289</text:p>
          </table:table-cell>
          <table:table-cell office:value-type="float" office:value="0.0190745967669447" calcext:value-type="float">
            <text:p>0.019074596766945</text:p>
          </table:table-cell>
          <table:table-cell office:value-type="float" office:value="0.370956" calcext:value-type="float">
            <text:p>0.370956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0.303892560625262" calcext:value-type="float">
            <text:p>-0.303892560625262</text:p>
          </table:table-cell>
          <table:table-cell office:value-type="float" office:value="0.76175" calcext:value-type="float">
            <text:p>0.76175</text:p>
          </table:table-cell>
          <table:table-cell office:value-type="string" calcext:value-type="string">
            <text:p>[-0.01 <text:s/>0.01]</text:p>
          </table:table-cell>
          <table:table-cell office:value-type="float" office:value="0.0616829946810119" calcext:value-type="float">
            <text:p>0.061682994681012</text:p>
          </table:table-cell>
          <table:table-cell office:value-type="string" calcext:value-type="string">
            <text:p>S1L-ParacentralL</text:p>
          </table:table-cell>
          <table:table-cell office:value-type="string" calcext:value-type="string">
            <text:p>S1R-ParacentralR</text:p>
          </table:table-cell>
          <table:table-cell office:value-type="string" calcext:value-type="string">
            <text:p>ODI_pre</text:p>
          </table:table-cell>
          <table:table-cell office:value-type="float" office:value="0.340987968339481" calcext:value-type="float">
            <text:p>0.340987968339481</text:p>
          </table:table-cell>
          <table:table-cell office:value-type="float" office:value="0.0535014928952618" calcext:value-type="float">
            <text:p>0.053501492895262</text:p>
          </table:table-cell>
          <table:table-cell office:value-type="float" office:value="0.342466792713021" calcext:value-type="float">
            <text:p>0.342466792713021</text:p>
          </table:table-cell>
          <table:table-cell office:value-type="float" office:value="0.0459043087829303" calcext:value-type="float">
            <text:p>0.04590430878293</text:p>
          </table:table-cell>
          <table:table-cell office:value-type="float" office:value="0.870571428571429" calcext:value-type="float">
            <text:p>0.870571428571429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0.937831805893956" calcext:value-type="float">
            <text:p>0.937831805893956</text:p>
          </table:table-cell>
          <table:table-cell office:value-type="float" office:value="0.350263" calcext:value-type="float">
            <text:p>0.350263</text:p>
          </table:table-cell>
          <table:table-cell office:value-type="string" calcext:value-type="string">
            <text:p>[-0. <text:s/>0.]</text:p>
          </table:table-cell>
          <table:table-cell office:value-type="float" office:value="0.098363891100413" calcext:value-type="float">
            <text:p>0.098363891100413</text:p>
          </table:table-cell>
          <table:table-cell office:value-type="string" calcext:value-type="string">
            <text:p>S1L-SubthalL</text:p>
          </table:table-cell>
          <table:table-cell office:value-type="string" calcext:value-type="string">
            <text:p>S1R-SubthalR</text:p>
          </table:table-cell>
          <table:table-cell office:value-type="string" calcext:value-type="string">
            <text:p>ODI_pre</text:p>
          </table:table-cell>
          <table:table-cell office:value-type="float" office:value="0.156733718449583" calcext:value-type="float">
            <text:p>0.156733718449583</text:p>
          </table:table-cell>
          <table:table-cell office:value-type="float" office:value="0.0172896170628826" calcext:value-type="float">
            <text:p>0.017289617062883</text:p>
          </table:table-cell>
          <table:table-cell office:value-type="float" office:value="0.155639211153996" calcext:value-type="float">
            <text:p>0.155639211153996</text:p>
          </table:table-cell>
          <table:table-cell office:value-type="float" office:value="0.0192479066228559" calcext:value-type="float">
            <text:p>0.019247906622856</text:p>
          </table:table-cell>
          <table:table-cell office:value-type="float" office:value="0.491914836363636" calcext:value-type="float">
            <text:p>0.491914836363636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0.185816932292972" calcext:value-type="float">
            <text:p>-0.185816932292972</text:p>
          </table:table-cell>
          <table:table-cell office:value-type="float" office:value="0.85291" calcext:value-type="float">
            <text:p>0.85291</text:p>
          </table:table-cell>
          <table:table-cell office:value-type="string" calcext:value-type="string">
            <text:p>[-0. <text:s/>0.]</text:p>
          </table:table-cell>
          <table:table-cell office:value-type="float" office:value="0.0528596978039336" calcext:value-type="float">
            <text:p>0.052859697803934</text:p>
          </table:table-cell>
          <table:table-cell office:value-type="string" calcext:value-type="string">
            <text:p>S1L-ThalfusL</text:p>
          </table:table-cell>
          <table:table-cell office:value-type="string" calcext:value-type="string">
            <text:p>S1R-ThalfusR</text:p>
          </table:table-cell>
          <table:table-cell office:value-type="string" calcext:value-type="string">
            <text:p>ODI_pre</text:p>
          </table:table-cell>
          <table:table-cell office:value-type="float" office:value="0.19600641505534" calcext:value-type="float">
            <text:p>0.19600641505534</text:p>
          </table:table-cell>
          <table:table-cell office:value-type="float" office:value="0.0216446319831203" calcext:value-type="float">
            <text:p>0.02164463198312</text:p>
          </table:table-cell>
          <table:table-cell office:value-type="float" office:value="0.196331322950635" calcext:value-type="float">
            <text:p>0.196331322950635</text:p>
          </table:table-cell>
          <table:table-cell office:value-type="float" office:value="0.022506964589654" calcext:value-type="float">
            <text:p>0.022506964589654</text:p>
          </table:table-cell>
          <table:table-cell office:value-type="float" office:value="0.932678561151079" calcext:value-type="float">
            <text:p>0.932678561151079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1.62425383261583" calcext:value-type="float">
            <text:p>-1.62425383261583</text:p>
          </table:table-cell>
          <table:table-cell office:value-type="float" office:value="0.107013" calcext:value-type="float">
            <text:p>0.107013</text:p>
          </table:table-cell>
          <table:table-cell office:value-type="string" calcext:value-type="string">
            <text:p>[-0.01 <text:s/>0. <text:s/>]</text:p>
          </table:table-cell>
          <table:table-cell office:value-type="float" office:value="0.253659242980353" calcext:value-type="float">
            <text:p>0.253659242980353</text:p>
          </table:table-cell>
          <table:table-cell office:value-type="string" calcext:value-type="string">
            <text:p>S1L-M1L</text:p>
          </table:table-cell>
          <table:table-cell office:value-type="string" calcext:value-type="string">
            <text:p>S1R-M1R</text:p>
          </table:table-cell>
          <table:table-cell office:value-type="string" calcext:value-type="string">
            <text:p>ODI_pre</text:p>
          </table:table-cell>
          <table:table-cell office:value-type="float" office:value="0.304002854212429" calcext:value-type="float">
            <text:p>0.304002854212429</text:p>
          </table:table-cell>
          <table:table-cell office:value-type="float" office:value="0.0222899430522038" calcext:value-type="float">
            <text:p>0.022289943052204</text:p>
          </table:table-cell>
          <table:table-cell office:value-type="float" office:value="0.306790788624794" calcext:value-type="float">
            <text:p>0.306790788624794</text:p>
          </table:table-cell>
          <table:table-cell office:value-type="float" office:value="0.023868147931261" calcext:value-type="float">
            <text:p>0.023868147931261</text:p>
          </table:table-cell>
          <table:table-cell office:value-type="float" office:value="0.2033247" calcext:value-type="float">
            <text:p>0.2033247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0.303892560625262" calcext:value-type="float">
            <text:p>-0.303892560625262</text:p>
          </table:table-cell>
          <table:table-cell office:value-type="float" office:value="0.76175" calcext:value-type="float">
            <text:p>0.76175</text:p>
          </table:table-cell>
          <table:table-cell office:value-type="string" calcext:value-type="string">
            <text:p>[-0.01 <text:s/>0.01]</text:p>
          </table:table-cell>
          <table:table-cell office:value-type="float" office:value="0.0616829946810119" calcext:value-type="float">
            <text:p>0.061682994681012</text:p>
          </table:table-cell>
          <table:table-cell office:value-type="string" calcext:value-type="string">
            <text:p>S1L-ParacentralL</text:p>
          </table:table-cell>
          <table:table-cell office:value-type="string" calcext:value-type="string">
            <text:p>S1R-ParacentralR</text:p>
          </table:table-cell>
          <table:table-cell office:value-type="string" calcext:value-type="string">
            <text:p>ODI_pre</text:p>
          </table:table-cell>
          <table:table-cell office:value-type="float" office:value="0.340987968339481" calcext:value-type="float">
            <text:p>0.340987968339481</text:p>
          </table:table-cell>
          <table:table-cell office:value-type="float" office:value="0.0535014928952618" calcext:value-type="float">
            <text:p>0.053501492895262</text:p>
          </table:table-cell>
          <table:table-cell office:value-type="float" office:value="0.342466792713021" calcext:value-type="float">
            <text:p>0.342466792713021</text:p>
          </table:table-cell>
          <table:table-cell office:value-type="float" office:value="0.0459043087829303" calcext:value-type="float">
            <text:p>0.04590430878293</text:p>
          </table:table-cell>
          <table:table-cell office:value-type="float" office:value="0.870571428571429" calcext:value-type="float">
            <text:p>0.870571428571429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0.966404581916612" calcext:value-type="float">
            <text:p>-0.966404581916612</text:p>
          </table:table-cell>
          <table:table-cell office:value-type="float" office:value="0.335835" calcext:value-type="float">
            <text:p>0.335835</text:p>
          </table:table-cell>
          <table:table-cell office:value-type="string" calcext:value-type="string">
            <text:p>[-0. <text:s/>0.]</text:p>
          </table:table-cell>
          <table:table-cell office:value-type="float" office:value="0.0755842407435219" calcext:value-type="float">
            <text:p>0.075584240743522</text:p>
          </table:table-cell>
          <table:table-cell office:value-type="string" calcext:value-type="string">
            <text:p>M1L-Brainstem</text:p>
          </table:table-cell>
          <table:table-cell office:value-type="string" calcext:value-type="string">
            <text:p>M1R-Brainstem</text:p>
          </table:table-cell>
          <table:table-cell office:value-type="string" calcext:value-type="string">
            <text:p>RD</text:p>
          </table:table-cell>
          <table:table-cell office:value-type="float" office:value="0.000843169873035697" calcext:value-type="float">
            <text:p>0.000843169873036</text:p>
          </table:table-cell>
          <table:table-cell office:value-type="float" office:value="0.0000503531503758305" calcext:value-type="float">
            <text:p>5.03531503758305E-05</text:p>
          </table:table-cell>
          <table:table-cell office:value-type="float" office:value="0.000845344727306373" calcext:value-type="float">
            <text:p>0.000845344727306</text:p>
          </table:table-cell>
          <table:table-cell office:value-type="float" office:value="0.0000490827478381254" calcext:value-type="float">
            <text:p>4.90827478381254E-05</text:p>
          </table:table-cell>
          <table:table-cell office:value-type="float" office:value="0.491914836363636" calcext:value-type="float">
            <text:p>0.491914836363636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1.32215358753033" calcext:value-type="float">
            <text:p>-1.32215358753033</text:p>
          </table:table-cell>
          <table:table-cell office:value-type="float" office:value="0.188696" calcext:value-type="float">
            <text:p>0.188696</text:p>
          </table:table-cell>
          <table:table-cell office:value-type="string" calcext:value-type="string">
            <text:p>[-0. <text:s/>0.]</text:p>
          </table:table-cell>
          <table:table-cell office:value-type="float" office:value="0.143878468838763" calcext:value-type="float">
            <text:p>0.143878468838763</text:p>
          </table:table-cell>
          <table:table-cell office:value-type="string" calcext:value-type="string">
            <text:p>M1L-CaudL</text:p>
          </table:table-cell>
          <table:table-cell office:value-type="string" calcext:value-type="string">
            <text:p>M1R-CaudR</text:p>
          </table:table-cell>
          <table:table-cell office:value-type="string" calcext:value-type="string">
            <text:p>RD</text:p>
          </table:table-cell>
          <table:table-cell office:value-type="float" office:value="0.00106308970578657" calcext:value-type="float">
            <text:p>0.001063089705787</text:p>
          </table:table-cell>
          <table:table-cell office:value-type="float" office:value="0.0000926010668404726" calcext:value-type="float">
            <text:p>9.26010668404726E-05</text:p>
          </table:table-cell>
          <table:table-cell office:value-type="float" office:value="0.00107060787090395" calcext:value-type="float">
            <text:p>0.001070607870904</text:p>
          </table:table-cell>
          <table:table-cell office:value-type="float" office:value="0.0000892016770783022" calcext:value-type="float">
            <text:p>8.92016770783022E-05</text:p>
          </table:table-cell>
          <table:table-cell office:value-type="float" office:value="0.333509209302326" calcext:value-type="float">
            <text:p>0.333509209302326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0.167665562284163" calcext:value-type="float">
            <text:p>-0.167665562284163</text:p>
          </table:table-cell>
          <table:table-cell office:value-type="float" office:value="0.867136" calcext:value-type="float">
            <text:p>0.867136</text:p>
          </table:table-cell>
          <table:table-cell office:value-type="string" calcext:value-type="string">
            <text:p>[-0. <text:s/>0.]</text:p>
          </table:table-cell>
          <table:table-cell office:value-type="float" office:value="0.0504556709637022" calcext:value-type="float">
            <text:p>0.050455670963702</text:p>
          </table:table-cell>
          <table:table-cell office:value-type="string" calcext:value-type="string">
            <text:p>M1L-LentiL</text:p>
          </table:table-cell>
          <table:table-cell office:value-type="string" calcext:value-type="string">
            <text:p>M1R-LentiR</text:p>
          </table:table-cell>
          <table:table-cell office:value-type="string" calcext:value-type="string">
            <text:p>RD</text:p>
          </table:table-cell>
          <table:table-cell office:value-type="float" office:value="0.000996388320345379" calcext:value-type="float">
            <text:p>0.000996388320345</text:p>
          </table:table-cell>
          <table:table-cell office:value-type="float" office:value="0.0000724366120359951" calcext:value-type="float">
            <text:p>7.24366120359951E-05</text:p>
          </table:table-cell>
          <table:table-cell office:value-type="float" office:value="0.000996813820813082" calcext:value-type="float">
            <text:p>0.000996813820813</text:p>
          </table:table-cell>
          <table:table-cell office:value-type="float" office:value="0.0000723365263647048" calcext:value-type="float">
            <text:p>7.23365263647048E-05</text:p>
          </table:table-cell>
          <table:table-cell office:value-type="float" office:value="0.941002893617021" calcext:value-type="float">
            <text:p>0.941002893617021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1.95550703844973" calcext:value-type="float">
            <text:p>-1.95550703844973</text:p>
          </table:table-cell>
          <table:table-cell office:value-type="float" office:value="0.052907" calcext:value-type="float">
            <text:p>0.052907</text:p>
          </table:table-cell>
          <table:table-cell office:value-type="string" calcext:value-type="string">
            <text:p>[-0. <text:s/>0.]</text:p>
          </table:table-cell>
          <table:table-cell office:value-type="float" office:value="0.0925157410146161" calcext:value-type="float">
            <text:p>0.092515741014616</text:p>
          </table:table-cell>
          <table:table-cell office:value-type="string" calcext:value-type="string">
            <text:p>M1L-ParacentralL</text:p>
          </table:table-cell>
          <table:table-cell office:value-type="string" calcext:value-type="string">
            <text:p>M1R-ParacentralR</text:p>
          </table:table-cell>
          <table:table-cell office:value-type="string" calcext:value-type="string">
            <text:p>RD</text:p>
          </table:table-cell>
          <table:table-cell office:value-type="float" office:value="0.00109342983539085" calcext:value-type="float">
            <text:p>0.001093429835391</text:p>
          </table:table-cell>
          <table:table-cell office:value-type="float" office:value="0.0000791291442054424" calcext:value-type="float">
            <text:p>7.91291442054424E-05</text:p>
          </table:table-cell>
          <table:table-cell office:value-type="float" office:value="0.00109787418317613" calcext:value-type="float">
            <text:p>0.001097874183176</text:p>
          </table:table-cell>
          <table:table-cell office:value-type="float" office:value="0.000079138827489562" calcext:value-type="float">
            <text:p>7.9138827489562E-05</text:p>
          </table:table-cell>
          <table:table-cell office:value-type="float" office:value="0.116548753623188" calcext:value-type="float">
            <text:p>0.116548753623188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1.06813977277984" calcext:value-type="float">
            <text:p>-1.06813977277984</text:p>
          </table:table-cell>
          <table:table-cell office:value-type="float" office:value="0.287656" calcext:value-type="float">
            <text:p>0.287656</text:p>
          </table:table-cell>
          <table:table-cell office:value-type="string" calcext:value-type="string">
            <text:p>[-0. <text:s/>0.]</text:p>
          </table:table-cell>
          <table:table-cell office:value-type="float" office:value="0.0786614946716038" calcext:value-type="float">
            <text:p>0.078661494671604</text:p>
          </table:table-cell>
          <table:table-cell office:value-type="string" calcext:value-type="string">
            <text:p>M1L-SubthalL</text:p>
          </table:table-cell>
          <table:table-cell office:value-type="string" calcext:value-type="string">
            <text:p>M1R-SubthalR</text:p>
          </table:table-cell>
          <table:table-cell office:value-type="string" calcext:value-type="string">
            <text:p>RD</text:p>
          </table:table-cell>
          <table:table-cell office:value-type="float" office:value="0.000858873038619738" calcext:value-type="float">
            <text:p>0.00085887303862</text:p>
          </table:table-cell>
          <table:table-cell office:value-type="float" office:value="0.0000611803755425253" calcext:value-type="float">
            <text:p>6.11803755425253E-05</text:p>
          </table:table-cell>
          <table:table-cell office:value-type="float" office:value="0.000861710595002473" calcext:value-type="float">
            <text:p>0.000861710595002</text:p>
          </table:table-cell>
          <table:table-cell office:value-type="float" office:value="0.0000614955261645666" calcext:value-type="float">
            <text:p>6.14955261645666E-05</text:p>
          </table:table-cell>
          <table:table-cell office:value-type="float" office:value="0.455455333333333" calcext:value-type="float">
            <text:p>0.455455333333333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2.4820149343675" calcext:value-type="float">
            <text:p>-2.4820149343675</text:p>
          </table:table-cell>
          <table:table-cell office:value-type="float" office:value="0.014484" calcext:value-type="float">
            <text:p>0.014484</text:p>
          </table:table-cell>
          <table:table-cell office:value-type="string" calcext:value-type="string">
            <text:p>[-0. -0.]</text:p>
          </table:table-cell>
          <table:table-cell office:value-type="float" office:value="0.203356662314994" calcext:value-type="float">
            <text:p>0.203356662314994</text:p>
          </table:table-cell>
          <table:table-cell office:value-type="string" calcext:value-type="string">
            <text:p>M1L-ThalfusL</text:p>
          </table:table-cell>
          <table:table-cell office:value-type="string" calcext:value-type="string">
            <text:p>M1R-ThalfusR</text:p>
          </table:table-cell>
          <table:table-cell office:value-type="string" calcext:value-type="string">
            <text:p>RD</text:p>
          </table:table-cell>
          <table:table-cell office:value-type="float" office:value="0.000935214717173901" calcext:value-type="float">
            <text:p>0.000935214717174</text:p>
          </table:table-cell>
          <table:table-cell office:value-type="float" office:value="0.0000669843831228058" calcext:value-type="float">
            <text:p>6.69843831228058E-05</text:p>
          </table:table-cell>
          <table:table-cell office:value-type="float" office:value="0.000942427135206774" calcext:value-type="float">
            <text:p>0.000942427135207</text:p>
          </table:table-cell>
          <table:table-cell office:value-type="float" office:value="0.0000703241859049854" calcext:value-type="float">
            <text:p>7.03241859049854E-05</text:p>
          </table:table-cell>
          <table:table-cell office:value-type="float" office:value="0.0407658571428572" calcext:value-type="float">
            <text:p>0.040765857142857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2.66161038468687" calcext:value-type="float">
            <text:p>-2.66161038468687</text:p>
          </table:table-cell>
          <table:table-cell office:value-type="float" office:value="0.00887" calcext:value-type="float">
            <text:p>0.00887</text:p>
          </table:table-cell>
          <table:table-cell office:value-type="string" calcext:value-type="string">
            <text:p>[-0. -0.]</text:p>
          </table:table-cell>
          <table:table-cell office:value-type="float" office:value="0.219250905767862" calcext:value-type="float">
            <text:p>0.219250905767862</text:p>
          </table:table-cell>
          <table:table-cell office:value-type="string" calcext:value-type="string">
            <text:p>ParacentralL-Brainstem</text:p>
          </table:table-cell>
          <table:table-cell office:value-type="string" calcext:value-type="string">
            <text:p>ParacentralR-Brainstem</text:p>
          </table:table-cell>
          <table:table-cell office:value-type="string" calcext:value-type="string">
            <text:p>RD</text:p>
          </table:table-cell>
          <table:table-cell office:value-type="float" office:value="0.000860321605814796" calcext:value-type="float">
            <text:p>0.000860321605815</text:p>
          </table:table-cell>
          <table:table-cell office:value-type="float" office:value="0.0000540290462028763" calcext:value-type="float">
            <text:p>5.40290462028763E-05</text:p>
          </table:table-cell>
          <table:table-cell office:value-type="float" office:value="0.000866187494188909" calcext:value-type="float">
            <text:p>0.000866187494189</text:p>
          </table:table-cell>
          <table:table-cell office:value-type="float" office:value="0.0000524016862259758" calcext:value-type="float">
            <text:p>5.24016862259758E-05</text:p>
          </table:table-cell>
          <table:table-cell office:value-type="float" office:value="0.0269648" calcext:value-type="float">
            <text:p>0.0269648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0.978588761573705" calcext:value-type="float">
            <text:p>0.978588761573705</text:p>
          </table:table-cell>
          <table:table-cell office:value-type="float" office:value="0.329802" calcext:value-type="float">
            <text:p>0.329802</text:p>
          </table:table-cell>
          <table:table-cell office:value-type="string" calcext:value-type="string">
            <text:p>[-0. <text:s/>0.]</text:p>
          </table:table-cell>
          <table:table-cell office:value-type="float" office:value="0.0727684257037826" calcext:value-type="float">
            <text:p>0.072768425703783</text:p>
          </table:table-cell>
          <table:table-cell office:value-type="string" calcext:value-type="string">
            <text:p>ParacentralL-CaudL</text:p>
          </table:table-cell>
          <table:table-cell office:value-type="string" calcext:value-type="string">
            <text:p>ParacentralR-CaudR</text:p>
          </table:table-cell>
          <table:table-cell office:value-type="string" calcext:value-type="string">
            <text:p>RD</text:p>
          </table:table-cell>
          <table:table-cell office:value-type="float" office:value="0.00107199995447008" calcext:value-type="float">
            <text:p>0.00107199995447</text:p>
          </table:table-cell>
          <table:table-cell office:value-type="float" office:value="0.0000846436951246227" calcext:value-type="float">
            <text:p>8.46436951246227E-05</text:p>
          </table:table-cell>
          <table:table-cell office:value-type="float" office:value="0.00106864404900121" calcext:value-type="float">
            <text:p>0.001068644049001</text:p>
          </table:table-cell>
          <table:table-cell office:value-type="float" office:value="0.0000777531418946609" calcext:value-type="float">
            <text:p>7.77531418946609E-05</text:p>
          </table:table-cell>
          <table:table-cell office:value-type="float" office:value="0.491914836363636" calcext:value-type="float">
            <text:p>0.491914836363636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2.10798854145436" calcext:value-type="float">
            <text:p>-2.10798854145436</text:p>
          </table:table-cell>
          <table:table-cell office:value-type="float" office:value="0.037166" calcext:value-type="float">
            <text:p>0.037166</text:p>
          </table:table-cell>
          <table:table-cell office:value-type="string" calcext:value-type="string">
            <text:p>[-0. -0.]</text:p>
          </table:table-cell>
          <table:table-cell office:value-type="float" office:value="0.164522588380583" calcext:value-type="float">
            <text:p>0.164522588380583</text:p>
          </table:table-cell>
          <table:table-cell office:value-type="string" calcext:value-type="string">
            <text:p>ParacentralL-LentiL</text:p>
          </table:table-cell>
          <table:table-cell office:value-type="string" calcext:value-type="string">
            <text:p>ParacentralR-LentiR</text:p>
          </table:table-cell>
          <table:table-cell office:value-type="string" calcext:value-type="string">
            <text:p>RD</text:p>
          </table:table-cell>
          <table:table-cell office:value-type="float" office:value="0.000976371888655299" calcext:value-type="float">
            <text:p>0.000976371888655</text:p>
          </table:table-cell>
          <table:table-cell office:value-type="float" office:value="0.0000697572657617301" calcext:value-type="float">
            <text:p>6.97572657617301E-05</text:p>
          </table:table-cell>
          <table:table-cell office:value-type="float" office:value="0.000982801518718646" calcext:value-type="float">
            <text:p>0.000982801518719</text:p>
          </table:table-cell>
          <table:table-cell office:value-type="float" office:value="0.0000714036965513823" calcext:value-type="float">
            <text:p>7.14036965513823E-05</text:p>
          </table:table-cell>
          <table:table-cell office:value-type="float" office:value="0.0896703492063492" calcext:value-type="float">
            <text:p>0.089670349206349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1.11617479808657" calcext:value-type="float">
            <text:p>-1.11617479808657</text:p>
          </table:table-cell>
          <table:table-cell office:value-type="float" office:value="0.266634" calcext:value-type="float">
            <text:p>0.266634</text:p>
          </table:table-cell>
          <table:table-cell office:value-type="string" calcext:value-type="string">
            <text:p>[-0. <text:s/>0.]</text:p>
          </table:table-cell>
          <table:table-cell office:value-type="float" office:value="0.0795960436316767" calcext:value-type="float">
            <text:p>0.079596043631677</text:p>
          </table:table-cell>
          <table:table-cell office:value-type="string" calcext:value-type="string">
            <text:p>ParacentralL-SubthalL</text:p>
          </table:table-cell>
          <table:table-cell office:value-type="string" calcext:value-type="string">
            <text:p>ParacentralR-SubthalR</text:p>
          </table:table-cell>
          <table:table-cell office:value-type="string" calcext:value-type="string">
            <text:p>RD</text:p>
          </table:table-cell>
          <table:table-cell office:value-type="float" office:value="0.000875224323323644" calcext:value-type="float">
            <text:p>0.000875224323324</text:p>
          </table:table-cell>
          <table:table-cell office:value-type="float" office:value="0.000061637299145277" calcext:value-type="float">
            <text:p>6.1637299145277E-05</text:p>
          </table:table-cell>
          <table:table-cell office:value-type="float" office:value="0.000878151297525818" calcext:value-type="float">
            <text:p>0.000878151297526</text:p>
          </table:table-cell>
          <table:table-cell office:value-type="float" office:value="0.0000629127252730929" calcext:value-type="float">
            <text:p>6.29127252730929E-05</text:p>
          </table:table-cell>
          <table:table-cell office:value-type="float" office:value="0.440525739130435" calcext:value-type="float">
            <text:p>0.440525739130435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3.31027081718303" calcext:value-type="float">
            <text:p>-3.31027081718303</text:p>
          </table:table-cell>
          <table:table-cell office:value-type="float" office:value="0.00124" calcext:value-type="float">
            <text:p>0.00124</text:p>
          </table:table-cell>
          <table:table-cell office:value-type="string" calcext:value-type="string">
            <text:p>[-0. -0.]</text:p>
          </table:table-cell>
          <table:table-cell office:value-type="float" office:value="0.399320881171" calcext:value-type="float">
            <text:p>0.399320881171</text:p>
          </table:table-cell>
          <table:table-cell office:value-type="string" calcext:value-type="string">
            <text:p>ParacentralL-ThalfusL</text:p>
          </table:table-cell>
          <table:table-cell office:value-type="string" calcext:value-type="string">
            <text:p>ParacentralR-ThalfusR</text:p>
          </table:table-cell>
          <table:table-cell office:value-type="string" calcext:value-type="string">
            <text:p>RD</text:p>
          </table:table-cell>
          <table:table-cell office:value-type="float" office:value="0.000963850509694935" calcext:value-type="float">
            <text:p>0.000963850509695</text:p>
          </table:table-cell>
          <table:table-cell office:value-type="float" office:value="0.0000684300241101346" calcext:value-type="float">
            <text:p>6.84300241101346E-05</text:p>
          </table:table-cell>
          <table:table-cell office:value-type="float" office:value="0.000975157106610878" calcext:value-type="float">
            <text:p>0.000975157106611</text:p>
          </table:table-cell>
          <table:table-cell office:value-type="float" office:value="0.0000737898687458802" calcext:value-type="float">
            <text:p>7.37898687458802E-05</text:p>
          </table:table-cell>
          <table:table-cell office:value-type="float" office:value="0.00457447619047619" calcext:value-type="float">
            <text:p>0.004574476190476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2.68247802295625" calcext:value-type="float">
            <text:p>-2.68247802295625</text:p>
          </table:table-cell>
          <table:table-cell office:value-type="float" office:value="0.008366" calcext:value-type="float">
            <text:p>0.008366</text:p>
          </table:table-cell>
          <table:table-cell office:value-type="string" calcext:value-type="string">
            <text:p>[-0. -0.]</text:p>
          </table:table-cell>
          <table:table-cell office:value-type="float" office:value="0.279078616109452" calcext:value-type="float">
            <text:p>0.279078616109452</text:p>
          </table:table-cell>
          <table:table-cell office:value-type="string" calcext:value-type="string">
            <text:p>S1L-Brainstem</text:p>
          </table:table-cell>
          <table:table-cell office:value-type="string" calcext:value-type="string">
            <text:p>S1R-Brainstem</text:p>
          </table:table-cell>
          <table:table-cell office:value-type="string" calcext:value-type="string">
            <text:p>RD</text:p>
          </table:table-cell>
          <table:table-cell office:value-type="float" office:value="0.000860403610543314" calcext:value-type="float">
            <text:p>0.000860403610543</text:p>
          </table:table-cell>
          <table:table-cell office:value-type="float" office:value="0.0000480080525562087" calcext:value-type="float">
            <text:p>4.80080525562087E-05</text:p>
          </table:table-cell>
          <table:table-cell office:value-type="float" office:value="0.000866568876702635" calcext:value-type="float">
            <text:p>0.000866568876703</text:p>
          </table:table-cell>
          <table:table-cell office:value-type="float" office:value="0.0000483287543989838" calcext:value-type="float">
            <text:p>4.83287543989838E-05</text:p>
          </table:table-cell>
          <table:table-cell office:value-type="float" office:value="0.0259516734693878" calcext:value-type="float">
            <text:p>0.025951673469388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1.0614475564469" calcext:value-type="float">
            <text:p>-1.0614475564469</text:p>
          </table:table-cell>
          <table:table-cell office:value-type="float" office:value="0.290673" calcext:value-type="float">
            <text:p>0.290673</text:p>
          </table:table-cell>
          <table:table-cell office:value-type="string" calcext:value-type="string">
            <text:p>[-0. <text:s/>0.]</text:p>
          </table:table-cell>
          <table:table-cell office:value-type="float" office:value="0.113699078751112" calcext:value-type="float">
            <text:p>0.113699078751112</text:p>
          </table:table-cell>
          <table:table-cell office:value-type="string" calcext:value-type="string">
            <text:p>S1L-CaudL</text:p>
          </table:table-cell>
          <table:table-cell office:value-type="string" calcext:value-type="string">
            <text:p>S1R-CaudR</text:p>
          </table:table-cell>
          <table:table-cell office:value-type="string" calcext:value-type="string">
            <text:p>RD</text:p>
          </table:table-cell>
          <table:table-cell office:value-type="float" office:value="0.00105313913032439" calcext:value-type="float">
            <text:p>0.001053139130324</text:p>
          </table:table-cell>
          <table:table-cell office:value-type="float" office:value="0.0000831624157412039" calcext:value-type="float">
            <text:p>8.31624157412039E-05</text:p>
          </table:table-cell>
          <table:table-cell office:value-type="float" office:value="0.00105869206372975" calcext:value-type="float">
            <text:p>0.00105869206373</text:p>
          </table:table-cell>
          <table:table-cell office:value-type="float" office:value="0.0000790295110741807" calcext:value-type="float">
            <text:p>7.90295110741807E-05</text:p>
          </table:table-cell>
          <table:table-cell office:value-type="float" office:value="0.455487587628866" calcext:value-type="float">
            <text:p>0.455487587628866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0.496069463410189" calcext:value-type="float">
            <text:p>-0.496069463410189</text:p>
          </table:table-cell>
          <table:table-cell office:value-type="float" office:value="0.620776" calcext:value-type="float">
            <text:p>0.620776</text:p>
          </table:table-cell>
          <table:table-cell office:value-type="string" calcext:value-type="string">
            <text:p>[-0. <text:s/>0.]</text:p>
          </table:table-cell>
          <table:table-cell office:value-type="float" office:value="0.0548707597836696" calcext:value-type="float">
            <text:p>0.05487075978367</text:p>
          </table:table-cell>
          <table:table-cell office:value-type="string" calcext:value-type="string">
            <text:p>S1L-LentiL</text:p>
          </table:table-cell>
          <table:table-cell office:value-type="string" calcext:value-type="string">
            <text:p>S1R-LentiR</text:p>
          </table:table-cell>
          <table:table-cell office:value-type="string" calcext:value-type="string">
            <text:p>RD</text:p>
          </table:table-cell>
          <table:table-cell office:value-type="float" office:value="0.00100357435896231" calcext:value-type="float">
            <text:p>0.001003574358962</text:p>
          </table:table-cell>
          <table:table-cell office:value-type="float" office:value="0.0000652191627081903" calcext:value-type="float">
            <text:p>6.52191627081903E-05</text:p>
          </table:table-cell>
          <table:table-cell office:value-type="float" office:value="0.00100483734780223" calcext:value-type="float">
            <text:p>0.001004837347802</text:p>
          </table:table-cell>
          <table:table-cell office:value-type="float" office:value="0.0000663858367020992" calcext:value-type="float">
            <text:p>6.63858367020992E-05</text:p>
          </table:table-cell>
          <table:table-cell office:value-type="float" office:value="0.7371715" calcext:value-type="float">
            <text:p>0.7371715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1.65555168343159" calcext:value-type="float">
            <text:p>-1.65555168343159</text:p>
          </table:table-cell>
          <table:table-cell office:value-type="float" office:value="0.100492" calcext:value-type="float">
            <text:p>0.100492</text:p>
          </table:table-cell>
          <table:table-cell office:value-type="string" calcext:value-type="string">
            <text:p>[-0. <text:s/>0.]</text:p>
          </table:table-cell>
          <table:table-cell office:value-type="float" office:value="0.0963370991927026" calcext:value-type="float">
            <text:p>0.096337099192703</text:p>
          </table:table-cell>
          <table:table-cell office:value-type="string" calcext:value-type="string">
            <text:p>S1L-ParacentralL</text:p>
          </table:table-cell>
          <table:table-cell office:value-type="string" calcext:value-type="string">
            <text:p>S1R-ParacentralR</text:p>
          </table:table-cell>
          <table:table-cell office:value-type="string" calcext:value-type="string">
            <text:p>RD</text:p>
          </table:table-cell>
          <table:table-cell office:value-type="float" office:value="0.00109675314160991" calcext:value-type="float">
            <text:p>0.00109675314161</text:p>
          </table:table-cell>
          <table:table-cell office:value-type="float" office:value="0.0000654106372367125" calcext:value-type="float">
            <text:p>6.54106372367125E-05</text:p>
          </table:table-cell>
          <table:table-cell office:value-type="float" office:value="0.00110063689486592" calcext:value-type="float">
            <text:p>0.001100636894866</text:p>
          </table:table-cell>
          <table:table-cell office:value-type="float" office:value="0.0000671661240645287" calcext:value-type="float">
            <text:p>6.71661240645287E-05</text:p>
          </table:table-cell>
          <table:table-cell office:value-type="float" office:value="0.193351696202532" calcext:value-type="float">
            <text:p>0.193351696202532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0.640889265376487" calcext:value-type="float">
            <text:p>-0.640889265376487</text:p>
          </table:table-cell>
          <table:table-cell office:value-type="float" office:value="0.522848" calcext:value-type="float">
            <text:p>0.522848</text:p>
          </table:table-cell>
          <table:table-cell office:value-type="string" calcext:value-type="string">
            <text:p>[-0. <text:s/>0.]</text:p>
          </table:table-cell>
          <table:table-cell office:value-type="float" office:value="0.0622686292002747" calcext:value-type="float">
            <text:p>0.062268629200275</text:p>
          </table:table-cell>
          <table:table-cell office:value-type="string" calcext:value-type="string">
            <text:p>S1L-SubthalL</text:p>
          </table:table-cell>
          <table:table-cell office:value-type="string" calcext:value-type="string">
            <text:p>S1R-SubthalR</text:p>
          </table:table-cell>
          <table:table-cell office:value-type="string" calcext:value-type="string">
            <text:p>RD</text:p>
          </table:table-cell>
          <table:table-cell office:value-type="float" office:value="0.000869209639889814" calcext:value-type="float">
            <text:p>0.00086920963989</text:p>
          </table:table-cell>
          <table:table-cell office:value-type="float" office:value="0.0000586100535281114" calcext:value-type="float">
            <text:p>5.86100535281114E-05</text:p>
          </table:table-cell>
          <table:table-cell office:value-type="float" office:value="0.000871006187280368" calcext:value-type="float">
            <text:p>0.00087100618728</text:p>
          </table:table-cell>
          <table:table-cell office:value-type="float" office:value="0.0000595942654726862" calcext:value-type="float">
            <text:p>5.95942654726862E-05</text:p>
          </table:table-cell>
          <table:table-cell office:value-type="float" office:value="0.650023096774194" calcext:value-type="float">
            <text:p>0.650023096774194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2.47420588196381" calcext:value-type="float">
            <text:p>-2.47420588196381</text:p>
          </table:table-cell>
          <table:table-cell office:value-type="float" office:value="0.014788" calcext:value-type="float">
            <text:p>0.014788</text:p>
          </table:table-cell>
          <table:table-cell office:value-type="string" calcext:value-type="string">
            <text:p>[-0. -0.]</text:p>
          </table:table-cell>
          <table:table-cell office:value-type="float" office:value="0.271470774033999" calcext:value-type="float">
            <text:p>0.271470774033999</text:p>
          </table:table-cell>
          <table:table-cell office:value-type="string" calcext:value-type="string">
            <text:p>S1L-ThalfusL</text:p>
          </table:table-cell>
          <table:table-cell office:value-type="string" calcext:value-type="string">
            <text:p>S1R-ThalfusR</text:p>
          </table:table-cell>
          <table:table-cell office:value-type="string" calcext:value-type="string">
            <text:p>RD</text:p>
          </table:table-cell>
          <table:table-cell office:value-type="float" office:value="0.000957211052359555" calcext:value-type="float">
            <text:p>0.00095721105236</text:p>
          </table:table-cell>
          <table:table-cell office:value-type="float" office:value="0.0000696207984681245" calcext:value-type="float">
            <text:p>6.96207984681245E-05</text:p>
          </table:table-cell>
          <table:table-cell office:value-type="float" office:value="0.000965958828169616" calcext:value-type="float">
            <text:p>0.00096595882817</text:p>
          </table:table-cell>
          <table:table-cell office:value-type="float" office:value="0.0000693904951449374" calcext:value-type="float">
            <text:p>6.93904951449374E-05</text:p>
          </table:table-cell>
          <table:table-cell office:value-type="float" office:value="0.0407658571428572" calcext:value-type="float">
            <text:p>0.040765857142857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0.0711959498317257" calcext:value-type="float">
            <text:p>0.071195949831726</text:p>
          </table:table-cell>
          <table:table-cell office:value-type="float" office:value="0.943363" calcext:value-type="float">
            <text:p>0.943363</text:p>
          </table:table-cell>
          <table:table-cell office:value-type="string" calcext:value-type="string">
            <text:p>[-0. <text:s/>0.]</text:p>
          </table:table-cell>
          <table:table-cell office:value-type="float" office:value="0.0500358369732799" calcext:value-type="float">
            <text:p>0.05003583697328</text:p>
          </table:table-cell>
          <table:table-cell office:value-type="string" calcext:value-type="string">
            <text:p>S1L-M1L</text:p>
          </table:table-cell>
          <table:table-cell office:value-type="string" calcext:value-type="string">
            <text:p>S1R-M1R</text:p>
          </table:table-cell>
          <table:table-cell office:value-type="string" calcext:value-type="string">
            <text:p>RD</text:p>
          </table:table-cell>
          <table:table-cell office:value-type="float" office:value="0.00109882751712571" calcext:value-type="float">
            <text:p>0.001098827517126</text:p>
          </table:table-cell>
          <table:table-cell office:value-type="float" office:value="0.0000697106025468352" calcext:value-type="float">
            <text:p>6.97106025468352E-05</text:p>
          </table:table-cell>
          <table:table-cell office:value-type="float" office:value="0.00109871367527309" calcext:value-type="float">
            <text:p>0.001098713675273</text:p>
          </table:table-cell>
          <table:table-cell office:value-type="float" office:value="0.0000683832374238522" calcext:value-type="float">
            <text:p>6.83832374238522E-05</text:p>
          </table:table-cell>
          <table:table-cell office:value-type="float" office:value="0.968859297297297" calcext:value-type="float">
            <text:p>0.968859297297297</text:p>
          </table:table-cell>
        </table:table-row>
        <table:table-row table:style-name="ro1">
          <table:table-cell office:value-type="string" calcext:value-type="string">
            <text:p>T-test</text:p>
          </table:table-cell>
          <table:table-cell office:value-type="float" office:value="-1.65555168343159" calcext:value-type="float">
            <text:p>-1.65555168343159</text:p>
          </table:table-cell>
          <table:table-cell office:value-type="float" office:value="0.100492" calcext:value-type="float">
            <text:p>0.100492</text:p>
          </table:table-cell>
          <table:table-cell office:value-type="string" calcext:value-type="string">
            <text:p>[-0. <text:s/>0.]</text:p>
          </table:table-cell>
          <table:table-cell office:value-type="float" office:value="0.0963370991927026" calcext:value-type="float">
            <text:p>0.096337099192703</text:p>
          </table:table-cell>
          <table:table-cell office:value-type="string" calcext:value-type="string">
            <text:p>S1L-ParacentralL</text:p>
          </table:table-cell>
          <table:table-cell office:value-type="string" calcext:value-type="string">
            <text:p>S1R-ParacentralR</text:p>
          </table:table-cell>
          <table:table-cell office:value-type="string" calcext:value-type="string">
            <text:p>RD</text:p>
          </table:table-cell>
          <table:table-cell office:value-type="float" office:value="0.00109675314160991" calcext:value-type="float">
            <text:p>0.00109675314161</text:p>
          </table:table-cell>
          <table:table-cell office:value-type="float" office:value="0.0000654106372367125" calcext:value-type="float">
            <text:p>6.54106372367125E-05</text:p>
          </table:table-cell>
          <table:table-cell office:value-type="float" office:value="0.00110063689486592" calcext:value-type="float">
            <text:p>0.001100636894866</text:p>
          </table:table-cell>
          <table:table-cell office:value-type="float" office:value="0.0000671661240645287" calcext:value-type="float">
            <text:p>6.71661240645287E-05</text:p>
          </table:table-cell>
          <table:table-cell office:value-type="float" office:value="0.193351696202532" calcext:value-type="float">
            <text:p>0.193351696202532</text:p>
          </table:table-cell>
        </table:table-row>
      </table:table>
      <table:table table:name="Md - GA birth" table:style-name="ta1">
        <table:table-column table:style-name="co1" table:number-columns-repeated="7" table:default-cell-style-name="ce4"/>
        <table:table-row table:style-name="ro1">
          <table:table-cell table:style-name="ce8" office:value-type="string" calcext:value-type="string">
            <text:p>Extreme</text:p>
          </table:table-cell>
          <table:table-cell table:style-name="ce8" office:value-type="string" calcext:value-type="string">
            <text:p>set1</text:p>
          </table:table-cell>
          <table:table-cell table:style-name="ce8"/>
          <table:table-cell table:style-name="ce8" office:value-type="string" calcext:value-type="string">
            <text:p>se2</text:p>
          </table:table-cell>
          <table:table-cell table:style-name="ce8"/>
          <table:table-cell table:style-name="ce8" office:value-type="string" calcext:value-type="string">
            <text:p>set3</text:p>
          </table:table-cell>
          <table:table-cell table:style-name="ce8"/>
        </table:table-row>
        <table:table-row table:style-name="ro1">
          <table:table-cell table:style-name="ce8" office:value-type="string" calcext:value-type="string">
            <text:p>trac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1-Brainstem</text:p>
          </table:table-cell>
          <table:table-cell office:value-type="float" office:value="32.423772" calcext:value-type="float">
            <text:p>32.423772</text:p>
          </table:table-cell>
          <table:table-cell office:value-type="float" office:value="7.412961E-025" calcext:value-type="float">
            <text:p>7.412961E-25</text:p>
          </table:table-cell>
          <table:table-cell office:value-type="float" office:value="30.699896" calcext:value-type="float">
            <text:p>30.699896</text:p>
          </table:table-cell>
          <table:table-cell office:value-type="float" office:value="2.034922E-024" calcext:value-type="float">
            <text:p>2.034922E-24</text:p>
          </table:table-cell>
          <table:table-cell office:value-type="float" office:value="33.110208" calcext:value-type="float">
            <text:p>33.110208</text:p>
          </table:table-cell>
          <table:table-cell office:value-type="float" office:value="6.726386E-025" calcext:value-type="float">
            <text:p>6.726386E-25</text:p>
          </table:table-cell>
        </table:table-row>
        <table:table-row table:style-name="ro1">
          <table:table-cell office:value-type="string" calcext:value-type="string">
            <text:p>S1-Brainstem</text:p>
          </table:table-cell>
          <table:table-cell office:value-type="float" office:value="35.500947" calcext:value-type="float">
            <text:p>35.500947</text:p>
          </table:table-cell>
          <table:table-cell office:value-type="float" office:value="1.270454E-025" calcext:value-type="float">
            <text:p>1.270454E-25</text:p>
          </table:table-cell>
          <table:table-cell office:value-type="float" office:value="35.590245" calcext:value-type="float">
            <text:p>35.590245</text:p>
          </table:table-cell>
          <table:table-cell office:value-type="float" office:value="1.270454E-025" calcext:value-type="float">
            <text:p>1.270454E-25</text:p>
          </table:table-cell>
          <table:table-cell office:value-type="float" office:value="29.038176" calcext:value-type="float">
            <text:p>29.038176</text:p>
          </table:table-cell>
          <table:table-cell office:value-type="float" office:value="8.997754E-024" calcext:value-type="float">
            <text:p>8.997754E-24</text:p>
          </table:table-cell>
        </table:table-row>
        <table:table-row table:style-name="ro2">
          <table:table-cell office:value-type="string" calcext:value-type="string">
            <text:p>Paracentral-Brainstem</text:p>
          </table:table-cell>
          <table:table-cell office:value-type="float" office:value="32.834274" calcext:value-type="float">
            <text:p>32.834274</text:p>
          </table:table-cell>
          <table:table-cell office:value-type="float" office:value="6.726386E-025" calcext:value-type="float">
            <text:p>6.726386E-25</text:p>
          </table:table-cell>
          <table:table-cell office:value-type="float" office:value="32.134591" calcext:value-type="float">
            <text:p>32.134591</text:p>
          </table:table-cell>
          <table:table-cell office:value-type="float" office:value="8.583361E-025" calcext:value-type="float">
            <text:p>8.583361E-25</text:p>
          </table:table-cell>
          <table:table-cell office:value-type="float" office:value="36.21819" calcext:value-type="float">
            <text:p>36.21819</text:p>
          </table:table-cell>
          <table:table-cell office:value-type="float" office:value="1.270454E-025" calcext:value-type="float">
            <text:p>1.270454E-25</text:p>
          </table:table-cell>
        </table:table-row>
        <table:table-row table:style-name="ro1">
          <table:table-cell office:value-type="string" calcext:value-type="string">
            <text:p>M1-Caud</text:p>
          </table:table-cell>
          <table:table-cell office:value-type="float" office:value="25.884858" calcext:value-type="float">
            <text:p>25.884858</text:p>
          </table:table-cell>
          <table:table-cell office:value-type="float" office:value="1.923771E-022" calcext:value-type="float">
            <text:p>1.923771E-22</text:p>
          </table:table-cell>
          <table:table-cell office:value-type="float" office:value="25.873192" calcext:value-type="float">
            <text:p>25.873192</text:p>
          </table:table-cell>
          <table:table-cell office:value-type="float" office:value="1.923771E-022" calcext:value-type="float">
            <text:p>1.923771E-22</text:p>
          </table:table-cell>
          <table:table-cell office:value-type="float" office:value="31.061619" calcext:value-type="float">
            <text:p>31.061619</text:p>
          </table:table-cell>
          <table:table-cell office:value-type="float" office:value="1.590076E-024" calcext:value-type="float">
            <text:p>1.590076E-24</text:p>
          </table:table-cell>
        </table:table-row>
        <table:table-row table:style-name="ro1">
          <table:table-cell office:value-type="string" calcext:value-type="string">
            <text:p>S1-Caud</text:p>
          </table:table-cell>
          <table:table-cell office:value-type="float" office:value="25.889645" calcext:value-type="float">
            <text:p>25.889645</text:p>
          </table:table-cell>
          <table:table-cell office:value-type="float" office:value="1.923771E-022" calcext:value-type="float">
            <text:p>1.923771E-22</text:p>
          </table:table-cell>
          <table:table-cell office:value-type="float" office:value="27.172394" calcext:value-type="float">
            <text:p>27.172394</text:p>
          </table:table-cell>
          <table:table-cell office:value-type="float" office:value="5.410447E-023" calcext:value-type="float">
            <text:p>5.410447E-23</text:p>
          </table:table-cell>
          <table:table-cell office:value-type="float" office:value="24.591169" calcext:value-type="float">
            <text:p>24.591169</text:p>
          </table:table-cell>
          <table:table-cell office:value-type="float" office:value="7.771677E-022" calcext:value-type="float">
            <text:p>7.771677E-22</text:p>
          </table:table-cell>
        </table:table-row>
        <table:table-row table:style-name="ro2">
          <table:table-cell office:value-type="string" calcext:value-type="string">
            <text:p>Paracentral-Caud</text:p>
          </table:table-cell>
          <table:table-cell office:value-type="float" office:value="29.866036" calcext:value-type="float">
            <text:p>29.866036</text:p>
          </table:table-cell>
          <table:table-cell office:value-type="float" office:value="4.04417E-024" calcext:value-type="float">
            <text:p>4.04417E-24</text:p>
          </table:table-cell>
          <table:table-cell office:value-type="float" office:value="30.561602" calcext:value-type="float">
            <text:p>30.561602</text:p>
          </table:table-cell>
          <table:table-cell office:value-type="float" office:value="2.219513E-024" calcext:value-type="float">
            <text:p>2.219513E-24</text:p>
          </table:table-cell>
          <table:table-cell office:value-type="float" office:value="31.714717" calcext:value-type="float">
            <text:p>31.714717</text:p>
          </table:table-cell>
          <table:table-cell office:value-type="float" office:value="9.565762E-025" calcext:value-type="float">
            <text:p>9.565762E-25</text:p>
          </table:table-cell>
        </table:table-row>
        <table:table-row table:style-name="ro1">
          <table:table-cell office:value-type="string" calcext:value-type="string">
            <text:p>M1-Lenti</text:p>
          </table:table-cell>
          <table:table-cell office:value-type="float" office:value="30.747503" calcext:value-type="float">
            <text:p>30.747503</text:p>
          </table:table-cell>
          <table:table-cell office:value-type="float" office:value="2.034922E-024" calcext:value-type="float">
            <text:p>2.034922E-24</text:p>
          </table:table-cell>
          <table:table-cell office:value-type="float" office:value="30.509908" calcext:value-type="float">
            <text:p>30.509908</text:p>
          </table:table-cell>
          <table:table-cell office:value-type="float" office:value="2.229128E-024" calcext:value-type="float">
            <text:p>2.229128E-24</text:p>
          </table:table-cell>
          <table:table-cell office:value-type="float" office:value="31.77182" calcext:value-type="float">
            <text:p>31.77182</text:p>
          </table:table-cell>
          <table:table-cell office:value-type="float" office:value="9.565762E-025" calcext:value-type="float">
            <text:p>9.565762E-25</text:p>
          </table:table-cell>
        </table:table-row>
        <table:table-row table:style-name="ro1">
          <table:table-cell office:value-type="string" calcext:value-type="string">
            <text:p>S1-Lenti</text:p>
          </table:table-cell>
          <table:table-cell office:value-type="float" office:value="26.076388" calcext:value-type="float">
            <text:p>26.076388</text:p>
          </table:table-cell>
          <table:table-cell office:value-type="float" office:value="1.721974E-022" calcext:value-type="float">
            <text:p>1.721974E-22</text:p>
          </table:table-cell>
          <table:table-cell office:value-type="float" office:value="26.587974" calcext:value-type="float">
            <text:p>26.587974</text:p>
          </table:table-cell>
          <table:table-cell office:value-type="float" office:value="9.989694E-023" calcext:value-type="float">
            <text:p>9.989694E-23</text:p>
          </table:table-cell>
          <table:table-cell office:value-type="float" office:value="23.277128" calcext:value-type="float">
            <text:p>23.277128</text:p>
          </table:table-cell>
          <table:table-cell office:value-type="float" office:value="3.72638E-021" calcext:value-type="float">
            <text:p>3.72638E-21</text:p>
          </table:table-cell>
        </table:table-row>
        <table:table-row table:style-name="ro2">
          <table:table-cell office:value-type="string" calcext:value-type="string">
            <text:p>Paracentral-Lenti</text:p>
          </table:table-cell>
          <table:table-cell office:value-type="float" office:value="28.010874" calcext:value-type="float">
            <text:p>28.010874</text:p>
          </table:table-cell>
          <table:table-cell office:value-type="float" office:value="2.437963E-023" calcext:value-type="float">
            <text:p>2.437963E-23</text:p>
          </table:table-cell>
          <table:table-cell office:value-type="float" office:value="28.717886" calcext:value-type="float">
            <text:p>28.717886</text:p>
          </table:table-cell>
          <table:table-cell office:value-type="float" office:value="1.203756E-023" calcext:value-type="float">
            <text:p>1.203756E-23</text:p>
          </table:table-cell>
          <table:table-cell office:value-type="float" office:value="31.980271" calcext:value-type="float">
            <text:p>31.980271</text:p>
          </table:table-cell>
          <table:table-cell office:value-type="float" office:value="8.811007E-025" calcext:value-type="float">
            <text:p>8.811007E-25</text:p>
          </table:table-cell>
        </table:table-row>
        <table:table-row table:style-name="ro1">
          <table:table-cell office:value-type="string" calcext:value-type="string">
            <text:p>M1-Thalfus</text:p>
          </table:table-cell>
          <table:table-cell office:value-type="float" office:value="31.539908" calcext:value-type="float">
            <text:p>31.539908</text:p>
          </table:table-cell>
          <table:table-cell office:value-type="float" office:value="1.063247E-024" calcext:value-type="float">
            <text:p>1.063247E-24</text:p>
          </table:table-cell>
          <table:table-cell office:value-type="float" office:value="32.384705" calcext:value-type="float">
            <text:p>32.384705</text:p>
          </table:table-cell>
          <table:table-cell office:value-type="float" office:value="7.412961E-025" calcext:value-type="float">
            <text:p>7.412961E-25</text:p>
          </table:table-cell>
          <table:table-cell office:value-type="float" office:value="34.283175" calcext:value-type="float">
            <text:p>34.283175</text:p>
          </table:table-cell>
          <table:table-cell office:value-type="float" office:value="2.921824E-025" calcext:value-type="float">
            <text:p>2.921824E-25</text:p>
          </table:table-cell>
        </table:table-row>
        <table:table-row table:style-name="ro1">
          <table:table-cell office:value-type="string" calcext:value-type="string">
            <text:p>S1-Thalfus</text:p>
          </table:table-cell>
          <table:table-cell office:value-type="float" office:value="25.668247" calcext:value-type="float">
            <text:p>25.668247</text:p>
          </table:table-cell>
          <table:table-cell office:value-type="float" office:value="2.303865E-022" calcext:value-type="float">
            <text:p>2.303865E-22</text:p>
          </table:table-cell>
          <table:table-cell office:value-type="float" office:value="25.837011" calcext:value-type="float">
            <text:p>25.837011</text:p>
          </table:table-cell>
          <table:table-cell office:value-type="float" office:value="1.949616E-022" calcext:value-type="float">
            <text:p>1.949616E-22</text:p>
          </table:table-cell>
          <table:table-cell office:value-type="float" office:value="20.95944" calcext:value-type="float">
            <text:p>20.95944</text:p>
          </table:table-cell>
          <table:table-cell office:value-type="float" office:value="7.598102E-020" calcext:value-type="float">
            <text:p>7.598102E-20</text:p>
          </table:table-cell>
        </table:table-row>
        <table:table-row table:style-name="ro2">
          <table:table-cell office:value-type="string" calcext:value-type="string">
            <text:p>Paracentral-Thalfus</text:p>
          </table:table-cell>
          <table:table-cell office:value-type="float" office:value="32.389693" calcext:value-type="float">
            <text:p>32.389693</text:p>
          </table:table-cell>
          <table:table-cell office:value-type="float" office:value="7.412961E-025" calcext:value-type="float">
            <text:p>7.412961E-25</text:p>
          </table:table-cell>
          <table:table-cell office:value-type="float" office:value="31.94277" calcext:value-type="float">
            <text:p>31.94277</text:p>
          </table:table-cell>
          <table:table-cell office:value-type="float" office:value="8.811007E-025" calcext:value-type="float">
            <text:p>8.811007E-25</text:p>
          </table:table-cell>
          <table:table-cell office:value-type="float" office:value="32.944815" calcext:value-type="float">
            <text:p>32.944815</text:p>
          </table:table-cell>
          <table:table-cell office:value-type="float" office:value="6.726386E-025" calcext:value-type="float">
            <text:p>6.726386E-25</text:p>
          </table:table-cell>
        </table:table-row>
        <table:table-row table:style-name="ro1">
          <table:table-cell office:value-type="string" calcext:value-type="string">
            <text:p>M1L-M1R</text:p>
          </table:table-cell>
          <table:table-cell office:value-type="float" office:value="27.696377" calcext:value-type="float">
            <text:p>27.696377</text:p>
          </table:table-cell>
          <table:table-cell office:value-type="float" office:value="3.288418E-023" calcext:value-type="float">
            <text:p>3.288418E-23</text:p>
          </table:table-cell>
          <table:table-cell office:value-type="float" office:value="27.433703" calcext:value-type="float">
            <text:p>27.433703</text:p>
          </table:table-cell>
          <table:table-cell office:value-type="float" office:value="4.213178E-023" calcext:value-type="float">
            <text:p>4.213178E-23</text:p>
          </table:table-cell>
          <table:table-cell office:value-type="float" office:value="25.890951" calcext:value-type="float">
            <text:p>25.890951</text:p>
          </table:table-cell>
          <table:table-cell office:value-type="float" office:value="1.923771E-022" calcext:value-type="float">
            <text:p>1.923771E-22</text:p>
          </table:table-cell>
        </table:table-row>
        <table:table-row table:style-name="ro1">
          <table:table-cell office:value-type="string" calcext:value-type="string">
            <text:p>S1L-S1R</text:p>
          </table:table-cell>
          <table:table-cell office:value-type="float" office:value="24.837982" calcext:value-type="float">
            <text:p>24.837982</text:p>
          </table:table-cell>
          <table:table-cell office:value-type="float" office:value="5.938034E-022" calcext:value-type="float">
            <text:p>5.938034E-22</text:p>
          </table:table-cell>
          <table:table-cell office:value-type="float" office:value="23.988672" calcext:value-type="float">
            <text:p>23.988672</text:p>
          </table:table-cell>
          <table:table-cell office:value-type="float" office:value="1.575107E-021" calcext:value-type="float">
            <text:p>1.575107E-21</text:p>
          </table:table-cell>
          <table:table-cell office:value-type="float" office:value="37.410793" calcext:value-type="float">
            <text:p>37.410793</text:p>
          </table:table-cell>
          <table:table-cell office:value-type="float" office:value="1.037918E-025" calcext:value-type="float">
            <text:p>1.037918E-25</text:p>
          </table:table-cell>
        </table:table-row>
        <table:table-row table:style-name="ro1">
          <table:table-cell office:value-type="string" calcext:value-type="string">
            <text:p>S1-M1</text:p>
          </table:table-cell>
          <table:table-cell office:value-type="float" office:value="20.228966" calcext:value-type="float">
            <text:p>20.228966</text:p>
          </table:table-cell>
          <table:table-cell office:value-type="float" office:value="2.073689E-019" calcext:value-type="float">
            <text:p>2.073689E-19</text:p>
          </table:table-cell>
          <table:table-cell office:value-type="float" office:value="19.513965" calcext:value-type="float">
            <text:p>19.513965</text:p>
          </table:table-cell>
          <table:table-cell office:value-type="float" office:value="5.717942E-019" calcext:value-type="float">
            <text:p>5.717942E-19</text:p>
          </table:table-cell>
          <table:table-cell office:value-type="float" office:value="21.328397" calcext:value-type="float">
            <text:p>21.328397</text:p>
          </table:table-cell>
          <table:table-cell office:value-type="float" office:value="4.685603E-020" calcext:value-type="float">
            <text:p>4.685603E-20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8" table:number-columns-repeated="7"/>
        </table:table-row>
        <table:table-row table:style-name="ro1">
          <table:table-cell table:style-name="ce8" office:value-type="string" calcext:value-type="string">
            <text:p>Moderate</text:p>
          </table:table-cell>
          <table:table-cell table:style-name="ce8" office:value-type="string" calcext:value-type="string">
            <text:p>set1</text:p>
          </table:table-cell>
          <table:table-cell table:style-name="ce8"/>
          <table:table-cell table:style-name="ce8" office:value-type="string" calcext:value-type="string">
            <text:p>se2</text:p>
          </table:table-cell>
          <table:table-cell table:style-name="ce8"/>
          <table:table-cell table:style-name="ce8" office:value-type="string" calcext:value-type="string">
            <text:p>set3</text:p>
          </table:table-cell>
          <table:table-cell table:style-name="ce8"/>
        </table:table-row>
        <table:table-row table:style-name="ro1">
          <table:table-cell table:style-name="ce8" office:value-type="string" calcext:value-type="string">
            <text:p>trac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1-Brainstem</text:p>
          </table:table-cell>
          <table:table-cell office:value-type="float" office:value="75.570053" calcext:value-type="float">
            <text:p>75.570053</text:p>
          </table:table-cell>
          <table:table-cell office:value-type="float" office:value="3.144617E-029" calcext:value-type="float">
            <text:p>3.144617E-29</text:p>
          </table:table-cell>
          <table:table-cell office:value-type="float" office:value="64.897414" calcext:value-type="float">
            <text:p>64.897414</text:p>
          </table:table-cell>
          <table:table-cell office:value-type="float" office:value="2.844259E-028" calcext:value-type="float">
            <text:p>2.844259E-28</text:p>
          </table:table-cell>
          <table:table-cell office:value-type="float" office:value="64.961877" calcext:value-type="float">
            <text:p>64.961877</text:p>
          </table:table-cell>
          <table:table-cell office:value-type="float" office:value="2.844259E-028" calcext:value-type="float">
            <text:p>2.844259E-28</text:p>
          </table:table-cell>
        </table:table-row>
        <table:table-row table:style-name="ro1">
          <table:table-cell office:value-type="string" calcext:value-type="string">
            <text:p>S1-Brainstem</text:p>
          </table:table-cell>
          <table:table-cell office:value-type="float" office:value="81.596277" calcext:value-type="float">
            <text:p>81.596277</text:p>
          </table:table-cell>
          <table:table-cell office:value-type="float" office:value="8.372977E-030" calcext:value-type="float">
            <text:p>8.372977E-30</text:p>
          </table:table-cell>
          <table:table-cell office:value-type="float" office:value="73.530778" calcext:value-type="float">
            <text:p>73.530778</text:p>
          </table:table-cell>
          <table:table-cell office:value-type="float" office:value="4.032783E-029" calcext:value-type="float">
            <text:p>4.032783E-29</text:p>
          </table:table-cell>
          <table:table-cell office:value-type="float" office:value="56.501578" calcext:value-type="float">
            <text:p>56.501578</text:p>
          </table:table-cell>
          <table:table-cell office:value-type="float" office:value="5.420179E-027" calcext:value-type="float">
            <text:p>5.420179E-27</text:p>
          </table:table-cell>
        </table:table-row>
        <table:table-row table:style-name="ro2">
          <table:table-cell office:value-type="string" calcext:value-type="string">
            <text:p>Paracentral-Brainstem</text:p>
          </table:table-cell>
          <table:table-cell office:value-type="float" office:value="83.548927" calcext:value-type="float">
            <text:p>83.548927</text:p>
          </table:table-cell>
          <table:table-cell office:value-type="float" office:value="8.372977E-030" calcext:value-type="float">
            <text:p>8.372977E-30</text:p>
          </table:table-cell>
          <table:table-cell office:value-type="float" office:value="74.729852" calcext:value-type="float">
            <text:p>74.729852</text:p>
          </table:table-cell>
          <table:table-cell office:value-type="float" office:value="3.424686E-029" calcext:value-type="float">
            <text:p>3.424686E-29</text:p>
          </table:table-cell>
          <table:table-cell office:value-type="float" office:value="70.685004" calcext:value-type="float">
            <text:p>70.685004</text:p>
          </table:table-cell>
          <table:table-cell office:value-type="float" office:value="6.044593E-029" calcext:value-type="float">
            <text:p>6.044593E-29</text:p>
          </table:table-cell>
        </table:table-row>
        <table:table-row table:style-name="ro1">
          <table:table-cell office:value-type="string" calcext:value-type="string">
            <text:p>M1-Caud</text:p>
          </table:table-cell>
          <table:table-cell office:value-type="float" office:value="71.985691" calcext:value-type="float">
            <text:p>71.985691</text:p>
          </table:table-cell>
          <table:table-cell office:value-type="float" office:value="5.152908E-029" calcext:value-type="float">
            <text:p>5.152908E-29</text:p>
          </table:table-cell>
          <table:table-cell office:value-type="float" office:value="63.412294" calcext:value-type="float">
            <text:p>63.412294</text:p>
          </table:table-cell>
          <table:table-cell office:value-type="float" office:value="4.612696E-028" calcext:value-type="float">
            <text:p>4.612696E-28</text:p>
          </table:table-cell>
          <table:table-cell office:value-type="float" office:value="73.896637" calcext:value-type="float">
            <text:p>73.896637</text:p>
          </table:table-cell>
          <table:table-cell office:value-type="float" office:value="3.979686E-029" calcext:value-type="float">
            <text:p>3.979686E-29</text:p>
          </table:table-cell>
        </table:table-row>
        <table:table-row table:style-name="ro1">
          <table:table-cell office:value-type="string" calcext:value-type="string">
            <text:p>S1-Caud</text:p>
          </table:table-cell>
          <table:table-cell office:value-type="float" office:value="75.417224" calcext:value-type="float">
            <text:p>75.417224</text:p>
          </table:table-cell>
          <table:table-cell office:value-type="float" office:value="3.144617E-029" calcext:value-type="float">
            <text:p>3.144617E-29</text:p>
          </table:table-cell>
          <table:table-cell office:value-type="float" office:value="70.715105" calcext:value-type="float">
            <text:p>70.715105</text:p>
          </table:table-cell>
          <table:table-cell office:value-type="float" office:value="6.044593E-029" calcext:value-type="float">
            <text:p>6.044593E-29</text:p>
          </table:table-cell>
          <table:table-cell office:value-type="float" office:value="67.946255" calcext:value-type="float">
            <text:p>67.946255</text:p>
          </table:table-cell>
          <table:table-cell office:value-type="float" office:value="1.33068E-028" calcext:value-type="float">
            <text:p>1.33068E-28</text:p>
          </table:table-cell>
        </table:table-row>
        <table:table-row table:style-name="ro2">
          <table:table-cell office:value-type="string" calcext:value-type="string">
            <text:p>Paracentral-Caud</text:p>
          </table:table-cell>
          <table:table-cell office:value-type="float" office:value="60.531639" calcext:value-type="float">
            <text:p>60.531639</text:p>
          </table:table-cell>
          <table:table-cell office:value-type="float" office:value="1.198662E-027" calcext:value-type="float">
            <text:p>1.198662E-27</text:p>
          </table:table-cell>
          <table:table-cell office:value-type="float" office:value="59.305208" calcext:value-type="float">
            <text:p>59.305208</text:p>
          </table:table-cell>
          <table:table-cell office:value-type="float" office:value="1.898672E-027" calcext:value-type="float">
            <text:p>1.898672E-27</text:p>
          </table:table-cell>
          <table:table-cell office:value-type="float" office:value="70.539027" calcext:value-type="float">
            <text:p>70.539027</text:p>
          </table:table-cell>
          <table:table-cell office:value-type="float" office:value="6.044593E-029" calcext:value-type="float">
            <text:p>6.044593E-29</text:p>
          </table:table-cell>
        </table:table-row>
        <table:table-row table:style-name="ro1">
          <table:table-cell office:value-type="string" calcext:value-type="string">
            <text:p>M1-Lenti</text:p>
          </table:table-cell>
          <table:table-cell office:value-type="float" office:value="58.431742" calcext:value-type="float">
            <text:p>58.431742</text:p>
          </table:table-cell>
          <table:table-cell office:value-type="float" office:value="2.631381E-027" calcext:value-type="float">
            <text:p>2.631381E-27</text:p>
          </table:table-cell>
          <table:table-cell office:value-type="float" office:value="52.469428" calcext:value-type="float">
            <text:p>52.469428</text:p>
          </table:table-cell>
          <table:table-cell office:value-type="float" office:value="3.083382E-026" calcext:value-type="float">
            <text:p>3.083382E-26</text:p>
          </table:table-cell>
          <table:table-cell office:value-type="float" office:value="66.268404" calcext:value-type="float">
            <text:p>66.268404</text:p>
          </table:table-cell>
          <table:table-cell office:value-type="float" office:value="1.933977E-028" calcext:value-type="float">
            <text:p>1.933977E-28</text:p>
          </table:table-cell>
        </table:table-row>
        <table:table-row table:style-name="ro1">
          <table:table-cell office:value-type="string" calcext:value-type="string">
            <text:p>S1-Lenti</text:p>
          </table:table-cell>
          <table:table-cell office:value-type="float" office:value="64.190159" calcext:value-type="float">
            <text:p>64.190159</text:p>
          </table:table-cell>
          <table:table-cell office:value-type="float" office:value="3.567096E-028" calcext:value-type="float">
            <text:p>3.567096E-28</text:p>
          </table:table-cell>
          <table:table-cell office:value-type="float" office:value="62.077512" calcext:value-type="float">
            <text:p>62.077512</text:p>
          </table:table-cell>
          <table:table-cell office:value-type="float" office:value="6.966426E-028" calcext:value-type="float">
            <text:p>6.966426E-28</text:p>
          </table:table-cell>
          <table:table-cell office:value-type="float" office:value="63.05269" calcext:value-type="float">
            <text:p>63.05269</text:p>
          </table:table-cell>
          <table:table-cell office:value-type="float" office:value="5.112704E-028" calcext:value-type="float">
            <text:p>5.112704E-28</text:p>
          </table:table-cell>
        </table:table-row>
        <table:table-row table:style-name="ro2">
          <table:table-cell office:value-type="string" calcext:value-type="string">
            <text:p>Paracentral-Lenti</text:p>
          </table:table-cell>
          <table:table-cell office:value-type="float" office:value="67.79007" calcext:value-type="float">
            <text:p>67.79007</text:p>
          </table:table-cell>
          <table:table-cell office:value-type="float" office:value="1.33891E-028" calcext:value-type="float">
            <text:p>1.33891E-28</text:p>
          </table:table-cell>
          <table:table-cell office:value-type="float" office:value="61.904907" calcext:value-type="float">
            <text:p>61.904907</text:p>
          </table:table-cell>
          <table:table-cell office:value-type="float" office:value="7.22592E-028" calcext:value-type="float">
            <text:p>7.22592E-28</text:p>
          </table:table-cell>
          <table:table-cell office:value-type="float" office:value="73.236952" calcext:value-type="float">
            <text:p>73.236952</text:p>
          </table:table-cell>
          <table:table-cell office:value-type="float" office:value="4.034296E-029" calcext:value-type="float">
            <text:p>4.034296E-29</text:p>
          </table:table-cell>
        </table:table-row>
        <table:table-row table:style-name="ro1">
          <table:table-cell office:value-type="string" calcext:value-type="string">
            <text:p>M1-Thalfus</text:p>
          </table:table-cell>
          <table:table-cell office:value-type="float" office:value="71.577288" calcext:value-type="float">
            <text:p>71.577288</text:p>
          </table:table-cell>
          <table:table-cell office:value-type="float" office:value="5.481581E-029" calcext:value-type="float">
            <text:p>5.481581E-29</text:p>
          </table:table-cell>
          <table:table-cell office:value-type="float" office:value="69.046935" calcext:value-type="float">
            <text:p>69.046935</text:p>
          </table:table-cell>
          <table:table-cell office:value-type="float" office:value="9.542821E-029" calcext:value-type="float">
            <text:p>9.542821E-29</text:p>
          </table:table-cell>
          <table:table-cell office:value-type="float" office:value="67.497252" calcext:value-type="float">
            <text:p>67.497252</text:p>
          </table:table-cell>
          <table:table-cell office:value-type="float" office:value="1.355615E-028" calcext:value-type="float">
            <text:p>1.355615E-28</text:p>
          </table:table-cell>
        </table:table-row>
        <table:table-row table:style-name="ro1">
          <table:table-cell office:value-type="string" calcext:value-type="string">
            <text:p>S1-Thalfus</text:p>
          </table:table-cell>
          <table:table-cell office:value-type="float" office:value="70.881561" calcext:value-type="float">
            <text:p>70.881561</text:p>
          </table:table-cell>
          <table:table-cell office:value-type="float" office:value="6.044593E-029" calcext:value-type="float">
            <text:p>6.044593E-29</text:p>
          </table:table-cell>
          <table:table-cell office:value-type="float" office:value="62.238676" calcext:value-type="float">
            <text:p>62.238676</text:p>
          </table:table-cell>
          <table:table-cell office:value-type="float" office:value="6.753196E-028" calcext:value-type="float">
            <text:p>6.753196E-28</text:p>
          </table:table-cell>
          <table:table-cell office:value-type="float" office:value="65.074643" calcext:value-type="float">
            <text:p>65.074643</text:p>
          </table:table-cell>
          <table:table-cell office:value-type="float" office:value="2.844259E-028" calcext:value-type="float">
            <text:p>2.844259E-28</text:p>
          </table:table-cell>
        </table:table-row>
        <table:table-row table:style-name="ro2">
          <table:table-cell office:value-type="string" calcext:value-type="string">
            <text:p>Paracentral-Thalfus</text:p>
          </table:table-cell>
          <table:table-cell office:value-type="float" office:value="81.925046" calcext:value-type="float">
            <text:p>81.925046</text:p>
          </table:table-cell>
          <table:table-cell office:value-type="float" office:value="8.372977E-030" calcext:value-type="float">
            <text:p>8.372977E-30</text:p>
          </table:table-cell>
          <table:table-cell office:value-type="float" office:value="78.945361" calcext:value-type="float">
            <text:p>78.945361</text:p>
          </table:table-cell>
          <table:table-cell office:value-type="float" office:value="1.475674E-029" calcext:value-type="float">
            <text:p>1.475674E-29</text:p>
          </table:table-cell>
          <table:table-cell office:value-type="float" office:value="86.176319" calcext:value-type="float">
            <text:p>86.176319</text:p>
          </table:table-cell>
          <table:table-cell office:value-type="float" office:value="8.372977E-030" calcext:value-type="float">
            <text:p>8.372977E-30</text:p>
          </table:table-cell>
        </table:table-row>
        <table:table-row table:style-name="ro1">
          <table:table-cell office:value-type="string" calcext:value-type="string">
            <text:p>M1L-M1R</text:p>
          </table:table-cell>
          <table:table-cell office:value-type="float" office:value="67.62333" calcext:value-type="float">
            <text:p>67.62333</text:p>
          </table:table-cell>
          <table:table-cell office:value-type="float" office:value="1.355465E-028" calcext:value-type="float">
            <text:p>1.355465E-28</text:p>
          </table:table-cell>
          <table:table-cell office:value-type="float" office:value="66.537131" calcext:value-type="float">
            <text:p>66.537131</text:p>
          </table:table-cell>
          <table:table-cell office:value-type="float" office:value="1.829019E-028" calcext:value-type="float">
            <text:p>1.829019E-28</text:p>
          </table:table-cell>
          <table:table-cell office:value-type="float" office:value="72.471292" calcext:value-type="float">
            <text:p>72.471292</text:p>
          </table:table-cell>
          <table:table-cell office:value-type="float" office:value="4.753869E-029" calcext:value-type="float">
            <text:p>4.753869E-29</text:p>
          </table:table-cell>
        </table:table-row>
        <table:table-row table:style-name="ro1">
          <table:table-cell office:value-type="string" calcext:value-type="string">
            <text:p>S1L-S1R</text:p>
          </table:table-cell>
          <table:table-cell office:value-type="float" office:value="57.417377" calcext:value-type="float">
            <text:p>57.417377</text:p>
          </table:table-cell>
          <table:table-cell office:value-type="float" office:value="3.78971E-027" calcext:value-type="float">
            <text:p>3.78971E-27</text:p>
          </table:table-cell>
          <table:table-cell office:value-type="float" office:value="48.004352" calcext:value-type="float">
            <text:p>48.004352</text:p>
          </table:table-cell>
          <table:table-cell office:value-type="float" office:value="2.382054E-025" calcext:value-type="float">
            <text:p>2.382054E-25</text:p>
          </table:table-cell>
          <table:table-cell office:value-type="float" office:value="58.009349" calcext:value-type="float">
            <text:p>58.009349</text:p>
          </table:table-cell>
          <table:table-cell office:value-type="float" office:value="3.045867E-027" calcext:value-type="float">
            <text:p>3.045867E-27</text:p>
          </table:table-cell>
        </table:table-row>
        <table:table-row table:style-name="ro1">
          <table:table-cell office:value-type="string" calcext:value-type="string">
            <text:p>S1-M1</text:p>
          </table:table-cell>
          <table:table-cell office:value-type="float" office:value="47.383065" calcext:value-type="float">
            <text:p>47.383065</text:p>
          </table:table-cell>
          <table:table-cell office:value-type="float" office:value="3.174005E-025" calcext:value-type="float">
            <text:p>3.174005E-25</text:p>
          </table:table-cell>
          <table:table-cell office:value-type="float" office:value="48.343237" calcext:value-type="float">
            <text:p>48.343237</text:p>
          </table:table-cell>
          <table:table-cell office:value-type="float" office:value="2.062219E-025" calcext:value-type="float">
            <text:p>2.062219E-25</text:p>
          </table:table-cell>
          <table:table-cell office:value-type="float" office:value="49.591165" calcext:value-type="float">
            <text:p>49.591165</text:p>
          </table:table-cell>
          <table:table-cell office:value-type="float" office:value="1.151967E-025" calcext:value-type="float">
            <text:p>1.151967E-25</text:p>
          </table:table-cell>
        </table:table-row>
      </table:table>
      <table:table table:name="Md Extreme - Stats" table:style-name="ta1">
        <table:table-column table:style-name="co4" table:default-cell-style-name="Default"/>
        <table:table-column table:style-name="co5" table:default-cell-style-name="ce9"/>
        <table:table-column table:style-name="co6" table:default-cell-style-name="ce9"/>
        <table:table-column table:style-name="co1" table:default-cell-style-name="ce9"/>
        <table:table-row table:style-name="ro1">
          <table:table-cell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Normality test (p-value, FDR corrected)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tract</text:p>
          </table:table-cell>
          <table:table-cell table:style-name="ce1" office:value-type="string" calcext:value-type="string">
            <text:p>set1</text:p>
          </table:table-cell>
          <table:table-cell table:style-name="ce1" office:value-type="string" calcext:value-type="string">
            <text:p>set2</text:p>
          </table:table-cell>
          <table:table-cell table:style-name="ce1" office:value-type="string" calcext:value-type="string">
            <text:p>set3</text:p>
          </table:table-cell>
        </table:table-row>
        <table:table-row table:style-name="ro1">
          <table:table-cell office:value-type="string" calcext:value-type="string">
            <text:p>M1-Brainstem</text:p>
          </table:table-cell>
          <table:table-cell office:value-type="float" office:value="0.169563397066668" calcext:value-type="float">
            <text:p>0.170</text:p>
          </table:table-cell>
          <table:table-cell office:value-type="float" office:value="0.266186760272831" calcext:value-type="float">
            <text:p>0.266</text:p>
          </table:table-cell>
          <table:table-cell office:value-type="float" office:value="0.81370768065636" calcext:value-type="float">
            <text:p>0.814</text:p>
          </table:table-cell>
        </table:table-row>
        <table:table-row table:style-name="ro1">
          <table:table-cell office:value-type="string" calcext:value-type="string">
            <text:p>S1-Brainstem</text:p>
          </table:table-cell>
          <table:table-cell office:value-type="float" office:value="0.314346778073481" calcext:value-type="float">
            <text:p>0.314</text:p>
          </table:table-cell>
          <table:table-cell office:value-type="float" office:value="0.620333999395371" calcext:value-type="float">
            <text:p>0.620</text:p>
          </table:table-cell>
          <table:table-cell office:value-type="float" office:value="0.81370768065636" calcext:value-type="float">
            <text:p>0.814</text:p>
          </table:table-cell>
        </table:table-row>
        <table:table-row table:style-name="ro1">
          <table:table-cell office:value-type="string" calcext:value-type="string">
            <text:p>Paracentral-Brainstem</text:p>
          </table:table-cell>
          <table:table-cell office:value-type="float" office:value="0.927726477384567" calcext:value-type="float">
            <text:p>0.928</text:p>
          </table:table-cell>
          <table:table-cell office:value-type="float" office:value="0.931792494497801" calcext:value-type="float">
            <text:p>0.932</text:p>
          </table:table-cell>
          <table:table-cell office:value-type="float" office:value="0.314346778073481" calcext:value-type="float">
            <text:p>0.314</text:p>
          </table:table-cell>
        </table:table-row>
        <table:table-row table:style-name="ro1">
          <table:table-cell office:value-type="string" calcext:value-type="string">
            <text:p>M1-Caud</text:p>
          </table:table-cell>
          <table:table-cell table:number-columns-repeated="2" office:value-type="float" office:value="0.994779813018712" calcext:value-type="float">
            <text:p>0.995</text:p>
          </table:table-cell>
          <table:table-cell office:value-type="float" office:value="0.983130365610123" calcext:value-type="float">
            <text:p>0.983</text:p>
          </table:table-cell>
        </table:table-row>
        <table:table-row table:style-name="ro1">
          <table:table-cell office:value-type="string" calcext:value-type="string">
            <text:p>S1-Caud</text:p>
          </table:table-cell>
          <table:table-cell office:value-type="float" office:value="0.266186760272831" calcext:value-type="float">
            <text:p>0.266</text:p>
          </table:table-cell>
          <table:table-cell office:value-type="float" office:value="0.314346778073481" calcext:value-type="float">
            <text:p>0.314</text:p>
          </table:table-cell>
          <table:table-cell office:value-type="float" office:value="0.891868312444006" calcext:value-type="float">
            <text:p>0.892</text:p>
          </table:table-cell>
        </table:table-row>
        <table:table-row table:style-name="ro1">
          <table:table-cell office:value-type="string" calcext:value-type="string">
            <text:p>Paracentral-Caud</text:p>
          </table:table-cell>
          <table:table-cell table:number-columns-repeated="3" office:value-type="float" office:value="0.994779813018712" calcext:value-type="float">
            <text:p>0.995</text:p>
          </table:table-cell>
        </table:table-row>
        <table:table-row table:style-name="ro1">
          <table:table-cell office:value-type="string" calcext:value-type="string">
            <text:p>M1-Lenti</text:p>
          </table:table-cell>
          <table:table-cell office:value-type="float" office:value="0.983130365610123" calcext:value-type="float">
            <text:p>0.983</text:p>
          </table:table-cell>
          <table:table-cell office:value-type="float" office:value="0.994779813018712" calcext:value-type="float">
            <text:p>0.995</text:p>
          </table:table-cell>
          <table:table-cell office:value-type="float" office:value="0.983130365610123" calcext:value-type="float">
            <text:p>0.983</text:p>
          </table:table-cell>
        </table:table-row>
        <table:table-row table:style-name="ro1">
          <table:table-cell office:value-type="string" calcext:value-type="string">
            <text:p>S1-Lenti</text:p>
          </table:table-cell>
          <table:table-cell table:number-columns-repeated="2" office:value-type="float" office:value="0.994779813018712" calcext:value-type="float">
            <text:p>0.995</text:p>
          </table:table-cell>
          <table:table-cell office:value-type="float" office:value="0.983130365610123" calcext:value-type="float">
            <text:p>0.983</text:p>
          </table:table-cell>
        </table:table-row>
        <table:table-row table:style-name="ro1">
          <table:table-cell office:value-type="string" calcext:value-type="string">
            <text:p>Paracentral-Lenti</text:p>
          </table:table-cell>
          <table:table-cell office:value-type="float" office:value="0.994779813018712" calcext:value-type="float">
            <text:p>0.995</text:p>
          </table:table-cell>
          <table:table-cell office:value-type="float" office:value="0.998852431774139" calcext:value-type="float">
            <text:p>0.999</text:p>
          </table:table-cell>
          <table:table-cell office:value-type="float" office:value="0.983130365610123" calcext:value-type="float">
            <text:p>0.983</text:p>
          </table:table-cell>
        </table:table-row>
        <table:table-row table:style-name="ro1">
          <table:table-cell office:value-type="string" calcext:value-type="string">
            <text:p>M1-Thalfus</text:p>
          </table:table-cell>
          <table:table-cell office:value-type="float" office:value="0.680196605622768" calcext:value-type="float">
            <text:p>0.680</text:p>
          </table:table-cell>
          <table:table-cell office:value-type="float" office:value="0.931792494497801" calcext:value-type="float">
            <text:p>0.932</text:p>
          </table:table-cell>
          <table:table-cell office:value-type="float" office:value="0.331906643696129" calcext:value-type="float">
            <text:p>0.332</text:p>
          </table:table-cell>
        </table:table-row>
        <table:table-row table:style-name="ro1">
          <table:table-cell office:value-type="string" calcext:value-type="string">
            <text:p>S1-Thalfus</text:p>
          </table:table-cell>
          <table:table-cell office:value-type="float" office:value="0.931792494497801" calcext:value-type="float">
            <text:p>0.932</text:p>
          </table:table-cell>
          <table:table-cell office:value-type="float" office:value="0.936820187738964" calcext:value-type="float">
            <text:p>0.937</text:p>
          </table:table-cell>
          <table:table-cell office:value-type="float" office:value="0.994779813018712" calcext:value-type="float">
            <text:p>0.995</text:p>
          </table:table-cell>
        </table:table-row>
        <table:table-row table:style-name="ro1">
          <table:table-cell office:value-type="string" calcext:value-type="string">
            <text:p>Paracentral-Thalfus</text:p>
          </table:table-cell>
          <table:table-cell office:value-type="float" office:value="0.970076167065164" calcext:value-type="float">
            <text:p>0.970</text:p>
          </table:table-cell>
          <table:table-cell office:value-type="float" office:value="0.693115178834308" calcext:value-type="float">
            <text:p>0.693</text:p>
          </table:table-cell>
          <table:table-cell office:value-type="float" office:value="0.936820187738964" calcext:value-type="float">
            <text:p>0.937</text:p>
          </table:table-cell>
        </table:table-row>
        <table:table-row table:style-name="ro1">
          <table:table-cell office:value-type="string" calcext:value-type="string">
            <text:p>M1L-M1R</text:p>
          </table:table-cell>
          <table:table-cell office:value-type="float" office:value="0.983130365610123" calcext:value-type="float">
            <text:p>0.983</text:p>
          </table:table-cell>
          <table:table-cell office:value-type="float" office:value="0.994779813018712" calcext:value-type="float">
            <text:p>0.995</text:p>
          </table:table-cell>
          <table:table-cell office:value-type="float" office:value="0.970076167065164" calcext:value-type="float">
            <text:p>0.970</text:p>
          </table:table-cell>
        </table:table-row>
        <table:table-row table:style-name="ro1">
          <table:table-cell office:value-type="string" calcext:value-type="string">
            <text:p>S1L-S1R</text:p>
          </table:table-cell>
          <table:table-cell office:value-type="float" office:value="0.994779813018712" calcext:value-type="float">
            <text:p>0.995</text:p>
          </table:table-cell>
          <table:table-cell office:value-type="float" office:value="0.931792494497801" calcext:value-type="float">
            <text:p>0.932</text:p>
          </table:table-cell>
          <table:table-cell table:style-name="ce10" office:value-type="float" office:value="0.00000552394674002699" calcext:value-type="float">
            <text:p>0.000</text:p>
          </table:table-cell>
        </table:table-row>
        <table:table-row table:style-name="ro1">
          <table:table-cell office:value-type="string" calcext:value-type="string">
            <text:p>S1-M1</text:p>
          </table:table-cell>
          <table:table-cell table:number-columns-repeated="2" office:value-type="float" office:value="0.994779813018712" calcext:value-type="float">
            <text:p>0.995</text:p>
          </table:table-cell>
          <table:table-cell office:value-type="float" office:value="0.983130365610123" calcext:value-type="float">
            <text:p>0.983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Difference to 0 (p-value, FDR corrected, Wilcoxon)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tract</text:p>
          </table:table-cell>
          <table:table-cell table:style-name="ce1" office:value-type="string" calcext:value-type="string">
            <text:p>set1</text:p>
          </table:table-cell>
          <table:table-cell table:style-name="ce1" office:value-type="string" calcext:value-type="string">
            <text:p>set2</text:p>
          </table:table-cell>
          <table:table-cell table:style-name="ce1" office:value-type="string" calcext:value-type="string">
            <text:p>set3</text:p>
          </table:table-cell>
        </table:table-row>
        <table:table-row table:style-name="ro1">
          <table:table-cell office:value-type="string" calcext:value-type="string">
            <text:p>M1-Brainstem</text:p>
          </table:table-cell>
          <table:table-cell table:number-columns-repeated="3" office:value-type="float" office:value="0.000000564472371695364" calcext:value-type="float">
            <text:p>0.000</text:p>
          </table:table-cell>
        </table:table-row>
        <table:table-row table:style-name="ro1">
          <table:table-cell office:value-type="string" calcext:value-type="string">
            <text:p>S1-Brainstem</text:p>
          </table:table-cell>
          <table:table-cell table:number-columns-repeated="3" office:value-type="float" office:value="0.000000564472371695364" calcext:value-type="float">
            <text:p>0.000</text:p>
          </table:table-cell>
        </table:table-row>
        <table:table-row table:style-name="ro1">
          <table:table-cell office:value-type="string" calcext:value-type="string">
            <text:p>Paracentral-Brainstem</text:p>
          </table:table-cell>
          <table:table-cell table:number-columns-repeated="3" office:value-type="float" office:value="0.000000564472371695364" calcext:value-type="float">
            <text:p>0.000</text:p>
          </table:table-cell>
        </table:table-row>
        <table:table-row table:style-name="ro1">
          <table:table-cell office:value-type="string" calcext:value-type="string">
            <text:p>M1-Caud</text:p>
          </table:table-cell>
          <table:table-cell table:number-columns-repeated="3" office:value-type="float" office:value="0.000000564472371695364" calcext:value-type="float">
            <text:p>0.000</text:p>
          </table:table-cell>
        </table:table-row>
        <table:table-row table:style-name="ro1">
          <table:table-cell office:value-type="string" calcext:value-type="string">
            <text:p>S1-Caud</text:p>
          </table:table-cell>
          <table:table-cell table:number-columns-repeated="3" office:value-type="float" office:value="0.000000564472371695364" calcext:value-type="float">
            <text:p>0.000</text:p>
          </table:table-cell>
        </table:table-row>
        <table:table-row table:style-name="ro1">
          <table:table-cell office:value-type="string" calcext:value-type="string">
            <text:p>Paracentral-Caud</text:p>
          </table:table-cell>
          <table:table-cell table:number-columns-repeated="3" office:value-type="float" office:value="0.000000564472371695364" calcext:value-type="float">
            <text:p>0.000</text:p>
          </table:table-cell>
        </table:table-row>
        <table:table-row table:style-name="ro1">
          <table:table-cell office:value-type="string" calcext:value-type="string">
            <text:p>M1-Lenti</text:p>
          </table:table-cell>
          <table:table-cell table:number-columns-repeated="3" office:value-type="float" office:value="0.000000564472371695364" calcext:value-type="float">
            <text:p>0.000</text:p>
          </table:table-cell>
        </table:table-row>
        <table:table-row table:style-name="ro1">
          <table:table-cell office:value-type="string" calcext:value-type="string">
            <text:p>S1-Lenti</text:p>
          </table:table-cell>
          <table:table-cell table:number-columns-repeated="3" office:value-type="float" office:value="0.000000564472371695364" calcext:value-type="float">
            <text:p>0.000</text:p>
          </table:table-cell>
        </table:table-row>
        <table:table-row table:style-name="ro1">
          <table:table-cell office:value-type="string" calcext:value-type="string">
            <text:p>Paracentral-Lenti</text:p>
          </table:table-cell>
          <table:table-cell table:number-columns-repeated="3" office:value-type="float" office:value="0.000000564472371695364" calcext:value-type="float">
            <text:p>0.000</text:p>
          </table:table-cell>
        </table:table-row>
        <table:table-row table:style-name="ro1">
          <table:table-cell office:value-type="string" calcext:value-type="string">
            <text:p>M1-Thalfus</text:p>
          </table:table-cell>
          <table:table-cell table:number-columns-repeated="3" office:value-type="float" office:value="0.000000564472371695364" calcext:value-type="float">
            <text:p>0.000</text:p>
          </table:table-cell>
        </table:table-row>
        <table:table-row table:style-name="ro1">
          <table:table-cell office:value-type="string" calcext:value-type="string">
            <text:p>S1-Thalfus</text:p>
          </table:table-cell>
          <table:table-cell table:number-columns-repeated="3" office:value-type="float" office:value="0.000000564472371695364" calcext:value-type="float">
            <text:p>0.000</text:p>
          </table:table-cell>
        </table:table-row>
        <table:table-row table:style-name="ro1">
          <table:table-cell office:value-type="string" calcext:value-type="string">
            <text:p>Paracentral-Thalfus</text:p>
          </table:table-cell>
          <table:table-cell table:number-columns-repeated="3" office:value-type="float" office:value="0.000000564472371695364" calcext:value-type="float">
            <text:p>0.000</text:p>
          </table:table-cell>
        </table:table-row>
        <table:table-row table:style-name="ro1">
          <table:table-cell office:value-type="string" calcext:value-type="string">
            <text:p>M1L-M1R</text:p>
          </table:table-cell>
          <table:table-cell table:number-columns-repeated="3" office:value-type="float" office:value="0.000000564472371695364" calcext:value-type="float">
            <text:p>0.000</text:p>
          </table:table-cell>
        </table:table-row>
        <table:table-row table:style-name="ro1">
          <table:table-cell office:value-type="string" calcext:value-type="string">
            <text:p>S1L-S1R</text:p>
          </table:table-cell>
          <table:table-cell table:number-columns-repeated="3" office:value-type="float" office:value="0.000000564472371695364" calcext:value-type="float">
            <text:p>0.000</text:p>
          </table:table-cell>
        </table:table-row>
        <table:table-row table:style-name="ro1">
          <table:table-cell office:value-type="string" calcext:value-type="string">
            <text:p>S1-M1</text:p>
          </table:table-cell>
          <table:table-cell table:number-columns-repeated="3" office:value-type="float" office:value="0.000000564472371695364" calcext:value-type="float">
            <text:p>0.000</text:p>
          </table:table-cell>
        </table:table-row>
      </table:table>
      <table:table table:name="Md Extreme tract pairs" table:style-name="ta1"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table:style-name="ce1" office:value-type="string" calcext:value-type="string">
            <text:p>region1</text:p>
          </table:table-cell>
          <table:table-cell table:style-name="ce1" office:value-type="string" calcext:value-type="string">
            <text:p>region2</text:p>
          </table:table-cell>
          <table:table-cell table:style-name="ce1" office:value-type="string" calcext:value-type="string">
            <text:p>corrected_p_set1</text:p>
          </table:table-cell>
          <table:table-cell table:style-name="ce1" office:value-type="string" calcext:value-type="string">
            <text:p>corrected_p_set2</text:p>
          </table:table-cell>
          <table:table-cell table:style-name="ce1" office:value-type="string" calcext:value-type="string">
            <text:p>corrected_p_set3</text:p>
          </table:table-cell>
          <table:table-cell table:style-name="ce11" office:value-type="string" calcext:value-type="string">
            <text:p>T-test, FDR corrected</text:p>
          </table:table-cell>
        </table:table-row>
        <table:table-row table:style-name="ro1">
          <table:table-cell office:value-type="string" calcext:value-type="string">
            <text:p>M1-Brainstem</text:p>
          </table:table-cell>
          <table:table-cell office:value-type="string" calcext:value-type="string">
            <text:p>S1-Brainstem</text:p>
          </table:table-cell>
          <table:table-cell office:value-type="float" office:value="0.00447" calcext:value-type="float">
            <text:p>0.00447</text:p>
          </table:table-cell>
          <table:table-cell office:value-type="float" office:value="0.01767" calcext:value-type="float">
            <text:p>0.01767</text:p>
          </table:table-cell>
          <table:table-cell office:value-type="float" office:value="0.00006" calcext:value-type="float">
            <text:p>6E-05</text:p>
          </table:table-cell>
          <table:table-cell/>
        </table:table-row>
        <table:table-row table:style-name="ro1">
          <table:table-cell office:value-type="string" calcext:value-type="string">
            <text:p>M1-Brainstem</text:p>
          </table:table-cell>
          <table:table-cell office:value-type="string" calcext:value-type="string">
            <text:p>Paracentral-Brainstem</text:p>
          </table:table-cell>
          <table:table-cell office:value-type="float" office:value="0.32156" calcext:value-type="float">
            <text:p>0.32156</text:p>
          </table:table-cell>
          <table:table-cell office:value-type="float" office:value="0.27154" calcext:value-type="float">
            <text:p>0.27154</text:p>
          </table:table-cell>
          <table:table-cell office:value-type="float" office:value="0.94016" calcext:value-type="float">
            <text:p>0.94016</text:p>
          </table:table-cell>
          <table:table-cell/>
        </table:table-row>
        <table:table-row table:style-name="ro1">
          <table:table-cell office:value-type="string" calcext:value-type="string">
            <text:p>M1-Brainstem</text:p>
          </table:table-cell>
          <table:table-cell office:value-type="string" calcext:value-type="string">
            <text:p>M1-Caud</text:p>
          </table:table-cell>
          <table:table-cell office:value-type="float" office:value="0.36985" calcext:value-type="float">
            <text:p>0.36985</text:p>
          </table:table-cell>
          <table:table-cell office:value-type="float" office:value="0.28711" calcext:value-type="float">
            <text:p>0.28711</text:p>
          </table:table-cell>
          <table:table-cell office:value-type="float" office:value="0.00475" calcext:value-type="float">
            <text:p>0.00475</text:p>
          </table:table-cell>
          <table:table-cell/>
        </table:table-row>
        <table:table-row table:style-name="ro1">
          <table:table-cell office:value-type="string" calcext:value-type="string">
            <text:p>M1-Brainstem</text:p>
          </table:table-cell>
          <table:table-cell office:value-type="string" calcext:value-type="string">
            <text:p>S1-Caud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0.00922" calcext:value-type="float">
            <text:p>0.00922</text:p>
          </table:table-cell>
          <table:table-cell/>
        </table:table-row>
        <table:table-row table:style-name="ro1">
          <table:table-cell office:value-type="string" calcext:value-type="string">
            <text:p>M1-Brainstem</text:p>
          </table:table-cell>
          <table:table-cell office:value-type="string" calcext:value-type="string">
            <text:p>Paracentral-Caud</text:p>
          </table:table-cell>
          <table:table-cell office:value-type="float" office:value="0.2012" calcext:value-type="float">
            <text:p>0.2012</text:p>
          </table:table-cell>
          <table:table-cell office:value-type="float" office:value="0.27488" calcext:value-type="float">
            <text:p>0.27488</text:p>
          </table:table-cell>
          <table:table-cell office:value-type="float" office:value="0.02287" calcext:value-type="float">
            <text:p>0.02287</text:p>
          </table:table-cell>
          <table:table-cell/>
        </table:table-row>
        <table:table-row table:style-name="ro1">
          <table:table-cell office:value-type="string" calcext:value-type="string">
            <text:p>M1-Brainstem</text:p>
          </table:table-cell>
          <table:table-cell office:value-type="string" calcext:value-type="string">
            <text:p>M1-Lenti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0.00002" calcext:value-type="float">
            <text:p>2E-05</text:p>
          </table:table-cell>
          <table:table-cell/>
        </table:table-row>
        <table:table-row table:style-name="ro1">
          <table:table-cell office:value-type="string" calcext:value-type="string">
            <text:p>M1-Brainstem</text:p>
          </table:table-cell>
          <table:table-cell office:value-type="string" calcext:value-type="string">
            <text:p>S1-Lenti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1-Brainstem</text:p>
          </table:table-cell>
          <table:table-cell office:value-type="string" calcext:value-type="string">
            <text:p>Paracentral-Lenti</text:p>
          </table:table-cell>
          <table:table-cell office:value-type="float" office:value="0.00383" calcext:value-type="float">
            <text:p>0.00383</text:p>
          </table:table-cell>
          <table:table-cell office:value-type="float" office:value="0.00295" calcext:value-type="float">
            <text:p>0.00295</text:p>
          </table:table-cell>
          <table:table-cell office:value-type="float" office:value="0.00013" calcext:value-type="float">
            <text:p>0.00013</text:p>
          </table:table-cell>
          <table:table-cell/>
        </table:table-row>
        <table:table-row table:style-name="ro1">
          <table:table-cell office:value-type="string" calcext:value-type="string">
            <text:p>M1-Brainstem</text:p>
          </table:table-cell>
          <table:table-cell office:value-type="string" calcext:value-type="string">
            <text:p>M1-Thalfus</text:p>
          </table:table-cell>
          <table:table-cell office:value-type="float" office:value="0.03596" calcext:value-type="float">
            <text:p>0.03596</text:p>
          </table:table-cell>
          <table:table-cell office:value-type="float" office:value="0.06871" calcext:value-type="float">
            <text:p>0.06871</text:p>
          </table:table-cell>
          <table:table-cell office:value-type="float" office:value="0.01358" calcext:value-type="float">
            <text:p>0.01358</text:p>
          </table:table-cell>
          <table:table-cell/>
        </table:table-row>
        <table:table-row table:style-name="ro1">
          <table:table-cell office:value-type="string" calcext:value-type="string">
            <text:p>M1-Brainstem</text:p>
          </table:table-cell>
          <table:table-cell office:value-type="string" calcext:value-type="string">
            <text:p>S1-Thalfus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4" calcext:value-type="float">
            <text:p>4E-05</text:p>
          </table:table-cell>
          <table:table-cell/>
        </table:table-row>
        <table:table-row table:style-name="ro1">
          <table:table-cell office:value-type="string" calcext:value-type="string">
            <text:p>M1-Brainstem</text:p>
          </table:table-cell>
          <table:table-cell office:value-type="string" calcext:value-type="string">
            <text:p>Paracentral-Thalfus</text:p>
          </table:table-cell>
          <table:table-cell office:value-type="float" office:value="0.10846" calcext:value-type="float">
            <text:p>0.10846</text:p>
          </table:table-cell>
          <table:table-cell office:value-type="float" office:value="0.09304" calcext:value-type="float">
            <text:p>0.09304</text:p>
          </table:table-cell>
          <table:table-cell office:value-type="float" office:value="0.01243" calcext:value-type="float">
            <text:p>0.01243</text:p>
          </table:table-cell>
          <table:table-cell/>
        </table:table-row>
        <table:table-row table:style-name="ro1">
          <table:table-cell office:value-type="string" calcext:value-type="string">
            <text:p>M1-Brainstem</text:p>
          </table:table-cell>
          <table:table-cell office:value-type="string" calcext:value-type="string">
            <text:p>M1L-M1R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1-Brainstem</text:p>
          </table:table-cell>
          <table:table-cell office:value-type="string" calcext:value-type="string">
            <text:p>S1L-S1R</text:p>
          </table:table-cell>
          <table:table-cell office:value-type="float" office:value="0.00001" calcext:value-type="float">
            <text:p>1E-05</text:p>
          </table:table-cell>
          <table:table-cell office:value-type="float" office:value="0" calcext:value-type="float">
            <text:p>0</text:p>
          </table:table-cell>
          <table:table-cell office:value-type="float" office:value="0.0065" calcext:value-type="float">
            <text:p>0.0065</text:p>
          </table:table-cell>
          <table:table-cell/>
        </table:table-row>
        <table:table-row table:style-name="ro1">
          <table:table-cell office:value-type="string" calcext:value-type="string">
            <text:p>M1-Brainstem</text:p>
          </table:table-cell>
          <table:table-cell office:value-type="string" calcext:value-type="string">
            <text:p>S1-M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Brainstem</text:p>
          </table:table-cell>
          <table:table-cell office:value-type="string" calcext:value-type="string">
            <text:p>Paracentral-Brainstem</text:p>
          </table:table-cell>
          <table:table-cell office:value-type="float" office:value="0.08329" calcext:value-type="float">
            <text:p>0.08329</text:p>
          </table:table-cell>
          <table:table-cell office:value-type="float" office:value="0.20362" calcext:value-type="float">
            <text:p>0.20362</text:p>
          </table:table-cell>
          <table:table-cell office:value-type="float" office:value="0.00346" calcext:value-type="float">
            <text:p>0.00346</text:p>
          </table:table-cell>
          <table:table-cell/>
        </table:table-row>
        <table:table-row table:style-name="ro1">
          <table:table-cell office:value-type="string" calcext:value-type="string">
            <text:p>S1-Brainstem</text:p>
          </table:table-cell>
          <table:table-cell office:value-type="string" calcext:value-type="string">
            <text:p>M1-Caud</text:p>
          </table:table-cell>
          <table:table-cell office:value-type="float" office:value="0.47272" calcext:value-type="float">
            <text:p>0.47272</text:p>
          </table:table-cell>
          <table:table-cell office:value-type="float" office:value="0.69201" calcext:value-type="float">
            <text:p>0.69201</text:p>
          </table:table-cell>
          <table:table-cell office:value-type="float" office:value="0.55355" calcext:value-type="float">
            <text:p>0.55355</text:p>
          </table:table-cell>
          <table:table-cell/>
        </table:table-row>
        <table:table-row table:style-name="ro1">
          <table:table-cell office:value-type="string" calcext:value-type="string">
            <text:p>S1-Brainstem</text:p>
          </table:table-cell>
          <table:table-cell office:value-type="string" calcext:value-type="string">
            <text:p>S1-Caud</text:p>
          </table:table-cell>
          <table:table-cell office:value-type="float" office:value="0.07891" calcext:value-type="float">
            <text:p>0.07891</text:p>
          </table:table-cell>
          <table:table-cell office:value-type="float" office:value="0.02461" calcext:value-type="float">
            <text:p>0.02461</text:p>
          </table:table-cell>
          <table:table-cell office:value-type="float" office:value="0.89894" calcext:value-type="float">
            <text:p>0.89894</text:p>
          </table:table-cell>
          <table:table-cell/>
        </table:table-row>
        <table:table-row table:style-name="ro1">
          <table:table-cell office:value-type="string" calcext:value-type="string">
            <text:p>S1-Brainstem</text:p>
          </table:table-cell>
          <table:table-cell office:value-type="string" calcext:value-type="string">
            <text:p>Paracentral-Caud</text:p>
          </table:table-cell>
          <table:table-cell office:value-type="float" office:value="0.71477" calcext:value-type="float">
            <text:p>0.71477</text:p>
          </table:table-cell>
          <table:table-cell office:value-type="float" office:value="0.69785" calcext:value-type="float">
            <text:p>0.69785</text:p>
          </table:table-cell>
          <table:table-cell office:value-type="float" office:value="0.96954" calcext:value-type="float">
            <text:p>0.96954</text:p>
          </table:table-cell>
          <table:table-cell/>
        </table:table-row>
        <table:table-row table:style-name="ro1">
          <table:table-cell office:value-type="string" calcext:value-type="string">
            <text:p>S1-Brainstem</text:p>
          </table:table-cell>
          <table:table-cell office:value-type="string" calcext:value-type="string">
            <text:p>M1-Lenti</text:p>
          </table:table-cell>
          <table:table-cell office:value-type="float" office:value="0.1156" calcext:value-type="float">
            <text:p>0.1156</text:p>
          </table:table-cell>
          <table:table-cell office:value-type="float" office:value="0.08026" calcext:value-type="float">
            <text:p>0.08026</text:p>
          </table:table-cell>
          <table:table-cell office:value-type="float" office:value="0.01594" calcext:value-type="float">
            <text:p>0.01594</text:p>
          </table:table-cell>
          <table:table-cell/>
        </table:table-row>
        <table:table-row table:style-name="ro1">
          <table:table-cell office:value-type="string" calcext:value-type="string">
            <text:p>S1-Brainstem</text:p>
          </table:table-cell>
          <table:table-cell office:value-type="string" calcext:value-type="string">
            <text:p>S1-Lenti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Brainstem</text:p>
          </table:table-cell>
          <table:table-cell office:value-type="string" calcext:value-type="string">
            <text:p>Paracentral-Lenti</text:p>
          </table:table-cell>
          <table:table-cell office:value-type="float" office:value="0.31944" calcext:value-type="float">
            <text:p>0.31944</text:p>
          </table:table-cell>
          <table:table-cell office:value-type="float" office:value="0.23204" calcext:value-type="float">
            <text:p>0.23204</text:p>
          </table:table-cell>
          <table:table-cell office:value-type="float" office:value="0.07179" calcext:value-type="float">
            <text:p>0.07179</text:p>
          </table:table-cell>
          <table:table-cell/>
        </table:table-row>
        <table:table-row table:style-name="ro1">
          <table:table-cell office:value-type="string" calcext:value-type="string">
            <text:p>S1-Brainstem</text:p>
          </table:table-cell>
          <table:table-cell office:value-type="string" calcext:value-type="string">
            <text:p>M1-Thalfus</text:p>
          </table:table-cell>
          <table:table-cell office:value-type="float" office:value="0.75519" calcext:value-type="float">
            <text:p>0.75519</text:p>
          </table:table-cell>
          <table:table-cell office:value-type="float" office:value="0.82755" calcext:value-type="float">
            <text:p>0.82755</text:p>
          </table:table-cell>
          <table:table-cell office:value-type="float" office:value="0.94016" calcext:value-type="float">
            <text:p>0.94016</text:p>
          </table:table-cell>
          <table:table-cell/>
        </table:table-row>
        <table:table-row table:style-name="ro1">
          <table:table-cell office:value-type="string" calcext:value-type="string">
            <text:p>S1-Brainstem</text:p>
          </table:table-cell>
          <table:table-cell office:value-type="string" calcext:value-type="string">
            <text:p>S1-Thalfus</text:p>
          </table:table-cell>
          <table:table-cell office:value-type="float" office:value="0.00882" calcext:value-type="float">
            <text:p>0.00882</text:p>
          </table:table-cell>
          <table:table-cell office:value-type="float" office:value="0.00785" calcext:value-type="float">
            <text:p>0.00785</text:p>
          </table:table-cell>
          <table:table-cell office:value-type="float" office:value="0.13114" calcext:value-type="float">
            <text:p>0.13114</text:p>
          </table:table-cell>
          <table:table-cell/>
        </table:table-row>
        <table:table-row table:style-name="ro1">
          <table:table-cell office:value-type="string" calcext:value-type="string">
            <text:p>S1-Brainstem</text:p>
          </table:table-cell>
          <table:table-cell office:value-type="string" calcext:value-type="string">
            <text:p>Paracentral-Thalfus</text:p>
          </table:table-cell>
          <table:table-cell office:value-type="float" office:value="0.92609" calcext:value-type="float">
            <text:p>0.92609</text:p>
          </table:table-cell>
          <table:table-cell office:value-type="float" office:value="0.77441" calcext:value-type="float">
            <text:p>0.77441</text:p>
          </table:table-cell>
          <table:table-cell office:value-type="float" office:value="0.89894" calcext:value-type="float">
            <text:p>0.89894</text:p>
          </table:table-cell>
          <table:table-cell/>
        </table:table-row>
        <table:table-row table:style-name="ro1">
          <table:table-cell office:value-type="string" calcext:value-type="string">
            <text:p>S1-Brainstem</text:p>
          </table:table-cell>
          <table:table-cell office:value-type="string" calcext:value-type="string">
            <text:p>M1L-M1R</text:p>
          </table:table-cell>
          <table:table-cell office:value-type="float" office:value="0.00387" calcext:value-type="float">
            <text:p>0.00387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1962" calcext:value-type="float">
            <text:p>0.01962</text:p>
          </table:table-cell>
          <table:table-cell/>
        </table:table-row>
        <table:table-row table:style-name="ro1">
          <table:table-cell office:value-type="string" calcext:value-type="string">
            <text:p>S1-Brainstem</text:p>
          </table:table-cell>
          <table:table-cell office:value-type="string" calcext:value-type="string">
            <text:p>S1L-S1R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11678" calcext:value-type="float">
            <text:p>0.11678</text:p>
          </table:table-cell>
          <table:table-cell/>
        </table:table-row>
        <table:table-row table:style-name="ro1">
          <table:table-cell office:value-type="string" calcext:value-type="string">
            <text:p>S1-Brainstem</text:p>
          </table:table-cell>
          <table:table-cell office:value-type="string" calcext:value-type="string">
            <text:p>S1-M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racentral-Brainstem</text:p>
          </table:table-cell>
          <table:table-cell office:value-type="string" calcext:value-type="string">
            <text:p>M1-Caud</text:p>
          </table:table-cell>
          <table:table-cell office:value-type="float" office:value="0.66937" calcext:value-type="float">
            <text:p>0.66937</text:p>
          </table:table-cell>
          <table:table-cell office:value-type="float" office:value="0.62113" calcext:value-type="float">
            <text:p>0.62113</text:p>
          </table:table-cell>
          <table:table-cell office:value-type="float" office:value="0.0019" calcext:value-type="float">
            <text:p>0.0019</text:p>
          </table:table-cell>
          <table:table-cell/>
        </table:table-row>
        <table:table-row table:style-name="ro1">
          <table:table-cell office:value-type="string" calcext:value-type="string">
            <text:p>Paracentral-Brainstem</text:p>
          </table:table-cell>
          <table:table-cell office:value-type="string" calcext:value-type="string">
            <text:p>S1-Caud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0.00585" calcext:value-type="float">
            <text:p>0.00585</text:p>
          </table:table-cell>
          <table:table-cell/>
        </table:table-row>
        <table:table-row table:style-name="ro1">
          <table:table-cell office:value-type="string" calcext:value-type="string">
            <text:p>Paracentral-Brainstem</text:p>
          </table:table-cell>
          <table:table-cell office:value-type="string" calcext:value-type="string">
            <text:p>Paracentral-Caud</text:p>
          </table:table-cell>
          <table:table-cell office:value-type="float" office:value="0.31944" calcext:value-type="float">
            <text:p>0.31944</text:p>
          </table:table-cell>
          <table:table-cell office:value-type="float" office:value="0.52997" calcext:value-type="float">
            <text:p>0.52997</text:p>
          </table:table-cell>
          <table:table-cell office:value-type="float" office:value="0.00261" calcext:value-type="float">
            <text:p>0.00261</text:p>
          </table:table-cell>
          <table:table-cell/>
        </table:table-row>
        <table:table-row table:style-name="ro1">
          <table:table-cell office:value-type="string" calcext:value-type="string">
            <text:p>Paracentral-Brainstem</text:p>
          </table:table-cell>
          <table:table-cell office:value-type="string" calcext:value-type="string">
            <text:p>M1-Lenti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01" calcext:value-type="float">
            <text:p>1E-05</text:p>
          </table:table-cell>
          <table:table-cell/>
        </table:table-row>
        <table:table-row table:style-name="ro1">
          <table:table-cell office:value-type="string" calcext:value-type="string">
            <text:p>Paracentral-Brainstem</text:p>
          </table:table-cell>
          <table:table-cell office:value-type="string" calcext:value-type="string">
            <text:p>S1-Lenti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racentral-Brainstem</text:p>
          </table:table-cell>
          <table:table-cell office:value-type="string" calcext:value-type="string">
            <text:p>Paracentral-Lenti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87" calcext:value-type="float">
            <text:p>0.002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racentral-Brainstem</text:p>
          </table:table-cell>
          <table:table-cell office:value-type="string" calcext:value-type="string">
            <text:p>M1-Thalfus</text:p>
          </table:table-cell>
          <table:table-cell office:value-type="float" office:value="0.10788" calcext:value-type="float">
            <text:p>0.10788</text:p>
          </table:table-cell>
          <table:table-cell office:value-type="float" office:value="0.22231" calcext:value-type="float">
            <text:p>0.22231</text:p>
          </table:table-cell>
          <table:table-cell office:value-type="float" office:value="0.0117" calcext:value-type="float">
            <text:p>0.0117</text:p>
          </table:table-cell>
          <table:table-cell/>
        </table:table-row>
        <table:table-row table:style-name="ro1">
          <table:table-cell office:value-type="string" calcext:value-type="string">
            <text:p>Paracentral-Brainstem</text:p>
          </table:table-cell>
          <table:table-cell office:value-type="string" calcext:value-type="string">
            <text:p>S1-Thalfus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0.0001" calcext:value-type="float">
            <text:p>0.0001</text:p>
          </table:table-cell>
          <table:table-cell/>
        </table:table-row>
        <table:table-row table:style-name="ro1">
          <table:table-cell office:value-type="string" calcext:value-type="string">
            <text:p>Paracentral-Brainstem</text:p>
          </table:table-cell>
          <table:table-cell office:value-type="string" calcext:value-type="string">
            <text:p>Paracentral-Thalfus</text:p>
          </table:table-cell>
          <table:table-cell office:value-type="float" office:value="0.18103" calcext:value-type="float">
            <text:p>0.18103</text:p>
          </table:table-cell>
          <table:table-cell office:value-type="float" office:value="0.19939" calcext:value-type="float">
            <text:p>0.19939</text:p>
          </table:table-cell>
          <table:table-cell office:value-type="float" office:value="0.00268" calcext:value-type="float">
            <text:p>0.00268</text:p>
          </table:table-cell>
          <table:table-cell/>
        </table:table-row>
        <table:table-row table:style-name="ro1">
          <table:table-cell office:value-type="string" calcext:value-type="string">
            <text:p>Paracentral-Brainstem</text:p>
          </table:table-cell>
          <table:table-cell office:value-type="string" calcext:value-type="string">
            <text:p>M1L-M1R</text:p>
          </table:table-cell>
          <table:table-cell table:number-columns-repeated="2" office:value-type="float" office:value="0.00002" calcext:value-type="float">
            <text:p>2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racentral-Brainstem</text:p>
          </table:table-cell>
          <table:table-cell office:value-type="string" calcext:value-type="string">
            <text:p>S1L-S1R</text:p>
          </table:table-cell>
          <table:table-cell office:value-type="float" office:value="0.00001" calcext:value-type="float">
            <text:p>1E-05</text:p>
          </table:table-cell>
          <table:table-cell office:value-type="float" office:value="0" calcext:value-type="float">
            <text:p>0</text:p>
          </table:table-cell>
          <table:table-cell office:value-type="float" office:value="0.00533" calcext:value-type="float">
            <text:p>0.00533</text:p>
          </table:table-cell>
          <table:table-cell/>
        </table:table-row>
        <table:table-row table:style-name="ro1">
          <table:table-cell office:value-type="string" calcext:value-type="string">
            <text:p>Paracentral-Brainstem</text:p>
          </table:table-cell>
          <table:table-cell office:value-type="string" calcext:value-type="string">
            <text:p>S1-M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1-Caud</text:p>
          </table:table-cell>
          <table:table-cell office:value-type="string" calcext:value-type="string">
            <text:p>S1-Caud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53195" calcext:value-type="float">
            <text:p>0.53195</text:p>
          </table:table-cell>
          <table:table-cell/>
        </table:table-row>
        <table:table-row table:style-name="ro1">
          <table:table-cell office:value-type="string" calcext:value-type="string">
            <text:p>M1-Caud</text:p>
          </table:table-cell>
          <table:table-cell office:value-type="string" calcext:value-type="string">
            <text:p>Paracentral-Caud</text:p>
          </table:table-cell>
          <table:table-cell office:value-type="float" office:value="0.61003" calcext:value-type="float">
            <text:p>0.61003</text:p>
          </table:table-cell>
          <table:table-cell office:value-type="float" office:value="0.96035" calcext:value-type="float">
            <text:p>0.96035</text:p>
          </table:table-cell>
          <table:table-cell office:value-type="float" office:value="0.3732" calcext:value-type="float">
            <text:p>0.3732</text:p>
          </table:table-cell>
          <table:table-cell/>
        </table:table-row>
        <table:table-row table:style-name="ro1">
          <table:table-cell office:value-type="string" calcext:value-type="string">
            <text:p>M1-Caud</text:p>
          </table:table-cell>
          <table:table-cell office:value-type="string" calcext:value-type="string">
            <text:p>M1-Lenti</text:p>
          </table:table-cell>
          <table:table-cell office:value-type="float" office:value="0.01464" calcext:value-type="float">
            <text:p>0.01464</text:p>
          </table:table-cell>
          <table:table-cell office:value-type="float" office:value="0.01767" calcext:value-type="float">
            <text:p>0.01767</text:p>
          </table:table-cell>
          <table:table-cell office:value-type="float" office:value="0.01386" calcext:value-type="float">
            <text:p>0.01386</text:p>
          </table:table-cell>
          <table:table-cell/>
        </table:table-row>
        <table:table-row table:style-name="ro1">
          <table:table-cell office:value-type="string" calcext:value-type="string">
            <text:p>M1-Caud</text:p>
          </table:table-cell>
          <table:table-cell office:value-type="string" calcext:value-type="string">
            <text:p>S1-Lenti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1-Caud</text:p>
          </table:table-cell>
          <table:table-cell office:value-type="string" calcext:value-type="string">
            <text:p>Paracentral-Lenti</text:p>
          </table:table-cell>
          <table:table-cell office:value-type="float" office:value="0.03596" calcext:value-type="float">
            <text:p>0.03596</text:p>
          </table:table-cell>
          <table:table-cell office:value-type="float" office:value="0.05232" calcext:value-type="float">
            <text:p>0.05232</text:p>
          </table:table-cell>
          <table:table-cell office:value-type="float" office:value="0.13034" calcext:value-type="float">
            <text:p>0.13034</text:p>
          </table:table-cell>
          <table:table-cell/>
        </table:table-row>
        <table:table-row table:style-name="ro1">
          <table:table-cell office:value-type="string" calcext:value-type="string">
            <text:p>M1-Caud</text:p>
          </table:table-cell>
          <table:table-cell office:value-type="string" calcext:value-type="string">
            <text:p>M1-Thalfus</text:p>
          </table:table-cell>
          <table:table-cell office:value-type="float" office:value="0.25235" calcext:value-type="float">
            <text:p>0.25235</text:p>
          </table:table-cell>
          <table:table-cell office:value-type="float" office:value="0.47156" calcext:value-type="float">
            <text:p>0.47156</text:p>
          </table:table-cell>
          <table:table-cell office:value-type="float" office:value="0.45811" calcext:value-type="float">
            <text:p>0.45811</text:p>
          </table:table-cell>
          <table:table-cell/>
        </table:table-row>
        <table:table-row table:style-name="ro1">
          <table:table-cell office:value-type="string" calcext:value-type="string">
            <text:p>M1-Caud</text:p>
          </table:table-cell>
          <table:table-cell office:value-type="string" calcext:value-type="string">
            <text:p>S1-Thalfus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247" calcext:value-type="float">
            <text:p>0.00247</text:p>
          </table:table-cell>
          <table:table-cell office:value-type="float" office:value="0.4248" calcext:value-type="float">
            <text:p>0.4248</text:p>
          </table:table-cell>
          <table:table-cell/>
        </table:table-row>
        <table:table-row table:style-name="ro1">
          <table:table-cell office:value-type="string" calcext:value-type="string">
            <text:p>M1-Caud</text:p>
          </table:table-cell>
          <table:table-cell office:value-type="string" calcext:value-type="string">
            <text:p>Paracentral-Thalfus</text:p>
          </table:table-cell>
          <table:table-cell office:value-type="float" office:value="0.31944" calcext:value-type="float">
            <text:p>0.31944</text:p>
          </table:table-cell>
          <table:table-cell office:value-type="float" office:value="0.39537" calcext:value-type="float">
            <text:p>0.39537</text:p>
          </table:table-cell>
          <table:table-cell office:value-type="float" office:value="0.53195" calcext:value-type="float">
            <text:p>0.53195</text:p>
          </table:table-cell>
          <table:table-cell/>
        </table:table-row>
        <table:table-row table:style-name="ro1">
          <table:table-cell office:value-type="string" calcext:value-type="string">
            <text:p>M1-Caud</text:p>
          </table:table-cell>
          <table:table-cell office:value-type="string" calcext:value-type="string">
            <text:p>M1L-M1R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665" calcext:value-type="float">
            <text:p>0.00665</text:p>
          </table:table-cell>
          <table:table-cell/>
        </table:table-row>
        <table:table-row table:style-name="ro1">
          <table:table-cell office:value-type="string" calcext:value-type="string">
            <text:p>M1-Caud</text:p>
          </table:table-cell>
          <table:table-cell office:value-type="string" calcext:value-type="string">
            <text:p>S1L-S1R</text:p>
          </table:table-cell>
          <table:table-cell office:value-type="float" office:value="0.00002" calcext:value-type="float">
            <text:p>2E-05</text:p>
          </table:table-cell>
          <table:table-cell office:value-type="float" office:value="0" calcext:value-type="float">
            <text:p>0</text:p>
          </table:table-cell>
          <table:table-cell office:value-type="float" office:value="0.21459" calcext:value-type="float">
            <text:p>0.21459</text:p>
          </table:table-cell>
          <table:table-cell/>
        </table:table-row>
        <table:table-row table:style-name="ro1">
          <table:table-cell office:value-type="string" calcext:value-type="string">
            <text:p>M1-Caud</text:p>
          </table:table-cell>
          <table:table-cell office:value-type="string" calcext:value-type="string">
            <text:p>S1-M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Caud</text:p>
          </table:table-cell>
          <table:table-cell office:value-type="string" calcext:value-type="string">
            <text:p>Paracentral-Caud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89894" calcext:value-type="float">
            <text:p>0.89894</text:p>
          </table:table-cell>
          <table:table-cell/>
        </table:table-row>
        <table:table-row table:style-name="ro1">
          <table:table-cell office:value-type="string" calcext:value-type="string">
            <text:p>S1-Caud</text:p>
          </table:table-cell>
          <table:table-cell office:value-type="string" calcext:value-type="string">
            <text:p>M1-Lenti</text:p>
          </table:table-cell>
          <table:table-cell office:value-type="float" office:value="0.99254" calcext:value-type="float">
            <text:p>0.99254</text:p>
          </table:table-cell>
          <table:table-cell office:value-type="float" office:value="0.76862" calcext:value-type="float">
            <text:p>0.76862</text:p>
          </table:table-cell>
          <table:table-cell office:value-type="float" office:value="0.0129" calcext:value-type="float">
            <text:p>0.0129</text:p>
          </table:table-cell>
          <table:table-cell/>
        </table:table-row>
        <table:table-row table:style-name="ro1">
          <table:table-cell office:value-type="string" calcext:value-type="string">
            <text:p>S1-Caud</text:p>
          </table:table-cell>
          <table:table-cell office:value-type="string" calcext:value-type="string">
            <text:p>S1-Lenti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247" calcext:value-type="float">
            <text:p>0.002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Caud</text:p>
          </table:table-cell>
          <table:table-cell office:value-type="string" calcext:value-type="string">
            <text:p>Paracentral-Lenti</text:p>
          </table:table-cell>
          <table:table-cell office:value-type="float" office:value="0.3559" calcext:value-type="float">
            <text:p>0.3559</text:p>
          </table:table-cell>
          <table:table-cell office:value-type="float" office:value="0.29681" calcext:value-type="float">
            <text:p>0.29681</text:p>
          </table:table-cell>
          <table:table-cell office:value-type="float" office:value="0.06247" calcext:value-type="float">
            <text:p>0.06247</text:p>
          </table:table-cell>
          <table:table-cell/>
        </table:table-row>
        <table:table-row table:style-name="ro1">
          <table:table-cell office:value-type="string" calcext:value-type="string">
            <text:p>S1-Caud</text:p>
          </table:table-cell>
          <table:table-cell office:value-type="string" calcext:value-type="string">
            <text:p>M1-Thalfus</text:p>
          </table:table-cell>
          <table:table-cell office:value-type="float" office:value="0.08329" calcext:value-type="float">
            <text:p>0.08329</text:p>
          </table:table-cell>
          <table:table-cell office:value-type="float" office:value="0.03202" calcext:value-type="float">
            <text:p>0.03202</text:p>
          </table:table-cell>
          <table:table-cell office:value-type="float" office:value="0.95331" calcext:value-type="float">
            <text:p>0.95331</text:p>
          </table:table-cell>
          <table:table-cell/>
        </table:table-row>
        <table:table-row table:style-name="ro1">
          <table:table-cell office:value-type="string" calcext:value-type="string">
            <text:p>S1-Caud</text:p>
          </table:table-cell>
          <table:table-cell office:value-type="string" calcext:value-type="string">
            <text:p>S1-Thalfus</text:p>
          </table:table-cell>
          <table:table-cell office:value-type="float" office:value="0.11126" calcext:value-type="float">
            <text:p>0.11126</text:p>
          </table:table-cell>
          <table:table-cell office:value-type="float" office:value="0.49029" calcext:value-type="float">
            <text:p>0.49029</text:p>
          </table:table-cell>
          <table:table-cell office:value-type="float" office:value="0.05725" calcext:value-type="float">
            <text:p>0.05725</text:p>
          </table:table-cell>
          <table:table-cell/>
        </table:table-row>
        <table:table-row table:style-name="ro1">
          <table:table-cell office:value-type="string" calcext:value-type="string">
            <text:p>S1-Caud</text:p>
          </table:table-cell>
          <table:table-cell office:value-type="string" calcext:value-type="string">
            <text:p>Paracentral-Thalfus</text:p>
          </table:table-cell>
          <table:table-cell office:value-type="float" office:value="0.02311" calcext:value-type="float">
            <text:p>0.02311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99315" calcext:value-type="float">
            <text:p>0.99315</text:p>
          </table:table-cell>
          <table:table-cell/>
        </table:table-row>
        <table:table-row table:style-name="ro1">
          <table:table-cell office:value-type="string" calcext:value-type="string">
            <text:p>S1-Caud</text:p>
          </table:table-cell>
          <table:table-cell office:value-type="string" calcext:value-type="string">
            <text:p>M1L-M1R</text:p>
          </table:table-cell>
          <table:table-cell office:value-type="float" office:value="0.01863" calcext:value-type="float">
            <text:p>0.01863</text:p>
          </table:table-cell>
          <table:table-cell office:value-type="float" office:value="0.02284" calcext:value-type="float">
            <text:p>0.02284</text:p>
          </table:table-cell>
          <table:table-cell office:value-type="float" office:value="0.00843" calcext:value-type="float">
            <text:p>0.00843</text:p>
          </table:table-cell>
          <table:table-cell/>
        </table:table-row>
        <table:table-row table:style-name="ro1">
          <table:table-cell office:value-type="string" calcext:value-type="string">
            <text:p>S1-Caud</text:p>
          </table:table-cell>
          <table:table-cell office:value-type="string" calcext:value-type="string">
            <text:p>S1L-S1R</text:p>
          </table:table-cell>
          <table:table-cell office:value-type="float" office:value="0.01295" calcext:value-type="float">
            <text:p>0.01295</text:p>
          </table:table-cell>
          <table:table-cell office:value-type="float" office:value="0.00383" calcext:value-type="float">
            <text:p>0.00383</text:p>
          </table:table-cell>
          <table:table-cell office:value-type="float" office:value="0.11547" calcext:value-type="float">
            <text:p>0.11547</text:p>
          </table:table-cell>
          <table:table-cell/>
        </table:table-row>
        <table:table-row table:style-name="ro1">
          <table:table-cell office:value-type="string" calcext:value-type="string">
            <text:p>S1-Caud</text:p>
          </table:table-cell>
          <table:table-cell office:value-type="string" calcext:value-type="string">
            <text:p>S1-M1</text:p>
          </table:table-cell>
          <table:table-cell office:value-type="float" office:value="0" calcext:value-type="float">
            <text:p>0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racentral-Caud</text:p>
          </table:table-cell>
          <table:table-cell office:value-type="string" calcext:value-type="string">
            <text:p>M1-Lenti</text:p>
          </table:table-cell>
          <table:table-cell office:value-type="float" office:value="0.00447" calcext:value-type="float">
            <text:p>0.00447</text:p>
          </table:table-cell>
          <table:table-cell office:value-type="float" office:value="0.00233" calcext:value-type="float">
            <text:p>0.00233</text:p>
          </table:table-cell>
          <table:table-cell office:value-type="float" office:value="0.00533" calcext:value-type="float">
            <text:p>0.00533</text:p>
          </table:table-cell>
          <table:table-cell/>
        </table:table-row>
        <table:table-row table:style-name="ro1">
          <table:table-cell office:value-type="string" calcext:value-type="string">
            <text:p>Paracentral-Caud</text:p>
          </table:table-cell>
          <table:table-cell office:value-type="string" calcext:value-type="string">
            <text:p>S1-Lent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" calcext:value-type="float">
            <text:p>1E-05</text:p>
          </table:table-cell>
          <table:table-cell/>
        </table:table-row>
        <table:table-row table:style-name="ro1">
          <table:table-cell office:value-type="string" calcext:value-type="string">
            <text:p>Paracentral-Caud</text:p>
          </table:table-cell>
          <table:table-cell office:value-type="string" calcext:value-type="string">
            <text:p>Paracentral-Lenti</text:p>
          </table:table-cell>
          <table:table-cell office:value-type="float" office:value="0.01459" calcext:value-type="float">
            <text:p>0.01459</text:p>
          </table:table-cell>
          <table:table-cell office:value-type="float" office:value="0.00527" calcext:value-type="float">
            <text:p>0.00527</text:p>
          </table:table-cell>
          <table:table-cell office:value-type="float" office:value="0.00341" calcext:value-type="float">
            <text:p>0.00341</text:p>
          </table:table-cell>
          <table:table-cell/>
        </table:table-row>
        <table:table-row table:style-name="ro1">
          <table:table-cell office:value-type="string" calcext:value-type="string">
            <text:p>Paracentral-Caud</text:p>
          </table:table-cell>
          <table:table-cell office:value-type="string" calcext:value-type="string">
            <text:p>M1-Thalfus</text:p>
          </table:table-cell>
          <table:table-cell office:value-type="float" office:value="0.37239" calcext:value-type="float">
            <text:p>0.37239</text:p>
          </table:table-cell>
          <table:table-cell office:value-type="float" office:value="0.44017" calcext:value-type="float">
            <text:p>0.44017</text:p>
          </table:table-cell>
          <table:table-cell office:value-type="float" office:value="0.95331" calcext:value-type="float">
            <text:p>0.95331</text:p>
          </table:table-cell>
          <table:table-cell/>
        </table:table-row>
        <table:table-row table:style-name="ro1">
          <table:table-cell office:value-type="string" calcext:value-type="string">
            <text:p>Paracentral-Caud</text:p>
          </table:table-cell>
          <table:table-cell office:value-type="string" calcext:value-type="string">
            <text:p>S1-Thalfus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15253" calcext:value-type="float">
            <text:p>0.15253</text:p>
          </table:table-cell>
          <table:table-cell/>
        </table:table-row>
        <table:table-row table:style-name="ro1">
          <table:table-cell office:value-type="string" calcext:value-type="string">
            <text:p>Paracentral-Caud</text:p>
          </table:table-cell>
          <table:table-cell office:value-type="string" calcext:value-type="string">
            <text:p>Paracentral-Thalfus</text:p>
          </table:table-cell>
          <table:table-cell office:value-type="float" office:value="0.43303" calcext:value-type="float">
            <text:p>0.43303</text:p>
          </table:table-cell>
          <table:table-cell office:value-type="float" office:value="0.27621" calcext:value-type="float">
            <text:p>0.27621</text:p>
          </table:table-cell>
          <table:table-cell office:value-type="float" office:value="0.89894" calcext:value-type="float">
            <text:p>0.89894</text:p>
          </table:table-cell>
          <table:table-cell/>
        </table:table-row>
        <table:table-row table:style-name="ro1">
          <table:table-cell office:value-type="string" calcext:value-type="string">
            <text:p>Paracentral-Caud</text:p>
          </table:table-cell>
          <table:table-cell office:value-type="string" calcext:value-type="string">
            <text:p>M1L-M1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6" calcext:value-type="float">
            <text:p>0.00056</text:p>
          </table:table-cell>
          <table:table-cell/>
        </table:table-row>
        <table:table-row table:style-name="ro1">
          <table:table-cell office:value-type="string" calcext:value-type="string">
            <text:p>Paracentral-Caud</text:p>
          </table:table-cell>
          <table:table-cell office:value-type="string" calcext:value-type="string">
            <text:p>S1L-S1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198" calcext:value-type="float">
            <text:p>0.09198</text:p>
          </table:table-cell>
          <table:table-cell/>
        </table:table-row>
        <table:table-row table:style-name="ro1">
          <table:table-cell office:value-type="string" calcext:value-type="string">
            <text:p>Paracentral-Caud</text:p>
          </table:table-cell>
          <table:table-cell office:value-type="string" calcext:value-type="string">
            <text:p>S1-M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1-Lenti</text:p>
          </table:table-cell>
          <table:table-cell office:value-type="string" calcext:value-type="string">
            <text:p>S1-Lenti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133" calcext:value-type="float">
            <text:p>0.00133</text:p>
          </table:table-cell>
          <table:table-cell/>
        </table:table-row>
        <table:table-row table:style-name="ro1">
          <table:table-cell office:value-type="string" calcext:value-type="string">
            <text:p>M1-Lenti</text:p>
          </table:table-cell>
          <table:table-cell office:value-type="string" calcext:value-type="string">
            <text:p>Paracentral-Lenti</text:p>
          </table:table-cell>
          <table:table-cell office:value-type="float" office:value="0.26083" calcext:value-type="float">
            <text:p>0.26083</text:p>
          </table:table-cell>
          <table:table-cell office:value-type="float" office:value="0.31629" calcext:value-type="float">
            <text:p>0.31629</text:p>
          </table:table-cell>
          <table:table-cell office:value-type="float" office:value="0.24852" calcext:value-type="float">
            <text:p>0.24852</text:p>
          </table:table-cell>
          <table:table-cell/>
        </table:table-row>
        <table:table-row table:style-name="ro1">
          <table:table-cell office:value-type="string" calcext:value-type="string">
            <text:p>M1-Lenti</text:p>
          </table:table-cell>
          <table:table-cell office:value-type="string" calcext:value-type="string">
            <text:p>M1-Thalfus</text:p>
          </table:table-cell>
          <table:table-cell office:value-type="float" office:value="0.00713" calcext:value-type="float">
            <text:p>0.0071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06" calcext:value-type="float">
            <text:p>6E-05</text:p>
          </table:table-cell>
          <table:table-cell/>
        </table:table-row>
        <table:table-row table:style-name="ro1">
          <table:table-cell office:value-type="string" calcext:value-type="string">
            <text:p>M1-Lenti</text:p>
          </table:table-cell>
          <table:table-cell office:value-type="string" calcext:value-type="string">
            <text:p>S1-Thalfus</text:p>
          </table:table-cell>
          <table:table-cell office:value-type="float" office:value="0.36985" calcext:value-type="float">
            <text:p>0.36985</text:p>
          </table:table-cell>
          <table:table-cell office:value-type="float" office:value="0.47156" calcext:value-type="float">
            <text:p>0.47156</text:p>
          </table:table-cell>
          <table:table-cell office:value-type="float" office:value="0.15632" calcext:value-type="float">
            <text:p>0.15632</text:p>
          </table:table-cell>
          <table:table-cell/>
        </table:table-row>
        <table:table-row table:style-name="ro1">
          <table:table-cell office:value-type="string" calcext:value-type="string">
            <text:p>M1-Lenti</text:p>
          </table:table-cell>
          <table:table-cell office:value-type="string" calcext:value-type="string">
            <text:p>Paracentral-Thalfus</text:p>
          </table:table-cell>
          <table:table-cell office:value-type="float" office:value="0.01863" calcext:value-type="float">
            <text:p>0.01863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00219" calcext:value-type="float">
            <text:p>0.00219</text:p>
          </table:table-cell>
          <table:table-cell/>
        </table:table-row>
        <table:table-row table:style-name="ro1">
          <table:table-cell office:value-type="string" calcext:value-type="string">
            <text:p>M1-Lenti</text:p>
          </table:table-cell>
          <table:table-cell office:value-type="string" calcext:value-type="string">
            <text:p>M1L-M1R</text:p>
          </table:table-cell>
          <table:table-cell office:value-type="float" office:value="0.01936" calcext:value-type="float">
            <text:p>0.01936</text:p>
          </table:table-cell>
          <table:table-cell office:value-type="float" office:value="0.01597" calcext:value-type="float">
            <text:p>0.01597</text:p>
          </table:table-cell>
          <table:table-cell office:value-type="float" office:value="0.62789" calcext:value-type="float">
            <text:p>0.62789</text:p>
          </table:table-cell>
          <table:table-cell/>
        </table:table-row>
        <table:table-row table:style-name="ro1">
          <table:table-cell office:value-type="string" calcext:value-type="string">
            <text:p>M1-Lenti</text:p>
          </table:table-cell>
          <table:table-cell office:value-type="string" calcext:value-type="string">
            <text:p>S1L-S1R</text:p>
          </table:table-cell>
          <table:table-cell office:value-type="float" office:value="0.03596" calcext:value-type="float">
            <text:p>0.03596</text:p>
          </table:table-cell>
          <table:table-cell office:value-type="float" office:value="0.01189" calcext:value-type="float">
            <text:p>0.01189</text:p>
          </table:table-cell>
          <table:table-cell office:value-type="float" office:value="0.95469" calcext:value-type="float">
            <text:p>0.95469</text:p>
          </table:table-cell>
          <table:table-cell/>
        </table:table-row>
        <table:table-row table:style-name="ro1">
          <table:table-cell office:value-type="string" calcext:value-type="string">
            <text:p>M1-Lenti</text:p>
          </table:table-cell>
          <table:table-cell office:value-type="string" calcext:value-type="string">
            <text:p>S1-M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6" calcext:value-type="float">
            <text:p>0.00346</text:p>
          </table:table-cell>
          <table:table-cell/>
        </table:table-row>
        <table:table-row table:style-name="ro1">
          <table:table-cell office:value-type="string" calcext:value-type="string">
            <text:p>S1-Lenti</text:p>
          </table:table-cell>
          <table:table-cell office:value-type="string" calcext:value-type="string">
            <text:p>Paracentral-Lenti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.00133" calcext:value-type="float">
            <text:p>0.00133</text:p>
          </table:table-cell>
          <table:table-cell/>
        </table:table-row>
        <table:table-row table:style-name="ro1">
          <table:table-cell office:value-type="string" calcext:value-type="string">
            <text:p>S1-Lenti</text:p>
          </table:table-cell>
          <table:table-cell office:value-type="string" calcext:value-type="string">
            <text:p>M1-Thalfus</text:p>
          </table:table-cell>
          <table:table-cell office:value-type="float" office:value="0.00001" calcext:value-type="float">
            <text:p>1E-0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Lenti</text:p>
          </table:table-cell>
          <table:table-cell office:value-type="string" calcext:value-type="string">
            <text:p>S1-Thalfus</text:p>
          </table:table-cell>
          <table:table-cell office:value-type="float" office:value="0.00457" calcext:value-type="float">
            <text:p>0.00457</text:p>
          </table:table-cell>
          <table:table-cell office:value-type="float" office:value="0.0037" calcext:value-type="float">
            <text:p>0.00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Lenti</text:p>
          </table:table-cell>
          <table:table-cell office:value-type="string" calcext:value-type="string">
            <text:p>Paracentral-Thalfu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Lenti</text:p>
          </table:table-cell>
          <table:table-cell office:value-type="string" calcext:value-type="string">
            <text:p>M1L-M1R</text:p>
          </table:table-cell>
          <table:table-cell office:value-type="float" office:value="0.23766" calcext:value-type="float">
            <text:p>0.23766</text:p>
          </table:table-cell>
          <table:table-cell office:value-type="float" office:value="0.39537" calcext:value-type="float">
            <text:p>0.39537</text:p>
          </table:table-cell>
          <table:table-cell office:value-type="float" office:value="0.00056" calcext:value-type="float">
            <text:p>0.00056</text:p>
          </table:table-cell>
          <table:table-cell/>
        </table:table-row>
        <table:table-row table:style-name="ro1">
          <table:table-cell office:value-type="string" calcext:value-type="string">
            <text:p>S1-Lenti</text:p>
          </table:table-cell>
          <table:table-cell office:value-type="string" calcext:value-type="string">
            <text:p>S1L-S1R</text:p>
          </table:table-cell>
          <table:table-cell office:value-type="float" office:value="0.41623" calcext:value-type="float">
            <text:p>0.41623</text:p>
          </table:table-cell>
          <table:table-cell office:value-type="float" office:value="0.8115" calcext:value-type="float">
            <text:p>0.8115</text:p>
          </table:table-cell>
          <table:table-cell office:value-type="float" office:value="0.21459" calcext:value-type="float">
            <text:p>0.21459</text:p>
          </table:table-cell>
          <table:table-cell/>
        </table:table-row>
        <table:table-row table:style-name="ro1">
          <table:table-cell office:value-type="string" calcext:value-type="string">
            <text:p>S1-Lenti</text:p>
          </table:table-cell>
          <table:table-cell office:value-type="string" calcext:value-type="string">
            <text:p>S1-M1</text:p>
          </table:table-cell>
          <table:table-cell office:value-type="float" office:value="0.01457" calcext:value-type="float">
            <text:p>0.01457</text:p>
          </table:table-cell>
          <table:table-cell office:value-type="float" office:value="0.02878" calcext:value-type="float">
            <text:p>0.02878</text:p>
          </table:table-cell>
          <table:table-cell office:value-type="float" office:value="0.72267" calcext:value-type="float">
            <text:p>0.72267</text:p>
          </table:table-cell>
          <table:table-cell/>
        </table:table-row>
        <table:table-row table:style-name="ro1">
          <table:table-cell office:value-type="string" calcext:value-type="string">
            <text:p>Paracentral-Lenti</text:p>
          </table:table-cell>
          <table:table-cell office:value-type="string" calcext:value-type="string">
            <text:p>M1-Thalfus</text:p>
          </table:table-cell>
          <table:table-cell office:value-type="float" office:value="0.25738" calcext:value-type="float">
            <text:p>0.25738</text:p>
          </table:table-cell>
          <table:table-cell office:value-type="float" office:value="0.10766" calcext:value-type="float">
            <text:p>0.10766</text:p>
          </table:table-cell>
          <table:table-cell office:value-type="float" office:value="0.01782" calcext:value-type="float">
            <text:p>0.01782</text:p>
          </table:table-cell>
          <table:table-cell/>
        </table:table-row>
        <table:table-row table:style-name="ro1">
          <table:table-cell office:value-type="string" calcext:value-type="string">
            <text:p>Paracentral-Lenti</text:p>
          </table:table-cell>
          <table:table-cell office:value-type="string" calcext:value-type="string">
            <text:p>S1-Thalfus</text:p>
          </table:table-cell>
          <table:table-cell office:value-type="float" office:value="0.08846" calcext:value-type="float">
            <text:p>0.08846</text:p>
          </table:table-cell>
          <table:table-cell office:value-type="float" office:value="0.15833" calcext:value-type="float">
            <text:p>0.15833</text:p>
          </table:table-cell>
          <table:table-cell office:value-type="float" office:value="0.55355" calcext:value-type="float">
            <text:p>0.55355</text:p>
          </table:table-cell>
          <table:table-cell/>
        </table:table-row>
        <table:table-row table:style-name="ro1">
          <table:table-cell office:value-type="string" calcext:value-type="string">
            <text:p>Paracentral-Lenti</text:p>
          </table:table-cell>
          <table:table-cell office:value-type="string" calcext:value-type="string">
            <text:p>Paracentral-Thalfus</text:p>
          </table:table-cell>
          <table:table-cell office:value-type="float" office:value="0.08846" calcext:value-type="float">
            <text:p>0.08846</text:p>
          </table:table-cell>
          <table:table-cell office:value-type="float" office:value="0.08957" calcext:value-type="float">
            <text:p>0.08957</text:p>
          </table:table-cell>
          <table:table-cell office:value-type="float" office:value="0.00267" calcext:value-type="float">
            <text:p>0.00267</text:p>
          </table:table-cell>
          <table:table-cell/>
        </table:table-row>
        <table:table-row table:style-name="ro1">
          <table:table-cell office:value-type="string" calcext:value-type="string">
            <text:p>Paracentral-Lenti</text:p>
          </table:table-cell>
          <table:table-cell office:value-type="string" calcext:value-type="string">
            <text:p>M1L-M1R</text:p>
          </table:table-cell>
          <table:table-cell table:number-columns-repeated="2" office:value-type="float" office:value="0.0029" calcext:value-type="float">
            <text:p>0.0029</text:p>
          </table:table-cell>
          <table:table-cell office:value-type="float" office:value="0.60811" calcext:value-type="float">
            <text:p>0.60811</text:p>
          </table:table-cell>
          <table:table-cell/>
        </table:table-row>
        <table:table-row table:style-name="ro1">
          <table:table-cell office:value-type="string" calcext:value-type="string">
            <text:p>Paracentral-Lenti</text:p>
          </table:table-cell>
          <table:table-cell office:value-type="string" calcext:value-type="string">
            <text:p>S1L-S1R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67496" calcext:value-type="float">
            <text:p>0.67496</text:p>
          </table:table-cell>
          <table:table-cell/>
        </table:table-row>
        <table:table-row table:style-name="ro1">
          <table:table-cell office:value-type="string" calcext:value-type="string">
            <text:p>Paracentral-Lenti</text:p>
          </table:table-cell>
          <table:table-cell office:value-type="string" calcext:value-type="string">
            <text:p>S1-M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6" calcext:value-type="float">
            <text:p>6E-05</text:p>
          </table:table-cell>
          <table:table-cell/>
        </table:table-row>
        <table:table-row table:style-name="ro1">
          <table:table-cell office:value-type="string" calcext:value-type="string">
            <text:p>M1-Thalfus</text:p>
          </table:table-cell>
          <table:table-cell office:value-type="string" calcext:value-type="string">
            <text:p>S1-Thalfus</text:p>
          </table:table-cell>
          <table:table-cell office:value-type="float" office:value="0.01336" calcext:value-type="float">
            <text:p>0.01336</text:p>
          </table:table-cell>
          <table:table-cell office:value-type="float" office:value="0.00898" calcext:value-type="float">
            <text:p>0.00898</text:p>
          </table:table-cell>
          <table:table-cell office:value-type="float" office:value="0.11678" calcext:value-type="float">
            <text:p>0.11678</text:p>
          </table:table-cell>
          <table:table-cell/>
        </table:table-row>
        <table:table-row table:style-name="ro1">
          <table:table-cell office:value-type="string" calcext:value-type="string">
            <text:p>M1-Thalfus</text:p>
          </table:table-cell>
          <table:table-cell office:value-type="string" calcext:value-type="string">
            <text:p>Paracentral-Thalfus</text:p>
          </table:table-cell>
          <table:table-cell office:value-type="float" office:value="0.75099" calcext:value-type="float">
            <text:p>0.75099</text:p>
          </table:table-cell>
          <table:table-cell office:value-type="float" office:value="0.91401" calcext:value-type="float">
            <text:p>0.91401</text:p>
          </table:table-cell>
          <table:table-cell office:value-type="float" office:value="0.94016" calcext:value-type="float">
            <text:p>0.94016</text:p>
          </table:table-cell>
          <table:table-cell/>
        </table:table-row>
        <table:table-row table:style-name="ro1">
          <table:table-cell office:value-type="string" calcext:value-type="string">
            <text:p>M1-Thalfus</text:p>
          </table:table-cell>
          <table:table-cell office:value-type="string" calcext:value-type="string">
            <text:p>M1L-M1R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43" calcext:value-type="float">
            <text:p>0.0043</text:p>
          </table:table-cell>
          <table:table-cell/>
        </table:table-row>
        <table:table-row table:style-name="ro1">
          <table:table-cell office:value-type="string" calcext:value-type="string">
            <text:p>M1-Thalfus</text:p>
          </table:table-cell>
          <table:table-cell office:value-type="string" calcext:value-type="string">
            <text:p>S1L-S1R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5253" calcext:value-type="float">
            <text:p>0.15253</text:p>
          </table:table-cell>
          <table:table-cell/>
        </table:table-row>
        <table:table-row table:style-name="ro1">
          <table:table-cell office:value-type="string" calcext:value-type="string">
            <text:p>M1-Thalfus</text:p>
          </table:table-cell>
          <table:table-cell office:value-type="string" calcext:value-type="string">
            <text:p>S1-M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Thalfus</text:p>
          </table:table-cell>
          <table:table-cell office:value-type="string" calcext:value-type="string">
            <text:p>Paracentral-Thalfus</text:p>
          </table:table-cell>
          <table:table-cell office:value-type="float" office:value="0.00448" calcext:value-type="float">
            <text:p>0.00448</text:p>
          </table:table-cell>
          <table:table-cell office:value-type="float" office:value="0.00898" calcext:value-type="float">
            <text:p>0.00898</text:p>
          </table:table-cell>
          <table:table-cell office:value-type="float" office:value="0.1602" calcext:value-type="float">
            <text:p>0.1602</text:p>
          </table:table-cell>
          <table:table-cell/>
        </table:table-row>
        <table:table-row table:style-name="ro1">
          <table:table-cell office:value-type="string" calcext:value-type="string">
            <text:p>S1-Thalfus</text:p>
          </table:table-cell>
          <table:table-cell office:value-type="string" calcext:value-type="string">
            <text:p>M1L-M1R</text:p>
          </table:table-cell>
          <table:table-cell office:value-type="float" office:value="0.20231" calcext:value-type="float">
            <text:p>0.20231</text:p>
          </table:table-cell>
          <table:table-cell office:value-type="float" office:value="0.08746" calcext:value-type="float">
            <text:p>0.08746</text:p>
          </table:table-cell>
          <table:table-cell office:value-type="float" office:value="0.17416" calcext:value-type="float">
            <text:p>0.17416</text:p>
          </table:table-cell>
          <table:table-cell/>
        </table:table-row>
        <table:table-row table:style-name="ro1">
          <table:table-cell office:value-type="string" calcext:value-type="string">
            <text:p>S1-Thalfus</text:p>
          </table:table-cell>
          <table:table-cell office:value-type="string" calcext:value-type="string">
            <text:p>S1L-S1R</text:p>
          </table:table-cell>
          <table:table-cell office:value-type="float" office:value="0.11335" calcext:value-type="float">
            <text:p>0.11335</text:p>
          </table:table-cell>
          <table:table-cell office:value-type="float" office:value="0.01834" calcext:value-type="float">
            <text:p>0.01834</text:p>
          </table:table-cell>
          <table:table-cell office:value-type="float" office:value="0.42201" calcext:value-type="float">
            <text:p>0.42201</text:p>
          </table:table-cell>
          <table:table-cell/>
        </table:table-row>
        <table:table-row table:style-name="ro1">
          <table:table-cell office:value-type="string" calcext:value-type="string">
            <text:p>S1-Thalfus</text:p>
          </table:table-cell>
          <table:table-cell office:value-type="string" calcext:value-type="string">
            <text:p>S1-M1</text:p>
          </table:table-cell>
          <table:table-cell table:number-columns-repeated="2" office:value-type="float" office:value="0.00009" calcext:value-type="float">
            <text:p>9E-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racentral-Thalfus</text:p>
          </table:table-cell>
          <table:table-cell office:value-type="string" calcext:value-type="string">
            <text:p>M1L-M1R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43" calcext:value-type="float">
            <text:p>0.0043</text:p>
          </table:table-cell>
          <table:table-cell/>
        </table:table-row>
        <table:table-row table:style-name="ro1">
          <table:table-cell office:value-type="string" calcext:value-type="string">
            <text:p>Paracentral-Thalfus</text:p>
          </table:table-cell>
          <table:table-cell office:value-type="string" calcext:value-type="string">
            <text:p>S1L-S1R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1519" calcext:value-type="float">
            <text:p>0.1519</text:p>
          </table:table-cell>
          <table:table-cell/>
        </table:table-row>
        <table:table-row table:style-name="ro1">
          <table:table-cell office:value-type="string" calcext:value-type="string">
            <text:p>Paracentral-Thalfus</text:p>
          </table:table-cell>
          <table:table-cell office:value-type="string" calcext:value-type="string">
            <text:p>S1-M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1L-M1R</text:p>
          </table:table-cell>
          <table:table-cell office:value-type="string" calcext:value-type="string">
            <text:p>S1L-S1R</text:p>
          </table:table-cell>
          <table:table-cell office:value-type="float" office:value="0.73207" calcext:value-type="float">
            <text:p>0.73207</text:p>
          </table:table-cell>
          <table:table-cell office:value-type="float" office:value="0.38604" calcext:value-type="float">
            <text:p>0.38604</text:p>
          </table:table-cell>
          <table:table-cell office:value-type="float" office:value="0.79866" calcext:value-type="float">
            <text:p>0.79866</text:p>
          </table:table-cell>
          <table:table-cell/>
        </table:table-row>
        <table:table-row table:style-name="ro1">
          <table:table-cell office:value-type="string" calcext:value-type="string">
            <text:p>M1L-M1R</text:p>
          </table:table-cell>
          <table:table-cell office:value-type="string" calcext:value-type="string">
            <text:p>S1-M1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247" calcext:value-type="float">
            <text:p>0.002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L-S1R</text:p>
          </table:table-cell>
          <table:table-cell office:value-type="string" calcext:value-type="string">
            <text:p>S1-M1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2109" calcext:value-type="float">
            <text:p>0.02109</text:p>
          </table:table-cell>
          <table:table-cell office:value-type="float" office:value="0.1519" calcext:value-type="float">
            <text:p>0.1519</text:p>
          </table:table-cell>
          <table:table-cell/>
        </table:table-row>
      </table:table>
      <table:table table:name="Md Extreme ordering" table:style-name="ta1">
        <table:table-column table:style-name="co1" table:number-columns-repeated="5" table:default-cell-style-name="Default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7" table:default-cell-style-name="ce9"/>
        <table:table-column table:style-name="co15" table:default-cell-style-name="ce9"/>
        <table:table-row table:style-name="ro1">
          <table:table-cell table:number-columns-repeated="5"/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region1</text:p>
          </table:table-cell>
          <table:table-cell table:style-name="ce1" office:value-type="string" calcext:value-type="string">
            <text:p>region2</text:p>
          </table:table-cell>
          <table:table-cell table:style-name="ce1" office:value-type="string" calcext:value-type="string">
            <text:p>corrected_p_set1</text:p>
          </table:table-cell>
          <table:table-cell table:style-name="ce1" office:value-type="string" calcext:value-type="string">
            <text:p>corrected_p_set2</text:p>
          </table:table-cell>
          <table:table-cell table:style-name="ce1" office:value-type="string" calcext:value-type="string">
            <text:p>corrected_p_set3</text:p>
          </table:table-cell>
          <table:table-cell table:style-name="ce1" office:value-type="string" calcext:value-type="string">
            <text:p>region1_set1_mean</text:p>
          </table:table-cell>
          <table:table-cell table:style-name="ce1" office:value-type="string" calcext:value-type="string">
            <text:p>region2_set1_mean</text:p>
          </table:table-cell>
          <table:table-cell table:style-name="ce1" office:value-type="string" calcext:value-type="string">
            <text:p>region1_set2_mean</text:p>
          </table:table-cell>
          <table:table-cell table:style-name="ce1" office:value-type="string" calcext:value-type="string">
            <text:p>region2_set2_mean</text:p>
          </table:table-cell>
          <table:table-cell table:style-name="ce1" office:value-type="string" calcext:value-type="string">
            <text:p>region1_set3_mean</text:p>
          </table:table-cell>
          <table:table-cell table:style-name="ce1" office:value-type="string" calcext:value-type="string">
            <text:p>region2_set3_mean</text:p>
          </table:table-cell>
        </table:table-row>
        <table:table-row table:style-name="ro1">
          <table:table-cell office:value-type="string" calcext:value-type="string">
            <text:p>M1-Brainstem</text:p>
          </table:table-cell>
          <table:table-cell office:value-type="string" calcext:value-type="string">
            <text:p>S1-Brainstem</text:p>
          </table:table-cell>
          <table:table-cell office:value-type="float" office:value="0.00447" calcext:value-type="float">
            <text:p>0.00447</text:p>
          </table:table-cell>
          <table:table-cell office:value-type="float" office:value="0.01767" calcext:value-type="float">
            <text:p>0.01767</text:p>
          </table:table-cell>
          <table:table-cell office:value-type="float" office:value="0.00006" calcext:value-type="float">
            <text:p>6E-05</text:p>
          </table:table-cell>
          <table:table-cell office:value-type="float" office:value="1.26804242532353" calcext:value-type="float">
            <text:p>1.268</text:p>
          </table:table-cell>
          <table:table-cell office:value-type="float" office:value="1.65696654084198" calcext:value-type="float">
            <text:p>1.657</text:p>
          </table:table-cell>
          <table:table-cell office:value-type="float" office:value="1.49149370244698" calcext:value-type="float">
            <text:p>1.491</text:p>
          </table:table-cell>
          <table:table-cell office:value-type="float" office:value="1.780472219052" calcext:value-type="float">
            <text:p>1.780</text:p>
          </table:table-cell>
          <table:table-cell office:value-type="float" office:value="1.70475703697063" calcext:value-type="float">
            <text:p>1.705</text:p>
          </table:table-cell>
          <table:table-cell office:value-type="float" office:value="2.16130187555256" calcext:value-type="float">
            <text:p>2.161</text:p>
          </table:table-cell>
        </table:table-row>
        <table:table-row table:style-name="ro1">
          <table:table-cell office:value-type="string" calcext:value-type="string">
            <text:p>M1-Brainstem</text:p>
          </table:table-cell>
          <table:table-cell office:value-type="string" calcext:value-type="string">
            <text:p>Paracentral-Brainstem</text:p>
          </table:table-cell>
          <table:table-cell office:value-type="float" office:value="0.32156" calcext:value-type="float">
            <text:p>0.32156</text:p>
          </table:table-cell>
          <table:table-cell office:value-type="float" office:value="0.27154" calcext:value-type="float">
            <text:p>0.27154</text:p>
          </table:table-cell>
          <table:table-cell office:value-type="float" office:value="0.94016" calcext:value-type="float">
            <text:p>0.94016</text:p>
          </table:table-cell>
          <table:table-cell office:value-type="float" office:value="1.26804242532353" calcext:value-type="float">
            <text:p>1.268</text:p>
          </table:table-cell>
          <table:table-cell office:value-type="float" office:value="1.43565510828709" calcext:value-type="float">
            <text:p>1.436</text:p>
          </table:table-cell>
          <table:table-cell office:value-type="float" office:value="1.49149370244698" calcext:value-type="float">
            <text:p>1.491</text:p>
          </table:table-cell>
          <table:table-cell office:value-type="float" office:value="1.61240567931981" calcext:value-type="float">
            <text:p>1.612</text:p>
          </table:table-cell>
          <table:table-cell office:value-type="float" office:value="1.70475703697063" calcext:value-type="float">
            <text:p>1.705</text:p>
          </table:table-cell>
          <table:table-cell office:value-type="float" office:value="1.43900985699785" calcext:value-type="float">
            <text:p>1.439</text:p>
          </table:table-cell>
        </table:table-row>
        <table:table-row table:style-name="ro1">
          <table:table-cell office:value-type="string" calcext:value-type="string">
            <text:p>M1-Brainstem</text:p>
          </table:table-cell>
          <table:table-cell office:value-type="string" calcext:value-type="string">
            <text:p>M1-Caud</text:p>
          </table:table-cell>
          <table:table-cell office:value-type="float" office:value="0.36985" calcext:value-type="float">
            <text:p>0.36985</text:p>
          </table:table-cell>
          <table:table-cell office:value-type="float" office:value="0.28711" calcext:value-type="float">
            <text:p>0.28711</text:p>
          </table:table-cell>
          <table:table-cell office:value-type="float" office:value="0.00475" calcext:value-type="float">
            <text:p>0.00475</text:p>
          </table:table-cell>
          <table:table-cell office:value-type="float" office:value="1.26804242532353" calcext:value-type="float">
            <text:p>1.268</text:p>
          </table:table-cell>
          <table:table-cell office:value-type="float" office:value="1.7018059657617" calcext:value-type="float">
            <text:p>1.702</text:p>
          </table:table-cell>
          <table:table-cell office:value-type="float" office:value="1.49149370244698" calcext:value-type="float">
            <text:p>1.491</text:p>
          </table:table-cell>
          <table:table-cell office:value-type="float" office:value="1.83796090659476" calcext:value-type="float">
            <text:p>1.838</text:p>
          </table:table-cell>
          <table:table-cell office:value-type="float" office:value="1.70475703697063" calcext:value-type="float">
            <text:p>1.705</text:p>
          </table:table-cell>
          <table:table-cell office:value-type="float" office:value="1.93528131733386" calcext:value-type="float">
            <text:p>1.935</text:p>
          </table:table-cell>
        </table:table-row>
        <table:table-row table:style-name="ro1">
          <table:table-cell office:value-type="string" calcext:value-type="string">
            <text:p>M1-Brainstem</text:p>
          </table:table-cell>
          <table:table-cell office:value-type="string" calcext:value-type="string">
            <text:p>S1-Caud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0.00922" calcext:value-type="float">
            <text:p>0.00922</text:p>
          </table:table-cell>
          <table:table-cell office:value-type="float" office:value="1.26804242532353" calcext:value-type="float">
            <text:p>1.268</text:p>
          </table:table-cell>
          <table:table-cell office:value-type="float" office:value="1.78334859032108" calcext:value-type="float">
            <text:p>1.783</text:p>
          </table:table-cell>
          <table:table-cell office:value-type="float" office:value="1.49149370244698" calcext:value-type="float">
            <text:p>1.491</text:p>
          </table:table-cell>
          <table:table-cell office:value-type="float" office:value="1.89188575284438" calcext:value-type="float">
            <text:p>1.892</text:p>
          </table:table-cell>
          <table:table-cell office:value-type="float" office:value="1.70475703697063" calcext:value-type="float">
            <text:p>1.705</text:p>
          </table:table-cell>
          <table:table-cell office:value-type="float" office:value="1.47049202093457" calcext:value-type="float">
            <text:p>1.470</text:p>
          </table:table-cell>
        </table:table-row>
        <table:table-row table:style-name="ro1">
          <table:table-cell office:value-type="string" calcext:value-type="string">
            <text:p>M1-Brainstem</text:p>
          </table:table-cell>
          <table:table-cell office:value-type="string" calcext:value-type="string">
            <text:p>Paracentral-Caud</text:p>
          </table:table-cell>
          <table:table-cell office:value-type="float" office:value="0.2012" calcext:value-type="float">
            <text:p>0.2012</text:p>
          </table:table-cell>
          <table:table-cell office:value-type="float" office:value="0.27488" calcext:value-type="float">
            <text:p>0.27488</text:p>
          </table:table-cell>
          <table:table-cell office:value-type="float" office:value="0.02287" calcext:value-type="float">
            <text:p>0.02287</text:p>
          </table:table-cell>
          <table:table-cell office:value-type="float" office:value="1.26804242532353" calcext:value-type="float">
            <text:p>1.268</text:p>
          </table:table-cell>
          <table:table-cell office:value-type="float" office:value="1.93798099342065" calcext:value-type="float">
            <text:p>1.938</text:p>
          </table:table-cell>
          <table:table-cell office:value-type="float" office:value="1.49149370244698" calcext:value-type="float">
            <text:p>1.491</text:p>
          </table:table-cell>
          <table:table-cell office:value-type="float" office:value="1.90220467274003" calcext:value-type="float">
            <text:p>1.902</text:p>
          </table:table-cell>
          <table:table-cell office:value-type="float" office:value="1.70475703697063" calcext:value-type="float">
            <text:p>1.705</text:p>
          </table:table-cell>
          <table:table-cell office:value-type="float" office:value="1.67304818310342" calcext:value-type="float">
            <text:p>1.673</text:p>
          </table:table-cell>
        </table:table-row>
        <table:table-row table:style-name="ro1">
          <table:table-cell office:value-type="string" calcext:value-type="string">
            <text:p>M1-Brainstem</text:p>
          </table:table-cell>
          <table:table-cell office:value-type="string" calcext:value-type="string">
            <text:p>M1-Lenti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0.00002" calcext:value-type="float">
            <text:p>2E-05</text:p>
          </table:table-cell>
          <table:table-cell office:value-type="float" office:value="1.26804242532353" calcext:value-type="float">
            <text:p>1.268</text:p>
          </table:table-cell>
          <table:table-cell office:value-type="float" office:value="1.72564357467785" calcext:value-type="float">
            <text:p>1.726</text:p>
          </table:table-cell>
          <table:table-cell office:value-type="float" office:value="1.49149370244698" calcext:value-type="float">
            <text:p>1.491</text:p>
          </table:table-cell>
          <table:table-cell office:value-type="float" office:value="1.79237030733966" calcext:value-type="float">
            <text:p>1.792</text:p>
          </table:table-cell>
          <table:table-cell office:value-type="float" office:value="1.70475703697063" calcext:value-type="float">
            <text:p>1.705</text:p>
          </table:table-cell>
          <table:table-cell office:value-type="float" office:value="1.71423174147554" calcext:value-type="float">
            <text:p>1.714</text:p>
          </table:table-cell>
        </table:table-row>
        <table:table-row table:style-name="ro1">
          <table:table-cell office:value-type="string" calcext:value-type="string">
            <text:p>M1-Brainstem</text:p>
          </table:table-cell>
          <table:table-cell office:value-type="string" calcext:value-type="string">
            <text:p>S1-Lent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6804242532353" calcext:value-type="float">
            <text:p>1.268</text:p>
          </table:table-cell>
          <table:table-cell office:value-type="float" office:value="1.98340854556892" calcext:value-type="float">
            <text:p>1.983</text:p>
          </table:table-cell>
          <table:table-cell office:value-type="float" office:value="1.49149370244698" calcext:value-type="float">
            <text:p>1.491</text:p>
          </table:table-cell>
          <table:table-cell office:value-type="float" office:value="2.0014975647162" calcext:value-type="float">
            <text:p>2.001</text:p>
          </table:table-cell>
          <table:table-cell office:value-type="float" office:value="1.70475703697063" calcext:value-type="float">
            <text:p>1.705</text:p>
          </table:table-cell>
          <table:table-cell office:value-type="float" office:value="1.98118607032778" calcext:value-type="float">
            <text:p>1.981</text:p>
          </table:table-cell>
        </table:table-row>
        <table:table-row table:style-name="ro1">
          <table:table-cell office:value-type="string" calcext:value-type="string">
            <text:p>M1-Brainstem</text:p>
          </table:table-cell>
          <table:table-cell office:value-type="string" calcext:value-type="string">
            <text:p>Paracentral-Lenti</text:p>
          </table:table-cell>
          <table:table-cell office:value-type="float" office:value="0.00383" calcext:value-type="float">
            <text:p>0.00383</text:p>
          </table:table-cell>
          <table:table-cell office:value-type="float" office:value="0.00295" calcext:value-type="float">
            <text:p>0.00295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1.26804242532353" calcext:value-type="float">
            <text:p>1.268</text:p>
          </table:table-cell>
          <table:table-cell office:value-type="float" office:value="1.76583080260304" calcext:value-type="float">
            <text:p>1.766</text:p>
          </table:table-cell>
          <table:table-cell office:value-type="float" office:value="1.49149370244698" calcext:value-type="float">
            <text:p>1.491</text:p>
          </table:table-cell>
          <table:table-cell office:value-type="float" office:value="1.823361400245" calcext:value-type="float">
            <text:p>1.823</text:p>
          </table:table-cell>
          <table:table-cell office:value-type="float" office:value="1.70475703697063" calcext:value-type="float">
            <text:p>1.705</text:p>
          </table:table-cell>
          <table:table-cell office:value-type="float" office:value="1.57989063439819" calcext:value-type="float">
            <text:p>1.580</text:p>
          </table:table-cell>
        </table:table-row>
        <table:table-row table:style-name="ro1">
          <table:table-cell office:value-type="string" calcext:value-type="string">
            <text:p>M1-Brainstem</text:p>
          </table:table-cell>
          <table:table-cell office:value-type="string" calcext:value-type="string">
            <text:p>M1-Thalfus</text:p>
          </table:table-cell>
          <table:table-cell office:value-type="float" office:value="0.03596" calcext:value-type="float">
            <text:p>0.03596</text:p>
          </table:table-cell>
          <table:table-cell office:value-type="float" office:value="0.06871" calcext:value-type="float">
            <text:p>0.06871</text:p>
          </table:table-cell>
          <table:table-cell office:value-type="float" office:value="0.01358" calcext:value-type="float">
            <text:p>0.01358</text:p>
          </table:table-cell>
          <table:table-cell office:value-type="float" office:value="1.26804242532353" calcext:value-type="float">
            <text:p>1.268</text:p>
          </table:table-cell>
          <table:table-cell office:value-type="float" office:value="1.3822077159082" calcext:value-type="float">
            <text:p>1.382</text:p>
          </table:table-cell>
          <table:table-cell office:value-type="float" office:value="1.49149370244698" calcext:value-type="float">
            <text:p>1.491</text:p>
          </table:table-cell>
          <table:table-cell office:value-type="float" office:value="1.41760175085015" calcext:value-type="float">
            <text:p>1.418</text:p>
          </table:table-cell>
          <table:table-cell office:value-type="float" office:value="1.70475703697063" calcext:value-type="float">
            <text:p>1.705</text:p>
          </table:table-cell>
          <table:table-cell office:value-type="float" office:value="1.33349629226006" calcext:value-type="float">
            <text:p>1.333</text:p>
          </table:table-cell>
        </table:table-row>
        <table:table-row table:style-name="ro1">
          <table:table-cell office:value-type="string" calcext:value-type="string">
            <text:p>M1-Brainstem</text:p>
          </table:table-cell>
          <table:table-cell office:value-type="string" calcext:value-type="string">
            <text:p>S1-Thalfus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4" calcext:value-type="float">
            <text:p>4E-05</text:p>
          </table:table-cell>
          <table:table-cell office:value-type="float" office:value="1.26804242532353" calcext:value-type="float">
            <text:p>1.268</text:p>
          </table:table-cell>
          <table:table-cell office:value-type="float" office:value="1.70225263233038" calcext:value-type="float">
            <text:p>1.702</text:p>
          </table:table-cell>
          <table:table-cell office:value-type="float" office:value="1.49149370244698" calcext:value-type="float">
            <text:p>1.491</text:p>
          </table:table-cell>
          <table:table-cell office:value-type="float" office:value="1.81007427978633" calcext:value-type="float">
            <text:p>1.810</text:p>
          </table:table-cell>
          <table:table-cell office:value-type="float" office:value="1.70475703697063" calcext:value-type="float">
            <text:p>1.705</text:p>
          </table:table-cell>
          <table:table-cell office:value-type="float" office:value="1.54744335078152" calcext:value-type="float">
            <text:p>1.547</text:p>
          </table:table-cell>
        </table:table-row>
        <table:table-row table:style-name="ro1">
          <table:table-cell office:value-type="string" calcext:value-type="string">
            <text:p>M1-Brainstem</text:p>
          </table:table-cell>
          <table:table-cell office:value-type="string" calcext:value-type="string">
            <text:p>Paracentral-Thalfus</text:p>
          </table:table-cell>
          <table:table-cell office:value-type="float" office:value="0.10846" calcext:value-type="float">
            <text:p>0.10846</text:p>
          </table:table-cell>
          <table:table-cell office:value-type="float" office:value="0.09304" calcext:value-type="float">
            <text:p>0.09304</text:p>
          </table:table-cell>
          <table:table-cell office:value-type="float" office:value="0.01243" calcext:value-type="float">
            <text:p>0.01243</text:p>
          </table:table-cell>
          <table:table-cell office:value-type="float" office:value="1.26804242532353" calcext:value-type="float">
            <text:p>1.268</text:p>
          </table:table-cell>
          <table:table-cell office:value-type="float" office:value="1.79805298465075" calcext:value-type="float">
            <text:p>1.798</text:p>
          </table:table-cell>
          <table:table-cell office:value-type="float" office:value="1.49149370244698" calcext:value-type="float">
            <text:p>1.491</text:p>
          </table:table-cell>
          <table:table-cell office:value-type="float" office:value="1.82913282376644" calcext:value-type="float">
            <text:p>1.829</text:p>
          </table:table-cell>
          <table:table-cell office:value-type="float" office:value="1.70475703697063" calcext:value-type="float">
            <text:p>1.705</text:p>
          </table:table-cell>
          <table:table-cell office:value-type="float" office:value="1.65843123491071" calcext:value-type="float">
            <text:p>1.658</text:p>
          </table:table-cell>
        </table:table-row>
        <table:table-row table:style-name="ro1">
          <table:table-cell office:value-type="string" calcext:value-type="string">
            <text:p>M1-Brainstem</text:p>
          </table:table-cell>
          <table:table-cell office:value-type="string" calcext:value-type="string">
            <text:p>M1L-M1R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" calcext:value-type="float">
            <text:p>0</text:p>
          </table:table-cell>
          <table:table-cell office:value-type="float" office:value="1.26804242532353" calcext:value-type="float">
            <text:p>1.268</text:p>
          </table:table-cell>
          <table:table-cell office:value-type="float" office:value="2.30069398459369" calcext:value-type="float">
            <text:p>2.301</text:p>
          </table:table-cell>
          <table:table-cell office:value-type="float" office:value="1.49149370244698" calcext:value-type="float">
            <text:p>1.491</text:p>
          </table:table-cell>
          <table:table-cell office:value-type="float" office:value="2.30322832534768" calcext:value-type="float">
            <text:p>2.303</text:p>
          </table:table-cell>
          <table:table-cell office:value-type="float" office:value="1.70475703697063" calcext:value-type="float">
            <text:p>1.705</text:p>
          </table:table-cell>
          <table:table-cell office:value-type="float" office:value="1.94137505027115" calcext:value-type="float">
            <text:p>1.941</text:p>
          </table:table-cell>
        </table:table-row>
        <table:table-row table:style-name="ro1">
          <table:table-cell office:value-type="string" calcext:value-type="string">
            <text:p>M1-Brainstem</text:p>
          </table:table-cell>
          <table:table-cell office:value-type="string" calcext:value-type="string">
            <text:p>S1L-S1R</text:p>
          </table:table-cell>
          <table:table-cell office:value-type="float" office:value="0.00001" calcext:value-type="float">
            <text:p>1E-05</text:p>
          </table:table-cell>
          <table:table-cell office:value-type="float" office:value="0" calcext:value-type="float">
            <text:p>0</text:p>
          </table:table-cell>
          <table:table-cell office:value-type="float" office:value="0.0065" calcext:value-type="float">
            <text:p>0.0065</text:p>
          </table:table-cell>
          <table:table-cell office:value-type="float" office:value="1.26804242532353" calcext:value-type="float">
            <text:p>1.268</text:p>
          </table:table-cell>
          <table:table-cell office:value-type="float" office:value="1.97837127705068" calcext:value-type="float">
            <text:p>1.978</text:p>
          </table:table-cell>
          <table:table-cell office:value-type="float" office:value="1.49149370244698" calcext:value-type="float">
            <text:p>1.491</text:p>
          </table:table-cell>
          <table:table-cell office:value-type="float" office:value="2.15342072116642" calcext:value-type="float">
            <text:p>2.153</text:p>
          </table:table-cell>
          <table:table-cell office:value-type="float" office:value="1.70475703697063" calcext:value-type="float">
            <text:p>1.705</text:p>
          </table:table-cell>
          <table:table-cell office:value-type="float" office:value="1.50846506053781" calcext:value-type="float">
            <text:p>1.508</text:p>
          </table:table-cell>
        </table:table-row>
        <table:table-row table:style-name="ro1">
          <table:table-cell office:value-type="string" calcext:value-type="string">
            <text:p>M1-Brainstem</text:p>
          </table:table-cell>
          <table:table-cell office:value-type="string" calcext:value-type="string">
            <text:p>S1-M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6804242532353" calcext:value-type="float">
            <text:p>1.268</text:p>
          </table:table-cell>
          <table:table-cell office:value-type="float" office:value="2.71079850533131" calcext:value-type="float">
            <text:p>2.711</text:p>
          </table:table-cell>
          <table:table-cell office:value-type="float" office:value="1.49149370244698" calcext:value-type="float">
            <text:p>1.491</text:p>
          </table:table-cell>
          <table:table-cell office:value-type="float" office:value="2.66749992364788" calcext:value-type="float">
            <text:p>2.667</text:p>
          </table:table-cell>
          <table:table-cell office:value-type="float" office:value="1.70475703697063" calcext:value-type="float">
            <text:p>1.705</text:p>
          </table:table-cell>
          <table:table-cell office:value-type="float" office:value="2.21021926231474" calcext:value-type="float">
            <text:p>2.210</text:p>
          </table:table-cell>
        </table:table-row>
        <table:table-row table:style-name="ro1">
          <table:table-cell office:value-type="string" calcext:value-type="string">
            <text:p>S1-Brainstem</text:p>
          </table:table-cell>
          <table:table-cell office:value-type="string" calcext:value-type="string">
            <text:p>Paracentral-Brainstem</text:p>
          </table:table-cell>
          <table:table-cell office:value-type="float" office:value="0.08329" calcext:value-type="float">
            <text:p>0.08329</text:p>
          </table:table-cell>
          <table:table-cell office:value-type="float" office:value="0.20362" calcext:value-type="float">
            <text:p>0.20362</text:p>
          </table:table-cell>
          <table:table-cell office:value-type="float" office:value="0.00346" calcext:value-type="float">
            <text:p>0.00346</text:p>
          </table:table-cell>
          <table:table-cell office:value-type="float" office:value="1.65696654084198" calcext:value-type="float">
            <text:p>1.657</text:p>
          </table:table-cell>
          <table:table-cell office:value-type="float" office:value="1.43565510828709" calcext:value-type="float">
            <text:p>1.436</text:p>
          </table:table-cell>
          <table:table-cell office:value-type="float" office:value="1.780472219052" calcext:value-type="float">
            <text:p>1.780</text:p>
          </table:table-cell>
          <table:table-cell office:value-type="float" office:value="1.61240567931981" calcext:value-type="float">
            <text:p>1.612</text:p>
          </table:table-cell>
          <table:table-cell office:value-type="float" office:value="2.16130187555256" calcext:value-type="float">
            <text:p>2.161</text:p>
          </table:table-cell>
          <table:table-cell office:value-type="float" office:value="1.43900985699785" calcext:value-type="float">
            <text:p>1.439</text:p>
          </table:table-cell>
        </table:table-row>
        <table:table-row table:style-name="ro1">
          <table:table-cell office:value-type="string" calcext:value-type="string">
            <text:p>S1-Brainstem</text:p>
          </table:table-cell>
          <table:table-cell office:value-type="string" calcext:value-type="string">
            <text:p>M1-Caud</text:p>
          </table:table-cell>
          <table:table-cell office:value-type="float" office:value="0.47272" calcext:value-type="float">
            <text:p>0.47272</text:p>
          </table:table-cell>
          <table:table-cell office:value-type="float" office:value="0.69201" calcext:value-type="float">
            <text:p>0.69201</text:p>
          </table:table-cell>
          <table:table-cell office:value-type="float" office:value="0.55355" calcext:value-type="float">
            <text:p>0.55355</text:p>
          </table:table-cell>
          <table:table-cell office:value-type="float" office:value="1.65696654084198" calcext:value-type="float">
            <text:p>1.657</text:p>
          </table:table-cell>
          <table:table-cell office:value-type="float" office:value="1.7018059657617" calcext:value-type="float">
            <text:p>1.702</text:p>
          </table:table-cell>
          <table:table-cell office:value-type="float" office:value="1.780472219052" calcext:value-type="float">
            <text:p>1.780</text:p>
          </table:table-cell>
          <table:table-cell office:value-type="float" office:value="1.83796090659476" calcext:value-type="float">
            <text:p>1.838</text:p>
          </table:table-cell>
          <table:table-cell office:value-type="float" office:value="2.16130187555256" calcext:value-type="float">
            <text:p>2.161</text:p>
          </table:table-cell>
          <table:table-cell office:value-type="float" office:value="1.93528131733386" calcext:value-type="float">
            <text:p>1.935</text:p>
          </table:table-cell>
        </table:table-row>
        <table:table-row table:style-name="ro1">
          <table:table-cell office:value-type="string" calcext:value-type="string">
            <text:p>S1-Brainstem</text:p>
          </table:table-cell>
          <table:table-cell office:value-type="string" calcext:value-type="string">
            <text:p>S1-Caud</text:p>
          </table:table-cell>
          <table:table-cell office:value-type="float" office:value="0.07891" calcext:value-type="float">
            <text:p>0.07891</text:p>
          </table:table-cell>
          <table:table-cell office:value-type="float" office:value="0.02461" calcext:value-type="float">
            <text:p>0.02461</text:p>
          </table:table-cell>
          <table:table-cell office:value-type="float" office:value="0.89894" calcext:value-type="float">
            <text:p>0.89894</text:p>
          </table:table-cell>
          <table:table-cell office:value-type="float" office:value="1.65696654084198" calcext:value-type="float">
            <text:p>1.657</text:p>
          </table:table-cell>
          <table:table-cell office:value-type="float" office:value="1.78334859032108" calcext:value-type="float">
            <text:p>1.783</text:p>
          </table:table-cell>
          <table:table-cell office:value-type="float" office:value="1.780472219052" calcext:value-type="float">
            <text:p>1.780</text:p>
          </table:table-cell>
          <table:table-cell office:value-type="float" office:value="1.89188575284438" calcext:value-type="float">
            <text:p>1.892</text:p>
          </table:table-cell>
          <table:table-cell office:value-type="float" office:value="2.16130187555256" calcext:value-type="float">
            <text:p>2.161</text:p>
          </table:table-cell>
          <table:table-cell office:value-type="float" office:value="1.47049202093457" calcext:value-type="float">
            <text:p>1.470</text:p>
          </table:table-cell>
        </table:table-row>
        <table:table-row table:style-name="ro1">
          <table:table-cell office:value-type="string" calcext:value-type="string">
            <text:p>S1-Brainstem</text:p>
          </table:table-cell>
          <table:table-cell office:value-type="string" calcext:value-type="string">
            <text:p>Paracentral-Caud</text:p>
          </table:table-cell>
          <table:table-cell office:value-type="float" office:value="0.71477" calcext:value-type="float">
            <text:p>0.71477</text:p>
          </table:table-cell>
          <table:table-cell office:value-type="float" office:value="0.69785" calcext:value-type="float">
            <text:p>0.69785</text:p>
          </table:table-cell>
          <table:table-cell office:value-type="float" office:value="0.96954" calcext:value-type="float">
            <text:p>0.96954</text:p>
          </table:table-cell>
          <table:table-cell office:value-type="float" office:value="1.65696654084198" calcext:value-type="float">
            <text:p>1.657</text:p>
          </table:table-cell>
          <table:table-cell office:value-type="float" office:value="1.93798099342065" calcext:value-type="float">
            <text:p>1.938</text:p>
          </table:table-cell>
          <table:table-cell office:value-type="float" office:value="1.780472219052" calcext:value-type="float">
            <text:p>1.780</text:p>
          </table:table-cell>
          <table:table-cell office:value-type="float" office:value="1.90220467274003" calcext:value-type="float">
            <text:p>1.902</text:p>
          </table:table-cell>
          <table:table-cell office:value-type="float" office:value="2.16130187555256" calcext:value-type="float">
            <text:p>2.161</text:p>
          </table:table-cell>
          <table:table-cell office:value-type="float" office:value="1.67304818310342" calcext:value-type="float">
            <text:p>1.673</text:p>
          </table:table-cell>
        </table:table-row>
        <table:table-row table:style-name="ro1">
          <table:table-cell office:value-type="string" calcext:value-type="string">
            <text:p>S1-Brainstem</text:p>
          </table:table-cell>
          <table:table-cell office:value-type="string" calcext:value-type="string">
            <text:p>M1-Lenti</text:p>
          </table:table-cell>
          <table:table-cell office:value-type="float" office:value="0.1156" calcext:value-type="float">
            <text:p>0.1156</text:p>
          </table:table-cell>
          <table:table-cell office:value-type="float" office:value="0.08026" calcext:value-type="float">
            <text:p>0.08026</text:p>
          </table:table-cell>
          <table:table-cell office:value-type="float" office:value="0.01594" calcext:value-type="float">
            <text:p>0.01594</text:p>
          </table:table-cell>
          <table:table-cell office:value-type="float" office:value="1.65696654084198" calcext:value-type="float">
            <text:p>1.657</text:p>
          </table:table-cell>
          <table:table-cell office:value-type="float" office:value="1.72564357467785" calcext:value-type="float">
            <text:p>1.726</text:p>
          </table:table-cell>
          <table:table-cell office:value-type="float" office:value="1.780472219052" calcext:value-type="float">
            <text:p>1.780</text:p>
          </table:table-cell>
          <table:table-cell office:value-type="float" office:value="1.79237030733966" calcext:value-type="float">
            <text:p>1.792</text:p>
          </table:table-cell>
          <table:table-cell office:value-type="float" office:value="2.16130187555256" calcext:value-type="float">
            <text:p>2.161</text:p>
          </table:table-cell>
          <table:table-cell office:value-type="float" office:value="1.71423174147554" calcext:value-type="float">
            <text:p>1.714</text:p>
          </table:table-cell>
        </table:table-row>
        <table:table-row table:style-name="ro1">
          <table:table-cell office:value-type="string" calcext:value-type="string">
            <text:p>S1-Brainstem</text:p>
          </table:table-cell>
          <table:table-cell office:value-type="string" calcext:value-type="string">
            <text:p>S1-Lenti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office:value-type="float" office:value="1.65696654084198" calcext:value-type="float">
            <text:p>1.657</text:p>
          </table:table-cell>
          <table:table-cell office:value-type="float" office:value="1.98340854556892" calcext:value-type="float">
            <text:p>1.983</text:p>
          </table:table-cell>
          <table:table-cell office:value-type="float" office:value="1.780472219052" calcext:value-type="float">
            <text:p>1.780</text:p>
          </table:table-cell>
          <table:table-cell office:value-type="float" office:value="2.0014975647162" calcext:value-type="float">
            <text:p>2.001</text:p>
          </table:table-cell>
          <table:table-cell office:value-type="float" office:value="2.16130187555256" calcext:value-type="float">
            <text:p>2.161</text:p>
          </table:table-cell>
          <table:table-cell office:value-type="float" office:value="1.98118607032778" calcext:value-type="float">
            <text:p>1.981</text:p>
          </table:table-cell>
        </table:table-row>
        <table:table-row table:style-name="ro1">
          <table:table-cell office:value-type="string" calcext:value-type="string">
            <text:p>S1-Brainstem</text:p>
          </table:table-cell>
          <table:table-cell office:value-type="string" calcext:value-type="string">
            <text:p>Paracentral-Lenti</text:p>
          </table:table-cell>
          <table:table-cell office:value-type="float" office:value="0.31944" calcext:value-type="float">
            <text:p>0.31944</text:p>
          </table:table-cell>
          <table:table-cell office:value-type="float" office:value="0.23204" calcext:value-type="float">
            <text:p>0.23204</text:p>
          </table:table-cell>
          <table:table-cell office:value-type="float" office:value="0.07179" calcext:value-type="float">
            <text:p>0.07179</text:p>
          </table:table-cell>
          <table:table-cell office:value-type="float" office:value="1.65696654084198" calcext:value-type="float">
            <text:p>1.657</text:p>
          </table:table-cell>
          <table:table-cell office:value-type="float" office:value="1.76583080260304" calcext:value-type="float">
            <text:p>1.766</text:p>
          </table:table-cell>
          <table:table-cell office:value-type="float" office:value="1.780472219052" calcext:value-type="float">
            <text:p>1.780</text:p>
          </table:table-cell>
          <table:table-cell office:value-type="float" office:value="1.823361400245" calcext:value-type="float">
            <text:p>1.823</text:p>
          </table:table-cell>
          <table:table-cell office:value-type="float" office:value="2.16130187555256" calcext:value-type="float">
            <text:p>2.161</text:p>
          </table:table-cell>
          <table:table-cell office:value-type="float" office:value="1.57989063439819" calcext:value-type="float">
            <text:p>1.580</text:p>
          </table:table-cell>
        </table:table-row>
        <table:table-row table:style-name="ro1">
          <table:table-cell office:value-type="string" calcext:value-type="string">
            <text:p>S1-Brainstem</text:p>
          </table:table-cell>
          <table:table-cell office:value-type="string" calcext:value-type="string">
            <text:p>M1-Thalfus</text:p>
          </table:table-cell>
          <table:table-cell office:value-type="float" office:value="0.75519" calcext:value-type="float">
            <text:p>0.75519</text:p>
          </table:table-cell>
          <table:table-cell office:value-type="float" office:value="0.82755" calcext:value-type="float">
            <text:p>0.82755</text:p>
          </table:table-cell>
          <table:table-cell office:value-type="float" office:value="0.94016" calcext:value-type="float">
            <text:p>0.94016</text:p>
          </table:table-cell>
          <table:table-cell office:value-type="float" office:value="1.65696654084198" calcext:value-type="float">
            <text:p>1.657</text:p>
          </table:table-cell>
          <table:table-cell office:value-type="float" office:value="1.3822077159082" calcext:value-type="float">
            <text:p>1.382</text:p>
          </table:table-cell>
          <table:table-cell office:value-type="float" office:value="1.780472219052" calcext:value-type="float">
            <text:p>1.780</text:p>
          </table:table-cell>
          <table:table-cell office:value-type="float" office:value="1.41760175085015" calcext:value-type="float">
            <text:p>1.418</text:p>
          </table:table-cell>
          <table:table-cell office:value-type="float" office:value="2.16130187555256" calcext:value-type="float">
            <text:p>2.161</text:p>
          </table:table-cell>
          <table:table-cell office:value-type="float" office:value="1.33349629226006" calcext:value-type="float">
            <text:p>1.333</text:p>
          </table:table-cell>
        </table:table-row>
        <table:table-row table:style-name="ro1">
          <table:table-cell office:value-type="string" calcext:value-type="string">
            <text:p>S1-Brainstem</text:p>
          </table:table-cell>
          <table:table-cell office:value-type="string" calcext:value-type="string">
            <text:p>S1-Thalfus</text:p>
          </table:table-cell>
          <table:table-cell office:value-type="float" office:value="0.00882" calcext:value-type="float">
            <text:p>0.00882</text:p>
          </table:table-cell>
          <table:table-cell office:value-type="float" office:value="0.00785" calcext:value-type="float">
            <text:p>0.00785</text:p>
          </table:table-cell>
          <table:table-cell office:value-type="float" office:value="0.13114" calcext:value-type="float">
            <text:p>0.13114</text:p>
          </table:table-cell>
          <table:table-cell office:value-type="float" office:value="1.65696654084198" calcext:value-type="float">
            <text:p>1.657</text:p>
          </table:table-cell>
          <table:table-cell office:value-type="float" office:value="1.70225263233038" calcext:value-type="float">
            <text:p>1.702</text:p>
          </table:table-cell>
          <table:table-cell office:value-type="float" office:value="1.780472219052" calcext:value-type="float">
            <text:p>1.780</text:p>
          </table:table-cell>
          <table:table-cell office:value-type="float" office:value="1.81007427978633" calcext:value-type="float">
            <text:p>1.810</text:p>
          </table:table-cell>
          <table:table-cell office:value-type="float" office:value="2.16130187555256" calcext:value-type="float">
            <text:p>2.161</text:p>
          </table:table-cell>
          <table:table-cell office:value-type="float" office:value="1.54744335078152" calcext:value-type="float">
            <text:p>1.547</text:p>
          </table:table-cell>
        </table:table-row>
        <table:table-row table:style-name="ro1">
          <table:table-cell office:value-type="string" calcext:value-type="string">
            <text:p>S1-Brainstem</text:p>
          </table:table-cell>
          <table:table-cell office:value-type="string" calcext:value-type="string">
            <text:p>Paracentral-Thalfus</text:p>
          </table:table-cell>
          <table:table-cell office:value-type="float" office:value="0.92609" calcext:value-type="float">
            <text:p>0.92609</text:p>
          </table:table-cell>
          <table:table-cell office:value-type="float" office:value="0.77441" calcext:value-type="float">
            <text:p>0.77441</text:p>
          </table:table-cell>
          <table:table-cell office:value-type="float" office:value="0.89894" calcext:value-type="float">
            <text:p>0.89894</text:p>
          </table:table-cell>
          <table:table-cell office:value-type="float" office:value="1.65696654084198" calcext:value-type="float">
            <text:p>1.657</text:p>
          </table:table-cell>
          <table:table-cell office:value-type="float" office:value="1.79805298465075" calcext:value-type="float">
            <text:p>1.798</text:p>
          </table:table-cell>
          <table:table-cell office:value-type="float" office:value="1.780472219052" calcext:value-type="float">
            <text:p>1.780</text:p>
          </table:table-cell>
          <table:table-cell office:value-type="float" office:value="1.82913282376644" calcext:value-type="float">
            <text:p>1.829</text:p>
          </table:table-cell>
          <table:table-cell office:value-type="float" office:value="2.16130187555256" calcext:value-type="float">
            <text:p>2.161</text:p>
          </table:table-cell>
          <table:table-cell office:value-type="float" office:value="1.65843123491071" calcext:value-type="float">
            <text:p>1.658</text:p>
          </table:table-cell>
        </table:table-row>
        <table:table-row table:style-name="ro1">
          <table:table-cell office:value-type="string" calcext:value-type="string">
            <text:p>S1-Brainstem</text:p>
          </table:table-cell>
          <table:table-cell office:value-type="string" calcext:value-type="string">
            <text:p>M1L-M1R</text:p>
          </table:table-cell>
          <table:table-cell office:value-type="float" office:value="0.00387" calcext:value-type="float">
            <text:p>0.00387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1962" calcext:value-type="float">
            <text:p>0.01962</text:p>
          </table:table-cell>
          <table:table-cell office:value-type="float" office:value="1.65696654084198" calcext:value-type="float">
            <text:p>1.657</text:p>
          </table:table-cell>
          <table:table-cell office:value-type="float" office:value="2.30069398459369" calcext:value-type="float">
            <text:p>2.301</text:p>
          </table:table-cell>
          <table:table-cell office:value-type="float" office:value="1.780472219052" calcext:value-type="float">
            <text:p>1.780</text:p>
          </table:table-cell>
          <table:table-cell office:value-type="float" office:value="2.30322832534768" calcext:value-type="float">
            <text:p>2.303</text:p>
          </table:table-cell>
          <table:table-cell office:value-type="float" office:value="2.16130187555256" calcext:value-type="float">
            <text:p>2.161</text:p>
          </table:table-cell>
          <table:table-cell office:value-type="float" office:value="1.94137505027115" calcext:value-type="float">
            <text:p>1.941</text:p>
          </table:table-cell>
        </table:table-row>
        <table:table-row table:style-name="ro1">
          <table:table-cell office:value-type="string" calcext:value-type="string">
            <text:p>S1-Brainstem</text:p>
          </table:table-cell>
          <table:table-cell office:value-type="string" calcext:value-type="string">
            <text:p>S1L-S1R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11678" calcext:value-type="float">
            <text:p>0.11678</text:p>
          </table:table-cell>
          <table:table-cell office:value-type="float" office:value="1.65696654084198" calcext:value-type="float">
            <text:p>1.657</text:p>
          </table:table-cell>
          <table:table-cell office:value-type="float" office:value="1.97837127705068" calcext:value-type="float">
            <text:p>1.978</text:p>
          </table:table-cell>
          <table:table-cell office:value-type="float" office:value="1.780472219052" calcext:value-type="float">
            <text:p>1.780</text:p>
          </table:table-cell>
          <table:table-cell office:value-type="float" office:value="2.15342072116642" calcext:value-type="float">
            <text:p>2.153</text:p>
          </table:table-cell>
          <table:table-cell office:value-type="float" office:value="2.16130187555256" calcext:value-type="float">
            <text:p>2.161</text:p>
          </table:table-cell>
          <table:table-cell office:value-type="float" office:value="1.50846506053781" calcext:value-type="float">
            <text:p>1.508</text:p>
          </table:table-cell>
        </table:table-row>
        <table:table-row table:style-name="ro1">
          <table:table-cell office:value-type="string" calcext:value-type="string">
            <text:p>S1-Brainstem</text:p>
          </table:table-cell>
          <table:table-cell office:value-type="string" calcext:value-type="string">
            <text:p>S1-M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65696654084198" calcext:value-type="float">
            <text:p>1.657</text:p>
          </table:table-cell>
          <table:table-cell office:value-type="float" office:value="2.71079850533131" calcext:value-type="float">
            <text:p>2.711</text:p>
          </table:table-cell>
          <table:table-cell office:value-type="float" office:value="1.780472219052" calcext:value-type="float">
            <text:p>1.780</text:p>
          </table:table-cell>
          <table:table-cell office:value-type="float" office:value="2.66749992364788" calcext:value-type="float">
            <text:p>2.667</text:p>
          </table:table-cell>
          <table:table-cell office:value-type="float" office:value="2.16130187555256" calcext:value-type="float">
            <text:p>2.161</text:p>
          </table:table-cell>
          <table:table-cell office:value-type="float" office:value="2.21021926231474" calcext:value-type="float">
            <text:p>2.210</text:p>
          </table:table-cell>
        </table:table-row>
        <table:table-row table:style-name="ro1">
          <table:table-cell office:value-type="string" calcext:value-type="string">
            <text:p>Paracentral-Brainstem</text:p>
          </table:table-cell>
          <table:table-cell office:value-type="string" calcext:value-type="string">
            <text:p>M1-Caud</text:p>
          </table:table-cell>
          <table:table-cell office:value-type="float" office:value="0.66937" calcext:value-type="float">
            <text:p>0.66937</text:p>
          </table:table-cell>
          <table:table-cell office:value-type="float" office:value="0.62113" calcext:value-type="float">
            <text:p>0.62113</text:p>
          </table:table-cell>
          <table:table-cell office:value-type="float" office:value="0.0019" calcext:value-type="float">
            <text:p>0.0019</text:p>
          </table:table-cell>
          <table:table-cell office:value-type="float" office:value="1.43565510828709" calcext:value-type="float">
            <text:p>1.436</text:p>
          </table:table-cell>
          <table:table-cell office:value-type="float" office:value="1.7018059657617" calcext:value-type="float">
            <text:p>1.702</text:p>
          </table:table-cell>
          <table:table-cell office:value-type="float" office:value="1.61240567931981" calcext:value-type="float">
            <text:p>1.612</text:p>
          </table:table-cell>
          <table:table-cell office:value-type="float" office:value="1.83796090659476" calcext:value-type="float">
            <text:p>1.838</text:p>
          </table:table-cell>
          <table:table-cell office:value-type="float" office:value="1.43900985699785" calcext:value-type="float">
            <text:p>1.439</text:p>
          </table:table-cell>
          <table:table-cell office:value-type="float" office:value="1.93528131733386" calcext:value-type="float">
            <text:p>1.935</text:p>
          </table:table-cell>
        </table:table-row>
        <table:table-row table:style-name="ro1">
          <table:table-cell office:value-type="string" calcext:value-type="string">
            <text:p>Paracentral-Brainstem</text:p>
          </table:table-cell>
          <table:table-cell office:value-type="string" calcext:value-type="string">
            <text:p>S1-Caud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0.00585" calcext:value-type="float">
            <text:p>0.00585</text:p>
          </table:table-cell>
          <table:table-cell office:value-type="float" office:value="1.43565510828709" calcext:value-type="float">
            <text:p>1.436</text:p>
          </table:table-cell>
          <table:table-cell office:value-type="float" office:value="1.78334859032108" calcext:value-type="float">
            <text:p>1.783</text:p>
          </table:table-cell>
          <table:table-cell office:value-type="float" office:value="1.61240567931981" calcext:value-type="float">
            <text:p>1.612</text:p>
          </table:table-cell>
          <table:table-cell office:value-type="float" office:value="1.89188575284438" calcext:value-type="float">
            <text:p>1.892</text:p>
          </table:table-cell>
          <table:table-cell office:value-type="float" office:value="1.43900985699785" calcext:value-type="float">
            <text:p>1.439</text:p>
          </table:table-cell>
          <table:table-cell office:value-type="float" office:value="1.47049202093457" calcext:value-type="float">
            <text:p>1.470</text:p>
          </table:table-cell>
        </table:table-row>
        <table:table-row table:style-name="ro1">
          <table:table-cell office:value-type="string" calcext:value-type="string">
            <text:p>Paracentral-Brainstem</text:p>
          </table:table-cell>
          <table:table-cell office:value-type="string" calcext:value-type="string">
            <text:p>Paracentral-Caud</text:p>
          </table:table-cell>
          <table:table-cell office:value-type="float" office:value="0.31944" calcext:value-type="float">
            <text:p>0.31944</text:p>
          </table:table-cell>
          <table:table-cell office:value-type="float" office:value="0.52997" calcext:value-type="float">
            <text:p>0.52997</text:p>
          </table:table-cell>
          <table:table-cell office:value-type="float" office:value="0.00261" calcext:value-type="float">
            <text:p>0.00261</text:p>
          </table:table-cell>
          <table:table-cell office:value-type="float" office:value="1.43565510828709" calcext:value-type="float">
            <text:p>1.436</text:p>
          </table:table-cell>
          <table:table-cell office:value-type="float" office:value="1.93798099342065" calcext:value-type="float">
            <text:p>1.938</text:p>
          </table:table-cell>
          <table:table-cell office:value-type="float" office:value="1.61240567931981" calcext:value-type="float">
            <text:p>1.612</text:p>
          </table:table-cell>
          <table:table-cell office:value-type="float" office:value="1.90220467274003" calcext:value-type="float">
            <text:p>1.902</text:p>
          </table:table-cell>
          <table:table-cell office:value-type="float" office:value="1.43900985699785" calcext:value-type="float">
            <text:p>1.439</text:p>
          </table:table-cell>
          <table:table-cell office:value-type="float" office:value="1.67304818310342" calcext:value-type="float">
            <text:p>1.673</text:p>
          </table:table-cell>
        </table:table-row>
        <table:table-row table:style-name="ro1">
          <table:table-cell office:value-type="string" calcext:value-type="string">
            <text:p>Paracentral-Brainstem</text:p>
          </table:table-cell>
          <table:table-cell office:value-type="string" calcext:value-type="string">
            <text:p>M1-Lenti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01" calcext:value-type="float">
            <text:p>1E-05</text:p>
          </table:table-cell>
          <table:table-cell office:value-type="float" office:value="1.43565510828709" calcext:value-type="float">
            <text:p>1.436</text:p>
          </table:table-cell>
          <table:table-cell office:value-type="float" office:value="1.72564357467785" calcext:value-type="float">
            <text:p>1.726</text:p>
          </table:table-cell>
          <table:table-cell office:value-type="float" office:value="1.61240567931981" calcext:value-type="float">
            <text:p>1.612</text:p>
          </table:table-cell>
          <table:table-cell office:value-type="float" office:value="1.79237030733966" calcext:value-type="float">
            <text:p>1.792</text:p>
          </table:table-cell>
          <table:table-cell office:value-type="float" office:value="1.43900985699785" calcext:value-type="float">
            <text:p>1.439</text:p>
          </table:table-cell>
          <table:table-cell office:value-type="float" office:value="1.71423174147554" calcext:value-type="float">
            <text:p>1.714</text:p>
          </table:table-cell>
        </table:table-row>
        <table:table-row table:style-name="ro1">
          <table:table-cell office:value-type="string" calcext:value-type="string">
            <text:p>Paracentral-Brainstem</text:p>
          </table:table-cell>
          <table:table-cell office:value-type="string" calcext:value-type="string">
            <text:p>S1-Lent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43565510828709" calcext:value-type="float">
            <text:p>1.436</text:p>
          </table:table-cell>
          <table:table-cell office:value-type="float" office:value="1.98340854556892" calcext:value-type="float">
            <text:p>1.983</text:p>
          </table:table-cell>
          <table:table-cell office:value-type="float" office:value="1.61240567931981" calcext:value-type="float">
            <text:p>1.612</text:p>
          </table:table-cell>
          <table:table-cell office:value-type="float" office:value="2.0014975647162" calcext:value-type="float">
            <text:p>2.001</text:p>
          </table:table-cell>
          <table:table-cell office:value-type="float" office:value="1.43900985699785" calcext:value-type="float">
            <text:p>1.439</text:p>
          </table:table-cell>
          <table:table-cell office:value-type="float" office:value="1.98118607032778" calcext:value-type="float">
            <text:p>1.981</text:p>
          </table:table-cell>
        </table:table-row>
        <table:table-row table:style-name="ro1">
          <table:table-cell office:value-type="string" calcext:value-type="string">
            <text:p>Paracentral-Brainstem</text:p>
          </table:table-cell>
          <table:table-cell office:value-type="string" calcext:value-type="string">
            <text:p>Paracentral-Lenti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87" calcext:value-type="float">
            <text:p>0.00287</text:p>
          </table:table-cell>
          <table:table-cell office:value-type="float" office:value="0" calcext:value-type="float">
            <text:p>0</text:p>
          </table:table-cell>
          <table:table-cell office:value-type="float" office:value="1.43565510828709" calcext:value-type="float">
            <text:p>1.436</text:p>
          </table:table-cell>
          <table:table-cell office:value-type="float" office:value="1.76583080260304" calcext:value-type="float">
            <text:p>1.766</text:p>
          </table:table-cell>
          <table:table-cell office:value-type="float" office:value="1.61240567931981" calcext:value-type="float">
            <text:p>1.612</text:p>
          </table:table-cell>
          <table:table-cell office:value-type="float" office:value="1.823361400245" calcext:value-type="float">
            <text:p>1.823</text:p>
          </table:table-cell>
          <table:table-cell office:value-type="float" office:value="1.43900985699785" calcext:value-type="float">
            <text:p>1.439</text:p>
          </table:table-cell>
          <table:table-cell office:value-type="float" office:value="1.57989063439819" calcext:value-type="float">
            <text:p>1.580</text:p>
          </table:table-cell>
        </table:table-row>
        <table:table-row table:style-name="ro1">
          <table:table-cell office:value-type="string" calcext:value-type="string">
            <text:p>Paracentral-Brainstem</text:p>
          </table:table-cell>
          <table:table-cell office:value-type="string" calcext:value-type="string">
            <text:p>M1-Thalfus</text:p>
          </table:table-cell>
          <table:table-cell office:value-type="float" office:value="0.10788" calcext:value-type="float">
            <text:p>0.10788</text:p>
          </table:table-cell>
          <table:table-cell office:value-type="float" office:value="0.22231" calcext:value-type="float">
            <text:p>0.22231</text:p>
          </table:table-cell>
          <table:table-cell office:value-type="float" office:value="0.0117" calcext:value-type="float">
            <text:p>0.0117</text:p>
          </table:table-cell>
          <table:table-cell office:value-type="float" office:value="1.43565510828709" calcext:value-type="float">
            <text:p>1.436</text:p>
          </table:table-cell>
          <table:table-cell office:value-type="float" office:value="1.3822077159082" calcext:value-type="float">
            <text:p>1.382</text:p>
          </table:table-cell>
          <table:table-cell office:value-type="float" office:value="1.61240567931981" calcext:value-type="float">
            <text:p>1.612</text:p>
          </table:table-cell>
          <table:table-cell office:value-type="float" office:value="1.41760175085015" calcext:value-type="float">
            <text:p>1.418</text:p>
          </table:table-cell>
          <table:table-cell office:value-type="float" office:value="1.43900985699785" calcext:value-type="float">
            <text:p>1.439</text:p>
          </table:table-cell>
          <table:table-cell office:value-type="float" office:value="1.33349629226006" calcext:value-type="float">
            <text:p>1.333</text:p>
          </table:table-cell>
        </table:table-row>
        <table:table-row table:style-name="ro1">
          <table:table-cell office:value-type="string" calcext:value-type="string">
            <text:p>Paracentral-Brainstem</text:p>
          </table:table-cell>
          <table:table-cell office:value-type="string" calcext:value-type="string">
            <text:p>S1-Thalfus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0.0001" calcext:value-type="float">
            <text:p>0.0001</text:p>
          </table:table-cell>
          <table:table-cell office:value-type="float" office:value="1.43565510828709" calcext:value-type="float">
            <text:p>1.436</text:p>
          </table:table-cell>
          <table:table-cell office:value-type="float" office:value="1.70225263233038" calcext:value-type="float">
            <text:p>1.702</text:p>
          </table:table-cell>
          <table:table-cell office:value-type="float" office:value="1.61240567931981" calcext:value-type="float">
            <text:p>1.612</text:p>
          </table:table-cell>
          <table:table-cell office:value-type="float" office:value="1.81007427978633" calcext:value-type="float">
            <text:p>1.810</text:p>
          </table:table-cell>
          <table:table-cell office:value-type="float" office:value="1.43900985699785" calcext:value-type="float">
            <text:p>1.439</text:p>
          </table:table-cell>
          <table:table-cell office:value-type="float" office:value="1.54744335078152" calcext:value-type="float">
            <text:p>1.547</text:p>
          </table:table-cell>
        </table:table-row>
        <table:table-row table:style-name="ro1">
          <table:table-cell office:value-type="string" calcext:value-type="string">
            <text:p>Paracentral-Brainstem</text:p>
          </table:table-cell>
          <table:table-cell office:value-type="string" calcext:value-type="string">
            <text:p>Paracentral-Thalfus</text:p>
          </table:table-cell>
          <table:table-cell office:value-type="float" office:value="0.18103" calcext:value-type="float">
            <text:p>0.18103</text:p>
          </table:table-cell>
          <table:table-cell office:value-type="float" office:value="0.19939" calcext:value-type="float">
            <text:p>0.19939</text:p>
          </table:table-cell>
          <table:table-cell office:value-type="float" office:value="0.00268" calcext:value-type="float">
            <text:p>0.00268</text:p>
          </table:table-cell>
          <table:table-cell office:value-type="float" office:value="1.43565510828709" calcext:value-type="float">
            <text:p>1.436</text:p>
          </table:table-cell>
          <table:table-cell office:value-type="float" office:value="1.79805298465075" calcext:value-type="float">
            <text:p>1.798</text:p>
          </table:table-cell>
          <table:table-cell office:value-type="float" office:value="1.61240567931981" calcext:value-type="float">
            <text:p>1.612</text:p>
          </table:table-cell>
          <table:table-cell office:value-type="float" office:value="1.82913282376644" calcext:value-type="float">
            <text:p>1.829</text:p>
          </table:table-cell>
          <table:table-cell office:value-type="float" office:value="1.43900985699785" calcext:value-type="float">
            <text:p>1.439</text:p>
          </table:table-cell>
          <table:table-cell office:value-type="float" office:value="1.65843123491071" calcext:value-type="float">
            <text:p>1.658</text:p>
          </table:table-cell>
        </table:table-row>
        <table:table-row table:style-name="ro1">
          <table:table-cell office:value-type="string" calcext:value-type="string">
            <text:p>Paracentral-Brainstem</text:p>
          </table:table-cell>
          <table:table-cell office:value-type="string" calcext:value-type="string">
            <text:p>M1L-M1R</text:p>
          </table:table-cell>
          <table:table-cell table:number-columns-repeated="2" office:value-type="float" office:value="0.00002" calcext:value-type="float">
            <text:p>2E-05</text:p>
          </table:table-cell>
          <table:table-cell office:value-type="float" office:value="0" calcext:value-type="float">
            <text:p>0</text:p>
          </table:table-cell>
          <table:table-cell office:value-type="float" office:value="1.43565510828709" calcext:value-type="float">
            <text:p>1.436</text:p>
          </table:table-cell>
          <table:table-cell office:value-type="float" office:value="2.30069398459369" calcext:value-type="float">
            <text:p>2.301</text:p>
          </table:table-cell>
          <table:table-cell office:value-type="float" office:value="1.61240567931981" calcext:value-type="float">
            <text:p>1.612</text:p>
          </table:table-cell>
          <table:table-cell office:value-type="float" office:value="2.30322832534768" calcext:value-type="float">
            <text:p>2.303</text:p>
          </table:table-cell>
          <table:table-cell office:value-type="float" office:value="1.43900985699785" calcext:value-type="float">
            <text:p>1.439</text:p>
          </table:table-cell>
          <table:table-cell office:value-type="float" office:value="1.94137505027115" calcext:value-type="float">
            <text:p>1.941</text:p>
          </table:table-cell>
        </table:table-row>
        <table:table-row table:style-name="ro1">
          <table:table-cell office:value-type="string" calcext:value-type="string">
            <text:p>Paracentral-Brainstem</text:p>
          </table:table-cell>
          <table:table-cell office:value-type="string" calcext:value-type="string">
            <text:p>S1L-S1R</text:p>
          </table:table-cell>
          <table:table-cell office:value-type="float" office:value="0.00001" calcext:value-type="float">
            <text:p>1E-05</text:p>
          </table:table-cell>
          <table:table-cell office:value-type="float" office:value="0" calcext:value-type="float">
            <text:p>0</text:p>
          </table:table-cell>
          <table:table-cell office:value-type="float" office:value="0.00533" calcext:value-type="float">
            <text:p>0.00533</text:p>
          </table:table-cell>
          <table:table-cell office:value-type="float" office:value="1.43565510828709" calcext:value-type="float">
            <text:p>1.436</text:p>
          </table:table-cell>
          <table:table-cell office:value-type="float" office:value="1.97837127705068" calcext:value-type="float">
            <text:p>1.978</text:p>
          </table:table-cell>
          <table:table-cell office:value-type="float" office:value="1.61240567931981" calcext:value-type="float">
            <text:p>1.612</text:p>
          </table:table-cell>
          <table:table-cell office:value-type="float" office:value="2.15342072116642" calcext:value-type="float">
            <text:p>2.153</text:p>
          </table:table-cell>
          <table:table-cell office:value-type="float" office:value="1.43900985699785" calcext:value-type="float">
            <text:p>1.439</text:p>
          </table:table-cell>
          <table:table-cell office:value-type="float" office:value="1.50846506053781" calcext:value-type="float">
            <text:p>1.508</text:p>
          </table:table-cell>
        </table:table-row>
        <table:table-row table:style-name="ro1">
          <table:table-cell office:value-type="string" calcext:value-type="string">
            <text:p>Paracentral-Brainstem</text:p>
          </table:table-cell>
          <table:table-cell office:value-type="string" calcext:value-type="string">
            <text:p>S1-M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43565510828709" calcext:value-type="float">
            <text:p>1.436</text:p>
          </table:table-cell>
          <table:table-cell office:value-type="float" office:value="2.71079850533131" calcext:value-type="float">
            <text:p>2.711</text:p>
          </table:table-cell>
          <table:table-cell office:value-type="float" office:value="1.61240567931981" calcext:value-type="float">
            <text:p>1.612</text:p>
          </table:table-cell>
          <table:table-cell office:value-type="float" office:value="2.66749992364788" calcext:value-type="float">
            <text:p>2.667</text:p>
          </table:table-cell>
          <table:table-cell office:value-type="float" office:value="1.43900985699785" calcext:value-type="float">
            <text:p>1.439</text:p>
          </table:table-cell>
          <table:table-cell office:value-type="float" office:value="2.21021926231474" calcext:value-type="float">
            <text:p>2.210</text:p>
          </table:table-cell>
        </table:table-row>
        <table:table-row table:style-name="ro1">
          <table:table-cell office:value-type="string" calcext:value-type="string">
            <text:p>M1-Caud</text:p>
          </table:table-cell>
          <table:table-cell office:value-type="string" calcext:value-type="string">
            <text:p>S1-Caud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53195" calcext:value-type="float">
            <text:p>0.53195</text:p>
          </table:table-cell>
          <table:table-cell office:value-type="float" office:value="1.7018059657617" calcext:value-type="float">
            <text:p>1.702</text:p>
          </table:table-cell>
          <table:table-cell office:value-type="float" office:value="1.78334859032108" calcext:value-type="float">
            <text:p>1.783</text:p>
          </table:table-cell>
          <table:table-cell office:value-type="float" office:value="1.83796090659476" calcext:value-type="float">
            <text:p>1.838</text:p>
          </table:table-cell>
          <table:table-cell office:value-type="float" office:value="1.89188575284438" calcext:value-type="float">
            <text:p>1.892</text:p>
          </table:table-cell>
          <table:table-cell office:value-type="float" office:value="1.93528131733386" calcext:value-type="float">
            <text:p>1.935</text:p>
          </table:table-cell>
          <table:table-cell office:value-type="float" office:value="1.47049202093457" calcext:value-type="float">
            <text:p>1.470</text:p>
          </table:table-cell>
        </table:table-row>
        <table:table-row table:style-name="ro1">
          <table:table-cell office:value-type="string" calcext:value-type="string">
            <text:p>M1-Caud</text:p>
          </table:table-cell>
          <table:table-cell office:value-type="string" calcext:value-type="string">
            <text:p>Paracentral-Caud</text:p>
          </table:table-cell>
          <table:table-cell office:value-type="float" office:value="0.61003" calcext:value-type="float">
            <text:p>0.61003</text:p>
          </table:table-cell>
          <table:table-cell office:value-type="float" office:value="0.96035" calcext:value-type="float">
            <text:p>0.96035</text:p>
          </table:table-cell>
          <table:table-cell office:value-type="float" office:value="0.3732" calcext:value-type="float">
            <text:p>0.3732</text:p>
          </table:table-cell>
          <table:table-cell office:value-type="float" office:value="1.7018059657617" calcext:value-type="float">
            <text:p>1.702</text:p>
          </table:table-cell>
          <table:table-cell office:value-type="float" office:value="1.93798099342065" calcext:value-type="float">
            <text:p>1.938</text:p>
          </table:table-cell>
          <table:table-cell office:value-type="float" office:value="1.83796090659476" calcext:value-type="float">
            <text:p>1.838</text:p>
          </table:table-cell>
          <table:table-cell office:value-type="float" office:value="1.90220467274003" calcext:value-type="float">
            <text:p>1.902</text:p>
          </table:table-cell>
          <table:table-cell office:value-type="float" office:value="1.93528131733386" calcext:value-type="float">
            <text:p>1.935</text:p>
          </table:table-cell>
          <table:table-cell office:value-type="float" office:value="1.67304818310342" calcext:value-type="float">
            <text:p>1.673</text:p>
          </table:table-cell>
        </table:table-row>
        <table:table-row table:style-name="ro1">
          <table:table-cell office:value-type="string" calcext:value-type="string">
            <text:p>M1-Caud</text:p>
          </table:table-cell>
          <table:table-cell office:value-type="string" calcext:value-type="string">
            <text:p>M1-Lenti</text:p>
          </table:table-cell>
          <table:table-cell office:value-type="float" office:value="0.01464" calcext:value-type="float">
            <text:p>0.01464</text:p>
          </table:table-cell>
          <table:table-cell office:value-type="float" office:value="0.01767" calcext:value-type="float">
            <text:p>0.01767</text:p>
          </table:table-cell>
          <table:table-cell office:value-type="float" office:value="0.01386" calcext:value-type="float">
            <text:p>0.01386</text:p>
          </table:table-cell>
          <table:table-cell office:value-type="float" office:value="1.7018059657617" calcext:value-type="float">
            <text:p>1.702</text:p>
          </table:table-cell>
          <table:table-cell office:value-type="float" office:value="1.72564357467785" calcext:value-type="float">
            <text:p>1.726</text:p>
          </table:table-cell>
          <table:table-cell office:value-type="float" office:value="1.83796090659476" calcext:value-type="float">
            <text:p>1.838</text:p>
          </table:table-cell>
          <table:table-cell office:value-type="float" office:value="1.79237030733966" calcext:value-type="float">
            <text:p>1.792</text:p>
          </table:table-cell>
          <table:table-cell office:value-type="float" office:value="1.93528131733386" calcext:value-type="float">
            <text:p>1.935</text:p>
          </table:table-cell>
          <table:table-cell office:value-type="float" office:value="1.71423174147554" calcext:value-type="float">
            <text:p>1.714</text:p>
          </table:table-cell>
        </table:table-row>
        <table:table-row table:style-name="ro1">
          <table:table-cell office:value-type="string" calcext:value-type="string">
            <text:p>M1-Caud</text:p>
          </table:table-cell>
          <table:table-cell office:value-type="string" calcext:value-type="string">
            <text:p>S1-Lenti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" calcext:value-type="float">
            <text:p>0</text:p>
          </table:table-cell>
          <table:table-cell office:value-type="float" office:value="1.7018059657617" calcext:value-type="float">
            <text:p>1.702</text:p>
          </table:table-cell>
          <table:table-cell office:value-type="float" office:value="1.98340854556892" calcext:value-type="float">
            <text:p>1.983</text:p>
          </table:table-cell>
          <table:table-cell office:value-type="float" office:value="1.83796090659476" calcext:value-type="float">
            <text:p>1.838</text:p>
          </table:table-cell>
          <table:table-cell office:value-type="float" office:value="2.0014975647162" calcext:value-type="float">
            <text:p>2.001</text:p>
          </table:table-cell>
          <table:table-cell office:value-type="float" office:value="1.93528131733386" calcext:value-type="float">
            <text:p>1.935</text:p>
          </table:table-cell>
          <table:table-cell office:value-type="float" office:value="1.98118607032778" calcext:value-type="float">
            <text:p>1.981</text:p>
          </table:table-cell>
        </table:table-row>
        <table:table-row table:style-name="ro1">
          <table:table-cell office:value-type="string" calcext:value-type="string">
            <text:p>M1-Caud</text:p>
          </table:table-cell>
          <table:table-cell office:value-type="string" calcext:value-type="string">
            <text:p>Paracentral-Lenti</text:p>
          </table:table-cell>
          <table:table-cell office:value-type="float" office:value="0.03596" calcext:value-type="float">
            <text:p>0.03596</text:p>
          </table:table-cell>
          <table:table-cell office:value-type="float" office:value="0.05232" calcext:value-type="float">
            <text:p>0.05232</text:p>
          </table:table-cell>
          <table:table-cell office:value-type="float" office:value="0.13034" calcext:value-type="float">
            <text:p>0.13034</text:p>
          </table:table-cell>
          <table:table-cell office:value-type="float" office:value="1.7018059657617" calcext:value-type="float">
            <text:p>1.702</text:p>
          </table:table-cell>
          <table:table-cell office:value-type="float" office:value="1.76583080260304" calcext:value-type="float">
            <text:p>1.766</text:p>
          </table:table-cell>
          <table:table-cell office:value-type="float" office:value="1.83796090659476" calcext:value-type="float">
            <text:p>1.838</text:p>
          </table:table-cell>
          <table:table-cell office:value-type="float" office:value="1.823361400245" calcext:value-type="float">
            <text:p>1.823</text:p>
          </table:table-cell>
          <table:table-cell office:value-type="float" office:value="1.93528131733386" calcext:value-type="float">
            <text:p>1.935</text:p>
          </table:table-cell>
          <table:table-cell office:value-type="float" office:value="1.57989063439819" calcext:value-type="float">
            <text:p>1.580</text:p>
          </table:table-cell>
        </table:table-row>
        <table:table-row table:style-name="ro1">
          <table:table-cell office:value-type="string" calcext:value-type="string">
            <text:p>M1-Caud</text:p>
          </table:table-cell>
          <table:table-cell office:value-type="string" calcext:value-type="string">
            <text:p>M1-Thalfus</text:p>
          </table:table-cell>
          <table:table-cell office:value-type="float" office:value="0.25235" calcext:value-type="float">
            <text:p>0.25235</text:p>
          </table:table-cell>
          <table:table-cell office:value-type="float" office:value="0.47156" calcext:value-type="float">
            <text:p>0.47156</text:p>
          </table:table-cell>
          <table:table-cell office:value-type="float" office:value="0.45811" calcext:value-type="float">
            <text:p>0.45811</text:p>
          </table:table-cell>
          <table:table-cell office:value-type="float" office:value="1.7018059657617" calcext:value-type="float">
            <text:p>1.702</text:p>
          </table:table-cell>
          <table:table-cell office:value-type="float" office:value="1.3822077159082" calcext:value-type="float">
            <text:p>1.382</text:p>
          </table:table-cell>
          <table:table-cell office:value-type="float" office:value="1.83796090659476" calcext:value-type="float">
            <text:p>1.838</text:p>
          </table:table-cell>
          <table:table-cell office:value-type="float" office:value="1.41760175085015" calcext:value-type="float">
            <text:p>1.418</text:p>
          </table:table-cell>
          <table:table-cell office:value-type="float" office:value="1.93528131733386" calcext:value-type="float">
            <text:p>1.935</text:p>
          </table:table-cell>
          <table:table-cell office:value-type="float" office:value="1.33349629226006" calcext:value-type="float">
            <text:p>1.333</text:p>
          </table:table-cell>
        </table:table-row>
        <table:table-row table:style-name="ro1">
          <table:table-cell office:value-type="string" calcext:value-type="string">
            <text:p>M1-Caud</text:p>
          </table:table-cell>
          <table:table-cell office:value-type="string" calcext:value-type="string">
            <text:p>S1-Thalfus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247" calcext:value-type="float">
            <text:p>0.00247</text:p>
          </table:table-cell>
          <table:table-cell office:value-type="float" office:value="0.4248" calcext:value-type="float">
            <text:p>0.4248</text:p>
          </table:table-cell>
          <table:table-cell office:value-type="float" office:value="1.7018059657617" calcext:value-type="float">
            <text:p>1.702</text:p>
          </table:table-cell>
          <table:table-cell office:value-type="float" office:value="1.70225263233038" calcext:value-type="float">
            <text:p>1.702</text:p>
          </table:table-cell>
          <table:table-cell office:value-type="float" office:value="1.83796090659476" calcext:value-type="float">
            <text:p>1.838</text:p>
          </table:table-cell>
          <table:table-cell office:value-type="float" office:value="1.81007427978633" calcext:value-type="float">
            <text:p>1.810</text:p>
          </table:table-cell>
          <table:table-cell office:value-type="float" office:value="1.93528131733386" calcext:value-type="float">
            <text:p>1.935</text:p>
          </table:table-cell>
          <table:table-cell office:value-type="float" office:value="1.54744335078152" calcext:value-type="float">
            <text:p>1.547</text:p>
          </table:table-cell>
        </table:table-row>
        <table:table-row table:style-name="ro1">
          <table:table-cell office:value-type="string" calcext:value-type="string">
            <text:p>M1-Caud</text:p>
          </table:table-cell>
          <table:table-cell office:value-type="string" calcext:value-type="string">
            <text:p>Paracentral-Thalfus</text:p>
          </table:table-cell>
          <table:table-cell office:value-type="float" office:value="0.31944" calcext:value-type="float">
            <text:p>0.31944</text:p>
          </table:table-cell>
          <table:table-cell office:value-type="float" office:value="0.39537" calcext:value-type="float">
            <text:p>0.39537</text:p>
          </table:table-cell>
          <table:table-cell office:value-type="float" office:value="0.53195" calcext:value-type="float">
            <text:p>0.53195</text:p>
          </table:table-cell>
          <table:table-cell office:value-type="float" office:value="1.7018059657617" calcext:value-type="float">
            <text:p>1.702</text:p>
          </table:table-cell>
          <table:table-cell office:value-type="float" office:value="1.79805298465075" calcext:value-type="float">
            <text:p>1.798</text:p>
          </table:table-cell>
          <table:table-cell office:value-type="float" office:value="1.83796090659476" calcext:value-type="float">
            <text:p>1.838</text:p>
          </table:table-cell>
          <table:table-cell office:value-type="float" office:value="1.82913282376644" calcext:value-type="float">
            <text:p>1.829</text:p>
          </table:table-cell>
          <table:table-cell office:value-type="float" office:value="1.93528131733386" calcext:value-type="float">
            <text:p>1.935</text:p>
          </table:table-cell>
          <table:table-cell office:value-type="float" office:value="1.65843123491071" calcext:value-type="float">
            <text:p>1.658</text:p>
          </table:table-cell>
        </table:table-row>
        <table:table-row table:style-name="ro1">
          <table:table-cell office:value-type="string" calcext:value-type="string">
            <text:p>M1-Caud</text:p>
          </table:table-cell>
          <table:table-cell office:value-type="string" calcext:value-type="string">
            <text:p>M1L-M1R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665" calcext:value-type="float">
            <text:p>0.00665</text:p>
          </table:table-cell>
          <table:table-cell office:value-type="float" office:value="1.7018059657617" calcext:value-type="float">
            <text:p>1.702</text:p>
          </table:table-cell>
          <table:table-cell office:value-type="float" office:value="2.30069398459369" calcext:value-type="float">
            <text:p>2.301</text:p>
          </table:table-cell>
          <table:table-cell office:value-type="float" office:value="1.83796090659476" calcext:value-type="float">
            <text:p>1.838</text:p>
          </table:table-cell>
          <table:table-cell office:value-type="float" office:value="2.30322832534768" calcext:value-type="float">
            <text:p>2.303</text:p>
          </table:table-cell>
          <table:table-cell office:value-type="float" office:value="1.93528131733386" calcext:value-type="float">
            <text:p>1.935</text:p>
          </table:table-cell>
          <table:table-cell office:value-type="float" office:value="1.94137505027115" calcext:value-type="float">
            <text:p>1.941</text:p>
          </table:table-cell>
        </table:table-row>
        <table:table-row table:style-name="ro1">
          <table:table-cell office:value-type="string" calcext:value-type="string">
            <text:p>M1-Caud</text:p>
          </table:table-cell>
          <table:table-cell office:value-type="string" calcext:value-type="string">
            <text:p>S1L-S1R</text:p>
          </table:table-cell>
          <table:table-cell office:value-type="float" office:value="0.00002" calcext:value-type="float">
            <text:p>2E-05</text:p>
          </table:table-cell>
          <table:table-cell office:value-type="float" office:value="0" calcext:value-type="float">
            <text:p>0</text:p>
          </table:table-cell>
          <table:table-cell office:value-type="float" office:value="0.21459" calcext:value-type="float">
            <text:p>0.21459</text:p>
          </table:table-cell>
          <table:table-cell office:value-type="float" office:value="1.7018059657617" calcext:value-type="float">
            <text:p>1.702</text:p>
          </table:table-cell>
          <table:table-cell office:value-type="float" office:value="1.97837127705068" calcext:value-type="float">
            <text:p>1.978</text:p>
          </table:table-cell>
          <table:table-cell office:value-type="float" office:value="1.83796090659476" calcext:value-type="float">
            <text:p>1.838</text:p>
          </table:table-cell>
          <table:table-cell office:value-type="float" office:value="2.15342072116642" calcext:value-type="float">
            <text:p>2.153</text:p>
          </table:table-cell>
          <table:table-cell office:value-type="float" office:value="1.93528131733386" calcext:value-type="float">
            <text:p>1.935</text:p>
          </table:table-cell>
          <table:table-cell office:value-type="float" office:value="1.50846506053781" calcext:value-type="float">
            <text:p>1.508</text:p>
          </table:table-cell>
        </table:table-row>
        <table:table-row table:style-name="ro1">
          <table:table-cell office:value-type="string" calcext:value-type="string">
            <text:p>M1-Caud</text:p>
          </table:table-cell>
          <table:table-cell office:value-type="string" calcext:value-type="string">
            <text:p>S1-M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018059657617" calcext:value-type="float">
            <text:p>1.702</text:p>
          </table:table-cell>
          <table:table-cell office:value-type="float" office:value="2.71079850533131" calcext:value-type="float">
            <text:p>2.711</text:p>
          </table:table-cell>
          <table:table-cell office:value-type="float" office:value="1.83796090659476" calcext:value-type="float">
            <text:p>1.838</text:p>
          </table:table-cell>
          <table:table-cell office:value-type="float" office:value="2.66749992364788" calcext:value-type="float">
            <text:p>2.667</text:p>
          </table:table-cell>
          <table:table-cell office:value-type="float" office:value="1.93528131733386" calcext:value-type="float">
            <text:p>1.935</text:p>
          </table:table-cell>
          <table:table-cell office:value-type="float" office:value="2.21021926231474" calcext:value-type="float">
            <text:p>2.210</text:p>
          </table:table-cell>
        </table:table-row>
        <table:table-row table:style-name="ro1">
          <table:table-cell office:value-type="string" calcext:value-type="string">
            <text:p>S1-Caud</text:p>
          </table:table-cell>
          <table:table-cell office:value-type="string" calcext:value-type="string">
            <text:p>Paracentral-Caud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89894" calcext:value-type="float">
            <text:p>0.89894</text:p>
          </table:table-cell>
          <table:table-cell office:value-type="float" office:value="1.78334859032108" calcext:value-type="float">
            <text:p>1.783</text:p>
          </table:table-cell>
          <table:table-cell office:value-type="float" office:value="1.93798099342065" calcext:value-type="float">
            <text:p>1.938</text:p>
          </table:table-cell>
          <table:table-cell office:value-type="float" office:value="1.89188575284438" calcext:value-type="float">
            <text:p>1.892</text:p>
          </table:table-cell>
          <table:table-cell office:value-type="float" office:value="1.90220467274003" calcext:value-type="float">
            <text:p>1.902</text:p>
          </table:table-cell>
          <table:table-cell office:value-type="float" office:value="1.47049202093457" calcext:value-type="float">
            <text:p>1.470</text:p>
          </table:table-cell>
          <table:table-cell office:value-type="float" office:value="1.67304818310342" calcext:value-type="float">
            <text:p>1.673</text:p>
          </table:table-cell>
        </table:table-row>
        <table:table-row table:style-name="ro1">
          <table:table-cell office:value-type="string" calcext:value-type="string">
            <text:p>S1-Caud</text:p>
          </table:table-cell>
          <table:table-cell office:value-type="string" calcext:value-type="string">
            <text:p>M1-Lenti</text:p>
          </table:table-cell>
          <table:table-cell office:value-type="float" office:value="0.99254" calcext:value-type="float">
            <text:p>0.99254</text:p>
          </table:table-cell>
          <table:table-cell office:value-type="float" office:value="0.76862" calcext:value-type="float">
            <text:p>0.76862</text:p>
          </table:table-cell>
          <table:table-cell office:value-type="float" office:value="0.0129" calcext:value-type="float">
            <text:p>0.0129</text:p>
          </table:table-cell>
          <table:table-cell office:value-type="float" office:value="1.78334859032108" calcext:value-type="float">
            <text:p>1.783</text:p>
          </table:table-cell>
          <table:table-cell office:value-type="float" office:value="1.72564357467785" calcext:value-type="float">
            <text:p>1.726</text:p>
          </table:table-cell>
          <table:table-cell office:value-type="float" office:value="1.89188575284438" calcext:value-type="float">
            <text:p>1.892</text:p>
          </table:table-cell>
          <table:table-cell office:value-type="float" office:value="1.79237030733966" calcext:value-type="float">
            <text:p>1.792</text:p>
          </table:table-cell>
          <table:table-cell office:value-type="float" office:value="1.47049202093457" calcext:value-type="float">
            <text:p>1.470</text:p>
          </table:table-cell>
          <table:table-cell office:value-type="float" office:value="1.71423174147554" calcext:value-type="float">
            <text:p>1.714</text:p>
          </table:table-cell>
        </table:table-row>
        <table:table-row table:style-name="ro1">
          <table:table-cell office:value-type="string" calcext:value-type="string">
            <text:p>S1-Caud</text:p>
          </table:table-cell>
          <table:table-cell office:value-type="string" calcext:value-type="string">
            <text:p>S1-Lenti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247" calcext:value-type="float">
            <text:p>0.00247</text:p>
          </table:table-cell>
          <table:table-cell office:value-type="float" office:value="0" calcext:value-type="float">
            <text:p>0</text:p>
          </table:table-cell>
          <table:table-cell office:value-type="float" office:value="1.78334859032108" calcext:value-type="float">
            <text:p>1.783</text:p>
          </table:table-cell>
          <table:table-cell office:value-type="float" office:value="1.98340854556892" calcext:value-type="float">
            <text:p>1.983</text:p>
          </table:table-cell>
          <table:table-cell office:value-type="float" office:value="1.89188575284438" calcext:value-type="float">
            <text:p>1.892</text:p>
          </table:table-cell>
          <table:table-cell office:value-type="float" office:value="2.0014975647162" calcext:value-type="float">
            <text:p>2.001</text:p>
          </table:table-cell>
          <table:table-cell office:value-type="float" office:value="1.47049202093457" calcext:value-type="float">
            <text:p>1.470</text:p>
          </table:table-cell>
          <table:table-cell office:value-type="float" office:value="1.98118607032778" calcext:value-type="float">
            <text:p>1.981</text:p>
          </table:table-cell>
        </table:table-row>
        <table:table-row table:style-name="ro1">
          <table:table-cell office:value-type="string" calcext:value-type="string">
            <text:p>S1-Caud</text:p>
          </table:table-cell>
          <table:table-cell office:value-type="string" calcext:value-type="string">
            <text:p>Paracentral-Lenti</text:p>
          </table:table-cell>
          <table:table-cell office:value-type="float" office:value="0.3559" calcext:value-type="float">
            <text:p>0.3559</text:p>
          </table:table-cell>
          <table:table-cell office:value-type="float" office:value="0.29681" calcext:value-type="float">
            <text:p>0.29681</text:p>
          </table:table-cell>
          <table:table-cell office:value-type="float" office:value="0.06247" calcext:value-type="float">
            <text:p>0.06247</text:p>
          </table:table-cell>
          <table:table-cell office:value-type="float" office:value="1.78334859032108" calcext:value-type="float">
            <text:p>1.783</text:p>
          </table:table-cell>
          <table:table-cell office:value-type="float" office:value="1.76583080260304" calcext:value-type="float">
            <text:p>1.766</text:p>
          </table:table-cell>
          <table:table-cell office:value-type="float" office:value="1.89188575284438" calcext:value-type="float">
            <text:p>1.892</text:p>
          </table:table-cell>
          <table:table-cell office:value-type="float" office:value="1.823361400245" calcext:value-type="float">
            <text:p>1.823</text:p>
          </table:table-cell>
          <table:table-cell office:value-type="float" office:value="1.47049202093457" calcext:value-type="float">
            <text:p>1.470</text:p>
          </table:table-cell>
          <table:table-cell office:value-type="float" office:value="1.57989063439819" calcext:value-type="float">
            <text:p>1.580</text:p>
          </table:table-cell>
        </table:table-row>
        <table:table-row table:style-name="ro1">
          <table:table-cell office:value-type="string" calcext:value-type="string">
            <text:p>S1-Caud</text:p>
          </table:table-cell>
          <table:table-cell office:value-type="string" calcext:value-type="string">
            <text:p>M1-Thalfus</text:p>
          </table:table-cell>
          <table:table-cell office:value-type="float" office:value="0.08329" calcext:value-type="float">
            <text:p>0.08329</text:p>
          </table:table-cell>
          <table:table-cell office:value-type="float" office:value="0.03202" calcext:value-type="float">
            <text:p>0.03202</text:p>
          </table:table-cell>
          <table:table-cell office:value-type="float" office:value="0.95331" calcext:value-type="float">
            <text:p>0.95331</text:p>
          </table:table-cell>
          <table:table-cell office:value-type="float" office:value="1.78334859032108" calcext:value-type="float">
            <text:p>1.783</text:p>
          </table:table-cell>
          <table:table-cell office:value-type="float" office:value="1.3822077159082" calcext:value-type="float">
            <text:p>1.382</text:p>
          </table:table-cell>
          <table:table-cell office:value-type="float" office:value="1.89188575284438" calcext:value-type="float">
            <text:p>1.892</text:p>
          </table:table-cell>
          <table:table-cell office:value-type="float" office:value="1.41760175085015" calcext:value-type="float">
            <text:p>1.418</text:p>
          </table:table-cell>
          <table:table-cell office:value-type="float" office:value="1.47049202093457" calcext:value-type="float">
            <text:p>1.470</text:p>
          </table:table-cell>
          <table:table-cell office:value-type="float" office:value="1.33349629226006" calcext:value-type="float">
            <text:p>1.333</text:p>
          </table:table-cell>
        </table:table-row>
        <table:table-row table:style-name="ro1">
          <table:table-cell office:value-type="string" calcext:value-type="string">
            <text:p>S1-Caud</text:p>
          </table:table-cell>
          <table:table-cell office:value-type="string" calcext:value-type="string">
            <text:p>S1-Thalfus</text:p>
          </table:table-cell>
          <table:table-cell office:value-type="float" office:value="0.11126" calcext:value-type="float">
            <text:p>0.11126</text:p>
          </table:table-cell>
          <table:table-cell office:value-type="float" office:value="0.49029" calcext:value-type="float">
            <text:p>0.49029</text:p>
          </table:table-cell>
          <table:table-cell office:value-type="float" office:value="0.05725" calcext:value-type="float">
            <text:p>0.05725</text:p>
          </table:table-cell>
          <table:table-cell office:value-type="float" office:value="1.78334859032108" calcext:value-type="float">
            <text:p>1.783</text:p>
          </table:table-cell>
          <table:table-cell office:value-type="float" office:value="1.70225263233038" calcext:value-type="float">
            <text:p>1.702</text:p>
          </table:table-cell>
          <table:table-cell office:value-type="float" office:value="1.89188575284438" calcext:value-type="float">
            <text:p>1.892</text:p>
          </table:table-cell>
          <table:table-cell office:value-type="float" office:value="1.81007427978633" calcext:value-type="float">
            <text:p>1.810</text:p>
          </table:table-cell>
          <table:table-cell office:value-type="float" office:value="1.47049202093457" calcext:value-type="float">
            <text:p>1.470</text:p>
          </table:table-cell>
          <table:table-cell office:value-type="float" office:value="1.54744335078152" calcext:value-type="float">
            <text:p>1.547</text:p>
          </table:table-cell>
        </table:table-row>
        <table:table-row table:style-name="ro1">
          <table:table-cell office:value-type="string" calcext:value-type="string">
            <text:p>S1-Caud</text:p>
          </table:table-cell>
          <table:table-cell office:value-type="string" calcext:value-type="string">
            <text:p>Paracentral-Thalfus</text:p>
          </table:table-cell>
          <table:table-cell office:value-type="float" office:value="0.02311" calcext:value-type="float">
            <text:p>0.02311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99315" calcext:value-type="float">
            <text:p>0.99315</text:p>
          </table:table-cell>
          <table:table-cell office:value-type="float" office:value="1.78334859032108" calcext:value-type="float">
            <text:p>1.783</text:p>
          </table:table-cell>
          <table:table-cell office:value-type="float" office:value="1.79805298465075" calcext:value-type="float">
            <text:p>1.798</text:p>
          </table:table-cell>
          <table:table-cell office:value-type="float" office:value="1.89188575284438" calcext:value-type="float">
            <text:p>1.892</text:p>
          </table:table-cell>
          <table:table-cell office:value-type="float" office:value="1.82913282376644" calcext:value-type="float">
            <text:p>1.829</text:p>
          </table:table-cell>
          <table:table-cell office:value-type="float" office:value="1.47049202093457" calcext:value-type="float">
            <text:p>1.470</text:p>
          </table:table-cell>
          <table:table-cell office:value-type="float" office:value="1.65843123491071" calcext:value-type="float">
            <text:p>1.658</text:p>
          </table:table-cell>
        </table:table-row>
        <table:table-row table:style-name="ro1">
          <table:table-cell office:value-type="string" calcext:value-type="string">
            <text:p>S1-Caud</text:p>
          </table:table-cell>
          <table:table-cell office:value-type="string" calcext:value-type="string">
            <text:p>M1L-M1R</text:p>
          </table:table-cell>
          <table:table-cell office:value-type="float" office:value="0.01863" calcext:value-type="float">
            <text:p>0.01863</text:p>
          </table:table-cell>
          <table:table-cell office:value-type="float" office:value="0.02284" calcext:value-type="float">
            <text:p>0.02284</text:p>
          </table:table-cell>
          <table:table-cell office:value-type="float" office:value="0.00843" calcext:value-type="float">
            <text:p>0.00843</text:p>
          </table:table-cell>
          <table:table-cell office:value-type="float" office:value="1.78334859032108" calcext:value-type="float">
            <text:p>1.783</text:p>
          </table:table-cell>
          <table:table-cell office:value-type="float" office:value="2.30069398459369" calcext:value-type="float">
            <text:p>2.301</text:p>
          </table:table-cell>
          <table:table-cell office:value-type="float" office:value="1.89188575284438" calcext:value-type="float">
            <text:p>1.892</text:p>
          </table:table-cell>
          <table:table-cell office:value-type="float" office:value="2.30322832534768" calcext:value-type="float">
            <text:p>2.303</text:p>
          </table:table-cell>
          <table:table-cell office:value-type="float" office:value="1.47049202093457" calcext:value-type="float">
            <text:p>1.470</text:p>
          </table:table-cell>
          <table:table-cell office:value-type="float" office:value="1.94137505027115" calcext:value-type="float">
            <text:p>1.941</text:p>
          </table:table-cell>
        </table:table-row>
        <table:table-row table:style-name="ro1">
          <table:table-cell office:value-type="string" calcext:value-type="string">
            <text:p>S1-Caud</text:p>
          </table:table-cell>
          <table:table-cell office:value-type="string" calcext:value-type="string">
            <text:p>S1L-S1R</text:p>
          </table:table-cell>
          <table:table-cell office:value-type="float" office:value="0.01295" calcext:value-type="float">
            <text:p>0.01295</text:p>
          </table:table-cell>
          <table:table-cell office:value-type="float" office:value="0.00383" calcext:value-type="float">
            <text:p>0.00383</text:p>
          </table:table-cell>
          <table:table-cell office:value-type="float" office:value="0.11547" calcext:value-type="float">
            <text:p>0.11547</text:p>
          </table:table-cell>
          <table:table-cell office:value-type="float" office:value="1.78334859032108" calcext:value-type="float">
            <text:p>1.783</text:p>
          </table:table-cell>
          <table:table-cell office:value-type="float" office:value="1.97837127705068" calcext:value-type="float">
            <text:p>1.978</text:p>
          </table:table-cell>
          <table:table-cell office:value-type="float" office:value="1.89188575284438" calcext:value-type="float">
            <text:p>1.892</text:p>
          </table:table-cell>
          <table:table-cell office:value-type="float" office:value="2.15342072116642" calcext:value-type="float">
            <text:p>2.153</text:p>
          </table:table-cell>
          <table:table-cell office:value-type="float" office:value="1.47049202093457" calcext:value-type="float">
            <text:p>1.470</text:p>
          </table:table-cell>
          <table:table-cell office:value-type="float" office:value="1.50846506053781" calcext:value-type="float">
            <text:p>1.508</text:p>
          </table:table-cell>
        </table:table-row>
        <table:table-row table:style-name="ro1">
          <table:table-cell office:value-type="string" calcext:value-type="string">
            <text:p>S1-Caud</text:p>
          </table:table-cell>
          <table:table-cell office:value-type="string" calcext:value-type="string">
            <text:p>S1-M1</text:p>
          </table:table-cell>
          <table:table-cell office:value-type="float" office:value="0" calcext:value-type="float">
            <text:p>0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office:value-type="float" office:value="1.78334859032108" calcext:value-type="float">
            <text:p>1.783</text:p>
          </table:table-cell>
          <table:table-cell office:value-type="float" office:value="2.71079850533131" calcext:value-type="float">
            <text:p>2.711</text:p>
          </table:table-cell>
          <table:table-cell office:value-type="float" office:value="1.89188575284438" calcext:value-type="float">
            <text:p>1.892</text:p>
          </table:table-cell>
          <table:table-cell office:value-type="float" office:value="2.66749992364788" calcext:value-type="float">
            <text:p>2.667</text:p>
          </table:table-cell>
          <table:table-cell office:value-type="float" office:value="1.47049202093457" calcext:value-type="float">
            <text:p>1.470</text:p>
          </table:table-cell>
          <table:table-cell office:value-type="float" office:value="2.21021926231474" calcext:value-type="float">
            <text:p>2.210</text:p>
          </table:table-cell>
        </table:table-row>
        <table:table-row table:style-name="ro1">
          <table:table-cell office:value-type="string" calcext:value-type="string">
            <text:p>Paracentral-Caud</text:p>
          </table:table-cell>
          <table:table-cell office:value-type="string" calcext:value-type="string">
            <text:p>M1-Lenti</text:p>
          </table:table-cell>
          <table:table-cell office:value-type="float" office:value="0.00447" calcext:value-type="float">
            <text:p>0.00447</text:p>
          </table:table-cell>
          <table:table-cell office:value-type="float" office:value="0.00233" calcext:value-type="float">
            <text:p>0.00233</text:p>
          </table:table-cell>
          <table:table-cell office:value-type="float" office:value="0.00533" calcext:value-type="float">
            <text:p>0.00533</text:p>
          </table:table-cell>
          <table:table-cell office:value-type="float" office:value="1.93798099342065" calcext:value-type="float">
            <text:p>1.938</text:p>
          </table:table-cell>
          <table:table-cell office:value-type="float" office:value="1.72564357467785" calcext:value-type="float">
            <text:p>1.726</text:p>
          </table:table-cell>
          <table:table-cell office:value-type="float" office:value="1.90220467274003" calcext:value-type="float">
            <text:p>1.902</text:p>
          </table:table-cell>
          <table:table-cell office:value-type="float" office:value="1.79237030733966" calcext:value-type="float">
            <text:p>1.792</text:p>
          </table:table-cell>
          <table:table-cell office:value-type="float" office:value="1.67304818310342" calcext:value-type="float">
            <text:p>1.673</text:p>
          </table:table-cell>
          <table:table-cell office:value-type="float" office:value="1.71423174147554" calcext:value-type="float">
            <text:p>1.714</text:p>
          </table:table-cell>
        </table:table-row>
        <table:table-row table:style-name="ro1">
          <table:table-cell office:value-type="string" calcext:value-type="string">
            <text:p>Paracentral-Caud</text:p>
          </table:table-cell>
          <table:table-cell office:value-type="string" calcext:value-type="string">
            <text:p>S1-Lent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" calcext:value-type="float">
            <text:p>1E-05</text:p>
          </table:table-cell>
          <table:table-cell office:value-type="float" office:value="1.93798099342065" calcext:value-type="float">
            <text:p>1.938</text:p>
          </table:table-cell>
          <table:table-cell office:value-type="float" office:value="1.98340854556892" calcext:value-type="float">
            <text:p>1.983</text:p>
          </table:table-cell>
          <table:table-cell office:value-type="float" office:value="1.90220467274003" calcext:value-type="float">
            <text:p>1.902</text:p>
          </table:table-cell>
          <table:table-cell office:value-type="float" office:value="2.0014975647162" calcext:value-type="float">
            <text:p>2.001</text:p>
          </table:table-cell>
          <table:table-cell office:value-type="float" office:value="1.67304818310342" calcext:value-type="float">
            <text:p>1.673</text:p>
          </table:table-cell>
          <table:table-cell office:value-type="float" office:value="1.98118607032778" calcext:value-type="float">
            <text:p>1.981</text:p>
          </table:table-cell>
        </table:table-row>
        <table:table-row table:style-name="ro1">
          <table:table-cell office:value-type="string" calcext:value-type="string">
            <text:p>Paracentral-Caud</text:p>
          </table:table-cell>
          <table:table-cell office:value-type="string" calcext:value-type="string">
            <text:p>Paracentral-Lenti</text:p>
          </table:table-cell>
          <table:table-cell office:value-type="float" office:value="0.01459" calcext:value-type="float">
            <text:p>0.01459</text:p>
          </table:table-cell>
          <table:table-cell office:value-type="float" office:value="0.00527" calcext:value-type="float">
            <text:p>0.00527</text:p>
          </table:table-cell>
          <table:table-cell office:value-type="float" office:value="0.00341" calcext:value-type="float">
            <text:p>0.00341</text:p>
          </table:table-cell>
          <table:table-cell office:value-type="float" office:value="1.93798099342065" calcext:value-type="float">
            <text:p>1.938</text:p>
          </table:table-cell>
          <table:table-cell office:value-type="float" office:value="1.76583080260304" calcext:value-type="float">
            <text:p>1.766</text:p>
          </table:table-cell>
          <table:table-cell office:value-type="float" office:value="1.90220467274003" calcext:value-type="float">
            <text:p>1.902</text:p>
          </table:table-cell>
          <table:table-cell office:value-type="float" office:value="1.823361400245" calcext:value-type="float">
            <text:p>1.823</text:p>
          </table:table-cell>
          <table:table-cell office:value-type="float" office:value="1.67304818310342" calcext:value-type="float">
            <text:p>1.673</text:p>
          </table:table-cell>
          <table:table-cell office:value-type="float" office:value="1.57989063439819" calcext:value-type="float">
            <text:p>1.580</text:p>
          </table:table-cell>
        </table:table-row>
        <table:table-row table:style-name="ro1">
          <table:table-cell office:value-type="string" calcext:value-type="string">
            <text:p>Paracentral-Caud</text:p>
          </table:table-cell>
          <table:table-cell office:value-type="string" calcext:value-type="string">
            <text:p>M1-Thalfus</text:p>
          </table:table-cell>
          <table:table-cell office:value-type="float" office:value="0.37239" calcext:value-type="float">
            <text:p>0.37239</text:p>
          </table:table-cell>
          <table:table-cell office:value-type="float" office:value="0.44017" calcext:value-type="float">
            <text:p>0.44017</text:p>
          </table:table-cell>
          <table:table-cell office:value-type="float" office:value="0.95331" calcext:value-type="float">
            <text:p>0.95331</text:p>
          </table:table-cell>
          <table:table-cell office:value-type="float" office:value="1.93798099342065" calcext:value-type="float">
            <text:p>1.938</text:p>
          </table:table-cell>
          <table:table-cell office:value-type="float" office:value="1.3822077159082" calcext:value-type="float">
            <text:p>1.382</text:p>
          </table:table-cell>
          <table:table-cell office:value-type="float" office:value="1.90220467274003" calcext:value-type="float">
            <text:p>1.902</text:p>
          </table:table-cell>
          <table:table-cell office:value-type="float" office:value="1.41760175085015" calcext:value-type="float">
            <text:p>1.418</text:p>
          </table:table-cell>
          <table:table-cell office:value-type="float" office:value="1.67304818310342" calcext:value-type="float">
            <text:p>1.673</text:p>
          </table:table-cell>
          <table:table-cell office:value-type="float" office:value="1.33349629226006" calcext:value-type="float">
            <text:p>1.333</text:p>
          </table:table-cell>
        </table:table-row>
        <table:table-row table:style-name="ro1">
          <table:table-cell office:value-type="string" calcext:value-type="string">
            <text:p>Paracentral-Caud</text:p>
          </table:table-cell>
          <table:table-cell office:value-type="string" calcext:value-type="string">
            <text:p>S1-Thalfus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15253" calcext:value-type="float">
            <text:p>0.15253</text:p>
          </table:table-cell>
          <table:table-cell office:value-type="float" office:value="1.93798099342065" calcext:value-type="float">
            <text:p>1.938</text:p>
          </table:table-cell>
          <table:table-cell office:value-type="float" office:value="1.70225263233038" calcext:value-type="float">
            <text:p>1.702</text:p>
          </table:table-cell>
          <table:table-cell office:value-type="float" office:value="1.90220467274003" calcext:value-type="float">
            <text:p>1.902</text:p>
          </table:table-cell>
          <table:table-cell office:value-type="float" office:value="1.81007427978633" calcext:value-type="float">
            <text:p>1.810</text:p>
          </table:table-cell>
          <table:table-cell office:value-type="float" office:value="1.67304818310342" calcext:value-type="float">
            <text:p>1.673</text:p>
          </table:table-cell>
          <table:table-cell office:value-type="float" office:value="1.54744335078152" calcext:value-type="float">
            <text:p>1.547</text:p>
          </table:table-cell>
        </table:table-row>
        <table:table-row table:style-name="ro1">
          <table:table-cell office:value-type="string" calcext:value-type="string">
            <text:p>Paracentral-Caud</text:p>
          </table:table-cell>
          <table:table-cell office:value-type="string" calcext:value-type="string">
            <text:p>Paracentral-Thalfus</text:p>
          </table:table-cell>
          <table:table-cell office:value-type="float" office:value="0.43303" calcext:value-type="float">
            <text:p>0.43303</text:p>
          </table:table-cell>
          <table:table-cell office:value-type="float" office:value="0.27621" calcext:value-type="float">
            <text:p>0.27621</text:p>
          </table:table-cell>
          <table:table-cell office:value-type="float" office:value="0.89894" calcext:value-type="float">
            <text:p>0.89894</text:p>
          </table:table-cell>
          <table:table-cell office:value-type="float" office:value="1.93798099342065" calcext:value-type="float">
            <text:p>1.938</text:p>
          </table:table-cell>
          <table:table-cell office:value-type="float" office:value="1.79805298465075" calcext:value-type="float">
            <text:p>1.798</text:p>
          </table:table-cell>
          <table:table-cell office:value-type="float" office:value="1.90220467274003" calcext:value-type="float">
            <text:p>1.902</text:p>
          </table:table-cell>
          <table:table-cell office:value-type="float" office:value="1.82913282376644" calcext:value-type="float">
            <text:p>1.829</text:p>
          </table:table-cell>
          <table:table-cell office:value-type="float" office:value="1.67304818310342" calcext:value-type="float">
            <text:p>1.673</text:p>
          </table:table-cell>
          <table:table-cell office:value-type="float" office:value="1.65843123491071" calcext:value-type="float">
            <text:p>1.658</text:p>
          </table:table-cell>
        </table:table-row>
        <table:table-row table:style-name="ro1">
          <table:table-cell office:value-type="string" calcext:value-type="string">
            <text:p>Paracentral-Caud</text:p>
          </table:table-cell>
          <table:table-cell office:value-type="string" calcext:value-type="string">
            <text:p>M1L-M1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1.93798099342065" calcext:value-type="float">
            <text:p>1.938</text:p>
          </table:table-cell>
          <table:table-cell office:value-type="float" office:value="2.30069398459369" calcext:value-type="float">
            <text:p>2.301</text:p>
          </table:table-cell>
          <table:table-cell office:value-type="float" office:value="1.90220467274003" calcext:value-type="float">
            <text:p>1.902</text:p>
          </table:table-cell>
          <table:table-cell office:value-type="float" office:value="2.30322832534768" calcext:value-type="float">
            <text:p>2.303</text:p>
          </table:table-cell>
          <table:table-cell office:value-type="float" office:value="1.67304818310342" calcext:value-type="float">
            <text:p>1.673</text:p>
          </table:table-cell>
          <table:table-cell office:value-type="float" office:value="1.94137505027115" calcext:value-type="float">
            <text:p>1.941</text:p>
          </table:table-cell>
        </table:table-row>
        <table:table-row table:style-name="ro1">
          <table:table-cell office:value-type="string" calcext:value-type="string">
            <text:p>Paracentral-Caud</text:p>
          </table:table-cell>
          <table:table-cell office:value-type="string" calcext:value-type="string">
            <text:p>S1L-S1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198" calcext:value-type="float">
            <text:p>0.09198</text:p>
          </table:table-cell>
          <table:table-cell office:value-type="float" office:value="1.93798099342065" calcext:value-type="float">
            <text:p>1.938</text:p>
          </table:table-cell>
          <table:table-cell office:value-type="float" office:value="1.97837127705068" calcext:value-type="float">
            <text:p>1.978</text:p>
          </table:table-cell>
          <table:table-cell office:value-type="float" office:value="1.90220467274003" calcext:value-type="float">
            <text:p>1.902</text:p>
          </table:table-cell>
          <table:table-cell office:value-type="float" office:value="2.15342072116642" calcext:value-type="float">
            <text:p>2.153</text:p>
          </table:table-cell>
          <table:table-cell office:value-type="float" office:value="1.67304818310342" calcext:value-type="float">
            <text:p>1.673</text:p>
          </table:table-cell>
          <table:table-cell office:value-type="float" office:value="1.50846506053781" calcext:value-type="float">
            <text:p>1.508</text:p>
          </table:table-cell>
        </table:table-row>
        <table:table-row table:style-name="ro1">
          <table:table-cell office:value-type="string" calcext:value-type="string">
            <text:p>Paracentral-Caud</text:p>
          </table:table-cell>
          <table:table-cell office:value-type="string" calcext:value-type="string">
            <text:p>S1-M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3798099342065" calcext:value-type="float">
            <text:p>1.938</text:p>
          </table:table-cell>
          <table:table-cell office:value-type="float" office:value="2.71079850533131" calcext:value-type="float">
            <text:p>2.711</text:p>
          </table:table-cell>
          <table:table-cell office:value-type="float" office:value="1.90220467274003" calcext:value-type="float">
            <text:p>1.902</text:p>
          </table:table-cell>
          <table:table-cell office:value-type="float" office:value="2.66749992364788" calcext:value-type="float">
            <text:p>2.667</text:p>
          </table:table-cell>
          <table:table-cell office:value-type="float" office:value="1.67304818310342" calcext:value-type="float">
            <text:p>1.673</text:p>
          </table:table-cell>
          <table:table-cell office:value-type="float" office:value="2.21021926231474" calcext:value-type="float">
            <text:p>2.210</text:p>
          </table:table-cell>
        </table:table-row>
        <table:table-row table:style-name="ro1">
          <table:table-cell office:value-type="string" calcext:value-type="string">
            <text:p>M1-Lenti</text:p>
          </table:table-cell>
          <table:table-cell office:value-type="string" calcext:value-type="string">
            <text:p>S1-Lenti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1.72564357467785" calcext:value-type="float">
            <text:p>1.726</text:p>
          </table:table-cell>
          <table:table-cell office:value-type="float" office:value="1.98340854556892" calcext:value-type="float">
            <text:p>1.983</text:p>
          </table:table-cell>
          <table:table-cell office:value-type="float" office:value="1.79237030733966" calcext:value-type="float">
            <text:p>1.792</text:p>
          </table:table-cell>
          <table:table-cell office:value-type="float" office:value="2.0014975647162" calcext:value-type="float">
            <text:p>2.001</text:p>
          </table:table-cell>
          <table:table-cell office:value-type="float" office:value="1.71423174147554" calcext:value-type="float">
            <text:p>1.714</text:p>
          </table:table-cell>
          <table:table-cell office:value-type="float" office:value="1.98118607032778" calcext:value-type="float">
            <text:p>1.981</text:p>
          </table:table-cell>
        </table:table-row>
        <table:table-row table:style-name="ro1">
          <table:table-cell office:value-type="string" calcext:value-type="string">
            <text:p>M1-Lenti</text:p>
          </table:table-cell>
          <table:table-cell office:value-type="string" calcext:value-type="string">
            <text:p>Paracentral-Lenti</text:p>
          </table:table-cell>
          <table:table-cell office:value-type="float" office:value="0.26083" calcext:value-type="float">
            <text:p>0.26083</text:p>
          </table:table-cell>
          <table:table-cell office:value-type="float" office:value="0.31629" calcext:value-type="float">
            <text:p>0.31629</text:p>
          </table:table-cell>
          <table:table-cell office:value-type="float" office:value="0.24852" calcext:value-type="float">
            <text:p>0.24852</text:p>
          </table:table-cell>
          <table:table-cell office:value-type="float" office:value="1.72564357467785" calcext:value-type="float">
            <text:p>1.726</text:p>
          </table:table-cell>
          <table:table-cell office:value-type="float" office:value="1.76583080260304" calcext:value-type="float">
            <text:p>1.766</text:p>
          </table:table-cell>
          <table:table-cell office:value-type="float" office:value="1.79237030733966" calcext:value-type="float">
            <text:p>1.792</text:p>
          </table:table-cell>
          <table:table-cell office:value-type="float" office:value="1.823361400245" calcext:value-type="float">
            <text:p>1.823</text:p>
          </table:table-cell>
          <table:table-cell office:value-type="float" office:value="1.71423174147554" calcext:value-type="float">
            <text:p>1.714</text:p>
          </table:table-cell>
          <table:table-cell office:value-type="float" office:value="1.57989063439819" calcext:value-type="float">
            <text:p>1.580</text:p>
          </table:table-cell>
        </table:table-row>
        <table:table-row table:style-name="ro1">
          <table:table-cell office:value-type="string" calcext:value-type="string">
            <text:p>M1-Lenti</text:p>
          </table:table-cell>
          <table:table-cell office:value-type="string" calcext:value-type="string">
            <text:p>M1-Thalfus</text:p>
          </table:table-cell>
          <table:table-cell office:value-type="float" office:value="0.00713" calcext:value-type="float">
            <text:p>0.0071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06" calcext:value-type="float">
            <text:p>6E-05</text:p>
          </table:table-cell>
          <table:table-cell office:value-type="float" office:value="1.72564357467785" calcext:value-type="float">
            <text:p>1.726</text:p>
          </table:table-cell>
          <table:table-cell office:value-type="float" office:value="1.3822077159082" calcext:value-type="float">
            <text:p>1.382</text:p>
          </table:table-cell>
          <table:table-cell office:value-type="float" office:value="1.79237030733966" calcext:value-type="float">
            <text:p>1.792</text:p>
          </table:table-cell>
          <table:table-cell office:value-type="float" office:value="1.41760175085015" calcext:value-type="float">
            <text:p>1.418</text:p>
          </table:table-cell>
          <table:table-cell office:value-type="float" office:value="1.71423174147554" calcext:value-type="float">
            <text:p>1.714</text:p>
          </table:table-cell>
          <table:table-cell office:value-type="float" office:value="1.33349629226006" calcext:value-type="float">
            <text:p>1.333</text:p>
          </table:table-cell>
        </table:table-row>
        <table:table-row table:style-name="ro1">
          <table:table-cell office:value-type="string" calcext:value-type="string">
            <text:p>M1-Lenti</text:p>
          </table:table-cell>
          <table:table-cell office:value-type="string" calcext:value-type="string">
            <text:p>S1-Thalfus</text:p>
          </table:table-cell>
          <table:table-cell office:value-type="float" office:value="0.36985" calcext:value-type="float">
            <text:p>0.36985</text:p>
          </table:table-cell>
          <table:table-cell office:value-type="float" office:value="0.47156" calcext:value-type="float">
            <text:p>0.47156</text:p>
          </table:table-cell>
          <table:table-cell office:value-type="float" office:value="0.15632" calcext:value-type="float">
            <text:p>0.15632</text:p>
          </table:table-cell>
          <table:table-cell office:value-type="float" office:value="1.72564357467785" calcext:value-type="float">
            <text:p>1.726</text:p>
          </table:table-cell>
          <table:table-cell office:value-type="float" office:value="1.70225263233038" calcext:value-type="float">
            <text:p>1.702</text:p>
          </table:table-cell>
          <table:table-cell office:value-type="float" office:value="1.79237030733966" calcext:value-type="float">
            <text:p>1.792</text:p>
          </table:table-cell>
          <table:table-cell office:value-type="float" office:value="1.81007427978633" calcext:value-type="float">
            <text:p>1.810</text:p>
          </table:table-cell>
          <table:table-cell office:value-type="float" office:value="1.71423174147554" calcext:value-type="float">
            <text:p>1.714</text:p>
          </table:table-cell>
          <table:table-cell office:value-type="float" office:value="1.54744335078152" calcext:value-type="float">
            <text:p>1.547</text:p>
          </table:table-cell>
        </table:table-row>
        <table:table-row table:style-name="ro1">
          <table:table-cell office:value-type="string" calcext:value-type="string">
            <text:p>M1-Lenti</text:p>
          </table:table-cell>
          <table:table-cell office:value-type="string" calcext:value-type="string">
            <text:p>Paracentral-Thalfus</text:p>
          </table:table-cell>
          <table:table-cell office:value-type="float" office:value="0.01863" calcext:value-type="float">
            <text:p>0.01863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00219" calcext:value-type="float">
            <text:p>0.00219</text:p>
          </table:table-cell>
          <table:table-cell office:value-type="float" office:value="1.72564357467785" calcext:value-type="float">
            <text:p>1.726</text:p>
          </table:table-cell>
          <table:table-cell office:value-type="float" office:value="1.79805298465075" calcext:value-type="float">
            <text:p>1.798</text:p>
          </table:table-cell>
          <table:table-cell office:value-type="float" office:value="1.79237030733966" calcext:value-type="float">
            <text:p>1.792</text:p>
          </table:table-cell>
          <table:table-cell office:value-type="float" office:value="1.82913282376644" calcext:value-type="float">
            <text:p>1.829</text:p>
          </table:table-cell>
          <table:table-cell office:value-type="float" office:value="1.71423174147554" calcext:value-type="float">
            <text:p>1.714</text:p>
          </table:table-cell>
          <table:table-cell office:value-type="float" office:value="1.65843123491071" calcext:value-type="float">
            <text:p>1.658</text:p>
          </table:table-cell>
        </table:table-row>
        <table:table-row table:style-name="ro1">
          <table:table-cell office:value-type="string" calcext:value-type="string">
            <text:p>M1-Lenti</text:p>
          </table:table-cell>
          <table:table-cell office:value-type="string" calcext:value-type="string">
            <text:p>M1L-M1R</text:p>
          </table:table-cell>
          <table:table-cell office:value-type="float" office:value="0.01936" calcext:value-type="float">
            <text:p>0.01936</text:p>
          </table:table-cell>
          <table:table-cell office:value-type="float" office:value="0.01597" calcext:value-type="float">
            <text:p>0.01597</text:p>
          </table:table-cell>
          <table:table-cell office:value-type="float" office:value="0.62789" calcext:value-type="float">
            <text:p>0.62789</text:p>
          </table:table-cell>
          <table:table-cell office:value-type="float" office:value="1.72564357467785" calcext:value-type="float">
            <text:p>1.726</text:p>
          </table:table-cell>
          <table:table-cell office:value-type="float" office:value="2.30069398459369" calcext:value-type="float">
            <text:p>2.301</text:p>
          </table:table-cell>
          <table:table-cell office:value-type="float" office:value="1.79237030733966" calcext:value-type="float">
            <text:p>1.792</text:p>
          </table:table-cell>
          <table:table-cell office:value-type="float" office:value="2.30322832534768" calcext:value-type="float">
            <text:p>2.303</text:p>
          </table:table-cell>
          <table:table-cell office:value-type="float" office:value="1.71423174147554" calcext:value-type="float">
            <text:p>1.714</text:p>
          </table:table-cell>
          <table:table-cell office:value-type="float" office:value="1.94137505027115" calcext:value-type="float">
            <text:p>1.941</text:p>
          </table:table-cell>
        </table:table-row>
        <table:table-row table:style-name="ro1">
          <table:table-cell office:value-type="string" calcext:value-type="string">
            <text:p>M1-Lenti</text:p>
          </table:table-cell>
          <table:table-cell office:value-type="string" calcext:value-type="string">
            <text:p>S1L-S1R</text:p>
          </table:table-cell>
          <table:table-cell office:value-type="float" office:value="0.03596" calcext:value-type="float">
            <text:p>0.03596</text:p>
          </table:table-cell>
          <table:table-cell office:value-type="float" office:value="0.01189" calcext:value-type="float">
            <text:p>0.01189</text:p>
          </table:table-cell>
          <table:table-cell office:value-type="float" office:value="0.95469" calcext:value-type="float">
            <text:p>0.95469</text:p>
          </table:table-cell>
          <table:table-cell office:value-type="float" office:value="1.72564357467785" calcext:value-type="float">
            <text:p>1.726</text:p>
          </table:table-cell>
          <table:table-cell office:value-type="float" office:value="1.97837127705068" calcext:value-type="float">
            <text:p>1.978</text:p>
          </table:table-cell>
          <table:table-cell office:value-type="float" office:value="1.79237030733966" calcext:value-type="float">
            <text:p>1.792</text:p>
          </table:table-cell>
          <table:table-cell office:value-type="float" office:value="2.15342072116642" calcext:value-type="float">
            <text:p>2.153</text:p>
          </table:table-cell>
          <table:table-cell office:value-type="float" office:value="1.71423174147554" calcext:value-type="float">
            <text:p>1.714</text:p>
          </table:table-cell>
          <table:table-cell office:value-type="float" office:value="1.50846506053781" calcext:value-type="float">
            <text:p>1.508</text:p>
          </table:table-cell>
        </table:table-row>
        <table:table-row table:style-name="ro1">
          <table:table-cell office:value-type="string" calcext:value-type="string">
            <text:p>M1-Lenti</text:p>
          </table:table-cell>
          <table:table-cell office:value-type="string" calcext:value-type="string">
            <text:p>S1-M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6" calcext:value-type="float">
            <text:p>0.00346</text:p>
          </table:table-cell>
          <table:table-cell office:value-type="float" office:value="1.72564357467785" calcext:value-type="float">
            <text:p>1.726</text:p>
          </table:table-cell>
          <table:table-cell office:value-type="float" office:value="2.71079850533131" calcext:value-type="float">
            <text:p>2.711</text:p>
          </table:table-cell>
          <table:table-cell office:value-type="float" office:value="1.79237030733966" calcext:value-type="float">
            <text:p>1.792</text:p>
          </table:table-cell>
          <table:table-cell office:value-type="float" office:value="2.66749992364788" calcext:value-type="float">
            <text:p>2.667</text:p>
          </table:table-cell>
          <table:table-cell office:value-type="float" office:value="1.71423174147554" calcext:value-type="float">
            <text:p>1.714</text:p>
          </table:table-cell>
          <table:table-cell office:value-type="float" office:value="2.21021926231474" calcext:value-type="float">
            <text:p>2.210</text:p>
          </table:table-cell>
        </table:table-row>
        <table:table-row table:style-name="ro1">
          <table:table-cell office:value-type="string" calcext:value-type="string">
            <text:p>S1-Lenti</text:p>
          </table:table-cell>
          <table:table-cell office:value-type="string" calcext:value-type="string">
            <text:p>Paracentral-Lenti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1.98340854556892" calcext:value-type="float">
            <text:p>1.983</text:p>
          </table:table-cell>
          <table:table-cell office:value-type="float" office:value="1.76583080260304" calcext:value-type="float">
            <text:p>1.766</text:p>
          </table:table-cell>
          <table:table-cell office:value-type="float" office:value="2.0014975647162" calcext:value-type="float">
            <text:p>2.001</text:p>
          </table:table-cell>
          <table:table-cell office:value-type="float" office:value="1.823361400245" calcext:value-type="float">
            <text:p>1.823</text:p>
          </table:table-cell>
          <table:table-cell office:value-type="float" office:value="1.98118607032778" calcext:value-type="float">
            <text:p>1.981</text:p>
          </table:table-cell>
          <table:table-cell office:value-type="float" office:value="1.57989063439819" calcext:value-type="float">
            <text:p>1.580</text:p>
          </table:table-cell>
        </table:table-row>
        <table:table-row table:style-name="ro1">
          <table:table-cell office:value-type="string" calcext:value-type="string">
            <text:p>S1-Lenti</text:p>
          </table:table-cell>
          <table:table-cell office:value-type="string" calcext:value-type="string">
            <text:p>M1-Thalfus</text:p>
          </table:table-cell>
          <table:table-cell office:value-type="float" office:value="0.00001" calcext:value-type="float">
            <text:p>1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340854556892" calcext:value-type="float">
            <text:p>1.983</text:p>
          </table:table-cell>
          <table:table-cell office:value-type="float" office:value="1.3822077159082" calcext:value-type="float">
            <text:p>1.382</text:p>
          </table:table-cell>
          <table:table-cell office:value-type="float" office:value="2.0014975647162" calcext:value-type="float">
            <text:p>2.001</text:p>
          </table:table-cell>
          <table:table-cell office:value-type="float" office:value="1.41760175085015" calcext:value-type="float">
            <text:p>1.418</text:p>
          </table:table-cell>
          <table:table-cell office:value-type="float" office:value="1.98118607032778" calcext:value-type="float">
            <text:p>1.981</text:p>
          </table:table-cell>
          <table:table-cell office:value-type="float" office:value="1.33349629226006" calcext:value-type="float">
            <text:p>1.333</text:p>
          </table:table-cell>
        </table:table-row>
        <table:table-row table:style-name="ro1">
          <table:table-cell office:value-type="string" calcext:value-type="string">
            <text:p>S1-Lenti</text:p>
          </table:table-cell>
          <table:table-cell office:value-type="string" calcext:value-type="string">
            <text:p>S1-Thalfus</text:p>
          </table:table-cell>
          <table:table-cell office:value-type="float" office:value="0.00457" calcext:value-type="float">
            <text:p>0.00457</text:p>
          </table:table-cell>
          <table:table-cell office:value-type="float" office:value="0.0037" calcext:value-type="float">
            <text:p>0.0037</text:p>
          </table:table-cell>
          <table:table-cell office:value-type="float" office:value="0" calcext:value-type="float">
            <text:p>0</text:p>
          </table:table-cell>
          <table:table-cell office:value-type="float" office:value="1.98340854556892" calcext:value-type="float">
            <text:p>1.983</text:p>
          </table:table-cell>
          <table:table-cell office:value-type="float" office:value="1.70225263233038" calcext:value-type="float">
            <text:p>1.702</text:p>
          </table:table-cell>
          <table:table-cell office:value-type="float" office:value="2.0014975647162" calcext:value-type="float">
            <text:p>2.001</text:p>
          </table:table-cell>
          <table:table-cell office:value-type="float" office:value="1.81007427978633" calcext:value-type="float">
            <text:p>1.810</text:p>
          </table:table-cell>
          <table:table-cell office:value-type="float" office:value="1.98118607032778" calcext:value-type="float">
            <text:p>1.981</text:p>
          </table:table-cell>
          <table:table-cell office:value-type="float" office:value="1.54744335078152" calcext:value-type="float">
            <text:p>1.547</text:p>
          </table:table-cell>
        </table:table-row>
        <table:table-row table:style-name="ro1">
          <table:table-cell office:value-type="string" calcext:value-type="string">
            <text:p>S1-Lenti</text:p>
          </table:table-cell>
          <table:table-cell office:value-type="string" calcext:value-type="string">
            <text:p>Paracentral-Thalfu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8340854556892" calcext:value-type="float">
            <text:p>1.983</text:p>
          </table:table-cell>
          <table:table-cell office:value-type="float" office:value="1.79805298465075" calcext:value-type="float">
            <text:p>1.798</text:p>
          </table:table-cell>
          <table:table-cell office:value-type="float" office:value="2.0014975647162" calcext:value-type="float">
            <text:p>2.001</text:p>
          </table:table-cell>
          <table:table-cell office:value-type="float" office:value="1.82913282376644" calcext:value-type="float">
            <text:p>1.829</text:p>
          </table:table-cell>
          <table:table-cell office:value-type="float" office:value="1.98118607032778" calcext:value-type="float">
            <text:p>1.981</text:p>
          </table:table-cell>
          <table:table-cell office:value-type="float" office:value="1.65843123491071" calcext:value-type="float">
            <text:p>1.658</text:p>
          </table:table-cell>
        </table:table-row>
        <table:table-row table:style-name="ro1">
          <table:table-cell office:value-type="string" calcext:value-type="string">
            <text:p>S1-Lenti</text:p>
          </table:table-cell>
          <table:table-cell office:value-type="string" calcext:value-type="string">
            <text:p>M1L-M1R</text:p>
          </table:table-cell>
          <table:table-cell office:value-type="float" office:value="0.23766" calcext:value-type="float">
            <text:p>0.23766</text:p>
          </table:table-cell>
          <table:table-cell office:value-type="float" office:value="0.39537" calcext:value-type="float">
            <text:p>0.39537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1.98340854556892" calcext:value-type="float">
            <text:p>1.983</text:p>
          </table:table-cell>
          <table:table-cell office:value-type="float" office:value="2.30069398459369" calcext:value-type="float">
            <text:p>2.301</text:p>
          </table:table-cell>
          <table:table-cell office:value-type="float" office:value="2.0014975647162" calcext:value-type="float">
            <text:p>2.001</text:p>
          </table:table-cell>
          <table:table-cell office:value-type="float" office:value="2.30322832534768" calcext:value-type="float">
            <text:p>2.303</text:p>
          </table:table-cell>
          <table:table-cell office:value-type="float" office:value="1.98118607032778" calcext:value-type="float">
            <text:p>1.981</text:p>
          </table:table-cell>
          <table:table-cell office:value-type="float" office:value="1.94137505027115" calcext:value-type="float">
            <text:p>1.941</text:p>
          </table:table-cell>
        </table:table-row>
        <table:table-row table:style-name="ro1">
          <table:table-cell office:value-type="string" calcext:value-type="string">
            <text:p>S1-Lenti</text:p>
          </table:table-cell>
          <table:table-cell office:value-type="string" calcext:value-type="string">
            <text:p>S1L-S1R</text:p>
          </table:table-cell>
          <table:table-cell office:value-type="float" office:value="0.41623" calcext:value-type="float">
            <text:p>0.41623</text:p>
          </table:table-cell>
          <table:table-cell office:value-type="float" office:value="0.8115" calcext:value-type="float">
            <text:p>0.8115</text:p>
          </table:table-cell>
          <table:table-cell office:value-type="float" office:value="0.21459" calcext:value-type="float">
            <text:p>0.21459</text:p>
          </table:table-cell>
          <table:table-cell office:value-type="float" office:value="1.98340854556892" calcext:value-type="float">
            <text:p>1.983</text:p>
          </table:table-cell>
          <table:table-cell office:value-type="float" office:value="1.97837127705068" calcext:value-type="float">
            <text:p>1.978</text:p>
          </table:table-cell>
          <table:table-cell office:value-type="float" office:value="2.0014975647162" calcext:value-type="float">
            <text:p>2.001</text:p>
          </table:table-cell>
          <table:table-cell office:value-type="float" office:value="2.15342072116642" calcext:value-type="float">
            <text:p>2.153</text:p>
          </table:table-cell>
          <table:table-cell office:value-type="float" office:value="1.98118607032778" calcext:value-type="float">
            <text:p>1.981</text:p>
          </table:table-cell>
          <table:table-cell office:value-type="float" office:value="1.50846506053781" calcext:value-type="float">
            <text:p>1.508</text:p>
          </table:table-cell>
        </table:table-row>
        <table:table-row table:style-name="ro1">
          <table:table-cell office:value-type="string" calcext:value-type="string">
            <text:p>S1-Lenti</text:p>
          </table:table-cell>
          <table:table-cell office:value-type="string" calcext:value-type="string">
            <text:p>S1-M1</text:p>
          </table:table-cell>
          <table:table-cell office:value-type="float" office:value="0.01457" calcext:value-type="float">
            <text:p>0.01457</text:p>
          </table:table-cell>
          <table:table-cell office:value-type="float" office:value="0.02878" calcext:value-type="float">
            <text:p>0.02878</text:p>
          </table:table-cell>
          <table:table-cell office:value-type="float" office:value="0.72267" calcext:value-type="float">
            <text:p>0.72267</text:p>
          </table:table-cell>
          <table:table-cell office:value-type="float" office:value="1.98340854556892" calcext:value-type="float">
            <text:p>1.983</text:p>
          </table:table-cell>
          <table:table-cell office:value-type="float" office:value="2.71079850533131" calcext:value-type="float">
            <text:p>2.711</text:p>
          </table:table-cell>
          <table:table-cell office:value-type="float" office:value="2.0014975647162" calcext:value-type="float">
            <text:p>2.001</text:p>
          </table:table-cell>
          <table:table-cell office:value-type="float" office:value="2.66749992364788" calcext:value-type="float">
            <text:p>2.667</text:p>
          </table:table-cell>
          <table:table-cell office:value-type="float" office:value="1.98118607032778" calcext:value-type="float">
            <text:p>1.981</text:p>
          </table:table-cell>
          <table:table-cell office:value-type="float" office:value="2.21021926231474" calcext:value-type="float">
            <text:p>2.210</text:p>
          </table:table-cell>
        </table:table-row>
        <table:table-row table:style-name="ro1">
          <table:table-cell office:value-type="string" calcext:value-type="string">
            <text:p>Paracentral-Lenti</text:p>
          </table:table-cell>
          <table:table-cell office:value-type="string" calcext:value-type="string">
            <text:p>M1-Thalfus</text:p>
          </table:table-cell>
          <table:table-cell office:value-type="float" office:value="0.25738" calcext:value-type="float">
            <text:p>0.25738</text:p>
          </table:table-cell>
          <table:table-cell office:value-type="float" office:value="0.10766" calcext:value-type="float">
            <text:p>0.10766</text:p>
          </table:table-cell>
          <table:table-cell office:value-type="float" office:value="0.01782" calcext:value-type="float">
            <text:p>0.01782</text:p>
          </table:table-cell>
          <table:table-cell office:value-type="float" office:value="1.76583080260304" calcext:value-type="float">
            <text:p>1.766</text:p>
          </table:table-cell>
          <table:table-cell office:value-type="float" office:value="1.3822077159082" calcext:value-type="float">
            <text:p>1.382</text:p>
          </table:table-cell>
          <table:table-cell office:value-type="float" office:value="1.823361400245" calcext:value-type="float">
            <text:p>1.823</text:p>
          </table:table-cell>
          <table:table-cell office:value-type="float" office:value="1.41760175085015" calcext:value-type="float">
            <text:p>1.418</text:p>
          </table:table-cell>
          <table:table-cell office:value-type="float" office:value="1.57989063439819" calcext:value-type="float">
            <text:p>1.580</text:p>
          </table:table-cell>
          <table:table-cell office:value-type="float" office:value="1.33349629226006" calcext:value-type="float">
            <text:p>1.333</text:p>
          </table:table-cell>
        </table:table-row>
        <table:table-row table:style-name="ro1">
          <table:table-cell office:value-type="string" calcext:value-type="string">
            <text:p>Paracentral-Lenti</text:p>
          </table:table-cell>
          <table:table-cell office:value-type="string" calcext:value-type="string">
            <text:p>S1-Thalfus</text:p>
          </table:table-cell>
          <table:table-cell office:value-type="float" office:value="0.08846" calcext:value-type="float">
            <text:p>0.08846</text:p>
          </table:table-cell>
          <table:table-cell office:value-type="float" office:value="0.15833" calcext:value-type="float">
            <text:p>0.15833</text:p>
          </table:table-cell>
          <table:table-cell office:value-type="float" office:value="0.55355" calcext:value-type="float">
            <text:p>0.55355</text:p>
          </table:table-cell>
          <table:table-cell office:value-type="float" office:value="1.76583080260304" calcext:value-type="float">
            <text:p>1.766</text:p>
          </table:table-cell>
          <table:table-cell office:value-type="float" office:value="1.70225263233038" calcext:value-type="float">
            <text:p>1.702</text:p>
          </table:table-cell>
          <table:table-cell office:value-type="float" office:value="1.823361400245" calcext:value-type="float">
            <text:p>1.823</text:p>
          </table:table-cell>
          <table:table-cell office:value-type="float" office:value="1.81007427978633" calcext:value-type="float">
            <text:p>1.810</text:p>
          </table:table-cell>
          <table:table-cell office:value-type="float" office:value="1.57989063439819" calcext:value-type="float">
            <text:p>1.580</text:p>
          </table:table-cell>
          <table:table-cell office:value-type="float" office:value="1.54744335078152" calcext:value-type="float">
            <text:p>1.547</text:p>
          </table:table-cell>
        </table:table-row>
        <table:table-row table:style-name="ro1">
          <table:table-cell office:value-type="string" calcext:value-type="string">
            <text:p>Paracentral-Lenti</text:p>
          </table:table-cell>
          <table:table-cell office:value-type="string" calcext:value-type="string">
            <text:p>Paracentral-Thalfus</text:p>
          </table:table-cell>
          <table:table-cell office:value-type="float" office:value="0.08846" calcext:value-type="float">
            <text:p>0.08846</text:p>
          </table:table-cell>
          <table:table-cell office:value-type="float" office:value="0.08957" calcext:value-type="float">
            <text:p>0.08957</text:p>
          </table:table-cell>
          <table:table-cell office:value-type="float" office:value="0.00267" calcext:value-type="float">
            <text:p>0.00267</text:p>
          </table:table-cell>
          <table:table-cell office:value-type="float" office:value="1.76583080260304" calcext:value-type="float">
            <text:p>1.766</text:p>
          </table:table-cell>
          <table:table-cell office:value-type="float" office:value="1.79805298465075" calcext:value-type="float">
            <text:p>1.798</text:p>
          </table:table-cell>
          <table:table-cell office:value-type="float" office:value="1.823361400245" calcext:value-type="float">
            <text:p>1.823</text:p>
          </table:table-cell>
          <table:table-cell office:value-type="float" office:value="1.82913282376644" calcext:value-type="float">
            <text:p>1.829</text:p>
          </table:table-cell>
          <table:table-cell office:value-type="float" office:value="1.57989063439819" calcext:value-type="float">
            <text:p>1.580</text:p>
          </table:table-cell>
          <table:table-cell office:value-type="float" office:value="1.65843123491071" calcext:value-type="float">
            <text:p>1.658</text:p>
          </table:table-cell>
        </table:table-row>
        <table:table-row table:style-name="ro1">
          <table:table-cell office:value-type="string" calcext:value-type="string">
            <text:p>Paracentral-Lenti</text:p>
          </table:table-cell>
          <table:table-cell office:value-type="string" calcext:value-type="string">
            <text:p>M1L-M1R</text:p>
          </table:table-cell>
          <table:table-cell table:number-columns-repeated="2" office:value-type="float" office:value="0.0029" calcext:value-type="float">
            <text:p>0.0029</text:p>
          </table:table-cell>
          <table:table-cell office:value-type="float" office:value="0.60811" calcext:value-type="float">
            <text:p>0.60811</text:p>
          </table:table-cell>
          <table:table-cell office:value-type="float" office:value="1.76583080260304" calcext:value-type="float">
            <text:p>1.766</text:p>
          </table:table-cell>
          <table:table-cell office:value-type="float" office:value="2.30069398459369" calcext:value-type="float">
            <text:p>2.301</text:p>
          </table:table-cell>
          <table:table-cell office:value-type="float" office:value="1.823361400245" calcext:value-type="float">
            <text:p>1.823</text:p>
          </table:table-cell>
          <table:table-cell office:value-type="float" office:value="2.30322832534768" calcext:value-type="float">
            <text:p>2.303</text:p>
          </table:table-cell>
          <table:table-cell office:value-type="float" office:value="1.57989063439819" calcext:value-type="float">
            <text:p>1.580</text:p>
          </table:table-cell>
          <table:table-cell office:value-type="float" office:value="1.94137505027115" calcext:value-type="float">
            <text:p>1.941</text:p>
          </table:table-cell>
        </table:table-row>
        <table:table-row table:style-name="ro1">
          <table:table-cell office:value-type="string" calcext:value-type="string">
            <text:p>Paracentral-Lenti</text:p>
          </table:table-cell>
          <table:table-cell office:value-type="string" calcext:value-type="string">
            <text:p>S1L-S1R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67496" calcext:value-type="float">
            <text:p>0.67496</text:p>
          </table:table-cell>
          <table:table-cell office:value-type="float" office:value="1.76583080260304" calcext:value-type="float">
            <text:p>1.766</text:p>
          </table:table-cell>
          <table:table-cell office:value-type="float" office:value="1.97837127705068" calcext:value-type="float">
            <text:p>1.978</text:p>
          </table:table-cell>
          <table:table-cell office:value-type="float" office:value="1.823361400245" calcext:value-type="float">
            <text:p>1.823</text:p>
          </table:table-cell>
          <table:table-cell office:value-type="float" office:value="2.15342072116642" calcext:value-type="float">
            <text:p>2.153</text:p>
          </table:table-cell>
          <table:table-cell office:value-type="float" office:value="1.57989063439819" calcext:value-type="float">
            <text:p>1.580</text:p>
          </table:table-cell>
          <table:table-cell office:value-type="float" office:value="1.50846506053781" calcext:value-type="float">
            <text:p>1.508</text:p>
          </table:table-cell>
        </table:table-row>
        <table:table-row table:style-name="ro1">
          <table:table-cell office:value-type="string" calcext:value-type="string">
            <text:p>Paracentral-Lenti</text:p>
          </table:table-cell>
          <table:table-cell office:value-type="string" calcext:value-type="string">
            <text:p>S1-M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6" calcext:value-type="float">
            <text:p>6E-05</text:p>
          </table:table-cell>
          <table:table-cell office:value-type="float" office:value="1.76583080260304" calcext:value-type="float">
            <text:p>1.766</text:p>
          </table:table-cell>
          <table:table-cell office:value-type="float" office:value="2.71079850533131" calcext:value-type="float">
            <text:p>2.711</text:p>
          </table:table-cell>
          <table:table-cell office:value-type="float" office:value="1.823361400245" calcext:value-type="float">
            <text:p>1.823</text:p>
          </table:table-cell>
          <table:table-cell office:value-type="float" office:value="2.66749992364788" calcext:value-type="float">
            <text:p>2.667</text:p>
          </table:table-cell>
          <table:table-cell office:value-type="float" office:value="1.57989063439819" calcext:value-type="float">
            <text:p>1.580</text:p>
          </table:table-cell>
          <table:table-cell office:value-type="float" office:value="2.21021926231474" calcext:value-type="float">
            <text:p>2.210</text:p>
          </table:table-cell>
        </table:table-row>
        <table:table-row table:style-name="ro1">
          <table:table-cell office:value-type="string" calcext:value-type="string">
            <text:p>M1-Thalfus</text:p>
          </table:table-cell>
          <table:table-cell office:value-type="string" calcext:value-type="string">
            <text:p>S1-Thalfus</text:p>
          </table:table-cell>
          <table:table-cell office:value-type="float" office:value="0.01336" calcext:value-type="float">
            <text:p>0.01336</text:p>
          </table:table-cell>
          <table:table-cell office:value-type="float" office:value="0.00898" calcext:value-type="float">
            <text:p>0.00898</text:p>
          </table:table-cell>
          <table:table-cell office:value-type="float" office:value="0.11678" calcext:value-type="float">
            <text:p>0.11678</text:p>
          </table:table-cell>
          <table:table-cell office:value-type="float" office:value="1.3822077159082" calcext:value-type="float">
            <text:p>1.382</text:p>
          </table:table-cell>
          <table:table-cell office:value-type="float" office:value="1.70225263233038" calcext:value-type="float">
            <text:p>1.702</text:p>
          </table:table-cell>
          <table:table-cell office:value-type="float" office:value="1.41760175085015" calcext:value-type="float">
            <text:p>1.418</text:p>
          </table:table-cell>
          <table:table-cell office:value-type="float" office:value="1.81007427978633" calcext:value-type="float">
            <text:p>1.810</text:p>
          </table:table-cell>
          <table:table-cell office:value-type="float" office:value="1.33349629226006" calcext:value-type="float">
            <text:p>1.333</text:p>
          </table:table-cell>
          <table:table-cell office:value-type="float" office:value="1.54744335078152" calcext:value-type="float">
            <text:p>1.547</text:p>
          </table:table-cell>
        </table:table-row>
        <table:table-row table:style-name="ro1">
          <table:table-cell office:value-type="string" calcext:value-type="string">
            <text:p>M1-Thalfus</text:p>
          </table:table-cell>
          <table:table-cell office:value-type="string" calcext:value-type="string">
            <text:p>Paracentral-Thalfus</text:p>
          </table:table-cell>
          <table:table-cell office:value-type="float" office:value="0.75099" calcext:value-type="float">
            <text:p>0.75099</text:p>
          </table:table-cell>
          <table:table-cell office:value-type="float" office:value="0.91401" calcext:value-type="float">
            <text:p>0.91401</text:p>
          </table:table-cell>
          <table:table-cell office:value-type="float" office:value="0.94016" calcext:value-type="float">
            <text:p>0.94016</text:p>
          </table:table-cell>
          <table:table-cell office:value-type="float" office:value="1.3822077159082" calcext:value-type="float">
            <text:p>1.382</text:p>
          </table:table-cell>
          <table:table-cell office:value-type="float" office:value="1.79805298465075" calcext:value-type="float">
            <text:p>1.798</text:p>
          </table:table-cell>
          <table:table-cell office:value-type="float" office:value="1.41760175085015" calcext:value-type="float">
            <text:p>1.418</text:p>
          </table:table-cell>
          <table:table-cell office:value-type="float" office:value="1.82913282376644" calcext:value-type="float">
            <text:p>1.829</text:p>
          </table:table-cell>
          <table:table-cell office:value-type="float" office:value="1.33349629226006" calcext:value-type="float">
            <text:p>1.333</text:p>
          </table:table-cell>
          <table:table-cell office:value-type="float" office:value="1.65843123491071" calcext:value-type="float">
            <text:p>1.658</text:p>
          </table:table-cell>
        </table:table-row>
        <table:table-row table:style-name="ro1">
          <table:table-cell office:value-type="string" calcext:value-type="string">
            <text:p>M1-Thalfus</text:p>
          </table:table-cell>
          <table:table-cell office:value-type="string" calcext:value-type="string">
            <text:p>M1L-M1R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43" calcext:value-type="float">
            <text:p>0.0043</text:p>
          </table:table-cell>
          <table:table-cell office:value-type="float" office:value="1.3822077159082" calcext:value-type="float">
            <text:p>1.382</text:p>
          </table:table-cell>
          <table:table-cell office:value-type="float" office:value="2.30069398459369" calcext:value-type="float">
            <text:p>2.301</text:p>
          </table:table-cell>
          <table:table-cell office:value-type="float" office:value="1.41760175085015" calcext:value-type="float">
            <text:p>1.418</text:p>
          </table:table-cell>
          <table:table-cell office:value-type="float" office:value="2.30322832534768" calcext:value-type="float">
            <text:p>2.303</text:p>
          </table:table-cell>
          <table:table-cell office:value-type="float" office:value="1.33349629226006" calcext:value-type="float">
            <text:p>1.333</text:p>
          </table:table-cell>
          <table:table-cell office:value-type="float" office:value="1.94137505027115" calcext:value-type="float">
            <text:p>1.941</text:p>
          </table:table-cell>
        </table:table-row>
        <table:table-row table:style-name="ro1">
          <table:table-cell office:value-type="string" calcext:value-type="string">
            <text:p>M1-Thalfus</text:p>
          </table:table-cell>
          <table:table-cell office:value-type="string" calcext:value-type="string">
            <text:p>S1L-S1R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5253" calcext:value-type="float">
            <text:p>0.15253</text:p>
          </table:table-cell>
          <table:table-cell office:value-type="float" office:value="1.3822077159082" calcext:value-type="float">
            <text:p>1.382</text:p>
          </table:table-cell>
          <table:table-cell office:value-type="float" office:value="1.97837127705068" calcext:value-type="float">
            <text:p>1.978</text:p>
          </table:table-cell>
          <table:table-cell office:value-type="float" office:value="1.41760175085015" calcext:value-type="float">
            <text:p>1.418</text:p>
          </table:table-cell>
          <table:table-cell office:value-type="float" office:value="2.15342072116642" calcext:value-type="float">
            <text:p>2.153</text:p>
          </table:table-cell>
          <table:table-cell office:value-type="float" office:value="1.33349629226006" calcext:value-type="float">
            <text:p>1.333</text:p>
          </table:table-cell>
          <table:table-cell office:value-type="float" office:value="1.50846506053781" calcext:value-type="float">
            <text:p>1.508</text:p>
          </table:table-cell>
        </table:table-row>
        <table:table-row table:style-name="ro1">
          <table:table-cell office:value-type="string" calcext:value-type="string">
            <text:p>M1-Thalfus</text:p>
          </table:table-cell>
          <table:table-cell office:value-type="string" calcext:value-type="string">
            <text:p>S1-M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822077159082" calcext:value-type="float">
            <text:p>1.382</text:p>
          </table:table-cell>
          <table:table-cell office:value-type="float" office:value="2.71079850533131" calcext:value-type="float">
            <text:p>2.711</text:p>
          </table:table-cell>
          <table:table-cell office:value-type="float" office:value="1.41760175085015" calcext:value-type="float">
            <text:p>1.418</text:p>
          </table:table-cell>
          <table:table-cell office:value-type="float" office:value="2.66749992364788" calcext:value-type="float">
            <text:p>2.667</text:p>
          </table:table-cell>
          <table:table-cell office:value-type="float" office:value="1.33349629226006" calcext:value-type="float">
            <text:p>1.333</text:p>
          </table:table-cell>
          <table:table-cell office:value-type="float" office:value="2.21021926231474" calcext:value-type="float">
            <text:p>2.210</text:p>
          </table:table-cell>
        </table:table-row>
        <table:table-row table:style-name="ro1">
          <table:table-cell office:value-type="string" calcext:value-type="string">
            <text:p>S1-Thalfus</text:p>
          </table:table-cell>
          <table:table-cell office:value-type="string" calcext:value-type="string">
            <text:p>Paracentral-Thalfus</text:p>
          </table:table-cell>
          <table:table-cell office:value-type="float" office:value="0.00448" calcext:value-type="float">
            <text:p>0.00448</text:p>
          </table:table-cell>
          <table:table-cell office:value-type="float" office:value="0.00898" calcext:value-type="float">
            <text:p>0.00898</text:p>
          </table:table-cell>
          <table:table-cell office:value-type="float" office:value="0.1602" calcext:value-type="float">
            <text:p>0.1602</text:p>
          </table:table-cell>
          <table:table-cell office:value-type="float" office:value="1.70225263233038" calcext:value-type="float">
            <text:p>1.702</text:p>
          </table:table-cell>
          <table:table-cell office:value-type="float" office:value="1.79805298465075" calcext:value-type="float">
            <text:p>1.798</text:p>
          </table:table-cell>
          <table:table-cell office:value-type="float" office:value="1.81007427978633" calcext:value-type="float">
            <text:p>1.810</text:p>
          </table:table-cell>
          <table:table-cell office:value-type="float" office:value="1.82913282376644" calcext:value-type="float">
            <text:p>1.829</text:p>
          </table:table-cell>
          <table:table-cell office:value-type="float" office:value="1.54744335078152" calcext:value-type="float">
            <text:p>1.547</text:p>
          </table:table-cell>
          <table:table-cell office:value-type="float" office:value="1.65843123491071" calcext:value-type="float">
            <text:p>1.658</text:p>
          </table:table-cell>
        </table:table-row>
        <table:table-row table:style-name="ro1">
          <table:table-cell office:value-type="string" calcext:value-type="string">
            <text:p>S1-Thalfus</text:p>
          </table:table-cell>
          <table:table-cell office:value-type="string" calcext:value-type="string">
            <text:p>M1L-M1R</text:p>
          </table:table-cell>
          <table:table-cell office:value-type="float" office:value="0.20231" calcext:value-type="float">
            <text:p>0.20231</text:p>
          </table:table-cell>
          <table:table-cell office:value-type="float" office:value="0.08746" calcext:value-type="float">
            <text:p>0.08746</text:p>
          </table:table-cell>
          <table:table-cell office:value-type="float" office:value="0.17416" calcext:value-type="float">
            <text:p>0.17416</text:p>
          </table:table-cell>
          <table:table-cell office:value-type="float" office:value="1.70225263233038" calcext:value-type="float">
            <text:p>1.702</text:p>
          </table:table-cell>
          <table:table-cell office:value-type="float" office:value="2.30069398459369" calcext:value-type="float">
            <text:p>2.301</text:p>
          </table:table-cell>
          <table:table-cell office:value-type="float" office:value="1.81007427978633" calcext:value-type="float">
            <text:p>1.810</text:p>
          </table:table-cell>
          <table:table-cell office:value-type="float" office:value="2.30322832534768" calcext:value-type="float">
            <text:p>2.303</text:p>
          </table:table-cell>
          <table:table-cell office:value-type="float" office:value="1.54744335078152" calcext:value-type="float">
            <text:p>1.547</text:p>
          </table:table-cell>
          <table:table-cell office:value-type="float" office:value="1.94137505027115" calcext:value-type="float">
            <text:p>1.941</text:p>
          </table:table-cell>
        </table:table-row>
        <table:table-row table:style-name="ro1">
          <table:table-cell office:value-type="string" calcext:value-type="string">
            <text:p>S1-Thalfus</text:p>
          </table:table-cell>
          <table:table-cell office:value-type="string" calcext:value-type="string">
            <text:p>S1L-S1R</text:p>
          </table:table-cell>
          <table:table-cell office:value-type="float" office:value="0.11335" calcext:value-type="float">
            <text:p>0.11335</text:p>
          </table:table-cell>
          <table:table-cell office:value-type="float" office:value="0.01834" calcext:value-type="float">
            <text:p>0.01834</text:p>
          </table:table-cell>
          <table:table-cell office:value-type="float" office:value="0.42201" calcext:value-type="float">
            <text:p>0.42201</text:p>
          </table:table-cell>
          <table:table-cell office:value-type="float" office:value="1.70225263233038" calcext:value-type="float">
            <text:p>1.702</text:p>
          </table:table-cell>
          <table:table-cell office:value-type="float" office:value="1.97837127705068" calcext:value-type="float">
            <text:p>1.978</text:p>
          </table:table-cell>
          <table:table-cell office:value-type="float" office:value="1.81007427978633" calcext:value-type="float">
            <text:p>1.810</text:p>
          </table:table-cell>
          <table:table-cell office:value-type="float" office:value="2.15342072116642" calcext:value-type="float">
            <text:p>2.153</text:p>
          </table:table-cell>
          <table:table-cell office:value-type="float" office:value="1.54744335078152" calcext:value-type="float">
            <text:p>1.547</text:p>
          </table:table-cell>
          <table:table-cell office:value-type="float" office:value="1.50846506053781" calcext:value-type="float">
            <text:p>1.508</text:p>
          </table:table-cell>
        </table:table-row>
        <table:table-row table:style-name="ro1">
          <table:table-cell office:value-type="string" calcext:value-type="string">
            <text:p>S1-Thalfus</text:p>
          </table:table-cell>
          <table:table-cell office:value-type="string" calcext:value-type="string">
            <text:p>S1-M1</text:p>
          </table:table-cell>
          <table:table-cell table:number-columns-repeated="2" office:value-type="float" office:value="0.00009" calcext:value-type="float">
            <text:p>9E-05</text:p>
          </table:table-cell>
          <table:table-cell office:value-type="float" office:value="0" calcext:value-type="float">
            <text:p>0</text:p>
          </table:table-cell>
          <table:table-cell office:value-type="float" office:value="1.70225263233038" calcext:value-type="float">
            <text:p>1.702</text:p>
          </table:table-cell>
          <table:table-cell office:value-type="float" office:value="2.71079850533131" calcext:value-type="float">
            <text:p>2.711</text:p>
          </table:table-cell>
          <table:table-cell office:value-type="float" office:value="1.81007427978633" calcext:value-type="float">
            <text:p>1.810</text:p>
          </table:table-cell>
          <table:table-cell office:value-type="float" office:value="2.66749992364788" calcext:value-type="float">
            <text:p>2.667</text:p>
          </table:table-cell>
          <table:table-cell office:value-type="float" office:value="1.54744335078152" calcext:value-type="float">
            <text:p>1.547</text:p>
          </table:table-cell>
          <table:table-cell office:value-type="float" office:value="2.21021926231474" calcext:value-type="float">
            <text:p>2.210</text:p>
          </table:table-cell>
        </table:table-row>
        <table:table-row table:style-name="ro1">
          <table:table-cell office:value-type="string" calcext:value-type="string">
            <text:p>Paracentral-Thalfus</text:p>
          </table:table-cell>
          <table:table-cell office:value-type="string" calcext:value-type="string">
            <text:p>M1L-M1R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43" calcext:value-type="float">
            <text:p>0.0043</text:p>
          </table:table-cell>
          <table:table-cell office:value-type="float" office:value="1.79805298465075" calcext:value-type="float">
            <text:p>1.798</text:p>
          </table:table-cell>
          <table:table-cell office:value-type="float" office:value="2.30069398459369" calcext:value-type="float">
            <text:p>2.301</text:p>
          </table:table-cell>
          <table:table-cell office:value-type="float" office:value="1.82913282376644" calcext:value-type="float">
            <text:p>1.829</text:p>
          </table:table-cell>
          <table:table-cell office:value-type="float" office:value="2.30322832534768" calcext:value-type="float">
            <text:p>2.303</text:p>
          </table:table-cell>
          <table:table-cell office:value-type="float" office:value="1.65843123491071" calcext:value-type="float">
            <text:p>1.658</text:p>
          </table:table-cell>
          <table:table-cell office:value-type="float" office:value="1.94137505027115" calcext:value-type="float">
            <text:p>1.941</text:p>
          </table:table-cell>
        </table:table-row>
        <table:table-row table:style-name="ro1">
          <table:table-cell office:value-type="string" calcext:value-type="string">
            <text:p>Paracentral-Thalfus</text:p>
          </table:table-cell>
          <table:table-cell office:value-type="string" calcext:value-type="string">
            <text:p>S1L-S1R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1519" calcext:value-type="float">
            <text:p>0.1519</text:p>
          </table:table-cell>
          <table:table-cell office:value-type="float" office:value="1.79805298465075" calcext:value-type="float">
            <text:p>1.798</text:p>
          </table:table-cell>
          <table:table-cell office:value-type="float" office:value="1.97837127705068" calcext:value-type="float">
            <text:p>1.978</text:p>
          </table:table-cell>
          <table:table-cell office:value-type="float" office:value="1.82913282376644" calcext:value-type="float">
            <text:p>1.829</text:p>
          </table:table-cell>
          <table:table-cell office:value-type="float" office:value="2.15342072116642" calcext:value-type="float">
            <text:p>2.153</text:p>
          </table:table-cell>
          <table:table-cell office:value-type="float" office:value="1.65843123491071" calcext:value-type="float">
            <text:p>1.658</text:p>
          </table:table-cell>
          <table:table-cell office:value-type="float" office:value="1.50846506053781" calcext:value-type="float">
            <text:p>1.508</text:p>
          </table:table-cell>
        </table:table-row>
        <table:table-row table:style-name="ro1">
          <table:table-cell office:value-type="string" calcext:value-type="string">
            <text:p>Paracentral-Thalfus</text:p>
          </table:table-cell>
          <table:table-cell office:value-type="string" calcext:value-type="string">
            <text:p>S1-M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9805298465075" calcext:value-type="float">
            <text:p>1.798</text:p>
          </table:table-cell>
          <table:table-cell office:value-type="float" office:value="2.71079850533131" calcext:value-type="float">
            <text:p>2.711</text:p>
          </table:table-cell>
          <table:table-cell office:value-type="float" office:value="1.82913282376644" calcext:value-type="float">
            <text:p>1.829</text:p>
          </table:table-cell>
          <table:table-cell office:value-type="float" office:value="2.66749992364788" calcext:value-type="float">
            <text:p>2.667</text:p>
          </table:table-cell>
          <table:table-cell office:value-type="float" office:value="1.65843123491071" calcext:value-type="float">
            <text:p>1.658</text:p>
          </table:table-cell>
          <table:table-cell office:value-type="float" office:value="2.21021926231474" calcext:value-type="float">
            <text:p>2.210</text:p>
          </table:table-cell>
        </table:table-row>
        <table:table-row table:style-name="ro1">
          <table:table-cell office:value-type="string" calcext:value-type="string">
            <text:p>M1L-M1R</text:p>
          </table:table-cell>
          <table:table-cell office:value-type="string" calcext:value-type="string">
            <text:p>S1L-S1R</text:p>
          </table:table-cell>
          <table:table-cell office:value-type="float" office:value="0.73207" calcext:value-type="float">
            <text:p>0.73207</text:p>
          </table:table-cell>
          <table:table-cell office:value-type="float" office:value="0.38604" calcext:value-type="float">
            <text:p>0.38604</text:p>
          </table:table-cell>
          <table:table-cell office:value-type="float" office:value="0.79866" calcext:value-type="float">
            <text:p>0.79866</text:p>
          </table:table-cell>
          <table:table-cell office:value-type="float" office:value="2.30069398459369" calcext:value-type="float">
            <text:p>2.301</text:p>
          </table:table-cell>
          <table:table-cell office:value-type="float" office:value="1.97837127705068" calcext:value-type="float">
            <text:p>1.978</text:p>
          </table:table-cell>
          <table:table-cell office:value-type="float" office:value="2.30322832534768" calcext:value-type="float">
            <text:p>2.303</text:p>
          </table:table-cell>
          <table:table-cell office:value-type="float" office:value="2.15342072116642" calcext:value-type="float">
            <text:p>2.153</text:p>
          </table:table-cell>
          <table:table-cell office:value-type="float" office:value="1.94137505027115" calcext:value-type="float">
            <text:p>1.941</text:p>
          </table:table-cell>
          <table:table-cell office:value-type="float" office:value="1.50846506053781" calcext:value-type="float">
            <text:p>1.508</text:p>
          </table:table-cell>
        </table:table-row>
        <table:table-row table:style-name="ro1">
          <table:table-cell office:value-type="string" calcext:value-type="string">
            <text:p>M1L-M1R</text:p>
          </table:table-cell>
          <table:table-cell office:value-type="string" calcext:value-type="string">
            <text:p>S1-M1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247" calcext:value-type="float">
            <text:p>0.00247</text:p>
          </table:table-cell>
          <table:table-cell office:value-type="float" office:value="0" calcext:value-type="float">
            <text:p>0</text:p>
          </table:table-cell>
          <table:table-cell office:value-type="float" office:value="2.30069398459369" calcext:value-type="float">
            <text:p>2.301</text:p>
          </table:table-cell>
          <table:table-cell office:value-type="float" office:value="2.71079850533131" calcext:value-type="float">
            <text:p>2.711</text:p>
          </table:table-cell>
          <table:table-cell office:value-type="float" office:value="2.30322832534768" calcext:value-type="float">
            <text:p>2.303</text:p>
          </table:table-cell>
          <table:table-cell office:value-type="float" office:value="2.66749992364788" calcext:value-type="float">
            <text:p>2.667</text:p>
          </table:table-cell>
          <table:table-cell office:value-type="float" office:value="1.94137505027115" calcext:value-type="float">
            <text:p>1.941</text:p>
          </table:table-cell>
          <table:table-cell office:value-type="float" office:value="2.21021926231474" calcext:value-type="float">
            <text:p>2.210</text:p>
          </table:table-cell>
        </table:table-row>
        <table:table-row table:style-name="ro1">
          <table:table-cell office:value-type="string" calcext:value-type="string">
            <text:p>S1L-S1R</text:p>
          </table:table-cell>
          <table:table-cell office:value-type="string" calcext:value-type="string">
            <text:p>S1-M1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2109" calcext:value-type="float">
            <text:p>0.02109</text:p>
          </table:table-cell>
          <table:table-cell office:value-type="float" office:value="0.1519" calcext:value-type="float">
            <text:p>0.1519</text:p>
          </table:table-cell>
          <table:table-cell office:value-type="float" office:value="1.97837127705068" calcext:value-type="float">
            <text:p>1.978</text:p>
          </table:table-cell>
          <table:table-cell office:value-type="float" office:value="2.71079850533131" calcext:value-type="float">
            <text:p>2.711</text:p>
          </table:table-cell>
          <table:table-cell office:value-type="float" office:value="2.15342072116642" calcext:value-type="float">
            <text:p>2.153</text:p>
          </table:table-cell>
          <table:table-cell office:value-type="float" office:value="2.66749992364788" calcext:value-type="float">
            <text:p>2.667</text:p>
          </table:table-cell>
          <table:table-cell office:value-type="float" office:value="1.50846506053781" calcext:value-type="float">
            <text:p>1.508</text:p>
          </table:table-cell>
          <table:table-cell office:value-type="float" office:value="2.21021926231474" calcext:value-type="float">
            <text:p>2.210</text:p>
          </table:table-cell>
        </table:table-row>
      </table:table>
      <table:table table:name="Md Extreme Outcomes" table:style-name="ta1">
        <table:table-column table:style-name="co16" table:default-cell-style-name="ce12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24" table:default-cell-style-name="ce9"/>
        <table:table-column table:style-name="co25" table:default-cell-style-name="ce9"/>
        <table:table-column table:style-name="co26" table:number-columns-repeated="2" table:default-cell-style-name="ce9"/>
        <table:table-column table:style-name="co18" table:default-cell-style-name="ce9"/>
        <table:table-column table:style-name="co27" table:default-cell-style-name="ce9"/>
        <table:table-column table:style-name="co18" table:default-cell-style-name="ce9"/>
        <table:table-column table:style-name="co28" table:default-cell-style-name="ce9"/>
        <table:table-column table:style-name="co29" table:default-cell-style-name="ce9"/>
        <table:table-column table:style-name="co19" table:default-cell-style-name="ce9"/>
        <table:table-column table:style-name="co26" table:default-cell-style-name="ce9"/>
        <table:table-column table:style-name="co25" table:default-cell-style-name="Default"/>
        <table:table-column table:style-name="co30" table:default-cell-style-name="Default"/>
        <table:table-column table:style-name="co23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3" table:default-cell-style-name="Default"/>
        <table:table-column table:style-name="co32" table:default-cell-style-name="Default"/>
        <table:table-column table:style-name="co33" table:number-columns-repeated="3" table:default-cell-style-name="Default"/>
        <table:table-column table:style-name="co34" table:default-cell-style-name="Default"/>
        <table:table-row table:style-name="ro1">
          <table:table-cell table:style-name="ce1" office:value-type="string" calcext:value-type="string">
            <text:p>Correlation with<text:span text:style-name="T1"> Scaled scores</text:span> </text:p>
          </table:table-cell>
          <table:table-cell table:style-name="Default" table:number-columns-repeated="18"/>
          <table:table-cell table:number-columns-repeated="12"/>
        </table:table-row>
        <table:table-row table:style-name="ro1">
          <table:table-cell table:style-name="Default"/>
          <table:table-cell table:style-name="ce2" office:value-type="string" calcext:value-type="string" table:number-columns-spanned="10" table:number-rows-spanned="1">
            <text:p>Set 1</text:p>
          </table:table-cell>
          <table:covered-table-cell table:number-columns-repeated="9" table:style-name="ce2"/>
          <table:table-cell table:style-name="ce2" office:value-type="string" calcext:value-type="string" table:number-columns-spanned="10" table:number-rows-spanned="1">
            <text:p>Set 2</text:p>
          </table:table-cell>
          <table:covered-table-cell table:number-columns-repeated="7" table:style-name="Default"/>
          <table:covered-table-cell table:number-columns-repeated="2"/>
          <table:table-cell table:style-name="ce2" office:value-type="string" calcext:value-type="string" table:number-columns-spanned="10" table:number-rows-spanned="1">
            <text:p>Set 3</text:p>
          </table:table-cell>
          <table:covered-table-cell table:number-columns-repeated="9"/>
        </table:table-row>
        <table:table-row table:style-name="ro1">
          <table:table-cell table:style-name="ce1" office:value-type="string" calcext:value-type="string">
            <text:p>bundle</text:p>
          </table:table-cell>
          <table:table-cell table:style-name="ce2" office:value-type="string" calcext:value-type="string" table:number-columns-spanned="2" table:number-rows-spanned="1">
            <text:p>Cognitive Scaled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Receptive Comm.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xpressive Comm.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Fine Motor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Gross Motor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Cognitive Scaled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Receptive Comm.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xpressive Comm.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Fine Motor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Gross Motor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Cognitive Scaled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Receptive Comm.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xpressive Comm.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Fine Motor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Gross Motor</text:p>
          </table:table-cell>
          <table:covered-table-cell table:style-name="ce5"/>
        </table:table-row>
        <table:table-row table:style-name="ro1">
          <table:table-cell/>
          <table:table-cell table:style-name="ce13" office:value-type="string" calcext:value-type="string">
            <text:p>R</text:p>
          </table:table-cell>
          <table:table-cell table:style-name="ce14" office:value-type="string" calcext:value-type="string">
            <text:p>P-val</text:p>
          </table:table-cell>
          <table:table-cell table:style-name="ce13" office:value-type="string" calcext:value-type="string">
            <text:p>R</text:p>
          </table:table-cell>
          <table:table-cell table:style-name="ce14" office:value-type="string" calcext:value-type="string">
            <text:p>P-val</text:p>
          </table:table-cell>
          <table:table-cell table:style-name="ce13" office:value-type="string" calcext:value-type="string">
            <text:p>R</text:p>
          </table:table-cell>
          <table:table-cell table:style-name="ce14" office:value-type="string" calcext:value-type="string">
            <text:p>P-val</text:p>
          </table:table-cell>
          <table:table-cell table:style-name="ce13" office:value-type="string" calcext:value-type="string">
            <text:p>R</text:p>
          </table:table-cell>
          <table:table-cell table:style-name="ce14" office:value-type="string" calcext:value-type="string">
            <text:p>P-val</text:p>
          </table:table-cell>
          <table:table-cell table:style-name="ce13" office:value-type="string" calcext:value-type="string">
            <text:p>R</text:p>
          </table:table-cell>
          <table:table-cell table:style-name="ce14" office:value-type="string" calcext:value-type="string">
            <text:p>P-val</text:p>
          </table:table-cell>
          <table:table-cell table:style-name="ce13" office:value-type="string" calcext:value-type="string">
            <text:p>R</text:p>
          </table:table-cell>
          <table:table-cell table:style-name="ce14" office:value-type="string" calcext:value-type="string">
            <text:p>P-val</text:p>
          </table:table-cell>
          <table:table-cell table:style-name="ce13" office:value-type="string" calcext:value-type="string">
            <text:p>R</text:p>
          </table:table-cell>
          <table:table-cell table:style-name="ce14" office:value-type="string" calcext:value-type="string">
            <text:p>P-val</text:p>
          </table:table-cell>
          <table:table-cell table:style-name="ce13" office:value-type="string" calcext:value-type="string">
            <text:p>R</text:p>
          </table:table-cell>
          <table:table-cell table:style-name="ce14" office:value-type="string" calcext:value-type="string">
            <text:p>P-val</text:p>
          </table:table-cell>
          <table:table-cell table:style-name="ce13" office:value-type="string" calcext:value-type="string">
            <text:p>R</text:p>
          </table:table-cell>
          <table:table-cell table:style-name="ce14" office:value-type="string" calcext:value-type="string">
            <text:p>P-val</text:p>
          </table:table-cell>
          <table:table-cell table:style-name="ce13" office:value-type="string" calcext:value-type="string">
            <text:p>R</text:p>
          </table:table-cell>
          <table:table-cell table:style-name="ce14" office:value-type="string" calcext:value-type="string">
            <text:p>P-val</text:p>
          </table:table-cell>
          <table:table-cell table:style-name="ce13" office:value-type="string" calcext:value-type="string">
            <text:p>R</text:p>
          </table:table-cell>
          <table:table-cell table:style-name="ce14" office:value-type="string" calcext:value-type="string">
            <text:p>P-val</text:p>
          </table:table-cell>
          <table:table-cell table:style-name="ce13" office:value-type="string" calcext:value-type="string">
            <text:p>R</text:p>
          </table:table-cell>
          <table:table-cell table:style-name="ce14" office:value-type="string" calcext:value-type="string">
            <text:p>P-val</text:p>
          </table:table-cell>
          <table:table-cell table:style-name="ce13" office:value-type="string" calcext:value-type="string">
            <text:p>R</text:p>
          </table:table-cell>
          <table:table-cell table:style-name="ce14" office:value-type="string" calcext:value-type="string">
            <text:p>P-val</text:p>
          </table:table-cell>
          <table:table-cell table:style-name="ce13" office:value-type="string" calcext:value-type="string">
            <text:p>R</text:p>
          </table:table-cell>
          <table:table-cell table:style-name="ce14" office:value-type="string" calcext:value-type="string">
            <text:p>P-val</text:p>
          </table:table-cell>
          <table:table-cell table:style-name="ce13" office:value-type="string" calcext:value-type="string">
            <text:p>R</text:p>
          </table:table-cell>
          <table:table-cell table:style-name="ce14" office:value-type="string" calcext:value-type="string">
            <text:p>P-val</text:p>
          </table:table-cell>
        </table:table-row>
        <table:table-row table:style-name="ro1">
          <table:table-cell office:value-type="string" calcext:value-type="string">
            <text:p>M1-Brainstem</text:p>
          </table:table-cell>
          <table:table-cell office:value-type="float" office:value="-0.11149" calcext:value-type="float">
            <text:p>-0.111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0.03943" calcext:value-type="float">
            <text:p>0.039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0.23746" calcext:value-type="float">
            <text:p>0.237</text:p>
          </table:table-cell>
          <table:table-cell office:value-type="float" office:value="0.824625" calcext:value-type="float">
            <text:p>0.825</text:p>
          </table:table-cell>
          <table:table-cell office:value-type="float" office:value="-0.20049" calcext:value-type="float">
            <text:p>-0.200</text:p>
          </table:table-cell>
          <table:table-cell office:value-type="float" office:value="0.938461764705882" calcext:value-type="float">
            <text:p>0.938</text:p>
          </table:table-cell>
          <table:table-cell office:value-type="float" office:value="0.11266" calcext:value-type="float">
            <text:p>0.113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-0.11114" calcext:value-type="float">
            <text:p>-0.111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0.026" calcext:value-type="float">
            <text:p>0.026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0.22605" calcext:value-type="float">
            <text:p>0.226</text:p>
          </table:table-cell>
          <table:table-cell office:value-type="float" office:value="0.840836538461539" calcext:value-type="float">
            <text:p>0.841</text:p>
          </table:table-cell>
          <table:table-cell office:value-type="float" office:value="-0.15788" calcext:value-type="float">
            <text:p>-0.158</text:p>
          </table:table-cell>
          <table:table-cell office:value-type="float" office:value="0.970605633802817" calcext:value-type="float">
            <text:p>0.971</text:p>
          </table:table-cell>
          <table:table-cell table:style-name="ce9" office:value-type="float" office:value="0.11072" calcext:value-type="float">
            <text:p>0.111</text:p>
          </table:table-cell>
          <table:table-cell table:style-name="ce9" office:value-type="float" office:value="0.970605633802817" calcext:value-type="float">
            <text:p>0.971</text:p>
          </table:table-cell>
          <table:table-cell table:style-name="ce9" office:value-type="float" office:value="-0.69515" calcext:value-type="float">
            <text:p>-0.695</text:p>
          </table:table-cell>
          <table:table-cell table:style-name="ce9" office:value-type="float" office:value="0.0135" calcext:value-type="float">
            <text:p>0.014</text:p>
          </table:table-cell>
          <table:table-cell table:style-name="ce9" office:value-type="float" office:value="-0.55357" calcext:value-type="float">
            <text:p>-0.554</text:p>
          </table:table-cell>
          <table:table-cell table:style-name="ce9" office:value-type="float" office:value="0.0867115384615385" calcext:value-type="float">
            <text:p>0.087</text:p>
          </table:table-cell>
          <table:table-cell table:style-name="ce9" office:value-type="float" office:value="-0.50136" calcext:value-type="float">
            <text:p>-0.501</text:p>
          </table:table-cell>
          <table:table-cell table:style-name="ce9" office:value-type="float" office:value="0.1423125" calcext:value-type="float">
            <text:p>0.142</text:p>
          </table:table-cell>
          <table:table-cell table:style-name="ce9" office:value-type="float" office:value="-0.68276" calcext:value-type="float">
            <text:p>-0.683</text:p>
          </table:table-cell>
          <table:table-cell table:style-name="ce9" office:value-type="float" office:value="0.0135" calcext:value-type="float">
            <text:p>0.014</text:p>
          </table:table-cell>
          <table:table-cell table:style-name="ce9" office:value-type="float" office:value="0.08188" calcext:value-type="float">
            <text:p>0.082</text:p>
          </table:table-cell>
          <table:table-cell table:style-name="ce9" office:value-type="float" office:value="0.970605633802817" calcext:value-type="float">
            <text:p>0.971</text:p>
          </table:table-cell>
        </table:table-row>
        <table:table-row table:style-name="ro1">
          <table:table-cell office:value-type="string" calcext:value-type="string">
            <text:p>S1-Brainstem</text:p>
          </table:table-cell>
          <table:table-cell office:value-type="float" office:value="-0.03929" calcext:value-type="float">
            <text:p>-0.039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0.1029" calcext:value-type="float">
            <text:p>0.103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0.34234" calcext:value-type="float">
            <text:p>0.342</text:p>
          </table:table-cell>
          <table:table-cell office:value-type="float" office:value="0.476035714285714" calcext:value-type="float">
            <text:p>0.476</text:p>
          </table:table-cell>
          <table:table-cell office:value-type="float" office:value="-0.11406" calcext:value-type="float">
            <text:p>-0.114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0.18889" calcext:value-type="float">
            <text:p>0.189</text:p>
          </table:table-cell>
          <table:table-cell office:value-type="float" office:value="0.961483146067416" calcext:value-type="float">
            <text:p>0.961</text:p>
          </table:table-cell>
          <table:table-cell office:value-type="float" office:value="0.01879" calcext:value-type="float">
            <text:p>0.019</text:p>
          </table:table-cell>
          <table:table-cell office:value-type="float" office:value="0.977412162162162" calcext:value-type="float">
            <text:p>0.977</text:p>
          </table:table-cell>
          <table:table-cell office:value-type="float" office:value="0.13759" calcext:value-type="float">
            <text:p>0.138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0.37329" calcext:value-type="float">
            <text:p>0.373</text:p>
          </table:table-cell>
          <table:table-cell office:value-type="float" office:value="0.4071375" calcext:value-type="float">
            <text:p>0.407</text:p>
          </table:table-cell>
          <table:table-cell office:value-type="float" office:value="-0.04037" calcext:value-type="float">
            <text:p>-0.040</text:p>
          </table:table-cell>
          <table:table-cell office:value-type="float" office:value="0.970605633802817" calcext:value-type="float">
            <text:p>0.971</text:p>
          </table:table-cell>
          <table:table-cell table:style-name="ce9" office:value-type="float" office:value="0.21403" calcext:value-type="float">
            <text:p>0.214</text:p>
          </table:table-cell>
          <table:table-cell table:style-name="ce9" office:value-type="float" office:value="0.886640625" calcext:value-type="float">
            <text:p>0.887</text:p>
          </table:table-cell>
          <table:table-cell table:style-name="ce9" office:value-type="float" office:value="-0.50839" calcext:value-type="float">
            <text:p>-0.508</text:p>
          </table:table-cell>
          <table:table-cell table:style-name="ce9" office:value-type="float" office:value="0.139875" calcext:value-type="float">
            <text:p>0.140</text:p>
          </table:table-cell>
          <table:table-cell table:style-name="ce9" office:value-type="float" office:value="-0.46385" calcext:value-type="float">
            <text:p>-0.464</text:p>
          </table:table-cell>
          <table:table-cell table:style-name="ce9" office:value-type="float" office:value="0.186833333333333" calcext:value-type="float">
            <text:p>0.187</text:p>
          </table:table-cell>
          <table:table-cell table:style-name="ce9" office:value-type="float" office:value="-0.3066" calcext:value-type="float">
            <text:p>-0.307</text:p>
          </table:table-cell>
          <table:table-cell table:style-name="ce9" office:value-type="float" office:value="0.55155" calcext:value-type="float">
            <text:p>0.552</text:p>
          </table:table-cell>
          <table:table-cell table:style-name="ce9" office:value-type="float" office:value="-0.55971" calcext:value-type="float">
            <text:p>-0.560</text:p>
          </table:table-cell>
          <table:table-cell table:style-name="ce9" office:value-type="float" office:value="0.0867115384615385" calcext:value-type="float">
            <text:p>0.087</text:p>
          </table:table-cell>
          <table:table-cell table:style-name="ce9" office:value-type="float" office:value="0.12099" calcext:value-type="float">
            <text:p>0.121</text:p>
          </table:table-cell>
          <table:table-cell table:style-name="ce9" office:value-type="float" office:value="0.970605633802817" calcext:value-type="float">
            <text:p>0.971</text:p>
          </table:table-cell>
        </table:table-row>
        <table:table-row table:style-name="ro1">
          <table:table-cell office:value-type="string" calcext:value-type="string">
            <text:p>Paracentral-Brainstem</text:p>
          </table:table-cell>
          <table:table-cell office:value-type="float" office:value="0.03747" calcext:value-type="float">
            <text:p>0.037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0.14288" calcext:value-type="float">
            <text:p>0.143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0.36745" calcext:value-type="float">
            <text:p>0.367</text:p>
          </table:table-cell>
          <table:table-cell office:value-type="float" office:value="0.424317073170732" calcext:value-type="float">
            <text:p>0.424</text:p>
          </table:table-cell>
          <table:table-cell office:value-type="float" office:value="-0.02285" calcext:value-type="float">
            <text:p>-0.023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0.06188" calcext:value-type="float">
            <text:p>0.062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-0.02197" calcext:value-type="float">
            <text:p>-0.022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0.0898" calcext:value-type="float">
            <text:p>0.090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0.30514" calcext:value-type="float">
            <text:p>0.305</text:p>
          </table:table-cell>
          <table:table-cell office:value-type="float" office:value="0.55155" calcext:value-type="float">
            <text:p>0.552</text:p>
          </table:table-cell>
          <table:table-cell office:value-type="float" office:value="-0.05879" calcext:value-type="float">
            <text:p>-0.059</text:p>
          </table:table-cell>
          <table:table-cell office:value-type="float" office:value="0.970605633802817" calcext:value-type="float">
            <text:p>0.971</text:p>
          </table:table-cell>
          <table:table-cell table:style-name="ce9" office:value-type="float" office:value="0.0497" calcext:value-type="float">
            <text:p>0.050</text:p>
          </table:table-cell>
          <table:table-cell table:style-name="ce9" office:value-type="float" office:value="0.970605633802817" calcext:value-type="float">
            <text:p>0.971</text:p>
          </table:table-cell>
          <table:table-cell table:style-name="ce9" office:value-type="float" office:value="-0.66068" calcext:value-type="float">
            <text:p>-0.661</text:p>
          </table:table-cell>
          <table:table-cell table:style-name="ce9" office:value-type="float" office:value="0.0198" calcext:value-type="float">
            <text:p>0.020</text:p>
          </table:table-cell>
          <table:table-cell table:style-name="ce9" office:value-type="float" office:value="-0.45241" calcext:value-type="float">
            <text:p>-0.452</text:p>
          </table:table-cell>
          <table:table-cell table:style-name="ce9" office:value-type="float" office:value="0.20235" calcext:value-type="float">
            <text:p>0.202</text:p>
          </table:table-cell>
          <table:table-cell table:style-name="ce9" office:value-type="float" office:value="-0.46814" calcext:value-type="float">
            <text:p>-0.468</text:p>
          </table:table-cell>
          <table:table-cell table:style-name="ce9" office:value-type="float" office:value="0.182163461538462" calcext:value-type="float">
            <text:p>0.182</text:p>
          </table:table-cell>
          <table:table-cell table:style-name="ce9" office:value-type="float" office:value="-0.69106" calcext:value-type="float">
            <text:p>-0.691</text:p>
          </table:table-cell>
          <table:table-cell table:style-name="ce9" office:value-type="float" office:value="0.0135" calcext:value-type="float">
            <text:p>0.014</text:p>
          </table:table-cell>
          <table:table-cell table:style-name="ce9" office:value-type="float" office:value="0.02601" calcext:value-type="float">
            <text:p>0.026</text:p>
          </table:table-cell>
          <table:table-cell table:style-name="ce9" office:value-type="float" office:value="0.970605633802817" calcext:value-type="float">
            <text:p>0.971</text:p>
          </table:table-cell>
        </table:table-row>
        <table:table-row table:style-name="ro1">
          <table:table-cell office:value-type="string" calcext:value-type="string">
            <text:p>M1-Caud</text:p>
          </table:table-cell>
          <table:table-cell office:value-type="float" office:value="-0.06537" calcext:value-type="float">
            <text:p>-0.065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-0.22469" calcext:value-type="float">
            <text:p>-0.225</text:p>
          </table:table-cell>
          <table:table-cell office:value-type="float" office:value="0.840836538461539" calcext:value-type="float">
            <text:p>0.841</text:p>
          </table:table-cell>
          <table:table-cell office:value-type="float" office:value="0.06131" calcext:value-type="float">
            <text:p>0.061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-0.09289" calcext:value-type="float">
            <text:p>-0.093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-0.29512" calcext:value-type="float">
            <text:p>-0.295</text:p>
          </table:table-cell>
          <table:table-cell office:value-type="float" office:value="0.595733606557377" calcext:value-type="float">
            <text:p>0.596</text:p>
          </table:table-cell>
          <table:table-cell office:value-type="float" office:value="0.08528" calcext:value-type="float">
            <text:p>0.085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-0.1308" calcext:value-type="float">
            <text:p>-0.131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0.19767" calcext:value-type="float">
            <text:p>0.198</text:p>
          </table:table-cell>
          <table:table-cell office:value-type="float" office:value="0.938461764705882" calcext:value-type="float">
            <text:p>0.938</text:p>
          </table:table-cell>
          <table:table-cell office:value-type="float" office:value="0.09996" calcext:value-type="float">
            <text:p>0.100</text:p>
          </table:table-cell>
          <table:table-cell office:value-type="float" office:value="0.970605633802817" calcext:value-type="float">
            <text:p>0.971</text:p>
          </table:table-cell>
          <table:table-cell table:style-name="ce9" office:value-type="float" office:value="-0.18975" calcext:value-type="float">
            <text:p>-0.190</text:p>
          </table:table-cell>
          <table:table-cell table:style-name="ce9" office:value-type="float" office:value="0.961483146067416" calcext:value-type="float">
            <text:p>0.961</text:p>
          </table:table-cell>
          <table:table-cell table:style-name="ce9" office:value-type="float" office:value="-0.26882" calcext:value-type="float">
            <text:p>-0.269</text:p>
          </table:table-cell>
          <table:table-cell table:style-name="ce9" office:value-type="float" office:value="0.685141791044776" calcext:value-type="float">
            <text:p>0.685</text:p>
          </table:table-cell>
          <table:table-cell table:style-name="ce9" office:value-type="float" office:value="-0.15109" calcext:value-type="float">
            <text:p>-0.151</text:p>
          </table:table-cell>
          <table:table-cell table:style-name="ce9" office:value-type="float" office:value="0.970605633802817" calcext:value-type="float">
            <text:p>0.971</text:p>
          </table:table-cell>
          <table:table-cell table:style-name="ce9" office:value-type="float" office:value="-0.11938" calcext:value-type="float">
            <text:p>-0.119</text:p>
          </table:table-cell>
          <table:table-cell table:style-name="ce9" office:value-type="float" office:value="0.970605633802817" calcext:value-type="float">
            <text:p>0.971</text:p>
          </table:table-cell>
          <table:table-cell table:style-name="ce9" office:value-type="float" office:value="-0.32979" calcext:value-type="float">
            <text:p>-0.330</text:p>
          </table:table-cell>
          <table:table-cell table:style-name="ce9" office:value-type="float" office:value="0.483083333333333" calcext:value-type="float">
            <text:p>0.483</text:p>
          </table:table-cell>
          <table:table-cell table:style-name="ce9" office:value-type="float" office:value="0.11959" calcext:value-type="float">
            <text:p>0.120</text:p>
          </table:table-cell>
          <table:table-cell table:style-name="ce9" office:value-type="float" office:value="0.970605633802817" calcext:value-type="float">
            <text:p>0.971</text:p>
          </table:table-cell>
        </table:table-row>
        <table:table-row table:style-name="ro1">
          <table:table-cell office:value-type="string" calcext:value-type="string">
            <text:p>S1-Caud</text:p>
          </table:table-cell>
          <table:table-cell office:value-type="float" office:value="-0.01157" calcext:value-type="float">
            <text:p>-0.012</text:p>
          </table:table-cell>
          <table:table-cell office:value-type="float" office:value="0.977412162162162" calcext:value-type="float">
            <text:p>0.977</text:p>
          </table:table-cell>
          <table:table-cell office:value-type="float" office:value="0.02614" calcext:value-type="float">
            <text:p>0.026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0.34037" calcext:value-type="float">
            <text:p>0.340</text:p>
          </table:table-cell>
          <table:table-cell office:value-type="float" office:value="0.476035714285714" calcext:value-type="float">
            <text:p>0.476</text:p>
          </table:table-cell>
          <table:table-cell office:value-type="float" office:value="-0.00963" calcext:value-type="float">
            <text:p>-0.010</text:p>
          </table:table-cell>
          <table:table-cell office:value-type="float" office:value="0.977412162162162" calcext:value-type="float">
            <text:p>0.977</text:p>
          </table:table-cell>
          <table:table-cell office:value-type="float" office:value="0.05986" calcext:value-type="float">
            <text:p>0.060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0.06106" calcext:value-type="float">
            <text:p>0.061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0.04347" calcext:value-type="float">
            <text:p>0.043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0.38866" calcext:value-type="float">
            <text:p>0.389</text:p>
          </table:table-cell>
          <table:table-cell office:value-type="float" office:value="0.361894736842105" calcext:value-type="float">
            <text:p>0.362</text:p>
          </table:table-cell>
          <table:table-cell office:value-type="float" office:value="0.10502" calcext:value-type="float">
            <text:p>0.105</text:p>
          </table:table-cell>
          <table:table-cell office:value-type="float" office:value="0.970605633802817" calcext:value-type="float">
            <text:p>0.971</text:p>
          </table:table-cell>
          <table:table-cell table:style-name="ce9" office:value-type="float" office:value="0.07792" calcext:value-type="float">
            <text:p>0.078</text:p>
          </table:table-cell>
          <table:table-cell table:style-name="ce9" office:value-type="float" office:value="0.970605633802817" calcext:value-type="float">
            <text:p>0.971</text:p>
          </table:table-cell>
          <table:table-cell table:style-name="ce9" office:value-type="float" office:value="-0.41346" calcext:value-type="float">
            <text:p>-0.413</text:p>
          </table:table-cell>
          <table:table-cell table:style-name="ce9" office:value-type="float" office:value="0.295213235294118" calcext:value-type="float">
            <text:p>0.295</text:p>
          </table:table-cell>
          <table:table-cell table:style-name="ce9" office:value-type="float" office:value="-0.12135" calcext:value-type="float">
            <text:p>-0.121</text:p>
          </table:table-cell>
          <table:table-cell table:style-name="ce9" office:value-type="float" office:value="0.970605633802817" calcext:value-type="float">
            <text:p>0.971</text:p>
          </table:table-cell>
          <table:table-cell table:style-name="ce9" office:value-type="float" office:value="0.02265" calcext:value-type="float">
            <text:p>0.023</text:p>
          </table:table-cell>
          <table:table-cell table:style-name="ce9" office:value-type="float" office:value="0.970605633802817" calcext:value-type="float">
            <text:p>0.971</text:p>
          </table:table-cell>
          <table:table-cell table:style-name="ce9" office:value-type="float" office:value="-0.30904" calcext:value-type="float">
            <text:p>-0.309</text:p>
          </table:table-cell>
          <table:table-cell table:style-name="ce9" office:value-type="float" office:value="0.55155" calcext:value-type="float">
            <text:p>0.552</text:p>
          </table:table-cell>
          <table:table-cell table:style-name="ce9" office:value-type="float" office:value="0.13306" calcext:value-type="float">
            <text:p>0.133</text:p>
          </table:table-cell>
          <table:table-cell table:style-name="ce9" office:value-type="float" office:value="0.970605633802817" calcext:value-type="float">
            <text:p>0.971</text:p>
          </table:table-cell>
        </table:table-row>
        <table:table-row table:style-name="ro1">
          <table:table-cell office:value-type="string" calcext:value-type="string">
            <text:p>Paracentral-Caud</text:p>
          </table:table-cell>
          <table:table-cell office:value-type="float" office:value="0.32945" calcext:value-type="float">
            <text:p>0.329</text:p>
          </table:table-cell>
          <table:table-cell office:value-type="float" office:value="0.483083333333333" calcext:value-type="float">
            <text:p>0.483</text:p>
          </table:table-cell>
          <table:table-cell office:value-type="float" office:value="0.0248" calcext:value-type="float">
            <text:p>0.025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0.20972" calcext:value-type="float">
            <text:p>0.210</text:p>
          </table:table-cell>
          <table:table-cell office:value-type="float" office:value="0.892673780487805" calcext:value-type="float">
            <text:p>0.893</text:p>
          </table:table-cell>
          <table:table-cell office:value-type="float" office:value="0.35742" calcext:value-type="float">
            <text:p>0.357</text:p>
          </table:table-cell>
          <table:table-cell office:value-type="float" office:value="0.452093023255814" calcext:value-type="float">
            <text:p>0.452</text:p>
          </table:table-cell>
          <table:table-cell office:value-type="float" office:value="-0.06209" calcext:value-type="float">
            <text:p>-0.062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0.24944" calcext:value-type="float">
            <text:p>0.249</text:p>
          </table:table-cell>
          <table:table-cell office:value-type="float" office:value="0.770817857142857" calcext:value-type="float">
            <text:p>0.771</text:p>
          </table:table-cell>
          <table:table-cell office:value-type="float" office:value="-0.00702" calcext:value-type="float">
            <text:p>-0.007</text:p>
          </table:table-cell>
          <table:table-cell office:value-type="float" office:value="0.98171" calcext:value-type="float">
            <text:p>0.982</text:p>
          </table:table-cell>
          <table:table-cell office:value-type="float" office:value="0.18749" calcext:value-type="float">
            <text:p>0.187</text:p>
          </table:table-cell>
          <table:table-cell office:value-type="float" office:value="0.961483146067416" calcext:value-type="float">
            <text:p>0.961</text:p>
          </table:table-cell>
          <table:table-cell office:value-type="float" office:value="0.27417" calcext:value-type="float">
            <text:p>0.274</text:p>
          </table:table-cell>
          <table:table-cell office:value-type="float" office:value="0.664159090909091" calcext:value-type="float">
            <text:p>0.664</text:p>
          </table:table-cell>
          <table:table-cell table:style-name="ce9" office:value-type="float" office:value="-0.07693" calcext:value-type="float">
            <text:p>-0.077</text:p>
          </table:table-cell>
          <table:table-cell table:style-name="ce9" office:value-type="float" office:value="0.970605633802817" calcext:value-type="float">
            <text:p>0.971</text:p>
          </table:table-cell>
          <table:table-cell table:style-name="ce9" office:value-type="float" office:value="-0.35295" calcext:value-type="float">
            <text:p>-0.353</text:p>
          </table:table-cell>
          <table:table-cell table:style-name="ce9" office:value-type="float" office:value="0.45435" calcext:value-type="float">
            <text:p>0.454</text:p>
          </table:table-cell>
          <table:table-cell table:style-name="ce9" office:value-type="float" office:value="-0.38784" calcext:value-type="float">
            <text:p>-0.388</text:p>
          </table:table-cell>
          <table:table-cell table:style-name="ce9" office:value-type="float" office:value="0.361894736842105" calcext:value-type="float">
            <text:p>0.362</text:p>
          </table:table-cell>
          <table:table-cell table:style-name="ce9" office:value-type="float" office:value="-0.3331" calcext:value-type="float">
            <text:p>-0.333</text:p>
          </table:table-cell>
          <table:table-cell table:style-name="ce9" office:value-type="float" office:value="0.483083333333333" calcext:value-type="float">
            <text:p>0.483</text:p>
          </table:table-cell>
          <table:table-cell table:style-name="ce9" office:value-type="float" office:value="-0.41972" calcext:value-type="float">
            <text:p>-0.420</text:p>
          </table:table-cell>
          <table:table-cell table:style-name="ce9" office:value-type="float" office:value="0.280704545454545" calcext:value-type="float">
            <text:p>0.281</text:p>
          </table:table-cell>
          <table:table-cell table:style-name="ce9" office:value-type="float" office:value="-0.01672" calcext:value-type="float">
            <text:p>-0.017</text:p>
          </table:table-cell>
          <table:table-cell table:style-name="ce9" office:value-type="float" office:value="0.977412162162162" calcext:value-type="float">
            <text:p>0.977</text:p>
          </table:table-cell>
        </table:table-row>
        <table:table-row table:style-name="ro1">
          <table:table-cell office:value-type="string" calcext:value-type="string">
            <text:p>M1-Lenti</text:p>
          </table:table-cell>
          <table:table-cell office:value-type="float" office:value="0.11745" calcext:value-type="float">
            <text:p>0.117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-0.08964" calcext:value-type="float">
            <text:p>-0.090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0.08128" calcext:value-type="float">
            <text:p>0.081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0.04686" calcext:value-type="float">
            <text:p>0.047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0.07076" calcext:value-type="float">
            <text:p>0.071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0.10693" calcext:value-type="float">
            <text:p>0.107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-0.07899" calcext:value-type="float">
            <text:p>-0.079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0.09877" calcext:value-type="float">
            <text:p>0.099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0.04265" calcext:value-type="float">
            <text:p>0.043</text:p>
          </table:table-cell>
          <table:table-cell office:value-type="float" office:value="0.970605633802817" calcext:value-type="float">
            <text:p>0.971</text:p>
          </table:table-cell>
          <table:table-cell table:style-name="ce9" office:value-type="float" office:value="0.08193" calcext:value-type="float">
            <text:p>0.082</text:p>
          </table:table-cell>
          <table:table-cell table:style-name="ce9" office:value-type="float" office:value="0.970605633802817" calcext:value-type="float">
            <text:p>0.971</text:p>
          </table:table-cell>
          <table:table-cell table:style-name="ce9" office:value-type="float" office:value="-0.45716" calcext:value-type="float">
            <text:p>-0.457</text:p>
          </table:table-cell>
          <table:table-cell table:style-name="ce9" office:value-type="float" office:value="0.1985625" calcext:value-type="float">
            <text:p>0.199</text:p>
          </table:table-cell>
          <table:table-cell table:style-name="ce9" office:value-type="float" office:value="-0.51008" calcext:value-type="float">
            <text:p>-0.510</text:p>
          </table:table-cell>
          <table:table-cell table:style-name="ce9" office:value-type="float" office:value="0.139875" calcext:value-type="float">
            <text:p>0.140</text:p>
          </table:table-cell>
          <table:table-cell table:style-name="ce9" office:value-type="float" office:value="-0.40408" calcext:value-type="float">
            <text:p>-0.404</text:p>
          </table:table-cell>
          <table:table-cell table:style-name="ce9" office:value-type="float" office:value="0.3136875" calcext:value-type="float">
            <text:p>0.314</text:p>
          </table:table-cell>
          <table:table-cell table:style-name="ce9" office:value-type="float" office:value="-0.6189" calcext:value-type="float">
            <text:p>-0.619</text:p>
          </table:table-cell>
          <table:table-cell table:style-name="ce9" office:value-type="float" office:value="0.0405" calcext:value-type="float">
            <text:p>0.041</text:p>
          </table:table-cell>
          <table:table-cell table:style-name="ce9" office:value-type="float" office:value="0.0226" calcext:value-type="float">
            <text:p>0.023</text:p>
          </table:table-cell>
          <table:table-cell table:style-name="ce9" office:value-type="float" office:value="0.970605633802817" calcext:value-type="float">
            <text:p>0.971</text:p>
          </table:table-cell>
        </table:table-row>
        <table:table-row table:style-name="ro1">
          <table:table-cell office:value-type="string" calcext:value-type="string">
            <text:p>S1-Lenti</text:p>
          </table:table-cell>
          <table:table-cell office:value-type="float" office:value="0.04534" calcext:value-type="float">
            <text:p>0.045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-0.05872" calcext:value-type="float">
            <text:p>-0.059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0.15964" calcext:value-type="float">
            <text:p>0.160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0.02942" calcext:value-type="float">
            <text:p>0.029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0.16445" calcext:value-type="float">
            <text:p>0.164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0.07356" calcext:value-type="float">
            <text:p>0.074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-0.04285" calcext:value-type="float">
            <text:p>-0.043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0.18305" calcext:value-type="float">
            <text:p>0.183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0.05928" calcext:value-type="float">
            <text:p>0.059</text:p>
          </table:table-cell>
          <table:table-cell office:value-type="float" office:value="0.970605633802817" calcext:value-type="float">
            <text:p>0.971</text:p>
          </table:table-cell>
          <table:table-cell table:style-name="ce9" office:value-type="float" office:value="0.17342" calcext:value-type="float">
            <text:p>0.173</text:p>
          </table:table-cell>
          <table:table-cell table:style-name="ce9" office:value-type="float" office:value="0.970605633802817" calcext:value-type="float">
            <text:p>0.971</text:p>
          </table:table-cell>
          <table:table-cell table:style-name="ce9" office:value-type="float" office:value="-0.52276" calcext:value-type="float">
            <text:p>-0.523</text:p>
          </table:table-cell>
          <table:table-cell table:style-name="ce9" office:value-type="float" office:value="0.123328125" calcext:value-type="float">
            <text:p>0.123</text:p>
          </table:table-cell>
          <table:table-cell table:style-name="ce9" office:value-type="float" office:value="-0.47979" calcext:value-type="float">
            <text:p>-0.480</text:p>
          </table:table-cell>
          <table:table-cell table:style-name="ce9" office:value-type="float" office:value="0.17865" calcext:value-type="float">
            <text:p>0.179</text:p>
          </table:table-cell>
          <table:table-cell table:style-name="ce9" office:value-type="float" office:value="-0.35918" calcext:value-type="float">
            <text:p>-0.359</text:p>
          </table:table-cell>
          <table:table-cell table:style-name="ce9" office:value-type="float" office:value="0.452093023255814" calcext:value-type="float">
            <text:p>0.452</text:p>
          </table:table-cell>
          <table:table-cell table:style-name="ce9" office:value-type="float" office:value="-0.57287" calcext:value-type="float">
            <text:p>-0.573</text:p>
          </table:table-cell>
          <table:table-cell table:style-name="ce9" office:value-type="float" office:value="0.08575" calcext:value-type="float">
            <text:p>0.086</text:p>
          </table:table-cell>
          <table:table-cell table:style-name="ce9" office:value-type="float" office:value="0.14622" calcext:value-type="float">
            <text:p>0.146</text:p>
          </table:table-cell>
          <table:table-cell table:style-name="ce9" office:value-type="float" office:value="0.970605633802817" calcext:value-type="float">
            <text:p>0.971</text:p>
          </table:table-cell>
        </table:table-row>
        <table:table-row table:style-name="ro1">
          <table:table-cell office:value-type="string" calcext:value-type="string">
            <text:p>Paracentral-Lenti</text:p>
          </table:table-cell>
          <table:table-cell office:value-type="float" office:value="0.12113" calcext:value-type="float">
            <text:p>0.121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-0.04272" calcext:value-type="float">
            <text:p>-0.043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0.06447" calcext:value-type="float">
            <text:p>0.064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0.02765" calcext:value-type="float">
            <text:p>0.028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0.07116" calcext:value-type="float">
            <text:p>0.071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0.04366" calcext:value-type="float">
            <text:p>0.044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-0.07324" calcext:value-type="float">
            <text:p>-0.073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0.02287" calcext:value-type="float">
            <text:p>0.023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-0.02935" calcext:value-type="float">
            <text:p>-0.029</text:p>
          </table:table-cell>
          <table:table-cell office:value-type="float" office:value="0.970605633802817" calcext:value-type="float">
            <text:p>0.971</text:p>
          </table:table-cell>
          <table:table-cell table:style-name="ce9" office:value-type="float" office:value="0.0856" calcext:value-type="float">
            <text:p>0.086</text:p>
          </table:table-cell>
          <table:table-cell table:style-name="ce9" office:value-type="float" office:value="0.970605633802817" calcext:value-type="float">
            <text:p>0.971</text:p>
          </table:table-cell>
          <table:table-cell table:style-name="ce9" office:value-type="float" office:value="-0.45097" calcext:value-type="float">
            <text:p>-0.451</text:p>
          </table:table-cell>
          <table:table-cell table:style-name="ce9" office:value-type="float" office:value="0.20235" calcext:value-type="float">
            <text:p>0.202</text:p>
          </table:table-cell>
          <table:table-cell table:style-name="ce9" office:value-type="float" office:value="-0.47209" calcext:value-type="float">
            <text:p>-0.472</text:p>
          </table:table-cell>
          <table:table-cell table:style-name="ce9" office:value-type="float" office:value="0.17865" calcext:value-type="float">
            <text:p>0.179</text:p>
          </table:table-cell>
          <table:table-cell table:style-name="ce9" office:value-type="float" office:value="-0.41044" calcext:value-type="float">
            <text:p>-0.410</text:p>
          </table:table-cell>
          <table:table-cell table:style-name="ce9" office:value-type="float" office:value="0.297964285714286" calcext:value-type="float">
            <text:p>0.298</text:p>
          </table:table-cell>
          <table:table-cell table:style-name="ce9" office:value-type="float" office:value="-0.62286" calcext:value-type="float">
            <text:p>-0.623</text:p>
          </table:table-cell>
          <table:table-cell table:style-name="ce9" office:value-type="float" office:value="0.0405" calcext:value-type="float">
            <text:p>0.041</text:p>
          </table:table-cell>
          <table:table-cell table:style-name="ce9" office:value-type="float" office:value="-0.02497" calcext:value-type="float">
            <text:p>-0.025</text:p>
          </table:table-cell>
          <table:table-cell table:style-name="ce9" office:value-type="float" office:value="0.970605633802817" calcext:value-type="float">
            <text:p>0.971</text:p>
          </table:table-cell>
        </table:table-row>
        <table:table-row table:style-name="ro1">
          <table:table-cell office:value-type="string" calcext:value-type="string">
            <text:p>M1-Thalfus</text:p>
          </table:table-cell>
          <table:table-cell office:value-type="float" office:value="-0.00967" calcext:value-type="float">
            <text:p>-0.010</text:p>
          </table:table-cell>
          <table:table-cell office:value-type="float" office:value="0.977412162162162" calcext:value-type="float">
            <text:p>0.977</text:p>
          </table:table-cell>
          <table:table-cell office:value-type="float" office:value="-0.094" calcext:value-type="float">
            <text:p>-0.094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0.09273" calcext:value-type="float">
            <text:p>0.093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-0.13827" calcext:value-type="float">
            <text:p>-0.138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0.17341" calcext:value-type="float">
            <text:p>0.173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0.05999" calcext:value-type="float">
            <text:p>0.060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-0.03018" calcext:value-type="float">
            <text:p>-0.030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0.15745" calcext:value-type="float">
            <text:p>0.157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-0.0672" calcext:value-type="float">
            <text:p>-0.067</text:p>
          </table:table-cell>
          <table:table-cell office:value-type="float" office:value="0.970605633802817" calcext:value-type="float">
            <text:p>0.971</text:p>
          </table:table-cell>
          <table:table-cell table:style-name="ce9" office:value-type="float" office:value="0.22633" calcext:value-type="float">
            <text:p>0.226</text:p>
          </table:table-cell>
          <table:table-cell table:style-name="ce9" office:value-type="float" office:value="0.840836538461539" calcext:value-type="float">
            <text:p>0.841</text:p>
          </table:table-cell>
          <table:table-cell table:style-name="ce9" office:value-type="float" office:value="-0.50094" calcext:value-type="float">
            <text:p>-0.501</text:p>
          </table:table-cell>
          <table:table-cell table:style-name="ce9" office:value-type="float" office:value="0.1423125" calcext:value-type="float">
            <text:p>0.142</text:p>
          </table:table-cell>
          <table:table-cell table:style-name="ce9" office:value-type="float" office:value="-0.43026" calcext:value-type="float">
            <text:p>-0.430</text:p>
          </table:table-cell>
          <table:table-cell table:style-name="ce9" office:value-type="float" office:value="0.2520703125" calcext:value-type="float">
            <text:p>0.252</text:p>
          </table:table-cell>
          <table:table-cell table:style-name="ce9" office:value-type="float" office:value="-0.30646" calcext:value-type="float">
            <text:p>-0.306</text:p>
          </table:table-cell>
          <table:table-cell table:style-name="ce9" office:value-type="float" office:value="0.55155" calcext:value-type="float">
            <text:p>0.552</text:p>
          </table:table-cell>
          <table:table-cell table:style-name="ce9" office:value-type="float" office:value="-0.57837" calcext:value-type="float">
            <text:p>-0.578</text:p>
          </table:table-cell>
          <table:table-cell table:style-name="ce9" office:value-type="float" office:value="0.08575" calcext:value-type="float">
            <text:p>0.086</text:p>
          </table:table-cell>
          <table:table-cell table:style-name="ce9" office:value-type="float" office:value="0.07578" calcext:value-type="float">
            <text:p>0.076</text:p>
          </table:table-cell>
          <table:table-cell table:style-name="ce9" office:value-type="float" office:value="0.970605633802817" calcext:value-type="float">
            <text:p>0.971</text:p>
          </table:table-cell>
        </table:table-row>
        <table:table-row table:style-name="ro1">
          <table:table-cell office:value-type="string" calcext:value-type="string">
            <text:p>S1-Thalfus</text:p>
          </table:table-cell>
          <table:table-cell office:value-type="float" office:value="0.02542" calcext:value-type="float">
            <text:p>0.025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0.09407" calcext:value-type="float">
            <text:p>0.094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0.28792" calcext:value-type="float">
            <text:p>0.288</text:p>
          </table:table-cell>
          <table:table-cell office:value-type="float" office:value="0.615964285714286" calcext:value-type="float">
            <text:p>0.616</text:p>
          </table:table-cell>
          <table:table-cell office:value-type="float" office:value="-0.00545" calcext:value-type="float">
            <text:p>-0.005</text:p>
          </table:table-cell>
          <table:table-cell office:value-type="float" office:value="0.98171" calcext:value-type="float">
            <text:p>0.982</text:p>
          </table:table-cell>
          <table:table-cell office:value-type="float" office:value="0.19776" calcext:value-type="float">
            <text:p>0.198</text:p>
          </table:table-cell>
          <table:table-cell office:value-type="float" office:value="0.938461764705882" calcext:value-type="float">
            <text:p>0.938</text:p>
          </table:table-cell>
          <table:table-cell office:value-type="float" office:value="0.09001" calcext:value-type="float">
            <text:p>0.090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0.14505" calcext:value-type="float">
            <text:p>0.145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0.33247" calcext:value-type="float">
            <text:p>0.332</text:p>
          </table:table-cell>
          <table:table-cell office:value-type="float" office:value="0.483083333333333" calcext:value-type="float">
            <text:p>0.483</text:p>
          </table:table-cell>
          <table:table-cell office:value-type="float" office:value="0.08593" calcext:value-type="float">
            <text:p>0.086</text:p>
          </table:table-cell>
          <table:table-cell office:value-type="float" office:value="0.970605633802817" calcext:value-type="float">
            <text:p>0.971</text:p>
          </table:table-cell>
          <table:table-cell table:style-name="ce9" office:value-type="float" office:value="0.25186" calcext:value-type="float">
            <text:p>0.252</text:p>
          </table:table-cell>
          <table:table-cell table:style-name="ce9" office:value-type="float" office:value="0.770817857142857" calcext:value-type="float">
            <text:p>0.771</text:p>
          </table:table-cell>
          <table:table-cell table:style-name="ce9" office:value-type="float" office:value="-0.35277" calcext:value-type="float">
            <text:p>-0.353</text:p>
          </table:table-cell>
          <table:table-cell table:style-name="ce9" office:value-type="float" office:value="0.45435" calcext:value-type="float">
            <text:p>0.454</text:p>
          </table:table-cell>
          <table:table-cell table:style-name="ce9" office:value-type="float" office:value="-0.22454" calcext:value-type="float">
            <text:p>-0.225</text:p>
          </table:table-cell>
          <table:table-cell table:style-name="ce9" office:value-type="float" office:value="0.840836538461539" calcext:value-type="float">
            <text:p>0.841</text:p>
          </table:table-cell>
          <table:table-cell table:style-name="ce9" office:value-type="float" office:value="-0.13436" calcext:value-type="float">
            <text:p>-0.134</text:p>
          </table:table-cell>
          <table:table-cell table:style-name="ce9" office:value-type="float" office:value="0.970605633802817" calcext:value-type="float">
            <text:p>0.971</text:p>
          </table:table-cell>
          <table:table-cell table:style-name="ce9" office:value-type="float" office:value="-0.47551" calcext:value-type="float">
            <text:p>-0.476</text:p>
          </table:table-cell>
          <table:table-cell table:style-name="ce9" office:value-type="float" office:value="0.17865" calcext:value-type="float">
            <text:p>0.179</text:p>
          </table:table-cell>
          <table:table-cell table:style-name="ce9" office:value-type="float" office:value="0.33436" calcext:value-type="float">
            <text:p>0.334</text:p>
          </table:table-cell>
          <table:table-cell table:style-name="ce9" office:value-type="float" office:value="0.483083333333333" calcext:value-type="float">
            <text:p>0.483</text:p>
          </table:table-cell>
        </table:table-row>
        <table:table-row table:style-name="ro1">
          <table:table-cell office:value-type="string" calcext:value-type="string">
            <text:p>Paracentral-Thalfus</text:p>
          </table:table-cell>
          <table:table-cell office:value-type="float" office:value="0.29141" calcext:value-type="float">
            <text:p>0.291</text:p>
          </table:table-cell>
          <table:table-cell office:value-type="float" office:value="0.606411290322581" calcext:value-type="float">
            <text:p>0.606</text:p>
          </table:table-cell>
          <table:table-cell office:value-type="float" office:value="0.0514" calcext:value-type="float">
            <text:p>0.051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0.24647" calcext:value-type="float">
            <text:p>0.246</text:p>
          </table:table-cell>
          <table:table-cell office:value-type="float" office:value="0.77843661971831" calcext:value-type="float">
            <text:p>0.778</text:p>
          </table:table-cell>
          <table:table-cell office:value-type="float" office:value="0.21072" calcext:value-type="float">
            <text:p>0.211</text:p>
          </table:table-cell>
          <table:table-cell office:value-type="float" office:value="0.892673780487805" calcext:value-type="float">
            <text:p>0.893</text:p>
          </table:table-cell>
          <table:table-cell office:value-type="float" office:value="0.1203" calcext:value-type="float">
            <text:p>0.120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0.19144" calcext:value-type="float">
            <text:p>0.191</text:p>
          </table:table-cell>
          <table:table-cell office:value-type="float" office:value="0.961483146067416" calcext:value-type="float">
            <text:p>0.961</text:p>
          </table:table-cell>
          <table:table-cell office:value-type="float" office:value="-0.01308" calcext:value-type="float">
            <text:p>-0.013</text:p>
          </table:table-cell>
          <table:table-cell office:value-type="float" office:value="0.977412162162162" calcext:value-type="float">
            <text:p>0.977</text:p>
          </table:table-cell>
          <table:table-cell office:value-type="float" office:value="0.18272" calcext:value-type="float">
            <text:p>0.183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0.0821" calcext:value-type="float">
            <text:p>0.082</text:p>
          </table:table-cell>
          <table:table-cell office:value-type="float" office:value="0.970605633802817" calcext:value-type="float">
            <text:p>0.971</text:p>
          </table:table-cell>
          <table:table-cell table:style-name="ce9" office:value-type="float" office:value="0.16024" calcext:value-type="float">
            <text:p>0.160</text:p>
          </table:table-cell>
          <table:table-cell table:style-name="ce9" office:value-type="float" office:value="0.970605633802817" calcext:value-type="float">
            <text:p>0.971</text:p>
          </table:table-cell>
          <table:table-cell table:style-name="ce9" office:value-type="float" office:value="-0.34034" calcext:value-type="float">
            <text:p>-0.340</text:p>
          </table:table-cell>
          <table:table-cell table:style-name="ce9" office:value-type="float" office:value="0.476035714285714" calcext:value-type="float">
            <text:p>0.476</text:p>
          </table:table-cell>
          <table:table-cell table:style-name="ce9" office:value-type="float" office:value="-0.32172" calcext:value-type="float">
            <text:p>-0.322</text:p>
          </table:table-cell>
          <table:table-cell table:style-name="ce9" office:value-type="float" office:value="0.512468181818182" calcext:value-type="float">
            <text:p>0.512</text:p>
          </table:table-cell>
          <table:table-cell table:style-name="ce9" office:value-type="float" office:value="-0.24972" calcext:value-type="float">
            <text:p>-0.250</text:p>
          </table:table-cell>
          <table:table-cell table:style-name="ce9" office:value-type="float" office:value="0.770817857142857" calcext:value-type="float">
            <text:p>0.771</text:p>
          </table:table-cell>
          <table:table-cell table:style-name="ce9" office:value-type="float" office:value="-0.53655" calcext:value-type="float">
            <text:p>-0.537</text:p>
          </table:table-cell>
          <table:table-cell table:style-name="ce9" office:value-type="float" office:value="0.10305" calcext:value-type="float">
            <text:p>0.103</text:p>
          </table:table-cell>
          <table:table-cell table:style-name="ce9" office:value-type="float" office:value="0.10444" calcext:value-type="float">
            <text:p>0.104</text:p>
          </table:table-cell>
          <table:table-cell table:style-name="ce9" office:value-type="float" office:value="0.970605633802817" calcext:value-type="float">
            <text:p>0.971</text:p>
          </table:table-cell>
        </table:table-row>
        <table:table-row table:style-name="ro1">
          <table:table-cell office:value-type="string" calcext:value-type="string">
            <text:p>M1L-M1R</text:p>
          </table:table-cell>
          <table:table-cell office:value-type="float" office:value="0.37478" calcext:value-type="float">
            <text:p>0.375</text:p>
          </table:table-cell>
          <table:table-cell office:value-type="float" office:value="0.4071375" calcext:value-type="float">
            <text:p>0.407</text:p>
          </table:table-cell>
          <table:table-cell office:value-type="float" office:value="0.11078" calcext:value-type="float">
            <text:p>0.111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0.28463" calcext:value-type="float">
            <text:p>0.285</text:p>
          </table:table-cell>
          <table:table-cell office:value-type="float" office:value="0.624515625" calcext:value-type="float">
            <text:p>0.625</text:p>
          </table:table-cell>
          <table:table-cell office:value-type="float" office:value="0.30563" calcext:value-type="float">
            <text:p>0.306</text:p>
          </table:table-cell>
          <table:table-cell office:value-type="float" office:value="0.55155" calcext:value-type="float">
            <text:p>0.552</text:p>
          </table:table-cell>
          <table:table-cell office:value-type="float" office:value="0.06578" calcext:value-type="float">
            <text:p>0.066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0.27585" calcext:value-type="float">
            <text:p>0.276</text:p>
          </table:table-cell>
          <table:table-cell office:value-type="float" office:value="0.664159090909091" calcext:value-type="float">
            <text:p>0.664</text:p>
          </table:table-cell>
          <table:table-cell office:value-type="float" office:value="0.04597" calcext:value-type="float">
            <text:p>0.046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0.23413" calcext:value-type="float">
            <text:p>0.234</text:p>
          </table:table-cell>
          <table:table-cell office:value-type="float" office:value="0.83475" calcext:value-type="float">
            <text:p>0.835</text:p>
          </table:table-cell>
          <table:table-cell office:value-type="float" office:value="0.21477" calcext:value-type="float">
            <text:p>0.215</text:p>
          </table:table-cell>
          <table:table-cell office:value-type="float" office:value="0.886640625" calcext:value-type="float">
            <text:p>0.887</text:p>
          </table:table-cell>
          <table:table-cell table:style-name="ce9" office:value-type="float" office:value="0.08957" calcext:value-type="float">
            <text:p>0.090</text:p>
          </table:table-cell>
          <table:table-cell table:style-name="ce9" office:value-type="float" office:value="0.970605633802817" calcext:value-type="float">
            <text:p>0.971</text:p>
          </table:table-cell>
          <table:table-cell table:style-name="ce9" office:value-type="float" office:value="-0.47224" calcext:value-type="float">
            <text:p>-0.472</text:p>
          </table:table-cell>
          <table:table-cell table:style-name="ce9" office:value-type="float" office:value="0.17865" calcext:value-type="float">
            <text:p>0.179</text:p>
          </table:table-cell>
          <table:table-cell table:style-name="ce9" office:value-type="float" office:value="-0.49148" calcext:value-type="float">
            <text:p>-0.491</text:p>
          </table:table-cell>
          <table:table-cell table:style-name="ce9" office:value-type="float" office:value="0.157714285714286" calcext:value-type="float">
            <text:p>0.158</text:p>
          </table:table-cell>
          <table:table-cell table:style-name="ce9" office:value-type="float" office:value="-0.43471" calcext:value-type="float">
            <text:p>-0.435</text:p>
          </table:table-cell>
          <table:table-cell table:style-name="ce9" office:value-type="float" office:value="0.245104838709677" calcext:value-type="float">
            <text:p>0.245</text:p>
          </table:table-cell>
          <table:table-cell table:style-name="ce9" office:value-type="float" office:value="-0.55765" calcext:value-type="float">
            <text:p>-0.558</text:p>
          </table:table-cell>
          <table:table-cell table:style-name="ce9" office:value-type="float" office:value="0.0867115384615385" calcext:value-type="float">
            <text:p>0.087</text:p>
          </table:table-cell>
          <table:table-cell table:style-name="ce9" office:value-type="float" office:value="-0.03407" calcext:value-type="float">
            <text:p>-0.034</text:p>
          </table:table-cell>
          <table:table-cell table:style-name="ce9" office:value-type="float" office:value="0.970605633802817" calcext:value-type="float">
            <text:p>0.971</text:p>
          </table:table-cell>
        </table:table-row>
        <table:table-row table:style-name="ro1">
          <table:table-cell office:value-type="string" calcext:value-type="string">
            <text:p>S1L-S1R</text:p>
          </table:table-cell>
          <table:table-cell office:value-type="float" office:value="0.09111" calcext:value-type="float">
            <text:p>0.091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-0.07407" calcext:value-type="float">
            <text:p>-0.074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0.08344" calcext:value-type="float">
            <text:p>0.083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0.06896" calcext:value-type="float">
            <text:p>0.069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0.033" calcext:value-type="float">
            <text:p>0.033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0.01119" calcext:value-type="float">
            <text:p>0.011</text:p>
          </table:table-cell>
          <table:table-cell office:value-type="float" office:value="0.977412162162162" calcext:value-type="float">
            <text:p>0.977</text:p>
          </table:table-cell>
          <table:table-cell office:value-type="float" office:value="-0.13104" calcext:value-type="float">
            <text:p>-0.131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0.03244" calcext:value-type="float">
            <text:p>0.032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-0.00494" calcext:value-type="float">
            <text:p>-0.005</text:p>
          </table:table-cell>
          <table:table-cell office:value-type="float" office:value="0.98171" calcext:value-type="float">
            <text:p>0.982</text:p>
          </table:table-cell>
          <table:table-cell table:style-name="ce9" office:value-type="float" office:value="0.06045" calcext:value-type="float">
            <text:p>0.060</text:p>
          </table:table-cell>
          <table:table-cell table:style-name="ce9" office:value-type="float" office:value="0.970605633802817" calcext:value-type="float">
            <text:p>0.971</text:p>
          </table:table-cell>
          <table:table-cell table:style-name="ce9" office:value-type="float" office:value="-0.01486" calcext:value-type="float">
            <text:p>-0.015</text:p>
          </table:table-cell>
          <table:table-cell table:style-name="ce9" office:value-type="float" office:value="0.977412162162162" calcext:value-type="float">
            <text:p>0.977</text:p>
          </table:table-cell>
          <table:table-cell table:style-name="ce9" office:value-type="float" office:value="-0.02348" calcext:value-type="float">
            <text:p>-0.023</text:p>
          </table:table-cell>
          <table:table-cell table:style-name="ce9" office:value-type="float" office:value="0.970605633802817" calcext:value-type="float">
            <text:p>0.971</text:p>
          </table:table-cell>
          <table:table-cell table:style-name="ce9" office:value-type="float" office:value="0.11248" calcext:value-type="float">
            <text:p>0.112</text:p>
          </table:table-cell>
          <table:table-cell table:style-name="ce9" office:value-type="float" office:value="0.970605633802817" calcext:value-type="float">
            <text:p>0.971</text:p>
          </table:table-cell>
          <table:table-cell table:style-name="ce9" office:value-type="float" office:value="-0.05644" calcext:value-type="float">
            <text:p>-0.056</text:p>
          </table:table-cell>
          <table:table-cell table:style-name="ce9" office:value-type="float" office:value="0.970605633802817" calcext:value-type="float">
            <text:p>0.971</text:p>
          </table:table-cell>
          <table:table-cell table:style-name="ce9" office:value-type="float" office:value="0.17043" calcext:value-type="float">
            <text:p>0.170</text:p>
          </table:table-cell>
          <table:table-cell table:style-name="ce9" office:value-type="float" office:value="0.970605633802817" calcext:value-type="float">
            <text:p>0.971</text:p>
          </table:table-cell>
        </table:table-row>
        <table:table-row table:style-name="ro1">
          <table:table-cell office:value-type="string" calcext:value-type="string">
            <text:p>S1-M1</text:p>
          </table:table-cell>
          <table:table-cell office:value-type="float" office:value="0.14099" calcext:value-type="float">
            <text:p>0.141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-0.04307" calcext:value-type="float">
            <text:p>-0.043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0.22473" calcext:value-type="float">
            <text:p>0.225</text:p>
          </table:table-cell>
          <table:table-cell office:value-type="float" office:value="0.840836538461539" calcext:value-type="float">
            <text:p>0.841</text:p>
          </table:table-cell>
          <table:table-cell office:value-type="float" office:value="0.14633" calcext:value-type="float">
            <text:p>0.146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0.08705" calcext:value-type="float">
            <text:p>0.087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0.02729" calcext:value-type="float">
            <text:p>0.027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-0.14848" calcext:value-type="float">
            <text:p>-0.148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0.1593" calcext:value-type="float">
            <text:p>0.159</text:p>
          </table:table-cell>
          <table:table-cell office:value-type="float" office:value="0.970605633802817" calcext:value-type="float">
            <text:p>0.971</text:p>
          </table:table-cell>
          <table:table-cell office:value-type="float" office:value="0.01473" calcext:value-type="float">
            <text:p>0.015</text:p>
          </table:table-cell>
          <table:table-cell office:value-type="float" office:value="0.977412162162162" calcext:value-type="float">
            <text:p>0.977</text:p>
          </table:table-cell>
          <table:table-cell table:style-name="ce9" office:value-type="float" office:value="0.08266" calcext:value-type="float">
            <text:p>0.083</text:p>
          </table:table-cell>
          <table:table-cell table:style-name="ce9" office:value-type="float" office:value="0.970605633802817" calcext:value-type="float">
            <text:p>0.971</text:p>
          </table:table-cell>
          <table:table-cell table:style-name="ce9" office:value-type="float" office:value="-0.55923" calcext:value-type="float">
            <text:p>-0.559</text:p>
          </table:table-cell>
          <table:table-cell table:style-name="ce9" office:value-type="float" office:value="0.0867115384615385" calcext:value-type="float">
            <text:p>0.087</text:p>
          </table:table-cell>
          <table:table-cell table:style-name="ce9" office:value-type="float" office:value="-0.54119" calcext:value-type="float">
            <text:p>-0.541</text:p>
          </table:table-cell>
          <table:table-cell table:style-name="ce9" office:value-type="float" office:value="0.101571428571429" calcext:value-type="float">
            <text:p>0.102</text:p>
          </table:table-cell>
          <table:table-cell table:style-name="ce9" office:value-type="float" office:value="-0.34565" calcext:value-type="float">
            <text:p>-0.346</text:p>
          </table:table-cell>
          <table:table-cell table:style-name="ce9" office:value-type="float" office:value="0.476035714285714" calcext:value-type="float">
            <text:p>0.476</text:p>
          </table:table-cell>
          <table:table-cell table:style-name="ce9" office:value-type="float" office:value="-0.68445" calcext:value-type="float">
            <text:p>-0.684</text:p>
          </table:table-cell>
          <table:table-cell table:style-name="ce9" office:value-type="float" office:value="0.0135" calcext:value-type="float">
            <text:p>0.014</text:p>
          </table:table-cell>
          <table:table-cell table:style-name="ce9" office:value-type="float" office:value="0.1004" calcext:value-type="float">
            <text:p>0.100</text:p>
          </table:table-cell>
          <table:table-cell table:style-name="ce9" office:value-type="float" office:value="0.970605633802817" calcext:value-type="float">
            <text:p>0.971</text:p>
          </table:table-cell>
        </table:table-row>
        <table:table-row table:style-name="ro1" table:number-rows-repeated="4">
          <table:table-cell table:style-name="Default" table:number-columns-repeated="19"/>
          <table:table-cell table:number-columns-repeated="12"/>
        </table:table-row>
        <table:table-row table:style-name="ro1">
          <table:table-cell table:style-name="ce1" office:value-type="string" calcext:value-type="string">
            <text:p>Correlation with <text:span text:style-name="T1">Composite scores</text:span> </text:p>
          </table:table-cell>
          <table:table-cell table:style-name="ce1"/>
          <table:table-cell table:style-name="Default" table:number-columns-repeated="17"/>
          <table:table-cell table:number-columns-repeated="12"/>
        </table:table-row>
        <table:table-row table:style-name="ro1">
          <table:table-cell table:style-name="Default" table:number-columns-repeated="2"/>
          <table:table-cell table:style-name="ce2" office:value-type="string" calcext:value-type="string" table:number-columns-spanned="5" table:number-rows-spanned="1">
            <text:p>Set 1</text:p>
          </table:table-cell>
          <table:covered-table-cell table:number-columns-repeated="4" table:style-name="ce2"/>
          <table:table-cell table:style-name="ce2"/>
          <table:table-cell table:style-name="ce2" office:value-type="string" calcext:value-type="string" table:number-columns-spanned="5" table:number-rows-spanned="1">
            <text:p>Set 2</text:p>
          </table:table-cell>
          <table:covered-table-cell table:number-columns-repeated="4" table:style-name="ce2"/>
          <table:table-cell table:style-name="ce2"/>
          <table:table-cell table:style-name="ce2" office:value-type="string" calcext:value-type="string" table:number-columns-spanned="5" table:number-rows-spanned="1">
            <text:p>Set 3</text:p>
          </table:table-cell>
          <table:covered-table-cell table:number-columns-repeated="4" table:style-name="ce2"/>
          <table:table-cell table:number-columns-repeated="12"/>
        </table:table-row>
        <table:table-row table:style-name="ro1">
          <table:table-cell table:style-name="ce1" office:value-type="string" calcext:value-type="string">
            <text:p>bundle</text:p>
          </table:table-cell>
          <table:table-cell table:style-name="ce1" office:value-type="string" calcext:value-type="string" table:number-columns-spanned="2" table:number-rows-spanned="1">
            <text:p>Cognitiv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Languag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otor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Cognitiv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Languag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otor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Cognitiv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Languag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otor</text:p>
          </table:table-cell>
          <table:covered-table-cell table:style-name="ce1"/>
          <table:table-cell table:number-columns-repeated="12"/>
        </table:table-row>
        <table:table-row table:style-name="ro1">
          <table:table-cell/>
          <table:table-cell table:style-name="ce12" office:value-type="string" calcext:value-type="string">
            <text:p>R</text:p>
          </table:table-cell>
          <table:table-cell office:value-type="string" calcext:value-type="string">
            <text:p>P-val</text:p>
          </table:table-cell>
          <table:table-cell table:style-name="ce12" office:value-type="string" calcext:value-type="string">
            <text:p>R</text:p>
          </table:table-cell>
          <table:table-cell office:value-type="string" calcext:value-type="string">
            <text:p>P-val</text:p>
          </table:table-cell>
          <table:table-cell table:style-name="ce12" office:value-type="string" calcext:value-type="string">
            <text:p>R</text:p>
          </table:table-cell>
          <table:table-cell office:value-type="string" calcext:value-type="string">
            <text:p>P-val</text:p>
          </table:table-cell>
          <table:table-cell table:style-name="ce12" office:value-type="string" calcext:value-type="string">
            <text:p>R</text:p>
          </table:table-cell>
          <table:table-cell office:value-type="string" calcext:value-type="string">
            <text:p>P-val</text:p>
          </table:table-cell>
          <table:table-cell table:style-name="ce12" office:value-type="string" calcext:value-type="string">
            <text:p>R</text:p>
          </table:table-cell>
          <table:table-cell office:value-type="string" calcext:value-type="string">
            <text:p>P-val</text:p>
          </table:table-cell>
          <table:table-cell table:style-name="ce12" office:value-type="string" calcext:value-type="string">
            <text:p>R</text:p>
          </table:table-cell>
          <table:table-cell office:value-type="string" calcext:value-type="string">
            <text:p>P-val</text:p>
          </table:table-cell>
          <table:table-cell table:style-name="ce12" office:value-type="string" calcext:value-type="string">
            <text:p>R</text:p>
          </table:table-cell>
          <table:table-cell office:value-type="string" calcext:value-type="string">
            <text:p>P-val</text:p>
          </table:table-cell>
          <table:table-cell table:style-name="ce12" office:value-type="string" calcext:value-type="string">
            <text:p>R</text:p>
          </table:table-cell>
          <table:table-cell office:value-type="string" calcext:value-type="string">
            <text:p>P-val</text:p>
          </table:table-cell>
          <table:table-cell table:style-name="ce12" office:value-type="string" calcext:value-type="string">
            <text:p>R</text:p>
          </table:table-cell>
          <table:table-cell office:value-type="string" calcext:value-type="string">
            <text:p>P-v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1-Brainstem</text:p>
          </table:table-cell>
          <table:table-cell office:value-type="float" office:value="-0.11149" calcext:value-type="float">
            <text:p>-0.111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0.12967" calcext:value-type="float">
            <text:p>0.130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-0.09038" calcext:value-type="float">
            <text:p>-0.090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-0.11114" calcext:value-type="float">
            <text:p>-0.111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0.11681" calcext:value-type="float">
            <text:p>0.117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-0.0587" calcext:value-type="float">
            <text:p>-0.059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-0.69515" calcext:value-type="float">
            <text:p>-0.695</text:p>
          </table:table-cell>
          <table:table-cell office:value-type="float" office:value="0.0216" calcext:value-type="float">
            <text:p>0.022</text:p>
          </table:table-cell>
          <table:table-cell office:value-type="float" office:value="-0.5501" calcext:value-type="float">
            <text:p>-0.550</text:p>
          </table:table-cell>
          <table:table-cell office:value-type="float" office:value="0.162" calcext:value-type="float">
            <text:p>0.162</text:p>
          </table:table-cell>
          <table:table-cell office:value-type="float" office:value="-0.48789" calcext:value-type="float">
            <text:p>-0.488</text:p>
          </table:table-cell>
          <table:table-cell office:value-type="float" office:value="0.162" calcext:value-type="float">
            <text:p>0.1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1-Brainstem</text:p>
          </table:table-cell>
          <table:table-cell office:value-type="float" office:value="-0.03929" calcext:value-type="float">
            <text:p>-0.039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0.21507" calcext:value-type="float">
            <text:p>0.215</text:p>
          </table:table-cell>
          <table:table-cell office:value-type="float" office:value="0.844695" calcext:value-type="float">
            <text:p>0.845</text:p>
          </table:table-cell>
          <table:table-cell office:value-type="float" office:value="0.01884" calcext:value-type="float">
            <text:p>0.019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0.01879" calcext:value-type="float">
            <text:p>0.019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0.25013" calcext:value-type="float">
            <text:p>0.250</text:p>
          </table:table-cell>
          <table:table-cell office:value-type="float" office:value="0.71982" calcext:value-type="float">
            <text:p>0.720</text:p>
          </table:table-cell>
          <table:table-cell office:value-type="float" office:value="0.09044" calcext:value-type="float">
            <text:p>0.090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-0.50839" calcext:value-type="float">
            <text:p>-0.508</text:p>
          </table:table-cell>
          <table:table-cell office:value-type="float" office:value="0.162" calcext:value-type="float">
            <text:p>0.162</text:p>
          </table:table-cell>
          <table:table-cell office:value-type="float" office:value="-0.40911" calcext:value-type="float">
            <text:p>-0.409</text:p>
          </table:table-cell>
          <table:table-cell office:value-type="float" office:value="0.2651625" calcext:value-type="float">
            <text:p>0.265</text:p>
          </table:table-cell>
          <table:table-cell office:value-type="float" office:value="-0.37271" calcext:value-type="float">
            <text:p>-0.373</text:p>
          </table:table-cell>
          <table:table-cell office:value-type="float" office:value="0.339175862068965" calcext:value-type="float">
            <text:p>0.3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racentral-Brainstem</text:p>
          </table:table-cell>
          <table:table-cell office:value-type="float" office:value="0.03747" calcext:value-type="float">
            <text:p>0.037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0.25028" calcext:value-type="float">
            <text:p>0.250</text:p>
          </table:table-cell>
          <table:table-cell office:value-type="float" office:value="0.71982" calcext:value-type="float">
            <text:p>0.720</text:p>
          </table:table-cell>
          <table:table-cell office:value-type="float" office:value="0.02671" calcext:value-type="float">
            <text:p>0.027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-0.02197" calcext:value-type="float">
            <text:p>-0.022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0.19048" calcext:value-type="float">
            <text:p>0.190</text:p>
          </table:table-cell>
          <table:table-cell office:value-type="float" office:value="0.900691071428571" calcext:value-type="float">
            <text:p>0.901</text:p>
          </table:table-cell>
          <table:table-cell office:value-type="float" office:value="-0.00936" calcext:value-type="float">
            <text:p>-0.009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-0.66068" calcext:value-type="float">
            <text:p>-0.661</text:p>
          </table:table-cell>
          <table:table-cell office:value-type="float" office:value="0.0297" calcext:value-type="float">
            <text:p>0.030</text:p>
          </table:table-cell>
          <table:table-cell office:value-type="float" office:value="-0.475" calcext:value-type="float">
            <text:p>-0.475</text:p>
          </table:table-cell>
          <table:table-cell office:value-type="float" office:value="0.162" calcext:value-type="float">
            <text:p>0.162</text:p>
          </table:table-cell>
          <table:table-cell office:value-type="float" office:value="-0.52067" calcext:value-type="float">
            <text:p>-0.521</text:p>
          </table:table-cell>
          <table:table-cell office:value-type="float" office:value="0.162" calcext:value-type="float">
            <text:p>0.1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1-Caud</text:p>
          </table:table-cell>
          <table:table-cell office:value-type="float" office:value="-0.06537" calcext:value-type="float">
            <text:p>-0.065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-0.11098" calcext:value-type="float">
            <text:p>-0.111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-0.23848" calcext:value-type="float">
            <text:p>-0.238</text:p>
          </table:table-cell>
          <table:table-cell office:value-type="float" office:value="0.751863829787234" calcext:value-type="float">
            <text:p>0.752</text:p>
          </table:table-cell>
          <table:table-cell office:value-type="float" office:value="0.08528" calcext:value-type="float">
            <text:p>0.085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0.00458" calcext:value-type="float">
            <text:p>0.005</text:p>
          </table:table-cell>
          <table:table-cell office:value-type="float" office:value="0.997822556390978" calcext:value-type="float">
            <text:p>0.998</text:p>
          </table:table-cell>
          <table:table-cell office:value-type="float" office:value="-0.03029" calcext:value-type="float">
            <text:p>-0.030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-0.26882" calcext:value-type="float">
            <text:p>-0.269</text:p>
          </table:table-cell>
          <table:table-cell office:value-type="float" office:value="0.671773170731707" calcext:value-type="float">
            <text:p>0.672</text:p>
          </table:table-cell>
          <table:table-cell office:value-type="float" office:value="-0.13973" calcext:value-type="float">
            <text:p>-0.140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-0.17781" calcext:value-type="float">
            <text:p>-0.178</text:p>
          </table:table-cell>
          <table:table-cell office:value-type="float" office:value="0.9285975" calcext:value-type="float">
            <text:p>0.9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1-Caud</text:p>
          </table:table-cell>
          <table:table-cell office:value-type="float" office:value="-0.01157" calcext:value-type="float">
            <text:p>-0.012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0.16575" calcext:value-type="float">
            <text:p>0.166</text:p>
          </table:table-cell>
          <table:table-cell office:value-type="float" office:value="0.96075" calcext:value-type="float">
            <text:p>0.961</text:p>
          </table:table-cell>
          <table:table-cell office:value-type="float" office:value="0.03018" calcext:value-type="float">
            <text:p>0.030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0.06106" calcext:value-type="float">
            <text:p>0.061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0.19666" calcext:value-type="float">
            <text:p>0.197</text:p>
          </table:table-cell>
          <table:table-cell office:value-type="float" office:value="0.900691071428571" calcext:value-type="float">
            <text:p>0.901</text:p>
          </table:table-cell>
          <table:table-cell office:value-type="float" office:value="0.12818" calcext:value-type="float">
            <text:p>0.128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-0.41346" calcext:value-type="float">
            <text:p>-0.413</text:p>
          </table:table-cell>
          <table:table-cell office:value-type="float" office:value="0.261841304347826" calcext:value-type="float">
            <text:p>0.262</text:p>
          </table:table-cell>
          <table:table-cell office:value-type="float" office:value="-0.05882" calcext:value-type="float">
            <text:p>-0.059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-0.15637" calcext:value-type="float">
            <text:p>-0.156</text:p>
          </table:table-cell>
          <table:table-cell office:value-type="float" office:value="0.98210390625" calcext:value-type="float">
            <text:p>0.9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racentral-Caud</text:p>
          </table:table-cell>
          <table:table-cell office:value-type="float" office:value="0.32945" calcext:value-type="float">
            <text:p>0.329</text:p>
          </table:table-cell>
          <table:table-cell office:value-type="float" office:value="0.434775" calcext:value-type="float">
            <text:p>0.435</text:p>
          </table:table-cell>
          <table:table-cell office:value-type="float" office:value="0.10516" calcext:value-type="float">
            <text:p>0.105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0.24937" calcext:value-type="float">
            <text:p>0.249</text:p>
          </table:table-cell>
          <table:table-cell office:value-type="float" office:value="0.71982" calcext:value-type="float">
            <text:p>0.720</text:p>
          </table:table-cell>
          <table:table-cell office:value-type="float" office:value="0.24944" calcext:value-type="float">
            <text:p>0.249</text:p>
          </table:table-cell>
          <table:table-cell office:value-type="float" office:value="0.71982" calcext:value-type="float">
            <text:p>0.720</text:p>
          </table:table-cell>
          <table:table-cell office:value-type="float" office:value="0.07679" calcext:value-type="float">
            <text:p>0.077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0.17565" calcext:value-type="float">
            <text:p>0.176</text:p>
          </table:table-cell>
          <table:table-cell office:value-type="float" office:value="0.9285975" calcext:value-type="float">
            <text:p>0.929</text:p>
          </table:table-cell>
          <table:table-cell office:value-type="float" office:value="-0.35295" calcext:value-type="float">
            <text:p>-0.353</text:p>
          </table:table-cell>
          <table:table-cell office:value-type="float" office:value="0.381272727272727" calcext:value-type="float">
            <text:p>0.381</text:p>
          </table:table-cell>
          <table:table-cell office:value-type="float" office:value="-0.37926" calcext:value-type="float">
            <text:p>-0.379</text:p>
          </table:table-cell>
          <table:table-cell office:value-type="float" office:value="0.33795" calcext:value-type="float">
            <text:p>0.338</text:p>
          </table:table-cell>
          <table:table-cell office:value-type="float" office:value="-0.33022" calcext:value-type="float">
            <text:p>-0.330</text:p>
          </table:table-cell>
          <table:table-cell office:value-type="float" office:value="0.434775" calcext:value-type="float">
            <text:p>0.4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1-Lenti</text:p>
          </table:table-cell>
          <table:table-cell office:value-type="float" office:value="0.11745" calcext:value-type="float">
            <text:p>0.117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-0.02096" calcext:value-type="float">
            <text:p>-0.021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0.08199" calcext:value-type="float">
            <text:p>0.082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0.10693" calcext:value-type="float">
            <text:p>0.107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-0.00621" calcext:value-type="float">
            <text:p>-0.006</text:p>
          </table:table-cell>
          <table:table-cell office:value-type="float" office:value="0.997822556390978" calcext:value-type="float">
            <text:p>0.998</text:p>
          </table:table-cell>
          <table:table-cell office:value-type="float" office:value="0.08462" calcext:value-type="float">
            <text:p>0.085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-0.45716" calcext:value-type="float">
            <text:p>-0.457</text:p>
          </table:table-cell>
          <table:table-cell office:value-type="float" office:value="0.175571052631579" calcext:value-type="float">
            <text:p>0.176</text:p>
          </table:table-cell>
          <table:table-cell office:value-type="float" office:value="-0.48748" calcext:value-type="float">
            <text:p>-0.487</text:p>
          </table:table-cell>
          <table:table-cell office:value-type="float" office:value="0.162" calcext:value-type="float">
            <text:p>0.162</text:p>
          </table:table-cell>
          <table:table-cell office:value-type="float" office:value="-0.46694" calcext:value-type="float">
            <text:p>-0.467</text:p>
          </table:table-cell>
          <table:table-cell office:value-type="float" office:value="0.162" calcext:value-type="float">
            <text:p>0.1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1-Lenti</text:p>
          </table:table-cell>
          <table:table-cell office:value-type="float" office:value="0.04534" calcext:value-type="float">
            <text:p>0.045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0.03405" calcext:value-type="float">
            <text:p>0.034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0.11502" calcext:value-type="float">
            <text:p>0.115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0.07356" calcext:value-type="float">
            <text:p>0.074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0.0546" calcext:value-type="float">
            <text:p>0.055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0.14338" calcext:value-type="float">
            <text:p>0.143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-0.52276" calcext:value-type="float">
            <text:p>-0.523</text:p>
          </table:table-cell>
          <table:table-cell office:value-type="float" office:value="0.162" calcext:value-type="float">
            <text:p>0.162</text:p>
          </table:table-cell>
          <table:table-cell office:value-type="float" office:value="-0.4455" calcext:value-type="float">
            <text:p>-0.446</text:p>
          </table:table-cell>
          <table:table-cell office:value-type="float" office:value="0.178752272727273" calcext:value-type="float">
            <text:p>0.179</text:p>
          </table:table-cell>
          <table:table-cell office:value-type="float" office:value="-0.3607" calcext:value-type="float">
            <text:p>-0.361</text:p>
          </table:table-cell>
          <table:table-cell office:value-type="float" office:value="0.375075" calcext:value-type="float">
            <text:p>0.3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racentral-Lenti</text:p>
          </table:table-cell>
          <table:table-cell office:value-type="float" office:value="0.12113" calcext:value-type="float">
            <text:p>0.121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0.00071" calcext:value-type="float">
            <text:p>0.001</text:p>
          </table:table-cell>
          <table:table-cell office:value-type="float" office:value="0.99963" calcext:value-type="float">
            <text:p>1.000</text:p>
          </table:table-cell>
          <table:table-cell office:value-type="float" office:value="0.07368" calcext:value-type="float">
            <text:p>0.074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0.04366" calcext:value-type="float">
            <text:p>0.044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-0.03611" calcext:value-type="float">
            <text:p>-0.036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0.03564" calcext:value-type="float">
            <text:p>0.036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-0.45097" calcext:value-type="float">
            <text:p>-0.451</text:p>
          </table:table-cell>
          <table:table-cell office:value-type="float" office:value="0.176078571428571" calcext:value-type="float">
            <text:p>0.176</text:p>
          </table:table-cell>
          <table:table-cell office:value-type="float" office:value="-0.46639" calcext:value-type="float">
            <text:p>-0.466</text:p>
          </table:table-cell>
          <table:table-cell office:value-type="float" office:value="0.162" calcext:value-type="float">
            <text:p>0.162</text:p>
          </table:table-cell>
          <table:table-cell office:value-type="float" office:value="-0.49493" calcext:value-type="float">
            <text:p>-0.495</text:p>
          </table:table-cell>
          <table:table-cell office:value-type="float" office:value="0.162" calcext:value-type="float">
            <text:p>0.1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1-Thalfus</text:p>
          </table:table-cell>
          <table:table-cell office:value-type="float" office:value="-0.00967" calcext:value-type="float">
            <text:p>-0.010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-0.01864" calcext:value-type="float">
            <text:p>-0.019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0.0001" calcext:value-type="float">
            <text:p>0.000</text:p>
          </table:table-cell>
          <table:table-cell office:value-type="float" office:value="0.99963" calcext:value-type="float">
            <text:p>1.000</text:p>
          </table:table-cell>
          <table:table-cell office:value-type="float" office:value="0.05999" calcext:value-type="float">
            <text:p>0.060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0.04902" calcext:value-type="float">
            <text:p>0.049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0.08599" calcext:value-type="float">
            <text:p>0.086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-0.50094" calcext:value-type="float">
            <text:p>-0.501</text:p>
          </table:table-cell>
          <table:table-cell office:value-type="float" office:value="0.162" calcext:value-type="float">
            <text:p>0.162</text:p>
          </table:table-cell>
          <table:table-cell office:value-type="float" office:value="-0.39566" calcext:value-type="float">
            <text:p>-0.396</text:p>
          </table:table-cell>
          <table:table-cell office:value-type="float" office:value="0.288951923076923" calcext:value-type="float">
            <text:p>0.289</text:p>
          </table:table-cell>
          <table:table-cell office:value-type="float" office:value="-0.40088" calcext:value-type="float">
            <text:p>-0.401</text:p>
          </table:table-cell>
          <table:table-cell office:value-type="float" office:value="0.281934" calcext:value-type="float">
            <text:p>0.2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1-Thalfus</text:p>
          </table:table-cell>
          <table:table-cell office:value-type="float" office:value="0.02542" calcext:value-type="float">
            <text:p>0.025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0.1845" calcext:value-type="float">
            <text:p>0.185</text:p>
          </table:table-cell>
          <table:table-cell office:value-type="float" office:value="0.919207894736842" calcext:value-type="float">
            <text:p>0.919</text:p>
          </table:table-cell>
          <table:table-cell office:value-type="float" office:value="0.10679" calcext:value-type="float">
            <text:p>0.107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0.09001" calcext:value-type="float">
            <text:p>0.090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0.23571" calcext:value-type="float">
            <text:p>0.236</text:p>
          </table:table-cell>
          <table:table-cell office:value-type="float" office:value="0.752371875" calcext:value-type="float">
            <text:p>0.752</text:p>
          </table:table-cell>
          <table:table-cell office:value-type="float" office:value="0.21019" calcext:value-type="float">
            <text:p>0.210</text:p>
          </table:table-cell>
          <table:table-cell office:value-type="float" office:value="0.858255882352941" calcext:value-type="float">
            <text:p>0.858</text:p>
          </table:table-cell>
          <table:table-cell office:value-type="float" office:value="-0.35277" calcext:value-type="float">
            <text:p>-0.353</text:p>
          </table:table-cell>
          <table:table-cell office:value-type="float" office:value="0.381272727272727" calcext:value-type="float">
            <text:p>0.381</text:p>
          </table:table-cell>
          <table:table-cell office:value-type="float" office:value="-0.19156" calcext:value-type="float">
            <text:p>-0.192</text:p>
          </table:table-cell>
          <table:table-cell office:value-type="float" office:value="0.900691071428571" calcext:value-type="float">
            <text:p>0.901</text:p>
          </table:table-cell>
          <table:table-cell office:value-type="float" office:value="-0.17526" calcext:value-type="float">
            <text:p>-0.175</text:p>
          </table:table-cell>
          <table:table-cell office:value-type="float" office:value="0.9285975" calcext:value-type="float">
            <text:p>0.9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racentral-Thalfus</text:p>
          </table:table-cell>
          <table:table-cell office:value-type="float" office:value="0.29141" calcext:value-type="float">
            <text:p>0.291</text:p>
          </table:table-cell>
          <table:table-cell office:value-type="float" office:value="0.593644736842105" calcext:value-type="float">
            <text:p>0.594</text:p>
          </table:table-cell>
          <table:table-cell office:value-type="float" office:value="0.13885" calcext:value-type="float">
            <text:p>0.139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0.24234" calcext:value-type="float">
            <text:p>0.242</text:p>
          </table:table-cell>
          <table:table-cell office:value-type="float" office:value="0.745111956521739" calcext:value-type="float">
            <text:p>0.745</text:p>
          </table:table-cell>
          <table:table-cell office:value-type="float" office:value="0.19144" calcext:value-type="float">
            <text:p>0.191</text:p>
          </table:table-cell>
          <table:table-cell office:value-type="float" office:value="0.900691071428571" calcext:value-type="float">
            <text:p>0.901</text:p>
          </table:table-cell>
          <table:table-cell office:value-type="float" office:value="0.07223" calcext:value-type="float">
            <text:p>0.072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0.16379" calcext:value-type="float">
            <text:p>0.164</text:p>
          </table:table-cell>
          <table:table-cell office:value-type="float" office:value="0.96075" calcext:value-type="float">
            <text:p>0.961</text:p>
          </table:table-cell>
          <table:table-cell office:value-type="float" office:value="-0.34034" calcext:value-type="float">
            <text:p>-0.340</text:p>
          </table:table-cell>
          <table:table-cell office:value-type="float" office:value="0.411630882352941" calcext:value-type="float">
            <text:p>0.412</text:p>
          </table:table-cell>
          <table:table-cell office:value-type="float" office:value="-0.30467" calcext:value-type="float">
            <text:p>-0.305</text:p>
          </table:table-cell>
          <table:table-cell office:value-type="float" office:value="0.539051351351351" calcext:value-type="float">
            <text:p>0.539</text:p>
          </table:table-cell>
          <table:table-cell office:value-type="float" office:value="-0.35042" calcext:value-type="float">
            <text:p>-0.350</text:p>
          </table:table-cell>
          <table:table-cell office:value-type="float" office:value="0.381272727272727" calcext:value-type="float">
            <text:p>0.3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1L-M1R</text:p>
          </table:table-cell>
          <table:table-cell office:value-type="float" office:value="0.37478" calcext:value-type="float">
            <text:p>0.375</text:p>
          </table:table-cell>
          <table:table-cell office:value-type="float" office:value="0.339175862068965" calcext:value-type="float">
            <text:p>0.339</text:p>
          </table:table-cell>
          <table:table-cell office:value-type="float" office:value="0.1901" calcext:value-type="float">
            <text:p>0.190</text:p>
          </table:table-cell>
          <table:table-cell office:value-type="float" office:value="0.900691071428571" calcext:value-type="float">
            <text:p>0.901</text:p>
          </table:table-cell>
          <table:table-cell office:value-type="float" office:value="0.27988" calcext:value-type="float">
            <text:p>0.280</text:p>
          </table:table-cell>
          <table:table-cell office:value-type="float" office:value="0.641457692307692" calcext:value-type="float">
            <text:p>0.641</text:p>
          </table:table-cell>
          <table:table-cell office:value-type="float" office:value="0.27585" calcext:value-type="float">
            <text:p>0.276</text:p>
          </table:table-cell>
          <table:table-cell office:value-type="float" office:value="0.64796625" calcext:value-type="float">
            <text:p>0.648</text:p>
          </table:table-cell>
          <table:table-cell office:value-type="float" office:value="0.12852" calcext:value-type="float">
            <text:p>0.129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0.22196" calcext:value-type="float">
            <text:p>0.222</text:p>
          </table:table-cell>
          <table:table-cell office:value-type="float" office:value="0.818898979591837" calcext:value-type="float">
            <text:p>0.819</text:p>
          </table:table-cell>
          <table:table-cell office:value-type="float" office:value="-0.47224" calcext:value-type="float">
            <text:p>-0.472</text:p>
          </table:table-cell>
          <table:table-cell office:value-type="float" office:value="0.162" calcext:value-type="float">
            <text:p>0.162</text:p>
          </table:table-cell>
          <table:table-cell office:value-type="float" office:value="-0.4881" calcext:value-type="float">
            <text:p>-0.488</text:p>
          </table:table-cell>
          <table:table-cell office:value-type="float" office:value="0.162" calcext:value-type="float">
            <text:p>0.162</text:p>
          </table:table-cell>
          <table:table-cell office:value-type="float" office:value="-0.44991" calcext:value-type="float">
            <text:p>-0.450</text:p>
          </table:table-cell>
          <table:table-cell office:value-type="float" office:value="0.176078571428571" calcext:value-type="float">
            <text:p>0.1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1L-S1R</text:p>
          </table:table-cell>
          <table:table-cell office:value-type="float" office:value="0.09111" calcext:value-type="float">
            <text:p>0.091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-0.00995" calcext:value-type="float">
            <text:p>-0.010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0.06946" calcext:value-type="float">
            <text:p>0.069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0.01119" calcext:value-type="float">
            <text:p>0.011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-0.06784" calcext:value-type="float">
            <text:p>-0.068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0.02513" calcext:value-type="float">
            <text:p>0.025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-0.01486" calcext:value-type="float">
            <text:p>-0.015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0.03354" calcext:value-type="float">
            <text:p>0.034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0.04467" calcext:value-type="float">
            <text:p>0.045</text:p>
          </table:table-cell>
          <table:table-cell office:value-type="float" office:value="0.994846946564886" calcext:value-type="float">
            <text:p>0.9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1-M1</text:p>
          </table:table-cell>
          <table:table-cell office:value-type="float" office:value="0.14099" calcext:value-type="float">
            <text:p>0.141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0.07548" calcext:value-type="float">
            <text:p>0.075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0.1624" calcext:value-type="float">
            <text:p>0.162</text:p>
          </table:table-cell>
          <table:table-cell office:value-type="float" office:value="0.96075" calcext:value-type="float">
            <text:p>0.961</text:p>
          </table:table-cell>
          <table:table-cell office:value-type="float" office:value="0.02729" calcext:value-type="float">
            <text:p>0.027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-0.01595" calcext:value-type="float">
            <text:p>-0.016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0.05665" calcext:value-type="float">
            <text:p>0.057</text:p>
          </table:table-cell>
          <table:table-cell office:value-type="float" office:value="0.994846946564886" calcext:value-type="float">
            <text:p>0.995</text:p>
          </table:table-cell>
          <table:table-cell office:value-type="float" office:value="-0.55923" calcext:value-type="float">
            <text:p>-0.559</text:p>
          </table:table-cell>
          <table:table-cell office:value-type="float" office:value="0.162" calcext:value-type="float">
            <text:p>0.162</text:p>
          </table:table-cell>
          <table:table-cell office:value-type="float" office:value="-0.47488" calcext:value-type="float">
            <text:p>-0.475</text:p>
          </table:table-cell>
          <table:table-cell office:value-type="float" office:value="0.162" calcext:value-type="float">
            <text:p>0.162</text:p>
          </table:table-cell>
          <table:table-cell office:value-type="float" office:value="-0.47866" calcext:value-type="float">
            <text:p>-0.479</text:p>
          </table:table-cell>
          <table:table-cell office:value-type="float" office:value="0.162" calcext:value-type="float">
            <text:p>0.162</text:p>
          </table:table-cell>
          <table:table-cell table:number-columns-repeated="12"/>
        </table:table-row>
      </table:table>
      <table:table table:name="Md Moderate - Stats" table:style-name="ta1">
        <table:table-column table:style-name="co35" table:default-cell-style-name="Default"/>
        <table:table-column table:style-name="co1" table:number-columns-repeated="3" table:default-cell-style-name="ce9"/>
        <table:table-row table:style-name="ro1">
          <table:table-cell table:style-name="ce1" office:value-type="string" calcext:value-type="string">
            <text:p>Normality test (p-value, FDR corrected)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tract</text:p>
          </table:table-cell>
          <table:table-cell table:style-name="ce1" office:value-type="string" calcext:value-type="string">
            <text:p>set1</text:p>
          </table:table-cell>
          <table:table-cell table:style-name="ce1" office:value-type="string" calcext:value-type="string">
            <text:p>set2</text:p>
          </table:table-cell>
          <table:table-cell table:style-name="ce1" office:value-type="string" calcext:value-type="string">
            <text:p>set3</text:p>
          </table:table-cell>
        </table:table-row>
        <table:table-row table:style-name="ro1">
          <table:table-cell office:value-type="string" calcext:value-type="string">
            <text:p>M1-Brainstem</text:p>
          </table:table-cell>
          <table:table-cell office:value-type="float" office:value="0.411456504772449" calcext:value-type="float">
            <text:p>0.411</text:p>
          </table:table-cell>
          <table:table-cell office:value-type="float" office:value="0.433909708962721" calcext:value-type="float">
            <text:p>0.434</text:p>
          </table:table-cell>
          <table:table-cell office:value-type="float" office:value="0.701748624444008" calcext:value-type="float">
            <text:p>0.702</text:p>
          </table:table-cell>
        </table:table-row>
        <table:table-row table:style-name="ro1">
          <table:table-cell office:value-type="string" calcext:value-type="string">
            <text:p>S1-Brainstem</text:p>
          </table:table-cell>
          <table:table-cell office:value-type="float" office:value="0.286554722115397" calcext:value-type="float">
            <text:p>0.287</text:p>
          </table:table-cell>
          <table:table-cell table:number-columns-repeated="2" office:value-type="float" office:value="0.308251436799765" calcext:value-type="float">
            <text:p>0.308</text:p>
          </table:table-cell>
        </table:table-row>
        <table:table-row table:style-name="ro1">
          <table:table-cell office:value-type="string" calcext:value-type="string">
            <text:p>Paracentral-Brainstem</text:p>
          </table:table-cell>
          <table:table-cell office:value-type="float" office:value="0.293085458023207" calcext:value-type="float">
            <text:p>0.293</text:p>
          </table:table-cell>
          <table:table-cell office:value-type="float" office:value="0.43142301030457" calcext:value-type="float">
            <text:p>0.431</text:p>
          </table:table-cell>
          <table:table-cell office:value-type="float" office:value="0.409609130160375" calcext:value-type="float">
            <text:p>0.410</text:p>
          </table:table-cell>
        </table:table-row>
        <table:table-row table:style-name="ro1">
          <table:table-cell office:value-type="string" calcext:value-type="string">
            <text:p>M1-Caud</text:p>
          </table:table-cell>
          <table:table-cell office:value-type="float" office:value="0.286554722115397" calcext:value-type="float">
            <text:p>0.287</text:p>
          </table:table-cell>
          <table:table-cell office:value-type="float" office:value="0.308251436799765" calcext:value-type="float">
            <text:p>0.308</text:p>
          </table:table-cell>
          <table:table-cell office:value-type="float" office:value="0.411456504772449" calcext:value-type="float">
            <text:p>0.411</text:p>
          </table:table-cell>
        </table:table-row>
        <table:table-row table:style-name="ro1">
          <table:table-cell office:value-type="string" calcext:value-type="string">
            <text:p>S1-Caud</text:p>
          </table:table-cell>
          <table:table-cell office:value-type="float" office:value="0.293085458023207" calcext:value-type="float">
            <text:p>0.293</text:p>
          </table:table-cell>
          <table:table-cell office:value-type="float" office:value="0.311302401517567" calcext:value-type="float">
            <text:p>0.311</text:p>
          </table:table-cell>
          <table:table-cell office:value-type="float" office:value="0.427544832229614" calcext:value-type="float">
            <text:p>0.428</text:p>
          </table:table-cell>
        </table:table-row>
        <table:table-row table:style-name="ro1">
          <table:table-cell office:value-type="string" calcext:value-type="string">
            <text:p>Paracentral-Caud</text:p>
          </table:table-cell>
          <table:table-cell office:value-type="float" office:value="0.16429827734828" calcext:value-type="float">
            <text:p>0.164</text:p>
          </table:table-cell>
          <table:table-cell office:value-type="float" office:value="0.134165855124593" calcext:value-type="float">
            <text:p>0.134</text:p>
          </table:table-cell>
          <table:table-cell office:value-type="float" office:value="0.590381063520908" calcext:value-type="float">
            <text:p>0.590</text:p>
          </table:table-cell>
        </table:table-row>
        <table:table-row table:style-name="ro1">
          <table:table-cell office:value-type="string" calcext:value-type="string">
            <text:p>M1-Lenti</text:p>
          </table:table-cell>
          <table:table-cell office:value-type="float" office:value="0.482954685177122" calcext:value-type="float">
            <text:p>0.483</text:p>
          </table:table-cell>
          <table:table-cell office:value-type="float" office:value="0.433909708962721" calcext:value-type="float">
            <text:p>0.434</text:p>
          </table:table-cell>
          <table:table-cell office:value-type="float" office:value="0.703795552253723" calcext:value-type="float">
            <text:p>0.704</text:p>
          </table:table-cell>
        </table:table-row>
        <table:table-row table:style-name="ro1">
          <table:table-cell office:value-type="string" calcext:value-type="string">
            <text:p>S1-Lenti</text:p>
          </table:table-cell>
          <table:table-cell office:value-type="float" office:value="0.411456504772449" calcext:value-type="float">
            <text:p>0.411</text:p>
          </table:table-cell>
          <table:table-cell office:value-type="float" office:value="0.43142301030457" calcext:value-type="float">
            <text:p>0.431</text:p>
          </table:table-cell>
          <table:table-cell office:value-type="float" office:value="0.411456504772449" calcext:value-type="float">
            <text:p>0.411</text:p>
          </table:table-cell>
        </table:table-row>
        <table:table-row table:style-name="ro1">
          <table:table-cell office:value-type="string" calcext:value-type="string">
            <text:p>Paracentral-Lenti</text:p>
          </table:table-cell>
          <table:table-cell table:number-columns-repeated="2" office:value-type="float" office:value="0.261170195415616" calcext:value-type="float">
            <text:p>0.261</text:p>
          </table:table-cell>
          <table:table-cell office:value-type="float" office:value="0.619185196386801" calcext:value-type="float">
            <text:p>0.619</text:p>
          </table:table-cell>
        </table:table-row>
        <table:table-row table:style-name="ro1">
          <table:table-cell office:value-type="string" calcext:value-type="string">
            <text:p>M1-Thalfus</text:p>
          </table:table-cell>
          <table:table-cell office:value-type="float" office:value="0.411456504772449" calcext:value-type="float">
            <text:p>0.411</text:p>
          </table:table-cell>
          <table:table-cell office:value-type="float" office:value="0.978933036327362" calcext:value-type="float">
            <text:p>0.979</text:p>
          </table:table-cell>
          <table:table-cell office:value-type="float" office:value="0.184520445764065" calcext:value-type="float">
            <text:p>0.185</text:p>
          </table:table-cell>
        </table:table-row>
        <table:table-row table:style-name="ro1">
          <table:table-cell office:value-type="string" calcext:value-type="string">
            <text:p>S1-Thalfus</text:p>
          </table:table-cell>
          <table:table-cell office:value-type="float" office:value="0.348575793206692" calcext:value-type="float">
            <text:p>0.349</text:p>
          </table:table-cell>
          <table:table-cell office:value-type="float" office:value="0.308251436799765" calcext:value-type="float">
            <text:p>0.308</text:p>
          </table:table-cell>
          <table:table-cell office:value-type="float" office:value="0.261170195415616" calcext:value-type="float">
            <text:p>0.261</text:p>
          </table:table-cell>
        </table:table-row>
        <table:table-row table:style-name="ro1">
          <table:table-cell office:value-type="string" calcext:value-type="string">
            <text:p>Paracentral-Thalfus</text:p>
          </table:table-cell>
          <table:table-cell office:value-type="float" office:value="0.224522974874292" calcext:value-type="float">
            <text:p>0.225</text:p>
          </table:table-cell>
          <table:table-cell table:number-columns-repeated="2" office:value-type="float" office:value="0.16429827734828" calcext:value-type="float">
            <text:p>0.164</text:p>
          </table:table-cell>
        </table:table-row>
        <table:table-row table:style-name="ro1">
          <table:table-cell office:value-type="string" calcext:value-type="string">
            <text:p>M1L-M1R</text:p>
          </table:table-cell>
          <table:table-cell office:value-type="float" office:value="0.623408901064019" calcext:value-type="float">
            <text:p>0.623</text:p>
          </table:table-cell>
          <table:table-cell office:value-type="float" office:value="0.746805749156258" calcext:value-type="float">
            <text:p>0.747</text:p>
          </table:table-cell>
          <table:table-cell office:value-type="float" office:value="0.16429827734828" calcext:value-type="float">
            <text:p>0.164</text:p>
          </table:table-cell>
        </table:table-row>
        <table:table-row table:style-name="ro1">
          <table:table-cell office:value-type="string" calcext:value-type="string">
            <text:p>S1L-S1R</text:p>
          </table:table-cell>
          <table:table-cell office:value-type="float" office:value="0.411456504772449" calcext:value-type="float">
            <text:p>0.411</text:p>
          </table:table-cell>
          <table:table-cell office:value-type="float" office:value="0.409609130160375" calcext:value-type="float">
            <text:p>0.410</text:p>
          </table:table-cell>
          <table:table-cell office:value-type="float" office:value="0.411456504772449" calcext:value-type="float">
            <text:p>0.411</text:p>
          </table:table-cell>
        </table:table-row>
        <table:table-row table:style-name="ro1">
          <table:table-cell office:value-type="string" calcext:value-type="string">
            <text:p>S1-M1</text:p>
          </table:table-cell>
          <table:table-cell office:value-type="float" office:value="0.740448811719584" calcext:value-type="float">
            <text:p>0.740</text:p>
          </table:table-cell>
          <table:table-cell office:value-type="float" office:value="0.722623637744359" calcext:value-type="float">
            <text:p>0.723</text:p>
          </table:table-cell>
          <table:table-cell office:value-type="float" office:value="0.640972715157729" calcext:value-type="float">
            <text:p>0.641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Difference to 0 (p-value, FDR corrected, Wilcoxon)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tract</text:p>
          </table:table-cell>
          <table:table-cell table:style-name="Default" office:value-type="string" calcext:value-type="string">
            <text:p>set1</text:p>
          </table:table-cell>
          <table:table-cell table:style-name="Default" office:value-type="string" calcext:value-type="string">
            <text:p>set2</text:p>
          </table:table-cell>
          <table:table-cell table:style-name="Default" office:value-type="string" calcext:value-type="string">
            <text:p>set3</text:p>
          </table:table-cell>
        </table:table-row>
        <table:table-row table:style-name="ro1">
          <table:table-cell office:value-type="string" calcext:value-type="string">
            <text:p>M1-Brainstem</text:p>
          </table:table-cell>
          <table:table-cell table:number-columns-repeated="3" office:value-type="float" office:value="0.00000880366976890794" calcext:value-type="float">
            <text:p>0.000</text:p>
          </table:table-cell>
        </table:table-row>
        <table:table-row table:style-name="ro1">
          <table:table-cell office:value-type="string" calcext:value-type="string">
            <text:p>S1-Brainstem</text:p>
          </table:table-cell>
          <table:table-cell table:number-columns-repeated="3" office:value-type="float" office:value="0.00000880366976890794" calcext:value-type="float">
            <text:p>0.000</text:p>
          </table:table-cell>
        </table:table-row>
        <table:table-row table:style-name="ro1">
          <table:table-cell office:value-type="string" calcext:value-type="string">
            <text:p>Paracentral-Brainstem</text:p>
          </table:table-cell>
          <table:table-cell table:number-columns-repeated="3" office:value-type="float" office:value="0.00000880366976890794" calcext:value-type="float">
            <text:p>0.000</text:p>
          </table:table-cell>
        </table:table-row>
        <table:table-row table:style-name="ro1">
          <table:table-cell office:value-type="string" calcext:value-type="string">
            <text:p>M1-Caud</text:p>
          </table:table-cell>
          <table:table-cell table:number-columns-repeated="3" office:value-type="float" office:value="0.00000880366976890794" calcext:value-type="float">
            <text:p>0.000</text:p>
          </table:table-cell>
        </table:table-row>
        <table:table-row table:style-name="ro1">
          <table:table-cell office:value-type="string" calcext:value-type="string">
            <text:p>S1-Caud</text:p>
          </table:table-cell>
          <table:table-cell table:number-columns-repeated="3" office:value-type="float" office:value="0.00000880366976890794" calcext:value-type="float">
            <text:p>0.000</text:p>
          </table:table-cell>
        </table:table-row>
        <table:table-row table:style-name="ro1">
          <table:table-cell office:value-type="string" calcext:value-type="string">
            <text:p>Paracentral-Caud</text:p>
          </table:table-cell>
          <table:table-cell table:number-columns-repeated="3" office:value-type="float" office:value="0.00000880366976890794" calcext:value-type="float">
            <text:p>0.000</text:p>
          </table:table-cell>
        </table:table-row>
        <table:table-row table:style-name="ro1">
          <table:table-cell office:value-type="string" calcext:value-type="string">
            <text:p>M1-Lenti</text:p>
          </table:table-cell>
          <table:table-cell table:number-columns-repeated="3" office:value-type="float" office:value="0.00000880366976890794" calcext:value-type="float">
            <text:p>0.000</text:p>
          </table:table-cell>
        </table:table-row>
        <table:table-row table:style-name="ro1">
          <table:table-cell office:value-type="string" calcext:value-type="string">
            <text:p>S1-Lenti</text:p>
          </table:table-cell>
          <table:table-cell table:number-columns-repeated="3" office:value-type="float" office:value="0.00000880366976890794" calcext:value-type="float">
            <text:p>0.000</text:p>
          </table:table-cell>
        </table:table-row>
        <table:table-row table:style-name="ro1">
          <table:table-cell office:value-type="string" calcext:value-type="string">
            <text:p>Paracentral-Lenti</text:p>
          </table:table-cell>
          <table:table-cell table:number-columns-repeated="3" office:value-type="float" office:value="0.00000880366976890794" calcext:value-type="float">
            <text:p>0.000</text:p>
          </table:table-cell>
        </table:table-row>
        <table:table-row table:style-name="ro1">
          <table:table-cell office:value-type="string" calcext:value-type="string">
            <text:p>M1-Thalfus</text:p>
          </table:table-cell>
          <table:table-cell table:number-columns-repeated="3" office:value-type="float" office:value="0.00000880366976890794" calcext:value-type="float">
            <text:p>0.000</text:p>
          </table:table-cell>
        </table:table-row>
        <table:table-row table:style-name="ro1">
          <table:table-cell office:value-type="string" calcext:value-type="string">
            <text:p>S1-Thalfus</text:p>
          </table:table-cell>
          <table:table-cell table:number-columns-repeated="3" office:value-type="float" office:value="0.00000880366976890794" calcext:value-type="float">
            <text:p>0.000</text:p>
          </table:table-cell>
        </table:table-row>
        <table:table-row table:style-name="ro1">
          <table:table-cell office:value-type="string" calcext:value-type="string">
            <text:p>Paracentral-Thalfus</text:p>
          </table:table-cell>
          <table:table-cell table:number-columns-repeated="3" office:value-type="float" office:value="0.00000880366976890794" calcext:value-type="float">
            <text:p>0.000</text:p>
          </table:table-cell>
        </table:table-row>
        <table:table-row table:style-name="ro1">
          <table:table-cell office:value-type="string" calcext:value-type="string">
            <text:p>M1L-M1R</text:p>
          </table:table-cell>
          <table:table-cell table:number-columns-repeated="3" office:value-type="float" office:value="0.00000880366976890794" calcext:value-type="float">
            <text:p>0.000</text:p>
          </table:table-cell>
        </table:table-row>
        <table:table-row table:style-name="ro1">
          <table:table-cell office:value-type="string" calcext:value-type="string">
            <text:p>S1L-S1R</text:p>
          </table:table-cell>
          <table:table-cell table:number-columns-repeated="3" office:value-type="float" office:value="0.00000880366976890794" calcext:value-type="float">
            <text:p>0.000</text:p>
          </table:table-cell>
        </table:table-row>
        <table:table-row table:style-name="ro1">
          <table:table-cell office:value-type="string" calcext:value-type="string">
            <text:p>S1-M1</text:p>
          </table:table-cell>
          <table:table-cell table:number-columns-repeated="3" office:value-type="float" office:value="0.00000880366976890794" calcext:value-type="float">
            <text:p>0.000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Difference to 0 (p-value, FDR corrected, t-test)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tract</text:p>
          </table:table-cell>
          <table:table-cell table:style-name="Default" office:value-type="string" calcext:value-type="string">
            <text:p>set1</text:p>
          </table:table-cell>
          <table:table-cell table:style-name="Default" office:value-type="string" calcext:value-type="string">
            <text:p>set2</text:p>
          </table:table-cell>
          <table:table-cell table:style-name="Default" office:value-type="string" calcext:value-type="string">
            <text:p>set3</text:p>
          </table:table-cell>
        </table:table-row>
        <table:table-row table:style-name="ro1">
          <table:table-cell office:value-type="string" calcext:value-type="string">
            <text:p>M1-Brainstem</text:p>
          </table:table-cell>
          <table:table-cell office:value-type="float" office:value="0.00000000673487083925178" calcext:value-type="float">
            <text:p>0.000</text:p>
          </table:table-cell>
          <table:table-cell office:value-type="float" office:value="0.000000000325122735487897" calcext:value-type="float">
            <text:p>0.000</text:p>
          </table:table-cell>
          <table:table-cell office:value-type="float" office:value="0.000000000345838254870694" calcext:value-type="float">
            <text:p>0.000</text:p>
          </table:table-cell>
        </table:table-row>
        <table:table-row table:style-name="ro1">
          <table:table-cell office:value-type="string" calcext:value-type="string">
            <text:p>S1-Brainstem</text:p>
          </table:table-cell>
          <table:table-cell office:value-type="float" office:value="0.00000004807211884482" calcext:value-type="float">
            <text:p>0.000</text:p>
          </table:table-cell>
          <table:table-cell office:value-type="float" office:value="0.00000000397990507206821" calcext:value-type="float">
            <text:p>0.000</text:p>
          </table:table-cell>
          <table:table-cell office:value-type="float" office:value="0.000000000027704756496314" calcext:value-type="float">
            <text:p>0.000</text:p>
          </table:table-cell>
        </table:table-row>
        <table:table-row table:style-name="ro1">
          <table:table-cell office:value-type="string" calcext:value-type="string">
            <text:p>Paracentral-Brainstem</text:p>
          </table:table-cell>
          <table:table-cell office:value-type="float" office:value="0.0000000873379068920577" calcext:value-type="float">
            <text:p>0.000</text:p>
          </table:table-cell>
          <table:table-cell office:value-type="float" office:value="0.00000000568799829992444" calcext:value-type="float">
            <text:p>0.000</text:p>
          </table:table-cell>
          <table:table-cell office:value-type="float" office:value="0.0000000016946728558096" calcext:value-type="float">
            <text:p>0.000</text:p>
          </table:table-cell>
        </table:table-row>
        <table:table-row table:style-name="ro1">
          <table:table-cell office:value-type="string" calcext:value-type="string">
            <text:p>M1-Caud</text:p>
          </table:table-cell>
          <table:table-cell office:value-type="float" office:value="0.000000000805452511558556" calcext:value-type="float">
            <text:p>0.000</text:p>
          </table:table-cell>
          <table:table-cell office:value-type="float" office:value="0.0000000000470594113403375" calcext:value-type="float">
            <text:p>0.000</text:p>
          </table:table-cell>
          <table:table-cell office:value-type="float" office:value="0.00000000434139982460317" calcext:value-type="float">
            <text:p>0.000</text:p>
          </table:table-cell>
        </table:table-row>
        <table:table-row table:style-name="ro1">
          <table:table-cell office:value-type="string" calcext:value-type="string">
            <text:p>S1-Caud</text:p>
          </table:table-cell>
          <table:table-cell office:value-type="float" office:value="0.00000000713890108102462" calcext:value-type="float">
            <text:p>0.000</text:p>
          </table:table-cell>
          <table:table-cell office:value-type="float" office:value="0.00000000178361235948508" calcext:value-type="float">
            <text:p>0.000</text:p>
          </table:table-cell>
          <table:table-cell office:value-type="float" office:value="0.000000000763206519733994" calcext:value-type="float">
            <text:p>0.000</text:p>
          </table:table-cell>
        </table:table-row>
        <table:table-row table:style-name="ro1">
          <table:table-cell office:value-type="string" calcext:value-type="string">
            <text:p>Paracentral-Caud</text:p>
          </table:table-cell>
          <table:table-cell office:value-type="float" office:value="0.000000000071885175037031" calcext:value-type="float">
            <text:p>0.000</text:p>
          </table:table-cell>
          <table:table-cell office:value-type="float" office:value="0.0000000000441907542019253" calcext:value-type="float">
            <text:p>0.000</text:p>
          </table:table-cell>
          <table:table-cell office:value-type="float" office:value="0.0000000016946728558096" calcext:value-type="float">
            <text:p>0.000</text:p>
          </table:table-cell>
        </table:table-row>
        <table:table-row table:style-name="ro1">
          <table:table-cell office:value-type="string" calcext:value-type="string">
            <text:p>M1-Lenti</text:p>
          </table:table-cell>
          <table:table-cell office:value-type="float" office:value="0.0000000000441907542019253" calcext:value-type="float">
            <text:p>0.000</text:p>
          </table:table-cell>
          <table:table-cell office:value-type="float" office:value="0.00000000000444069335168944" calcext:value-type="float">
            <text:p>0.000</text:p>
          </table:table-cell>
          <table:table-cell office:value-type="float" office:value="0.000000000499293082776188" calcext:value-type="float">
            <text:p>0.000</text:p>
          </table:table-cell>
        </table:table-row>
        <table:table-row table:style-name="ro1">
          <table:table-cell office:value-type="string" calcext:value-type="string">
            <text:p>S1-Lenti</text:p>
          </table:table-cell>
          <table:table-cell office:value-type="float" office:value="0.000000000302647473704344" calcext:value-type="float">
            <text:p>0.000</text:p>
          </table:table-cell>
          <table:table-cell office:value-type="float" office:value="0.000000000150080313421966" calcext:value-type="float">
            <text:p>0.000</text:p>
          </table:table-cell>
          <table:table-cell office:value-type="float" office:value="0.000000000202891624698187" calcext:value-type="float">
            <text:p>0.000</text:p>
          </table:table-cell>
        </table:table-row>
        <table:table-row table:style-name="ro1">
          <table:table-cell office:value-type="string" calcext:value-type="string">
            <text:p>Paracentral-Lenti</text:p>
          </table:table-cell>
          <table:table-cell office:value-type="float" office:value="0.000000000744018166451563" calcext:value-type="float">
            <text:p>0.000</text:p>
          </table:table-cell>
          <table:table-cell office:value-type="float" office:value="0.000000000141739036778433" calcext:value-type="float">
            <text:p>0.000</text:p>
          </table:table-cell>
          <table:table-cell office:value-type="float" office:value="0.00000000397990507206821" calcext:value-type="float">
            <text:p>0.000</text:p>
          </table:table-cell>
        </table:table-row>
        <table:table-row table:style-name="ro1">
          <table:table-cell office:value-type="string" calcext:value-type="string">
            <text:p>M1-Thalfus</text:p>
          </table:table-cell>
          <table:table-cell office:value-type="float" office:value="0.00000000157728107359421" calcext:value-type="float">
            <text:p>0.000</text:p>
          </table:table-cell>
          <table:table-cell office:value-type="float" office:value="0.000000000442954156068384" calcext:value-type="float">
            <text:p>0.000</text:p>
          </table:table-cell>
          <table:table-cell office:value-type="float" office:value="0.000000000729398615543999" calcext:value-type="float">
            <text:p>0.000</text:p>
          </table:table-cell>
        </table:table-row>
        <table:table-row table:style-name="ro1">
          <table:table-cell office:value-type="string" calcext:value-type="string">
            <text:p>S1-Thalfus</text:p>
          </table:table-cell>
          <table:table-cell office:value-type="float" office:value="0.0000000016946728558096" calcext:value-type="float">
            <text:p>0.000</text:p>
          </table:table-cell>
          <table:table-cell office:value-type="float" office:value="0.000000000150080313421966" calcext:value-type="float">
            <text:p>0.000</text:p>
          </table:table-cell>
          <table:table-cell office:value-type="float" office:value="0.0000000003436255069527" calcext:value-type="float">
            <text:p>0.000</text:p>
          </table:table-cell>
        </table:table-row>
        <table:table-row table:style-name="ro1">
          <table:table-cell office:value-type="string" calcext:value-type="string">
            <text:p>Paracentral-Thalfus</text:p>
          </table:table-cell>
          <table:table-cell office:value-type="float" office:value="0.0000000549375668950163" calcext:value-type="float">
            <text:p>0.000</text:p>
          </table:table-cell>
          <table:table-cell office:value-type="float" office:value="0.0000000183652233205218" calcext:value-type="float">
            <text:p>0.000</text:p>
          </table:table-cell>
          <table:table-cell office:value-type="float" office:value="0.000000188532831914406" calcext:value-type="float">
            <text:p>0.000</text:p>
          </table:table-cell>
        </table:table-row>
        <table:table-row table:style-name="ro1">
          <table:table-cell office:value-type="string" calcext:value-type="string">
            <text:p>M1L-M1R</text:p>
          </table:table-cell>
          <table:table-cell office:value-type="float" office:value="0.00000000068853816536407" calcext:value-type="float">
            <text:p>0.000</text:p>
          </table:table-cell>
          <table:table-cell office:value-type="float" office:value="0.000000000499293082776188" calcext:value-type="float">
            <text:p>0.000</text:p>
          </table:table-cell>
          <table:table-cell office:value-type="float" office:value="0.00000000313943695867561" calcext:value-type="float">
            <text:p>0.000</text:p>
          </table:table-cell>
        </table:table-row>
        <table:table-row table:style-name="ro1">
          <table:table-cell office:value-type="string" calcext:value-type="string">
            <text:p>S1L-S1R</text:p>
          </table:table-cell>
          <table:table-cell office:value-type="float" office:value="0.0000000000441907542019253" calcext:value-type="float">
            <text:p>0.000</text:p>
          </table:table-cell>
          <table:table-cell office:value-type="float" office:value="0.00000000000142266310140275" calcext:value-type="float">
            <text:p>0.000</text:p>
          </table:table-cell>
          <table:table-cell office:value-type="float" office:value="0.0000000000441907542019253" calcext:value-type="float">
            <text:p>0.000</text:p>
          </table:table-cell>
        </table:table-row>
        <table:table-row table:style-name="ro1">
          <table:table-cell office:value-type="string" calcext:value-type="string">
            <text:p>S1-M1</text:p>
          </table:table-cell>
          <table:table-cell table:number-columns-repeated="2" office:value-type="float" office:value="0.00000000000142266310140275" calcext:value-type="float">
            <text:p>0.000</text:p>
          </table:table-cell>
          <table:table-cell office:value-type="float" office:value="0.00000000000202736964002289" calcext:value-type="float">
            <text:p>0.000</text:p>
          </table:table-cell>
        </table:table-row>
      </table:table>
      <table:table table:name="Md Extreme vs Moderate" table:style-name="ta1">
        <table:table-column table:style-name="co36" table:default-cell-style-name="Default"/>
        <table:table-column table:style-name="co1" table:number-columns-repeated="6" table:default-cell-style-name="ce15"/>
        <table:table-row table:style-name="ro1">
          <table:table-cell table:style-name="ce1" office:value-type="string" calcext:value-type="string">
            <text:p>T-test, FDR corr.</text:p>
          </table:table-cell>
          <table:table-cell table:style-name="ce1" office:value-type="string" calcext:value-type="string" table:number-columns-spanned="2" table:number-rows-spanned="1">
            <text:p>Set 1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et 2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et 3 </text:p>
          </table:table-cell>
          <table:covered-table-cell table:style-name="ce1"/>
        </table:table-row>
        <table:table-row table:style-name="ro1">
          <table:table-cell table:style-name="ce1" office:value-type="string" calcext:value-type="string">
            <text:p>tract</text:p>
          </table:table-cell>
          <table:table-cell table:style-name="ce1" office:value-type="string" calcext:value-type="string">
            <text:p>P-va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-va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-val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1-Brainstem</text:p>
          </table:table-cell>
          <table:table-cell office:value-type="float" office:value="0.0140832031108703" calcext:value-type="float">
            <text:p>0.0141</text:p>
          </table:table-cell>
          <table:table-cell office:value-type="float" office:value="2.66432880703683" calcext:value-type="float">
            <text:p>2.6643</text:p>
          </table:table-cell>
          <table:table-cell office:value-type="float" office:value="0.0336401941963592" calcext:value-type="float">
            <text:p>0.0336</text:p>
          </table:table-cell>
          <table:table-cell office:value-type="float" office:value="2.23796369603449" calcext:value-type="float">
            <text:p>2.2380</text:p>
          </table:table-cell>
          <table:table-cell office:value-type="float" office:value="0.437646600108884" calcext:value-type="float">
            <text:p>0.4376</text:p>
          </table:table-cell>
          <table:table-cell office:value-type="float" office:value="0.788375969227907" calcext:value-type="float">
            <text:p>0.7884</text:p>
          </table:table-cell>
        </table:table-row>
        <table:table-row table:style-name="ro1">
          <table:table-cell office:value-type="string" calcext:value-type="string">
            <text:p>M1-Brainstem</text:p>
          </table:table-cell>
          <table:table-cell office:value-type="float" office:value="0.000982945213530706" calcext:value-type="float">
            <text:p>0.0010</text:p>
          </table:table-cell>
          <table:table-cell office:value-type="float" office:value="3.66506245335305" calcext:value-type="float">
            <text:p>3.6651</text:p>
          </table:table-cell>
          <table:table-cell office:value-type="float" office:value="0.00784564007192031" calcext:value-type="float">
            <text:p>0.0078</text:p>
          </table:table-cell>
          <table:table-cell office:value-type="float" office:value="2.91658564653837" calcext:value-type="float">
            <text:p>2.9166</text:p>
          </table:table-cell>
          <table:table-cell office:value-type="float" office:value="0.437646600108884" calcext:value-type="float">
            <text:p>0.4376</text:p>
          </table:table-cell>
          <table:table-cell office:value-type="float" office:value="0.781776400276946" calcext:value-type="float">
            <text:p>0.7818</text:p>
          </table:table-cell>
        </table:table-row>
        <table:table-row table:style-name="ro1">
          <table:table-cell office:value-type="string" calcext:value-type="string">
            <text:p>Paracentral-Brainstem</text:p>
          </table:table-cell>
          <table:table-cell office:value-type="float" office:value="0.007954884695038" calcext:value-type="float">
            <text:p>0.0080</text:p>
          </table:table-cell>
          <table:table-cell office:value-type="float" office:value="2.90096307371704" calcext:value-type="float">
            <text:p>2.9010</text:p>
          </table:table-cell>
          <table:table-cell office:value-type="float" office:value="0.0239529638891363" calcext:value-type="float">
            <text:p>0.0240</text:p>
          </table:table-cell>
          <table:table-cell office:value-type="float" office:value="2.43453869151394" calcext:value-type="float">
            <text:p>2.4345</text:p>
          </table:table-cell>
          <table:table-cell office:value-type="float" office:value="0.0735636765635137" calcext:value-type="float">
            <text:p>0.0736</text:p>
          </table:table-cell>
          <table:table-cell office:value-type="float" office:value="1.84460992746291" calcext:value-type="float">
            <text:p>1.8446</text:p>
          </table:table-cell>
        </table:table-row>
        <table:table-row table:style-name="ro1">
          <table:table-cell office:value-type="string" calcext:value-type="string">
            <text:p>S1-Thalfus</text:p>
          </table:table-cell>
          <table:table-cell office:value-type="float" office:value="0.00000635832246817563" calcext:value-type="float">
            <text:p>0.0000</text:p>
          </table:table-cell>
          <table:table-cell office:value-type="float" office:value="5.50588836591752" calcext:value-type="float">
            <text:p>5.5059</text:p>
          </table:table-cell>
          <table:table-cell office:value-type="float" office:value="0.0000171551719462559" calcext:value-type="float">
            <text:p>0.0000</text:p>
          </table:table-cell>
          <table:table-cell office:value-type="float" office:value="5.09287464229446" calcext:value-type="float">
            <text:p>5.0929</text:p>
          </table:table-cell>
          <table:table-cell office:value-type="float" office:value="0.00000635832246817563" calcext:value-type="float">
            <text:p>0.0000</text:p>
          </table:table-cell>
          <table:table-cell office:value-type="float" office:value="5.44736409984416" calcext:value-type="float">
            <text:p>5.4474</text:p>
          </table:table-cell>
        </table:table-row>
        <table:table-row table:style-name="ro1">
          <table:table-cell office:value-type="string" calcext:value-type="string">
            <text:p>M1-Thalfus</text:p>
          </table:table-cell>
          <table:table-cell office:value-type="float" office:value="0.0000699445572041324" calcext:value-type="float">
            <text:p>0.0001</text:p>
          </table:table-cell>
          <table:table-cell office:value-type="float" office:value="4.69739117268428" calcext:value-type="float">
            <text:p>4.6974</text:p>
          </table:table-cell>
          <table:table-cell office:value-type="float" office:value="0.000165693698687674" calcext:value-type="float">
            <text:p>0.0002</text:p>
          </table:table-cell>
          <table:table-cell office:value-type="float" office:value="4.35297473401732" calcext:value-type="float">
            <text:p>4.3530</text:p>
          </table:table-cell>
          <table:table-cell office:value-type="float" office:value="0.000286905959042201" calcext:value-type="float">
            <text:p>0.0003</text:p>
          </table:table-cell>
          <table:table-cell office:value-type="float" office:value="4.12728083539347" calcext:value-type="float">
            <text:p>4.1273</text:p>
          </table:table-cell>
        </table:table-row>
        <table:table-row table:style-name="ro1">
          <table:table-cell office:value-type="string" calcext:value-type="string">
            <text:p>Paracentral-Thalfus</text:p>
          </table:table-cell>
          <table:table-cell office:value-type="float" office:value="0.0285821016467211" calcext:value-type="float">
            <text:p>0.0286</text:p>
          </table:table-cell>
          <table:table-cell office:value-type="float" office:value="2.31919692831874" calcext:value-type="float">
            <text:p>2.3192</text:p>
          </table:table-cell>
          <table:table-cell office:value-type="float" office:value="0.0275486099767429" calcext:value-type="float">
            <text:p>0.0275</text:p>
          </table:table-cell>
          <table:table-cell office:value-type="float" office:value="2.34465029159999" calcext:value-type="float">
            <text:p>2.3447</text:p>
          </table:table-cell>
          <table:table-cell office:value-type="float" office:value="0.0246483846900818" calcext:value-type="float">
            <text:p>0.0246</text:p>
          </table:table-cell>
          <table:table-cell office:value-type="float" office:value="2.40408778995648" calcext:value-type="float">
            <text:p>2.4041</text:p>
          </table:table-cell>
        </table:table-row>
        <table:table-row table:style-name="ro1">
          <table:table-cell office:value-type="string" calcext:value-type="string">
            <text:p>S1-Caud</text:p>
          </table:table-cell>
          <table:table-cell office:value-type="float" office:value="0.000207584692305781" calcext:value-type="float">
            <text:p>0.0002</text:p>
          </table:table-cell>
          <table:table-cell office:value-type="float" office:value="4.25463927086382" calcext:value-type="float">
            <text:p>4.2546</text:p>
          </table:table-cell>
          <table:table-cell office:value-type="float" office:value="0.000408261706564036" calcext:value-type="float">
            <text:p>0.0004</text:p>
          </table:table-cell>
          <table:table-cell office:value-type="float" office:value="3.97919485809801" calcext:value-type="float">
            <text:p>3.9792</text:p>
          </table:table-cell>
          <table:table-cell office:value-type="float" office:value="0.00014845102314502" calcext:value-type="float">
            <text:p>0.0001</text:p>
          </table:table-cell>
          <table:table-cell office:value-type="float" office:value="4.41780493510424" calcext:value-type="float">
            <text:p>4.4178</text:p>
          </table:table-cell>
        </table:table-row>
        <table:table-row table:style-name="ro1">
          <table:table-cell office:value-type="string" calcext:value-type="string">
            <text:p>M1-Caud</text:p>
          </table:table-cell>
          <table:table-cell office:value-type="float" office:value="0.0136457871559582" calcext:value-type="float">
            <text:p>0.0136</text:p>
          </table:table-cell>
          <table:table-cell office:value-type="float" office:value="2.69558772761248" calcext:value-type="float">
            <text:p>2.6956</text:p>
          </table:table-cell>
          <table:table-cell office:value-type="float" office:value="0.0246483846900818" calcext:value-type="float">
            <text:p>0.0246</text:p>
          </table:table-cell>
          <table:table-cell office:value-type="float" office:value="2.41062988459482" calcext:value-type="float">
            <text:p>2.4106</text:p>
          </table:table-cell>
          <table:table-cell office:value-type="float" office:value="0.0648375337686285" calcext:value-type="float">
            <text:p>0.0648</text:p>
          </table:table-cell>
          <table:table-cell office:value-type="float" office:value="1.93923854281916" calcext:value-type="float">
            <text:p>1.9392</text:p>
          </table:table-cell>
        </table:table-row>
        <table:table-row table:style-name="ro1">
          <table:table-cell office:value-type="string" calcext:value-type="string">
            <text:p>Paracentral-Caud</text:p>
          </table:table-cell>
          <table:table-cell office:value-type="float" office:value="0.0679364473265691" calcext:value-type="float">
            <text:p>0.0679</text:p>
          </table:table-cell>
          <table:table-cell office:value-type="float" office:value="1.89327117335517" calcext:value-type="float">
            <text:p>1.8933</text:p>
          </table:table-cell>
          <table:table-cell office:value-type="float" office:value="0.0679364473265691" calcext:value-type="float">
            <text:p>0.0679</text:p>
          </table:table-cell>
          <table:table-cell office:value-type="float" office:value="1.90091404765225" calcext:value-type="float">
            <text:p>1.9009</text:p>
          </table:table-cell>
          <table:table-cell office:value-type="float" office:value="0.0149110938665472" calcext:value-type="float">
            <text:p>0.0149</text:p>
          </table:table-cell>
          <table:table-cell office:value-type="float" office:value="2.6310288262179" calcext:value-type="float">
            <text:p>2.6310</text:p>
          </table:table-cell>
        </table:table-row>
        <table:table-row table:style-name="ro1">
          <table:table-cell office:value-type="string" calcext:value-type="string">
            <text:p>S1-Lenti</text:p>
          </table:table-cell>
          <table:table-cell office:value-type="float" office:value="0.00000635832246817563" calcext:value-type="float">
            <text:p>0.0000</text:p>
          </table:table-cell>
          <table:table-cell office:value-type="float" office:value="5.60446694352944" calcext:value-type="float">
            <text:p>5.6045</text:p>
          </table:table-cell>
          <table:table-cell office:value-type="float" office:value="0.00000635832246817563" calcext:value-type="float">
            <text:p>0.0000</text:p>
          </table:table-cell>
          <table:table-cell office:value-type="float" office:value="5.43287348983067" calcext:value-type="float">
            <text:p>5.4329</text:p>
          </table:table-cell>
          <table:table-cell office:value-type="float" office:value="0.00000635832246817563" calcext:value-type="float">
            <text:p>0.0000</text:p>
          </table:table-cell>
          <table:table-cell office:value-type="float" office:value="5.49244941707485" calcext:value-type="float">
            <text:p>5.4924</text:p>
          </table:table-cell>
        </table:table-row>
        <table:table-row table:style-name="ro1">
          <table:table-cell office:value-type="string" calcext:value-type="string">
            <text:p>M1-Lenti</text:p>
          </table:table-cell>
          <table:table-cell office:value-type="float" office:value="0.000122269705083555" calcext:value-type="float">
            <text:p>0.0001</text:p>
          </table:table-cell>
          <table:table-cell office:value-type="float" office:value="4.52928519148082" calcext:value-type="float">
            <text:p>4.5293</text:p>
          </table:table-cell>
          <table:table-cell office:value-type="float" office:value="0.000165693698687674" calcext:value-type="float">
            <text:p>0.0002</text:p>
          </table:table-cell>
          <table:table-cell office:value-type="float" office:value="4.40897886790697" calcext:value-type="float">
            <text:p>4.4090</text:p>
          </table:table-cell>
          <table:table-cell office:value-type="float" office:value="0.000252461333682008" calcext:value-type="float">
            <text:p>0.0003</text:p>
          </table:table-cell>
          <table:table-cell office:value-type="float" office:value="4.17290160487089" calcext:value-type="float">
            <text:p>4.1729</text:p>
          </table:table-cell>
        </table:table-row>
        <table:table-row table:style-name="ro1">
          <table:table-cell office:value-type="string" calcext:value-type="string">
            <text:p>Paracentral-Lenti</text:p>
          </table:table-cell>
          <table:table-cell office:value-type="float" office:value="0.000565766354994676" calcext:value-type="float">
            <text:p>0.0006</text:p>
          </table:table-cell>
          <table:table-cell office:value-type="float" office:value="3.86266400245896" calcext:value-type="float">
            <text:p>3.8627</text:p>
          </table:table-cell>
          <table:table-cell office:value-type="float" office:value="0.000692923099161692" calcext:value-type="float">
            <text:p>0.0007</text:p>
          </table:table-cell>
          <table:table-cell office:value-type="float" office:value="3.78896044301225" calcext:value-type="float">
            <text:p>3.7890</text:p>
          </table:table-cell>
          <table:table-cell office:value-type="float" office:value="0.000252461333682008" calcext:value-type="float">
            <text:p>0.0003</text:p>
          </table:table-cell>
          <table:table-cell office:value-type="float" office:value="4.15474823239946" calcext:value-type="float">
            <text:p>4.1547</text:p>
          </table:table-cell>
        </table:table-row>
        <table:table-row table:style-name="ro1">
          <table:table-cell office:value-type="string" calcext:value-type="string">
            <text:p>S1L-S1R</text:p>
          </table:table-cell>
          <table:table-cell office:value-type="float" office:value="0.00000635832246817563" calcext:value-type="float">
            <text:p>0.0000</text:p>
          </table:table-cell>
          <table:table-cell office:value-type="float" office:value="5.54290794306113" calcext:value-type="float">
            <text:p>5.5429</text:p>
          </table:table-cell>
          <table:table-cell office:value-type="float" office:value="0.00000635832246817563" calcext:value-type="float">
            <text:p>0.0000</text:p>
          </table:table-cell>
          <table:table-cell office:value-type="float" office:value="5.53622934837354" calcext:value-type="float">
            <text:p>5.5362</text:p>
          </table:table-cell>
          <table:table-cell office:value-type="float" office:value="0.000165693698687674" calcext:value-type="float">
            <text:p>0.0002</text:p>
          </table:table-cell>
          <table:table-cell office:value-type="float" office:value="4.44493026208915" calcext:value-type="float">
            <text:p>4.4449</text:p>
          </table:table-cell>
        </table:table-row>
        <table:table-row table:style-name="ro1">
          <table:table-cell office:value-type="string" calcext:value-type="string">
            <text:p>M1L-M1R</text:p>
          </table:table-cell>
          <table:table-cell office:value-type="float" office:value="0.00186513091349369" calcext:value-type="float">
            <text:p>0.0019</text:p>
          </table:table-cell>
          <table:table-cell office:value-type="float" office:value="3.43383163596692" calcext:value-type="float">
            <text:p>3.4338</text:p>
          </table:table-cell>
          <table:table-cell office:value-type="float" office:value="0.00141957118616808" calcext:value-type="float">
            <text:p>0.0014</text:p>
          </table:table-cell>
          <table:table-cell office:value-type="float" office:value="3.5345304676827" calcext:value-type="float">
            <text:p>3.5345</text:p>
          </table:table-cell>
          <table:table-cell office:value-type="float" office:value="0.00322944436297424" calcext:value-type="float">
            <text:p>0.0032</text:p>
          </table:table-cell>
          <table:table-cell office:value-type="float" office:value="3.24945620014042" calcext:value-type="float">
            <text:p>3.2495</text:p>
          </table:table-cell>
        </table:table-row>
        <table:table-row table:style-name="ro1">
          <table:table-cell office:value-type="string" calcext:value-type="string">
            <text:p>S1-M1</text:p>
          </table:table-cell>
          <table:table-cell office:value-type="float" office:value="0.00000635832246817563" calcext:value-type="float">
            <text:p>0.0000</text:p>
          </table:table-cell>
          <table:table-cell office:value-type="float" office:value="5.47050515214422" calcext:value-type="float">
            <text:p>5.4705</text:p>
          </table:table-cell>
          <table:table-cell office:value-type="float" office:value="0.00000717307876102022" calcext:value-type="float">
            <text:p>0.0000</text:p>
          </table:table-cell>
          <table:table-cell office:value-type="float" office:value="5.35641268688469" calcext:value-type="float">
            <text:p>5.3564</text:p>
          </table:table-cell>
          <table:table-cell office:value-type="float" office:value="0.00000635832246817563" calcext:value-type="float">
            <text:p>0.0000</text:p>
          </table:table-cell>
          <table:table-cell office:value-type="float" office:value="5.47849957191087" calcext:value-type="float">
            <text:p>5.4785</text:p>
          </table:table-cell>
        </table:table-row>
      </table:table>
      <table:table table:name="Md Moderate tract pairs" table:style-name="ta1">
        <table:table-column table:style-name="co37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region1</text:p>
          </table:table-cell>
          <table:table-cell table:style-name="ce1" office:value-type="string" calcext:value-type="string">
            <text:p>region2</text:p>
          </table:table-cell>
          <table:table-cell table:style-name="ce1" office:value-type="string" calcext:value-type="string">
            <text:p>corrected_p_set1</text:p>
          </table:table-cell>
          <table:table-cell table:style-name="ce1" office:value-type="string" calcext:value-type="string">
            <text:p>corrected_p_set2</text:p>
          </table:table-cell>
          <table:table-cell table:style-name="ce1" office:value-type="string" calcext:value-type="string">
            <text:p>corrected_p_set3</text:p>
          </table:table-cell>
          <table:table-cell table:style-name="ce11" office:value-type="string" calcext:value-type="string">
            <text:p>T-test, FDR corrected</text:p>
          </table:table-cell>
        </table:table-row>
        <table:table-row table:style-name="ro1">
          <table:table-cell office:value-type="string" calcext:value-type="string">
            <text:p>M1-Brainstem</text:p>
          </table:table-cell>
          <table:table-cell office:value-type="string" calcext:value-type="string">
            <text:p>S1-Brainstem</text:p>
          </table:table-cell>
          <table:table-cell office:value-type="float" office:value="0.03802" calcext:value-type="float">
            <text:p>0.03802</text:p>
          </table:table-cell>
          <table:table-cell office:value-type="float" office:value="0.16253" calcext:value-type="float">
            <text:p>0.16253</text:p>
          </table:table-cell>
          <table:table-cell office:value-type="float" office:value="0.02561" calcext:value-type="float">
            <text:p>0.02561</text:p>
          </table:table-cell>
          <table:table-cell/>
        </table:table-row>
        <table:table-row table:style-name="ro1">
          <table:table-cell office:value-type="string" calcext:value-type="string">
            <text:p>M1-Brainstem</text:p>
          </table:table-cell>
          <table:table-cell office:value-type="string" calcext:value-type="string">
            <text:p>Paracentral-Brainstem</text:p>
          </table:table-cell>
          <table:table-cell office:value-type="float" office:value="0.29026" calcext:value-type="float">
            <text:p>0.29026</text:p>
          </table:table-cell>
          <table:table-cell office:value-type="float" office:value="0.48884" calcext:value-type="float">
            <text:p>0.48884</text:p>
          </table:table-cell>
          <table:table-cell office:value-type="float" office:value="0.26927" calcext:value-type="float">
            <text:p>0.26927</text:p>
          </table:table-cell>
          <table:table-cell/>
        </table:table-row>
        <table:table-row table:style-name="ro1">
          <table:table-cell office:value-type="string" calcext:value-type="string">
            <text:p>M1-Brainstem</text:p>
          </table:table-cell>
          <table:table-cell office:value-type="string" calcext:value-type="string">
            <text:p>M1-Caud</text:p>
          </table:table-cell>
          <table:table-cell office:value-type="float" office:value="0.11214" calcext:value-type="float">
            <text:p>0.11214</text:p>
          </table:table-cell>
          <table:table-cell office:value-type="float" office:value="0.20463" calcext:value-type="float">
            <text:p>0.20463</text:p>
          </table:table-cell>
          <table:table-cell office:value-type="float" office:value="0.51877" calcext:value-type="float">
            <text:p>0.51877</text:p>
          </table:table-cell>
          <table:table-cell/>
        </table:table-row>
        <table:table-row table:style-name="ro1">
          <table:table-cell office:value-type="string" calcext:value-type="string">
            <text:p>M1-Brainstem</text:p>
          </table:table-cell>
          <table:table-cell office:value-type="string" calcext:value-type="string">
            <text:p>S1-Caud</text:p>
          </table:table-cell>
          <table:table-cell office:value-type="float" office:value="0.12155" calcext:value-type="float">
            <text:p>0.12155</text:p>
          </table:table-cell>
          <table:table-cell office:value-type="float" office:value="0.21333" calcext:value-type="float">
            <text:p>0.21333</text:p>
          </table:table-cell>
          <table:table-cell office:value-type="float" office:value="0.42025" calcext:value-type="float">
            <text:p>0.42025</text:p>
          </table:table-cell>
          <table:table-cell/>
        </table:table-row>
        <table:table-row table:style-name="ro1">
          <table:table-cell office:value-type="string" calcext:value-type="string">
            <text:p>M1-Brainstem</text:p>
          </table:table-cell>
          <table:table-cell office:value-type="string" calcext:value-type="string">
            <text:p>Paracentral-Caud</text:p>
          </table:table-cell>
          <table:table-cell office:value-type="float" office:value="0.03311" calcext:value-type="float">
            <text:p>0.03311</text:p>
          </table:table-cell>
          <table:table-cell office:value-type="float" office:value="0.1867" calcext:value-type="float">
            <text:p>0.1867</text:p>
          </table:table-cell>
          <table:table-cell office:value-type="float" office:value="0.93296" calcext:value-type="float">
            <text:p>0.93296</text:p>
          </table:table-cell>
          <table:table-cell/>
        </table:table-row>
        <table:table-row table:style-name="ro1">
          <table:table-cell office:value-type="string" calcext:value-type="string">
            <text:p>M1-Brainstem</text:p>
          </table:table-cell>
          <table:table-cell office:value-type="string" calcext:value-type="string">
            <text:p>M1-Lenti</text:p>
          </table:table-cell>
          <table:table-cell office:value-type="float" office:value="0.06464" calcext:value-type="float">
            <text:p>0.06464</text:p>
          </table:table-cell>
          <table:table-cell office:value-type="float" office:value="0.2029" calcext:value-type="float">
            <text:p>0.2029</text:p>
          </table:table-cell>
          <table:table-cell office:value-type="float" office:value="0.97158" calcext:value-type="float">
            <text:p>0.97158</text:p>
          </table:table-cell>
          <table:table-cell/>
        </table:table-row>
        <table:table-row table:style-name="ro1">
          <table:table-cell office:value-type="string" calcext:value-type="string">
            <text:p>M1-Brainstem</text:p>
          </table:table-cell>
          <table:table-cell office:value-type="string" calcext:value-type="string">
            <text:p>S1-Lenti</text:p>
          </table:table-cell>
          <table:table-cell office:value-type="float" office:value="0.00463" calcext:value-type="float">
            <text:p>0.00463</text:p>
          </table:table-cell>
          <table:table-cell office:value-type="float" office:value="0.03885" calcext:value-type="float">
            <text:p>0.03885</text:p>
          </table:table-cell>
          <table:table-cell office:value-type="float" office:value="0.41895" calcext:value-type="float">
            <text:p>0.41895</text:p>
          </table:table-cell>
          <table:table-cell/>
        </table:table-row>
        <table:table-row table:style-name="ro1">
          <table:table-cell office:value-type="string" calcext:value-type="string">
            <text:p>M1-Brainstem</text:p>
          </table:table-cell>
          <table:table-cell office:value-type="string" calcext:value-type="string">
            <text:p>Paracentral-Lenti</text:p>
          </table:table-cell>
          <table:table-cell office:value-type="float" office:value="0.09017" calcext:value-type="float">
            <text:p>0.09017</text:p>
          </table:table-cell>
          <table:table-cell office:value-type="float" office:value="0.248" calcext:value-type="float">
            <text:p>0.248</text:p>
          </table:table-cell>
          <table:table-cell office:value-type="float" office:value="0.72939" calcext:value-type="float">
            <text:p>0.72939</text:p>
          </table:table-cell>
          <table:table-cell/>
        </table:table-row>
        <table:table-row table:style-name="ro1">
          <table:table-cell office:value-type="string" calcext:value-type="string">
            <text:p>M1-Brainstem</text:p>
          </table:table-cell>
          <table:table-cell office:value-type="string" calcext:value-type="string">
            <text:p>M1-Thalfus</text:p>
          </table:table-cell>
          <table:table-cell office:value-type="float" office:value="0.71551" calcext:value-type="float">
            <text:p>0.71551</text:p>
          </table:table-cell>
          <table:table-cell office:value-type="float" office:value="0.84462" calcext:value-type="float">
            <text:p>0.84462</text:p>
          </table:table-cell>
          <table:table-cell office:value-type="float" office:value="0.09647" calcext:value-type="float">
            <text:p>0.09647</text:p>
          </table:table-cell>
          <table:table-cell/>
        </table:table-row>
        <table:table-row table:style-name="ro1">
          <table:table-cell office:value-type="string" calcext:value-type="string">
            <text:p>M1-Brainstem</text:p>
          </table:table-cell>
          <table:table-cell office:value-type="string" calcext:value-type="string">
            <text:p>S1-Thalfus</text:p>
          </table:table-cell>
          <table:table-cell office:value-type="float" office:value="0.13562" calcext:value-type="float">
            <text:p>0.13562</text:p>
          </table:table-cell>
          <table:table-cell office:value-type="float" office:value="0.25185" calcext:value-type="float">
            <text:p>0.25185</text:p>
          </table:table-cell>
          <table:table-cell office:value-type="float" office:value="0.53402" calcext:value-type="float">
            <text:p>0.53402</text:p>
          </table:table-cell>
          <table:table-cell/>
        </table:table-row>
        <table:table-row table:style-name="ro1">
          <table:table-cell office:value-type="string" calcext:value-type="string">
            <text:p>M1-Brainstem</text:p>
          </table:table-cell>
          <table:table-cell office:value-type="string" calcext:value-type="string">
            <text:p>Paracentral-Thalfus</text:p>
          </table:table-cell>
          <table:table-cell office:value-type="float" office:value="0.11822" calcext:value-type="float">
            <text:p>0.11822</text:p>
          </table:table-cell>
          <table:table-cell office:value-type="float" office:value="0.32872" calcext:value-type="float">
            <text:p>0.32872</text:p>
          </table:table-cell>
          <table:table-cell office:value-type="float" office:value="0.91572" calcext:value-type="float">
            <text:p>0.91572</text:p>
          </table:table-cell>
          <table:table-cell/>
        </table:table-row>
        <table:table-row table:style-name="ro1">
          <table:table-cell office:value-type="string" calcext:value-type="string">
            <text:p>M1-Brainstem</text:p>
          </table:table-cell>
          <table:table-cell office:value-type="string" calcext:value-type="string">
            <text:p>M1L-M1R</text:p>
          </table:table-cell>
          <table:table-cell office:value-type="float" office:value="0.00553" calcext:value-type="float">
            <text:p>0.00553</text:p>
          </table:table-cell>
          <table:table-cell office:value-type="float" office:value="0.02082" calcext:value-type="float">
            <text:p>0.02082</text:p>
          </table:table-cell>
          <table:table-cell office:value-type="float" office:value="0.48344" calcext:value-type="float">
            <text:p>0.48344</text:p>
          </table:table-cell>
          <table:table-cell/>
        </table:table-row>
        <table:table-row table:style-name="ro1">
          <table:table-cell office:value-type="string" calcext:value-type="string">
            <text:p>M1-Brainstem</text:p>
          </table:table-cell>
          <table:table-cell office:value-type="string" calcext:value-type="string">
            <text:p>S1L-S1R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51951" calcext:value-type="float">
            <text:p>0.51951</text:p>
          </table:table-cell>
          <table:table-cell/>
        </table:table-row>
        <table:table-row table:style-name="ro1">
          <table:table-cell office:value-type="string" calcext:value-type="string">
            <text:p>M1-Brainstem</text:p>
          </table:table-cell>
          <table:table-cell office:value-type="string" calcext:value-type="string">
            <text:p>S1-M1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7482" calcext:value-type="float">
            <text:p>0.07482</text:p>
          </table:table-cell>
          <table:table-cell/>
        </table:table-row>
        <table:table-row table:style-name="ro1">
          <table:table-cell office:value-type="string" calcext:value-type="string">
            <text:p>S1-Brainstem</text:p>
          </table:table-cell>
          <table:table-cell office:value-type="string" calcext:value-type="string">
            <text:p>Paracentral-Brainstem</text:p>
          </table:table-cell>
          <table:table-cell office:value-type="float" office:value="0.31594" calcext:value-type="float">
            <text:p>0.31594</text:p>
          </table:table-cell>
          <table:table-cell office:value-type="float" office:value="0.48883" calcext:value-type="float">
            <text:p>0.48883</text:p>
          </table:table-cell>
          <table:table-cell office:value-type="float" office:value="0.00047" calcext:value-type="float">
            <text:p>0.00047</text:p>
          </table:table-cell>
          <table:table-cell/>
        </table:table-row>
        <table:table-row table:style-name="ro1">
          <table:table-cell office:value-type="string" calcext:value-type="string">
            <text:p>S1-Brainstem</text:p>
          </table:table-cell>
          <table:table-cell office:value-type="string" calcext:value-type="string">
            <text:p>M1-Caud</text:p>
          </table:table-cell>
          <table:table-cell office:value-type="float" office:value="0.90025" calcext:value-type="float">
            <text:p>0.90025</text:p>
          </table:table-cell>
          <table:table-cell office:value-type="float" office:value="0.9397" calcext:value-type="float">
            <text:p>0.9397</text:p>
          </table:table-cell>
          <table:table-cell office:value-type="float" office:value="0.52452" calcext:value-type="float">
            <text:p>0.52452</text:p>
          </table:table-cell>
          <table:table-cell/>
        </table:table-row>
        <table:table-row table:style-name="ro1">
          <table:table-cell office:value-type="string" calcext:value-type="string">
            <text:p>S1-Brainstem</text:p>
          </table:table-cell>
          <table:table-cell office:value-type="string" calcext:value-type="string">
            <text:p>S1-Caud</text:p>
          </table:table-cell>
          <table:table-cell office:value-type="float" office:value="0.81316" calcext:value-type="float">
            <text:p>0.81316</text:p>
          </table:table-cell>
          <table:table-cell office:value-type="float" office:value="0.84" calcext:value-type="float">
            <text:p>0.84</text:p>
          </table:table-cell>
          <table:table-cell office:value-type="float" office:value="0.00917" calcext:value-type="float">
            <text:p>0.00917</text:p>
          </table:table-cell>
          <table:table-cell/>
        </table:table-row>
        <table:table-row table:style-name="ro1">
          <table:table-cell office:value-type="string" calcext:value-type="string">
            <text:p>S1-Brainstem</text:p>
          </table:table-cell>
          <table:table-cell office:value-type="string" calcext:value-type="string">
            <text:p>Paracentral-Caud</text:p>
          </table:table-cell>
          <table:table-cell office:value-type="float" office:value="0.44967" calcext:value-type="float">
            <text:p>0.44967</text:p>
          </table:table-cell>
          <table:table-cell office:value-type="float" office:value="0.81849" calcext:value-type="float">
            <text:p>0.81849</text:p>
          </table:table-cell>
          <table:table-cell office:value-type="float" office:value="0.16997" calcext:value-type="float">
            <text:p>0.16997</text:p>
          </table:table-cell>
          <table:table-cell/>
        </table:table-row>
        <table:table-row table:style-name="ro1">
          <table:table-cell office:value-type="string" calcext:value-type="string">
            <text:p>S1-Brainstem</text:p>
          </table:table-cell>
          <table:table-cell office:value-type="string" calcext:value-type="string">
            <text:p>M1-Lenti</text:p>
          </table:table-cell>
          <table:table-cell office:value-type="float" office:value="0.88851" calcext:value-type="float">
            <text:p>0.88851</text:p>
          </table:table-cell>
          <table:table-cell office:value-type="float" office:value="0.9749" calcext:value-type="float">
            <text:p>0.9749</text:p>
          </table:table-cell>
          <table:table-cell office:value-type="float" office:value="0.07569" calcext:value-type="float">
            <text:p>0.07569</text:p>
          </table:table-cell>
          <table:table-cell/>
        </table:table-row>
        <table:table-row table:style-name="ro1">
          <table:table-cell office:value-type="string" calcext:value-type="string">
            <text:p>S1-Brainstem</text:p>
          </table:table-cell>
          <table:table-cell office:value-type="string" calcext:value-type="string">
            <text:p>S1-Lenti</text:p>
          </table:table-cell>
          <table:table-cell office:value-type="float" office:value="0.25268" calcext:value-type="float">
            <text:p>0.25268</text:p>
          </table:table-cell>
          <table:table-cell office:value-type="float" office:value="0.43966" calcext:value-type="float">
            <text:p>0.43966</text:p>
          </table:table-cell>
          <table:table-cell office:value-type="float" office:value="0.42025" calcext:value-type="float">
            <text:p>0.42025</text:p>
          </table:table-cell>
          <table:table-cell/>
        </table:table-row>
        <table:table-row table:style-name="ro1">
          <table:table-cell office:value-type="string" calcext:value-type="string">
            <text:p>S1-Brainstem</text:p>
          </table:table-cell>
          <table:table-cell office:value-type="string" calcext:value-type="string">
            <text:p>Paracentral-Lenti</text:p>
          </table:table-cell>
          <table:table-cell office:value-type="float" office:value="0.81814" calcext:value-type="float">
            <text:p>0.81814</text:p>
          </table:table-cell>
          <table:table-cell office:value-type="float" office:value="0.94725" calcext:value-type="float">
            <text:p>0.94725</text:p>
          </table:table-cell>
          <table:table-cell office:value-type="float" office:value="0.04034" calcext:value-type="float">
            <text:p>0.04034</text:p>
          </table:table-cell>
          <table:table-cell/>
        </table:table-row>
        <table:table-row table:style-name="ro1">
          <table:table-cell office:value-type="string" calcext:value-type="string">
            <text:p>S1-Brainstem</text:p>
          </table:table-cell>
          <table:table-cell office:value-type="string" calcext:value-type="string">
            <text:p>M1-Thalfus</text:p>
          </table:table-cell>
          <table:table-cell office:value-type="float" office:value="0.33556" calcext:value-type="float">
            <text:p>0.33556</text:p>
          </table:table-cell>
          <table:table-cell office:value-type="float" office:value="0.18545" calcext:value-type="float">
            <text:p>0.18545</text:p>
          </table:table-cell>
          <table:table-cell office:value-type="float" office:value="0.00007" calcext:value-type="float">
            <text:p>7E-05</text:p>
          </table:table-cell>
          <table:table-cell/>
        </table:table-row>
        <table:table-row table:style-name="ro1">
          <table:table-cell office:value-type="string" calcext:value-type="string">
            <text:p>S1-Brainstem</text:p>
          </table:table-cell>
          <table:table-cell office:value-type="string" calcext:value-type="string">
            <text:p>S1-Thalfus</text:p>
          </table:table-cell>
          <table:table-cell office:value-type="float" office:value="0.89304" calcext:value-type="float">
            <text:p>0.89304</text:p>
          </table:table-cell>
          <table:table-cell office:value-type="float" office:value="0.9574" calcext:value-type="float">
            <text:p>0.9574</text:p>
          </table:table-cell>
          <table:table-cell office:value-type="float" office:value="0.00104" calcext:value-type="float">
            <text:p>0.00104</text:p>
          </table:table-cell>
          <table:table-cell/>
        </table:table-row>
        <table:table-row table:style-name="ro1">
          <table:table-cell office:value-type="string" calcext:value-type="string">
            <text:p>S1-Brainstem</text:p>
          </table:table-cell>
          <table:table-cell office:value-type="string" calcext:value-type="string">
            <text:p>Paracentral-Thalfus</text:p>
          </table:table-cell>
          <table:table-cell office:value-type="float" office:value="0.76553" calcext:value-type="float">
            <text:p>0.76553</text:p>
          </table:table-cell>
          <table:table-cell office:value-type="float" office:value="0.94725" calcext:value-type="float">
            <text:p>0.94725</text:p>
          </table:table-cell>
          <table:table-cell office:value-type="float" office:value="0.12771" calcext:value-type="float">
            <text:p>0.12771</text:p>
          </table:table-cell>
          <table:table-cell/>
        </table:table-row>
        <table:table-row table:style-name="ro1">
          <table:table-cell office:value-type="string" calcext:value-type="string">
            <text:p>S1-Brainstem</text:p>
          </table:table-cell>
          <table:table-cell office:value-type="string" calcext:value-type="string">
            <text:p>M1L-M1R</text:p>
          </table:table-cell>
          <table:table-cell office:value-type="float" office:value="0.14084" calcext:value-type="float">
            <text:p>0.14084</text:p>
          </table:table-cell>
          <table:table-cell office:value-type="float" office:value="0.20463" calcext:value-type="float">
            <text:p>0.20463</text:p>
          </table:table-cell>
          <table:table-cell office:value-type="float" office:value="0.53402" calcext:value-type="float">
            <text:p>0.53402</text:p>
          </table:table-cell>
          <table:table-cell/>
        </table:table-row>
        <table:table-row table:style-name="ro1">
          <table:table-cell office:value-type="string" calcext:value-type="string">
            <text:p>S1-Brainstem</text:p>
          </table:table-cell>
          <table:table-cell office:value-type="string" calcext:value-type="string">
            <text:p>S1L-S1R</text:p>
          </table:table-cell>
          <table:table-cell office:value-type="float" office:value="0.29633" calcext:value-type="float">
            <text:p>0.29633</text:p>
          </table:table-cell>
          <table:table-cell office:value-type="float" office:value="0.18545" calcext:value-type="float">
            <text:p>0.18545</text:p>
          </table:table-cell>
          <table:table-cell office:value-type="float" office:value="0.01662" calcext:value-type="float">
            <text:p>0.01662</text:p>
          </table:table-cell>
          <table:table-cell/>
        </table:table-row>
        <table:table-row table:style-name="ro1">
          <table:table-cell office:value-type="string" calcext:value-type="string">
            <text:p>S1-Brainstem</text:p>
          </table:table-cell>
          <table:table-cell office:value-type="string" calcext:value-type="string">
            <text:p>S1-M1</text:p>
          </table:table-cell>
          <table:table-cell office:value-type="float" office:value="0.00804" calcext:value-type="float">
            <text:p>0.00804</text:p>
          </table:table-cell>
          <table:table-cell office:value-type="float" office:value="0.02126" calcext:value-type="float">
            <text:p>0.02126</text:p>
          </table:table-cell>
          <table:table-cell office:value-type="float" office:value="0.88121" calcext:value-type="float">
            <text:p>0.88121</text:p>
          </table:table-cell>
          <table:table-cell/>
        </table:table-row>
        <table:table-row table:style-name="ro1">
          <table:table-cell office:value-type="string" calcext:value-type="string">
            <text:p>Paracentral-Brainstem</text:p>
          </table:table-cell>
          <table:table-cell office:value-type="string" calcext:value-type="string">
            <text:p>M1-Caud</text:p>
          </table:table-cell>
          <table:table-cell office:value-type="float" office:value="0.39963" calcext:value-type="float">
            <text:p>0.39963</text:p>
          </table:table-cell>
          <table:table-cell office:value-type="float" office:value="0.48884" calcext:value-type="float">
            <text:p>0.48884</text:p>
          </table:table-cell>
          <table:table-cell office:value-type="float" office:value="0.16997" calcext:value-type="float">
            <text:p>0.16997</text:p>
          </table:table-cell>
          <table:table-cell/>
        </table:table-row>
        <table:table-row table:style-name="ro1">
          <table:table-cell office:value-type="string" calcext:value-type="string">
            <text:p>Paracentral-Brainstem</text:p>
          </table:table-cell>
          <table:table-cell office:value-type="string" calcext:value-type="string">
            <text:p>S1-Caud</text:p>
          </table:table-cell>
          <table:table-cell office:value-type="float" office:value="0.27343" calcext:value-type="float">
            <text:p>0.27343</text:p>
          </table:table-cell>
          <table:table-cell office:value-type="float" office:value="0.40771" calcext:value-type="float">
            <text:p>0.40771</text:p>
          </table:table-cell>
          <table:table-cell office:value-type="float" office:value="0.89555" calcext:value-type="float">
            <text:p>0.89555</text:p>
          </table:table-cell>
          <table:table-cell/>
        </table:table-row>
        <table:table-row table:style-name="ro1">
          <table:table-cell office:value-type="string" calcext:value-type="string">
            <text:p>Paracentral-Brainstem</text:p>
          </table:table-cell>
          <table:table-cell office:value-type="string" calcext:value-type="string">
            <text:p>Paracentral-Caud</text:p>
          </table:table-cell>
          <table:table-cell office:value-type="float" office:value="0.09809" calcext:value-type="float">
            <text:p>0.09809</text:p>
          </table:table-cell>
          <table:table-cell office:value-type="float" office:value="0.32341" calcext:value-type="float">
            <text:p>0.32341</text:p>
          </table:table-cell>
          <table:table-cell office:value-type="float" office:value="0.42025" calcext:value-type="float">
            <text:p>0.42025</text:p>
          </table:table-cell>
          <table:table-cell/>
        </table:table-row>
        <table:table-row table:style-name="ro1">
          <table:table-cell office:value-type="string" calcext:value-type="string">
            <text:p>Paracentral-Brainstem</text:p>
          </table:table-cell>
          <table:table-cell office:value-type="string" calcext:value-type="string">
            <text:p>M1-Lenti</text:p>
          </table:table-cell>
          <table:table-cell office:value-type="float" office:value="0.27343" calcext:value-type="float">
            <text:p>0.27343</text:p>
          </table:table-cell>
          <table:table-cell office:value-type="float" office:value="0.49472" calcext:value-type="float">
            <text:p>0.49472</text:p>
          </table:table-cell>
          <table:table-cell office:value-type="float" office:value="0.181" calcext:value-type="float">
            <text:p>0.181</text:p>
          </table:table-cell>
          <table:table-cell/>
        </table:table-row>
        <table:table-row table:style-name="ro1">
          <table:table-cell office:value-type="string" calcext:value-type="string">
            <text:p>Paracentral-Brainstem</text:p>
          </table:table-cell>
          <table:table-cell office:value-type="string" calcext:value-type="string">
            <text:p>S1-Lenti</text:p>
          </table:table-cell>
          <table:table-cell office:value-type="float" office:value="0.02714" calcext:value-type="float">
            <text:p>0.02714</text:p>
          </table:table-cell>
          <table:table-cell office:value-type="float" office:value="0.14972" calcext:value-type="float">
            <text:p>0.14972</text:p>
          </table:table-cell>
          <table:table-cell office:value-type="float" office:value="0.00268" calcext:value-type="float">
            <text:p>0.00268</text:p>
          </table:table-cell>
          <table:table-cell/>
        </table:table-row>
        <table:table-row table:style-name="ro1">
          <table:table-cell office:value-type="string" calcext:value-type="string">
            <text:p>Paracentral-Brainstem</text:p>
          </table:table-cell>
          <table:table-cell office:value-type="string" calcext:value-type="string">
            <text:p>Paracentral-Lenti</text:p>
          </table:table-cell>
          <table:table-cell office:value-type="float" office:value="0.18849" calcext:value-type="float">
            <text:p>0.18849</text:p>
          </table:table-cell>
          <table:table-cell office:value-type="float" office:value="0.44665" calcext:value-type="float">
            <text:p>0.44665</text:p>
          </table:table-cell>
          <table:table-cell office:value-type="float" office:value="0.51877" calcext:value-type="float">
            <text:p>0.51877</text:p>
          </table:table-cell>
          <table:table-cell/>
        </table:table-row>
        <table:table-row table:style-name="ro1">
          <table:table-cell office:value-type="string" calcext:value-type="string">
            <text:p>Paracentral-Brainstem</text:p>
          </table:table-cell>
          <table:table-cell office:value-type="string" calcext:value-type="string">
            <text:p>M1-Thalfus</text:p>
          </table:table-cell>
          <table:table-cell office:value-type="float" office:value="0.88851" calcext:value-type="float">
            <text:p>0.88851</text:p>
          </table:table-cell>
          <table:table-cell office:value-type="float" office:value="0.49472" calcext:value-type="float">
            <text:p>0.49472</text:p>
          </table:table-cell>
          <table:table-cell office:value-type="float" office:value="0.42025" calcext:value-type="float">
            <text:p>0.42025</text:p>
          </table:table-cell>
          <table:table-cell/>
        </table:table-row>
        <table:table-row table:style-name="ro1">
          <table:table-cell office:value-type="string" calcext:value-type="string">
            <text:p>Paracentral-Brainstem</text:p>
          </table:table-cell>
          <table:table-cell office:value-type="string" calcext:value-type="string">
            <text:p>S1-Thalfus</text:p>
          </table:table-cell>
          <table:table-cell office:value-type="float" office:value="0.34246" calcext:value-type="float">
            <text:p>0.34246</text:p>
          </table:table-cell>
          <table:table-cell office:value-type="float" office:value="0.52397" calcext:value-type="float">
            <text:p>0.52397</text:p>
          </table:table-cell>
          <table:table-cell office:value-type="float" office:value="0.52307" calcext:value-type="float">
            <text:p>0.52307</text:p>
          </table:table-cell>
          <table:table-cell/>
        </table:table-row>
        <table:table-row table:style-name="ro1">
          <table:table-cell office:value-type="string" calcext:value-type="string">
            <text:p>Paracentral-Brainstem</text:p>
          </table:table-cell>
          <table:table-cell office:value-type="string" calcext:value-type="string">
            <text:p>Paracentral-Thalfus</text:p>
          </table:table-cell>
          <table:table-cell office:value-type="float" office:value="0.18457" calcext:value-type="float">
            <text:p>0.18457</text:p>
          </table:table-cell>
          <table:table-cell office:value-type="float" office:value="0.45942" calcext:value-type="float">
            <text:p>0.45942</text:p>
          </table:table-cell>
          <table:table-cell office:value-type="float" office:value="0.42025" calcext:value-type="float">
            <text:p>0.42025</text:p>
          </table:table-cell>
          <table:table-cell/>
        </table:table-row>
        <table:table-row table:style-name="ro1">
          <table:table-cell office:value-type="string" calcext:value-type="string">
            <text:p>Paracentral-Brainstem</text:p>
          </table:table-cell>
          <table:table-cell office:value-type="string" calcext:value-type="string">
            <text:p>M1L-M1R</text:p>
          </table:table-cell>
          <table:table-cell office:value-type="float" office:value="0.02966" calcext:value-type="float">
            <text:p>0.02966</text:p>
          </table:table-cell>
          <table:table-cell office:value-type="float" office:value="0.07428" calcext:value-type="float">
            <text:p>0.07428</text:p>
          </table:table-cell>
          <table:table-cell office:value-type="float" office:value="0.181" calcext:value-type="float">
            <text:p>0.181</text:p>
          </table:table-cell>
          <table:table-cell/>
        </table:table-row>
        <table:table-row table:style-name="ro1">
          <table:table-cell office:value-type="string" calcext:value-type="string">
            <text:p>Paracentral-Brainstem</text:p>
          </table:table-cell>
          <table:table-cell office:value-type="string" calcext:value-type="string">
            <text:p>S1L-S1R</text:p>
          </table:table-cell>
          <table:table-cell office:value-type="float" office:value="0.02871" calcext:value-type="float">
            <text:p>0.02871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75443" calcext:value-type="float">
            <text:p>0.75443</text:p>
          </table:table-cell>
          <table:table-cell/>
        </table:table-row>
        <table:table-row table:style-name="ro1">
          <table:table-cell office:value-type="string" calcext:value-type="string">
            <text:p>Paracentral-Brainstem</text:p>
          </table:table-cell>
          <table:table-cell office:value-type="string" calcext:value-type="string">
            <text:p>S1-M1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317" calcext:value-type="float">
            <text:p>0.00317</text:p>
          </table:table-cell>
          <table:table-cell office:value-type="float" office:value="0.00104" calcext:value-type="float">
            <text:p>0.00104</text:p>
          </table:table-cell>
          <table:table-cell/>
        </table:table-row>
        <table:table-row table:style-name="ro1">
          <table:table-cell office:value-type="string" calcext:value-type="string">
            <text:p>M1-Caud</text:p>
          </table:table-cell>
          <table:table-cell office:value-type="string" calcext:value-type="string">
            <text:p>S1-Caud</text:p>
          </table:table-cell>
          <table:table-cell office:value-type="float" office:value="0.88851" calcext:value-type="float">
            <text:p>0.88851</text:p>
          </table:table-cell>
          <table:table-cell office:value-type="float" office:value="0.94357" calcext:value-type="float">
            <text:p>0.94357</text:p>
          </table:table-cell>
          <table:table-cell office:value-type="float" office:value="0.16053" calcext:value-type="float">
            <text:p>0.16053</text:p>
          </table:table-cell>
          <table:table-cell/>
        </table:table-row>
        <table:table-row table:style-name="ro1">
          <table:table-cell office:value-type="string" calcext:value-type="string">
            <text:p>M1-Caud</text:p>
          </table:table-cell>
          <table:table-cell office:value-type="string" calcext:value-type="string">
            <text:p>Paracentral-Caud</text:p>
          </table:table-cell>
          <table:table-cell office:value-type="float" office:value="0.47111" calcext:value-type="float">
            <text:p>0.47111</text:p>
          </table:table-cell>
          <table:table-cell office:value-type="float" office:value="0.93179" calcext:value-type="float">
            <text:p>0.93179</text:p>
          </table:table-cell>
          <table:table-cell office:value-type="float" office:value="0.42025" calcext:value-type="float">
            <text:p>0.42025</text:p>
          </table:table-cell>
          <table:table-cell/>
        </table:table-row>
        <table:table-row table:style-name="ro1">
          <table:table-cell office:value-type="string" calcext:value-type="string">
            <text:p>M1-Caud</text:p>
          </table:table-cell>
          <table:table-cell office:value-type="string" calcext:value-type="string">
            <text:p>M1-Lenti</text:p>
          </table:table-cell>
          <table:table-cell office:value-type="float" office:value="0.94211" calcext:value-type="float">
            <text:p>0.94211</text:p>
          </table:table-cell>
          <table:table-cell office:value-type="float" office:value="0.93606" calcext:value-type="float">
            <text:p>0.93606</text:p>
          </table:table-cell>
          <table:table-cell office:value-type="float" office:value="0.43711" calcext:value-type="float">
            <text:p>0.43711</text:p>
          </table:table-cell>
          <table:table-cell/>
        </table:table-row>
        <table:table-row table:style-name="ro1">
          <table:table-cell office:value-type="string" calcext:value-type="string">
            <text:p>M1-Caud</text:p>
          </table:table-cell>
          <table:table-cell office:value-type="string" calcext:value-type="string">
            <text:p>S1-Lenti</text:p>
          </table:table-cell>
          <table:table-cell office:value-type="float" office:value="0.33437" calcext:value-type="float">
            <text:p>0.33437</text:p>
          </table:table-cell>
          <table:table-cell office:value-type="float" office:value="0.6445" calcext:value-type="float">
            <text:p>0.6445</text:p>
          </table:table-cell>
          <table:table-cell office:value-type="float" office:value="0.91572" calcext:value-type="float">
            <text:p>0.91572</text:p>
          </table:table-cell>
          <table:table-cell/>
        </table:table-row>
        <table:table-row table:style-name="ro1">
          <table:table-cell office:value-type="string" calcext:value-type="string">
            <text:p>M1-Caud</text:p>
          </table:table-cell>
          <table:table-cell office:value-type="string" calcext:value-type="string">
            <text:p>Paracentral-Lenti</text:p>
          </table:table-cell>
          <table:table-cell office:value-type="float" office:value="0.88851" calcext:value-type="float">
            <text:p>0.88851</text:p>
          </table:table-cell>
          <table:table-cell office:value-type="float" office:value="0.9749" calcext:value-type="float">
            <text:p>0.9749</text:p>
          </table:table-cell>
          <table:table-cell office:value-type="float" office:value="0.30543" calcext:value-type="float">
            <text:p>0.30543</text:p>
          </table:table-cell>
          <table:table-cell/>
        </table:table-row>
        <table:table-row table:style-name="ro1">
          <table:table-cell office:value-type="string" calcext:value-type="string">
            <text:p>M1-Caud</text:p>
          </table:table-cell>
          <table:table-cell office:value-type="string" calcext:value-type="string">
            <text:p>M1-Thalfus</text:p>
          </table:table-cell>
          <table:table-cell office:value-type="float" office:value="0.17677" calcext:value-type="float">
            <text:p>0.17677</text:p>
          </table:table-cell>
          <table:table-cell office:value-type="float" office:value="0.09022" calcext:value-type="float">
            <text:p>0.09022</text:p>
          </table:table-cell>
          <table:table-cell office:value-type="float" office:value="0.03437" calcext:value-type="float">
            <text:p>0.03437</text:p>
          </table:table-cell>
          <table:table-cell/>
        </table:table-row>
        <table:table-row table:style-name="ro1">
          <table:table-cell office:value-type="string" calcext:value-type="string">
            <text:p>M1-Caud</text:p>
          </table:table-cell>
          <table:table-cell office:value-type="string" calcext:value-type="string">
            <text:p>S1-Thalfus</text:p>
          </table:table-cell>
          <table:table-cell office:value-type="float" office:value="0.99847" calcext:value-type="float">
            <text:p>0.99847</text:p>
          </table:table-cell>
          <table:table-cell office:value-type="float" office:value="0.96056" calcext:value-type="float">
            <text:p>0.96056</text:p>
          </table:table-cell>
          <table:table-cell office:value-type="float" office:value="0.25774" calcext:value-type="float">
            <text:p>0.25774</text:p>
          </table:table-cell>
          <table:table-cell/>
        </table:table-row>
        <table:table-row table:style-name="ro1">
          <table:table-cell office:value-type="string" calcext:value-type="string">
            <text:p>M1-Caud</text:p>
          </table:table-cell>
          <table:table-cell office:value-type="string" calcext:value-type="string">
            <text:p>Paracentral-Thalfus</text:p>
          </table:table-cell>
          <table:table-cell office:value-type="float" office:value="0.88851" calcext:value-type="float">
            <text:p>0.88851</text:p>
          </table:table-cell>
          <table:table-cell office:value-type="float" office:value="0.9749" calcext:value-type="float">
            <text:p>0.9749</text:p>
          </table:table-cell>
          <table:table-cell office:value-type="float" office:value="0.51951" calcext:value-type="float">
            <text:p>0.51951</text:p>
          </table:table-cell>
          <table:table-cell/>
        </table:table-row>
        <table:table-row table:style-name="ro1">
          <table:table-cell office:value-type="string" calcext:value-type="string">
            <text:p>M1-Caud</text:p>
          </table:table-cell>
          <table:table-cell office:value-type="string" calcext:value-type="string">
            <text:p>M1L-M1R</text:p>
          </table:table-cell>
          <table:table-cell office:value-type="float" office:value="0.06364" calcext:value-type="float">
            <text:p>0.06364</text:p>
          </table:table-cell>
          <table:table-cell office:value-type="float" office:value="0.16777" calcext:value-type="float">
            <text:p>0.16777</text:p>
          </table:table-cell>
          <table:table-cell office:value-type="float" office:value="0.97782" calcext:value-type="float">
            <text:p>0.97782</text:p>
          </table:table-cell>
          <table:table-cell/>
        </table:table-row>
        <table:table-row table:style-name="ro1">
          <table:table-cell office:value-type="string" calcext:value-type="string">
            <text:p>M1-Caud</text:p>
          </table:table-cell>
          <table:table-cell office:value-type="string" calcext:value-type="string">
            <text:p>S1L-S1R</text:p>
          </table:table-cell>
          <table:table-cell office:value-type="float" office:value="0.4157" calcext:value-type="float">
            <text:p>0.4157</text:p>
          </table:table-cell>
          <table:table-cell office:value-type="float" office:value="0.32872" calcext:value-type="float">
            <text:p>0.32872</text:p>
          </table:table-cell>
          <table:table-cell office:value-type="float" office:value="0.1804" calcext:value-type="float">
            <text:p>0.1804</text:p>
          </table:table-cell>
          <table:table-cell/>
        </table:table-row>
        <table:table-row table:style-name="ro1">
          <table:table-cell office:value-type="string" calcext:value-type="string">
            <text:p>M1-Caud</text:p>
          </table:table-cell>
          <table:table-cell office:value-type="string" calcext:value-type="string">
            <text:p>S1-M1</text:p>
          </table:table-cell>
          <table:table-cell office:value-type="float" office:value="0.00483" calcext:value-type="float">
            <text:p>0.00483</text:p>
          </table:table-cell>
          <table:table-cell office:value-type="float" office:value="0.02082" calcext:value-type="float">
            <text:p>0.02082</text:p>
          </table:table-cell>
          <table:table-cell office:value-type="float" office:value="0.42025" calcext:value-type="float">
            <text:p>0.42025</text:p>
          </table:table-cell>
          <table:table-cell/>
        </table:table-row>
        <table:table-row table:style-name="ro1">
          <table:table-cell office:value-type="string" calcext:value-type="string">
            <text:p>S1-Caud</text:p>
          </table:table-cell>
          <table:table-cell office:value-type="string" calcext:value-type="string">
            <text:p>Paracentral-Caud</text:p>
          </table:table-cell>
          <table:table-cell office:value-type="float" office:value="0.45021" calcext:value-type="float">
            <text:p>0.45021</text:p>
          </table:table-cell>
          <table:table-cell office:value-type="float" office:value="0.9749" calcext:value-type="float">
            <text:p>0.9749</text:p>
          </table:table-cell>
          <table:table-cell office:value-type="float" office:value="0.41084" calcext:value-type="float">
            <text:p>0.41084</text:p>
          </table:table-cell>
          <table:table-cell/>
        </table:table-row>
        <table:table-row table:style-name="ro1">
          <table:table-cell office:value-type="string" calcext:value-type="string">
            <text:p>S1-Caud</text:p>
          </table:table-cell>
          <table:table-cell office:value-type="string" calcext:value-type="string">
            <text:p>M1-Lenti</text:p>
          </table:table-cell>
          <table:table-cell office:value-type="float" office:value="0.88851" calcext:value-type="float">
            <text:p>0.88851</text:p>
          </table:table-cell>
          <table:table-cell office:value-type="float" office:value="0.79979" calcext:value-type="float">
            <text:p>0.79979</text:p>
          </table:table-cell>
          <table:table-cell office:value-type="float" office:value="0.24587" calcext:value-type="float">
            <text:p>0.24587</text:p>
          </table:table-cell>
          <table:table-cell/>
        </table:table-row>
        <table:table-row table:style-name="ro1">
          <table:table-cell office:value-type="string" calcext:value-type="string">
            <text:p>S1-Caud</text:p>
          </table:table-cell>
          <table:table-cell office:value-type="string" calcext:value-type="string">
            <text:p>S1-Lenti</text:p>
          </table:table-cell>
          <table:table-cell office:value-type="float" office:value="0.41601" calcext:value-type="float">
            <text:p>0.41601</text:p>
          </table:table-cell>
          <table:table-cell office:value-type="float" office:value="0.77291" calcext:value-type="float">
            <text:p>0.77291</text:p>
          </table:table-cell>
          <table:table-cell office:value-type="float" office:value="0.01889" calcext:value-type="float">
            <text:p>0.01889</text:p>
          </table:table-cell>
          <table:table-cell/>
        </table:table-row>
        <table:table-row table:style-name="ro1">
          <table:table-cell office:value-type="string" calcext:value-type="string">
            <text:p>S1-Caud</text:p>
          </table:table-cell>
          <table:table-cell office:value-type="string" calcext:value-type="string">
            <text:p>Paracentral-Lenti</text:p>
          </table:table-cell>
          <table:table-cell office:value-type="float" office:value="0.95468" calcext:value-type="float">
            <text:p>0.95468</text:p>
          </table:table-cell>
          <table:table-cell office:value-type="float" office:value="0.88672" calcext:value-type="float">
            <text:p>0.88672</text:p>
          </table:table-cell>
          <table:table-cell office:value-type="float" office:value="0.58141" calcext:value-type="float">
            <text:p>0.58141</text:p>
          </table:table-cell>
          <table:table-cell/>
        </table:table-row>
        <table:table-row table:style-name="ro1">
          <table:table-cell office:value-type="string" calcext:value-type="string">
            <text:p>S1-Caud</text:p>
          </table:table-cell>
          <table:table-cell office:value-type="string" calcext:value-type="string">
            <text:p>M1-Thalfus</text:p>
          </table:table-cell>
          <table:table-cell office:value-type="float" office:value="0.14084" calcext:value-type="float">
            <text:p>0.14084</text:p>
          </table:table-cell>
          <table:table-cell office:value-type="float" office:value="0.10223" calcext:value-type="float">
            <text:p>0.10223</text:p>
          </table:table-cell>
          <table:table-cell office:value-type="float" office:value="0.43711" calcext:value-type="float">
            <text:p>0.43711</text:p>
          </table:table-cell>
          <table:table-cell/>
        </table:table-row>
        <table:table-row table:style-name="ro1">
          <table:table-cell office:value-type="string" calcext:value-type="string">
            <text:p>S1-Caud</text:p>
          </table:table-cell>
          <table:table-cell office:value-type="string" calcext:value-type="string">
            <text:p>S1-Thalfus</text:p>
          </table:table-cell>
          <table:table-cell office:value-type="float" office:value="0.7947" calcext:value-type="float">
            <text:p>0.7947</text:p>
          </table:table-cell>
          <table:table-cell office:value-type="float" office:value="0.79979" calcext:value-type="float">
            <text:p>0.79979</text:p>
          </table:table-cell>
          <table:table-cell office:value-type="float" office:value="0.67831" calcext:value-type="float">
            <text:p>0.67831</text:p>
          </table:table-cell>
          <table:table-cell/>
        </table:table-row>
        <table:table-row table:style-name="ro1">
          <table:table-cell office:value-type="string" calcext:value-type="string">
            <text:p>S1-Caud</text:p>
          </table:table-cell>
          <table:table-cell office:value-type="string" calcext:value-type="string">
            <text:p>Paracentral-Thalfus</text:p>
          </table:table-cell>
          <table:table-cell office:value-type="float" office:value="0.96484" calcext:value-type="float">
            <text:p>0.96484</text:p>
          </table:table-cell>
          <table:table-cell office:value-type="float" office:value="0.93277" calcext:value-type="float">
            <text:p>0.93277</text:p>
          </table:table-cell>
          <table:table-cell office:value-type="float" office:value="0.43711" calcext:value-type="float">
            <text:p>0.43711</text:p>
          </table:table-cell>
          <table:table-cell/>
        </table:table-row>
        <table:table-row table:style-name="ro1">
          <table:table-cell office:value-type="string" calcext:value-type="string">
            <text:p>S1-Caud</text:p>
          </table:table-cell>
          <table:table-cell office:value-type="string" calcext:value-type="string">
            <text:p>M1L-M1R</text:p>
          </table:table-cell>
          <table:table-cell office:value-type="float" office:value="0.14795" calcext:value-type="float">
            <text:p>0.14795</text:p>
          </table:table-cell>
          <table:table-cell office:value-type="float" office:value="0.25469" calcext:value-type="float">
            <text:p>0.25469</text:p>
          </table:table-cell>
          <table:table-cell office:value-type="float" office:value="0.1804" calcext:value-type="float">
            <text:p>0.1804</text:p>
          </table:table-cell>
          <table:table-cell/>
        </table:table-row>
        <table:table-row table:style-name="ro1">
          <table:table-cell office:value-type="string" calcext:value-type="string">
            <text:p>S1-Caud</text:p>
          </table:table-cell>
          <table:table-cell office:value-type="string" calcext:value-type="string">
            <text:p>S1L-S1R</text:p>
          </table:table-cell>
          <table:table-cell office:value-type="float" office:value="0.33626" calcext:value-type="float">
            <text:p>0.33626</text:p>
          </table:table-cell>
          <table:table-cell office:value-type="float" office:value="0.20463" calcext:value-type="float">
            <text:p>0.20463</text:p>
          </table:table-cell>
          <table:table-cell office:value-type="float" office:value="0.8594" calcext:value-type="float">
            <text:p>0.8594</text:p>
          </table:table-cell>
          <table:table-cell/>
        </table:table-row>
        <table:table-row table:style-name="ro1">
          <table:table-cell office:value-type="string" calcext:value-type="string">
            <text:p>S1-Caud</text:p>
          </table:table-cell>
          <table:table-cell office:value-type="string" calcext:value-type="string">
            <text:p>S1-M1</text:p>
          </table:table-cell>
          <table:table-cell office:value-type="float" office:value="0.00463" calcext:value-type="float">
            <text:p>0.00463</text:p>
          </table:table-cell>
          <table:table-cell office:value-type="float" office:value="0.02082" calcext:value-type="float">
            <text:p>0.02082</text:p>
          </table:table-cell>
          <table:table-cell office:value-type="float" office:value="0.0052" calcext:value-type="float">
            <text:p>0.0052</text:p>
          </table:table-cell>
          <table:table-cell/>
        </table:table-row>
        <table:table-row table:style-name="ro1">
          <table:table-cell office:value-type="string" calcext:value-type="string">
            <text:p>Paracentral-Caud</text:p>
          </table:table-cell>
          <table:table-cell office:value-type="string" calcext:value-type="string">
            <text:p>M1-Lenti</text:p>
          </table:table-cell>
          <table:table-cell office:value-type="float" office:value="0.30538" calcext:value-type="float">
            <text:p>0.30538</text:p>
          </table:table-cell>
          <table:table-cell office:value-type="float" office:value="0.6445" calcext:value-type="float">
            <text:p>0.6445</text:p>
          </table:table-cell>
          <table:table-cell office:value-type="float" office:value="0.8684" calcext:value-type="float">
            <text:p>0.8684</text:p>
          </table:table-cell>
          <table:table-cell/>
        </table:table-row>
        <table:table-row table:style-name="ro1">
          <table:table-cell office:value-type="string" calcext:value-type="string">
            <text:p>Paracentral-Caud</text:p>
          </table:table-cell>
          <table:table-cell office:value-type="string" calcext:value-type="string">
            <text:p>S1-Lenti</text:p>
          </table:table-cell>
          <table:table-cell office:value-type="float" office:value="0.89304" calcext:value-type="float">
            <text:p>0.89304</text:p>
          </table:table-cell>
          <table:table-cell office:value-type="float" office:value="0.79979" calcext:value-type="float">
            <text:p>0.79979</text:p>
          </table:table-cell>
          <table:table-cell office:value-type="float" office:value="0.2739" calcext:value-type="float">
            <text:p>0.2739</text:p>
          </table:table-cell>
          <table:table-cell/>
        </table:table-row>
        <table:table-row table:style-name="ro1">
          <table:table-cell office:value-type="string" calcext:value-type="string">
            <text:p>Paracentral-Caud</text:p>
          </table:table-cell>
          <table:table-cell office:value-type="string" calcext:value-type="string">
            <text:p>Paracentral-Lenti</text:p>
          </table:table-cell>
          <table:table-cell office:value-type="float" office:value="0.38122" calcext:value-type="float">
            <text:p>0.38122</text:p>
          </table:table-cell>
          <table:table-cell office:value-type="float" office:value="0.79098" calcext:value-type="float">
            <text:p>0.79098</text:p>
          </table:table-cell>
          <table:table-cell office:value-type="float" office:value="0.70118" calcext:value-type="float">
            <text:p>0.70118</text:p>
          </table:table-cell>
          <table:table-cell/>
        </table:table-row>
        <table:table-row table:style-name="ro1">
          <table:table-cell office:value-type="string" calcext:value-type="string">
            <text:p>Paracentral-Caud</text:p>
          </table:table-cell>
          <table:table-cell office:value-type="string" calcext:value-type="string">
            <text:p>M1-Thalfus</text:p>
          </table:table-cell>
          <table:table-cell office:value-type="float" office:value="0.01859" calcext:value-type="float">
            <text:p>0.01859</text:p>
          </table:table-cell>
          <table:table-cell office:value-type="float" office:value="0.03884" calcext:value-type="float">
            <text:p>0.03884</text:p>
          </table:table-cell>
          <table:table-cell office:value-type="float" office:value="0.19453" calcext:value-type="float">
            <text:p>0.19453</text:p>
          </table:table-cell>
          <table:table-cell/>
        </table:table-row>
        <table:table-row table:style-name="ro1">
          <table:table-cell office:value-type="string" calcext:value-type="string">
            <text:p>Paracentral-Caud</text:p>
          </table:table-cell>
          <table:table-cell office:value-type="string" calcext:value-type="string">
            <text:p>S1-Thalfus</text:p>
          </table:table-cell>
          <table:table-cell office:value-type="float" office:value="0.36235" calcext:value-type="float">
            <text:p>0.36235</text:p>
          </table:table-cell>
          <table:table-cell office:value-type="float" office:value="0.80036" calcext:value-type="float">
            <text:p>0.80036</text:p>
          </table:table-cell>
          <table:table-cell office:value-type="float" office:value="0.67831" calcext:value-type="float">
            <text:p>0.67831</text:p>
          </table:table-cell>
          <table:table-cell/>
        </table:table-row>
        <table:table-row table:style-name="ro1">
          <table:table-cell office:value-type="string" calcext:value-type="string">
            <text:p>Paracentral-Caud</text:p>
          </table:table-cell>
          <table:table-cell office:value-type="string" calcext:value-type="string">
            <text:p>Paracentral-Thalfus</text:p>
          </table:table-cell>
          <table:table-cell office:value-type="float" office:value="0.63672" calcext:value-type="float">
            <text:p>0.63672</text:p>
          </table:table-cell>
          <table:table-cell office:value-type="float" office:value="0.86926" calcext:value-type="float">
            <text:p>0.86926</text:p>
          </table:table-cell>
          <table:table-cell office:value-type="float" office:value="0.96287" calcext:value-type="float">
            <text:p>0.96287</text:p>
          </table:table-cell>
          <table:table-cell/>
        </table:table-row>
        <table:table-row table:style-name="ro1">
          <table:table-cell office:value-type="string" calcext:value-type="string">
            <text:p>Paracentral-Caud</text:p>
          </table:table-cell>
          <table:table-cell office:value-type="string" calcext:value-type="string">
            <text:p>M1L-M1R</text:p>
          </table:table-cell>
          <table:table-cell office:value-type="float" office:value="0.27343" calcext:value-type="float">
            <text:p>0.27343</text:p>
          </table:table-cell>
          <table:table-cell office:value-type="float" office:value="0.21333" calcext:value-type="float">
            <text:p>0.21333</text:p>
          </table:table-cell>
          <table:table-cell office:value-type="float" office:value="0.41084" calcext:value-type="float">
            <text:p>0.41084</text:p>
          </table:table-cell>
          <table:table-cell/>
        </table:table-row>
        <table:table-row table:style-name="ro1">
          <table:table-cell office:value-type="string" calcext:value-type="string">
            <text:p>Paracentral-Caud</text:p>
          </table:table-cell>
          <table:table-cell office:value-type="string" calcext:value-type="string">
            <text:p>S1L-S1R</text:p>
          </table:table-cell>
          <table:table-cell office:value-type="float" office:value="0.89225" calcext:value-type="float">
            <text:p>0.89225</text:p>
          </table:table-cell>
          <table:table-cell office:value-type="float" office:value="0.25185" calcext:value-type="float">
            <text:p>0.25185</text:p>
          </table:table-cell>
          <table:table-cell office:value-type="float" office:value="0.2717" calcext:value-type="float">
            <text:p>0.2717</text:p>
          </table:table-cell>
          <table:table-cell/>
        </table:table-row>
        <table:table-row table:style-name="ro1">
          <table:table-cell office:value-type="string" calcext:value-type="string">
            <text:p>Paracentral-Caud</text:p>
          </table:table-cell>
          <table:table-cell office:value-type="string" calcext:value-type="string">
            <text:p>S1-M1</text:p>
          </table:table-cell>
          <table:table-cell office:value-type="float" office:value="0.00463" calcext:value-type="float">
            <text:p>0.00463</text:p>
          </table:table-cell>
          <table:table-cell office:value-type="float" office:value="0.00523" calcext:value-type="float">
            <text:p>0.00523</text:p>
          </table:table-cell>
          <table:table-cell office:value-type="float" office:value="0.03348" calcext:value-type="float">
            <text:p>0.03348</text:p>
          </table:table-cell>
          <table:table-cell/>
        </table:table-row>
        <table:table-row table:style-name="ro1">
          <table:table-cell office:value-type="string" calcext:value-type="string">
            <text:p>M1-Lenti</text:p>
          </table:table-cell>
          <table:table-cell office:value-type="string" calcext:value-type="string">
            <text:p>S1-Lenti</text:p>
          </table:table-cell>
          <table:table-cell office:value-type="float" office:value="0.22398" calcext:value-type="float">
            <text:p>0.22398</text:p>
          </table:table-cell>
          <table:table-cell office:value-type="float" office:value="0.33351" calcext:value-type="float">
            <text:p>0.33351</text:p>
          </table:table-cell>
          <table:table-cell office:value-type="float" office:value="0.1804" calcext:value-type="float">
            <text:p>0.1804</text:p>
          </table:table-cell>
          <table:table-cell/>
        </table:table-row>
        <table:table-row table:style-name="ro1">
          <table:table-cell office:value-type="string" calcext:value-type="string">
            <text:p>M1-Lenti</text:p>
          </table:table-cell>
          <table:table-cell office:value-type="string" calcext:value-type="string">
            <text:p>Paracentral-Lenti</text:p>
          </table:table-cell>
          <table:table-cell office:value-type="float" office:value="0.88851" calcext:value-type="float">
            <text:p>0.88851</text:p>
          </table:table-cell>
          <table:table-cell office:value-type="float" office:value="0.94357" calcext:value-type="float">
            <text:p>0.94357</text:p>
          </table:table-cell>
          <table:table-cell office:value-type="float" office:value="0.51213" calcext:value-type="float">
            <text:p>0.51213</text:p>
          </table:table-cell>
          <table:table-cell/>
        </table:table-row>
        <table:table-row table:style-name="ro1">
          <table:table-cell office:value-type="string" calcext:value-type="string">
            <text:p>M1-Lenti</text:p>
          </table:table-cell>
          <table:table-cell office:value-type="string" calcext:value-type="string">
            <text:p>M1-Thalfus</text:p>
          </table:table-cell>
          <table:table-cell office:value-type="float" office:value="0.0597" calcext:value-type="float">
            <text:p>0.0597</text:p>
          </table:table-cell>
          <table:table-cell office:value-type="float" office:value="0.02379" calcext:value-type="float">
            <text:p>0.02379</text:p>
          </table:table-cell>
          <table:table-cell office:value-type="float" office:value="0.02561" calcext:value-type="float">
            <text:p>0.02561</text:p>
          </table:table-cell>
          <table:table-cell/>
        </table:table-row>
        <table:table-row table:style-name="ro1">
          <table:table-cell office:value-type="string" calcext:value-type="string">
            <text:p>M1-Lenti</text:p>
          </table:table-cell>
          <table:table-cell office:value-type="string" calcext:value-type="string">
            <text:p>S1-Thalfus</text:p>
          </table:table-cell>
          <table:table-cell office:value-type="float" office:value="0.94211" calcext:value-type="float">
            <text:p>0.94211</text:p>
          </table:table-cell>
          <table:table-cell office:value-type="float" office:value="0.9749" calcext:value-type="float">
            <text:p>0.9749</text:p>
          </table:table-cell>
          <table:table-cell office:value-type="float" office:value="0.51531" calcext:value-type="float">
            <text:p>0.51531</text:p>
          </table:table-cell>
          <table:table-cell/>
        </table:table-row>
        <table:table-row table:style-name="ro1">
          <table:table-cell office:value-type="string" calcext:value-type="string">
            <text:p>M1-Lenti</text:p>
          </table:table-cell>
          <table:table-cell office:value-type="string" calcext:value-type="string">
            <text:p>Paracentral-Thalfus</text:p>
          </table:table-cell>
          <table:table-cell office:value-type="float" office:value="0.88422" calcext:value-type="float">
            <text:p>0.88422</text:p>
          </table:table-cell>
          <table:table-cell office:value-type="float" office:value="0.94725" calcext:value-type="float">
            <text:p>0.94725</text:p>
          </table:table-cell>
          <table:table-cell office:value-type="float" office:value="0.8684" calcext:value-type="float">
            <text:p>0.8684</text:p>
          </table:table-cell>
          <table:table-cell/>
        </table:table-row>
        <table:table-row table:style-name="ro1">
          <table:table-cell office:value-type="string" calcext:value-type="string">
            <text:p>M1-Lenti</text:p>
          </table:table-cell>
          <table:table-cell office:value-type="string" calcext:value-type="string">
            <text:p>M1L-M1R</text:p>
          </table:table-cell>
          <table:table-cell office:value-type="float" office:value="0.01459" calcext:value-type="float">
            <text:p>0.01459</text:p>
          </table:table-cell>
          <table:table-cell office:value-type="float" office:value="0.02607" calcext:value-type="float">
            <text:p>0.02607</text:p>
          </table:table-cell>
          <table:table-cell office:value-type="float" office:value="0.43711" calcext:value-type="float">
            <text:p>0.43711</text:p>
          </table:table-cell>
          <table:table-cell/>
        </table:table-row>
        <table:table-row table:style-name="ro1">
          <table:table-cell office:value-type="string" calcext:value-type="string">
            <text:p>M1-Lenti</text:p>
          </table:table-cell>
          <table:table-cell office:value-type="string" calcext:value-type="string">
            <text:p>S1L-S1R</text:p>
          </table:table-cell>
          <table:table-cell office:value-type="float" office:value="0.28155" calcext:value-type="float">
            <text:p>0.28155</text:p>
          </table:table-cell>
          <table:table-cell office:value-type="float" office:value="0.10802" calcext:value-type="float">
            <text:p>0.10802</text:p>
          </table:table-cell>
          <table:table-cell office:value-type="float" office:value="0.2717" calcext:value-type="float">
            <text:p>0.2717</text:p>
          </table:table-cell>
          <table:table-cell/>
        </table:table-row>
        <table:table-row table:style-name="ro1">
          <table:table-cell office:value-type="string" calcext:value-type="string">
            <text:p>M1-Lenti</text:p>
          </table:table-cell>
          <table:table-cell office:value-type="string" calcext:value-type="string">
            <text:p>S1-M1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0.01662" calcext:value-type="float">
            <text:p>0.01662</text:p>
          </table:table-cell>
          <table:table-cell/>
        </table:table-row>
        <table:table-row table:style-name="ro1">
          <table:table-cell office:value-type="string" calcext:value-type="string">
            <text:p>S1-Lenti</text:p>
          </table:table-cell>
          <table:table-cell office:value-type="string" calcext:value-type="string">
            <text:p>Paracentral-Lenti</text:p>
          </table:table-cell>
          <table:table-cell office:value-type="float" office:value="0.36235" calcext:value-type="float">
            <text:p>0.36235</text:p>
          </table:table-cell>
          <table:table-cell office:value-type="float" office:value="0.48884" calcext:value-type="float">
            <text:p>0.48884</text:p>
          </table:table-cell>
          <table:table-cell office:value-type="float" office:value="0.03156" calcext:value-type="float">
            <text:p>0.03156</text:p>
          </table:table-cell>
          <table:table-cell/>
        </table:table-row>
        <table:table-row table:style-name="ro1">
          <table:table-cell office:value-type="string" calcext:value-type="string">
            <text:p>S1-Lenti</text:p>
          </table:table-cell>
          <table:table-cell office:value-type="string" calcext:value-type="string">
            <text:p>M1-Thalfus</text:p>
          </table:table-cell>
          <table:table-cell office:value-type="float" office:value="0.00553" calcext:value-type="float">
            <text:p>0.00553</text:p>
          </table:table-cell>
          <table:table-cell office:value-type="float" office:value="0.01077" calcext:value-type="float">
            <text:p>0.01077</text:p>
          </table:table-cell>
          <table:table-cell office:value-type="float" office:value="0.00047" calcext:value-type="float">
            <text:p>0.00047</text:p>
          </table:table-cell>
          <table:table-cell/>
        </table:table-row>
        <table:table-row table:style-name="ro1">
          <table:table-cell office:value-type="string" calcext:value-type="string">
            <text:p>S1-Lenti</text:p>
          </table:table-cell>
          <table:table-cell office:value-type="string" calcext:value-type="string">
            <text:p>S1-Thalfus</text:p>
          </table:table-cell>
          <table:table-cell office:value-type="float" office:value="0.14795" calcext:value-type="float">
            <text:p>0.14795</text:p>
          </table:table-cell>
          <table:table-cell office:value-type="float" office:value="0.32872" calcext:value-type="float">
            <text:p>0.32872</text:p>
          </table:table-cell>
          <table:table-cell office:value-type="float" office:value="0.02382" calcext:value-type="float">
            <text:p>0.02382</text:p>
          </table:table-cell>
          <table:table-cell/>
        </table:table-row>
        <table:table-row table:style-name="ro1">
          <table:table-cell office:value-type="string" calcext:value-type="string">
            <text:p>S1-Lenti</text:p>
          </table:table-cell>
          <table:table-cell office:value-type="string" calcext:value-type="string">
            <text:p>Paracentral-Thalfus</text:p>
          </table:table-cell>
          <table:table-cell office:value-type="float" office:value="0.54406" calcext:value-type="float">
            <text:p>0.54406</text:p>
          </table:table-cell>
          <table:table-cell office:value-type="float" office:value="0.60366" calcext:value-type="float">
            <text:p>0.60366</text:p>
          </table:table-cell>
          <table:table-cell office:value-type="float" office:value="0.24587" calcext:value-type="float">
            <text:p>0.24587</text:p>
          </table:table-cell>
          <table:table-cell/>
        </table:table-row>
        <table:table-row table:style-name="ro1">
          <table:table-cell office:value-type="string" calcext:value-type="string">
            <text:p>S1-Lenti</text:p>
          </table:table-cell>
          <table:table-cell office:value-type="string" calcext:value-type="string">
            <text:p>M1L-M1R</text:p>
          </table:table-cell>
          <table:table-cell office:value-type="float" office:value="0.34697" calcext:value-type="float">
            <text:p>0.34697</text:p>
          </table:table-cell>
          <table:table-cell office:value-type="float" office:value="0.40771" calcext:value-type="float">
            <text:p>0.40771</text:p>
          </table:table-cell>
          <table:table-cell office:value-type="float" office:value="0.92544" calcext:value-type="float">
            <text:p>0.92544</text:p>
          </table:table-cell>
          <table:table-cell/>
        </table:table-row>
        <table:table-row table:style-name="ro1">
          <table:table-cell office:value-type="string" calcext:value-type="string">
            <text:p>S1-Lenti</text:p>
          </table:table-cell>
          <table:table-cell office:value-type="string" calcext:value-type="string">
            <text:p>S1L-S1R</text:p>
          </table:table-cell>
          <table:table-cell office:value-type="float" office:value="0.98464" calcext:value-type="float">
            <text:p>0.98464</text:p>
          </table:table-cell>
          <table:table-cell office:value-type="float" office:value="0.48884" calcext:value-type="float">
            <text:p>0.48884</text:p>
          </table:table-cell>
          <table:table-cell office:value-type="float" office:value="0.02031" calcext:value-type="float">
            <text:p>0.02031</text:p>
          </table:table-cell>
          <table:table-cell/>
        </table:table-row>
        <table:table-row table:style-name="ro1">
          <table:table-cell office:value-type="string" calcext:value-type="string">
            <text:p>S1-Lenti</text:p>
          </table:table-cell>
          <table:table-cell office:value-type="string" calcext:value-type="string">
            <text:p>S1-M1</text:p>
          </table:table-cell>
          <table:table-cell office:value-type="float" office:value="0.00763" calcext:value-type="float">
            <text:p>0.00763</text:p>
          </table:table-cell>
          <table:table-cell office:value-type="float" office:value="0.02082" calcext:value-type="float">
            <text:p>0.02082</text:p>
          </table:table-cell>
          <table:table-cell office:value-type="float" office:value="0.42025" calcext:value-type="float">
            <text:p>0.42025</text:p>
          </table:table-cell>
          <table:table-cell/>
        </table:table-row>
        <table:table-row table:style-name="ro1">
          <table:table-cell office:value-type="string" calcext:value-type="string">
            <text:p>Paracentral-Lenti</text:p>
          </table:table-cell>
          <table:table-cell office:value-type="string" calcext:value-type="string">
            <text:p>M1-Thalfus</text:p>
          </table:table-cell>
          <table:table-cell office:value-type="float" office:value="0.11035" calcext:value-type="float">
            <text:p>0.11035</text:p>
          </table:table-cell>
          <table:table-cell office:value-type="float" office:value="0.07854" calcext:value-type="float">
            <text:p>0.07854</text:p>
          </table:table-cell>
          <table:table-cell office:value-type="float" office:value="0.23349" calcext:value-type="float">
            <text:p>0.23349</text:p>
          </table:table-cell>
          <table:table-cell/>
        </table:table-row>
        <table:table-row table:style-name="ro1">
          <table:table-cell office:value-type="string" calcext:value-type="string">
            <text:p>Paracentral-Lenti</text:p>
          </table:table-cell>
          <table:table-cell office:value-type="string" calcext:value-type="string">
            <text:p>S1-Thalfus</text:p>
          </table:table-cell>
          <table:table-cell office:value-type="float" office:value="0.88851" calcext:value-type="float">
            <text:p>0.88851</text:p>
          </table:table-cell>
          <table:table-cell office:value-type="float" office:value="0.9749" calcext:value-type="float">
            <text:p>0.9749</text:p>
          </table:table-cell>
          <table:table-cell office:value-type="float" office:value="0.91079" calcext:value-type="float">
            <text:p>0.91079</text:p>
          </table:table-cell>
          <table:table-cell/>
        </table:table-row>
        <table:table-row table:style-name="ro1">
          <table:table-cell office:value-type="string" calcext:value-type="string">
            <text:p>Paracentral-Lenti</text:p>
          </table:table-cell>
          <table:table-cell office:value-type="string" calcext:value-type="string">
            <text:p>Paracentral-Thalfus</text:p>
          </table:table-cell>
          <table:table-cell office:value-type="float" office:value="0.89304" calcext:value-type="float">
            <text:p>0.89304</text:p>
          </table:table-cell>
          <table:table-cell office:value-type="float" office:value="0.9749" calcext:value-type="float">
            <text:p>0.9749</text:p>
          </table:table-cell>
          <table:table-cell office:value-type="float" office:value="0.70118" calcext:value-type="float">
            <text:p>0.70118</text:p>
          </table:table-cell>
          <table:table-cell/>
        </table:table-row>
        <table:table-row table:style-name="ro1">
          <table:table-cell office:value-type="string" calcext:value-type="string">
            <text:p>Paracentral-Lenti</text:p>
          </table:table-cell>
          <table:table-cell office:value-type="string" calcext:value-type="string">
            <text:p>M1L-M1R</text:p>
          </table:table-cell>
          <table:table-cell office:value-type="float" office:value="0.12155" calcext:value-type="float">
            <text:p>0.12155</text:p>
          </table:table-cell>
          <table:table-cell office:value-type="float" office:value="0.18545" calcext:value-type="float">
            <text:p>0.18545</text:p>
          </table:table-cell>
          <table:table-cell office:value-type="float" office:value="0.41084" calcext:value-type="float">
            <text:p>0.41084</text:p>
          </table:table-cell>
          <table:table-cell/>
        </table:table-row>
        <table:table-row table:style-name="ro1">
          <table:table-cell office:value-type="string" calcext:value-type="string">
            <text:p>Paracentral-Lenti</text:p>
          </table:table-cell>
          <table:table-cell office:value-type="string" calcext:value-type="string">
            <text:p>S1L-S1R</text:p>
          </table:table-cell>
          <table:table-cell office:value-type="float" office:value="0.29954" calcext:value-type="float">
            <text:p>0.29954</text:p>
          </table:table-cell>
          <table:table-cell office:value-type="float" office:value="0.10802" calcext:value-type="float">
            <text:p>0.10802</text:p>
          </table:table-cell>
          <table:table-cell office:value-type="float" office:value="0.70118" calcext:value-type="float">
            <text:p>0.70118</text:p>
          </table:table-cell>
          <table:table-cell/>
        </table:table-row>
        <table:table-row table:style-name="ro1">
          <table:table-cell office:value-type="string" calcext:value-type="string">
            <text:p>Paracentral-Lenti</text:p>
          </table:table-cell>
          <table:table-cell office:value-type="string" calcext:value-type="string">
            <text:p>S1-M1</text:p>
          </table:table-cell>
          <table:table-cell office:value-type="float" office:value="0.00268" calcext:value-type="float">
            <text:p>0.00268</text:p>
          </table:table-cell>
          <table:table-cell office:value-type="float" office:value="0.00583" calcext:value-type="float">
            <text:p>0.00583</text:p>
          </table:table-cell>
          <table:table-cell office:value-type="float" office:value="0.01469" calcext:value-type="float">
            <text:p>0.01469</text:p>
          </table:table-cell>
          <table:table-cell/>
        </table:table-row>
        <table:table-row table:style-name="ro1">
          <table:table-cell office:value-type="string" calcext:value-type="string">
            <text:p>M1-Thalfus</text:p>
          </table:table-cell>
          <table:table-cell office:value-type="string" calcext:value-type="string">
            <text:p>S1-Thalfus</text:p>
          </table:table-cell>
          <table:table-cell office:value-type="float" office:value="0.17135" calcext:value-type="float">
            <text:p>0.17135</text:p>
          </table:table-cell>
          <table:table-cell office:value-type="float" office:value="0.10559" calcext:value-type="float">
            <text:p>0.10559</text:p>
          </table:table-cell>
          <table:table-cell office:value-type="float" office:value="0.18823" calcext:value-type="float">
            <text:p>0.18823</text:p>
          </table:table-cell>
          <table:table-cell/>
        </table:table-row>
        <table:table-row table:style-name="ro1">
          <table:table-cell office:value-type="string" calcext:value-type="string">
            <text:p>M1-Thalfus</text:p>
          </table:table-cell>
          <table:table-cell office:value-type="string" calcext:value-type="string">
            <text:p>Paracentral-Thalfus</text:p>
          </table:table-cell>
          <table:table-cell office:value-type="float" office:value="0.14084" calcext:value-type="float">
            <text:p>0.14084</text:p>
          </table:table-cell>
          <table:table-cell office:value-type="float" office:value="0.14972" calcext:value-type="float">
            <text:p>0.14972</text:p>
          </table:table-cell>
          <table:table-cell office:value-type="float" office:value="0.20973" calcext:value-type="float">
            <text:p>0.20973</text:p>
          </table:table-cell>
          <table:table-cell/>
        </table:table-row>
        <table:table-row table:style-name="ro1">
          <table:table-cell office:value-type="string" calcext:value-type="string">
            <text:p>M1-Thalfus</text:p>
          </table:table-cell>
          <table:table-cell office:value-type="string" calcext:value-type="string">
            <text:p>M1L-M1R</text:p>
          </table:table-cell>
          <table:table-cell office:value-type="float" office:value="0.00393" calcext:value-type="float">
            <text:p>0.00393</text:p>
          </table:table-cell>
          <table:table-cell office:value-type="float" office:value="0.006" calcext:value-type="float">
            <text:p>0.006</text:p>
          </table:table-cell>
          <table:table-cell office:value-type="float" office:value="0.07569" calcext:value-type="float">
            <text:p>0.07569</text:p>
          </table:table-cell>
          <table:table-cell/>
        </table:table-row>
        <table:table-row table:style-name="ro1">
          <table:table-cell office:value-type="string" calcext:value-type="string">
            <text:p>M1-Thalfus</text:p>
          </table:table-cell>
          <table:table-cell office:value-type="string" calcext:value-type="string">
            <text:p>S1L-S1R</text:p>
          </table:table-cell>
          <table:table-cell office:value-type="float" office:value="0.00847" calcext:value-type="float">
            <text:p>0.00847</text:p>
          </table:table-cell>
          <table:table-cell office:value-type="float" office:value="0.00379" calcext:value-type="float">
            <text:p>0.00379</text:p>
          </table:table-cell>
          <table:table-cell office:value-type="float" office:value="0.41084" calcext:value-type="float">
            <text:p>0.41084</text:p>
          </table:table-cell>
          <table:table-cell/>
        </table:table-row>
        <table:table-row table:style-name="ro1">
          <table:table-cell office:value-type="string" calcext:value-type="string">
            <text:p>M1-Thalfus</text:p>
          </table:table-cell>
          <table:table-cell office:value-type="string" calcext:value-type="string">
            <text:p>S1-M1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7" calcext:value-type="float">
            <text:p>7E-05</text:p>
          </table:table-cell>
          <table:table-cell/>
        </table:table-row>
        <table:table-row table:style-name="ro1">
          <table:table-cell office:value-type="string" calcext:value-type="string">
            <text:p>S1-Thalfus</text:p>
          </table:table-cell>
          <table:table-cell office:value-type="string" calcext:value-type="string">
            <text:p>Paracentral-Thalfus</text:p>
          </table:table-cell>
          <table:table-cell office:value-type="float" office:value="0.81316" calcext:value-type="float">
            <text:p>0.81316</text:p>
          </table:table-cell>
          <table:table-cell office:value-type="float" office:value="0.9749" calcext:value-type="float">
            <text:p>0.9749</text:p>
          </table:table-cell>
          <table:table-cell office:value-type="float" office:value="0.70118" calcext:value-type="float">
            <text:p>0.70118</text:p>
          </table:table-cell>
          <table:table-cell/>
        </table:table-row>
        <table:table-row table:style-name="ro1">
          <table:table-cell office:value-type="string" calcext:value-type="string">
            <text:p>S1-Thalfus</text:p>
          </table:table-cell>
          <table:table-cell office:value-type="string" calcext:value-type="string">
            <text:p>M1L-M1R</text:p>
          </table:table-cell>
          <table:table-cell office:value-type="float" office:value="0.11214" calcext:value-type="float">
            <text:p>0.11214</text:p>
          </table:table-cell>
          <table:table-cell office:value-type="float" office:value="0.16951" calcext:value-type="float">
            <text:p>0.16951</text:p>
          </table:table-cell>
          <table:table-cell office:value-type="float" office:value="0.2739" calcext:value-type="float">
            <text:p>0.2739</text:p>
          </table:table-cell>
          <table:table-cell/>
        </table:table-row>
        <table:table-row table:style-name="ro1">
          <table:table-cell office:value-type="string" calcext:value-type="string">
            <text:p>S1-Thalfus</text:p>
          </table:table-cell>
          <table:table-cell office:value-type="string" calcext:value-type="string">
            <text:p>S1L-S1R</text:p>
          </table:table-cell>
          <table:table-cell office:value-type="float" office:value="0.14084" calcext:value-type="float">
            <text:p>0.14084</text:p>
          </table:table-cell>
          <table:table-cell office:value-type="float" office:value="0.07428" calcext:value-type="float">
            <text:p>0.07428</text:p>
          </table:table-cell>
          <table:table-cell office:value-type="float" office:value="0.88121" calcext:value-type="float">
            <text:p>0.88121</text:p>
          </table:table-cell>
          <table:table-cell/>
        </table:table-row>
        <table:table-row table:style-name="ro1">
          <table:table-cell office:value-type="string" calcext:value-type="string">
            <text:p>S1-Thalfus</text:p>
          </table:table-cell>
          <table:table-cell office:value-type="string" calcext:value-type="string">
            <text:p>S1-M1</text:p>
          </table:table-cell>
          <table:table-cell office:value-type="float" office:value="0.00553" calcext:value-type="float">
            <text:p>0.00553</text:p>
          </table:table-cell>
          <table:table-cell office:value-type="float" office:value="0.02082" calcext:value-type="float">
            <text:p>0.02082</text:p>
          </table:table-cell>
          <table:table-cell office:value-type="float" office:value="0.02031" calcext:value-type="float">
            <text:p>0.02031</text:p>
          </table:table-cell>
          <table:table-cell/>
        </table:table-row>
        <table:table-row table:style-name="ro1">
          <table:table-cell office:value-type="string" calcext:value-type="string">
            <text:p>Paracentral-Thalfus</text:p>
          </table:table-cell>
          <table:table-cell office:value-type="string" calcext:value-type="string">
            <text:p>M1L-M1R</text:p>
          </table:table-cell>
          <table:table-cell office:value-type="float" office:value="0.19847" calcext:value-type="float">
            <text:p>0.19847</text:p>
          </table:table-cell>
          <table:table-cell office:value-type="float" office:value="0.22034" calcext:value-type="float">
            <text:p>0.22034</text:p>
          </table:table-cell>
          <table:table-cell office:value-type="float" office:value="0.52307" calcext:value-type="float">
            <text:p>0.52307</text:p>
          </table:table-cell>
          <table:table-cell/>
        </table:table-row>
        <table:table-row table:style-name="ro1">
          <table:table-cell office:value-type="string" calcext:value-type="string">
            <text:p>Paracentral-Thalfus</text:p>
          </table:table-cell>
          <table:table-cell office:value-type="string" calcext:value-type="string">
            <text:p>S1L-S1R</text:p>
          </table:table-cell>
          <table:table-cell office:value-type="float" office:value="0.40199" calcext:value-type="float">
            <text:p>0.40199</text:p>
          </table:table-cell>
          <table:table-cell office:value-type="float" office:value="0.18545" calcext:value-type="float">
            <text:p>0.18545</text:p>
          </table:table-cell>
          <table:table-cell office:value-type="float" office:value="0.53402" calcext:value-type="float">
            <text:p>0.53402</text:p>
          </table:table-cell>
          <table:table-cell/>
        </table:table-row>
        <table:table-row table:style-name="ro1">
          <table:table-cell office:value-type="string" calcext:value-type="string">
            <text:p>Paracentral-Thalfus</text:p>
          </table:table-cell>
          <table:table-cell office:value-type="string" calcext:value-type="string">
            <text:p>S1-M1</text:p>
          </table:table-cell>
          <table:table-cell office:value-type="float" office:value="0.00553" calcext:value-type="float">
            <text:p>0.00553</text:p>
          </table:table-cell>
          <table:table-cell office:value-type="float" office:value="0.01534" calcext:value-type="float">
            <text:p>0.01534</text:p>
          </table:table-cell>
          <table:table-cell office:value-type="float" office:value="0.09417" calcext:value-type="float">
            <text:p>0.09417</text:p>
          </table:table-cell>
          <table:table-cell/>
        </table:table-row>
        <table:table-row table:style-name="ro1">
          <table:table-cell office:value-type="string" calcext:value-type="string">
            <text:p>M1L-M1R</text:p>
          </table:table-cell>
          <table:table-cell office:value-type="string" calcext:value-type="string">
            <text:p>S1L-S1R</text:p>
          </table:table-cell>
          <table:table-cell office:value-type="float" office:value="0.34955" calcext:value-type="float">
            <text:p>0.34955</text:p>
          </table:table-cell>
          <table:table-cell office:value-type="float" office:value="0.77521" calcext:value-type="float">
            <text:p>0.77521</text:p>
          </table:table-cell>
          <table:table-cell office:value-type="float" office:value="0.16997" calcext:value-type="float">
            <text:p>0.16997</text:p>
          </table:table-cell>
          <table:table-cell/>
        </table:table-row>
        <table:table-row table:style-name="ro1">
          <table:table-cell office:value-type="string" calcext:value-type="string">
            <text:p>M1L-M1R</text:p>
          </table:table-cell>
          <table:table-cell office:value-type="string" calcext:value-type="string">
            <text:p>S1-M1</text:p>
          </table:table-cell>
          <table:table-cell office:value-type="float" office:value="0.1955" calcext:value-type="float">
            <text:p>0.1955</text:p>
          </table:table-cell>
          <table:table-cell office:value-type="float" office:value="0.24159" calcext:value-type="float">
            <text:p>0.24159</text:p>
          </table:table-cell>
          <table:table-cell office:value-type="float" office:value="0.42025" calcext:value-type="float">
            <text:p>0.42025</text:p>
          </table:table-cell>
          <table:table-cell/>
        </table:table-row>
        <table:table-row table:style-name="ro1">
          <table:table-cell office:value-type="string" calcext:value-type="string">
            <text:p>S1L-S1R</text:p>
          </table:table-cell>
          <table:table-cell office:value-type="string" calcext:value-type="string">
            <text:p>S1-M1</text:p>
          </table:table-cell>
          <table:table-cell office:value-type="float" office:value="0.01459" calcext:value-type="float">
            <text:p>0.01459</text:p>
          </table:table-cell>
          <table:table-cell office:value-type="float" office:value="0.1065" calcext:value-type="float">
            <text:p>0.1065</text:p>
          </table:table-cell>
          <table:table-cell office:value-type="float" office:value="0.00159" calcext:value-type="float">
            <text:p>0.00159</text:p>
          </table:table-cell>
          <table:table-cell/>
        </table:table-row>
      </table:table>
      <table:table table:name="Md Moderate ordering" table:style-name="ta1">
        <table:table-column table:style-name="co1" table:number-columns-repeated="5" table:default-cell-style-name="Default"/>
        <table:table-column table:style-name="co1" table:number-columns-repeated="6" table:default-cell-style-name="ce9"/>
        <table:table-row table:style-name="ro1">
          <table:table-cell office:value-type="string" calcext:value-type="string">
            <text:p>region1</text:p>
          </table:table-cell>
          <table:table-cell office:value-type="string" calcext:value-type="string">
            <text:p>region2</text:p>
          </table:table-cell>
          <table:table-cell office:value-type="string" calcext:value-type="string">
            <text:p>corrected_p_set1</text:p>
          </table:table-cell>
          <table:table-cell office:value-type="string" calcext:value-type="string">
            <text:p>corrected_p_set2</text:p>
          </table:table-cell>
          <table:table-cell office:value-type="string" calcext:value-type="string">
            <text:p>corrected_p_set3</text:p>
          </table:table-cell>
          <table:table-cell table:style-name="Default" office:value-type="string" calcext:value-type="string">
            <text:p>region1_set1_mean</text:p>
          </table:table-cell>
          <table:table-cell table:style-name="Default" office:value-type="string" calcext:value-type="string">
            <text:p>region2_set1_mean</text:p>
          </table:table-cell>
          <table:table-cell table:style-name="Default" office:value-type="string" calcext:value-type="string">
            <text:p>region1_set2_mean</text:p>
          </table:table-cell>
          <table:table-cell table:style-name="Default" office:value-type="string" calcext:value-type="string">
            <text:p>region2_set2_mean</text:p>
          </table:table-cell>
          <table:table-cell table:style-name="Default" office:value-type="string" calcext:value-type="string">
            <text:p>region1_set3_mean</text:p>
          </table:table-cell>
          <table:table-cell table:style-name="Default" office:value-type="string" calcext:value-type="string">
            <text:p>region2_set3_mean</text:p>
          </table:table-cell>
        </table:table-row>
        <table:table-row table:style-name="ro1">
          <table:table-cell office:value-type="string" calcext:value-type="string">
            <text:p>M1-Brainstem</text:p>
          </table:table-cell>
          <table:table-cell office:value-type="string" calcext:value-type="string">
            <text:p>S1-Brainstem</text:p>
          </table:table-cell>
          <table:table-cell office:value-type="float" office:value="0.03802" calcext:value-type="float">
            <text:p>0.03802</text:p>
          </table:table-cell>
          <table:table-cell office:value-type="float" office:value="0.16253" calcext:value-type="float">
            <text:p>0.16253</text:p>
          </table:table-cell>
          <table:table-cell office:value-type="float" office:value="0.02561" calcext:value-type="float">
            <text:p>0.02561</text:p>
          </table:table-cell>
          <table:table-cell office:value-type="float" office:value="1.26804242532353" calcext:value-type="float">
            <text:p>1.268</text:p>
          </table:table-cell>
          <table:table-cell office:value-type="float" office:value="1.65696654084198" calcext:value-type="float">
            <text:p>1.657</text:p>
          </table:table-cell>
          <table:table-cell office:value-type="float" office:value="1.49149370244698" calcext:value-type="float">
            <text:p>1.491</text:p>
          </table:table-cell>
          <table:table-cell office:value-type="float" office:value="1.780472219052" calcext:value-type="float">
            <text:p>1.780</text:p>
          </table:table-cell>
          <table:table-cell office:value-type="float" office:value="1.70475703697063" calcext:value-type="float">
            <text:p>1.705</text:p>
          </table:table-cell>
          <table:table-cell office:value-type="float" office:value="2.16130187555256" calcext:value-type="float">
            <text:p>2.161</text:p>
          </table:table-cell>
        </table:table-row>
        <table:table-row table:style-name="ro1">
          <table:table-cell office:value-type="string" calcext:value-type="string">
            <text:p>M1-Brainstem</text:p>
          </table:table-cell>
          <table:table-cell office:value-type="string" calcext:value-type="string">
            <text:p>Paracentral-Brainstem</text:p>
          </table:table-cell>
          <table:table-cell office:value-type="float" office:value="0.29026" calcext:value-type="float">
            <text:p>0.29026</text:p>
          </table:table-cell>
          <table:table-cell office:value-type="float" office:value="0.48884" calcext:value-type="float">
            <text:p>0.48884</text:p>
          </table:table-cell>
          <table:table-cell office:value-type="float" office:value="0.26927" calcext:value-type="float">
            <text:p>0.26927</text:p>
          </table:table-cell>
          <table:table-cell office:value-type="float" office:value="1.26804242532353" calcext:value-type="float">
            <text:p>1.268</text:p>
          </table:table-cell>
          <table:table-cell office:value-type="float" office:value="1.43565510828709" calcext:value-type="float">
            <text:p>1.436</text:p>
          </table:table-cell>
          <table:table-cell office:value-type="float" office:value="1.49149370244698" calcext:value-type="float">
            <text:p>1.491</text:p>
          </table:table-cell>
          <table:table-cell office:value-type="float" office:value="1.61240567931981" calcext:value-type="float">
            <text:p>1.612</text:p>
          </table:table-cell>
          <table:table-cell office:value-type="float" office:value="1.70475703697063" calcext:value-type="float">
            <text:p>1.705</text:p>
          </table:table-cell>
          <table:table-cell office:value-type="float" office:value="1.43900985699785" calcext:value-type="float">
            <text:p>1.439</text:p>
          </table:table-cell>
        </table:table-row>
        <table:table-row table:style-name="ro1">
          <table:table-cell office:value-type="string" calcext:value-type="string">
            <text:p>M1-Brainstem</text:p>
          </table:table-cell>
          <table:table-cell office:value-type="string" calcext:value-type="string">
            <text:p>M1-Caud</text:p>
          </table:table-cell>
          <table:table-cell office:value-type="float" office:value="0.11214" calcext:value-type="float">
            <text:p>0.11214</text:p>
          </table:table-cell>
          <table:table-cell office:value-type="float" office:value="0.20463" calcext:value-type="float">
            <text:p>0.20463</text:p>
          </table:table-cell>
          <table:table-cell office:value-type="float" office:value="0.51877" calcext:value-type="float">
            <text:p>0.51877</text:p>
          </table:table-cell>
          <table:table-cell office:value-type="float" office:value="1.26804242532353" calcext:value-type="float">
            <text:p>1.268</text:p>
          </table:table-cell>
          <table:table-cell office:value-type="float" office:value="1.7018059657617" calcext:value-type="float">
            <text:p>1.702</text:p>
          </table:table-cell>
          <table:table-cell office:value-type="float" office:value="1.49149370244698" calcext:value-type="float">
            <text:p>1.491</text:p>
          </table:table-cell>
          <table:table-cell office:value-type="float" office:value="1.83796090659476" calcext:value-type="float">
            <text:p>1.838</text:p>
          </table:table-cell>
          <table:table-cell office:value-type="float" office:value="1.70475703697063" calcext:value-type="float">
            <text:p>1.705</text:p>
          </table:table-cell>
          <table:table-cell office:value-type="float" office:value="1.93528131733386" calcext:value-type="float">
            <text:p>1.935</text:p>
          </table:table-cell>
        </table:table-row>
        <table:table-row table:style-name="ro1">
          <table:table-cell office:value-type="string" calcext:value-type="string">
            <text:p>M1-Brainstem</text:p>
          </table:table-cell>
          <table:table-cell office:value-type="string" calcext:value-type="string">
            <text:p>S1-Caud</text:p>
          </table:table-cell>
          <table:table-cell office:value-type="float" office:value="0.12155" calcext:value-type="float">
            <text:p>0.12155</text:p>
          </table:table-cell>
          <table:table-cell office:value-type="float" office:value="0.21333" calcext:value-type="float">
            <text:p>0.21333</text:p>
          </table:table-cell>
          <table:table-cell office:value-type="float" office:value="0.42025" calcext:value-type="float">
            <text:p>0.42025</text:p>
          </table:table-cell>
          <table:table-cell office:value-type="float" office:value="1.26804242532353" calcext:value-type="float">
            <text:p>1.268</text:p>
          </table:table-cell>
          <table:table-cell office:value-type="float" office:value="1.78334859032108" calcext:value-type="float">
            <text:p>1.783</text:p>
          </table:table-cell>
          <table:table-cell office:value-type="float" office:value="1.49149370244698" calcext:value-type="float">
            <text:p>1.491</text:p>
          </table:table-cell>
          <table:table-cell office:value-type="float" office:value="1.89188575284438" calcext:value-type="float">
            <text:p>1.892</text:p>
          </table:table-cell>
          <table:table-cell office:value-type="float" office:value="1.70475703697063" calcext:value-type="float">
            <text:p>1.705</text:p>
          </table:table-cell>
          <table:table-cell office:value-type="float" office:value="1.47049202093457" calcext:value-type="float">
            <text:p>1.470</text:p>
          </table:table-cell>
        </table:table-row>
        <table:table-row table:style-name="ro1">
          <table:table-cell office:value-type="string" calcext:value-type="string">
            <text:p>M1-Brainstem</text:p>
          </table:table-cell>
          <table:table-cell office:value-type="string" calcext:value-type="string">
            <text:p>Paracentral-Caud</text:p>
          </table:table-cell>
          <table:table-cell office:value-type="float" office:value="0.03311" calcext:value-type="float">
            <text:p>0.03311</text:p>
          </table:table-cell>
          <table:table-cell office:value-type="float" office:value="0.1867" calcext:value-type="float">
            <text:p>0.1867</text:p>
          </table:table-cell>
          <table:table-cell office:value-type="float" office:value="0.93296" calcext:value-type="float">
            <text:p>0.93296</text:p>
          </table:table-cell>
          <table:table-cell office:value-type="float" office:value="1.26804242532353" calcext:value-type="float">
            <text:p>1.268</text:p>
          </table:table-cell>
          <table:table-cell office:value-type="float" office:value="1.93798099342065" calcext:value-type="float">
            <text:p>1.938</text:p>
          </table:table-cell>
          <table:table-cell office:value-type="float" office:value="1.49149370244698" calcext:value-type="float">
            <text:p>1.491</text:p>
          </table:table-cell>
          <table:table-cell office:value-type="float" office:value="1.90220467274003" calcext:value-type="float">
            <text:p>1.902</text:p>
          </table:table-cell>
          <table:table-cell office:value-type="float" office:value="1.70475703697063" calcext:value-type="float">
            <text:p>1.705</text:p>
          </table:table-cell>
          <table:table-cell office:value-type="float" office:value="1.67304818310342" calcext:value-type="float">
            <text:p>1.673</text:p>
          </table:table-cell>
        </table:table-row>
        <table:table-row table:style-name="ro1">
          <table:table-cell office:value-type="string" calcext:value-type="string">
            <text:p>M1-Brainstem</text:p>
          </table:table-cell>
          <table:table-cell office:value-type="string" calcext:value-type="string">
            <text:p>M1-Lenti</text:p>
          </table:table-cell>
          <table:table-cell office:value-type="float" office:value="0.06464" calcext:value-type="float">
            <text:p>0.06464</text:p>
          </table:table-cell>
          <table:table-cell office:value-type="float" office:value="0.2029" calcext:value-type="float">
            <text:p>0.2029</text:p>
          </table:table-cell>
          <table:table-cell office:value-type="float" office:value="0.97158" calcext:value-type="float">
            <text:p>0.97158</text:p>
          </table:table-cell>
          <table:table-cell office:value-type="float" office:value="1.26804242532353" calcext:value-type="float">
            <text:p>1.268</text:p>
          </table:table-cell>
          <table:table-cell office:value-type="float" office:value="1.72564357467785" calcext:value-type="float">
            <text:p>1.726</text:p>
          </table:table-cell>
          <table:table-cell office:value-type="float" office:value="1.49149370244698" calcext:value-type="float">
            <text:p>1.491</text:p>
          </table:table-cell>
          <table:table-cell office:value-type="float" office:value="1.79237030733966" calcext:value-type="float">
            <text:p>1.792</text:p>
          </table:table-cell>
          <table:table-cell office:value-type="float" office:value="1.70475703697063" calcext:value-type="float">
            <text:p>1.705</text:p>
          </table:table-cell>
          <table:table-cell office:value-type="float" office:value="1.71423174147554" calcext:value-type="float">
            <text:p>1.714</text:p>
          </table:table-cell>
        </table:table-row>
        <table:table-row table:style-name="ro1">
          <table:table-cell office:value-type="string" calcext:value-type="string">
            <text:p>M1-Brainstem</text:p>
          </table:table-cell>
          <table:table-cell office:value-type="string" calcext:value-type="string">
            <text:p>S1-Lenti</text:p>
          </table:table-cell>
          <table:table-cell office:value-type="float" office:value="0.00463" calcext:value-type="float">
            <text:p>0.00463</text:p>
          </table:table-cell>
          <table:table-cell office:value-type="float" office:value="0.03885" calcext:value-type="float">
            <text:p>0.03885</text:p>
          </table:table-cell>
          <table:table-cell office:value-type="float" office:value="0.41895" calcext:value-type="float">
            <text:p>0.41895</text:p>
          </table:table-cell>
          <table:table-cell office:value-type="float" office:value="1.26804242532353" calcext:value-type="float">
            <text:p>1.268</text:p>
          </table:table-cell>
          <table:table-cell office:value-type="float" office:value="1.98340854556892" calcext:value-type="float">
            <text:p>1.983</text:p>
          </table:table-cell>
          <table:table-cell office:value-type="float" office:value="1.49149370244698" calcext:value-type="float">
            <text:p>1.491</text:p>
          </table:table-cell>
          <table:table-cell office:value-type="float" office:value="2.0014975647162" calcext:value-type="float">
            <text:p>2.001</text:p>
          </table:table-cell>
          <table:table-cell office:value-type="float" office:value="1.70475703697063" calcext:value-type="float">
            <text:p>1.705</text:p>
          </table:table-cell>
          <table:table-cell office:value-type="float" office:value="1.98118607032778" calcext:value-type="float">
            <text:p>1.981</text:p>
          </table:table-cell>
        </table:table-row>
        <table:table-row table:style-name="ro1">
          <table:table-cell office:value-type="string" calcext:value-type="string">
            <text:p>M1-Brainstem</text:p>
          </table:table-cell>
          <table:table-cell office:value-type="string" calcext:value-type="string">
            <text:p>Paracentral-Lenti</text:p>
          </table:table-cell>
          <table:table-cell office:value-type="float" office:value="0.09017" calcext:value-type="float">
            <text:p>0.09017</text:p>
          </table:table-cell>
          <table:table-cell office:value-type="float" office:value="0.248" calcext:value-type="float">
            <text:p>0.248</text:p>
          </table:table-cell>
          <table:table-cell office:value-type="float" office:value="0.72939" calcext:value-type="float">
            <text:p>0.72939</text:p>
          </table:table-cell>
          <table:table-cell office:value-type="float" office:value="1.26804242532353" calcext:value-type="float">
            <text:p>1.268</text:p>
          </table:table-cell>
          <table:table-cell office:value-type="float" office:value="1.76583080260304" calcext:value-type="float">
            <text:p>1.766</text:p>
          </table:table-cell>
          <table:table-cell office:value-type="float" office:value="1.49149370244698" calcext:value-type="float">
            <text:p>1.491</text:p>
          </table:table-cell>
          <table:table-cell office:value-type="float" office:value="1.823361400245" calcext:value-type="float">
            <text:p>1.823</text:p>
          </table:table-cell>
          <table:table-cell office:value-type="float" office:value="1.70475703697063" calcext:value-type="float">
            <text:p>1.705</text:p>
          </table:table-cell>
          <table:table-cell office:value-type="float" office:value="1.57989063439819" calcext:value-type="float">
            <text:p>1.580</text:p>
          </table:table-cell>
        </table:table-row>
        <table:table-row table:style-name="ro1">
          <table:table-cell office:value-type="string" calcext:value-type="string">
            <text:p>M1-Brainstem</text:p>
          </table:table-cell>
          <table:table-cell office:value-type="string" calcext:value-type="string">
            <text:p>M1-Thalfus</text:p>
          </table:table-cell>
          <table:table-cell office:value-type="float" office:value="0.71551" calcext:value-type="float">
            <text:p>0.71551</text:p>
          </table:table-cell>
          <table:table-cell office:value-type="float" office:value="0.84462" calcext:value-type="float">
            <text:p>0.84462</text:p>
          </table:table-cell>
          <table:table-cell office:value-type="float" office:value="0.09647" calcext:value-type="float">
            <text:p>0.09647</text:p>
          </table:table-cell>
          <table:table-cell office:value-type="float" office:value="1.26804242532353" calcext:value-type="float">
            <text:p>1.268</text:p>
          </table:table-cell>
          <table:table-cell office:value-type="float" office:value="1.3822077159082" calcext:value-type="float">
            <text:p>1.382</text:p>
          </table:table-cell>
          <table:table-cell office:value-type="float" office:value="1.49149370244698" calcext:value-type="float">
            <text:p>1.491</text:p>
          </table:table-cell>
          <table:table-cell office:value-type="float" office:value="1.41760175085015" calcext:value-type="float">
            <text:p>1.418</text:p>
          </table:table-cell>
          <table:table-cell office:value-type="float" office:value="1.70475703697063" calcext:value-type="float">
            <text:p>1.705</text:p>
          </table:table-cell>
          <table:table-cell office:value-type="float" office:value="1.33349629226006" calcext:value-type="float">
            <text:p>1.333</text:p>
          </table:table-cell>
        </table:table-row>
        <table:table-row table:style-name="ro1">
          <table:table-cell office:value-type="string" calcext:value-type="string">
            <text:p>M1-Brainstem</text:p>
          </table:table-cell>
          <table:table-cell office:value-type="string" calcext:value-type="string">
            <text:p>S1-Thalfus</text:p>
          </table:table-cell>
          <table:table-cell office:value-type="float" office:value="0.13562" calcext:value-type="float">
            <text:p>0.13562</text:p>
          </table:table-cell>
          <table:table-cell office:value-type="float" office:value="0.25185" calcext:value-type="float">
            <text:p>0.25185</text:p>
          </table:table-cell>
          <table:table-cell office:value-type="float" office:value="0.53402" calcext:value-type="float">
            <text:p>0.53402</text:p>
          </table:table-cell>
          <table:table-cell office:value-type="float" office:value="1.26804242532353" calcext:value-type="float">
            <text:p>1.268</text:p>
          </table:table-cell>
          <table:table-cell office:value-type="float" office:value="1.70225263233038" calcext:value-type="float">
            <text:p>1.702</text:p>
          </table:table-cell>
          <table:table-cell office:value-type="float" office:value="1.49149370244698" calcext:value-type="float">
            <text:p>1.491</text:p>
          </table:table-cell>
          <table:table-cell office:value-type="float" office:value="1.81007427978633" calcext:value-type="float">
            <text:p>1.810</text:p>
          </table:table-cell>
          <table:table-cell office:value-type="float" office:value="1.70475703697063" calcext:value-type="float">
            <text:p>1.705</text:p>
          </table:table-cell>
          <table:table-cell office:value-type="float" office:value="1.54744335078152" calcext:value-type="float">
            <text:p>1.547</text:p>
          </table:table-cell>
        </table:table-row>
        <table:table-row table:style-name="ro1">
          <table:table-cell office:value-type="string" calcext:value-type="string">
            <text:p>M1-Brainstem</text:p>
          </table:table-cell>
          <table:table-cell office:value-type="string" calcext:value-type="string">
            <text:p>Paracentral-Thalfus</text:p>
          </table:table-cell>
          <table:table-cell office:value-type="float" office:value="0.11822" calcext:value-type="float">
            <text:p>0.11822</text:p>
          </table:table-cell>
          <table:table-cell office:value-type="float" office:value="0.32872" calcext:value-type="float">
            <text:p>0.32872</text:p>
          </table:table-cell>
          <table:table-cell office:value-type="float" office:value="0.91572" calcext:value-type="float">
            <text:p>0.91572</text:p>
          </table:table-cell>
          <table:table-cell office:value-type="float" office:value="1.26804242532353" calcext:value-type="float">
            <text:p>1.268</text:p>
          </table:table-cell>
          <table:table-cell office:value-type="float" office:value="1.79805298465075" calcext:value-type="float">
            <text:p>1.798</text:p>
          </table:table-cell>
          <table:table-cell office:value-type="float" office:value="1.49149370244698" calcext:value-type="float">
            <text:p>1.491</text:p>
          </table:table-cell>
          <table:table-cell office:value-type="float" office:value="1.82913282376644" calcext:value-type="float">
            <text:p>1.829</text:p>
          </table:table-cell>
          <table:table-cell office:value-type="float" office:value="1.70475703697063" calcext:value-type="float">
            <text:p>1.705</text:p>
          </table:table-cell>
          <table:table-cell office:value-type="float" office:value="1.65843123491071" calcext:value-type="float">
            <text:p>1.658</text:p>
          </table:table-cell>
        </table:table-row>
        <table:table-row table:style-name="ro1">
          <table:table-cell office:value-type="string" calcext:value-type="string">
            <text:p>M1-Brainstem</text:p>
          </table:table-cell>
          <table:table-cell office:value-type="string" calcext:value-type="string">
            <text:p>M1L-M1R</text:p>
          </table:table-cell>
          <table:table-cell office:value-type="float" office:value="0.00553" calcext:value-type="float">
            <text:p>0.00553</text:p>
          </table:table-cell>
          <table:table-cell office:value-type="float" office:value="0.02082" calcext:value-type="float">
            <text:p>0.02082</text:p>
          </table:table-cell>
          <table:table-cell office:value-type="float" office:value="0.48344" calcext:value-type="float">
            <text:p>0.48344</text:p>
          </table:table-cell>
          <table:table-cell office:value-type="float" office:value="1.26804242532353" calcext:value-type="float">
            <text:p>1.268</text:p>
          </table:table-cell>
          <table:table-cell office:value-type="float" office:value="2.30069398459369" calcext:value-type="float">
            <text:p>2.301</text:p>
          </table:table-cell>
          <table:table-cell office:value-type="float" office:value="1.49149370244698" calcext:value-type="float">
            <text:p>1.491</text:p>
          </table:table-cell>
          <table:table-cell office:value-type="float" office:value="2.30322832534768" calcext:value-type="float">
            <text:p>2.303</text:p>
          </table:table-cell>
          <table:table-cell office:value-type="float" office:value="1.70475703697063" calcext:value-type="float">
            <text:p>1.705</text:p>
          </table:table-cell>
          <table:table-cell office:value-type="float" office:value="1.94137505027115" calcext:value-type="float">
            <text:p>1.941</text:p>
          </table:table-cell>
        </table:table-row>
        <table:table-row table:style-name="ro1">
          <table:table-cell office:value-type="string" calcext:value-type="string">
            <text:p>M1-Brainstem</text:p>
          </table:table-cell>
          <table:table-cell office:value-type="string" calcext:value-type="string">
            <text:p>S1L-S1R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51951" calcext:value-type="float">
            <text:p>0.51951</text:p>
          </table:table-cell>
          <table:table-cell office:value-type="float" office:value="1.26804242532353" calcext:value-type="float">
            <text:p>1.268</text:p>
          </table:table-cell>
          <table:table-cell office:value-type="float" office:value="1.97837127705068" calcext:value-type="float">
            <text:p>1.978</text:p>
          </table:table-cell>
          <table:table-cell office:value-type="float" office:value="1.49149370244698" calcext:value-type="float">
            <text:p>1.491</text:p>
          </table:table-cell>
          <table:table-cell office:value-type="float" office:value="2.15342072116642" calcext:value-type="float">
            <text:p>2.153</text:p>
          </table:table-cell>
          <table:table-cell office:value-type="float" office:value="1.70475703697063" calcext:value-type="float">
            <text:p>1.705</text:p>
          </table:table-cell>
          <table:table-cell office:value-type="float" office:value="1.50846506053781" calcext:value-type="float">
            <text:p>1.508</text:p>
          </table:table-cell>
        </table:table-row>
        <table:table-row table:style-name="ro1">
          <table:table-cell office:value-type="string" calcext:value-type="string">
            <text:p>M1-Brainstem</text:p>
          </table:table-cell>
          <table:table-cell office:value-type="string" calcext:value-type="string">
            <text:p>S1-M1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7482" calcext:value-type="float">
            <text:p>0.07482</text:p>
          </table:table-cell>
          <table:table-cell office:value-type="float" office:value="1.26804242532353" calcext:value-type="float">
            <text:p>1.268</text:p>
          </table:table-cell>
          <table:table-cell office:value-type="float" office:value="2.71079850533131" calcext:value-type="float">
            <text:p>2.711</text:p>
          </table:table-cell>
          <table:table-cell office:value-type="float" office:value="1.49149370244698" calcext:value-type="float">
            <text:p>1.491</text:p>
          </table:table-cell>
          <table:table-cell office:value-type="float" office:value="2.66749992364788" calcext:value-type="float">
            <text:p>2.667</text:p>
          </table:table-cell>
          <table:table-cell office:value-type="float" office:value="1.70475703697063" calcext:value-type="float">
            <text:p>1.705</text:p>
          </table:table-cell>
          <table:table-cell office:value-type="float" office:value="2.21021926231474" calcext:value-type="float">
            <text:p>2.210</text:p>
          </table:table-cell>
        </table:table-row>
        <table:table-row table:style-name="ro1">
          <table:table-cell office:value-type="string" calcext:value-type="string">
            <text:p>S1-Brainstem</text:p>
          </table:table-cell>
          <table:table-cell office:value-type="string" calcext:value-type="string">
            <text:p>Paracentral-Brainstem</text:p>
          </table:table-cell>
          <table:table-cell office:value-type="float" office:value="0.31594" calcext:value-type="float">
            <text:p>0.31594</text:p>
          </table:table-cell>
          <table:table-cell office:value-type="float" office:value="0.48883" calcext:value-type="float">
            <text:p>0.48883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1.65696654084198" calcext:value-type="float">
            <text:p>1.657</text:p>
          </table:table-cell>
          <table:table-cell office:value-type="float" office:value="1.43565510828709" calcext:value-type="float">
            <text:p>1.436</text:p>
          </table:table-cell>
          <table:table-cell office:value-type="float" office:value="1.780472219052" calcext:value-type="float">
            <text:p>1.780</text:p>
          </table:table-cell>
          <table:table-cell office:value-type="float" office:value="1.61240567931981" calcext:value-type="float">
            <text:p>1.612</text:p>
          </table:table-cell>
          <table:table-cell office:value-type="float" office:value="2.16130187555256" calcext:value-type="float">
            <text:p>2.161</text:p>
          </table:table-cell>
          <table:table-cell office:value-type="float" office:value="1.43900985699785" calcext:value-type="float">
            <text:p>1.439</text:p>
          </table:table-cell>
        </table:table-row>
        <table:table-row table:style-name="ro1">
          <table:table-cell office:value-type="string" calcext:value-type="string">
            <text:p>S1-Brainstem</text:p>
          </table:table-cell>
          <table:table-cell office:value-type="string" calcext:value-type="string">
            <text:p>M1-Caud</text:p>
          </table:table-cell>
          <table:table-cell office:value-type="float" office:value="0.90025" calcext:value-type="float">
            <text:p>0.90025</text:p>
          </table:table-cell>
          <table:table-cell office:value-type="float" office:value="0.9397" calcext:value-type="float">
            <text:p>0.9397</text:p>
          </table:table-cell>
          <table:table-cell office:value-type="float" office:value="0.52452" calcext:value-type="float">
            <text:p>0.52452</text:p>
          </table:table-cell>
          <table:table-cell office:value-type="float" office:value="1.65696654084198" calcext:value-type="float">
            <text:p>1.657</text:p>
          </table:table-cell>
          <table:table-cell office:value-type="float" office:value="1.7018059657617" calcext:value-type="float">
            <text:p>1.702</text:p>
          </table:table-cell>
          <table:table-cell office:value-type="float" office:value="1.780472219052" calcext:value-type="float">
            <text:p>1.780</text:p>
          </table:table-cell>
          <table:table-cell office:value-type="float" office:value="1.83796090659476" calcext:value-type="float">
            <text:p>1.838</text:p>
          </table:table-cell>
          <table:table-cell office:value-type="float" office:value="2.16130187555256" calcext:value-type="float">
            <text:p>2.161</text:p>
          </table:table-cell>
          <table:table-cell office:value-type="float" office:value="1.93528131733386" calcext:value-type="float">
            <text:p>1.935</text:p>
          </table:table-cell>
        </table:table-row>
        <table:table-row table:style-name="ro1">
          <table:table-cell office:value-type="string" calcext:value-type="string">
            <text:p>S1-Brainstem</text:p>
          </table:table-cell>
          <table:table-cell office:value-type="string" calcext:value-type="string">
            <text:p>S1-Caud</text:p>
          </table:table-cell>
          <table:table-cell office:value-type="float" office:value="0.81316" calcext:value-type="float">
            <text:p>0.81316</text:p>
          </table:table-cell>
          <table:table-cell office:value-type="float" office:value="0.84" calcext:value-type="float">
            <text:p>0.84</text:p>
          </table:table-cell>
          <table:table-cell office:value-type="float" office:value="0.00917" calcext:value-type="float">
            <text:p>0.00917</text:p>
          </table:table-cell>
          <table:table-cell office:value-type="float" office:value="1.65696654084198" calcext:value-type="float">
            <text:p>1.657</text:p>
          </table:table-cell>
          <table:table-cell office:value-type="float" office:value="1.78334859032108" calcext:value-type="float">
            <text:p>1.783</text:p>
          </table:table-cell>
          <table:table-cell office:value-type="float" office:value="1.780472219052" calcext:value-type="float">
            <text:p>1.780</text:p>
          </table:table-cell>
          <table:table-cell office:value-type="float" office:value="1.89188575284438" calcext:value-type="float">
            <text:p>1.892</text:p>
          </table:table-cell>
          <table:table-cell office:value-type="float" office:value="2.16130187555256" calcext:value-type="float">
            <text:p>2.161</text:p>
          </table:table-cell>
          <table:table-cell office:value-type="float" office:value="1.47049202093457" calcext:value-type="float">
            <text:p>1.470</text:p>
          </table:table-cell>
        </table:table-row>
        <table:table-row table:style-name="ro1">
          <table:table-cell office:value-type="string" calcext:value-type="string">
            <text:p>S1-Brainstem</text:p>
          </table:table-cell>
          <table:table-cell office:value-type="string" calcext:value-type="string">
            <text:p>Paracentral-Caud</text:p>
          </table:table-cell>
          <table:table-cell office:value-type="float" office:value="0.44967" calcext:value-type="float">
            <text:p>0.44967</text:p>
          </table:table-cell>
          <table:table-cell office:value-type="float" office:value="0.81849" calcext:value-type="float">
            <text:p>0.81849</text:p>
          </table:table-cell>
          <table:table-cell office:value-type="float" office:value="0.16997" calcext:value-type="float">
            <text:p>0.16997</text:p>
          </table:table-cell>
          <table:table-cell office:value-type="float" office:value="1.65696654084198" calcext:value-type="float">
            <text:p>1.657</text:p>
          </table:table-cell>
          <table:table-cell office:value-type="float" office:value="1.93798099342065" calcext:value-type="float">
            <text:p>1.938</text:p>
          </table:table-cell>
          <table:table-cell office:value-type="float" office:value="1.780472219052" calcext:value-type="float">
            <text:p>1.780</text:p>
          </table:table-cell>
          <table:table-cell office:value-type="float" office:value="1.90220467274003" calcext:value-type="float">
            <text:p>1.902</text:p>
          </table:table-cell>
          <table:table-cell office:value-type="float" office:value="2.16130187555256" calcext:value-type="float">
            <text:p>2.161</text:p>
          </table:table-cell>
          <table:table-cell office:value-type="float" office:value="1.67304818310342" calcext:value-type="float">
            <text:p>1.673</text:p>
          </table:table-cell>
        </table:table-row>
        <table:table-row table:style-name="ro1">
          <table:table-cell office:value-type="string" calcext:value-type="string">
            <text:p>S1-Brainstem</text:p>
          </table:table-cell>
          <table:table-cell office:value-type="string" calcext:value-type="string">
            <text:p>M1-Lenti</text:p>
          </table:table-cell>
          <table:table-cell office:value-type="float" office:value="0.88851" calcext:value-type="float">
            <text:p>0.88851</text:p>
          </table:table-cell>
          <table:table-cell office:value-type="float" office:value="0.9749" calcext:value-type="float">
            <text:p>0.9749</text:p>
          </table:table-cell>
          <table:table-cell office:value-type="float" office:value="0.07569" calcext:value-type="float">
            <text:p>0.07569</text:p>
          </table:table-cell>
          <table:table-cell office:value-type="float" office:value="1.65696654084198" calcext:value-type="float">
            <text:p>1.657</text:p>
          </table:table-cell>
          <table:table-cell office:value-type="float" office:value="1.72564357467785" calcext:value-type="float">
            <text:p>1.726</text:p>
          </table:table-cell>
          <table:table-cell office:value-type="float" office:value="1.780472219052" calcext:value-type="float">
            <text:p>1.780</text:p>
          </table:table-cell>
          <table:table-cell office:value-type="float" office:value="1.79237030733966" calcext:value-type="float">
            <text:p>1.792</text:p>
          </table:table-cell>
          <table:table-cell office:value-type="float" office:value="2.16130187555256" calcext:value-type="float">
            <text:p>2.161</text:p>
          </table:table-cell>
          <table:table-cell office:value-type="float" office:value="1.71423174147554" calcext:value-type="float">
            <text:p>1.714</text:p>
          </table:table-cell>
        </table:table-row>
        <table:table-row table:style-name="ro1">
          <table:table-cell office:value-type="string" calcext:value-type="string">
            <text:p>S1-Brainstem</text:p>
          </table:table-cell>
          <table:table-cell office:value-type="string" calcext:value-type="string">
            <text:p>S1-Lenti</text:p>
          </table:table-cell>
          <table:table-cell office:value-type="float" office:value="0.25268" calcext:value-type="float">
            <text:p>0.25268</text:p>
          </table:table-cell>
          <table:table-cell office:value-type="float" office:value="0.43966" calcext:value-type="float">
            <text:p>0.43966</text:p>
          </table:table-cell>
          <table:table-cell office:value-type="float" office:value="0.42025" calcext:value-type="float">
            <text:p>0.42025</text:p>
          </table:table-cell>
          <table:table-cell office:value-type="float" office:value="1.65696654084198" calcext:value-type="float">
            <text:p>1.657</text:p>
          </table:table-cell>
          <table:table-cell office:value-type="float" office:value="1.98340854556892" calcext:value-type="float">
            <text:p>1.983</text:p>
          </table:table-cell>
          <table:table-cell office:value-type="float" office:value="1.780472219052" calcext:value-type="float">
            <text:p>1.780</text:p>
          </table:table-cell>
          <table:table-cell office:value-type="float" office:value="2.0014975647162" calcext:value-type="float">
            <text:p>2.001</text:p>
          </table:table-cell>
          <table:table-cell office:value-type="float" office:value="2.16130187555256" calcext:value-type="float">
            <text:p>2.161</text:p>
          </table:table-cell>
          <table:table-cell office:value-type="float" office:value="1.98118607032778" calcext:value-type="float">
            <text:p>1.981</text:p>
          </table:table-cell>
        </table:table-row>
        <table:table-row table:style-name="ro1">
          <table:table-cell office:value-type="string" calcext:value-type="string">
            <text:p>S1-Brainstem</text:p>
          </table:table-cell>
          <table:table-cell office:value-type="string" calcext:value-type="string">
            <text:p>Paracentral-Lenti</text:p>
          </table:table-cell>
          <table:table-cell office:value-type="float" office:value="0.81814" calcext:value-type="float">
            <text:p>0.81814</text:p>
          </table:table-cell>
          <table:table-cell office:value-type="float" office:value="0.94725" calcext:value-type="float">
            <text:p>0.94725</text:p>
          </table:table-cell>
          <table:table-cell office:value-type="float" office:value="0.04034" calcext:value-type="float">
            <text:p>0.04034</text:p>
          </table:table-cell>
          <table:table-cell office:value-type="float" office:value="1.65696654084198" calcext:value-type="float">
            <text:p>1.657</text:p>
          </table:table-cell>
          <table:table-cell office:value-type="float" office:value="1.76583080260304" calcext:value-type="float">
            <text:p>1.766</text:p>
          </table:table-cell>
          <table:table-cell office:value-type="float" office:value="1.780472219052" calcext:value-type="float">
            <text:p>1.780</text:p>
          </table:table-cell>
          <table:table-cell office:value-type="float" office:value="1.823361400245" calcext:value-type="float">
            <text:p>1.823</text:p>
          </table:table-cell>
          <table:table-cell office:value-type="float" office:value="2.16130187555256" calcext:value-type="float">
            <text:p>2.161</text:p>
          </table:table-cell>
          <table:table-cell office:value-type="float" office:value="1.57989063439819" calcext:value-type="float">
            <text:p>1.580</text:p>
          </table:table-cell>
        </table:table-row>
        <table:table-row table:style-name="ro1">
          <table:table-cell office:value-type="string" calcext:value-type="string">
            <text:p>S1-Brainstem</text:p>
          </table:table-cell>
          <table:table-cell office:value-type="string" calcext:value-type="string">
            <text:p>M1-Thalfus</text:p>
          </table:table-cell>
          <table:table-cell office:value-type="float" office:value="0.33556" calcext:value-type="float">
            <text:p>0.33556</text:p>
          </table:table-cell>
          <table:table-cell office:value-type="float" office:value="0.18545" calcext:value-type="float">
            <text:p>0.18545</text:p>
          </table:table-cell>
          <table:table-cell office:value-type="float" office:value="0.00007" calcext:value-type="float">
            <text:p>7E-05</text:p>
          </table:table-cell>
          <table:table-cell office:value-type="float" office:value="1.65696654084198" calcext:value-type="float">
            <text:p>1.657</text:p>
          </table:table-cell>
          <table:table-cell office:value-type="float" office:value="1.3822077159082" calcext:value-type="float">
            <text:p>1.382</text:p>
          </table:table-cell>
          <table:table-cell office:value-type="float" office:value="1.780472219052" calcext:value-type="float">
            <text:p>1.780</text:p>
          </table:table-cell>
          <table:table-cell office:value-type="float" office:value="1.41760175085015" calcext:value-type="float">
            <text:p>1.418</text:p>
          </table:table-cell>
          <table:table-cell office:value-type="float" office:value="2.16130187555256" calcext:value-type="float">
            <text:p>2.161</text:p>
          </table:table-cell>
          <table:table-cell office:value-type="float" office:value="1.33349629226006" calcext:value-type="float">
            <text:p>1.333</text:p>
          </table:table-cell>
        </table:table-row>
        <table:table-row table:style-name="ro1">
          <table:table-cell office:value-type="string" calcext:value-type="string">
            <text:p>S1-Brainstem</text:p>
          </table:table-cell>
          <table:table-cell office:value-type="string" calcext:value-type="string">
            <text:p>S1-Thalfus</text:p>
          </table:table-cell>
          <table:table-cell office:value-type="float" office:value="0.89304" calcext:value-type="float">
            <text:p>0.89304</text:p>
          </table:table-cell>
          <table:table-cell office:value-type="float" office:value="0.9574" calcext:value-type="float">
            <text:p>0.9574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1.65696654084198" calcext:value-type="float">
            <text:p>1.657</text:p>
          </table:table-cell>
          <table:table-cell office:value-type="float" office:value="1.70225263233038" calcext:value-type="float">
            <text:p>1.702</text:p>
          </table:table-cell>
          <table:table-cell office:value-type="float" office:value="1.780472219052" calcext:value-type="float">
            <text:p>1.780</text:p>
          </table:table-cell>
          <table:table-cell office:value-type="float" office:value="1.81007427978633" calcext:value-type="float">
            <text:p>1.810</text:p>
          </table:table-cell>
          <table:table-cell office:value-type="float" office:value="2.16130187555256" calcext:value-type="float">
            <text:p>2.161</text:p>
          </table:table-cell>
          <table:table-cell office:value-type="float" office:value="1.54744335078152" calcext:value-type="float">
            <text:p>1.547</text:p>
          </table:table-cell>
        </table:table-row>
        <table:table-row table:style-name="ro1">
          <table:table-cell office:value-type="string" calcext:value-type="string">
            <text:p>S1-Brainstem</text:p>
          </table:table-cell>
          <table:table-cell office:value-type="string" calcext:value-type="string">
            <text:p>Paracentral-Thalfus</text:p>
          </table:table-cell>
          <table:table-cell office:value-type="float" office:value="0.76553" calcext:value-type="float">
            <text:p>0.76553</text:p>
          </table:table-cell>
          <table:table-cell office:value-type="float" office:value="0.94725" calcext:value-type="float">
            <text:p>0.94725</text:p>
          </table:table-cell>
          <table:table-cell office:value-type="float" office:value="0.12771" calcext:value-type="float">
            <text:p>0.12771</text:p>
          </table:table-cell>
          <table:table-cell office:value-type="float" office:value="1.65696654084198" calcext:value-type="float">
            <text:p>1.657</text:p>
          </table:table-cell>
          <table:table-cell office:value-type="float" office:value="1.79805298465075" calcext:value-type="float">
            <text:p>1.798</text:p>
          </table:table-cell>
          <table:table-cell office:value-type="float" office:value="1.780472219052" calcext:value-type="float">
            <text:p>1.780</text:p>
          </table:table-cell>
          <table:table-cell office:value-type="float" office:value="1.82913282376644" calcext:value-type="float">
            <text:p>1.829</text:p>
          </table:table-cell>
          <table:table-cell office:value-type="float" office:value="2.16130187555256" calcext:value-type="float">
            <text:p>2.161</text:p>
          </table:table-cell>
          <table:table-cell office:value-type="float" office:value="1.65843123491071" calcext:value-type="float">
            <text:p>1.658</text:p>
          </table:table-cell>
        </table:table-row>
        <table:table-row table:style-name="ro1">
          <table:table-cell office:value-type="string" calcext:value-type="string">
            <text:p>S1-Brainstem</text:p>
          </table:table-cell>
          <table:table-cell office:value-type="string" calcext:value-type="string">
            <text:p>M1L-M1R</text:p>
          </table:table-cell>
          <table:table-cell office:value-type="float" office:value="0.14084" calcext:value-type="float">
            <text:p>0.14084</text:p>
          </table:table-cell>
          <table:table-cell office:value-type="float" office:value="0.20463" calcext:value-type="float">
            <text:p>0.20463</text:p>
          </table:table-cell>
          <table:table-cell office:value-type="float" office:value="0.53402" calcext:value-type="float">
            <text:p>0.53402</text:p>
          </table:table-cell>
          <table:table-cell office:value-type="float" office:value="1.65696654084198" calcext:value-type="float">
            <text:p>1.657</text:p>
          </table:table-cell>
          <table:table-cell office:value-type="float" office:value="2.30069398459369" calcext:value-type="float">
            <text:p>2.301</text:p>
          </table:table-cell>
          <table:table-cell office:value-type="float" office:value="1.780472219052" calcext:value-type="float">
            <text:p>1.780</text:p>
          </table:table-cell>
          <table:table-cell office:value-type="float" office:value="2.30322832534768" calcext:value-type="float">
            <text:p>2.303</text:p>
          </table:table-cell>
          <table:table-cell office:value-type="float" office:value="2.16130187555256" calcext:value-type="float">
            <text:p>2.161</text:p>
          </table:table-cell>
          <table:table-cell office:value-type="float" office:value="1.94137505027115" calcext:value-type="float">
            <text:p>1.941</text:p>
          </table:table-cell>
        </table:table-row>
        <table:table-row table:style-name="ro1">
          <table:table-cell office:value-type="string" calcext:value-type="string">
            <text:p>S1-Brainstem</text:p>
          </table:table-cell>
          <table:table-cell office:value-type="string" calcext:value-type="string">
            <text:p>S1L-S1R</text:p>
          </table:table-cell>
          <table:table-cell office:value-type="float" office:value="0.29633" calcext:value-type="float">
            <text:p>0.29633</text:p>
          </table:table-cell>
          <table:table-cell office:value-type="float" office:value="0.18545" calcext:value-type="float">
            <text:p>0.18545</text:p>
          </table:table-cell>
          <table:table-cell office:value-type="float" office:value="0.01662" calcext:value-type="float">
            <text:p>0.01662</text:p>
          </table:table-cell>
          <table:table-cell office:value-type="float" office:value="1.65696654084198" calcext:value-type="float">
            <text:p>1.657</text:p>
          </table:table-cell>
          <table:table-cell office:value-type="float" office:value="1.97837127705068" calcext:value-type="float">
            <text:p>1.978</text:p>
          </table:table-cell>
          <table:table-cell office:value-type="float" office:value="1.780472219052" calcext:value-type="float">
            <text:p>1.780</text:p>
          </table:table-cell>
          <table:table-cell office:value-type="float" office:value="2.15342072116642" calcext:value-type="float">
            <text:p>2.153</text:p>
          </table:table-cell>
          <table:table-cell office:value-type="float" office:value="2.16130187555256" calcext:value-type="float">
            <text:p>2.161</text:p>
          </table:table-cell>
          <table:table-cell office:value-type="float" office:value="1.50846506053781" calcext:value-type="float">
            <text:p>1.508</text:p>
          </table:table-cell>
        </table:table-row>
        <table:table-row table:style-name="ro1">
          <table:table-cell office:value-type="string" calcext:value-type="string">
            <text:p>S1-Brainstem</text:p>
          </table:table-cell>
          <table:table-cell office:value-type="string" calcext:value-type="string">
            <text:p>S1-M1</text:p>
          </table:table-cell>
          <table:table-cell office:value-type="float" office:value="0.00804" calcext:value-type="float">
            <text:p>0.00804</text:p>
          </table:table-cell>
          <table:table-cell office:value-type="float" office:value="0.02126" calcext:value-type="float">
            <text:p>0.02126</text:p>
          </table:table-cell>
          <table:table-cell office:value-type="float" office:value="0.88121" calcext:value-type="float">
            <text:p>0.88121</text:p>
          </table:table-cell>
          <table:table-cell office:value-type="float" office:value="1.65696654084198" calcext:value-type="float">
            <text:p>1.657</text:p>
          </table:table-cell>
          <table:table-cell office:value-type="float" office:value="2.71079850533131" calcext:value-type="float">
            <text:p>2.711</text:p>
          </table:table-cell>
          <table:table-cell office:value-type="float" office:value="1.780472219052" calcext:value-type="float">
            <text:p>1.780</text:p>
          </table:table-cell>
          <table:table-cell office:value-type="float" office:value="2.66749992364788" calcext:value-type="float">
            <text:p>2.667</text:p>
          </table:table-cell>
          <table:table-cell office:value-type="float" office:value="2.16130187555256" calcext:value-type="float">
            <text:p>2.161</text:p>
          </table:table-cell>
          <table:table-cell office:value-type="float" office:value="2.21021926231474" calcext:value-type="float">
            <text:p>2.210</text:p>
          </table:table-cell>
        </table:table-row>
        <table:table-row table:style-name="ro1">
          <table:table-cell office:value-type="string" calcext:value-type="string">
            <text:p>Paracentral-Brainstem</text:p>
          </table:table-cell>
          <table:table-cell office:value-type="string" calcext:value-type="string">
            <text:p>M1-Caud</text:p>
          </table:table-cell>
          <table:table-cell office:value-type="float" office:value="0.39963" calcext:value-type="float">
            <text:p>0.39963</text:p>
          </table:table-cell>
          <table:table-cell office:value-type="float" office:value="0.48884" calcext:value-type="float">
            <text:p>0.48884</text:p>
          </table:table-cell>
          <table:table-cell office:value-type="float" office:value="0.16997" calcext:value-type="float">
            <text:p>0.16997</text:p>
          </table:table-cell>
          <table:table-cell office:value-type="float" office:value="1.43565510828709" calcext:value-type="float">
            <text:p>1.436</text:p>
          </table:table-cell>
          <table:table-cell office:value-type="float" office:value="1.7018059657617" calcext:value-type="float">
            <text:p>1.702</text:p>
          </table:table-cell>
          <table:table-cell office:value-type="float" office:value="1.61240567931981" calcext:value-type="float">
            <text:p>1.612</text:p>
          </table:table-cell>
          <table:table-cell office:value-type="float" office:value="1.83796090659476" calcext:value-type="float">
            <text:p>1.838</text:p>
          </table:table-cell>
          <table:table-cell office:value-type="float" office:value="1.43900985699785" calcext:value-type="float">
            <text:p>1.439</text:p>
          </table:table-cell>
          <table:table-cell office:value-type="float" office:value="1.93528131733386" calcext:value-type="float">
            <text:p>1.935</text:p>
          </table:table-cell>
        </table:table-row>
        <table:table-row table:style-name="ro1">
          <table:table-cell office:value-type="string" calcext:value-type="string">
            <text:p>Paracentral-Brainstem</text:p>
          </table:table-cell>
          <table:table-cell office:value-type="string" calcext:value-type="string">
            <text:p>S1-Caud</text:p>
          </table:table-cell>
          <table:table-cell office:value-type="float" office:value="0.27343" calcext:value-type="float">
            <text:p>0.27343</text:p>
          </table:table-cell>
          <table:table-cell office:value-type="float" office:value="0.40771" calcext:value-type="float">
            <text:p>0.40771</text:p>
          </table:table-cell>
          <table:table-cell office:value-type="float" office:value="0.89555" calcext:value-type="float">
            <text:p>0.89555</text:p>
          </table:table-cell>
          <table:table-cell office:value-type="float" office:value="1.43565510828709" calcext:value-type="float">
            <text:p>1.436</text:p>
          </table:table-cell>
          <table:table-cell office:value-type="float" office:value="1.78334859032108" calcext:value-type="float">
            <text:p>1.783</text:p>
          </table:table-cell>
          <table:table-cell office:value-type="float" office:value="1.61240567931981" calcext:value-type="float">
            <text:p>1.612</text:p>
          </table:table-cell>
          <table:table-cell office:value-type="float" office:value="1.89188575284438" calcext:value-type="float">
            <text:p>1.892</text:p>
          </table:table-cell>
          <table:table-cell office:value-type="float" office:value="1.43900985699785" calcext:value-type="float">
            <text:p>1.439</text:p>
          </table:table-cell>
          <table:table-cell office:value-type="float" office:value="1.47049202093457" calcext:value-type="float">
            <text:p>1.470</text:p>
          </table:table-cell>
        </table:table-row>
        <table:table-row table:style-name="ro1">
          <table:table-cell office:value-type="string" calcext:value-type="string">
            <text:p>Paracentral-Brainstem</text:p>
          </table:table-cell>
          <table:table-cell office:value-type="string" calcext:value-type="string">
            <text:p>Paracentral-Caud</text:p>
          </table:table-cell>
          <table:table-cell office:value-type="float" office:value="0.09809" calcext:value-type="float">
            <text:p>0.09809</text:p>
          </table:table-cell>
          <table:table-cell office:value-type="float" office:value="0.32341" calcext:value-type="float">
            <text:p>0.32341</text:p>
          </table:table-cell>
          <table:table-cell office:value-type="float" office:value="0.42025" calcext:value-type="float">
            <text:p>0.42025</text:p>
          </table:table-cell>
          <table:table-cell office:value-type="float" office:value="1.43565510828709" calcext:value-type="float">
            <text:p>1.436</text:p>
          </table:table-cell>
          <table:table-cell office:value-type="float" office:value="1.93798099342065" calcext:value-type="float">
            <text:p>1.938</text:p>
          </table:table-cell>
          <table:table-cell office:value-type="float" office:value="1.61240567931981" calcext:value-type="float">
            <text:p>1.612</text:p>
          </table:table-cell>
          <table:table-cell office:value-type="float" office:value="1.90220467274003" calcext:value-type="float">
            <text:p>1.902</text:p>
          </table:table-cell>
          <table:table-cell office:value-type="float" office:value="1.43900985699785" calcext:value-type="float">
            <text:p>1.439</text:p>
          </table:table-cell>
          <table:table-cell office:value-type="float" office:value="1.67304818310342" calcext:value-type="float">
            <text:p>1.673</text:p>
          </table:table-cell>
        </table:table-row>
        <table:table-row table:style-name="ro1">
          <table:table-cell office:value-type="string" calcext:value-type="string">
            <text:p>Paracentral-Brainstem</text:p>
          </table:table-cell>
          <table:table-cell office:value-type="string" calcext:value-type="string">
            <text:p>M1-Lenti</text:p>
          </table:table-cell>
          <table:table-cell office:value-type="float" office:value="0.27343" calcext:value-type="float">
            <text:p>0.27343</text:p>
          </table:table-cell>
          <table:table-cell office:value-type="float" office:value="0.49472" calcext:value-type="float">
            <text:p>0.49472</text:p>
          </table:table-cell>
          <table:table-cell office:value-type="float" office:value="0.181" calcext:value-type="float">
            <text:p>0.181</text:p>
          </table:table-cell>
          <table:table-cell office:value-type="float" office:value="1.43565510828709" calcext:value-type="float">
            <text:p>1.436</text:p>
          </table:table-cell>
          <table:table-cell office:value-type="float" office:value="1.72564357467785" calcext:value-type="float">
            <text:p>1.726</text:p>
          </table:table-cell>
          <table:table-cell office:value-type="float" office:value="1.61240567931981" calcext:value-type="float">
            <text:p>1.612</text:p>
          </table:table-cell>
          <table:table-cell office:value-type="float" office:value="1.79237030733966" calcext:value-type="float">
            <text:p>1.792</text:p>
          </table:table-cell>
          <table:table-cell office:value-type="float" office:value="1.43900985699785" calcext:value-type="float">
            <text:p>1.439</text:p>
          </table:table-cell>
          <table:table-cell office:value-type="float" office:value="1.71423174147554" calcext:value-type="float">
            <text:p>1.714</text:p>
          </table:table-cell>
        </table:table-row>
        <table:table-row table:style-name="ro1">
          <table:table-cell office:value-type="string" calcext:value-type="string">
            <text:p>Paracentral-Brainstem</text:p>
          </table:table-cell>
          <table:table-cell office:value-type="string" calcext:value-type="string">
            <text:p>S1-Lenti</text:p>
          </table:table-cell>
          <table:table-cell office:value-type="float" office:value="0.02714" calcext:value-type="float">
            <text:p>0.02714</text:p>
          </table:table-cell>
          <table:table-cell office:value-type="float" office:value="0.14972" calcext:value-type="float">
            <text:p>0.14972</text:p>
          </table:table-cell>
          <table:table-cell office:value-type="float" office:value="0.00268" calcext:value-type="float">
            <text:p>0.00268</text:p>
          </table:table-cell>
          <table:table-cell office:value-type="float" office:value="1.43565510828709" calcext:value-type="float">
            <text:p>1.436</text:p>
          </table:table-cell>
          <table:table-cell office:value-type="float" office:value="1.98340854556892" calcext:value-type="float">
            <text:p>1.983</text:p>
          </table:table-cell>
          <table:table-cell office:value-type="float" office:value="1.61240567931981" calcext:value-type="float">
            <text:p>1.612</text:p>
          </table:table-cell>
          <table:table-cell office:value-type="float" office:value="2.0014975647162" calcext:value-type="float">
            <text:p>2.001</text:p>
          </table:table-cell>
          <table:table-cell office:value-type="float" office:value="1.43900985699785" calcext:value-type="float">
            <text:p>1.439</text:p>
          </table:table-cell>
          <table:table-cell office:value-type="float" office:value="1.98118607032778" calcext:value-type="float">
            <text:p>1.981</text:p>
          </table:table-cell>
        </table:table-row>
        <table:table-row table:style-name="ro1">
          <table:table-cell office:value-type="string" calcext:value-type="string">
            <text:p>Paracentral-Brainstem</text:p>
          </table:table-cell>
          <table:table-cell office:value-type="string" calcext:value-type="string">
            <text:p>Paracentral-Lenti</text:p>
          </table:table-cell>
          <table:table-cell office:value-type="float" office:value="0.18849" calcext:value-type="float">
            <text:p>0.18849</text:p>
          </table:table-cell>
          <table:table-cell office:value-type="float" office:value="0.44665" calcext:value-type="float">
            <text:p>0.44665</text:p>
          </table:table-cell>
          <table:table-cell office:value-type="float" office:value="0.51877" calcext:value-type="float">
            <text:p>0.51877</text:p>
          </table:table-cell>
          <table:table-cell office:value-type="float" office:value="1.43565510828709" calcext:value-type="float">
            <text:p>1.436</text:p>
          </table:table-cell>
          <table:table-cell office:value-type="float" office:value="1.76583080260304" calcext:value-type="float">
            <text:p>1.766</text:p>
          </table:table-cell>
          <table:table-cell office:value-type="float" office:value="1.61240567931981" calcext:value-type="float">
            <text:p>1.612</text:p>
          </table:table-cell>
          <table:table-cell office:value-type="float" office:value="1.823361400245" calcext:value-type="float">
            <text:p>1.823</text:p>
          </table:table-cell>
          <table:table-cell office:value-type="float" office:value="1.43900985699785" calcext:value-type="float">
            <text:p>1.439</text:p>
          </table:table-cell>
          <table:table-cell office:value-type="float" office:value="1.57989063439819" calcext:value-type="float">
            <text:p>1.580</text:p>
          </table:table-cell>
        </table:table-row>
        <table:table-row table:style-name="ro1">
          <table:table-cell office:value-type="string" calcext:value-type="string">
            <text:p>Paracentral-Brainstem</text:p>
          </table:table-cell>
          <table:table-cell office:value-type="string" calcext:value-type="string">
            <text:p>M1-Thalfus</text:p>
          </table:table-cell>
          <table:table-cell office:value-type="float" office:value="0.88851" calcext:value-type="float">
            <text:p>0.88851</text:p>
          </table:table-cell>
          <table:table-cell office:value-type="float" office:value="0.49472" calcext:value-type="float">
            <text:p>0.49472</text:p>
          </table:table-cell>
          <table:table-cell office:value-type="float" office:value="0.42025" calcext:value-type="float">
            <text:p>0.42025</text:p>
          </table:table-cell>
          <table:table-cell office:value-type="float" office:value="1.43565510828709" calcext:value-type="float">
            <text:p>1.436</text:p>
          </table:table-cell>
          <table:table-cell office:value-type="float" office:value="1.3822077159082" calcext:value-type="float">
            <text:p>1.382</text:p>
          </table:table-cell>
          <table:table-cell office:value-type="float" office:value="1.61240567931981" calcext:value-type="float">
            <text:p>1.612</text:p>
          </table:table-cell>
          <table:table-cell office:value-type="float" office:value="1.41760175085015" calcext:value-type="float">
            <text:p>1.418</text:p>
          </table:table-cell>
          <table:table-cell office:value-type="float" office:value="1.43900985699785" calcext:value-type="float">
            <text:p>1.439</text:p>
          </table:table-cell>
          <table:table-cell office:value-type="float" office:value="1.33349629226006" calcext:value-type="float">
            <text:p>1.333</text:p>
          </table:table-cell>
        </table:table-row>
        <table:table-row table:style-name="ro1">
          <table:table-cell office:value-type="string" calcext:value-type="string">
            <text:p>Paracentral-Brainstem</text:p>
          </table:table-cell>
          <table:table-cell office:value-type="string" calcext:value-type="string">
            <text:p>S1-Thalfus</text:p>
          </table:table-cell>
          <table:table-cell office:value-type="float" office:value="0.34246" calcext:value-type="float">
            <text:p>0.34246</text:p>
          </table:table-cell>
          <table:table-cell office:value-type="float" office:value="0.52397" calcext:value-type="float">
            <text:p>0.52397</text:p>
          </table:table-cell>
          <table:table-cell office:value-type="float" office:value="0.52307" calcext:value-type="float">
            <text:p>0.52307</text:p>
          </table:table-cell>
          <table:table-cell office:value-type="float" office:value="1.43565510828709" calcext:value-type="float">
            <text:p>1.436</text:p>
          </table:table-cell>
          <table:table-cell office:value-type="float" office:value="1.70225263233038" calcext:value-type="float">
            <text:p>1.702</text:p>
          </table:table-cell>
          <table:table-cell office:value-type="float" office:value="1.61240567931981" calcext:value-type="float">
            <text:p>1.612</text:p>
          </table:table-cell>
          <table:table-cell office:value-type="float" office:value="1.81007427978633" calcext:value-type="float">
            <text:p>1.810</text:p>
          </table:table-cell>
          <table:table-cell office:value-type="float" office:value="1.43900985699785" calcext:value-type="float">
            <text:p>1.439</text:p>
          </table:table-cell>
          <table:table-cell office:value-type="float" office:value="1.54744335078152" calcext:value-type="float">
            <text:p>1.547</text:p>
          </table:table-cell>
        </table:table-row>
        <table:table-row table:style-name="ro1">
          <table:table-cell office:value-type="string" calcext:value-type="string">
            <text:p>Paracentral-Brainstem</text:p>
          </table:table-cell>
          <table:table-cell office:value-type="string" calcext:value-type="string">
            <text:p>Paracentral-Thalfus</text:p>
          </table:table-cell>
          <table:table-cell office:value-type="float" office:value="0.18457" calcext:value-type="float">
            <text:p>0.18457</text:p>
          </table:table-cell>
          <table:table-cell office:value-type="float" office:value="0.45942" calcext:value-type="float">
            <text:p>0.45942</text:p>
          </table:table-cell>
          <table:table-cell office:value-type="float" office:value="0.42025" calcext:value-type="float">
            <text:p>0.42025</text:p>
          </table:table-cell>
          <table:table-cell office:value-type="float" office:value="1.43565510828709" calcext:value-type="float">
            <text:p>1.436</text:p>
          </table:table-cell>
          <table:table-cell office:value-type="float" office:value="1.79805298465075" calcext:value-type="float">
            <text:p>1.798</text:p>
          </table:table-cell>
          <table:table-cell office:value-type="float" office:value="1.61240567931981" calcext:value-type="float">
            <text:p>1.612</text:p>
          </table:table-cell>
          <table:table-cell office:value-type="float" office:value="1.82913282376644" calcext:value-type="float">
            <text:p>1.829</text:p>
          </table:table-cell>
          <table:table-cell office:value-type="float" office:value="1.43900985699785" calcext:value-type="float">
            <text:p>1.439</text:p>
          </table:table-cell>
          <table:table-cell office:value-type="float" office:value="1.65843123491071" calcext:value-type="float">
            <text:p>1.658</text:p>
          </table:table-cell>
        </table:table-row>
        <table:table-row table:style-name="ro1">
          <table:table-cell office:value-type="string" calcext:value-type="string">
            <text:p>Paracentral-Brainstem</text:p>
          </table:table-cell>
          <table:table-cell office:value-type="string" calcext:value-type="string">
            <text:p>M1L-M1R</text:p>
          </table:table-cell>
          <table:table-cell office:value-type="float" office:value="0.02966" calcext:value-type="float">
            <text:p>0.02966</text:p>
          </table:table-cell>
          <table:table-cell office:value-type="float" office:value="0.07428" calcext:value-type="float">
            <text:p>0.07428</text:p>
          </table:table-cell>
          <table:table-cell office:value-type="float" office:value="0.181" calcext:value-type="float">
            <text:p>0.181</text:p>
          </table:table-cell>
          <table:table-cell office:value-type="float" office:value="1.43565510828709" calcext:value-type="float">
            <text:p>1.436</text:p>
          </table:table-cell>
          <table:table-cell office:value-type="float" office:value="2.30069398459369" calcext:value-type="float">
            <text:p>2.301</text:p>
          </table:table-cell>
          <table:table-cell office:value-type="float" office:value="1.61240567931981" calcext:value-type="float">
            <text:p>1.612</text:p>
          </table:table-cell>
          <table:table-cell office:value-type="float" office:value="2.30322832534768" calcext:value-type="float">
            <text:p>2.303</text:p>
          </table:table-cell>
          <table:table-cell office:value-type="float" office:value="1.43900985699785" calcext:value-type="float">
            <text:p>1.439</text:p>
          </table:table-cell>
          <table:table-cell office:value-type="float" office:value="1.94137505027115" calcext:value-type="float">
            <text:p>1.941</text:p>
          </table:table-cell>
        </table:table-row>
        <table:table-row table:style-name="ro1">
          <table:table-cell office:value-type="string" calcext:value-type="string">
            <text:p>Paracentral-Brainstem</text:p>
          </table:table-cell>
          <table:table-cell office:value-type="string" calcext:value-type="string">
            <text:p>S1L-S1R</text:p>
          </table:table-cell>
          <table:table-cell office:value-type="float" office:value="0.02871" calcext:value-type="float">
            <text:p>0.02871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75443" calcext:value-type="float">
            <text:p>0.75443</text:p>
          </table:table-cell>
          <table:table-cell office:value-type="float" office:value="1.43565510828709" calcext:value-type="float">
            <text:p>1.436</text:p>
          </table:table-cell>
          <table:table-cell office:value-type="float" office:value="1.97837127705068" calcext:value-type="float">
            <text:p>1.978</text:p>
          </table:table-cell>
          <table:table-cell office:value-type="float" office:value="1.61240567931981" calcext:value-type="float">
            <text:p>1.612</text:p>
          </table:table-cell>
          <table:table-cell office:value-type="float" office:value="2.15342072116642" calcext:value-type="float">
            <text:p>2.153</text:p>
          </table:table-cell>
          <table:table-cell office:value-type="float" office:value="1.43900985699785" calcext:value-type="float">
            <text:p>1.439</text:p>
          </table:table-cell>
          <table:table-cell office:value-type="float" office:value="1.50846506053781" calcext:value-type="float">
            <text:p>1.508</text:p>
          </table:table-cell>
        </table:table-row>
        <table:table-row table:style-name="ro1">
          <table:table-cell office:value-type="string" calcext:value-type="string">
            <text:p>Paracentral-Brainstem</text:p>
          </table:table-cell>
          <table:table-cell office:value-type="string" calcext:value-type="string">
            <text:p>S1-M1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317" calcext:value-type="float">
            <text:p>0.00317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1.43565510828709" calcext:value-type="float">
            <text:p>1.436</text:p>
          </table:table-cell>
          <table:table-cell office:value-type="float" office:value="2.71079850533131" calcext:value-type="float">
            <text:p>2.711</text:p>
          </table:table-cell>
          <table:table-cell office:value-type="float" office:value="1.61240567931981" calcext:value-type="float">
            <text:p>1.612</text:p>
          </table:table-cell>
          <table:table-cell office:value-type="float" office:value="2.66749992364788" calcext:value-type="float">
            <text:p>2.667</text:p>
          </table:table-cell>
          <table:table-cell office:value-type="float" office:value="1.43900985699785" calcext:value-type="float">
            <text:p>1.439</text:p>
          </table:table-cell>
          <table:table-cell office:value-type="float" office:value="2.21021926231474" calcext:value-type="float">
            <text:p>2.210</text:p>
          </table:table-cell>
        </table:table-row>
        <table:table-row table:style-name="ro1">
          <table:table-cell office:value-type="string" calcext:value-type="string">
            <text:p>M1-Caud</text:p>
          </table:table-cell>
          <table:table-cell office:value-type="string" calcext:value-type="string">
            <text:p>S1-Caud</text:p>
          </table:table-cell>
          <table:table-cell office:value-type="float" office:value="0.88851" calcext:value-type="float">
            <text:p>0.88851</text:p>
          </table:table-cell>
          <table:table-cell office:value-type="float" office:value="0.94357" calcext:value-type="float">
            <text:p>0.94357</text:p>
          </table:table-cell>
          <table:table-cell office:value-type="float" office:value="0.16053" calcext:value-type="float">
            <text:p>0.16053</text:p>
          </table:table-cell>
          <table:table-cell office:value-type="float" office:value="1.7018059657617" calcext:value-type="float">
            <text:p>1.702</text:p>
          </table:table-cell>
          <table:table-cell office:value-type="float" office:value="1.78334859032108" calcext:value-type="float">
            <text:p>1.783</text:p>
          </table:table-cell>
          <table:table-cell office:value-type="float" office:value="1.83796090659476" calcext:value-type="float">
            <text:p>1.838</text:p>
          </table:table-cell>
          <table:table-cell office:value-type="float" office:value="1.89188575284438" calcext:value-type="float">
            <text:p>1.892</text:p>
          </table:table-cell>
          <table:table-cell office:value-type="float" office:value="1.93528131733386" calcext:value-type="float">
            <text:p>1.935</text:p>
          </table:table-cell>
          <table:table-cell office:value-type="float" office:value="1.47049202093457" calcext:value-type="float">
            <text:p>1.470</text:p>
          </table:table-cell>
        </table:table-row>
        <table:table-row table:style-name="ro1">
          <table:table-cell office:value-type="string" calcext:value-type="string">
            <text:p>M1-Caud</text:p>
          </table:table-cell>
          <table:table-cell office:value-type="string" calcext:value-type="string">
            <text:p>Paracentral-Caud</text:p>
          </table:table-cell>
          <table:table-cell office:value-type="float" office:value="0.47111" calcext:value-type="float">
            <text:p>0.47111</text:p>
          </table:table-cell>
          <table:table-cell office:value-type="float" office:value="0.93179" calcext:value-type="float">
            <text:p>0.93179</text:p>
          </table:table-cell>
          <table:table-cell office:value-type="float" office:value="0.42025" calcext:value-type="float">
            <text:p>0.42025</text:p>
          </table:table-cell>
          <table:table-cell office:value-type="float" office:value="1.7018059657617" calcext:value-type="float">
            <text:p>1.702</text:p>
          </table:table-cell>
          <table:table-cell office:value-type="float" office:value="1.93798099342065" calcext:value-type="float">
            <text:p>1.938</text:p>
          </table:table-cell>
          <table:table-cell office:value-type="float" office:value="1.83796090659476" calcext:value-type="float">
            <text:p>1.838</text:p>
          </table:table-cell>
          <table:table-cell office:value-type="float" office:value="1.90220467274003" calcext:value-type="float">
            <text:p>1.902</text:p>
          </table:table-cell>
          <table:table-cell office:value-type="float" office:value="1.93528131733386" calcext:value-type="float">
            <text:p>1.935</text:p>
          </table:table-cell>
          <table:table-cell office:value-type="float" office:value="1.67304818310342" calcext:value-type="float">
            <text:p>1.673</text:p>
          </table:table-cell>
        </table:table-row>
        <table:table-row table:style-name="ro1">
          <table:table-cell office:value-type="string" calcext:value-type="string">
            <text:p>M1-Caud</text:p>
          </table:table-cell>
          <table:table-cell office:value-type="string" calcext:value-type="string">
            <text:p>M1-Lenti</text:p>
          </table:table-cell>
          <table:table-cell office:value-type="float" office:value="0.94211" calcext:value-type="float">
            <text:p>0.94211</text:p>
          </table:table-cell>
          <table:table-cell office:value-type="float" office:value="0.93606" calcext:value-type="float">
            <text:p>0.93606</text:p>
          </table:table-cell>
          <table:table-cell office:value-type="float" office:value="0.43711" calcext:value-type="float">
            <text:p>0.43711</text:p>
          </table:table-cell>
          <table:table-cell office:value-type="float" office:value="1.7018059657617" calcext:value-type="float">
            <text:p>1.702</text:p>
          </table:table-cell>
          <table:table-cell office:value-type="float" office:value="1.72564357467785" calcext:value-type="float">
            <text:p>1.726</text:p>
          </table:table-cell>
          <table:table-cell office:value-type="float" office:value="1.83796090659476" calcext:value-type="float">
            <text:p>1.838</text:p>
          </table:table-cell>
          <table:table-cell office:value-type="float" office:value="1.79237030733966" calcext:value-type="float">
            <text:p>1.792</text:p>
          </table:table-cell>
          <table:table-cell office:value-type="float" office:value="1.93528131733386" calcext:value-type="float">
            <text:p>1.935</text:p>
          </table:table-cell>
          <table:table-cell office:value-type="float" office:value="1.71423174147554" calcext:value-type="float">
            <text:p>1.714</text:p>
          </table:table-cell>
        </table:table-row>
        <table:table-row table:style-name="ro1">
          <table:table-cell office:value-type="string" calcext:value-type="string">
            <text:p>M1-Caud</text:p>
          </table:table-cell>
          <table:table-cell office:value-type="string" calcext:value-type="string">
            <text:p>S1-Lenti</text:p>
          </table:table-cell>
          <table:table-cell office:value-type="float" office:value="0.33437" calcext:value-type="float">
            <text:p>0.33437</text:p>
          </table:table-cell>
          <table:table-cell office:value-type="float" office:value="0.6445" calcext:value-type="float">
            <text:p>0.6445</text:p>
          </table:table-cell>
          <table:table-cell office:value-type="float" office:value="0.91572" calcext:value-type="float">
            <text:p>0.91572</text:p>
          </table:table-cell>
          <table:table-cell office:value-type="float" office:value="1.7018059657617" calcext:value-type="float">
            <text:p>1.702</text:p>
          </table:table-cell>
          <table:table-cell office:value-type="float" office:value="1.98340854556892" calcext:value-type="float">
            <text:p>1.983</text:p>
          </table:table-cell>
          <table:table-cell office:value-type="float" office:value="1.83796090659476" calcext:value-type="float">
            <text:p>1.838</text:p>
          </table:table-cell>
          <table:table-cell office:value-type="float" office:value="2.0014975647162" calcext:value-type="float">
            <text:p>2.001</text:p>
          </table:table-cell>
          <table:table-cell office:value-type="float" office:value="1.93528131733386" calcext:value-type="float">
            <text:p>1.935</text:p>
          </table:table-cell>
          <table:table-cell office:value-type="float" office:value="1.98118607032778" calcext:value-type="float">
            <text:p>1.981</text:p>
          </table:table-cell>
        </table:table-row>
        <table:table-row table:style-name="ro1">
          <table:table-cell office:value-type="string" calcext:value-type="string">
            <text:p>M1-Caud</text:p>
          </table:table-cell>
          <table:table-cell office:value-type="string" calcext:value-type="string">
            <text:p>Paracentral-Lenti</text:p>
          </table:table-cell>
          <table:table-cell office:value-type="float" office:value="0.88851" calcext:value-type="float">
            <text:p>0.88851</text:p>
          </table:table-cell>
          <table:table-cell office:value-type="float" office:value="0.9749" calcext:value-type="float">
            <text:p>0.9749</text:p>
          </table:table-cell>
          <table:table-cell office:value-type="float" office:value="0.30543" calcext:value-type="float">
            <text:p>0.30543</text:p>
          </table:table-cell>
          <table:table-cell office:value-type="float" office:value="1.7018059657617" calcext:value-type="float">
            <text:p>1.702</text:p>
          </table:table-cell>
          <table:table-cell office:value-type="float" office:value="1.76583080260304" calcext:value-type="float">
            <text:p>1.766</text:p>
          </table:table-cell>
          <table:table-cell office:value-type="float" office:value="1.83796090659476" calcext:value-type="float">
            <text:p>1.838</text:p>
          </table:table-cell>
          <table:table-cell office:value-type="float" office:value="1.823361400245" calcext:value-type="float">
            <text:p>1.823</text:p>
          </table:table-cell>
          <table:table-cell office:value-type="float" office:value="1.93528131733386" calcext:value-type="float">
            <text:p>1.935</text:p>
          </table:table-cell>
          <table:table-cell office:value-type="float" office:value="1.57989063439819" calcext:value-type="float">
            <text:p>1.580</text:p>
          </table:table-cell>
        </table:table-row>
        <table:table-row table:style-name="ro1">
          <table:table-cell office:value-type="string" calcext:value-type="string">
            <text:p>M1-Caud</text:p>
          </table:table-cell>
          <table:table-cell office:value-type="string" calcext:value-type="string">
            <text:p>M1-Thalfus</text:p>
          </table:table-cell>
          <table:table-cell office:value-type="float" office:value="0.17677" calcext:value-type="float">
            <text:p>0.17677</text:p>
          </table:table-cell>
          <table:table-cell office:value-type="float" office:value="0.09022" calcext:value-type="float">
            <text:p>0.09022</text:p>
          </table:table-cell>
          <table:table-cell office:value-type="float" office:value="0.03437" calcext:value-type="float">
            <text:p>0.03437</text:p>
          </table:table-cell>
          <table:table-cell office:value-type="float" office:value="1.7018059657617" calcext:value-type="float">
            <text:p>1.702</text:p>
          </table:table-cell>
          <table:table-cell office:value-type="float" office:value="1.3822077159082" calcext:value-type="float">
            <text:p>1.382</text:p>
          </table:table-cell>
          <table:table-cell office:value-type="float" office:value="1.83796090659476" calcext:value-type="float">
            <text:p>1.838</text:p>
          </table:table-cell>
          <table:table-cell office:value-type="float" office:value="1.41760175085015" calcext:value-type="float">
            <text:p>1.418</text:p>
          </table:table-cell>
          <table:table-cell office:value-type="float" office:value="1.93528131733386" calcext:value-type="float">
            <text:p>1.935</text:p>
          </table:table-cell>
          <table:table-cell office:value-type="float" office:value="1.33349629226006" calcext:value-type="float">
            <text:p>1.333</text:p>
          </table:table-cell>
        </table:table-row>
        <table:table-row table:style-name="ro1">
          <table:table-cell office:value-type="string" calcext:value-type="string">
            <text:p>M1-Caud</text:p>
          </table:table-cell>
          <table:table-cell office:value-type="string" calcext:value-type="string">
            <text:p>S1-Thalfus</text:p>
          </table:table-cell>
          <table:table-cell office:value-type="float" office:value="0.99847" calcext:value-type="float">
            <text:p>0.99847</text:p>
          </table:table-cell>
          <table:table-cell office:value-type="float" office:value="0.96056" calcext:value-type="float">
            <text:p>0.96056</text:p>
          </table:table-cell>
          <table:table-cell office:value-type="float" office:value="0.25774" calcext:value-type="float">
            <text:p>0.25774</text:p>
          </table:table-cell>
          <table:table-cell office:value-type="float" office:value="1.7018059657617" calcext:value-type="float">
            <text:p>1.702</text:p>
          </table:table-cell>
          <table:table-cell office:value-type="float" office:value="1.70225263233038" calcext:value-type="float">
            <text:p>1.702</text:p>
          </table:table-cell>
          <table:table-cell office:value-type="float" office:value="1.83796090659476" calcext:value-type="float">
            <text:p>1.838</text:p>
          </table:table-cell>
          <table:table-cell office:value-type="float" office:value="1.81007427978633" calcext:value-type="float">
            <text:p>1.810</text:p>
          </table:table-cell>
          <table:table-cell office:value-type="float" office:value="1.93528131733386" calcext:value-type="float">
            <text:p>1.935</text:p>
          </table:table-cell>
          <table:table-cell office:value-type="float" office:value="1.54744335078152" calcext:value-type="float">
            <text:p>1.547</text:p>
          </table:table-cell>
        </table:table-row>
        <table:table-row table:style-name="ro1">
          <table:table-cell office:value-type="string" calcext:value-type="string">
            <text:p>M1-Caud</text:p>
          </table:table-cell>
          <table:table-cell office:value-type="string" calcext:value-type="string">
            <text:p>Paracentral-Thalfus</text:p>
          </table:table-cell>
          <table:table-cell office:value-type="float" office:value="0.88851" calcext:value-type="float">
            <text:p>0.88851</text:p>
          </table:table-cell>
          <table:table-cell office:value-type="float" office:value="0.9749" calcext:value-type="float">
            <text:p>0.9749</text:p>
          </table:table-cell>
          <table:table-cell office:value-type="float" office:value="0.51951" calcext:value-type="float">
            <text:p>0.51951</text:p>
          </table:table-cell>
          <table:table-cell office:value-type="float" office:value="1.7018059657617" calcext:value-type="float">
            <text:p>1.702</text:p>
          </table:table-cell>
          <table:table-cell office:value-type="float" office:value="1.79805298465075" calcext:value-type="float">
            <text:p>1.798</text:p>
          </table:table-cell>
          <table:table-cell office:value-type="float" office:value="1.83796090659476" calcext:value-type="float">
            <text:p>1.838</text:p>
          </table:table-cell>
          <table:table-cell office:value-type="float" office:value="1.82913282376644" calcext:value-type="float">
            <text:p>1.829</text:p>
          </table:table-cell>
          <table:table-cell office:value-type="float" office:value="1.93528131733386" calcext:value-type="float">
            <text:p>1.935</text:p>
          </table:table-cell>
          <table:table-cell office:value-type="float" office:value="1.65843123491071" calcext:value-type="float">
            <text:p>1.658</text:p>
          </table:table-cell>
        </table:table-row>
        <table:table-row table:style-name="ro1">
          <table:table-cell office:value-type="string" calcext:value-type="string">
            <text:p>M1-Caud</text:p>
          </table:table-cell>
          <table:table-cell office:value-type="string" calcext:value-type="string">
            <text:p>M1L-M1R</text:p>
          </table:table-cell>
          <table:table-cell office:value-type="float" office:value="0.06364" calcext:value-type="float">
            <text:p>0.06364</text:p>
          </table:table-cell>
          <table:table-cell office:value-type="float" office:value="0.16777" calcext:value-type="float">
            <text:p>0.16777</text:p>
          </table:table-cell>
          <table:table-cell office:value-type="float" office:value="0.97782" calcext:value-type="float">
            <text:p>0.97782</text:p>
          </table:table-cell>
          <table:table-cell office:value-type="float" office:value="1.7018059657617" calcext:value-type="float">
            <text:p>1.702</text:p>
          </table:table-cell>
          <table:table-cell office:value-type="float" office:value="2.30069398459369" calcext:value-type="float">
            <text:p>2.301</text:p>
          </table:table-cell>
          <table:table-cell office:value-type="float" office:value="1.83796090659476" calcext:value-type="float">
            <text:p>1.838</text:p>
          </table:table-cell>
          <table:table-cell office:value-type="float" office:value="2.30322832534768" calcext:value-type="float">
            <text:p>2.303</text:p>
          </table:table-cell>
          <table:table-cell office:value-type="float" office:value="1.93528131733386" calcext:value-type="float">
            <text:p>1.935</text:p>
          </table:table-cell>
          <table:table-cell office:value-type="float" office:value="1.94137505027115" calcext:value-type="float">
            <text:p>1.941</text:p>
          </table:table-cell>
        </table:table-row>
        <table:table-row table:style-name="ro1">
          <table:table-cell office:value-type="string" calcext:value-type="string">
            <text:p>M1-Caud</text:p>
          </table:table-cell>
          <table:table-cell office:value-type="string" calcext:value-type="string">
            <text:p>S1L-S1R</text:p>
          </table:table-cell>
          <table:table-cell office:value-type="float" office:value="0.4157" calcext:value-type="float">
            <text:p>0.4157</text:p>
          </table:table-cell>
          <table:table-cell office:value-type="float" office:value="0.32872" calcext:value-type="float">
            <text:p>0.32872</text:p>
          </table:table-cell>
          <table:table-cell office:value-type="float" office:value="0.1804" calcext:value-type="float">
            <text:p>0.1804</text:p>
          </table:table-cell>
          <table:table-cell office:value-type="float" office:value="1.7018059657617" calcext:value-type="float">
            <text:p>1.702</text:p>
          </table:table-cell>
          <table:table-cell office:value-type="float" office:value="1.97837127705068" calcext:value-type="float">
            <text:p>1.978</text:p>
          </table:table-cell>
          <table:table-cell office:value-type="float" office:value="1.83796090659476" calcext:value-type="float">
            <text:p>1.838</text:p>
          </table:table-cell>
          <table:table-cell office:value-type="float" office:value="2.15342072116642" calcext:value-type="float">
            <text:p>2.153</text:p>
          </table:table-cell>
          <table:table-cell office:value-type="float" office:value="1.93528131733386" calcext:value-type="float">
            <text:p>1.935</text:p>
          </table:table-cell>
          <table:table-cell office:value-type="float" office:value="1.50846506053781" calcext:value-type="float">
            <text:p>1.508</text:p>
          </table:table-cell>
        </table:table-row>
        <table:table-row table:style-name="ro1">
          <table:table-cell office:value-type="string" calcext:value-type="string">
            <text:p>M1-Caud</text:p>
          </table:table-cell>
          <table:table-cell office:value-type="string" calcext:value-type="string">
            <text:p>S1-M1</text:p>
          </table:table-cell>
          <table:table-cell office:value-type="float" office:value="0.00483" calcext:value-type="float">
            <text:p>0.00483</text:p>
          </table:table-cell>
          <table:table-cell office:value-type="float" office:value="0.02082" calcext:value-type="float">
            <text:p>0.02082</text:p>
          </table:table-cell>
          <table:table-cell office:value-type="float" office:value="0.42025" calcext:value-type="float">
            <text:p>0.42025</text:p>
          </table:table-cell>
          <table:table-cell office:value-type="float" office:value="1.7018059657617" calcext:value-type="float">
            <text:p>1.702</text:p>
          </table:table-cell>
          <table:table-cell office:value-type="float" office:value="2.71079850533131" calcext:value-type="float">
            <text:p>2.711</text:p>
          </table:table-cell>
          <table:table-cell office:value-type="float" office:value="1.83796090659476" calcext:value-type="float">
            <text:p>1.838</text:p>
          </table:table-cell>
          <table:table-cell office:value-type="float" office:value="2.66749992364788" calcext:value-type="float">
            <text:p>2.667</text:p>
          </table:table-cell>
          <table:table-cell office:value-type="float" office:value="1.93528131733386" calcext:value-type="float">
            <text:p>1.935</text:p>
          </table:table-cell>
          <table:table-cell office:value-type="float" office:value="2.21021926231474" calcext:value-type="float">
            <text:p>2.210</text:p>
          </table:table-cell>
        </table:table-row>
        <table:table-row table:style-name="ro1">
          <table:table-cell office:value-type="string" calcext:value-type="string">
            <text:p>S1-Caud</text:p>
          </table:table-cell>
          <table:table-cell office:value-type="string" calcext:value-type="string">
            <text:p>Paracentral-Caud</text:p>
          </table:table-cell>
          <table:table-cell office:value-type="float" office:value="0.45021" calcext:value-type="float">
            <text:p>0.45021</text:p>
          </table:table-cell>
          <table:table-cell office:value-type="float" office:value="0.9749" calcext:value-type="float">
            <text:p>0.9749</text:p>
          </table:table-cell>
          <table:table-cell office:value-type="float" office:value="0.41084" calcext:value-type="float">
            <text:p>0.41084</text:p>
          </table:table-cell>
          <table:table-cell office:value-type="float" office:value="1.78334859032108" calcext:value-type="float">
            <text:p>1.783</text:p>
          </table:table-cell>
          <table:table-cell office:value-type="float" office:value="1.93798099342065" calcext:value-type="float">
            <text:p>1.938</text:p>
          </table:table-cell>
          <table:table-cell office:value-type="float" office:value="1.89188575284438" calcext:value-type="float">
            <text:p>1.892</text:p>
          </table:table-cell>
          <table:table-cell office:value-type="float" office:value="1.90220467274003" calcext:value-type="float">
            <text:p>1.902</text:p>
          </table:table-cell>
          <table:table-cell office:value-type="float" office:value="1.47049202093457" calcext:value-type="float">
            <text:p>1.470</text:p>
          </table:table-cell>
          <table:table-cell office:value-type="float" office:value="1.67304818310342" calcext:value-type="float">
            <text:p>1.673</text:p>
          </table:table-cell>
        </table:table-row>
        <table:table-row table:style-name="ro1">
          <table:table-cell office:value-type="string" calcext:value-type="string">
            <text:p>S1-Caud</text:p>
          </table:table-cell>
          <table:table-cell office:value-type="string" calcext:value-type="string">
            <text:p>M1-Lenti</text:p>
          </table:table-cell>
          <table:table-cell office:value-type="float" office:value="0.88851" calcext:value-type="float">
            <text:p>0.88851</text:p>
          </table:table-cell>
          <table:table-cell office:value-type="float" office:value="0.79979" calcext:value-type="float">
            <text:p>0.79979</text:p>
          </table:table-cell>
          <table:table-cell office:value-type="float" office:value="0.24587" calcext:value-type="float">
            <text:p>0.24587</text:p>
          </table:table-cell>
          <table:table-cell office:value-type="float" office:value="1.78334859032108" calcext:value-type="float">
            <text:p>1.783</text:p>
          </table:table-cell>
          <table:table-cell office:value-type="float" office:value="1.72564357467785" calcext:value-type="float">
            <text:p>1.726</text:p>
          </table:table-cell>
          <table:table-cell office:value-type="float" office:value="1.89188575284438" calcext:value-type="float">
            <text:p>1.892</text:p>
          </table:table-cell>
          <table:table-cell office:value-type="float" office:value="1.79237030733966" calcext:value-type="float">
            <text:p>1.792</text:p>
          </table:table-cell>
          <table:table-cell office:value-type="float" office:value="1.47049202093457" calcext:value-type="float">
            <text:p>1.470</text:p>
          </table:table-cell>
          <table:table-cell office:value-type="float" office:value="1.71423174147554" calcext:value-type="float">
            <text:p>1.714</text:p>
          </table:table-cell>
        </table:table-row>
        <table:table-row table:style-name="ro1">
          <table:table-cell office:value-type="string" calcext:value-type="string">
            <text:p>S1-Caud</text:p>
          </table:table-cell>
          <table:table-cell office:value-type="string" calcext:value-type="string">
            <text:p>S1-Lenti</text:p>
          </table:table-cell>
          <table:table-cell office:value-type="float" office:value="0.41601" calcext:value-type="float">
            <text:p>0.41601</text:p>
          </table:table-cell>
          <table:table-cell office:value-type="float" office:value="0.77291" calcext:value-type="float">
            <text:p>0.77291</text:p>
          </table:table-cell>
          <table:table-cell office:value-type="float" office:value="0.01889" calcext:value-type="float">
            <text:p>0.01889</text:p>
          </table:table-cell>
          <table:table-cell office:value-type="float" office:value="1.78334859032108" calcext:value-type="float">
            <text:p>1.783</text:p>
          </table:table-cell>
          <table:table-cell office:value-type="float" office:value="1.98340854556892" calcext:value-type="float">
            <text:p>1.983</text:p>
          </table:table-cell>
          <table:table-cell office:value-type="float" office:value="1.89188575284438" calcext:value-type="float">
            <text:p>1.892</text:p>
          </table:table-cell>
          <table:table-cell office:value-type="float" office:value="2.0014975647162" calcext:value-type="float">
            <text:p>2.001</text:p>
          </table:table-cell>
          <table:table-cell office:value-type="float" office:value="1.47049202093457" calcext:value-type="float">
            <text:p>1.470</text:p>
          </table:table-cell>
          <table:table-cell office:value-type="float" office:value="1.98118607032778" calcext:value-type="float">
            <text:p>1.981</text:p>
          </table:table-cell>
        </table:table-row>
        <table:table-row table:style-name="ro1">
          <table:table-cell office:value-type="string" calcext:value-type="string">
            <text:p>S1-Caud</text:p>
          </table:table-cell>
          <table:table-cell office:value-type="string" calcext:value-type="string">
            <text:p>Paracentral-Lenti</text:p>
          </table:table-cell>
          <table:table-cell office:value-type="float" office:value="0.95468" calcext:value-type="float">
            <text:p>0.95468</text:p>
          </table:table-cell>
          <table:table-cell office:value-type="float" office:value="0.88672" calcext:value-type="float">
            <text:p>0.88672</text:p>
          </table:table-cell>
          <table:table-cell office:value-type="float" office:value="0.58141" calcext:value-type="float">
            <text:p>0.58141</text:p>
          </table:table-cell>
          <table:table-cell office:value-type="float" office:value="1.78334859032108" calcext:value-type="float">
            <text:p>1.783</text:p>
          </table:table-cell>
          <table:table-cell office:value-type="float" office:value="1.76583080260304" calcext:value-type="float">
            <text:p>1.766</text:p>
          </table:table-cell>
          <table:table-cell office:value-type="float" office:value="1.89188575284438" calcext:value-type="float">
            <text:p>1.892</text:p>
          </table:table-cell>
          <table:table-cell office:value-type="float" office:value="1.823361400245" calcext:value-type="float">
            <text:p>1.823</text:p>
          </table:table-cell>
          <table:table-cell office:value-type="float" office:value="1.47049202093457" calcext:value-type="float">
            <text:p>1.470</text:p>
          </table:table-cell>
          <table:table-cell office:value-type="float" office:value="1.57989063439819" calcext:value-type="float">
            <text:p>1.580</text:p>
          </table:table-cell>
        </table:table-row>
        <table:table-row table:style-name="ro1">
          <table:table-cell office:value-type="string" calcext:value-type="string">
            <text:p>S1-Caud</text:p>
          </table:table-cell>
          <table:table-cell office:value-type="string" calcext:value-type="string">
            <text:p>M1-Thalfus</text:p>
          </table:table-cell>
          <table:table-cell office:value-type="float" office:value="0.14084" calcext:value-type="float">
            <text:p>0.14084</text:p>
          </table:table-cell>
          <table:table-cell office:value-type="float" office:value="0.10223" calcext:value-type="float">
            <text:p>0.10223</text:p>
          </table:table-cell>
          <table:table-cell office:value-type="float" office:value="0.43711" calcext:value-type="float">
            <text:p>0.43711</text:p>
          </table:table-cell>
          <table:table-cell office:value-type="float" office:value="1.78334859032108" calcext:value-type="float">
            <text:p>1.783</text:p>
          </table:table-cell>
          <table:table-cell office:value-type="float" office:value="1.3822077159082" calcext:value-type="float">
            <text:p>1.382</text:p>
          </table:table-cell>
          <table:table-cell office:value-type="float" office:value="1.89188575284438" calcext:value-type="float">
            <text:p>1.892</text:p>
          </table:table-cell>
          <table:table-cell office:value-type="float" office:value="1.41760175085015" calcext:value-type="float">
            <text:p>1.418</text:p>
          </table:table-cell>
          <table:table-cell office:value-type="float" office:value="1.47049202093457" calcext:value-type="float">
            <text:p>1.470</text:p>
          </table:table-cell>
          <table:table-cell office:value-type="float" office:value="1.33349629226006" calcext:value-type="float">
            <text:p>1.333</text:p>
          </table:table-cell>
        </table:table-row>
        <table:table-row table:style-name="ro1">
          <table:table-cell office:value-type="string" calcext:value-type="string">
            <text:p>S1-Caud</text:p>
          </table:table-cell>
          <table:table-cell office:value-type="string" calcext:value-type="string">
            <text:p>S1-Thalfus</text:p>
          </table:table-cell>
          <table:table-cell office:value-type="float" office:value="0.7947" calcext:value-type="float">
            <text:p>0.7947</text:p>
          </table:table-cell>
          <table:table-cell office:value-type="float" office:value="0.79979" calcext:value-type="float">
            <text:p>0.79979</text:p>
          </table:table-cell>
          <table:table-cell office:value-type="float" office:value="0.67831" calcext:value-type="float">
            <text:p>0.67831</text:p>
          </table:table-cell>
          <table:table-cell office:value-type="float" office:value="1.78334859032108" calcext:value-type="float">
            <text:p>1.783</text:p>
          </table:table-cell>
          <table:table-cell office:value-type="float" office:value="1.70225263233038" calcext:value-type="float">
            <text:p>1.702</text:p>
          </table:table-cell>
          <table:table-cell office:value-type="float" office:value="1.89188575284438" calcext:value-type="float">
            <text:p>1.892</text:p>
          </table:table-cell>
          <table:table-cell office:value-type="float" office:value="1.81007427978633" calcext:value-type="float">
            <text:p>1.810</text:p>
          </table:table-cell>
          <table:table-cell office:value-type="float" office:value="1.47049202093457" calcext:value-type="float">
            <text:p>1.470</text:p>
          </table:table-cell>
          <table:table-cell office:value-type="float" office:value="1.54744335078152" calcext:value-type="float">
            <text:p>1.547</text:p>
          </table:table-cell>
        </table:table-row>
        <table:table-row table:style-name="ro1">
          <table:table-cell office:value-type="string" calcext:value-type="string">
            <text:p>S1-Caud</text:p>
          </table:table-cell>
          <table:table-cell office:value-type="string" calcext:value-type="string">
            <text:p>Paracentral-Thalfus</text:p>
          </table:table-cell>
          <table:table-cell office:value-type="float" office:value="0.96484" calcext:value-type="float">
            <text:p>0.96484</text:p>
          </table:table-cell>
          <table:table-cell office:value-type="float" office:value="0.93277" calcext:value-type="float">
            <text:p>0.93277</text:p>
          </table:table-cell>
          <table:table-cell office:value-type="float" office:value="0.43711" calcext:value-type="float">
            <text:p>0.43711</text:p>
          </table:table-cell>
          <table:table-cell office:value-type="float" office:value="1.78334859032108" calcext:value-type="float">
            <text:p>1.783</text:p>
          </table:table-cell>
          <table:table-cell office:value-type="float" office:value="1.79805298465075" calcext:value-type="float">
            <text:p>1.798</text:p>
          </table:table-cell>
          <table:table-cell office:value-type="float" office:value="1.89188575284438" calcext:value-type="float">
            <text:p>1.892</text:p>
          </table:table-cell>
          <table:table-cell office:value-type="float" office:value="1.82913282376644" calcext:value-type="float">
            <text:p>1.829</text:p>
          </table:table-cell>
          <table:table-cell office:value-type="float" office:value="1.47049202093457" calcext:value-type="float">
            <text:p>1.470</text:p>
          </table:table-cell>
          <table:table-cell office:value-type="float" office:value="1.65843123491071" calcext:value-type="float">
            <text:p>1.658</text:p>
          </table:table-cell>
        </table:table-row>
        <table:table-row table:style-name="ro1">
          <table:table-cell office:value-type="string" calcext:value-type="string">
            <text:p>S1-Caud</text:p>
          </table:table-cell>
          <table:table-cell office:value-type="string" calcext:value-type="string">
            <text:p>M1L-M1R</text:p>
          </table:table-cell>
          <table:table-cell office:value-type="float" office:value="0.14795" calcext:value-type="float">
            <text:p>0.14795</text:p>
          </table:table-cell>
          <table:table-cell office:value-type="float" office:value="0.25469" calcext:value-type="float">
            <text:p>0.25469</text:p>
          </table:table-cell>
          <table:table-cell office:value-type="float" office:value="0.1804" calcext:value-type="float">
            <text:p>0.1804</text:p>
          </table:table-cell>
          <table:table-cell office:value-type="float" office:value="1.78334859032108" calcext:value-type="float">
            <text:p>1.783</text:p>
          </table:table-cell>
          <table:table-cell office:value-type="float" office:value="2.30069398459369" calcext:value-type="float">
            <text:p>2.301</text:p>
          </table:table-cell>
          <table:table-cell office:value-type="float" office:value="1.89188575284438" calcext:value-type="float">
            <text:p>1.892</text:p>
          </table:table-cell>
          <table:table-cell office:value-type="float" office:value="2.30322832534768" calcext:value-type="float">
            <text:p>2.303</text:p>
          </table:table-cell>
          <table:table-cell office:value-type="float" office:value="1.47049202093457" calcext:value-type="float">
            <text:p>1.470</text:p>
          </table:table-cell>
          <table:table-cell office:value-type="float" office:value="1.94137505027115" calcext:value-type="float">
            <text:p>1.941</text:p>
          </table:table-cell>
        </table:table-row>
        <table:table-row table:style-name="ro1">
          <table:table-cell office:value-type="string" calcext:value-type="string">
            <text:p>S1-Caud</text:p>
          </table:table-cell>
          <table:table-cell office:value-type="string" calcext:value-type="string">
            <text:p>S1L-S1R</text:p>
          </table:table-cell>
          <table:table-cell office:value-type="float" office:value="0.33626" calcext:value-type="float">
            <text:p>0.33626</text:p>
          </table:table-cell>
          <table:table-cell office:value-type="float" office:value="0.20463" calcext:value-type="float">
            <text:p>0.20463</text:p>
          </table:table-cell>
          <table:table-cell office:value-type="float" office:value="0.8594" calcext:value-type="float">
            <text:p>0.8594</text:p>
          </table:table-cell>
          <table:table-cell office:value-type="float" office:value="1.78334859032108" calcext:value-type="float">
            <text:p>1.783</text:p>
          </table:table-cell>
          <table:table-cell office:value-type="float" office:value="1.97837127705068" calcext:value-type="float">
            <text:p>1.978</text:p>
          </table:table-cell>
          <table:table-cell office:value-type="float" office:value="1.89188575284438" calcext:value-type="float">
            <text:p>1.892</text:p>
          </table:table-cell>
          <table:table-cell office:value-type="float" office:value="2.15342072116642" calcext:value-type="float">
            <text:p>2.153</text:p>
          </table:table-cell>
          <table:table-cell office:value-type="float" office:value="1.47049202093457" calcext:value-type="float">
            <text:p>1.470</text:p>
          </table:table-cell>
          <table:table-cell office:value-type="float" office:value="1.50846506053781" calcext:value-type="float">
            <text:p>1.508</text:p>
          </table:table-cell>
        </table:table-row>
        <table:table-row table:style-name="ro1">
          <table:table-cell office:value-type="string" calcext:value-type="string">
            <text:p>S1-Caud</text:p>
          </table:table-cell>
          <table:table-cell office:value-type="string" calcext:value-type="string">
            <text:p>S1-M1</text:p>
          </table:table-cell>
          <table:table-cell office:value-type="float" office:value="0.00463" calcext:value-type="float">
            <text:p>0.00463</text:p>
          </table:table-cell>
          <table:table-cell office:value-type="float" office:value="0.02082" calcext:value-type="float">
            <text:p>0.02082</text:p>
          </table:table-cell>
          <table:table-cell office:value-type="float" office:value="0.0052" calcext:value-type="float">
            <text:p>0.0052</text:p>
          </table:table-cell>
          <table:table-cell office:value-type="float" office:value="1.78334859032108" calcext:value-type="float">
            <text:p>1.783</text:p>
          </table:table-cell>
          <table:table-cell office:value-type="float" office:value="2.71079850533131" calcext:value-type="float">
            <text:p>2.711</text:p>
          </table:table-cell>
          <table:table-cell office:value-type="float" office:value="1.89188575284438" calcext:value-type="float">
            <text:p>1.892</text:p>
          </table:table-cell>
          <table:table-cell office:value-type="float" office:value="2.66749992364788" calcext:value-type="float">
            <text:p>2.667</text:p>
          </table:table-cell>
          <table:table-cell office:value-type="float" office:value="1.47049202093457" calcext:value-type="float">
            <text:p>1.470</text:p>
          </table:table-cell>
          <table:table-cell office:value-type="float" office:value="2.21021926231474" calcext:value-type="float">
            <text:p>2.210</text:p>
          </table:table-cell>
        </table:table-row>
        <table:table-row table:style-name="ro1">
          <table:table-cell office:value-type="string" calcext:value-type="string">
            <text:p>Paracentral-Caud</text:p>
          </table:table-cell>
          <table:table-cell office:value-type="string" calcext:value-type="string">
            <text:p>M1-Lenti</text:p>
          </table:table-cell>
          <table:table-cell office:value-type="float" office:value="0.30538" calcext:value-type="float">
            <text:p>0.30538</text:p>
          </table:table-cell>
          <table:table-cell office:value-type="float" office:value="0.6445" calcext:value-type="float">
            <text:p>0.6445</text:p>
          </table:table-cell>
          <table:table-cell office:value-type="float" office:value="0.8684" calcext:value-type="float">
            <text:p>0.8684</text:p>
          </table:table-cell>
          <table:table-cell office:value-type="float" office:value="1.93798099342065" calcext:value-type="float">
            <text:p>1.938</text:p>
          </table:table-cell>
          <table:table-cell office:value-type="float" office:value="1.72564357467785" calcext:value-type="float">
            <text:p>1.726</text:p>
          </table:table-cell>
          <table:table-cell office:value-type="float" office:value="1.90220467274003" calcext:value-type="float">
            <text:p>1.902</text:p>
          </table:table-cell>
          <table:table-cell office:value-type="float" office:value="1.79237030733966" calcext:value-type="float">
            <text:p>1.792</text:p>
          </table:table-cell>
          <table:table-cell office:value-type="float" office:value="1.67304818310342" calcext:value-type="float">
            <text:p>1.673</text:p>
          </table:table-cell>
          <table:table-cell office:value-type="float" office:value="1.71423174147554" calcext:value-type="float">
            <text:p>1.714</text:p>
          </table:table-cell>
        </table:table-row>
        <table:table-row table:style-name="ro1">
          <table:table-cell office:value-type="string" calcext:value-type="string">
            <text:p>Paracentral-Caud</text:p>
          </table:table-cell>
          <table:table-cell office:value-type="string" calcext:value-type="string">
            <text:p>S1-Lenti</text:p>
          </table:table-cell>
          <table:table-cell office:value-type="float" office:value="0.89304" calcext:value-type="float">
            <text:p>0.89304</text:p>
          </table:table-cell>
          <table:table-cell office:value-type="float" office:value="0.79979" calcext:value-type="float">
            <text:p>0.79979</text:p>
          </table:table-cell>
          <table:table-cell office:value-type="float" office:value="0.2739" calcext:value-type="float">
            <text:p>0.2739</text:p>
          </table:table-cell>
          <table:table-cell office:value-type="float" office:value="1.93798099342065" calcext:value-type="float">
            <text:p>1.938</text:p>
          </table:table-cell>
          <table:table-cell office:value-type="float" office:value="1.98340854556892" calcext:value-type="float">
            <text:p>1.983</text:p>
          </table:table-cell>
          <table:table-cell office:value-type="float" office:value="1.90220467274003" calcext:value-type="float">
            <text:p>1.902</text:p>
          </table:table-cell>
          <table:table-cell office:value-type="float" office:value="2.0014975647162" calcext:value-type="float">
            <text:p>2.001</text:p>
          </table:table-cell>
          <table:table-cell office:value-type="float" office:value="1.67304818310342" calcext:value-type="float">
            <text:p>1.673</text:p>
          </table:table-cell>
          <table:table-cell office:value-type="float" office:value="1.98118607032778" calcext:value-type="float">
            <text:p>1.981</text:p>
          </table:table-cell>
        </table:table-row>
        <table:table-row table:style-name="ro1">
          <table:table-cell office:value-type="string" calcext:value-type="string">
            <text:p>Paracentral-Caud</text:p>
          </table:table-cell>
          <table:table-cell office:value-type="string" calcext:value-type="string">
            <text:p>Paracentral-Lenti</text:p>
          </table:table-cell>
          <table:table-cell office:value-type="float" office:value="0.38122" calcext:value-type="float">
            <text:p>0.38122</text:p>
          </table:table-cell>
          <table:table-cell office:value-type="float" office:value="0.79098" calcext:value-type="float">
            <text:p>0.79098</text:p>
          </table:table-cell>
          <table:table-cell office:value-type="float" office:value="0.70118" calcext:value-type="float">
            <text:p>0.70118</text:p>
          </table:table-cell>
          <table:table-cell office:value-type="float" office:value="1.93798099342065" calcext:value-type="float">
            <text:p>1.938</text:p>
          </table:table-cell>
          <table:table-cell office:value-type="float" office:value="1.76583080260304" calcext:value-type="float">
            <text:p>1.766</text:p>
          </table:table-cell>
          <table:table-cell office:value-type="float" office:value="1.90220467274003" calcext:value-type="float">
            <text:p>1.902</text:p>
          </table:table-cell>
          <table:table-cell office:value-type="float" office:value="1.823361400245" calcext:value-type="float">
            <text:p>1.823</text:p>
          </table:table-cell>
          <table:table-cell office:value-type="float" office:value="1.67304818310342" calcext:value-type="float">
            <text:p>1.673</text:p>
          </table:table-cell>
          <table:table-cell office:value-type="float" office:value="1.57989063439819" calcext:value-type="float">
            <text:p>1.580</text:p>
          </table:table-cell>
        </table:table-row>
        <table:table-row table:style-name="ro1">
          <table:table-cell office:value-type="string" calcext:value-type="string">
            <text:p>Paracentral-Caud</text:p>
          </table:table-cell>
          <table:table-cell office:value-type="string" calcext:value-type="string">
            <text:p>M1-Thalfus</text:p>
          </table:table-cell>
          <table:table-cell office:value-type="float" office:value="0.01859" calcext:value-type="float">
            <text:p>0.01859</text:p>
          </table:table-cell>
          <table:table-cell office:value-type="float" office:value="0.03884" calcext:value-type="float">
            <text:p>0.03884</text:p>
          </table:table-cell>
          <table:table-cell office:value-type="float" office:value="0.19453" calcext:value-type="float">
            <text:p>0.19453</text:p>
          </table:table-cell>
          <table:table-cell office:value-type="float" office:value="1.93798099342065" calcext:value-type="float">
            <text:p>1.938</text:p>
          </table:table-cell>
          <table:table-cell office:value-type="float" office:value="1.3822077159082" calcext:value-type="float">
            <text:p>1.382</text:p>
          </table:table-cell>
          <table:table-cell office:value-type="float" office:value="1.90220467274003" calcext:value-type="float">
            <text:p>1.902</text:p>
          </table:table-cell>
          <table:table-cell office:value-type="float" office:value="1.41760175085015" calcext:value-type="float">
            <text:p>1.418</text:p>
          </table:table-cell>
          <table:table-cell office:value-type="float" office:value="1.67304818310342" calcext:value-type="float">
            <text:p>1.673</text:p>
          </table:table-cell>
          <table:table-cell office:value-type="float" office:value="1.33349629226006" calcext:value-type="float">
            <text:p>1.333</text:p>
          </table:table-cell>
        </table:table-row>
        <table:table-row table:style-name="ro1">
          <table:table-cell office:value-type="string" calcext:value-type="string">
            <text:p>Paracentral-Caud</text:p>
          </table:table-cell>
          <table:table-cell office:value-type="string" calcext:value-type="string">
            <text:p>S1-Thalfus</text:p>
          </table:table-cell>
          <table:table-cell office:value-type="float" office:value="0.36235" calcext:value-type="float">
            <text:p>0.36235</text:p>
          </table:table-cell>
          <table:table-cell office:value-type="float" office:value="0.80036" calcext:value-type="float">
            <text:p>0.80036</text:p>
          </table:table-cell>
          <table:table-cell office:value-type="float" office:value="0.67831" calcext:value-type="float">
            <text:p>0.67831</text:p>
          </table:table-cell>
          <table:table-cell office:value-type="float" office:value="1.93798099342065" calcext:value-type="float">
            <text:p>1.938</text:p>
          </table:table-cell>
          <table:table-cell office:value-type="float" office:value="1.70225263233038" calcext:value-type="float">
            <text:p>1.702</text:p>
          </table:table-cell>
          <table:table-cell office:value-type="float" office:value="1.90220467274003" calcext:value-type="float">
            <text:p>1.902</text:p>
          </table:table-cell>
          <table:table-cell office:value-type="float" office:value="1.81007427978633" calcext:value-type="float">
            <text:p>1.810</text:p>
          </table:table-cell>
          <table:table-cell office:value-type="float" office:value="1.67304818310342" calcext:value-type="float">
            <text:p>1.673</text:p>
          </table:table-cell>
          <table:table-cell office:value-type="float" office:value="1.54744335078152" calcext:value-type="float">
            <text:p>1.547</text:p>
          </table:table-cell>
        </table:table-row>
        <table:table-row table:style-name="ro1">
          <table:table-cell office:value-type="string" calcext:value-type="string">
            <text:p>Paracentral-Caud</text:p>
          </table:table-cell>
          <table:table-cell office:value-type="string" calcext:value-type="string">
            <text:p>Paracentral-Thalfus</text:p>
          </table:table-cell>
          <table:table-cell office:value-type="float" office:value="0.63672" calcext:value-type="float">
            <text:p>0.63672</text:p>
          </table:table-cell>
          <table:table-cell office:value-type="float" office:value="0.86926" calcext:value-type="float">
            <text:p>0.86926</text:p>
          </table:table-cell>
          <table:table-cell office:value-type="float" office:value="0.96287" calcext:value-type="float">
            <text:p>0.96287</text:p>
          </table:table-cell>
          <table:table-cell office:value-type="float" office:value="1.93798099342065" calcext:value-type="float">
            <text:p>1.938</text:p>
          </table:table-cell>
          <table:table-cell office:value-type="float" office:value="1.79805298465075" calcext:value-type="float">
            <text:p>1.798</text:p>
          </table:table-cell>
          <table:table-cell office:value-type="float" office:value="1.90220467274003" calcext:value-type="float">
            <text:p>1.902</text:p>
          </table:table-cell>
          <table:table-cell office:value-type="float" office:value="1.82913282376644" calcext:value-type="float">
            <text:p>1.829</text:p>
          </table:table-cell>
          <table:table-cell office:value-type="float" office:value="1.67304818310342" calcext:value-type="float">
            <text:p>1.673</text:p>
          </table:table-cell>
          <table:table-cell office:value-type="float" office:value="1.65843123491071" calcext:value-type="float">
            <text:p>1.658</text:p>
          </table:table-cell>
        </table:table-row>
        <table:table-row table:style-name="ro1">
          <table:table-cell office:value-type="string" calcext:value-type="string">
            <text:p>Paracentral-Caud</text:p>
          </table:table-cell>
          <table:table-cell office:value-type="string" calcext:value-type="string">
            <text:p>M1L-M1R</text:p>
          </table:table-cell>
          <table:table-cell office:value-type="float" office:value="0.27343" calcext:value-type="float">
            <text:p>0.27343</text:p>
          </table:table-cell>
          <table:table-cell office:value-type="float" office:value="0.21333" calcext:value-type="float">
            <text:p>0.21333</text:p>
          </table:table-cell>
          <table:table-cell office:value-type="float" office:value="0.41084" calcext:value-type="float">
            <text:p>0.41084</text:p>
          </table:table-cell>
          <table:table-cell office:value-type="float" office:value="1.93798099342065" calcext:value-type="float">
            <text:p>1.938</text:p>
          </table:table-cell>
          <table:table-cell office:value-type="float" office:value="2.30069398459369" calcext:value-type="float">
            <text:p>2.301</text:p>
          </table:table-cell>
          <table:table-cell office:value-type="float" office:value="1.90220467274003" calcext:value-type="float">
            <text:p>1.902</text:p>
          </table:table-cell>
          <table:table-cell office:value-type="float" office:value="2.30322832534768" calcext:value-type="float">
            <text:p>2.303</text:p>
          </table:table-cell>
          <table:table-cell office:value-type="float" office:value="1.67304818310342" calcext:value-type="float">
            <text:p>1.673</text:p>
          </table:table-cell>
          <table:table-cell office:value-type="float" office:value="1.94137505027115" calcext:value-type="float">
            <text:p>1.941</text:p>
          </table:table-cell>
        </table:table-row>
        <table:table-row table:style-name="ro1">
          <table:table-cell office:value-type="string" calcext:value-type="string">
            <text:p>Paracentral-Caud</text:p>
          </table:table-cell>
          <table:table-cell office:value-type="string" calcext:value-type="string">
            <text:p>S1L-S1R</text:p>
          </table:table-cell>
          <table:table-cell office:value-type="float" office:value="0.89225" calcext:value-type="float">
            <text:p>0.89225</text:p>
          </table:table-cell>
          <table:table-cell office:value-type="float" office:value="0.25185" calcext:value-type="float">
            <text:p>0.25185</text:p>
          </table:table-cell>
          <table:table-cell office:value-type="float" office:value="0.2717" calcext:value-type="float">
            <text:p>0.2717</text:p>
          </table:table-cell>
          <table:table-cell office:value-type="float" office:value="1.93798099342065" calcext:value-type="float">
            <text:p>1.938</text:p>
          </table:table-cell>
          <table:table-cell office:value-type="float" office:value="1.97837127705068" calcext:value-type="float">
            <text:p>1.978</text:p>
          </table:table-cell>
          <table:table-cell office:value-type="float" office:value="1.90220467274003" calcext:value-type="float">
            <text:p>1.902</text:p>
          </table:table-cell>
          <table:table-cell office:value-type="float" office:value="2.15342072116642" calcext:value-type="float">
            <text:p>2.153</text:p>
          </table:table-cell>
          <table:table-cell office:value-type="float" office:value="1.67304818310342" calcext:value-type="float">
            <text:p>1.673</text:p>
          </table:table-cell>
          <table:table-cell office:value-type="float" office:value="1.50846506053781" calcext:value-type="float">
            <text:p>1.508</text:p>
          </table:table-cell>
        </table:table-row>
        <table:table-row table:style-name="ro1">
          <table:table-cell office:value-type="string" calcext:value-type="string">
            <text:p>Paracentral-Caud</text:p>
          </table:table-cell>
          <table:table-cell office:value-type="string" calcext:value-type="string">
            <text:p>S1-M1</text:p>
          </table:table-cell>
          <table:table-cell office:value-type="float" office:value="0.00463" calcext:value-type="float">
            <text:p>0.00463</text:p>
          </table:table-cell>
          <table:table-cell office:value-type="float" office:value="0.00523" calcext:value-type="float">
            <text:p>0.00523</text:p>
          </table:table-cell>
          <table:table-cell office:value-type="float" office:value="0.03348" calcext:value-type="float">
            <text:p>0.03348</text:p>
          </table:table-cell>
          <table:table-cell office:value-type="float" office:value="1.93798099342065" calcext:value-type="float">
            <text:p>1.938</text:p>
          </table:table-cell>
          <table:table-cell office:value-type="float" office:value="2.71079850533131" calcext:value-type="float">
            <text:p>2.711</text:p>
          </table:table-cell>
          <table:table-cell office:value-type="float" office:value="1.90220467274003" calcext:value-type="float">
            <text:p>1.902</text:p>
          </table:table-cell>
          <table:table-cell office:value-type="float" office:value="2.66749992364788" calcext:value-type="float">
            <text:p>2.667</text:p>
          </table:table-cell>
          <table:table-cell office:value-type="float" office:value="1.67304818310342" calcext:value-type="float">
            <text:p>1.673</text:p>
          </table:table-cell>
          <table:table-cell office:value-type="float" office:value="2.21021926231474" calcext:value-type="float">
            <text:p>2.210</text:p>
          </table:table-cell>
        </table:table-row>
        <table:table-row table:style-name="ro1">
          <table:table-cell office:value-type="string" calcext:value-type="string">
            <text:p>M1-Lenti</text:p>
          </table:table-cell>
          <table:table-cell office:value-type="string" calcext:value-type="string">
            <text:p>S1-Lenti</text:p>
          </table:table-cell>
          <table:table-cell office:value-type="float" office:value="0.22398" calcext:value-type="float">
            <text:p>0.22398</text:p>
          </table:table-cell>
          <table:table-cell office:value-type="float" office:value="0.33351" calcext:value-type="float">
            <text:p>0.33351</text:p>
          </table:table-cell>
          <table:table-cell office:value-type="float" office:value="0.1804" calcext:value-type="float">
            <text:p>0.1804</text:p>
          </table:table-cell>
          <table:table-cell office:value-type="float" office:value="1.72564357467785" calcext:value-type="float">
            <text:p>1.726</text:p>
          </table:table-cell>
          <table:table-cell office:value-type="float" office:value="1.98340854556892" calcext:value-type="float">
            <text:p>1.983</text:p>
          </table:table-cell>
          <table:table-cell office:value-type="float" office:value="1.79237030733966" calcext:value-type="float">
            <text:p>1.792</text:p>
          </table:table-cell>
          <table:table-cell office:value-type="float" office:value="2.0014975647162" calcext:value-type="float">
            <text:p>2.001</text:p>
          </table:table-cell>
          <table:table-cell office:value-type="float" office:value="1.71423174147554" calcext:value-type="float">
            <text:p>1.714</text:p>
          </table:table-cell>
          <table:table-cell office:value-type="float" office:value="1.98118607032778" calcext:value-type="float">
            <text:p>1.981</text:p>
          </table:table-cell>
        </table:table-row>
        <table:table-row table:style-name="ro1">
          <table:table-cell office:value-type="string" calcext:value-type="string">
            <text:p>M1-Lenti</text:p>
          </table:table-cell>
          <table:table-cell office:value-type="string" calcext:value-type="string">
            <text:p>Paracentral-Lenti</text:p>
          </table:table-cell>
          <table:table-cell office:value-type="float" office:value="0.88851" calcext:value-type="float">
            <text:p>0.88851</text:p>
          </table:table-cell>
          <table:table-cell office:value-type="float" office:value="0.94357" calcext:value-type="float">
            <text:p>0.94357</text:p>
          </table:table-cell>
          <table:table-cell office:value-type="float" office:value="0.51213" calcext:value-type="float">
            <text:p>0.51213</text:p>
          </table:table-cell>
          <table:table-cell office:value-type="float" office:value="1.72564357467785" calcext:value-type="float">
            <text:p>1.726</text:p>
          </table:table-cell>
          <table:table-cell office:value-type="float" office:value="1.76583080260304" calcext:value-type="float">
            <text:p>1.766</text:p>
          </table:table-cell>
          <table:table-cell office:value-type="float" office:value="1.79237030733966" calcext:value-type="float">
            <text:p>1.792</text:p>
          </table:table-cell>
          <table:table-cell office:value-type="float" office:value="1.823361400245" calcext:value-type="float">
            <text:p>1.823</text:p>
          </table:table-cell>
          <table:table-cell office:value-type="float" office:value="1.71423174147554" calcext:value-type="float">
            <text:p>1.714</text:p>
          </table:table-cell>
          <table:table-cell office:value-type="float" office:value="1.57989063439819" calcext:value-type="float">
            <text:p>1.580</text:p>
          </table:table-cell>
        </table:table-row>
        <table:table-row table:style-name="ro1">
          <table:table-cell office:value-type="string" calcext:value-type="string">
            <text:p>M1-Lenti</text:p>
          </table:table-cell>
          <table:table-cell office:value-type="string" calcext:value-type="string">
            <text:p>M1-Thalfus</text:p>
          </table:table-cell>
          <table:table-cell office:value-type="float" office:value="0.0597" calcext:value-type="float">
            <text:p>0.0597</text:p>
          </table:table-cell>
          <table:table-cell office:value-type="float" office:value="0.02379" calcext:value-type="float">
            <text:p>0.02379</text:p>
          </table:table-cell>
          <table:table-cell office:value-type="float" office:value="0.02561" calcext:value-type="float">
            <text:p>0.02561</text:p>
          </table:table-cell>
          <table:table-cell office:value-type="float" office:value="1.72564357467785" calcext:value-type="float">
            <text:p>1.726</text:p>
          </table:table-cell>
          <table:table-cell office:value-type="float" office:value="1.3822077159082" calcext:value-type="float">
            <text:p>1.382</text:p>
          </table:table-cell>
          <table:table-cell office:value-type="float" office:value="1.79237030733966" calcext:value-type="float">
            <text:p>1.792</text:p>
          </table:table-cell>
          <table:table-cell office:value-type="float" office:value="1.41760175085015" calcext:value-type="float">
            <text:p>1.418</text:p>
          </table:table-cell>
          <table:table-cell office:value-type="float" office:value="1.71423174147554" calcext:value-type="float">
            <text:p>1.714</text:p>
          </table:table-cell>
          <table:table-cell office:value-type="float" office:value="1.33349629226006" calcext:value-type="float">
            <text:p>1.333</text:p>
          </table:table-cell>
        </table:table-row>
        <table:table-row table:style-name="ro1">
          <table:table-cell office:value-type="string" calcext:value-type="string">
            <text:p>M1-Lenti</text:p>
          </table:table-cell>
          <table:table-cell office:value-type="string" calcext:value-type="string">
            <text:p>S1-Thalfus</text:p>
          </table:table-cell>
          <table:table-cell office:value-type="float" office:value="0.94211" calcext:value-type="float">
            <text:p>0.94211</text:p>
          </table:table-cell>
          <table:table-cell office:value-type="float" office:value="0.9749" calcext:value-type="float">
            <text:p>0.9749</text:p>
          </table:table-cell>
          <table:table-cell office:value-type="float" office:value="0.51531" calcext:value-type="float">
            <text:p>0.51531</text:p>
          </table:table-cell>
          <table:table-cell office:value-type="float" office:value="1.72564357467785" calcext:value-type="float">
            <text:p>1.726</text:p>
          </table:table-cell>
          <table:table-cell office:value-type="float" office:value="1.70225263233038" calcext:value-type="float">
            <text:p>1.702</text:p>
          </table:table-cell>
          <table:table-cell office:value-type="float" office:value="1.79237030733966" calcext:value-type="float">
            <text:p>1.792</text:p>
          </table:table-cell>
          <table:table-cell office:value-type="float" office:value="1.81007427978633" calcext:value-type="float">
            <text:p>1.810</text:p>
          </table:table-cell>
          <table:table-cell office:value-type="float" office:value="1.71423174147554" calcext:value-type="float">
            <text:p>1.714</text:p>
          </table:table-cell>
          <table:table-cell office:value-type="float" office:value="1.54744335078152" calcext:value-type="float">
            <text:p>1.547</text:p>
          </table:table-cell>
        </table:table-row>
        <table:table-row table:style-name="ro1">
          <table:table-cell office:value-type="string" calcext:value-type="string">
            <text:p>M1-Lenti</text:p>
          </table:table-cell>
          <table:table-cell office:value-type="string" calcext:value-type="string">
            <text:p>Paracentral-Thalfus</text:p>
          </table:table-cell>
          <table:table-cell office:value-type="float" office:value="0.88422" calcext:value-type="float">
            <text:p>0.88422</text:p>
          </table:table-cell>
          <table:table-cell office:value-type="float" office:value="0.94725" calcext:value-type="float">
            <text:p>0.94725</text:p>
          </table:table-cell>
          <table:table-cell office:value-type="float" office:value="0.8684" calcext:value-type="float">
            <text:p>0.8684</text:p>
          </table:table-cell>
          <table:table-cell office:value-type="float" office:value="1.72564357467785" calcext:value-type="float">
            <text:p>1.726</text:p>
          </table:table-cell>
          <table:table-cell office:value-type="float" office:value="1.79805298465075" calcext:value-type="float">
            <text:p>1.798</text:p>
          </table:table-cell>
          <table:table-cell office:value-type="float" office:value="1.79237030733966" calcext:value-type="float">
            <text:p>1.792</text:p>
          </table:table-cell>
          <table:table-cell office:value-type="float" office:value="1.82913282376644" calcext:value-type="float">
            <text:p>1.829</text:p>
          </table:table-cell>
          <table:table-cell office:value-type="float" office:value="1.71423174147554" calcext:value-type="float">
            <text:p>1.714</text:p>
          </table:table-cell>
          <table:table-cell office:value-type="float" office:value="1.65843123491071" calcext:value-type="float">
            <text:p>1.658</text:p>
          </table:table-cell>
        </table:table-row>
        <table:table-row table:style-name="ro1">
          <table:table-cell office:value-type="string" calcext:value-type="string">
            <text:p>M1-Lenti</text:p>
          </table:table-cell>
          <table:table-cell office:value-type="string" calcext:value-type="string">
            <text:p>M1L-M1R</text:p>
          </table:table-cell>
          <table:table-cell office:value-type="float" office:value="0.01459" calcext:value-type="float">
            <text:p>0.01459</text:p>
          </table:table-cell>
          <table:table-cell office:value-type="float" office:value="0.02607" calcext:value-type="float">
            <text:p>0.02607</text:p>
          </table:table-cell>
          <table:table-cell office:value-type="float" office:value="0.43711" calcext:value-type="float">
            <text:p>0.43711</text:p>
          </table:table-cell>
          <table:table-cell office:value-type="float" office:value="1.72564357467785" calcext:value-type="float">
            <text:p>1.726</text:p>
          </table:table-cell>
          <table:table-cell office:value-type="float" office:value="2.30069398459369" calcext:value-type="float">
            <text:p>2.301</text:p>
          </table:table-cell>
          <table:table-cell office:value-type="float" office:value="1.79237030733966" calcext:value-type="float">
            <text:p>1.792</text:p>
          </table:table-cell>
          <table:table-cell office:value-type="float" office:value="2.30322832534768" calcext:value-type="float">
            <text:p>2.303</text:p>
          </table:table-cell>
          <table:table-cell office:value-type="float" office:value="1.71423174147554" calcext:value-type="float">
            <text:p>1.714</text:p>
          </table:table-cell>
          <table:table-cell office:value-type="float" office:value="1.94137505027115" calcext:value-type="float">
            <text:p>1.941</text:p>
          </table:table-cell>
        </table:table-row>
        <table:table-row table:style-name="ro1">
          <table:table-cell office:value-type="string" calcext:value-type="string">
            <text:p>M1-Lenti</text:p>
          </table:table-cell>
          <table:table-cell office:value-type="string" calcext:value-type="string">
            <text:p>S1L-S1R</text:p>
          </table:table-cell>
          <table:table-cell office:value-type="float" office:value="0.28155" calcext:value-type="float">
            <text:p>0.28155</text:p>
          </table:table-cell>
          <table:table-cell office:value-type="float" office:value="0.10802" calcext:value-type="float">
            <text:p>0.10802</text:p>
          </table:table-cell>
          <table:table-cell office:value-type="float" office:value="0.2717" calcext:value-type="float">
            <text:p>0.2717</text:p>
          </table:table-cell>
          <table:table-cell office:value-type="float" office:value="1.72564357467785" calcext:value-type="float">
            <text:p>1.726</text:p>
          </table:table-cell>
          <table:table-cell office:value-type="float" office:value="1.97837127705068" calcext:value-type="float">
            <text:p>1.978</text:p>
          </table:table-cell>
          <table:table-cell office:value-type="float" office:value="1.79237030733966" calcext:value-type="float">
            <text:p>1.792</text:p>
          </table:table-cell>
          <table:table-cell office:value-type="float" office:value="2.15342072116642" calcext:value-type="float">
            <text:p>2.153</text:p>
          </table:table-cell>
          <table:table-cell office:value-type="float" office:value="1.71423174147554" calcext:value-type="float">
            <text:p>1.714</text:p>
          </table:table-cell>
          <table:table-cell office:value-type="float" office:value="1.50846506053781" calcext:value-type="float">
            <text:p>1.508</text:p>
          </table:table-cell>
        </table:table-row>
        <table:table-row table:style-name="ro1">
          <table:table-cell office:value-type="string" calcext:value-type="string">
            <text:p>M1-Lenti</text:p>
          </table:table-cell>
          <table:table-cell office:value-type="string" calcext:value-type="string">
            <text:p>S1-M1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0.01662" calcext:value-type="float">
            <text:p>0.01662</text:p>
          </table:table-cell>
          <table:table-cell office:value-type="float" office:value="1.72564357467785" calcext:value-type="float">
            <text:p>1.726</text:p>
          </table:table-cell>
          <table:table-cell office:value-type="float" office:value="2.71079850533131" calcext:value-type="float">
            <text:p>2.711</text:p>
          </table:table-cell>
          <table:table-cell office:value-type="float" office:value="1.79237030733966" calcext:value-type="float">
            <text:p>1.792</text:p>
          </table:table-cell>
          <table:table-cell office:value-type="float" office:value="2.66749992364788" calcext:value-type="float">
            <text:p>2.667</text:p>
          </table:table-cell>
          <table:table-cell office:value-type="float" office:value="1.71423174147554" calcext:value-type="float">
            <text:p>1.714</text:p>
          </table:table-cell>
          <table:table-cell office:value-type="float" office:value="2.21021926231474" calcext:value-type="float">
            <text:p>2.210</text:p>
          </table:table-cell>
        </table:table-row>
        <table:table-row table:style-name="ro1">
          <table:table-cell office:value-type="string" calcext:value-type="string">
            <text:p>S1-Lenti</text:p>
          </table:table-cell>
          <table:table-cell office:value-type="string" calcext:value-type="string">
            <text:p>Paracentral-Lenti</text:p>
          </table:table-cell>
          <table:table-cell office:value-type="float" office:value="0.36235" calcext:value-type="float">
            <text:p>0.36235</text:p>
          </table:table-cell>
          <table:table-cell office:value-type="float" office:value="0.48884" calcext:value-type="float">
            <text:p>0.48884</text:p>
          </table:table-cell>
          <table:table-cell office:value-type="float" office:value="0.03156" calcext:value-type="float">
            <text:p>0.03156</text:p>
          </table:table-cell>
          <table:table-cell office:value-type="float" office:value="1.98340854556892" calcext:value-type="float">
            <text:p>1.983</text:p>
          </table:table-cell>
          <table:table-cell office:value-type="float" office:value="1.76583080260304" calcext:value-type="float">
            <text:p>1.766</text:p>
          </table:table-cell>
          <table:table-cell office:value-type="float" office:value="2.0014975647162" calcext:value-type="float">
            <text:p>2.001</text:p>
          </table:table-cell>
          <table:table-cell office:value-type="float" office:value="1.823361400245" calcext:value-type="float">
            <text:p>1.823</text:p>
          </table:table-cell>
          <table:table-cell office:value-type="float" office:value="1.98118607032778" calcext:value-type="float">
            <text:p>1.981</text:p>
          </table:table-cell>
          <table:table-cell office:value-type="float" office:value="1.57989063439819" calcext:value-type="float">
            <text:p>1.580</text:p>
          </table:table-cell>
        </table:table-row>
        <table:table-row table:style-name="ro1">
          <table:table-cell office:value-type="string" calcext:value-type="string">
            <text:p>S1-Lenti</text:p>
          </table:table-cell>
          <table:table-cell office:value-type="string" calcext:value-type="string">
            <text:p>M1-Thalfus</text:p>
          </table:table-cell>
          <table:table-cell office:value-type="float" office:value="0.00553" calcext:value-type="float">
            <text:p>0.00553</text:p>
          </table:table-cell>
          <table:table-cell office:value-type="float" office:value="0.01077" calcext:value-type="float">
            <text:p>0.01077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1.98340854556892" calcext:value-type="float">
            <text:p>1.983</text:p>
          </table:table-cell>
          <table:table-cell office:value-type="float" office:value="1.3822077159082" calcext:value-type="float">
            <text:p>1.382</text:p>
          </table:table-cell>
          <table:table-cell office:value-type="float" office:value="2.0014975647162" calcext:value-type="float">
            <text:p>2.001</text:p>
          </table:table-cell>
          <table:table-cell office:value-type="float" office:value="1.41760175085015" calcext:value-type="float">
            <text:p>1.418</text:p>
          </table:table-cell>
          <table:table-cell office:value-type="float" office:value="1.98118607032778" calcext:value-type="float">
            <text:p>1.981</text:p>
          </table:table-cell>
          <table:table-cell office:value-type="float" office:value="1.33349629226006" calcext:value-type="float">
            <text:p>1.333</text:p>
          </table:table-cell>
        </table:table-row>
        <table:table-row table:style-name="ro1">
          <table:table-cell office:value-type="string" calcext:value-type="string">
            <text:p>S1-Lenti</text:p>
          </table:table-cell>
          <table:table-cell office:value-type="string" calcext:value-type="string">
            <text:p>S1-Thalfus</text:p>
          </table:table-cell>
          <table:table-cell office:value-type="float" office:value="0.14795" calcext:value-type="float">
            <text:p>0.14795</text:p>
          </table:table-cell>
          <table:table-cell office:value-type="float" office:value="0.32872" calcext:value-type="float">
            <text:p>0.32872</text:p>
          </table:table-cell>
          <table:table-cell office:value-type="float" office:value="0.02382" calcext:value-type="float">
            <text:p>0.02382</text:p>
          </table:table-cell>
          <table:table-cell office:value-type="float" office:value="1.98340854556892" calcext:value-type="float">
            <text:p>1.983</text:p>
          </table:table-cell>
          <table:table-cell office:value-type="float" office:value="1.70225263233038" calcext:value-type="float">
            <text:p>1.702</text:p>
          </table:table-cell>
          <table:table-cell office:value-type="float" office:value="2.0014975647162" calcext:value-type="float">
            <text:p>2.001</text:p>
          </table:table-cell>
          <table:table-cell office:value-type="float" office:value="1.81007427978633" calcext:value-type="float">
            <text:p>1.810</text:p>
          </table:table-cell>
          <table:table-cell office:value-type="float" office:value="1.98118607032778" calcext:value-type="float">
            <text:p>1.981</text:p>
          </table:table-cell>
          <table:table-cell office:value-type="float" office:value="1.54744335078152" calcext:value-type="float">
            <text:p>1.547</text:p>
          </table:table-cell>
        </table:table-row>
        <table:table-row table:style-name="ro1">
          <table:table-cell office:value-type="string" calcext:value-type="string">
            <text:p>S1-Lenti</text:p>
          </table:table-cell>
          <table:table-cell office:value-type="string" calcext:value-type="string">
            <text:p>Paracentral-Thalfus</text:p>
          </table:table-cell>
          <table:table-cell office:value-type="float" office:value="0.54406" calcext:value-type="float">
            <text:p>0.54406</text:p>
          </table:table-cell>
          <table:table-cell office:value-type="float" office:value="0.60366" calcext:value-type="float">
            <text:p>0.60366</text:p>
          </table:table-cell>
          <table:table-cell office:value-type="float" office:value="0.24587" calcext:value-type="float">
            <text:p>0.24587</text:p>
          </table:table-cell>
          <table:table-cell office:value-type="float" office:value="1.98340854556892" calcext:value-type="float">
            <text:p>1.983</text:p>
          </table:table-cell>
          <table:table-cell office:value-type="float" office:value="1.79805298465075" calcext:value-type="float">
            <text:p>1.798</text:p>
          </table:table-cell>
          <table:table-cell office:value-type="float" office:value="2.0014975647162" calcext:value-type="float">
            <text:p>2.001</text:p>
          </table:table-cell>
          <table:table-cell office:value-type="float" office:value="1.82913282376644" calcext:value-type="float">
            <text:p>1.829</text:p>
          </table:table-cell>
          <table:table-cell office:value-type="float" office:value="1.98118607032778" calcext:value-type="float">
            <text:p>1.981</text:p>
          </table:table-cell>
          <table:table-cell office:value-type="float" office:value="1.65843123491071" calcext:value-type="float">
            <text:p>1.658</text:p>
          </table:table-cell>
        </table:table-row>
        <table:table-row table:style-name="ro1">
          <table:table-cell office:value-type="string" calcext:value-type="string">
            <text:p>S1-Lenti</text:p>
          </table:table-cell>
          <table:table-cell office:value-type="string" calcext:value-type="string">
            <text:p>M1L-M1R</text:p>
          </table:table-cell>
          <table:table-cell office:value-type="float" office:value="0.34697" calcext:value-type="float">
            <text:p>0.34697</text:p>
          </table:table-cell>
          <table:table-cell office:value-type="float" office:value="0.40771" calcext:value-type="float">
            <text:p>0.40771</text:p>
          </table:table-cell>
          <table:table-cell office:value-type="float" office:value="0.92544" calcext:value-type="float">
            <text:p>0.92544</text:p>
          </table:table-cell>
          <table:table-cell office:value-type="float" office:value="1.98340854556892" calcext:value-type="float">
            <text:p>1.983</text:p>
          </table:table-cell>
          <table:table-cell office:value-type="float" office:value="2.30069398459369" calcext:value-type="float">
            <text:p>2.301</text:p>
          </table:table-cell>
          <table:table-cell office:value-type="float" office:value="2.0014975647162" calcext:value-type="float">
            <text:p>2.001</text:p>
          </table:table-cell>
          <table:table-cell office:value-type="float" office:value="2.30322832534768" calcext:value-type="float">
            <text:p>2.303</text:p>
          </table:table-cell>
          <table:table-cell office:value-type="float" office:value="1.98118607032778" calcext:value-type="float">
            <text:p>1.981</text:p>
          </table:table-cell>
          <table:table-cell office:value-type="float" office:value="1.94137505027115" calcext:value-type="float">
            <text:p>1.941</text:p>
          </table:table-cell>
        </table:table-row>
        <table:table-row table:style-name="ro1">
          <table:table-cell office:value-type="string" calcext:value-type="string">
            <text:p>S1-Lenti</text:p>
          </table:table-cell>
          <table:table-cell office:value-type="string" calcext:value-type="string">
            <text:p>S1L-S1R</text:p>
          </table:table-cell>
          <table:table-cell office:value-type="float" office:value="0.98464" calcext:value-type="float">
            <text:p>0.98464</text:p>
          </table:table-cell>
          <table:table-cell office:value-type="float" office:value="0.48884" calcext:value-type="float">
            <text:p>0.48884</text:p>
          </table:table-cell>
          <table:table-cell office:value-type="float" office:value="0.02031" calcext:value-type="float">
            <text:p>0.02031</text:p>
          </table:table-cell>
          <table:table-cell office:value-type="float" office:value="1.98340854556892" calcext:value-type="float">
            <text:p>1.983</text:p>
          </table:table-cell>
          <table:table-cell office:value-type="float" office:value="1.97837127705068" calcext:value-type="float">
            <text:p>1.978</text:p>
          </table:table-cell>
          <table:table-cell office:value-type="float" office:value="2.0014975647162" calcext:value-type="float">
            <text:p>2.001</text:p>
          </table:table-cell>
          <table:table-cell office:value-type="float" office:value="2.15342072116642" calcext:value-type="float">
            <text:p>2.153</text:p>
          </table:table-cell>
          <table:table-cell office:value-type="float" office:value="1.98118607032778" calcext:value-type="float">
            <text:p>1.981</text:p>
          </table:table-cell>
          <table:table-cell office:value-type="float" office:value="1.50846506053781" calcext:value-type="float">
            <text:p>1.508</text:p>
          </table:table-cell>
        </table:table-row>
        <table:table-row table:style-name="ro1">
          <table:table-cell office:value-type="string" calcext:value-type="string">
            <text:p>S1-Lenti</text:p>
          </table:table-cell>
          <table:table-cell office:value-type="string" calcext:value-type="string">
            <text:p>S1-M1</text:p>
          </table:table-cell>
          <table:table-cell office:value-type="float" office:value="0.00763" calcext:value-type="float">
            <text:p>0.00763</text:p>
          </table:table-cell>
          <table:table-cell office:value-type="float" office:value="0.02082" calcext:value-type="float">
            <text:p>0.02082</text:p>
          </table:table-cell>
          <table:table-cell office:value-type="float" office:value="0.42025" calcext:value-type="float">
            <text:p>0.42025</text:p>
          </table:table-cell>
          <table:table-cell office:value-type="float" office:value="1.98340854556892" calcext:value-type="float">
            <text:p>1.983</text:p>
          </table:table-cell>
          <table:table-cell office:value-type="float" office:value="2.71079850533131" calcext:value-type="float">
            <text:p>2.711</text:p>
          </table:table-cell>
          <table:table-cell office:value-type="float" office:value="2.0014975647162" calcext:value-type="float">
            <text:p>2.001</text:p>
          </table:table-cell>
          <table:table-cell office:value-type="float" office:value="2.66749992364788" calcext:value-type="float">
            <text:p>2.667</text:p>
          </table:table-cell>
          <table:table-cell office:value-type="float" office:value="1.98118607032778" calcext:value-type="float">
            <text:p>1.981</text:p>
          </table:table-cell>
          <table:table-cell office:value-type="float" office:value="2.21021926231474" calcext:value-type="float">
            <text:p>2.210</text:p>
          </table:table-cell>
        </table:table-row>
        <table:table-row table:style-name="ro1">
          <table:table-cell office:value-type="string" calcext:value-type="string">
            <text:p>Paracentral-Lenti</text:p>
          </table:table-cell>
          <table:table-cell office:value-type="string" calcext:value-type="string">
            <text:p>M1-Thalfus</text:p>
          </table:table-cell>
          <table:table-cell office:value-type="float" office:value="0.11035" calcext:value-type="float">
            <text:p>0.11035</text:p>
          </table:table-cell>
          <table:table-cell office:value-type="float" office:value="0.07854" calcext:value-type="float">
            <text:p>0.07854</text:p>
          </table:table-cell>
          <table:table-cell office:value-type="float" office:value="0.23349" calcext:value-type="float">
            <text:p>0.23349</text:p>
          </table:table-cell>
          <table:table-cell office:value-type="float" office:value="1.76583080260304" calcext:value-type="float">
            <text:p>1.766</text:p>
          </table:table-cell>
          <table:table-cell office:value-type="float" office:value="1.3822077159082" calcext:value-type="float">
            <text:p>1.382</text:p>
          </table:table-cell>
          <table:table-cell office:value-type="float" office:value="1.823361400245" calcext:value-type="float">
            <text:p>1.823</text:p>
          </table:table-cell>
          <table:table-cell office:value-type="float" office:value="1.41760175085015" calcext:value-type="float">
            <text:p>1.418</text:p>
          </table:table-cell>
          <table:table-cell office:value-type="float" office:value="1.57989063439819" calcext:value-type="float">
            <text:p>1.580</text:p>
          </table:table-cell>
          <table:table-cell office:value-type="float" office:value="1.33349629226006" calcext:value-type="float">
            <text:p>1.333</text:p>
          </table:table-cell>
        </table:table-row>
        <table:table-row table:style-name="ro1">
          <table:table-cell office:value-type="string" calcext:value-type="string">
            <text:p>Paracentral-Lenti</text:p>
          </table:table-cell>
          <table:table-cell office:value-type="string" calcext:value-type="string">
            <text:p>S1-Thalfus</text:p>
          </table:table-cell>
          <table:table-cell office:value-type="float" office:value="0.88851" calcext:value-type="float">
            <text:p>0.88851</text:p>
          </table:table-cell>
          <table:table-cell office:value-type="float" office:value="0.9749" calcext:value-type="float">
            <text:p>0.9749</text:p>
          </table:table-cell>
          <table:table-cell office:value-type="float" office:value="0.91079" calcext:value-type="float">
            <text:p>0.91079</text:p>
          </table:table-cell>
          <table:table-cell office:value-type="float" office:value="1.76583080260304" calcext:value-type="float">
            <text:p>1.766</text:p>
          </table:table-cell>
          <table:table-cell office:value-type="float" office:value="1.70225263233038" calcext:value-type="float">
            <text:p>1.702</text:p>
          </table:table-cell>
          <table:table-cell office:value-type="float" office:value="1.823361400245" calcext:value-type="float">
            <text:p>1.823</text:p>
          </table:table-cell>
          <table:table-cell office:value-type="float" office:value="1.81007427978633" calcext:value-type="float">
            <text:p>1.810</text:p>
          </table:table-cell>
          <table:table-cell office:value-type="float" office:value="1.57989063439819" calcext:value-type="float">
            <text:p>1.580</text:p>
          </table:table-cell>
          <table:table-cell office:value-type="float" office:value="1.54744335078152" calcext:value-type="float">
            <text:p>1.547</text:p>
          </table:table-cell>
        </table:table-row>
        <table:table-row table:style-name="ro1">
          <table:table-cell office:value-type="string" calcext:value-type="string">
            <text:p>Paracentral-Lenti</text:p>
          </table:table-cell>
          <table:table-cell office:value-type="string" calcext:value-type="string">
            <text:p>Paracentral-Thalfus</text:p>
          </table:table-cell>
          <table:table-cell office:value-type="float" office:value="0.89304" calcext:value-type="float">
            <text:p>0.89304</text:p>
          </table:table-cell>
          <table:table-cell office:value-type="float" office:value="0.9749" calcext:value-type="float">
            <text:p>0.9749</text:p>
          </table:table-cell>
          <table:table-cell office:value-type="float" office:value="0.70118" calcext:value-type="float">
            <text:p>0.70118</text:p>
          </table:table-cell>
          <table:table-cell office:value-type="float" office:value="1.76583080260304" calcext:value-type="float">
            <text:p>1.766</text:p>
          </table:table-cell>
          <table:table-cell office:value-type="float" office:value="1.79805298465075" calcext:value-type="float">
            <text:p>1.798</text:p>
          </table:table-cell>
          <table:table-cell office:value-type="float" office:value="1.823361400245" calcext:value-type="float">
            <text:p>1.823</text:p>
          </table:table-cell>
          <table:table-cell office:value-type="float" office:value="1.82913282376644" calcext:value-type="float">
            <text:p>1.829</text:p>
          </table:table-cell>
          <table:table-cell office:value-type="float" office:value="1.57989063439819" calcext:value-type="float">
            <text:p>1.580</text:p>
          </table:table-cell>
          <table:table-cell office:value-type="float" office:value="1.65843123491071" calcext:value-type="float">
            <text:p>1.658</text:p>
          </table:table-cell>
        </table:table-row>
        <table:table-row table:style-name="ro1">
          <table:table-cell office:value-type="string" calcext:value-type="string">
            <text:p>Paracentral-Lenti</text:p>
          </table:table-cell>
          <table:table-cell office:value-type="string" calcext:value-type="string">
            <text:p>M1L-M1R</text:p>
          </table:table-cell>
          <table:table-cell office:value-type="float" office:value="0.12155" calcext:value-type="float">
            <text:p>0.12155</text:p>
          </table:table-cell>
          <table:table-cell office:value-type="float" office:value="0.18545" calcext:value-type="float">
            <text:p>0.18545</text:p>
          </table:table-cell>
          <table:table-cell office:value-type="float" office:value="0.41084" calcext:value-type="float">
            <text:p>0.41084</text:p>
          </table:table-cell>
          <table:table-cell office:value-type="float" office:value="1.76583080260304" calcext:value-type="float">
            <text:p>1.766</text:p>
          </table:table-cell>
          <table:table-cell office:value-type="float" office:value="2.30069398459369" calcext:value-type="float">
            <text:p>2.301</text:p>
          </table:table-cell>
          <table:table-cell office:value-type="float" office:value="1.823361400245" calcext:value-type="float">
            <text:p>1.823</text:p>
          </table:table-cell>
          <table:table-cell office:value-type="float" office:value="2.30322832534768" calcext:value-type="float">
            <text:p>2.303</text:p>
          </table:table-cell>
          <table:table-cell office:value-type="float" office:value="1.57989063439819" calcext:value-type="float">
            <text:p>1.580</text:p>
          </table:table-cell>
          <table:table-cell office:value-type="float" office:value="1.94137505027115" calcext:value-type="float">
            <text:p>1.941</text:p>
          </table:table-cell>
        </table:table-row>
        <table:table-row table:style-name="ro1">
          <table:table-cell office:value-type="string" calcext:value-type="string">
            <text:p>Paracentral-Lenti</text:p>
          </table:table-cell>
          <table:table-cell office:value-type="string" calcext:value-type="string">
            <text:p>S1L-S1R</text:p>
          </table:table-cell>
          <table:table-cell office:value-type="float" office:value="0.29954" calcext:value-type="float">
            <text:p>0.29954</text:p>
          </table:table-cell>
          <table:table-cell office:value-type="float" office:value="0.10802" calcext:value-type="float">
            <text:p>0.10802</text:p>
          </table:table-cell>
          <table:table-cell office:value-type="float" office:value="0.70118" calcext:value-type="float">
            <text:p>0.70118</text:p>
          </table:table-cell>
          <table:table-cell office:value-type="float" office:value="1.76583080260304" calcext:value-type="float">
            <text:p>1.766</text:p>
          </table:table-cell>
          <table:table-cell office:value-type="float" office:value="1.97837127705068" calcext:value-type="float">
            <text:p>1.978</text:p>
          </table:table-cell>
          <table:table-cell office:value-type="float" office:value="1.823361400245" calcext:value-type="float">
            <text:p>1.823</text:p>
          </table:table-cell>
          <table:table-cell office:value-type="float" office:value="2.15342072116642" calcext:value-type="float">
            <text:p>2.153</text:p>
          </table:table-cell>
          <table:table-cell office:value-type="float" office:value="1.57989063439819" calcext:value-type="float">
            <text:p>1.580</text:p>
          </table:table-cell>
          <table:table-cell office:value-type="float" office:value="1.50846506053781" calcext:value-type="float">
            <text:p>1.508</text:p>
          </table:table-cell>
        </table:table-row>
        <table:table-row table:style-name="ro1">
          <table:table-cell office:value-type="string" calcext:value-type="string">
            <text:p>Paracentral-Lenti</text:p>
          </table:table-cell>
          <table:table-cell office:value-type="string" calcext:value-type="string">
            <text:p>S1-M1</text:p>
          </table:table-cell>
          <table:table-cell office:value-type="float" office:value="0.00268" calcext:value-type="float">
            <text:p>0.00268</text:p>
          </table:table-cell>
          <table:table-cell office:value-type="float" office:value="0.00583" calcext:value-type="float">
            <text:p>0.00583</text:p>
          </table:table-cell>
          <table:table-cell office:value-type="float" office:value="0.01469" calcext:value-type="float">
            <text:p>0.01469</text:p>
          </table:table-cell>
          <table:table-cell office:value-type="float" office:value="1.76583080260304" calcext:value-type="float">
            <text:p>1.766</text:p>
          </table:table-cell>
          <table:table-cell office:value-type="float" office:value="2.71079850533131" calcext:value-type="float">
            <text:p>2.711</text:p>
          </table:table-cell>
          <table:table-cell office:value-type="float" office:value="1.823361400245" calcext:value-type="float">
            <text:p>1.823</text:p>
          </table:table-cell>
          <table:table-cell office:value-type="float" office:value="2.66749992364788" calcext:value-type="float">
            <text:p>2.667</text:p>
          </table:table-cell>
          <table:table-cell office:value-type="float" office:value="1.57989063439819" calcext:value-type="float">
            <text:p>1.580</text:p>
          </table:table-cell>
          <table:table-cell office:value-type="float" office:value="2.21021926231474" calcext:value-type="float">
            <text:p>2.210</text:p>
          </table:table-cell>
        </table:table-row>
        <table:table-row table:style-name="ro1">
          <table:table-cell office:value-type="string" calcext:value-type="string">
            <text:p>M1-Thalfus</text:p>
          </table:table-cell>
          <table:table-cell office:value-type="string" calcext:value-type="string">
            <text:p>S1-Thalfus</text:p>
          </table:table-cell>
          <table:table-cell office:value-type="float" office:value="0.17135" calcext:value-type="float">
            <text:p>0.17135</text:p>
          </table:table-cell>
          <table:table-cell office:value-type="float" office:value="0.10559" calcext:value-type="float">
            <text:p>0.10559</text:p>
          </table:table-cell>
          <table:table-cell office:value-type="float" office:value="0.18823" calcext:value-type="float">
            <text:p>0.18823</text:p>
          </table:table-cell>
          <table:table-cell office:value-type="float" office:value="1.3822077159082" calcext:value-type="float">
            <text:p>1.382</text:p>
          </table:table-cell>
          <table:table-cell office:value-type="float" office:value="1.70225263233038" calcext:value-type="float">
            <text:p>1.702</text:p>
          </table:table-cell>
          <table:table-cell office:value-type="float" office:value="1.41760175085015" calcext:value-type="float">
            <text:p>1.418</text:p>
          </table:table-cell>
          <table:table-cell office:value-type="float" office:value="1.81007427978633" calcext:value-type="float">
            <text:p>1.810</text:p>
          </table:table-cell>
          <table:table-cell office:value-type="float" office:value="1.33349629226006" calcext:value-type="float">
            <text:p>1.333</text:p>
          </table:table-cell>
          <table:table-cell office:value-type="float" office:value="1.54744335078152" calcext:value-type="float">
            <text:p>1.547</text:p>
          </table:table-cell>
        </table:table-row>
        <table:table-row table:style-name="ro1">
          <table:table-cell office:value-type="string" calcext:value-type="string">
            <text:p>M1-Thalfus</text:p>
          </table:table-cell>
          <table:table-cell office:value-type="string" calcext:value-type="string">
            <text:p>Paracentral-Thalfus</text:p>
          </table:table-cell>
          <table:table-cell office:value-type="float" office:value="0.14084" calcext:value-type="float">
            <text:p>0.14084</text:p>
          </table:table-cell>
          <table:table-cell office:value-type="float" office:value="0.14972" calcext:value-type="float">
            <text:p>0.14972</text:p>
          </table:table-cell>
          <table:table-cell office:value-type="float" office:value="0.20973" calcext:value-type="float">
            <text:p>0.20973</text:p>
          </table:table-cell>
          <table:table-cell office:value-type="float" office:value="1.3822077159082" calcext:value-type="float">
            <text:p>1.382</text:p>
          </table:table-cell>
          <table:table-cell office:value-type="float" office:value="1.79805298465075" calcext:value-type="float">
            <text:p>1.798</text:p>
          </table:table-cell>
          <table:table-cell office:value-type="float" office:value="1.41760175085015" calcext:value-type="float">
            <text:p>1.418</text:p>
          </table:table-cell>
          <table:table-cell office:value-type="float" office:value="1.82913282376644" calcext:value-type="float">
            <text:p>1.829</text:p>
          </table:table-cell>
          <table:table-cell office:value-type="float" office:value="1.33349629226006" calcext:value-type="float">
            <text:p>1.333</text:p>
          </table:table-cell>
          <table:table-cell office:value-type="float" office:value="1.65843123491071" calcext:value-type="float">
            <text:p>1.658</text:p>
          </table:table-cell>
        </table:table-row>
        <table:table-row table:style-name="ro1">
          <table:table-cell office:value-type="string" calcext:value-type="string">
            <text:p>M1-Thalfus</text:p>
          </table:table-cell>
          <table:table-cell office:value-type="string" calcext:value-type="string">
            <text:p>M1L-M1R</text:p>
          </table:table-cell>
          <table:table-cell office:value-type="float" office:value="0.00393" calcext:value-type="float">
            <text:p>0.00393</text:p>
          </table:table-cell>
          <table:table-cell office:value-type="float" office:value="0.006" calcext:value-type="float">
            <text:p>0.006</text:p>
          </table:table-cell>
          <table:table-cell office:value-type="float" office:value="0.07569" calcext:value-type="float">
            <text:p>0.07569</text:p>
          </table:table-cell>
          <table:table-cell office:value-type="float" office:value="1.3822077159082" calcext:value-type="float">
            <text:p>1.382</text:p>
          </table:table-cell>
          <table:table-cell office:value-type="float" office:value="2.30069398459369" calcext:value-type="float">
            <text:p>2.301</text:p>
          </table:table-cell>
          <table:table-cell office:value-type="float" office:value="1.41760175085015" calcext:value-type="float">
            <text:p>1.418</text:p>
          </table:table-cell>
          <table:table-cell office:value-type="float" office:value="2.30322832534768" calcext:value-type="float">
            <text:p>2.303</text:p>
          </table:table-cell>
          <table:table-cell office:value-type="float" office:value="1.33349629226006" calcext:value-type="float">
            <text:p>1.333</text:p>
          </table:table-cell>
          <table:table-cell office:value-type="float" office:value="1.94137505027115" calcext:value-type="float">
            <text:p>1.941</text:p>
          </table:table-cell>
        </table:table-row>
        <table:table-row table:style-name="ro1">
          <table:table-cell office:value-type="string" calcext:value-type="string">
            <text:p>M1-Thalfus</text:p>
          </table:table-cell>
          <table:table-cell office:value-type="string" calcext:value-type="string">
            <text:p>S1L-S1R</text:p>
          </table:table-cell>
          <table:table-cell office:value-type="float" office:value="0.00847" calcext:value-type="float">
            <text:p>0.00847</text:p>
          </table:table-cell>
          <table:table-cell office:value-type="float" office:value="0.00379" calcext:value-type="float">
            <text:p>0.00379</text:p>
          </table:table-cell>
          <table:table-cell office:value-type="float" office:value="0.41084" calcext:value-type="float">
            <text:p>0.41084</text:p>
          </table:table-cell>
          <table:table-cell office:value-type="float" office:value="1.3822077159082" calcext:value-type="float">
            <text:p>1.382</text:p>
          </table:table-cell>
          <table:table-cell office:value-type="float" office:value="1.97837127705068" calcext:value-type="float">
            <text:p>1.978</text:p>
          </table:table-cell>
          <table:table-cell office:value-type="float" office:value="1.41760175085015" calcext:value-type="float">
            <text:p>1.418</text:p>
          </table:table-cell>
          <table:table-cell office:value-type="float" office:value="2.15342072116642" calcext:value-type="float">
            <text:p>2.153</text:p>
          </table:table-cell>
          <table:table-cell office:value-type="float" office:value="1.33349629226006" calcext:value-type="float">
            <text:p>1.333</text:p>
          </table:table-cell>
          <table:table-cell office:value-type="float" office:value="1.50846506053781" calcext:value-type="float">
            <text:p>1.508</text:p>
          </table:table-cell>
        </table:table-row>
        <table:table-row table:style-name="ro1">
          <table:table-cell office:value-type="string" calcext:value-type="string">
            <text:p>M1-Thalfus</text:p>
          </table:table-cell>
          <table:table-cell office:value-type="string" calcext:value-type="string">
            <text:p>S1-M1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1.3822077159082" calcext:value-type="float">
            <text:p>1.382</text:p>
          </table:table-cell>
          <table:table-cell office:value-type="float" office:value="2.71079850533131" calcext:value-type="float">
            <text:p>2.711</text:p>
          </table:table-cell>
          <table:table-cell office:value-type="float" office:value="1.41760175085015" calcext:value-type="float">
            <text:p>1.418</text:p>
          </table:table-cell>
          <table:table-cell office:value-type="float" office:value="2.66749992364788" calcext:value-type="float">
            <text:p>2.667</text:p>
          </table:table-cell>
          <table:table-cell office:value-type="float" office:value="1.33349629226006" calcext:value-type="float">
            <text:p>1.333</text:p>
          </table:table-cell>
          <table:table-cell office:value-type="float" office:value="2.21021926231474" calcext:value-type="float">
            <text:p>2.210</text:p>
          </table:table-cell>
        </table:table-row>
        <table:table-row table:style-name="ro1">
          <table:table-cell office:value-type="string" calcext:value-type="string">
            <text:p>S1-Thalfus</text:p>
          </table:table-cell>
          <table:table-cell office:value-type="string" calcext:value-type="string">
            <text:p>Paracentral-Thalfus</text:p>
          </table:table-cell>
          <table:table-cell office:value-type="float" office:value="0.81316" calcext:value-type="float">
            <text:p>0.81316</text:p>
          </table:table-cell>
          <table:table-cell office:value-type="float" office:value="0.9749" calcext:value-type="float">
            <text:p>0.9749</text:p>
          </table:table-cell>
          <table:table-cell office:value-type="float" office:value="0.70118" calcext:value-type="float">
            <text:p>0.70118</text:p>
          </table:table-cell>
          <table:table-cell office:value-type="float" office:value="1.70225263233038" calcext:value-type="float">
            <text:p>1.702</text:p>
          </table:table-cell>
          <table:table-cell office:value-type="float" office:value="1.79805298465075" calcext:value-type="float">
            <text:p>1.798</text:p>
          </table:table-cell>
          <table:table-cell office:value-type="float" office:value="1.81007427978633" calcext:value-type="float">
            <text:p>1.810</text:p>
          </table:table-cell>
          <table:table-cell office:value-type="float" office:value="1.82913282376644" calcext:value-type="float">
            <text:p>1.829</text:p>
          </table:table-cell>
          <table:table-cell office:value-type="float" office:value="1.54744335078152" calcext:value-type="float">
            <text:p>1.547</text:p>
          </table:table-cell>
          <table:table-cell office:value-type="float" office:value="1.65843123491071" calcext:value-type="float">
            <text:p>1.658</text:p>
          </table:table-cell>
        </table:table-row>
        <table:table-row table:style-name="ro1">
          <table:table-cell office:value-type="string" calcext:value-type="string">
            <text:p>S1-Thalfus</text:p>
          </table:table-cell>
          <table:table-cell office:value-type="string" calcext:value-type="string">
            <text:p>M1L-M1R</text:p>
          </table:table-cell>
          <table:table-cell office:value-type="float" office:value="0.11214" calcext:value-type="float">
            <text:p>0.11214</text:p>
          </table:table-cell>
          <table:table-cell office:value-type="float" office:value="0.16951" calcext:value-type="float">
            <text:p>0.16951</text:p>
          </table:table-cell>
          <table:table-cell office:value-type="float" office:value="0.2739" calcext:value-type="float">
            <text:p>0.2739</text:p>
          </table:table-cell>
          <table:table-cell office:value-type="float" office:value="1.70225263233038" calcext:value-type="float">
            <text:p>1.702</text:p>
          </table:table-cell>
          <table:table-cell office:value-type="float" office:value="2.30069398459369" calcext:value-type="float">
            <text:p>2.301</text:p>
          </table:table-cell>
          <table:table-cell office:value-type="float" office:value="1.81007427978633" calcext:value-type="float">
            <text:p>1.810</text:p>
          </table:table-cell>
          <table:table-cell office:value-type="float" office:value="2.30322832534768" calcext:value-type="float">
            <text:p>2.303</text:p>
          </table:table-cell>
          <table:table-cell office:value-type="float" office:value="1.54744335078152" calcext:value-type="float">
            <text:p>1.547</text:p>
          </table:table-cell>
          <table:table-cell office:value-type="float" office:value="1.94137505027115" calcext:value-type="float">
            <text:p>1.941</text:p>
          </table:table-cell>
        </table:table-row>
        <table:table-row table:style-name="ro1">
          <table:table-cell office:value-type="string" calcext:value-type="string">
            <text:p>S1-Thalfus</text:p>
          </table:table-cell>
          <table:table-cell office:value-type="string" calcext:value-type="string">
            <text:p>S1L-S1R</text:p>
          </table:table-cell>
          <table:table-cell office:value-type="float" office:value="0.14084" calcext:value-type="float">
            <text:p>0.14084</text:p>
          </table:table-cell>
          <table:table-cell office:value-type="float" office:value="0.07428" calcext:value-type="float">
            <text:p>0.07428</text:p>
          </table:table-cell>
          <table:table-cell office:value-type="float" office:value="0.88121" calcext:value-type="float">
            <text:p>0.88121</text:p>
          </table:table-cell>
          <table:table-cell office:value-type="float" office:value="1.70225263233038" calcext:value-type="float">
            <text:p>1.702</text:p>
          </table:table-cell>
          <table:table-cell office:value-type="float" office:value="1.97837127705068" calcext:value-type="float">
            <text:p>1.978</text:p>
          </table:table-cell>
          <table:table-cell office:value-type="float" office:value="1.81007427978633" calcext:value-type="float">
            <text:p>1.810</text:p>
          </table:table-cell>
          <table:table-cell office:value-type="float" office:value="2.15342072116642" calcext:value-type="float">
            <text:p>2.153</text:p>
          </table:table-cell>
          <table:table-cell office:value-type="float" office:value="1.54744335078152" calcext:value-type="float">
            <text:p>1.547</text:p>
          </table:table-cell>
          <table:table-cell office:value-type="float" office:value="1.50846506053781" calcext:value-type="float">
            <text:p>1.508</text:p>
          </table:table-cell>
        </table:table-row>
        <table:table-row table:style-name="ro1">
          <table:table-cell office:value-type="string" calcext:value-type="string">
            <text:p>S1-Thalfus</text:p>
          </table:table-cell>
          <table:table-cell office:value-type="string" calcext:value-type="string">
            <text:p>S1-M1</text:p>
          </table:table-cell>
          <table:table-cell office:value-type="float" office:value="0.00553" calcext:value-type="float">
            <text:p>0.00553</text:p>
          </table:table-cell>
          <table:table-cell office:value-type="float" office:value="0.02082" calcext:value-type="float">
            <text:p>0.02082</text:p>
          </table:table-cell>
          <table:table-cell office:value-type="float" office:value="0.02031" calcext:value-type="float">
            <text:p>0.02031</text:p>
          </table:table-cell>
          <table:table-cell office:value-type="float" office:value="1.70225263233038" calcext:value-type="float">
            <text:p>1.702</text:p>
          </table:table-cell>
          <table:table-cell office:value-type="float" office:value="2.71079850533131" calcext:value-type="float">
            <text:p>2.711</text:p>
          </table:table-cell>
          <table:table-cell office:value-type="float" office:value="1.81007427978633" calcext:value-type="float">
            <text:p>1.810</text:p>
          </table:table-cell>
          <table:table-cell office:value-type="float" office:value="2.66749992364788" calcext:value-type="float">
            <text:p>2.667</text:p>
          </table:table-cell>
          <table:table-cell office:value-type="float" office:value="1.54744335078152" calcext:value-type="float">
            <text:p>1.547</text:p>
          </table:table-cell>
          <table:table-cell office:value-type="float" office:value="2.21021926231474" calcext:value-type="float">
            <text:p>2.210</text:p>
          </table:table-cell>
        </table:table-row>
        <table:table-row table:style-name="ro1">
          <table:table-cell office:value-type="string" calcext:value-type="string">
            <text:p>Paracentral-Thalfus</text:p>
          </table:table-cell>
          <table:table-cell office:value-type="string" calcext:value-type="string">
            <text:p>M1L-M1R</text:p>
          </table:table-cell>
          <table:table-cell office:value-type="float" office:value="0.19847" calcext:value-type="float">
            <text:p>0.19847</text:p>
          </table:table-cell>
          <table:table-cell office:value-type="float" office:value="0.22034" calcext:value-type="float">
            <text:p>0.22034</text:p>
          </table:table-cell>
          <table:table-cell office:value-type="float" office:value="0.52307" calcext:value-type="float">
            <text:p>0.52307</text:p>
          </table:table-cell>
          <table:table-cell office:value-type="float" office:value="1.79805298465075" calcext:value-type="float">
            <text:p>1.798</text:p>
          </table:table-cell>
          <table:table-cell office:value-type="float" office:value="2.30069398459369" calcext:value-type="float">
            <text:p>2.301</text:p>
          </table:table-cell>
          <table:table-cell office:value-type="float" office:value="1.82913282376644" calcext:value-type="float">
            <text:p>1.829</text:p>
          </table:table-cell>
          <table:table-cell office:value-type="float" office:value="2.30322832534768" calcext:value-type="float">
            <text:p>2.303</text:p>
          </table:table-cell>
          <table:table-cell office:value-type="float" office:value="1.65843123491071" calcext:value-type="float">
            <text:p>1.658</text:p>
          </table:table-cell>
          <table:table-cell office:value-type="float" office:value="1.94137505027115" calcext:value-type="float">
            <text:p>1.941</text:p>
          </table:table-cell>
        </table:table-row>
        <table:table-row table:style-name="ro1">
          <table:table-cell office:value-type="string" calcext:value-type="string">
            <text:p>Paracentral-Thalfus</text:p>
          </table:table-cell>
          <table:table-cell office:value-type="string" calcext:value-type="string">
            <text:p>S1L-S1R</text:p>
          </table:table-cell>
          <table:table-cell office:value-type="float" office:value="0.40199" calcext:value-type="float">
            <text:p>0.40199</text:p>
          </table:table-cell>
          <table:table-cell office:value-type="float" office:value="0.18545" calcext:value-type="float">
            <text:p>0.18545</text:p>
          </table:table-cell>
          <table:table-cell office:value-type="float" office:value="0.53402" calcext:value-type="float">
            <text:p>0.53402</text:p>
          </table:table-cell>
          <table:table-cell office:value-type="float" office:value="1.79805298465075" calcext:value-type="float">
            <text:p>1.798</text:p>
          </table:table-cell>
          <table:table-cell office:value-type="float" office:value="1.97837127705068" calcext:value-type="float">
            <text:p>1.978</text:p>
          </table:table-cell>
          <table:table-cell office:value-type="float" office:value="1.82913282376644" calcext:value-type="float">
            <text:p>1.829</text:p>
          </table:table-cell>
          <table:table-cell office:value-type="float" office:value="2.15342072116642" calcext:value-type="float">
            <text:p>2.153</text:p>
          </table:table-cell>
          <table:table-cell office:value-type="float" office:value="1.65843123491071" calcext:value-type="float">
            <text:p>1.658</text:p>
          </table:table-cell>
          <table:table-cell office:value-type="float" office:value="1.50846506053781" calcext:value-type="float">
            <text:p>1.508</text:p>
          </table:table-cell>
        </table:table-row>
        <table:table-row table:style-name="ro1">
          <table:table-cell office:value-type="string" calcext:value-type="string">
            <text:p>Paracentral-Thalfus</text:p>
          </table:table-cell>
          <table:table-cell office:value-type="string" calcext:value-type="string">
            <text:p>S1-M1</text:p>
          </table:table-cell>
          <table:table-cell office:value-type="float" office:value="0.00553" calcext:value-type="float">
            <text:p>0.00553</text:p>
          </table:table-cell>
          <table:table-cell office:value-type="float" office:value="0.01534" calcext:value-type="float">
            <text:p>0.01534</text:p>
          </table:table-cell>
          <table:table-cell office:value-type="float" office:value="0.09417" calcext:value-type="float">
            <text:p>0.09417</text:p>
          </table:table-cell>
          <table:table-cell office:value-type="float" office:value="1.79805298465075" calcext:value-type="float">
            <text:p>1.798</text:p>
          </table:table-cell>
          <table:table-cell office:value-type="float" office:value="2.71079850533131" calcext:value-type="float">
            <text:p>2.711</text:p>
          </table:table-cell>
          <table:table-cell office:value-type="float" office:value="1.82913282376644" calcext:value-type="float">
            <text:p>1.829</text:p>
          </table:table-cell>
          <table:table-cell office:value-type="float" office:value="2.66749992364788" calcext:value-type="float">
            <text:p>2.667</text:p>
          </table:table-cell>
          <table:table-cell office:value-type="float" office:value="1.65843123491071" calcext:value-type="float">
            <text:p>1.658</text:p>
          </table:table-cell>
          <table:table-cell office:value-type="float" office:value="2.21021926231474" calcext:value-type="float">
            <text:p>2.210</text:p>
          </table:table-cell>
        </table:table-row>
        <table:table-row table:style-name="ro1">
          <table:table-cell office:value-type="string" calcext:value-type="string">
            <text:p>M1L-M1R</text:p>
          </table:table-cell>
          <table:table-cell office:value-type="string" calcext:value-type="string">
            <text:p>S1L-S1R</text:p>
          </table:table-cell>
          <table:table-cell office:value-type="float" office:value="0.34955" calcext:value-type="float">
            <text:p>0.34955</text:p>
          </table:table-cell>
          <table:table-cell office:value-type="float" office:value="0.77521" calcext:value-type="float">
            <text:p>0.77521</text:p>
          </table:table-cell>
          <table:table-cell office:value-type="float" office:value="0.16997" calcext:value-type="float">
            <text:p>0.16997</text:p>
          </table:table-cell>
          <table:table-cell office:value-type="float" office:value="2.30069398459369" calcext:value-type="float">
            <text:p>2.301</text:p>
          </table:table-cell>
          <table:table-cell office:value-type="float" office:value="1.97837127705068" calcext:value-type="float">
            <text:p>1.978</text:p>
          </table:table-cell>
          <table:table-cell office:value-type="float" office:value="2.30322832534768" calcext:value-type="float">
            <text:p>2.303</text:p>
          </table:table-cell>
          <table:table-cell office:value-type="float" office:value="2.15342072116642" calcext:value-type="float">
            <text:p>2.153</text:p>
          </table:table-cell>
          <table:table-cell office:value-type="float" office:value="1.94137505027115" calcext:value-type="float">
            <text:p>1.941</text:p>
          </table:table-cell>
          <table:table-cell office:value-type="float" office:value="1.50846506053781" calcext:value-type="float">
            <text:p>1.508</text:p>
          </table:table-cell>
        </table:table-row>
        <table:table-row table:style-name="ro1">
          <table:table-cell office:value-type="string" calcext:value-type="string">
            <text:p>M1L-M1R</text:p>
          </table:table-cell>
          <table:table-cell office:value-type="string" calcext:value-type="string">
            <text:p>S1-M1</text:p>
          </table:table-cell>
          <table:table-cell office:value-type="float" office:value="0.1955" calcext:value-type="float">
            <text:p>0.1955</text:p>
          </table:table-cell>
          <table:table-cell office:value-type="float" office:value="0.24159" calcext:value-type="float">
            <text:p>0.24159</text:p>
          </table:table-cell>
          <table:table-cell office:value-type="float" office:value="0.42025" calcext:value-type="float">
            <text:p>0.42025</text:p>
          </table:table-cell>
          <table:table-cell office:value-type="float" office:value="2.30069398459369" calcext:value-type="float">
            <text:p>2.301</text:p>
          </table:table-cell>
          <table:table-cell office:value-type="float" office:value="2.71079850533131" calcext:value-type="float">
            <text:p>2.711</text:p>
          </table:table-cell>
          <table:table-cell office:value-type="float" office:value="2.30322832534768" calcext:value-type="float">
            <text:p>2.303</text:p>
          </table:table-cell>
          <table:table-cell office:value-type="float" office:value="2.66749992364788" calcext:value-type="float">
            <text:p>2.667</text:p>
          </table:table-cell>
          <table:table-cell office:value-type="float" office:value="1.94137505027115" calcext:value-type="float">
            <text:p>1.941</text:p>
          </table:table-cell>
          <table:table-cell office:value-type="float" office:value="2.21021926231474" calcext:value-type="float">
            <text:p>2.210</text:p>
          </table:table-cell>
        </table:table-row>
        <table:table-row table:style-name="ro1">
          <table:table-cell office:value-type="string" calcext:value-type="string">
            <text:p>S1L-S1R</text:p>
          </table:table-cell>
          <table:table-cell office:value-type="string" calcext:value-type="string">
            <text:p>S1-M1</text:p>
          </table:table-cell>
          <table:table-cell office:value-type="float" office:value="0.01459" calcext:value-type="float">
            <text:p>0.01459</text:p>
          </table:table-cell>
          <table:table-cell office:value-type="float" office:value="0.1065" calcext:value-type="float">
            <text:p>0.1065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1.97837127705068" calcext:value-type="float">
            <text:p>1.978</text:p>
          </table:table-cell>
          <table:table-cell office:value-type="float" office:value="2.71079850533131" calcext:value-type="float">
            <text:p>2.711</text:p>
          </table:table-cell>
          <table:table-cell office:value-type="float" office:value="2.15342072116642" calcext:value-type="float">
            <text:p>2.153</text:p>
          </table:table-cell>
          <table:table-cell office:value-type="float" office:value="2.66749992364788" calcext:value-type="float">
            <text:p>2.667</text:p>
          </table:table-cell>
          <table:table-cell office:value-type="float" office:value="1.50846506053781" calcext:value-type="float">
            <text:p>1.508</text:p>
          </table:table-cell>
          <table:table-cell office:value-type="float" office:value="2.21021926231474" calcext:value-type="float">
            <text:p>2.210</text:p>
          </table:table-cell>
        </table:table-row>
      </table:table>
      <table:table table:name="Md Moderate Outcomes" table:style-name="ta1">
        <table:table-column table:style-name="co1" table:default-cell-style-name="ce12"/>
        <table:table-column table:style-name="co38" table:default-cell-style-name="Default"/>
        <table:table-column table:style-name="co1" table:default-cell-style-name="ce9"/>
        <table:table-column table:style-name="co39" table:default-cell-style-name="ce9"/>
        <table:table-column table:style-name="co17" table:default-cell-style-name="ce9"/>
        <table:table-column table:style-name="co39" table:default-cell-style-name="ce9"/>
        <table:table-column table:style-name="co1" table:default-cell-style-name="ce9"/>
        <table:table-column table:style-name="co40" table:default-cell-style-name="ce9"/>
        <table:table-column table:style-name="co1" table:default-cell-style-name="ce9"/>
        <table:table-column table:style-name="co41" table:default-cell-style-name="ce9"/>
        <table:table-column table:style-name="co1" table:default-cell-style-name="ce9"/>
        <table:table-column table:style-name="co42" table:default-cell-style-name="ce9"/>
        <table:table-column table:style-name="co1" table:default-cell-style-name="ce9"/>
        <table:table-column table:style-name="co43" table:default-cell-style-name="ce9"/>
        <table:table-column table:style-name="co1" table:default-cell-style-name="ce9"/>
        <table:table-column table:style-name="co44" table:default-cell-style-name="ce9"/>
        <table:table-column table:style-name="co1" table:default-cell-style-name="ce9"/>
        <table:table-column table:style-name="co45" table:default-cell-style-name="ce9"/>
        <table:table-column table:style-name="co1" table:default-cell-style-name="ce9"/>
        <table:table-column table:style-name="co42" table:default-cell-style-name="Default"/>
        <table:table-column table:style-name="co1" table:default-cell-style-name="Default"/>
        <table:table-column table:style-name="co46" table:default-cell-style-name="Default"/>
        <table:table-column table:style-name="co1" table:default-cell-style-name="Default"/>
        <table:table-column table:style-name="co47" table:default-cell-style-name="Default"/>
        <table:table-column table:style-name="co1" table:default-cell-style-name="Default"/>
        <table:table-column table:style-name="co45" table:default-cell-style-name="Default"/>
        <table:table-column table:style-name="co1" table:default-cell-style-name="Default"/>
        <table:table-column table:style-name="co48" table:default-cell-style-name="Default"/>
        <table:table-column table:style-name="co1" table:default-cell-style-name="Default"/>
        <table:table-column table:style-name="co49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Correlation with<text:span text:style-name="T1"> Scaled scores</text:span> </text:p>
          </table:table-cell>
          <table:table-cell/>
          <table:table-cell table:style-name="Default" table:number-columns-repeated="17"/>
          <table:table-cell table:number-columns-repeated="12"/>
        </table:table-row>
        <table:table-row table:style-name="ro1">
          <table:table-cell table:style-name="Default"/>
          <table:table-cell table:style-name="ce2" office:value-type="string" calcext:value-type="string" table:number-columns-spanned="10" table:number-rows-spanned="1">
            <text:p>Set 1</text:p>
          </table:table-cell>
          <table:covered-table-cell table:number-columns-repeated="9" table:style-name="ce2"/>
          <table:table-cell table:style-name="ce2" office:value-type="string" calcext:value-type="string" table:number-columns-spanned="10" table:number-rows-spanned="1">
            <text:p>Set 2</text:p>
          </table:table-cell>
          <table:covered-table-cell table:number-columns-repeated="7" table:style-name="Default"/>
          <table:covered-table-cell table:number-columns-repeated="2"/>
          <table:table-cell table:style-name="ce2" office:value-type="string" calcext:value-type="string" table:number-columns-spanned="10" table:number-rows-spanned="1">
            <text:p>Set 3</text:p>
          </table:table-cell>
          <table:covered-table-cell table:number-columns-repeated="9"/>
        </table:table-row>
        <table:table-row table:style-name="ro1">
          <table:table-cell table:style-name="ce1" office:value-type="string" calcext:value-type="string">
            <text:p>bundle</text:p>
          </table:table-cell>
          <table:table-cell table:style-name="ce2" office:value-type="string" calcext:value-type="string" table:number-columns-spanned="2" table:number-rows-spanned="1">
            <text:p>Cognitive Scaled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Receptive Comm.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xpressive Comm.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Fine Motor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Gross Motor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Cognitive Scaled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Receptive Comm.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xpressive Comm.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Fine Motor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Gross Motor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Cognitive Scaled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Receptive Comm.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xpressive Comm.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Fine Motor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Gross Motor</text:p>
          </table:table-cell>
          <table:covered-table-cell table:style-name="ce5"/>
        </table:table-row>
        <table:table-row table:style-name="ro1">
          <table:table-cell/>
          <table:table-cell table:style-name="ce13" office:value-type="string" calcext:value-type="string">
            <text:p>R</text:p>
          </table:table-cell>
          <table:table-cell table:style-name="ce14" office:value-type="string" calcext:value-type="string">
            <text:p>P-val</text:p>
          </table:table-cell>
          <table:table-cell table:style-name="ce13" office:value-type="string" calcext:value-type="string">
            <text:p>R</text:p>
          </table:table-cell>
          <table:table-cell table:style-name="ce14" office:value-type="string" calcext:value-type="string">
            <text:p>P-val</text:p>
          </table:table-cell>
          <table:table-cell table:style-name="ce13" office:value-type="string" calcext:value-type="string">
            <text:p>R</text:p>
          </table:table-cell>
          <table:table-cell table:style-name="ce14" office:value-type="string" calcext:value-type="string">
            <text:p>P-val</text:p>
          </table:table-cell>
          <table:table-cell table:style-name="ce13" office:value-type="string" calcext:value-type="string">
            <text:p>R</text:p>
          </table:table-cell>
          <table:table-cell table:style-name="ce14" office:value-type="string" calcext:value-type="string">
            <text:p>P-val</text:p>
          </table:table-cell>
          <table:table-cell table:style-name="ce13" office:value-type="string" calcext:value-type="string">
            <text:p>R</text:p>
          </table:table-cell>
          <table:table-cell table:style-name="ce14" office:value-type="string" calcext:value-type="string">
            <text:p>P-val</text:p>
          </table:table-cell>
          <table:table-cell table:style-name="ce13" office:value-type="string" calcext:value-type="string">
            <text:p>R</text:p>
          </table:table-cell>
          <table:table-cell table:style-name="ce14" office:value-type="string" calcext:value-type="string">
            <text:p>P-val</text:p>
          </table:table-cell>
          <table:table-cell table:style-name="ce13" office:value-type="string" calcext:value-type="string">
            <text:p>R</text:p>
          </table:table-cell>
          <table:table-cell table:style-name="ce14" office:value-type="string" calcext:value-type="string">
            <text:p>P-val</text:p>
          </table:table-cell>
          <table:table-cell table:style-name="ce13" office:value-type="string" calcext:value-type="string">
            <text:p>R</text:p>
          </table:table-cell>
          <table:table-cell table:style-name="ce14" office:value-type="string" calcext:value-type="string">
            <text:p>P-val</text:p>
          </table:table-cell>
          <table:table-cell table:style-name="ce13" office:value-type="string" calcext:value-type="string">
            <text:p>R</text:p>
          </table:table-cell>
          <table:table-cell table:style-name="ce14" office:value-type="string" calcext:value-type="string">
            <text:p>P-val</text:p>
          </table:table-cell>
          <table:table-cell table:style-name="ce13" office:value-type="string" calcext:value-type="string">
            <text:p>R</text:p>
          </table:table-cell>
          <table:table-cell table:style-name="ce14" office:value-type="string" calcext:value-type="string">
            <text:p>P-val</text:p>
          </table:table-cell>
          <table:table-cell table:style-name="ce13" office:value-type="string" calcext:value-type="string">
            <text:p>R</text:p>
          </table:table-cell>
          <table:table-cell table:style-name="ce14" office:value-type="string" calcext:value-type="string">
            <text:p>P-val</text:p>
          </table:table-cell>
          <table:table-cell table:style-name="ce13" office:value-type="string" calcext:value-type="string">
            <text:p>R</text:p>
          </table:table-cell>
          <table:table-cell table:style-name="ce14" office:value-type="string" calcext:value-type="string">
            <text:p>P-val</text:p>
          </table:table-cell>
          <table:table-cell table:style-name="ce13" office:value-type="string" calcext:value-type="string">
            <text:p>R</text:p>
          </table:table-cell>
          <table:table-cell table:style-name="ce14" office:value-type="string" calcext:value-type="string">
            <text:p>P-val</text:p>
          </table:table-cell>
          <table:table-cell table:style-name="ce13" office:value-type="string" calcext:value-type="string">
            <text:p>R</text:p>
          </table:table-cell>
          <table:table-cell table:style-name="ce14" office:value-type="string" calcext:value-type="string">
            <text:p>P-val</text:p>
          </table:table-cell>
          <table:table-cell table:style-name="ce13" office:value-type="string" calcext:value-type="string">
            <text:p>R</text:p>
          </table:table-cell>
          <table:table-cell table:style-name="ce14" office:value-type="string" calcext:value-type="string">
            <text:p>P-val</text:p>
          </table:table-cell>
        </table:table-row>
        <table:table-row table:style-name="ro1">
          <table:table-cell office:value-type="string" calcext:value-type="string">
            <text:p>M1-Brainstem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9423" calcext:value-type="float">
            <text:p>0.994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</table:table-row>
        <table:table-row table:style-name="ro1">
          <table:table-cell office:value-type="string" calcext:value-type="string">
            <text:p>S1-Brainstem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</table:table-row>
        <table:table-row table:style-name="ro1">
          <table:table-cell office:value-type="string" calcext:value-type="string">
            <text:p>Paracentral-Brainstem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</table:table-row>
        <table:table-row table:style-name="ro1">
          <table:table-cell office:value-type="string" calcext:value-type="string">
            <text:p>M1-Caud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</table:table-row>
        <table:table-row table:style-name="ro1">
          <table:table-cell office:value-type="string" calcext:value-type="string">
            <text:p>S1-Caud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</table:table-row>
        <table:table-row table:style-name="ro1">
          <table:table-cell office:value-type="string" calcext:value-type="string">
            <text:p>Paracentral-Caud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9423" calcext:value-type="float">
            <text:p>0.994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</table:table-row>
        <table:table-row table:style-name="ro1">
          <table:table-cell office:value-type="string" calcext:value-type="string">
            <text:p>M1-Lenti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</table:table-row>
        <table:table-row table:style-name="ro1">
          <table:table-cell office:value-type="string" calcext:value-type="string">
            <text:p>S1-Lenti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9079054054054" calcext:value-type="float">
            <text:p>0.991</text:p>
          </table:table-cell>
          <table:table-cell/>
          <table:table-cell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</table:table-row>
        <table:table-row table:style-name="ro1">
          <table:table-cell office:value-type="string" calcext:value-type="string">
            <text:p>Paracentral-Lenti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</table:table-row>
        <table:table-row table:style-name="ro1">
          <table:table-cell office:value-type="string" calcext:value-type="string">
            <text:p>M1-Thalfus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</table:table-row>
        <table:table-row table:style-name="ro1">
          <table:table-cell office:value-type="string" calcext:value-type="string">
            <text:p>S1-Thalfus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91140134529148" calcext:value-type="float">
            <text:p>0.991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</table:table-row>
        <table:table-row table:style-name="ro1">
          <table:table-cell office:value-type="string" calcext:value-type="string">
            <text:p>Paracentral-Thalfus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</table:table-row>
        <table:table-row table:style-name="ro1">
          <table:table-cell office:value-type="string" calcext:value-type="string">
            <text:p>M1L-M1R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</table:table-row>
        <table:table-row table:style-name="ro1">
          <table:table-cell office:value-type="string" calcext:value-type="string">
            <text:p>S1L-S1R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9079054054054" calcext:value-type="float">
            <text:p>0.991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</table:table-row>
        <table:table-row table:style-name="ro1">
          <table:table-cell office:value-type="string" calcext:value-type="string">
            <text:p>S1-M1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/>
          <table:table-cell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  <table:table-cell table:style-name="ce9"/>
          <table:table-cell table:style-name="ce9" office:value-type="float" office:value="0.985592045454546" calcext:value-type="float">
            <text:p>0.986</text:p>
          </table:table-cell>
        </table:table-row>
        <table:table-row table:style-name="ro1" table:number-rows-repeated="3">
          <table:table-cell table:style-name="Default"/>
          <table:table-cell/>
          <table:table-cell table:style-name="Default" table:number-columns-repeated="17"/>
          <table:table-cell table:number-columns-repeated="12"/>
        </table:table-row>
        <table:table-row table:style-name="ro1">
          <table:table-cell table:style-name="ce1" office:value-type="string" calcext:value-type="string">
            <text:p>Correlation with <text:span text:style-name="T1">Composite scores</text:span> </text:p>
          </table:table-cell>
          <table:table-cell table:style-name="ce1"/>
          <table:table-cell table:style-name="Default" table:number-columns-repeated="17"/>
          <table:table-cell table:number-columns-repeated="12"/>
        </table:table-row>
        <table:table-row table:style-name="ro1">
          <table:table-cell table:style-name="Default"/>
          <table:table-cell/>
          <table:table-cell table:style-name="ce2" office:value-type="string" calcext:value-type="string" table:number-columns-spanned="5" table:number-rows-spanned="1">
            <text:p>Set 1</text:p>
          </table:table-cell>
          <table:covered-table-cell table:number-columns-repeated="4" table:style-name="ce2"/>
          <table:table-cell table:style-name="ce2"/>
          <table:table-cell table:style-name="ce2" office:value-type="string" calcext:value-type="string" table:number-columns-spanned="5" table:number-rows-spanned="1">
            <text:p>Set 2</text:p>
          </table:table-cell>
          <table:covered-table-cell table:number-columns-repeated="4" table:style-name="ce2"/>
          <table:table-cell table:style-name="ce2"/>
          <table:table-cell table:style-name="ce2" office:value-type="string" calcext:value-type="string" table:number-columns-spanned="5" table:number-rows-spanned="1">
            <text:p>Set 3</text:p>
          </table:table-cell>
          <table:covered-table-cell table:number-columns-repeated="4" table:style-name="ce2"/>
          <table:table-cell table:number-columns-repeated="12"/>
        </table:table-row>
        <table:table-row table:style-name="ro1">
          <table:table-cell table:style-name="ce1" office:value-type="string" calcext:value-type="string">
            <text:p>bundle</text:p>
          </table:table-cell>
          <table:table-cell table:style-name="ce1" office:value-type="string" calcext:value-type="string" table:number-columns-spanned="2" table:number-rows-spanned="1">
            <text:p>Cognitiv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Languag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otor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Cognitiv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Languag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otor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Cognitiv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Languag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otor</text:p>
          </table:table-cell>
          <table:covered-table-cell table:style-name="ce1"/>
          <table:table-cell table:number-columns-repeated="12"/>
        </table:table-row>
        <table:table-row table:style-name="ro1">
          <table:table-cell/>
          <table:table-cell table:style-name="ce12" office:value-type="string" calcext:value-type="string">
            <text:p>R</text:p>
          </table:table-cell>
          <table:table-cell office:value-type="string" calcext:value-type="string">
            <text:p>P-val</text:p>
          </table:table-cell>
          <table:table-cell table:style-name="ce12" office:value-type="string" calcext:value-type="string">
            <text:p>R</text:p>
          </table:table-cell>
          <table:table-cell office:value-type="string" calcext:value-type="string">
            <text:p>P-val</text:p>
          </table:table-cell>
          <table:table-cell table:style-name="ce12" office:value-type="string" calcext:value-type="string">
            <text:p>R</text:p>
          </table:table-cell>
          <table:table-cell office:value-type="string" calcext:value-type="string">
            <text:p>P-val</text:p>
          </table:table-cell>
          <table:table-cell table:style-name="ce12" office:value-type="string" calcext:value-type="string">
            <text:p>R</text:p>
          </table:table-cell>
          <table:table-cell office:value-type="string" calcext:value-type="string">
            <text:p>P-val</text:p>
          </table:table-cell>
          <table:table-cell table:style-name="ce12" office:value-type="string" calcext:value-type="string">
            <text:p>R</text:p>
          </table:table-cell>
          <table:table-cell office:value-type="string" calcext:value-type="string">
            <text:p>P-val</text:p>
          </table:table-cell>
          <table:table-cell table:style-name="ce12" office:value-type="string" calcext:value-type="string">
            <text:p>R</text:p>
          </table:table-cell>
          <table:table-cell office:value-type="string" calcext:value-type="string">
            <text:p>P-val</text:p>
          </table:table-cell>
          <table:table-cell table:style-name="ce12" office:value-type="string" calcext:value-type="string">
            <text:p>R</text:p>
          </table:table-cell>
          <table:table-cell office:value-type="string" calcext:value-type="string">
            <text:p>P-val</text:p>
          </table:table-cell>
          <table:table-cell table:style-name="ce12" office:value-type="string" calcext:value-type="string">
            <text:p>R</text:p>
          </table:table-cell>
          <table:table-cell office:value-type="string" calcext:value-type="string">
            <text:p>P-val</text:p>
          </table:table-cell>
          <table:table-cell table:style-name="ce12" office:value-type="string" calcext:value-type="string">
            <text:p>R</text:p>
          </table:table-cell>
          <table:table-cell office:value-type="string" calcext:value-type="string">
            <text:p>P-v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1-Brainstem</text:p>
          </table:table-cell>
          <table:table-cell/>
          <table:table-cell office:value-type="float" office:value="0.98883" calcext:value-type="float">
            <text:p>0.989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8883" calcext:value-type="float">
            <text:p>0.989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8883" calcext:value-type="float">
            <text:p>0.989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1-Brainstem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8883" calcext:value-type="float">
            <text:p>0.9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racentral-Brainstem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8883" calcext:value-type="float">
            <text:p>0.989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8883" calcext:value-type="float">
            <text:p>0.989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8883" calcext:value-type="float">
            <text:p>0.9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1-Caud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1-Caud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423" calcext:value-type="float">
            <text:p>0.994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423" calcext:value-type="float">
            <text:p>0.994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8883" calcext:value-type="float">
            <text:p>0.9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racentral-Caud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8883" calcext:value-type="float">
            <text:p>0.989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8883" calcext:value-type="float">
            <text:p>0.989</text:p>
          </table:table-cell>
          <table:table-cell/>
          <table:table-cell office:value-type="float" office:value="0.99423" calcext:value-type="float">
            <text:p>0.994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8883" calcext:value-type="float">
            <text:p>0.9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1-Lenti</text:p>
          </table:table-cell>
          <table:table-cell/>
          <table:table-cell office:value-type="float" office:value="0.98883" calcext:value-type="float">
            <text:p>0.989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8883" calcext:value-type="float">
            <text:p>0.9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1-Lenti</text:p>
          </table:table-cell>
          <table:table-cell/>
          <table:table-cell office:value-type="float" office:value="0.98883" calcext:value-type="float">
            <text:p>0.989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8883" calcext:value-type="float">
            <text:p>0.989</text:p>
          </table:table-cell>
          <table:table-cell/>
          <table:table-cell office:value-type="float" office:value="0.98883" calcext:value-type="float">
            <text:p>0.989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8883" calcext:value-type="float">
            <text:p>0.989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8883" calcext:value-type="float">
            <text:p>0.9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racentral-Lenti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8883" calcext:value-type="float">
            <text:p>0.9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1-Thalfus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8883" calcext:value-type="float">
            <text:p>0.989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1-Thalfus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8883" calcext:value-type="float">
            <text:p>0.9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racentral-Thalfus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423" calcext:value-type="float">
            <text:p>0.994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1L-M1R</text:p>
          </table:table-cell>
          <table:table-cell/>
          <table:table-cell office:value-type="float" office:value="0.98883" calcext:value-type="float">
            <text:p>0.989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8883" calcext:value-type="float">
            <text:p>0.989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8883" calcext:value-type="float">
            <text:p>0.989</text:p>
          </table:table-cell>
          <table:table-cell/>
          <table:table-cell office:value-type="float" office:value="0.98883" calcext:value-type="float">
            <text:p>0.989</text:p>
          </table:table-cell>
          <table:table-cell/>
          <table:table-cell office:value-type="float" office:value="0.98883" calcext:value-type="float">
            <text:p>0.9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1L-S1R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8883" calcext:value-type="float">
            <text:p>0.989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8883" calcext:value-type="float">
            <text:p>0.989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8883" calcext:value-type="float">
            <text:p>0.9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1-M1</text:p>
          </table:table-cell>
          <table:table-cell/>
          <table:table-cell office:value-type="float" office:value="0.98883" calcext:value-type="float">
            <text:p>0.989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0515769230769" calcext:value-type="float">
            <text:p>0.991</text:p>
          </table:table-cell>
          <table:table-cell/>
          <table:table-cell office:value-type="float" office:value="0.99423" calcext:value-type="float">
            <text:p>0.994</text:p>
          </table:table-cell>
          <table:table-cell/>
          <table:table-cell office:value-type="float" office:value="0.990515769230769" calcext:value-type="float">
            <text:p>0.991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25T12:33:31.870708128</meta:creation-date>
    <dc:date>2023-10-25T14:26:08.653509900</dc:date>
    <meta:editing-duration>PT1H52M36S</meta:editing-duration>
    <meta:editing-cycles>6</meta:editing-cycles>
    <meta:generator>LibreOffice/6.0.7.3$Linux_X86_64 LibreOffice_project/00m0$Build-3</meta:generator>
    <meta:document-statistic meta:table-count="12" meta:cell-count="7795" meta:object-count="0"/>
  </office:meta>
</office:document-meta>
</file>